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74cm"/>
    </style:style>
    <style:style style:name="co2" style:family="table-column">
      <style:table-column-properties fo:break-before="auto" style:column-width="1.78cm"/>
    </style:style>
    <style:style style:name="co3" style:family="table-column">
      <style:table-column-properties fo:break-before="auto" style:column-width="13.43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.033333">
            <text:p>0,033333</text:p>
          </table:table-cell>
          <table:table-cell office:value-type="float" office:value="0.287877">
            <text:p>0,287877</text:p>
          </table:table-cell>
          <table:table-cell>
            <draw:frame table:end-cell-address="Sheet1.G30" table:end-x="1.495cm" table:end-y="0.159cm" draw:z-index="0" draw:style-name="gr1" svg:width="21.554cm" svg:height="13.099cm" svg:x="0.099cm" svg:y="0.106cm">
              <draw:object draw:notify-on-update-of-ranges="Sheet1.A1:Sheet1.A2400 Sheet1.B1:Sheet1.B240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0.066667">
            <text:p>0,066667</text:p>
          </table:table-cell>
          <table:table-cell office:value-type="float" office:value="0.282024">
            <text:p>0,282024</text:p>
          </table:table-cell>
          <table:table-cell/>
        </table:table-row>
        <table:table-row table:style-name="ro1">
          <table:table-cell office:value-type="float" office:value="0.1">
            <text:p>0,1</text:p>
          </table:table-cell>
          <table:table-cell office:value-type="float" office:value="0.275198">
            <text:p>0,275198</text:p>
          </table:table-cell>
          <table:table-cell/>
        </table:table-row>
        <table:table-row table:style-name="ro1">
          <table:table-cell office:value-type="float" office:value="0.133333">
            <text:p>0,133333</text:p>
          </table:table-cell>
          <table:table-cell office:value-type="float" office:value="0.27442">
            <text:p>0,27442</text:p>
          </table:table-cell>
          <table:table-cell/>
        </table:table-row>
        <table:table-row table:style-name="ro1">
          <table:table-cell office:value-type="float" office:value="0.166667">
            <text:p>0,166667</text:p>
          </table:table-cell>
          <table:table-cell office:value-type="float" office:value="0.264729">
            <text:p>0,264729</text:p>
          </table:table-cell>
          <table:table-cell/>
        </table:table-row>
        <table:table-row table:style-name="ro1">
          <table:table-cell office:value-type="float" office:value="0.2">
            <text:p>0,2</text:p>
          </table:table-cell>
          <table:table-cell office:value-type="float" office:value="0.27921">
            <text:p>0,27921</text:p>
          </table:table-cell>
          <table:table-cell/>
        </table:table-row>
        <table:table-row table:style-name="ro1">
          <table:table-cell office:value-type="float" office:value="0.233333">
            <text:p>0,233333</text:p>
          </table:table-cell>
          <table:table-cell office:value-type="float" office:value="0.269686">
            <text:p>0,269686</text:p>
          </table:table-cell>
          <table:table-cell/>
        </table:table-row>
        <table:table-row table:style-name="ro1">
          <table:table-cell office:value-type="float" office:value="0.266667">
            <text:p>0,266667</text:p>
          </table:table-cell>
          <table:table-cell office:value-type="float" office:value="0.281037">
            <text:p>0,281037</text:p>
          </table:table-cell>
          <table:table-cell/>
        </table:table-row>
        <table:table-row table:style-name="ro1">
          <table:table-cell office:value-type="float" office:value="0.3">
            <text:p>0,3</text:p>
          </table:table-cell>
          <table:table-cell office:value-type="float" office:value="0.269509">
            <text:p>0,269509</text:p>
          </table:table-cell>
          <table:table-cell/>
        </table:table-row>
        <table:table-row table:style-name="ro1">
          <table:table-cell office:value-type="float" office:value="0.333333">
            <text:p>0,333333</text:p>
          </table:table-cell>
          <table:table-cell office:value-type="float" office:value="0.276853">
            <text:p>0,276853</text:p>
          </table:table-cell>
          <table:table-cell/>
        </table:table-row>
        <table:table-row table:style-name="ro1">
          <table:table-cell office:value-type="float" office:value="0.366667">
            <text:p>0,366667</text:p>
          </table:table-cell>
          <table:table-cell office:value-type="float" office:value="0.269207">
            <text:p>0,269207</text:p>
          </table:table-cell>
          <table:table-cell/>
        </table:table-row>
        <table:table-row table:style-name="ro1">
          <table:table-cell office:value-type="float" office:value="0.4">
            <text:p>0,4</text:p>
          </table:table-cell>
          <table:table-cell office:value-type="float" office:value="0.272811">
            <text:p>0,272811</text:p>
          </table:table-cell>
          <table:table-cell/>
        </table:table-row>
        <table:table-row table:style-name="ro1">
          <table:table-cell office:value-type="float" office:value="0.433333">
            <text:p>0,433333</text:p>
          </table:table-cell>
          <table:table-cell office:value-type="float" office:value="0.283675">
            <text:p>0,283675</text:p>
          </table:table-cell>
          <table:table-cell/>
        </table:table-row>
        <table:table-row table:style-name="ro1">
          <table:table-cell office:value-type="float" office:value="0.466667">
            <text:p>0,466667</text:p>
          </table:table-cell>
          <table:table-cell office:value-type="float" office:value="0.267698">
            <text:p>0,267698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273832">
            <text:p>0,273832</text:p>
          </table:table-cell>
          <table:table-cell/>
        </table:table-row>
        <table:table-row table:style-name="ro1">
          <table:table-cell office:value-type="float" office:value="0.533333">
            <text:p>0,533333</text:p>
          </table:table-cell>
          <table:table-cell office:value-type="float" office:value="0.286182">
            <text:p>0,286182</text:p>
          </table:table-cell>
          <table:table-cell/>
        </table:table-row>
        <table:table-row table:style-name="ro1">
          <table:table-cell office:value-type="float" office:value="0.566667">
            <text:p>0,566667</text:p>
          </table:table-cell>
          <table:table-cell office:value-type="float" office:value="0.277355">
            <text:p>0,277355</text:p>
          </table:table-cell>
          <table:table-cell/>
        </table:table-row>
        <table:table-row table:style-name="ro1">
          <table:table-cell office:value-type="float" office:value="0.6">
            <text:p>0,6</text:p>
          </table:table-cell>
          <table:table-cell office:value-type="float" office:value="0.281544">
            <text:p>0,281544</text:p>
          </table:table-cell>
          <table:table-cell/>
        </table:table-row>
        <table:table-row table:style-name="ro1">
          <table:table-cell office:value-type="float" office:value="0.633333">
            <text:p>0,633333</text:p>
          </table:table-cell>
          <table:table-cell office:value-type="float" office:value="0.285344">
            <text:p>0,285344</text:p>
          </table:table-cell>
          <table:table-cell/>
        </table:table-row>
        <table:table-row table:style-name="ro1">
          <table:table-cell office:value-type="float" office:value="0.666667">
            <text:p>0,666667</text:p>
          </table:table-cell>
          <table:table-cell office:value-type="float" office:value="0.268779">
            <text:p>0,268779</text:p>
          </table:table-cell>
          <table:table-cell/>
        </table:table-row>
        <table:table-row table:style-name="ro1">
          <table:table-cell office:value-type="float" office:value="0.7">
            <text:p>0,7</text:p>
          </table:table-cell>
          <table:table-cell office:value-type="float" office:value="0.264425">
            <text:p>0,264425</text:p>
          </table:table-cell>
          <table:table-cell/>
        </table:table-row>
        <table:table-row table:style-name="ro1">
          <table:table-cell office:value-type="float" office:value="0.733333">
            <text:p>0,733333</text:p>
          </table:table-cell>
          <table:table-cell office:value-type="float" office:value="0.278069">
            <text:p>0,278069</text:p>
          </table:table-cell>
          <table:table-cell/>
        </table:table-row>
        <table:table-row table:style-name="ro1">
          <table:table-cell office:value-type="float" office:value="0.766667">
            <text:p>0,766667</text:p>
          </table:table-cell>
          <table:table-cell office:value-type="float" office:value="0.285092">
            <text:p>0,285092</text:p>
          </table:table-cell>
          <table:table-cell/>
        </table:table-row>
        <table:table-row table:style-name="ro1">
          <table:table-cell office:value-type="float" office:value="0.8">
            <text:p>0,8</text:p>
          </table:table-cell>
          <table:table-cell office:value-type="float" office:value="0.275809">
            <text:p>0,275809</text:p>
          </table:table-cell>
          <table:table-cell/>
        </table:table-row>
        <table:table-row table:style-name="ro1">
          <table:table-cell office:value-type="float" office:value="0.833333">
            <text:p>0,833333</text:p>
          </table:table-cell>
          <table:table-cell office:value-type="float" office:value="0.261217">
            <text:p>0,261217</text:p>
          </table:table-cell>
          <table:table-cell/>
        </table:table-row>
        <table:table-row table:style-name="ro1">
          <table:table-cell office:value-type="float" office:value="0.866667">
            <text:p>0,866667</text:p>
          </table:table-cell>
          <table:table-cell office:value-type="float" office:value="0.268403">
            <text:p>0,268403</text:p>
          </table:table-cell>
          <table:table-cell/>
        </table:table-row>
        <table:table-row table:style-name="ro1">
          <table:table-cell office:value-type="float" office:value="0.9">
            <text:p>0,9</text:p>
          </table:table-cell>
          <table:table-cell office:value-type="float" office:value="0.276709">
            <text:p>0,276709</text:p>
          </table:table-cell>
          <table:table-cell/>
        </table:table-row>
        <table:table-row table:style-name="ro1">
          <table:table-cell office:value-type="float" office:value="0.933333">
            <text:p>0,933333</text:p>
          </table:table-cell>
          <table:table-cell office:value-type="float" office:value="0.28277">
            <text:p>0,28277</text:p>
          </table:table-cell>
          <table:table-cell/>
        </table:table-row>
        <table:table-row table:style-name="ro1">
          <table:table-cell office:value-type="float" office:value="0.966667">
            <text:p>0,966667</text:p>
          </table:table-cell>
          <table:table-cell office:value-type="float" office:value="0.278925">
            <text:p>0,27892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66802">
            <text:p>0,266802</text:p>
          </table:table-cell>
          <table:table-cell/>
        </table:table-row>
        <table:table-row table:style-name="ro1">
          <table:table-cell office:value-type="float" office:value="1.033333">
            <text:p>1,033333</text:p>
          </table:table-cell>
          <table:table-cell office:value-type="float" office:value="0.282266">
            <text:p>0,282266</text:p>
          </table:table-cell>
          <table:table-cell/>
        </table:table-row>
        <table:table-row table:style-name="ro1">
          <table:table-cell office:value-type="float" office:value="1.066667">
            <text:p>1,066667</text:p>
          </table:table-cell>
          <table:table-cell office:value-type="float" office:value="0.271604">
            <text:p>0,271604</text:p>
          </table:table-cell>
          <table:table-cell/>
        </table:table-row>
        <table:table-row table:style-name="ro1">
          <table:table-cell office:value-type="float" office:value="1.1">
            <text:p>1,1</text:p>
          </table:table-cell>
          <table:table-cell office:value-type="float" office:value="0.276441">
            <text:p>0,276441</text:p>
          </table:table-cell>
          <table:table-cell/>
        </table:table-row>
        <table:table-row table:style-name="ro1">
          <table:table-cell office:value-type="float" office:value="1.133333">
            <text:p>1,133333</text:p>
          </table:table-cell>
          <table:table-cell office:value-type="float" office:value="0.284442">
            <text:p>0,284442</text:p>
          </table:table-cell>
          <table:table-cell/>
        </table:table-row>
        <table:table-row table:style-name="ro1">
          <table:table-cell office:value-type="float" office:value="1.166667">
            <text:p>1,166667</text:p>
          </table:table-cell>
          <table:table-cell office:value-type="float" office:value="0.283302">
            <text:p>0,283302</text:p>
          </table:table-cell>
          <table:table-cell/>
        </table:table-row>
        <table:table-row table:style-name="ro1">
          <table:table-cell office:value-type="float" office:value="1.2">
            <text:p>1,2</text:p>
          </table:table-cell>
          <table:table-cell office:value-type="float" office:value="0.266083">
            <text:p>0,266083</text:p>
          </table:table-cell>
          <table:table-cell/>
        </table:table-row>
        <table:table-row table:style-name="ro1">
          <table:table-cell office:value-type="float" office:value="1.233333">
            <text:p>1,233333</text:p>
          </table:table-cell>
          <table:table-cell office:value-type="float" office:value="0.270435">
            <text:p>0,270435</text:p>
          </table:table-cell>
          <table:table-cell/>
        </table:table-row>
        <table:table-row table:style-name="ro1">
          <table:table-cell office:value-type="float" office:value="1.266667">
            <text:p>1,266667</text:p>
          </table:table-cell>
          <table:table-cell office:value-type="float" office:value="0.269839">
            <text:p>0,269839</text:p>
          </table:table-cell>
          <table:table-cell/>
        </table:table-row>
        <table:table-row table:style-name="ro1">
          <table:table-cell office:value-type="float" office:value="1.3">
            <text:p>1,3</text:p>
          </table:table-cell>
          <table:table-cell office:value-type="float" office:value="0.26838">
            <text:p>0,26838</text:p>
          </table:table-cell>
          <table:table-cell/>
        </table:table-row>
        <table:table-row table:style-name="ro1">
          <table:table-cell office:value-type="float" office:value="1.333333">
            <text:p>1,333333</text:p>
          </table:table-cell>
          <table:table-cell office:value-type="float" office:value="0.267957">
            <text:p>0,267957</text:p>
          </table:table-cell>
          <table:table-cell/>
        </table:table-row>
        <table:table-row table:style-name="ro1">
          <table:table-cell office:value-type="float" office:value="1.366667">
            <text:p>1,366667</text:p>
          </table:table-cell>
          <table:table-cell office:value-type="float" office:value="0.279457">
            <text:p>0,279457</text:p>
          </table:table-cell>
          <table:table-cell/>
        </table:table-row>
        <table:table-row table:style-name="ro1">
          <table:table-cell office:value-type="float" office:value="1.4">
            <text:p>1,4</text:p>
          </table:table-cell>
          <table:table-cell office:value-type="float" office:value="0.276352">
            <text:p>0,276352</text:p>
          </table:table-cell>
          <table:table-cell/>
        </table:table-row>
        <table:table-row table:style-name="ro1">
          <table:table-cell office:value-type="float" office:value="1.433333">
            <text:p>1,433333</text:p>
          </table:table-cell>
          <table:table-cell office:value-type="float" office:value="0.254541">
            <text:p>0,254541</text:p>
          </table:table-cell>
          <table:table-cell/>
        </table:table-row>
        <table:table-row table:style-name="ro1">
          <table:table-cell office:value-type="float" office:value="1.466667">
            <text:p>1,466667</text:p>
          </table:table-cell>
          <table:table-cell office:value-type="float" office:value="0.287954">
            <text:p>0,287954</text:p>
          </table:table-cell>
          <table:table-cell/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0.283409">
            <text:p>0,283409</text:p>
          </table:table-cell>
          <table:table-cell/>
        </table:table-row>
        <table:table-row table:style-name="ro1">
          <table:table-cell office:value-type="float" office:value="1.533333">
            <text:p>1,533333</text:p>
          </table:table-cell>
          <table:table-cell office:value-type="float" office:value="0.280292">
            <text:p>0,280292</text:p>
          </table:table-cell>
          <table:table-cell/>
        </table:table-row>
        <table:table-row table:style-name="ro1">
          <table:table-cell office:value-type="float" office:value="1.566667">
            <text:p>1,566667</text:p>
          </table:table-cell>
          <table:table-cell office:value-type="float" office:value="0.280687">
            <text:p>0,280687</text:p>
          </table:table-cell>
          <table:table-cell/>
        </table:table-row>
        <table:table-row table:style-name="ro1">
          <table:table-cell office:value-type="float" office:value="1.6">
            <text:p>1,6</text:p>
          </table:table-cell>
          <table:table-cell office:value-type="float" office:value="0.264627">
            <text:p>0,264627</text:p>
          </table:table-cell>
          <table:table-cell/>
        </table:table-row>
        <table:table-row table:style-name="ro1">
          <table:table-cell office:value-type="float" office:value="1.633333">
            <text:p>1,633333</text:p>
          </table:table-cell>
          <table:table-cell office:value-type="float" office:value="0.275579">
            <text:p>0,275579</text:p>
          </table:table-cell>
          <table:table-cell/>
        </table:table-row>
        <table:table-row table:style-name="ro1">
          <table:table-cell office:value-type="float" office:value="1.666667">
            <text:p>1,666667</text:p>
          </table:table-cell>
          <table:table-cell office:value-type="float" office:value="0.303545">
            <text:p>0,303545</text:p>
          </table:table-cell>
          <table:table-cell/>
        </table:table-row>
        <table:table-row table:style-name="ro1">
          <table:table-cell office:value-type="float" office:value="1.7">
            <text:p>1,7</text:p>
          </table:table-cell>
          <table:table-cell office:value-type="float" office:value="0.271345">
            <text:p>0,271345</text:p>
          </table:table-cell>
          <table:table-cell/>
        </table:table-row>
        <table:table-row table:style-name="ro1">
          <table:table-cell office:value-type="float" office:value="1.733333">
            <text:p>1,733333</text:p>
          </table:table-cell>
          <table:table-cell office:value-type="float" office:value="0.274582">
            <text:p>0,274582</text:p>
          </table:table-cell>
          <table:table-cell/>
        </table:table-row>
        <table:table-row table:style-name="ro1">
          <table:table-cell office:value-type="float" office:value="1.766667">
            <text:p>1,766667</text:p>
          </table:table-cell>
          <table:table-cell office:value-type="float" office:value="0.274996">
            <text:p>0,274996</text:p>
          </table:table-cell>
          <table:table-cell/>
        </table:table-row>
        <table:table-row table:style-name="ro1">
          <table:table-cell office:value-type="float" office:value="1.8">
            <text:p>1,8</text:p>
          </table:table-cell>
          <table:table-cell office:value-type="float" office:value="0.281912">
            <text:p>0,281912</text:p>
          </table:table-cell>
          <table:table-cell/>
        </table:table-row>
        <table:table-row table:style-name="ro1">
          <table:table-cell office:value-type="float" office:value="1.833333">
            <text:p>1,833333</text:p>
          </table:table-cell>
          <table:table-cell office:value-type="float" office:value="0.281092">
            <text:p>0,281092</text:p>
          </table:table-cell>
          <table:table-cell/>
        </table:table-row>
        <table:table-row table:style-name="ro1">
          <table:table-cell office:value-type="float" office:value="1.866667">
            <text:p>1,866667</text:p>
          </table:table-cell>
          <table:table-cell office:value-type="float" office:value="0.277925">
            <text:p>0,277925</text:p>
          </table:table-cell>
          <table:table-cell/>
        </table:table-row>
        <table:table-row table:style-name="ro1">
          <table:table-cell office:value-type="float" office:value="1.9">
            <text:p>1,9</text:p>
          </table:table-cell>
          <table:table-cell office:value-type="float" office:value="0.286177">
            <text:p>0,286177</text:p>
          </table:table-cell>
          <table:table-cell/>
        </table:table-row>
        <table:table-row table:style-name="ro1">
          <table:table-cell office:value-type="float" office:value="1.933333">
            <text:p>1,933333</text:p>
          </table:table-cell>
          <table:table-cell office:value-type="float" office:value="0.280877">
            <text:p>0,280877</text:p>
          </table:table-cell>
          <table:table-cell/>
        </table:table-row>
        <table:table-row table:style-name="ro1">
          <table:table-cell office:value-type="float" office:value="1.966667">
            <text:p>1,966667</text:p>
          </table:table-cell>
          <table:table-cell office:value-type="float" office:value="0.266634">
            <text:p>0,266634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83767">
            <text:p>0,283767</text:p>
          </table:table-cell>
          <table:table-cell/>
        </table:table-row>
        <table:table-row table:style-name="ro1">
          <table:table-cell office:value-type="float" office:value="2.033333">
            <text:p>2,033333</text:p>
          </table:table-cell>
          <table:table-cell office:value-type="float" office:value="0.288754">
            <text:p>0,288754</text:p>
          </table:table-cell>
          <table:table-cell/>
        </table:table-row>
        <table:table-row table:style-name="ro1">
          <table:table-cell office:value-type="float" office:value="2.066667">
            <text:p>2,066667</text:p>
          </table:table-cell>
          <table:table-cell office:value-type="float" office:value="0.272884">
            <text:p>0,272884</text:p>
          </table:table-cell>
          <table:table-cell/>
        </table:table-row>
        <table:table-row table:style-name="ro1">
          <table:table-cell office:value-type="float" office:value="2.1">
            <text:p>2,1</text:p>
          </table:table-cell>
          <table:table-cell office:value-type="float" office:value="0.291879">
            <text:p>0,291879</text:p>
          </table:table-cell>
          <table:table-cell/>
        </table:table-row>
        <table:table-row table:style-name="ro1">
          <table:table-cell office:value-type="float" office:value="2.133333">
            <text:p>2,133333</text:p>
          </table:table-cell>
          <table:table-cell office:value-type="float" office:value="0.267771">
            <text:p>0,267771</text:p>
          </table:table-cell>
          <table:table-cell/>
        </table:table-row>
        <table:table-row table:style-name="ro1">
          <table:table-cell office:value-type="float" office:value="2.166667">
            <text:p>2,166667</text:p>
          </table:table-cell>
          <table:table-cell office:value-type="float" office:value="0.278947">
            <text:p>0,278947</text:p>
          </table:table-cell>
          <table:table-cell/>
        </table:table-row>
        <table:table-row table:style-name="ro1">
          <table:table-cell office:value-type="float" office:value="2.2">
            <text:p>2,2</text:p>
          </table:table-cell>
          <table:table-cell office:value-type="float" office:value="0.273494">
            <text:p>0,273494</text:p>
          </table:table-cell>
          <table:table-cell/>
        </table:table-row>
        <table:table-row table:style-name="ro1">
          <table:table-cell office:value-type="float" office:value="2.233333">
            <text:p>2,233333</text:p>
          </table:table-cell>
          <table:table-cell office:value-type="float" office:value="0.28218">
            <text:p>0,28218</text:p>
          </table:table-cell>
          <table:table-cell/>
        </table:table-row>
        <table:table-row table:style-name="ro1">
          <table:table-cell office:value-type="float" office:value="2.266667">
            <text:p>2,266667</text:p>
          </table:table-cell>
          <table:table-cell office:value-type="float" office:value="0.273727">
            <text:p>0,273727</text:p>
          </table:table-cell>
          <table:table-cell/>
        </table:table-row>
        <table:table-row table:style-name="ro1">
          <table:table-cell office:value-type="float" office:value="2.3">
            <text:p>2,3</text:p>
          </table:table-cell>
          <table:table-cell office:value-type="float" office:value="0.274898">
            <text:p>0,274898</text:p>
          </table:table-cell>
          <table:table-cell/>
        </table:table-row>
        <table:table-row table:style-name="ro1">
          <table:table-cell office:value-type="float" office:value="2.333333">
            <text:p>2,333333</text:p>
          </table:table-cell>
          <table:table-cell office:value-type="float" office:value="0.291844">
            <text:p>0,291844</text:p>
          </table:table-cell>
          <table:table-cell/>
        </table:table-row>
        <table:table-row table:style-name="ro1">
          <table:table-cell office:value-type="float" office:value="2.366667">
            <text:p>2,366667</text:p>
          </table:table-cell>
          <table:table-cell office:value-type="float" office:value="0.283019">
            <text:p>0,283019</text:p>
          </table:table-cell>
          <table:table-cell/>
        </table:table-row>
        <table:table-row table:style-name="ro1">
          <table:table-cell office:value-type="float" office:value="2.4">
            <text:p>2,4</text:p>
          </table:table-cell>
          <table:table-cell office:value-type="float" office:value="0.266829">
            <text:p>0,266829</text:p>
          </table:table-cell>
          <table:table-cell/>
        </table:table-row>
        <table:table-row table:style-name="ro1">
          <table:table-cell office:value-type="float" office:value="2.433333">
            <text:p>2,433333</text:p>
          </table:table-cell>
          <table:table-cell office:value-type="float" office:value="0.269921">
            <text:p>0,269921</text:p>
          </table:table-cell>
          <table:table-cell/>
        </table:table-row>
        <table:table-row table:style-name="ro1">
          <table:table-cell office:value-type="float" office:value="2.466667">
            <text:p>2,466667</text:p>
          </table:table-cell>
          <table:table-cell office:value-type="float" office:value="0.262489">
            <text:p>0,262489</text:p>
          </table:table-cell>
          <table:table-cell/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0.279422">
            <text:p>0,279422</text:p>
          </table:table-cell>
          <table:table-cell/>
        </table:table-row>
        <table:table-row table:style-name="ro1">
          <table:table-cell office:value-type="float" office:value="2.533333">
            <text:p>2,533333</text:p>
          </table:table-cell>
          <table:table-cell office:value-type="float" office:value="0.279851">
            <text:p>0,279851</text:p>
          </table:table-cell>
          <table:table-cell/>
        </table:table-row>
        <table:table-row table:style-name="ro1">
          <table:table-cell office:value-type="float" office:value="2.566667">
            <text:p>2,566667</text:p>
          </table:table-cell>
          <table:table-cell office:value-type="float" office:value="0.28828">
            <text:p>0,28828</text:p>
          </table:table-cell>
          <table:table-cell/>
        </table:table-row>
        <table:table-row table:style-name="ro1">
          <table:table-cell office:value-type="float" office:value="2.6">
            <text:p>2,6</text:p>
          </table:table-cell>
          <table:table-cell office:value-type="float" office:value="0.271078">
            <text:p>0,271078</text:p>
          </table:table-cell>
          <table:table-cell/>
        </table:table-row>
        <table:table-row table:style-name="ro1">
          <table:table-cell office:value-type="float" office:value="2.633333">
            <text:p>2,633333</text:p>
          </table:table-cell>
          <table:table-cell office:value-type="float" office:value="0.274477">
            <text:p>0,274477</text:p>
          </table:table-cell>
          <table:table-cell/>
        </table:table-row>
        <table:table-row table:style-name="ro1">
          <table:table-cell office:value-type="float" office:value="2.666667">
            <text:p>2,666667</text:p>
          </table:table-cell>
          <table:table-cell office:value-type="float" office:value="0.27078">
            <text:p>0,27078</text:p>
          </table:table-cell>
          <table:table-cell/>
        </table:table-row>
        <table:table-row table:style-name="ro1">
          <table:table-cell office:value-type="float" office:value="2.7">
            <text:p>2,7</text:p>
          </table:table-cell>
          <table:table-cell office:value-type="float" office:value="0.276886">
            <text:p>0,276886</text:p>
          </table:table-cell>
          <table:table-cell/>
        </table:table-row>
        <table:table-row table:style-name="ro1">
          <table:table-cell office:value-type="float" office:value="2.733333">
            <text:p>2,733333</text:p>
          </table:table-cell>
          <table:table-cell office:value-type="float" office:value="0.262488">
            <text:p>0,262488</text:p>
          </table:table-cell>
          <table:table-cell/>
        </table:table-row>
        <table:table-row table:style-name="ro1">
          <table:table-cell office:value-type="float" office:value="2.766667">
            <text:p>2,766667</text:p>
          </table:table-cell>
          <table:table-cell office:value-type="float" office:value="0.273977">
            <text:p>0,273977</text:p>
          </table:table-cell>
          <table:table-cell/>
        </table:table-row>
        <table:table-row table:style-name="ro1">
          <table:table-cell office:value-type="float" office:value="2.8">
            <text:p>2,8</text:p>
          </table:table-cell>
          <table:table-cell office:value-type="float" office:value="0.28125">
            <text:p>0,28125</text:p>
          </table:table-cell>
          <table:table-cell/>
        </table:table-row>
        <table:table-row table:style-name="ro1">
          <table:table-cell office:value-type="float" office:value="2.833333">
            <text:p>2,833333</text:p>
          </table:table-cell>
          <table:table-cell office:value-type="float" office:value="0.282338">
            <text:p>0,282338</text:p>
          </table:table-cell>
          <table:table-cell/>
        </table:table-row>
        <table:table-row table:style-name="ro1">
          <table:table-cell office:value-type="float" office:value="2.866667">
            <text:p>2,866667</text:p>
          </table:table-cell>
          <table:table-cell office:value-type="float" office:value="0.284456">
            <text:p>0,284456</text:p>
          </table:table-cell>
          <table:table-cell/>
        </table:table-row>
        <table:table-row table:style-name="ro1">
          <table:table-cell office:value-type="float" office:value="2.9">
            <text:p>2,9</text:p>
          </table:table-cell>
          <table:table-cell office:value-type="float" office:value="0.284986">
            <text:p>0,284986</text:p>
          </table:table-cell>
          <table:table-cell/>
        </table:table-row>
        <table:table-row table:style-name="ro1">
          <table:table-cell office:value-type="float" office:value="2.933333">
            <text:p>2,933333</text:p>
          </table:table-cell>
          <table:table-cell office:value-type="float" office:value="0.290168">
            <text:p>0,290168</text:p>
          </table:table-cell>
          <table:table-cell/>
        </table:table-row>
        <table:table-row table:style-name="ro1">
          <table:table-cell office:value-type="float" office:value="2.966667">
            <text:p>2,966667</text:p>
          </table:table-cell>
          <table:table-cell office:value-type="float" office:value="0.269599">
            <text:p>0,269599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280973">
            <text:p>0,280973</text:p>
          </table:table-cell>
          <table:table-cell/>
        </table:table-row>
        <table:table-row table:style-name="ro1">
          <table:table-cell office:value-type="float" office:value="3.033333">
            <text:p>3,033333</text:p>
          </table:table-cell>
          <table:table-cell office:value-type="float" office:value="0.267123">
            <text:p>0,267123</text:p>
          </table:table-cell>
          <table:table-cell/>
        </table:table-row>
        <table:table-row table:style-name="ro1">
          <table:table-cell office:value-type="float" office:value="3.066667">
            <text:p>3,066667</text:p>
          </table:table-cell>
          <table:table-cell office:value-type="float" office:value="0.274864">
            <text:p>0,274864</text:p>
          </table:table-cell>
          <table:table-cell/>
        </table:table-row>
        <table:table-row table:style-name="ro1">
          <table:table-cell office:value-type="float" office:value="3.1">
            <text:p>3,1</text:p>
          </table:table-cell>
          <table:table-cell office:value-type="float" office:value="0.2717">
            <text:p>0,2717</text:p>
          </table:table-cell>
          <table:table-cell/>
        </table:table-row>
        <table:table-row table:style-name="ro1">
          <table:table-cell office:value-type="float" office:value="3.133333">
            <text:p>3,133333</text:p>
          </table:table-cell>
          <table:table-cell office:value-type="float" office:value="0.272972">
            <text:p>0,272972</text:p>
          </table:table-cell>
          <table:table-cell/>
        </table:table-row>
        <table:table-row table:style-name="ro1">
          <table:table-cell office:value-type="float" office:value="3.166667">
            <text:p>3,166667</text:p>
          </table:table-cell>
          <table:table-cell office:value-type="float" office:value="0.259311">
            <text:p>0,259311</text:p>
          </table:table-cell>
          <table:table-cell/>
        </table:table-row>
        <table:table-row table:style-name="ro1">
          <table:table-cell office:value-type="float" office:value="3.2">
            <text:p>3,2</text:p>
          </table:table-cell>
          <table:table-cell office:value-type="float" office:value="0.275888">
            <text:p>0,275888</text:p>
          </table:table-cell>
          <table:table-cell/>
        </table:table-row>
        <table:table-row table:style-name="ro1">
          <table:table-cell office:value-type="float" office:value="3.233334">
            <text:p>3,233334</text:p>
          </table:table-cell>
          <table:table-cell office:value-type="float" office:value="0.271374">
            <text:p>0,271374</text:p>
          </table:table-cell>
          <table:table-cell/>
        </table:table-row>
        <table:table-row table:style-name="ro1">
          <table:table-cell office:value-type="float" office:value="3.266667">
            <text:p>3,266667</text:p>
          </table:table-cell>
          <table:table-cell office:value-type="float" office:value="0.255888">
            <text:p>0,255888</text:p>
          </table:table-cell>
          <table:table-cell/>
        </table:table-row>
        <table:table-row table:style-name="ro1">
          <table:table-cell office:value-type="float" office:value="3.3">
            <text:p>3,3</text:p>
          </table:table-cell>
          <table:table-cell office:value-type="float" office:value="0.272739">
            <text:p>0,272739</text:p>
          </table:table-cell>
          <table:table-cell/>
        </table:table-row>
        <table:table-row table:style-name="ro1">
          <table:table-cell office:value-type="float" office:value="3.333334">
            <text:p>3,333334</text:p>
          </table:table-cell>
          <table:table-cell office:value-type="float" office:value="0.273417">
            <text:p>0,273417</text:p>
          </table:table-cell>
          <table:table-cell/>
        </table:table-row>
        <table:table-row table:style-name="ro1">
          <table:table-cell office:value-type="float" office:value="3.366667">
            <text:p>3,366667</text:p>
          </table:table-cell>
          <table:table-cell office:value-type="float" office:value="0.286697">
            <text:p>0,286697</text:p>
          </table:table-cell>
          <table:table-cell/>
        </table:table-row>
        <table:table-row table:style-name="ro1">
          <table:table-cell office:value-type="float" office:value="3.4">
            <text:p>3,4</text:p>
          </table:table-cell>
          <table:table-cell office:value-type="float" office:value="0.29006">
            <text:p>0,29006</text:p>
          </table:table-cell>
          <table:table-cell/>
        </table:table-row>
        <table:table-row table:style-name="ro1">
          <table:table-cell office:value-type="float" office:value="3.433334">
            <text:p>3,433334</text:p>
          </table:table-cell>
          <table:table-cell office:value-type="float" office:value="0.28056">
            <text:p>0,28056</text:p>
          </table:table-cell>
          <table:table-cell/>
        </table:table-row>
        <table:table-row table:style-name="ro1">
          <table:table-cell office:value-type="float" office:value="3.466667">
            <text:p>3,466667</text:p>
          </table:table-cell>
          <table:table-cell office:value-type="float" office:value="0.284816">
            <text:p>0,284816</text:p>
          </table:table-cell>
          <table:table-cell/>
        </table:table-row>
        <table:table-row table:style-name="ro1">
          <table:table-cell office:value-type="float" office:value="3.5">
            <text:p>3,5</text:p>
          </table:table-cell>
          <table:table-cell office:value-type="float" office:value="0.268244">
            <text:p>0,268244</text:p>
          </table:table-cell>
          <table:table-cell/>
        </table:table-row>
        <table:table-row table:style-name="ro1">
          <table:table-cell office:value-type="float" office:value="3.533334">
            <text:p>3,533334</text:p>
          </table:table-cell>
          <table:table-cell office:value-type="float" office:value="0.277008">
            <text:p>0,277008</text:p>
          </table:table-cell>
          <table:table-cell/>
        </table:table-row>
        <table:table-row table:style-name="ro1">
          <table:table-cell office:value-type="float" office:value="3.566667">
            <text:p>3,566667</text:p>
          </table:table-cell>
          <table:table-cell office:value-type="float" office:value="0.301783">
            <text:p>0,301783</text:p>
          </table:table-cell>
          <table:table-cell/>
        </table:table-row>
        <table:table-row table:style-name="ro1">
          <table:table-cell office:value-type="float" office:value="3.6">
            <text:p>3,6</text:p>
          </table:table-cell>
          <table:table-cell office:value-type="float" office:value="0.26888">
            <text:p>0,26888</text:p>
          </table:table-cell>
          <table:table-cell/>
        </table:table-row>
        <table:table-row table:style-name="ro1">
          <table:table-cell office:value-type="float" office:value="3.633334">
            <text:p>3,633334</text:p>
          </table:table-cell>
          <table:table-cell office:value-type="float" office:value="0.294684">
            <text:p>0,294684</text:p>
          </table:table-cell>
          <table:table-cell/>
        </table:table-row>
        <table:table-row table:style-name="ro1">
          <table:table-cell office:value-type="float" office:value="3.666667">
            <text:p>3,666667</text:p>
          </table:table-cell>
          <table:table-cell office:value-type="float" office:value="0.289338">
            <text:p>0,289338</text:p>
          </table:table-cell>
          <table:table-cell/>
        </table:table-row>
        <table:table-row table:style-name="ro1">
          <table:table-cell office:value-type="float" office:value="3.7">
            <text:p>3,7</text:p>
          </table:table-cell>
          <table:table-cell office:value-type="float" office:value="0.272674">
            <text:p>0,272674</text:p>
          </table:table-cell>
          <table:table-cell/>
        </table:table-row>
        <table:table-row table:style-name="ro1">
          <table:table-cell office:value-type="float" office:value="3.733334">
            <text:p>3,733334</text:p>
          </table:table-cell>
          <table:table-cell office:value-type="float" office:value="0.264424">
            <text:p>0,264424</text:p>
          </table:table-cell>
          <table:table-cell/>
        </table:table-row>
        <table:table-row table:style-name="ro1">
          <table:table-cell office:value-type="float" office:value="3.766667">
            <text:p>3,766667</text:p>
          </table:table-cell>
          <table:table-cell office:value-type="float" office:value="0.273143">
            <text:p>0,273143</text:p>
          </table:table-cell>
          <table:table-cell/>
        </table:table-row>
        <table:table-row table:style-name="ro1">
          <table:table-cell office:value-type="float" office:value="3.8">
            <text:p>3,8</text:p>
          </table:table-cell>
          <table:table-cell office:value-type="float" office:value="0.276066">
            <text:p>0,276066</text:p>
          </table:table-cell>
          <table:table-cell/>
        </table:table-row>
        <table:table-row table:style-name="ro1">
          <table:table-cell office:value-type="float" office:value="3.833334">
            <text:p>3,833334</text:p>
          </table:table-cell>
          <table:table-cell office:value-type="float" office:value="0.284092">
            <text:p>0,284092</text:p>
          </table:table-cell>
          <table:table-cell/>
        </table:table-row>
        <table:table-row table:style-name="ro1">
          <table:table-cell office:value-type="float" office:value="3.866667">
            <text:p>3,866667</text:p>
          </table:table-cell>
          <table:table-cell office:value-type="float" office:value="0.280179">
            <text:p>0,280179</text:p>
          </table:table-cell>
          <table:table-cell/>
        </table:table-row>
        <table:table-row table:style-name="ro1">
          <table:table-cell office:value-type="float" office:value="3.9">
            <text:p>3,9</text:p>
          </table:table-cell>
          <table:table-cell office:value-type="float" office:value="0.274233">
            <text:p>0,274233</text:p>
          </table:table-cell>
          <table:table-cell/>
        </table:table-row>
        <table:table-row table:style-name="ro1">
          <table:table-cell office:value-type="float" office:value="3.933334">
            <text:p>3,933334</text:p>
          </table:table-cell>
          <table:table-cell office:value-type="float" office:value="0.285631">
            <text:p>0,285631</text:p>
          </table:table-cell>
          <table:table-cell/>
        </table:table-row>
        <table:table-row table:style-name="ro1">
          <table:table-cell office:value-type="float" office:value="3.966667">
            <text:p>3,966667</text:p>
          </table:table-cell>
          <table:table-cell office:value-type="float" office:value="0.281082">
            <text:p>0,281082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272047">
            <text:p>0,272047</text:p>
          </table:table-cell>
          <table:table-cell/>
        </table:table-row>
        <table:table-row table:style-name="ro1">
          <table:table-cell office:value-type="float" office:value="4.033334">
            <text:p>4,033334</text:p>
          </table:table-cell>
          <table:table-cell office:value-type="float" office:value="0.273107">
            <text:p>0,273107</text:p>
          </table:table-cell>
          <table:table-cell/>
        </table:table-row>
        <table:table-row table:style-name="ro1">
          <table:table-cell office:value-type="float" office:value="4.066667">
            <text:p>4,066667</text:p>
          </table:table-cell>
          <table:table-cell office:value-type="float" office:value="0.288852">
            <text:p>0,288852</text:p>
          </table:table-cell>
          <table:table-cell/>
        </table:table-row>
        <table:table-row table:style-name="ro1">
          <table:table-cell office:value-type="float" office:value="4.1">
            <text:p>4,1</text:p>
          </table:table-cell>
          <table:table-cell office:value-type="float" office:value="0.279911">
            <text:p>0,279911</text:p>
          </table:table-cell>
          <table:table-cell/>
        </table:table-row>
        <table:table-row table:style-name="ro1">
          <table:table-cell office:value-type="float" office:value="4.133334">
            <text:p>4,133334</text:p>
          </table:table-cell>
          <table:table-cell office:value-type="float" office:value="0.277445">
            <text:p>0,277445</text:p>
          </table:table-cell>
          <table:table-cell/>
        </table:table-row>
        <table:table-row table:style-name="ro1">
          <table:table-cell office:value-type="float" office:value="4.166667">
            <text:p>4,166667</text:p>
          </table:table-cell>
          <table:table-cell office:value-type="float" office:value="0.268682">
            <text:p>0,268682</text:p>
          </table:table-cell>
          <table:table-cell/>
        </table:table-row>
        <table:table-row table:style-name="ro1">
          <table:table-cell office:value-type="float" office:value="4.2">
            <text:p>4,2</text:p>
          </table:table-cell>
          <table:table-cell office:value-type="float" office:value="0.285584">
            <text:p>0,285584</text:p>
          </table:table-cell>
          <table:table-cell/>
        </table:table-row>
        <table:table-row table:style-name="ro1">
          <table:table-cell office:value-type="float" office:value="4.233334">
            <text:p>4,233334</text:p>
          </table:table-cell>
          <table:table-cell office:value-type="float" office:value="0.262311">
            <text:p>0,262311</text:p>
          </table:table-cell>
          <table:table-cell/>
        </table:table-row>
        <table:table-row table:style-name="ro1">
          <table:table-cell office:value-type="float" office:value="4.266667">
            <text:p>4,266667</text:p>
          </table:table-cell>
          <table:table-cell office:value-type="float" office:value="0.269027">
            <text:p>0,269027</text:p>
          </table:table-cell>
          <table:table-cell/>
        </table:table-row>
        <table:table-row table:style-name="ro1">
          <table:table-cell office:value-type="float" office:value="4.3">
            <text:p>4,3</text:p>
          </table:table-cell>
          <table:table-cell office:value-type="float" office:value="0.272741">
            <text:p>0,272741</text:p>
          </table:table-cell>
          <table:table-cell/>
        </table:table-row>
        <table:table-row table:style-name="ro1">
          <table:table-cell office:value-type="float" office:value="4.333334">
            <text:p>4,333334</text:p>
          </table:table-cell>
          <table:table-cell office:value-type="float" office:value="0.267028">
            <text:p>0,267028</text:p>
          </table:table-cell>
          <table:table-cell/>
        </table:table-row>
        <table:table-row table:style-name="ro1">
          <table:table-cell office:value-type="float" office:value="4.366667">
            <text:p>4,366667</text:p>
          </table:table-cell>
          <table:table-cell office:value-type="float" office:value="0.262592">
            <text:p>0,262592</text:p>
          </table:table-cell>
          <table:table-cell/>
        </table:table-row>
        <table:table-row table:style-name="ro1">
          <table:table-cell office:value-type="float" office:value="4.4">
            <text:p>4,4</text:p>
          </table:table-cell>
          <table:table-cell office:value-type="float" office:value="0.275767">
            <text:p>0,275767</text:p>
          </table:table-cell>
          <table:table-cell/>
        </table:table-row>
        <table:table-row table:style-name="ro1">
          <table:table-cell office:value-type="float" office:value="4.433334">
            <text:p>4,433334</text:p>
          </table:table-cell>
          <table:table-cell office:value-type="float" office:value="0.279265">
            <text:p>0,279265</text:p>
          </table:table-cell>
          <table:table-cell/>
        </table:table-row>
        <table:table-row table:style-name="ro1">
          <table:table-cell office:value-type="float" office:value="4.466667">
            <text:p>4,466667</text:p>
          </table:table-cell>
          <table:table-cell office:value-type="float" office:value="0.281729">
            <text:p>0,281729</text:p>
          </table:table-cell>
          <table:table-cell/>
        </table:table-row>
        <table:table-row table:style-name="ro1">
          <table:table-cell office:value-type="float" office:value="4.5">
            <text:p>4,5</text:p>
          </table:table-cell>
          <table:table-cell office:value-type="float" office:value="0.288887">
            <text:p>0,288887</text:p>
          </table:table-cell>
          <table:table-cell/>
        </table:table-row>
        <table:table-row table:style-name="ro1">
          <table:table-cell office:value-type="float" office:value="4.533334">
            <text:p>4,533334</text:p>
          </table:table-cell>
          <table:table-cell office:value-type="float" office:value="0.275511">
            <text:p>0,275511</text:p>
          </table:table-cell>
          <table:table-cell/>
        </table:table-row>
        <table:table-row table:style-name="ro1">
          <table:table-cell office:value-type="float" office:value="4.566667">
            <text:p>4,566667</text:p>
          </table:table-cell>
          <table:table-cell office:value-type="float" office:value="0.277512">
            <text:p>0,277512</text:p>
          </table:table-cell>
          <table:table-cell/>
        </table:table-row>
        <table:table-row table:style-name="ro1">
          <table:table-cell office:value-type="float" office:value="4.6">
            <text:p>4,6</text:p>
          </table:table-cell>
          <table:table-cell office:value-type="float" office:value="0.261817">
            <text:p>0,261817</text:p>
          </table:table-cell>
          <table:table-cell/>
        </table:table-row>
        <table:table-row table:style-name="ro1">
          <table:table-cell office:value-type="float" office:value="4.633334">
            <text:p>4,633334</text:p>
          </table:table-cell>
          <table:table-cell office:value-type="float" office:value="0.29035">
            <text:p>0,29035</text:p>
          </table:table-cell>
          <table:table-cell/>
        </table:table-row>
        <table:table-row table:style-name="ro1">
          <table:table-cell office:value-type="float" office:value="4.666667">
            <text:p>4,666667</text:p>
          </table:table-cell>
          <table:table-cell office:value-type="float" office:value="0.277032">
            <text:p>0,277032</text:p>
          </table:table-cell>
          <table:table-cell/>
        </table:table-row>
        <table:table-row table:style-name="ro1">
          <table:table-cell office:value-type="float" office:value="4.7">
            <text:p>4,7</text:p>
          </table:table-cell>
          <table:table-cell office:value-type="float" office:value="0.279578">
            <text:p>0,279578</text:p>
          </table:table-cell>
          <table:table-cell/>
        </table:table-row>
        <table:table-row table:style-name="ro1">
          <table:table-cell office:value-type="float" office:value="4.733334">
            <text:p>4,733334</text:p>
          </table:table-cell>
          <table:table-cell office:value-type="float" office:value="0.277907">
            <text:p>0,277907</text:p>
          </table:table-cell>
          <table:table-cell/>
        </table:table-row>
        <table:table-row table:style-name="ro1">
          <table:table-cell office:value-type="float" office:value="4.766667">
            <text:p>4,766667</text:p>
          </table:table-cell>
          <table:table-cell office:value-type="float" office:value="0.267002">
            <text:p>0,267002</text:p>
          </table:table-cell>
          <table:table-cell/>
        </table:table-row>
        <table:table-row table:style-name="ro1">
          <table:table-cell office:value-type="float" office:value="4.8">
            <text:p>4,8</text:p>
          </table:table-cell>
          <table:table-cell office:value-type="float" office:value="0.280465">
            <text:p>0,280465</text:p>
          </table:table-cell>
          <table:table-cell/>
        </table:table-row>
        <table:table-row table:style-name="ro1">
          <table:table-cell office:value-type="float" office:value="4.833334">
            <text:p>4,833334</text:p>
          </table:table-cell>
          <table:table-cell office:value-type="float" office:value="0.27223">
            <text:p>0,27223</text:p>
          </table:table-cell>
          <table:table-cell/>
        </table:table-row>
        <table:table-row table:style-name="ro1">
          <table:table-cell office:value-type="float" office:value="4.866667">
            <text:p>4,866667</text:p>
          </table:table-cell>
          <table:table-cell office:value-type="float" office:value="0.257745">
            <text:p>0,257745</text:p>
          </table:table-cell>
          <table:table-cell/>
        </table:table-row>
        <table:table-row table:style-name="ro1">
          <table:table-cell office:value-type="float" office:value="4.9">
            <text:p>4,9</text:p>
          </table:table-cell>
          <table:table-cell office:value-type="float" office:value="0.270167">
            <text:p>0,270167</text:p>
          </table:table-cell>
          <table:table-cell/>
        </table:table-row>
        <table:table-row table:style-name="ro1">
          <table:table-cell office:value-type="float" office:value="4.933334">
            <text:p>4,933334</text:p>
          </table:table-cell>
          <table:table-cell office:value-type="float" office:value="0.27344">
            <text:p>0,27344</text:p>
          </table:table-cell>
          <table:table-cell/>
        </table:table-row>
        <table:table-row table:style-name="ro1">
          <table:table-cell office:value-type="float" office:value="4.966667">
            <text:p>4,966667</text:p>
          </table:table-cell>
          <table:table-cell office:value-type="float" office:value="0.263786">
            <text:p>0,263786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265309">
            <text:p>0,265309</text:p>
          </table:table-cell>
          <table:table-cell/>
        </table:table-row>
        <table:table-row table:style-name="ro1">
          <table:table-cell office:value-type="float" office:value="5.033334">
            <text:p>5,033334</text:p>
          </table:table-cell>
          <table:table-cell office:value-type="float" office:value="0.272593">
            <text:p>0,272593</text:p>
          </table:table-cell>
          <table:table-cell/>
        </table:table-row>
        <table:table-row table:style-name="ro1">
          <table:table-cell office:value-type="float" office:value="5.066667">
            <text:p>5,066667</text:p>
          </table:table-cell>
          <table:table-cell office:value-type="float" office:value="0.279511">
            <text:p>0,279511</text:p>
          </table:table-cell>
          <table:table-cell/>
        </table:table-row>
        <table:table-row table:style-name="ro1">
          <table:table-cell office:value-type="float" office:value="5.1">
            <text:p>5,1</text:p>
          </table:table-cell>
          <table:table-cell office:value-type="float" office:value="0.260032">
            <text:p>0,260032</text:p>
          </table:table-cell>
          <table:table-cell/>
        </table:table-row>
        <table:table-row table:style-name="ro1">
          <table:table-cell office:value-type="float" office:value="5.133334">
            <text:p>5,133334</text:p>
          </table:table-cell>
          <table:table-cell office:value-type="float" office:value="0.283637">
            <text:p>0,283637</text:p>
          </table:table-cell>
          <table:table-cell/>
        </table:table-row>
        <table:table-row table:style-name="ro1">
          <table:table-cell office:value-type="float" office:value="5.166667">
            <text:p>5,166667</text:p>
          </table:table-cell>
          <table:table-cell office:value-type="float" office:value="0.271433">
            <text:p>0,271433</text:p>
          </table:table-cell>
          <table:table-cell/>
        </table:table-row>
        <table:table-row table:style-name="ro1">
          <table:table-cell office:value-type="float" office:value="5.2">
            <text:p>5,2</text:p>
          </table:table-cell>
          <table:table-cell office:value-type="float" office:value="0.277759">
            <text:p>0,277759</text:p>
          </table:table-cell>
          <table:table-cell/>
        </table:table-row>
        <table:table-row table:style-name="ro1">
          <table:table-cell office:value-type="float" office:value="5.233334">
            <text:p>5,233334</text:p>
          </table:table-cell>
          <table:table-cell office:value-type="float" office:value="0.264029">
            <text:p>0,264029</text:p>
          </table:table-cell>
          <table:table-cell/>
        </table:table-row>
        <table:table-row table:style-name="ro1">
          <table:table-cell office:value-type="float" office:value="5.266667">
            <text:p>5,266667</text:p>
          </table:table-cell>
          <table:table-cell office:value-type="float" office:value="0.280251">
            <text:p>0,280251</text:p>
          </table:table-cell>
          <table:table-cell/>
        </table:table-row>
        <table:table-row table:style-name="ro1">
          <table:table-cell office:value-type="float" office:value="5.3">
            <text:p>5,3</text:p>
          </table:table-cell>
          <table:table-cell office:value-type="float" office:value="0.290296">
            <text:p>0,290296</text:p>
          </table:table-cell>
          <table:table-cell/>
        </table:table-row>
        <table:table-row table:style-name="ro1">
          <table:table-cell office:value-type="float" office:value="5.333334">
            <text:p>5,333334</text:p>
          </table:table-cell>
          <table:table-cell office:value-type="float" office:value="0.290213">
            <text:p>0,290213</text:p>
          </table:table-cell>
          <table:table-cell/>
        </table:table-row>
        <table:table-row table:style-name="ro1">
          <table:table-cell office:value-type="float" office:value="5.366667">
            <text:p>5,366667</text:p>
          </table:table-cell>
          <table:table-cell office:value-type="float" office:value="0.276144">
            <text:p>0,276144</text:p>
          </table:table-cell>
          <table:table-cell/>
        </table:table-row>
        <table:table-row table:style-name="ro1">
          <table:table-cell office:value-type="float" office:value="5.4">
            <text:p>5,4</text:p>
          </table:table-cell>
          <table:table-cell office:value-type="float" office:value="0.267326">
            <text:p>0,267326</text:p>
          </table:table-cell>
          <table:table-cell/>
        </table:table-row>
        <table:table-row table:style-name="ro1">
          <table:table-cell office:value-type="float" office:value="5.433334">
            <text:p>5,433334</text:p>
          </table:table-cell>
          <table:table-cell office:value-type="float" office:value="0.273245">
            <text:p>0,273245</text:p>
          </table:table-cell>
          <table:table-cell/>
        </table:table-row>
        <table:table-row table:style-name="ro1">
          <table:table-cell office:value-type="float" office:value="5.466667">
            <text:p>5,466667</text:p>
          </table:table-cell>
          <table:table-cell office:value-type="float" office:value="0.272937">
            <text:p>0,272937</text:p>
          </table:table-cell>
          <table:table-cell/>
        </table:table-row>
        <table:table-row table:style-name="ro1">
          <table:table-cell office:value-type="float" office:value="5.5">
            <text:p>5,5</text:p>
          </table:table-cell>
          <table:table-cell office:value-type="float" office:value="0.265432">
            <text:p>0,265432</text:p>
          </table:table-cell>
          <table:table-cell/>
        </table:table-row>
        <table:table-row table:style-name="ro1">
          <table:table-cell office:value-type="float" office:value="5.533334">
            <text:p>5,533334</text:p>
          </table:table-cell>
          <table:table-cell office:value-type="float" office:value="0.269363">
            <text:p>0,269363</text:p>
          </table:table-cell>
          <table:table-cell/>
        </table:table-row>
        <table:table-row table:style-name="ro1">
          <table:table-cell office:value-type="float" office:value="5.566667">
            <text:p>5,566667</text:p>
          </table:table-cell>
          <table:table-cell office:value-type="float" office:value="0.284791">
            <text:p>0,284791</text:p>
          </table:table-cell>
          <table:table-cell/>
        </table:table-row>
        <table:table-row table:style-name="ro1">
          <table:table-cell office:value-type="float" office:value="5.6">
            <text:p>5,6</text:p>
          </table:table-cell>
          <table:table-cell office:value-type="float" office:value="0.277222">
            <text:p>0,277222</text:p>
          </table:table-cell>
          <table:table-cell/>
        </table:table-row>
        <table:table-row table:style-name="ro1">
          <table:table-cell office:value-type="float" office:value="5.633334">
            <text:p>5,633334</text:p>
          </table:table-cell>
          <table:table-cell office:value-type="float" office:value="0.274246">
            <text:p>0,274246</text:p>
          </table:table-cell>
          <table:table-cell/>
        </table:table-row>
        <table:table-row table:style-name="ro1">
          <table:table-cell office:value-type="float" office:value="5.666667">
            <text:p>5,666667</text:p>
          </table:table-cell>
          <table:table-cell office:value-type="float" office:value="0.286398">
            <text:p>0,286398</text:p>
          </table:table-cell>
          <table:table-cell/>
        </table:table-row>
        <table:table-row table:style-name="ro1">
          <table:table-cell office:value-type="float" office:value="5.7">
            <text:p>5,7</text:p>
          </table:table-cell>
          <table:table-cell office:value-type="float" office:value="0.271095">
            <text:p>0,271095</text:p>
          </table:table-cell>
          <table:table-cell/>
        </table:table-row>
        <table:table-row table:style-name="ro1">
          <table:table-cell office:value-type="float" office:value="5.733334">
            <text:p>5,733334</text:p>
          </table:table-cell>
          <table:table-cell office:value-type="float" office:value="0.268303">
            <text:p>0,268303</text:p>
          </table:table-cell>
          <table:table-cell/>
        </table:table-row>
        <table:table-row table:style-name="ro1">
          <table:table-cell office:value-type="float" office:value="5.766667">
            <text:p>5,766667</text:p>
          </table:table-cell>
          <table:table-cell office:value-type="float" office:value="0.273334">
            <text:p>0,273334</text:p>
          </table:table-cell>
          <table:table-cell/>
        </table:table-row>
        <table:table-row table:style-name="ro1">
          <table:table-cell office:value-type="float" office:value="5.8">
            <text:p>5,8</text:p>
          </table:table-cell>
          <table:table-cell office:value-type="float" office:value="0.266203">
            <text:p>0,266203</text:p>
          </table:table-cell>
          <table:table-cell/>
        </table:table-row>
        <table:table-row table:style-name="ro1">
          <table:table-cell office:value-type="float" office:value="5.833334">
            <text:p>5,833334</text:p>
          </table:table-cell>
          <table:table-cell office:value-type="float" office:value="0.266379">
            <text:p>0,266379</text:p>
          </table:table-cell>
          <table:table-cell/>
        </table:table-row>
        <table:table-row table:style-name="ro1">
          <table:table-cell office:value-type="float" office:value="5.866667">
            <text:p>5,866667</text:p>
          </table:table-cell>
          <table:table-cell office:value-type="float" office:value="0.270246">
            <text:p>0,270246</text:p>
          </table:table-cell>
          <table:table-cell/>
        </table:table-row>
        <table:table-row table:style-name="ro1">
          <table:table-cell office:value-type="float" office:value="5.9">
            <text:p>5,9</text:p>
          </table:table-cell>
          <table:table-cell office:value-type="float" office:value="0.284809">
            <text:p>0,284809</text:p>
          </table:table-cell>
          <table:table-cell/>
        </table:table-row>
        <table:table-row table:style-name="ro1">
          <table:table-cell office:value-type="float" office:value="5.933334">
            <text:p>5,933334</text:p>
          </table:table-cell>
          <table:table-cell office:value-type="float" office:value="0.291461">
            <text:p>0,291461</text:p>
          </table:table-cell>
          <table:table-cell/>
        </table:table-row>
        <table:table-row table:style-name="ro1">
          <table:table-cell office:value-type="float" office:value="5.966667">
            <text:p>5,966667</text:p>
          </table:table-cell>
          <table:table-cell office:value-type="float" office:value="0.277107">
            <text:p>0,277107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276307">
            <text:p>0,276307</text:p>
          </table:table-cell>
          <table:table-cell/>
        </table:table-row>
        <table:table-row table:style-name="ro1">
          <table:table-cell office:value-type="float" office:value="6.033334">
            <text:p>6,033334</text:p>
          </table:table-cell>
          <table:table-cell office:value-type="float" office:value="0.27059">
            <text:p>0,27059</text:p>
          </table:table-cell>
          <table:table-cell/>
        </table:table-row>
        <table:table-row table:style-name="ro1">
          <table:table-cell office:value-type="float" office:value="6.066667">
            <text:p>6,066667</text:p>
          </table:table-cell>
          <table:table-cell office:value-type="float" office:value="0.264885">
            <text:p>0,264885</text:p>
          </table:table-cell>
          <table:table-cell/>
        </table:table-row>
        <table:table-row table:style-name="ro1">
          <table:table-cell office:value-type="float" office:value="6.1">
            <text:p>6,1</text:p>
          </table:table-cell>
          <table:table-cell office:value-type="float" office:value="0.285167">
            <text:p>0,285167</text:p>
          </table:table-cell>
          <table:table-cell/>
        </table:table-row>
        <table:table-row table:style-name="ro1">
          <table:table-cell office:value-type="float" office:value="6.133334">
            <text:p>6,133334</text:p>
          </table:table-cell>
          <table:table-cell office:value-type="float" office:value="0.271949">
            <text:p>0,271949</text:p>
          </table:table-cell>
          <table:table-cell/>
        </table:table-row>
        <table:table-row table:style-name="ro1">
          <table:table-cell office:value-type="float" office:value="6.166667">
            <text:p>6,166667</text:p>
          </table:table-cell>
          <table:table-cell office:value-type="float" office:value="0.2684">
            <text:p>0,2684</text:p>
          </table:table-cell>
          <table:table-cell/>
        </table:table-row>
        <table:table-row table:style-name="ro1">
          <table:table-cell office:value-type="float" office:value="6.2">
            <text:p>6,2</text:p>
          </table:table-cell>
          <table:table-cell office:value-type="float" office:value="0.290683">
            <text:p>0,290683</text:p>
          </table:table-cell>
          <table:table-cell/>
        </table:table-row>
        <table:table-row table:style-name="ro1">
          <table:table-cell office:value-type="float" office:value="6.233334">
            <text:p>6,233334</text:p>
          </table:table-cell>
          <table:table-cell office:value-type="float" office:value="0.272353">
            <text:p>0,272353</text:p>
          </table:table-cell>
          <table:table-cell/>
        </table:table-row>
        <table:table-row table:style-name="ro1">
          <table:table-cell office:value-type="float" office:value="6.266667">
            <text:p>6,266667</text:p>
          </table:table-cell>
          <table:table-cell office:value-type="float" office:value="0.262098">
            <text:p>0,262098</text:p>
          </table:table-cell>
          <table:table-cell/>
        </table:table-row>
        <table:table-row table:style-name="ro1">
          <table:table-cell office:value-type="float" office:value="6.3">
            <text:p>6,3</text:p>
          </table:table-cell>
          <table:table-cell office:value-type="float" office:value="0.278397">
            <text:p>0,278397</text:p>
          </table:table-cell>
          <table:table-cell/>
        </table:table-row>
        <table:table-row table:style-name="ro1">
          <table:table-cell office:value-type="float" office:value="6.333334">
            <text:p>6,333334</text:p>
          </table:table-cell>
          <table:table-cell office:value-type="float" office:value="0.285779">
            <text:p>0,285779</text:p>
          </table:table-cell>
          <table:table-cell/>
        </table:table-row>
        <table:table-row table:style-name="ro1">
          <table:table-cell office:value-type="float" office:value="6.366667">
            <text:p>6,366667</text:p>
          </table:table-cell>
          <table:table-cell office:value-type="float" office:value="0.286313">
            <text:p>0,286313</text:p>
          </table:table-cell>
          <table:table-cell/>
        </table:table-row>
        <table:table-row table:style-name="ro1">
          <table:table-cell office:value-type="float" office:value="6.4">
            <text:p>6,4</text:p>
          </table:table-cell>
          <table:table-cell office:value-type="float" office:value="0.260455">
            <text:p>0,260455</text:p>
          </table:table-cell>
          <table:table-cell/>
        </table:table-row>
        <table:table-row table:style-name="ro1">
          <table:table-cell office:value-type="float" office:value="6.433334">
            <text:p>6,433334</text:p>
          </table:table-cell>
          <table:table-cell office:value-type="float" office:value="0.277972">
            <text:p>0,277972</text:p>
          </table:table-cell>
          <table:table-cell/>
        </table:table-row>
        <table:table-row table:style-name="ro1">
          <table:table-cell office:value-type="float" office:value="6.466667">
            <text:p>6,466667</text:p>
          </table:table-cell>
          <table:table-cell office:value-type="float" office:value="0.277983">
            <text:p>0,277983</text:p>
          </table:table-cell>
          <table:table-cell/>
        </table:table-row>
        <table:table-row table:style-name="ro1">
          <table:table-cell office:value-type="float" office:value="6.5">
            <text:p>6,5</text:p>
          </table:table-cell>
          <table:table-cell office:value-type="float" office:value="0.27598">
            <text:p>0,27598</text:p>
          </table:table-cell>
          <table:table-cell/>
        </table:table-row>
        <table:table-row table:style-name="ro1">
          <table:table-cell office:value-type="float" office:value="6.533334">
            <text:p>6,533334</text:p>
          </table:table-cell>
          <table:table-cell office:value-type="float" office:value="0.291326">
            <text:p>0,291326</text:p>
          </table:table-cell>
          <table:table-cell/>
        </table:table-row>
        <table:table-row table:style-name="ro1">
          <table:table-cell office:value-type="float" office:value="6.566667">
            <text:p>6,566667</text:p>
          </table:table-cell>
          <table:table-cell office:value-type="float" office:value="0.26865">
            <text:p>0,26865</text:p>
          </table:table-cell>
          <table:table-cell/>
        </table:table-row>
        <table:table-row table:style-name="ro1">
          <table:table-cell office:value-type="float" office:value="6.6">
            <text:p>6,6</text:p>
          </table:table-cell>
          <table:table-cell office:value-type="float" office:value="0.282554">
            <text:p>0,282554</text:p>
          </table:table-cell>
          <table:table-cell/>
        </table:table-row>
        <table:table-row table:style-name="ro1">
          <table:table-cell office:value-type="float" office:value="6.633334">
            <text:p>6,633334</text:p>
          </table:table-cell>
          <table:table-cell office:value-type="float" office:value="0.262677">
            <text:p>0,262677</text:p>
          </table:table-cell>
          <table:table-cell/>
        </table:table-row>
        <table:table-row table:style-name="ro1">
          <table:table-cell office:value-type="float" office:value="6.666667">
            <text:p>6,666667</text:p>
          </table:table-cell>
          <table:table-cell office:value-type="float" office:value="0.263129">
            <text:p>0,263129</text:p>
          </table:table-cell>
          <table:table-cell/>
        </table:table-row>
        <table:table-row table:style-name="ro1">
          <table:table-cell office:value-type="float" office:value="6.7">
            <text:p>6,7</text:p>
          </table:table-cell>
          <table:table-cell office:value-type="float" office:value="0.264031">
            <text:p>0,264031</text:p>
          </table:table-cell>
          <table:table-cell/>
        </table:table-row>
        <table:table-row table:style-name="ro1">
          <table:table-cell office:value-type="float" office:value="6.733334">
            <text:p>6,733334</text:p>
          </table:table-cell>
          <table:table-cell office:value-type="float" office:value="0.289376">
            <text:p>0,289376</text:p>
          </table:table-cell>
          <table:table-cell/>
        </table:table-row>
        <table:table-row table:style-name="ro1">
          <table:table-cell office:value-type="float" office:value="6.766667">
            <text:p>6,766667</text:p>
          </table:table-cell>
          <table:table-cell office:value-type="float" office:value="0.283994">
            <text:p>0,283994</text:p>
          </table:table-cell>
          <table:table-cell/>
        </table:table-row>
        <table:table-row table:style-name="ro1">
          <table:table-cell office:value-type="float" office:value="6.8">
            <text:p>6,8</text:p>
          </table:table-cell>
          <table:table-cell office:value-type="float" office:value="0.271183">
            <text:p>0,271183</text:p>
          </table:table-cell>
          <table:table-cell/>
        </table:table-row>
        <table:table-row table:style-name="ro1">
          <table:table-cell office:value-type="float" office:value="6.833334">
            <text:p>6,833334</text:p>
          </table:table-cell>
          <table:table-cell office:value-type="float" office:value="0.28756">
            <text:p>0,28756</text:p>
          </table:table-cell>
          <table:table-cell/>
        </table:table-row>
        <table:table-row table:style-name="ro1">
          <table:table-cell office:value-type="float" office:value="6.866667">
            <text:p>6,866667</text:p>
          </table:table-cell>
          <table:table-cell office:value-type="float" office:value="0.276158">
            <text:p>0,276158</text:p>
          </table:table-cell>
          <table:table-cell/>
        </table:table-row>
        <table:table-row table:style-name="ro1">
          <table:table-cell office:value-type="float" office:value="6.9">
            <text:p>6,9</text:p>
          </table:table-cell>
          <table:table-cell office:value-type="float" office:value="0.26375">
            <text:p>0,26375</text:p>
          </table:table-cell>
          <table:table-cell/>
        </table:table-row>
        <table:table-row table:style-name="ro1">
          <table:table-cell office:value-type="float" office:value="6.933334">
            <text:p>6,933334</text:p>
          </table:table-cell>
          <table:table-cell office:value-type="float" office:value="0.277717">
            <text:p>0,277717</text:p>
          </table:table-cell>
          <table:table-cell/>
        </table:table-row>
        <table:table-row table:style-name="ro1">
          <table:table-cell office:value-type="float" office:value="6.966667">
            <text:p>6,966667</text:p>
          </table:table-cell>
          <table:table-cell office:value-type="float" office:value="0.285175">
            <text:p>0,285175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276936">
            <text:p>0,276936</text:p>
          </table:table-cell>
          <table:table-cell/>
        </table:table-row>
        <table:table-row table:style-name="ro1">
          <table:table-cell office:value-type="float" office:value="7.033334">
            <text:p>7,033334</text:p>
          </table:table-cell>
          <table:table-cell office:value-type="float" office:value="0.277412">
            <text:p>0,277412</text:p>
          </table:table-cell>
          <table:table-cell/>
        </table:table-row>
        <table:table-row table:style-name="ro1">
          <table:table-cell office:value-type="float" office:value="7.066667">
            <text:p>7,066667</text:p>
          </table:table-cell>
          <table:table-cell office:value-type="float" office:value="0.272617">
            <text:p>0,272617</text:p>
          </table:table-cell>
          <table:table-cell/>
        </table:table-row>
        <table:table-row table:style-name="ro1">
          <table:table-cell office:value-type="float" office:value="7.1">
            <text:p>7,1</text:p>
          </table:table-cell>
          <table:table-cell office:value-type="float" office:value="0.264742">
            <text:p>0,264742</text:p>
          </table:table-cell>
          <table:table-cell/>
        </table:table-row>
        <table:table-row table:style-name="ro1">
          <table:table-cell office:value-type="float" office:value="7.133334">
            <text:p>7,133334</text:p>
          </table:table-cell>
          <table:table-cell office:value-type="float" office:value="0.28332">
            <text:p>0,28332</text:p>
          </table:table-cell>
          <table:table-cell/>
        </table:table-row>
        <table:table-row table:style-name="ro1">
          <table:table-cell office:value-type="float" office:value="7.166667">
            <text:p>7,166667</text:p>
          </table:table-cell>
          <table:table-cell office:value-type="float" office:value="0.281826">
            <text:p>0,281826</text:p>
          </table:table-cell>
          <table:table-cell/>
        </table:table-row>
        <table:table-row table:style-name="ro1">
          <table:table-cell office:value-type="float" office:value="7.2">
            <text:p>7,2</text:p>
          </table:table-cell>
          <table:table-cell office:value-type="float" office:value="0.277906">
            <text:p>0,277906</text:p>
          </table:table-cell>
          <table:table-cell/>
        </table:table-row>
        <table:table-row table:style-name="ro1">
          <table:table-cell office:value-type="float" office:value="7.233334">
            <text:p>7,233334</text:p>
          </table:table-cell>
          <table:table-cell office:value-type="float" office:value="0.271541">
            <text:p>0,271541</text:p>
          </table:table-cell>
          <table:table-cell/>
        </table:table-row>
        <table:table-row table:style-name="ro1">
          <table:table-cell office:value-type="float" office:value="7.266667">
            <text:p>7,266667</text:p>
          </table:table-cell>
          <table:table-cell office:value-type="float" office:value="0.276544">
            <text:p>0,276544</text:p>
          </table:table-cell>
          <table:table-cell/>
        </table:table-row>
        <table:table-row table:style-name="ro1">
          <table:table-cell office:value-type="float" office:value="7.3">
            <text:p>7,3</text:p>
          </table:table-cell>
          <table:table-cell office:value-type="float" office:value="0.269555">
            <text:p>0,269555</text:p>
          </table:table-cell>
          <table:table-cell/>
        </table:table-row>
        <table:table-row table:style-name="ro1">
          <table:table-cell office:value-type="float" office:value="7.333334">
            <text:p>7,333334</text:p>
          </table:table-cell>
          <table:table-cell office:value-type="float" office:value="0.284742">
            <text:p>0,284742</text:p>
          </table:table-cell>
          <table:table-cell/>
        </table:table-row>
        <table:table-row table:style-name="ro1">
          <table:table-cell office:value-type="float" office:value="7.366667">
            <text:p>7,366667</text:p>
          </table:table-cell>
          <table:table-cell office:value-type="float" office:value="0.274604">
            <text:p>0,274604</text:p>
          </table:table-cell>
          <table:table-cell/>
        </table:table-row>
        <table:table-row table:style-name="ro1">
          <table:table-cell office:value-type="float" office:value="7.4">
            <text:p>7,4</text:p>
          </table:table-cell>
          <table:table-cell office:value-type="float" office:value="0.262249">
            <text:p>0,262249</text:p>
          </table:table-cell>
          <table:table-cell/>
        </table:table-row>
        <table:table-row table:style-name="ro1">
          <table:table-cell office:value-type="float" office:value="7.433334">
            <text:p>7,433334</text:p>
          </table:table-cell>
          <table:table-cell office:value-type="float" office:value="0.271858">
            <text:p>0,271858</text:p>
          </table:table-cell>
          <table:table-cell/>
        </table:table-row>
        <table:table-row table:style-name="ro1">
          <table:table-cell office:value-type="float" office:value="7.466667">
            <text:p>7,466667</text:p>
          </table:table-cell>
          <table:table-cell office:value-type="float" office:value="0.277118">
            <text:p>0,277118</text:p>
          </table:table-cell>
          <table:table-cell/>
        </table:table-row>
        <table:table-row table:style-name="ro1">
          <table:table-cell office:value-type="float" office:value="7.5">
            <text:p>7,5</text:p>
          </table:table-cell>
          <table:table-cell office:value-type="float" office:value="0.257073">
            <text:p>0,257073</text:p>
          </table:table-cell>
          <table:table-cell/>
        </table:table-row>
        <table:table-row table:style-name="ro1">
          <table:table-cell office:value-type="float" office:value="7.533334">
            <text:p>7,533334</text:p>
          </table:table-cell>
          <table:table-cell office:value-type="float" office:value="0.264313">
            <text:p>0,264313</text:p>
          </table:table-cell>
          <table:table-cell/>
        </table:table-row>
        <table:table-row table:style-name="ro1">
          <table:table-cell office:value-type="float" office:value="7.566667">
            <text:p>7,566667</text:p>
          </table:table-cell>
          <table:table-cell office:value-type="float" office:value="0.276634">
            <text:p>0,276634</text:p>
          </table:table-cell>
          <table:table-cell/>
        </table:table-row>
        <table:table-row table:style-name="ro1">
          <table:table-cell office:value-type="float" office:value="7.6">
            <text:p>7,6</text:p>
          </table:table-cell>
          <table:table-cell office:value-type="float" office:value="0.26569">
            <text:p>0,26569</text:p>
          </table:table-cell>
          <table:table-cell/>
        </table:table-row>
        <table:table-row table:style-name="ro1">
          <table:table-cell office:value-type="float" office:value="7.633334">
            <text:p>7,633334</text:p>
          </table:table-cell>
          <table:table-cell office:value-type="float" office:value="0.281676">
            <text:p>0,281676</text:p>
          </table:table-cell>
          <table:table-cell/>
        </table:table-row>
        <table:table-row table:style-name="ro1">
          <table:table-cell office:value-type="float" office:value="7.666667">
            <text:p>7,666667</text:p>
          </table:table-cell>
          <table:table-cell office:value-type="float" office:value="0.280755">
            <text:p>0,280755</text:p>
          </table:table-cell>
          <table:table-cell/>
        </table:table-row>
        <table:table-row table:style-name="ro1">
          <table:table-cell office:value-type="float" office:value="7.7">
            <text:p>7,7</text:p>
          </table:table-cell>
          <table:table-cell office:value-type="float" office:value="0.280058">
            <text:p>0,280058</text:p>
          </table:table-cell>
          <table:table-cell/>
        </table:table-row>
        <table:table-row table:style-name="ro1">
          <table:table-cell office:value-type="float" office:value="7.733334">
            <text:p>7,733334</text:p>
          </table:table-cell>
          <table:table-cell office:value-type="float" office:value="0.264576">
            <text:p>0,264576</text:p>
          </table:table-cell>
          <table:table-cell/>
        </table:table-row>
        <table:table-row table:style-name="ro1">
          <table:table-cell office:value-type="float" office:value="7.766667">
            <text:p>7,766667</text:p>
          </table:table-cell>
          <table:table-cell office:value-type="float" office:value="0.267958">
            <text:p>0,267958</text:p>
          </table:table-cell>
          <table:table-cell/>
        </table:table-row>
        <table:table-row table:style-name="ro1">
          <table:table-cell office:value-type="float" office:value="7.8">
            <text:p>7,8</text:p>
          </table:table-cell>
          <table:table-cell office:value-type="float" office:value="0.267891">
            <text:p>0,267891</text:p>
          </table:table-cell>
          <table:table-cell/>
        </table:table-row>
        <table:table-row table:style-name="ro1">
          <table:table-cell office:value-type="float" office:value="7.833334">
            <text:p>7,833334</text:p>
          </table:table-cell>
          <table:table-cell office:value-type="float" office:value="0.280527">
            <text:p>0,280527</text:p>
          </table:table-cell>
          <table:table-cell/>
        </table:table-row>
        <table:table-row table:style-name="ro1">
          <table:table-cell office:value-type="float" office:value="7.866667">
            <text:p>7,866667</text:p>
          </table:table-cell>
          <table:table-cell office:value-type="float" office:value="0.263406">
            <text:p>0,263406</text:p>
          </table:table-cell>
          <table:table-cell/>
        </table:table-row>
        <table:table-row table:style-name="ro1">
          <table:table-cell office:value-type="float" office:value="7.9">
            <text:p>7,9</text:p>
          </table:table-cell>
          <table:table-cell office:value-type="float" office:value="0.274428">
            <text:p>0,274428</text:p>
          </table:table-cell>
          <table:table-cell/>
        </table:table-row>
        <table:table-row table:style-name="ro1">
          <table:table-cell office:value-type="float" office:value="7.933334">
            <text:p>7,933334</text:p>
          </table:table-cell>
          <table:table-cell office:value-type="float" office:value="0.277939">
            <text:p>0,277939</text:p>
          </table:table-cell>
          <table:table-cell/>
        </table:table-row>
        <table:table-row table:style-name="ro1">
          <table:table-cell office:value-type="float" office:value="7.966667">
            <text:p>7,966667</text:p>
          </table:table-cell>
          <table:table-cell office:value-type="float" office:value="0.27502">
            <text:p>0,27502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282298">
            <text:p>0,282298</text:p>
          </table:table-cell>
          <table:table-cell/>
        </table:table-row>
        <table:table-row table:style-name="ro1">
          <table:table-cell office:value-type="float" office:value="8.033334">
            <text:p>8,033334</text:p>
          </table:table-cell>
          <table:table-cell office:value-type="float" office:value="0.274391">
            <text:p>0,274391</text:p>
          </table:table-cell>
          <table:table-cell/>
        </table:table-row>
        <table:table-row table:style-name="ro1">
          <table:table-cell office:value-type="float" office:value="8.066667">
            <text:p>8,066667</text:p>
          </table:table-cell>
          <table:table-cell office:value-type="float" office:value="0.28714">
            <text:p>0,28714</text:p>
          </table:table-cell>
          <table:table-cell/>
        </table:table-row>
        <table:table-row table:style-name="ro1">
          <table:table-cell office:value-type="float" office:value="8.1">
            <text:p>8,1</text:p>
          </table:table-cell>
          <table:table-cell office:value-type="float" office:value="0.269646">
            <text:p>0,269646</text:p>
          </table:table-cell>
          <table:table-cell/>
        </table:table-row>
        <table:table-row table:style-name="ro1">
          <table:table-cell office:value-type="float" office:value="8.133334">
            <text:p>8,133334</text:p>
          </table:table-cell>
          <table:table-cell office:value-type="float" office:value="0.271792">
            <text:p>0,271792</text:p>
          </table:table-cell>
          <table:table-cell/>
        </table:table-row>
        <table:table-row table:style-name="ro1">
          <table:table-cell office:value-type="float" office:value="8.166667">
            <text:p>8,166667</text:p>
          </table:table-cell>
          <table:table-cell office:value-type="float" office:value="0.274338">
            <text:p>0,274338</text:p>
          </table:table-cell>
          <table:table-cell/>
        </table:table-row>
        <table:table-row table:style-name="ro1">
          <table:table-cell office:value-type="float" office:value="8.2">
            <text:p>8,2</text:p>
          </table:table-cell>
          <table:table-cell office:value-type="float" office:value="0.276168">
            <text:p>0,276168</text:p>
          </table:table-cell>
          <table:table-cell/>
        </table:table-row>
        <table:table-row table:style-name="ro1">
          <table:table-cell office:value-type="float" office:value="8.233334">
            <text:p>8,233334</text:p>
          </table:table-cell>
          <table:table-cell office:value-type="float" office:value="0.273345">
            <text:p>0,273345</text:p>
          </table:table-cell>
          <table:table-cell/>
        </table:table-row>
        <table:table-row table:style-name="ro1">
          <table:table-cell office:value-type="float" office:value="8.266667">
            <text:p>8,266667</text:p>
          </table:table-cell>
          <table:table-cell office:value-type="float" office:value="0.282743">
            <text:p>0,282743</text:p>
          </table:table-cell>
          <table:table-cell/>
        </table:table-row>
        <table:table-row table:style-name="ro1">
          <table:table-cell office:value-type="float" office:value="8.3">
            <text:p>8,3</text:p>
          </table:table-cell>
          <table:table-cell office:value-type="float" office:value="0.278682">
            <text:p>0,278682</text:p>
          </table:table-cell>
          <table:table-cell/>
        </table:table-row>
        <table:table-row table:style-name="ro1">
          <table:table-cell office:value-type="float" office:value="8.333334">
            <text:p>8,333334</text:p>
          </table:table-cell>
          <table:table-cell office:value-type="float" office:value="0.285622">
            <text:p>0,285622</text:p>
          </table:table-cell>
          <table:table-cell/>
        </table:table-row>
        <table:table-row table:style-name="ro1">
          <table:table-cell office:value-type="float" office:value="8.366667">
            <text:p>8,366667</text:p>
          </table:table-cell>
          <table:table-cell office:value-type="float" office:value="0.276236">
            <text:p>0,276236</text:p>
          </table:table-cell>
          <table:table-cell/>
        </table:table-row>
        <table:table-row table:style-name="ro1">
          <table:table-cell office:value-type="float" office:value="8.4">
            <text:p>8,4</text:p>
          </table:table-cell>
          <table:table-cell office:value-type="float" office:value="0.278604">
            <text:p>0,278604</text:p>
          </table:table-cell>
          <table:table-cell/>
        </table:table-row>
        <table:table-row table:style-name="ro1">
          <table:table-cell office:value-type="float" office:value="8.433334">
            <text:p>8,433334</text:p>
          </table:table-cell>
          <table:table-cell office:value-type="float" office:value="0.270792">
            <text:p>0,270792</text:p>
          </table:table-cell>
          <table:table-cell/>
        </table:table-row>
        <table:table-row table:style-name="ro1">
          <table:table-cell office:value-type="float" office:value="8.466667">
            <text:p>8,466667</text:p>
          </table:table-cell>
          <table:table-cell office:value-type="float" office:value="0.266063">
            <text:p>0,266063</text:p>
          </table:table-cell>
          <table:table-cell/>
        </table:table-row>
        <table:table-row table:style-name="ro1">
          <table:table-cell office:value-type="float" office:value="8.5">
            <text:p>8,5</text:p>
          </table:table-cell>
          <table:table-cell office:value-type="float" office:value="0.273256">
            <text:p>0,273256</text:p>
          </table:table-cell>
          <table:table-cell/>
        </table:table-row>
        <table:table-row table:style-name="ro1">
          <table:table-cell office:value-type="float" office:value="8.533334">
            <text:p>8,533334</text:p>
          </table:table-cell>
          <table:table-cell office:value-type="float" office:value="0.261691">
            <text:p>0,261691</text:p>
          </table:table-cell>
          <table:table-cell/>
        </table:table-row>
        <table:table-row table:style-name="ro1">
          <table:table-cell office:value-type="float" office:value="8.566667">
            <text:p>8,566667</text:p>
          </table:table-cell>
          <table:table-cell office:value-type="float" office:value="0.27197">
            <text:p>0,27197</text:p>
          </table:table-cell>
          <table:table-cell/>
        </table:table-row>
        <table:table-row table:style-name="ro1">
          <table:table-cell office:value-type="float" office:value="8.6">
            <text:p>8,6</text:p>
          </table:table-cell>
          <table:table-cell office:value-type="float" office:value="0.275792">
            <text:p>0,275792</text:p>
          </table:table-cell>
          <table:table-cell/>
        </table:table-row>
        <table:table-row table:style-name="ro1">
          <table:table-cell office:value-type="float" office:value="8.633334">
            <text:p>8,633334</text:p>
          </table:table-cell>
          <table:table-cell office:value-type="float" office:value="0.278265">
            <text:p>0,278265</text:p>
          </table:table-cell>
          <table:table-cell/>
        </table:table-row>
        <table:table-row table:style-name="ro1">
          <table:table-cell office:value-type="float" office:value="8.666667">
            <text:p>8,666667</text:p>
          </table:table-cell>
          <table:table-cell office:value-type="float" office:value="0.28936">
            <text:p>0,28936</text:p>
          </table:table-cell>
          <table:table-cell/>
        </table:table-row>
        <table:table-row table:style-name="ro1">
          <table:table-cell office:value-type="float" office:value="8.7">
            <text:p>8,7</text:p>
          </table:table-cell>
          <table:table-cell office:value-type="float" office:value="0.270163">
            <text:p>0,270163</text:p>
          </table:table-cell>
          <table:table-cell/>
        </table:table-row>
        <table:table-row table:style-name="ro1">
          <table:table-cell office:value-type="float" office:value="8.733334">
            <text:p>8,733334</text:p>
          </table:table-cell>
          <table:table-cell office:value-type="float" office:value="0.276757">
            <text:p>0,276757</text:p>
          </table:table-cell>
          <table:table-cell/>
        </table:table-row>
        <table:table-row table:style-name="ro1">
          <table:table-cell office:value-type="float" office:value="8.766667">
            <text:p>8,766667</text:p>
          </table:table-cell>
          <table:table-cell office:value-type="float" office:value="0.27598">
            <text:p>0,27598</text:p>
          </table:table-cell>
          <table:table-cell/>
        </table:table-row>
        <table:table-row table:style-name="ro1">
          <table:table-cell office:value-type="float" office:value="8.8">
            <text:p>8,8</text:p>
          </table:table-cell>
          <table:table-cell office:value-type="float" office:value="0.267892">
            <text:p>0,267892</text:p>
          </table:table-cell>
          <table:table-cell/>
        </table:table-row>
        <table:table-row table:style-name="ro1">
          <table:table-cell office:value-type="float" office:value="8.833334">
            <text:p>8,833334</text:p>
          </table:table-cell>
          <table:table-cell office:value-type="float" office:value="0.282129">
            <text:p>0,282129</text:p>
          </table:table-cell>
          <table:table-cell/>
        </table:table-row>
        <table:table-row table:style-name="ro1">
          <table:table-cell office:value-type="float" office:value="8.866667">
            <text:p>8,866667</text:p>
          </table:table-cell>
          <table:table-cell office:value-type="float" office:value="0.274707">
            <text:p>0,274707</text:p>
          </table:table-cell>
          <table:table-cell/>
        </table:table-row>
        <table:table-row table:style-name="ro1">
          <table:table-cell office:value-type="float" office:value="8.9">
            <text:p>8,9</text:p>
          </table:table-cell>
          <table:table-cell office:value-type="float" office:value="0.27327">
            <text:p>0,27327</text:p>
          </table:table-cell>
          <table:table-cell/>
        </table:table-row>
        <table:table-row table:style-name="ro1">
          <table:table-cell office:value-type="float" office:value="8.933334">
            <text:p>8,933334</text:p>
          </table:table-cell>
          <table:table-cell office:value-type="float" office:value="0.268405">
            <text:p>0,268405</text:p>
          </table:table-cell>
          <table:table-cell/>
        </table:table-row>
        <table:table-row table:style-name="ro1">
          <table:table-cell office:value-type="float" office:value="8.966667">
            <text:p>8,966667</text:p>
          </table:table-cell>
          <table:table-cell office:value-type="float" office:value="0.276319">
            <text:p>0,27631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287835">
            <text:p>0,287835</text:p>
          </table:table-cell>
          <table:table-cell/>
        </table:table-row>
        <table:table-row table:style-name="ro1">
          <table:table-cell office:value-type="float" office:value="9.033334">
            <text:p>9,033334</text:p>
          </table:table-cell>
          <table:table-cell office:value-type="float" office:value="0.271073">
            <text:p>0,271073</text:p>
          </table:table-cell>
          <table:table-cell/>
        </table:table-row>
        <table:table-row table:style-name="ro1">
          <table:table-cell office:value-type="float" office:value="9.066667">
            <text:p>9,066667</text:p>
          </table:table-cell>
          <table:table-cell office:value-type="float" office:value="0.284458">
            <text:p>0,284458</text:p>
          </table:table-cell>
          <table:table-cell/>
        </table:table-row>
        <table:table-row table:style-name="ro1">
          <table:table-cell office:value-type="float" office:value="9.1">
            <text:p>9,1</text:p>
          </table:table-cell>
          <table:table-cell office:value-type="float" office:value="0.281899">
            <text:p>0,281899</text:p>
          </table:table-cell>
          <table:table-cell/>
        </table:table-row>
        <table:table-row table:style-name="ro1">
          <table:table-cell office:value-type="float" office:value="9.133334">
            <text:p>9,133334</text:p>
          </table:table-cell>
          <table:table-cell office:value-type="float" office:value="0.28">
            <text:p>0,28</text:p>
          </table:table-cell>
          <table:table-cell/>
        </table:table-row>
        <table:table-row table:style-name="ro1">
          <table:table-cell office:value-type="float" office:value="9.166667">
            <text:p>9,166667</text:p>
          </table:table-cell>
          <table:table-cell office:value-type="float" office:value="0.272987">
            <text:p>0,272987</text:p>
          </table:table-cell>
          <table:table-cell/>
        </table:table-row>
        <table:table-row table:style-name="ro1">
          <table:table-cell office:value-type="float" office:value="9.2">
            <text:p>9,2</text:p>
          </table:table-cell>
          <table:table-cell office:value-type="float" office:value="0.266963">
            <text:p>0,266963</text:p>
          </table:table-cell>
          <table:table-cell/>
        </table:table-row>
        <table:table-row table:style-name="ro1">
          <table:table-cell office:value-type="float" office:value="9.233334">
            <text:p>9,233334</text:p>
          </table:table-cell>
          <table:table-cell office:value-type="float" office:value="0.274598">
            <text:p>0,274598</text:p>
          </table:table-cell>
          <table:table-cell/>
        </table:table-row>
        <table:table-row table:style-name="ro1">
          <table:table-cell office:value-type="float" office:value="9.266667">
            <text:p>9,266667</text:p>
          </table:table-cell>
          <table:table-cell office:value-type="float" office:value="0.275629">
            <text:p>0,275629</text:p>
          </table:table-cell>
          <table:table-cell/>
        </table:table-row>
        <table:table-row table:style-name="ro1">
          <table:table-cell office:value-type="float" office:value="9.3">
            <text:p>9,3</text:p>
          </table:table-cell>
          <table:table-cell office:value-type="float" office:value="0.267708">
            <text:p>0,267708</text:p>
          </table:table-cell>
          <table:table-cell/>
        </table:table-row>
        <table:table-row table:style-name="ro1">
          <table:table-cell office:value-type="float" office:value="9.333334">
            <text:p>9,333334</text:p>
          </table:table-cell>
          <table:table-cell office:value-type="float" office:value="0.28213">
            <text:p>0,28213</text:p>
          </table:table-cell>
          <table:table-cell/>
        </table:table-row>
        <table:table-row table:style-name="ro1">
          <table:table-cell office:value-type="float" office:value="9.366667">
            <text:p>9,366667</text:p>
          </table:table-cell>
          <table:table-cell office:value-type="float" office:value="0.291975">
            <text:p>0,291975</text:p>
          </table:table-cell>
          <table:table-cell/>
        </table:table-row>
        <table:table-row table:style-name="ro1">
          <table:table-cell office:value-type="float" office:value="9.4">
            <text:p>9,4</text:p>
          </table:table-cell>
          <table:table-cell office:value-type="float" office:value="0.280013">
            <text:p>0,280013</text:p>
          </table:table-cell>
          <table:table-cell/>
        </table:table-row>
        <table:table-row table:style-name="ro1">
          <table:table-cell office:value-type="float" office:value="9.433334">
            <text:p>9,433334</text:p>
          </table:table-cell>
          <table:table-cell office:value-type="float" office:value="0.264813">
            <text:p>0,264813</text:p>
          </table:table-cell>
          <table:table-cell/>
        </table:table-row>
        <table:table-row table:style-name="ro1">
          <table:table-cell office:value-type="float" office:value="9.466667">
            <text:p>9,466667</text:p>
          </table:table-cell>
          <table:table-cell office:value-type="float" office:value="0.28096">
            <text:p>0,28096</text:p>
          </table:table-cell>
          <table:table-cell/>
        </table:table-row>
        <table:table-row table:style-name="ro1">
          <table:table-cell office:value-type="float" office:value="9.5">
            <text:p>9,5</text:p>
          </table:table-cell>
          <table:table-cell office:value-type="float" office:value="0.281502">
            <text:p>0,281502</text:p>
          </table:table-cell>
          <table:table-cell/>
        </table:table-row>
        <table:table-row table:style-name="ro1">
          <table:table-cell office:value-type="float" office:value="9.533334">
            <text:p>9,533334</text:p>
          </table:table-cell>
          <table:table-cell office:value-type="float" office:value="0.263629">
            <text:p>0,263629</text:p>
          </table:table-cell>
          <table:table-cell/>
        </table:table-row>
        <table:table-row table:style-name="ro1">
          <table:table-cell office:value-type="float" office:value="9.566667">
            <text:p>9,566667</text:p>
          </table:table-cell>
          <table:table-cell office:value-type="float" office:value="0.280795">
            <text:p>0,280795</text:p>
          </table:table-cell>
          <table:table-cell/>
        </table:table-row>
        <table:table-row table:style-name="ro1">
          <table:table-cell office:value-type="float" office:value="9.600001">
            <text:p>9,600001</text:p>
          </table:table-cell>
          <table:table-cell office:value-type="float" office:value="0.268509">
            <text:p>0,268509</text:p>
          </table:table-cell>
          <table:table-cell/>
        </table:table-row>
        <table:table-row table:style-name="ro1">
          <table:table-cell office:value-type="float" office:value="9.633334">
            <text:p>9,633334</text:p>
          </table:table-cell>
          <table:table-cell office:value-type="float" office:value="0.284364">
            <text:p>0,284364</text:p>
          </table:table-cell>
          <table:table-cell/>
        </table:table-row>
        <table:table-row table:style-name="ro1">
          <table:table-cell office:value-type="float" office:value="9.666667">
            <text:p>9,666667</text:p>
          </table:table-cell>
          <table:table-cell office:value-type="float" office:value="0.285279">
            <text:p>0,285279</text:p>
          </table:table-cell>
          <table:table-cell/>
        </table:table-row>
        <table:table-row table:style-name="ro1">
          <table:table-cell office:value-type="float" office:value="9.700001">
            <text:p>9,700001</text:p>
          </table:table-cell>
          <table:table-cell office:value-type="float" office:value="0.268651">
            <text:p>0,268651</text:p>
          </table:table-cell>
          <table:table-cell/>
        </table:table-row>
        <table:table-row table:style-name="ro1">
          <table:table-cell office:value-type="float" office:value="9.733334">
            <text:p>9,733334</text:p>
          </table:table-cell>
          <table:table-cell office:value-type="float" office:value="0.286173">
            <text:p>0,286173</text:p>
          </table:table-cell>
          <table:table-cell/>
        </table:table-row>
        <table:table-row table:style-name="ro1">
          <table:table-cell office:value-type="float" office:value="9.766667">
            <text:p>9,766667</text:p>
          </table:table-cell>
          <table:table-cell office:value-type="float" office:value="0.288288">
            <text:p>0,288288</text:p>
          </table:table-cell>
          <table:table-cell/>
        </table:table-row>
        <table:table-row table:style-name="ro1">
          <table:table-cell office:value-type="float" office:value="9.800001">
            <text:p>9,800001</text:p>
          </table:table-cell>
          <table:table-cell office:value-type="float" office:value="0.292193">
            <text:p>0,292193</text:p>
          </table:table-cell>
          <table:table-cell/>
        </table:table-row>
        <table:table-row table:style-name="ro1">
          <table:table-cell office:value-type="float" office:value="9.833334">
            <text:p>9,833334</text:p>
          </table:table-cell>
          <table:table-cell office:value-type="float" office:value="0.273672">
            <text:p>0,273672</text:p>
          </table:table-cell>
          <table:table-cell/>
        </table:table-row>
        <table:table-row table:style-name="ro1">
          <table:table-cell office:value-type="float" office:value="9.866667">
            <text:p>9,866667</text:p>
          </table:table-cell>
          <table:table-cell office:value-type="float" office:value="0.266491">
            <text:p>0,266491</text:p>
          </table:table-cell>
          <table:table-cell/>
        </table:table-row>
        <table:table-row table:style-name="ro1">
          <table:table-cell office:value-type="float" office:value="9.900001">
            <text:p>9,900001</text:p>
          </table:table-cell>
          <table:table-cell office:value-type="float" office:value="0.278355">
            <text:p>0,278355</text:p>
          </table:table-cell>
          <table:table-cell/>
        </table:table-row>
        <table:table-row table:style-name="ro1">
          <table:table-cell office:value-type="float" office:value="9.933334">
            <text:p>9,933334</text:p>
          </table:table-cell>
          <table:table-cell office:value-type="float" office:value="0.289671">
            <text:p>0,289671</text:p>
          </table:table-cell>
          <table:table-cell/>
        </table:table-row>
        <table:table-row table:style-name="ro1">
          <table:table-cell office:value-type="float" office:value="9.966667">
            <text:p>9,966667</text:p>
          </table:table-cell>
          <table:table-cell office:value-type="float" office:value="0.276957">
            <text:p>0,276957</text:p>
          </table:table-cell>
          <table:table-cell/>
        </table:table-row>
        <table:table-row table:style-name="ro1">
          <table:table-cell office:value-type="float" office:value="10.000001">
            <text:p>10,000001</text:p>
          </table:table-cell>
          <table:table-cell office:value-type="float" office:value="0.27938">
            <text:p>0,27938</text:p>
          </table:table-cell>
          <table:table-cell office:value-type="string">
            <text:p>Mejor contraste calculado: 0.275905. <text:s/>Comienza busqueda aleatoria</text:p>
          </table:table-cell>
        </table:table-row>
        <table:table-row table:style-name="ro1">
          <table:table-cell office:value-type="float" office:value="10.033334">
            <text:p>10,033334</text:p>
          </table:table-cell>
          <table:table-cell office:value-type="float" office:value="0.270011">
            <text:p>0,270011</text:p>
          </table:table-cell>
          <table:table-cell office:value-type="string">
            <text:p>Generando nueva Gausiana: Amp=-142.7906nm <text:s/>s=0.00495s</text:p>
          </table:table-cell>
        </table:table-row>
        <table:table-row table:style-name="ro1">
          <table:table-cell office:value-type="float" office:value="10.066667">
            <text:p>10,066667</text:p>
          </table:table-cell>
          <table:table-cell office:value-type="float" office:value="0.247555">
            <text:p>0,247555</text:p>
          </table:table-cell>
          <table:table-cell/>
        </table:table-row>
        <table:table-row table:style-name="ro1">
          <table:table-cell office:value-type="float" office:value="10.100001">
            <text:p>10,100001</text:p>
          </table:table-cell>
          <table:table-cell office:value-type="float" office:value="0.223757">
            <text:p>0,223757</text:p>
          </table:table-cell>
          <table:table-cell/>
        </table:table-row>
        <table:table-row table:style-name="ro1">
          <table:table-cell office:value-type="float" office:value="10.133334">
            <text:p>10,133334</text:p>
          </table:table-cell>
          <table:table-cell office:value-type="float" office:value="0.252347">
            <text:p>0,252347</text:p>
          </table:table-cell>
          <table:table-cell/>
        </table:table-row>
        <table:table-row table:style-name="ro1">
          <table:table-cell office:value-type="float" office:value="10.166667">
            <text:p>10,166667</text:p>
          </table:table-cell>
          <table:table-cell office:value-type="float" office:value="0.245893">
            <text:p>0,245893</text:p>
          </table:table-cell>
          <table:table-cell/>
        </table:table-row>
        <table:table-row table:style-name="ro1">
          <table:table-cell office:value-type="float" office:value="10.200001">
            <text:p>10,200001</text:p>
          </table:table-cell>
          <table:table-cell office:value-type="float" office:value="0.254341">
            <text:p>0,254341</text:p>
          </table:table-cell>
          <table:table-cell/>
        </table:table-row>
        <table:table-row table:style-name="ro1">
          <table:table-cell office:value-type="float" office:value="10.233334">
            <text:p>10,233334</text:p>
          </table:table-cell>
          <table:table-cell office:value-type="float" office:value="0.234997">
            <text:p>0,234997</text:p>
          </table:table-cell>
          <table:table-cell/>
        </table:table-row>
        <table:table-row table:style-name="ro1">
          <table:table-cell office:value-type="float" office:value="10.266667">
            <text:p>10,266667</text:p>
          </table:table-cell>
          <table:table-cell office:value-type="float" office:value="0.250608">
            <text:p>0,250608</text:p>
          </table:table-cell>
          <table:table-cell/>
        </table:table-row>
        <table:table-row table:style-name="ro1">
          <table:table-cell office:value-type="float" office:value="10.300001">
            <text:p>10,300001</text:p>
          </table:table-cell>
          <table:table-cell office:value-type="float" office:value="0.224001">
            <text:p>0,224001</text:p>
          </table:table-cell>
          <table:table-cell/>
        </table:table-row>
        <table:table-row table:style-name="ro1">
          <table:table-cell office:value-type="float" office:value="10.333334">
            <text:p>10,333334</text:p>
          </table:table-cell>
          <table:table-cell office:value-type="float" office:value="0.259867">
            <text:p>0,259867</text:p>
          </table:table-cell>
          <table:table-cell/>
        </table:table-row>
        <table:table-row table:style-name="ro1">
          <table:table-cell office:value-type="float" office:value="10.366667">
            <text:p>10,366667</text:p>
          </table:table-cell>
          <table:table-cell office:value-type="float" office:value="0.23414">
            <text:p>0,23414</text:p>
          </table:table-cell>
          <table:table-cell/>
        </table:table-row>
        <table:table-row table:style-name="ro1">
          <table:table-cell office:value-type="float" office:value="10.400001">
            <text:p>10,400001</text:p>
          </table:table-cell>
          <table:table-cell office:value-type="float" office:value="0.211627">
            <text:p>0,211627</text:p>
          </table:table-cell>
          <table:table-cell/>
        </table:table-row>
        <table:table-row table:style-name="ro1">
          <table:table-cell office:value-type="float" office:value="10.433334">
            <text:p>10,433334</text:p>
          </table:table-cell>
          <table:table-cell office:value-type="float" office:value="0.239194">
            <text:p>0,239194</text:p>
          </table:table-cell>
          <table:table-cell/>
        </table:table-row>
        <table:table-row table:style-name="ro1">
          <table:table-cell office:value-type="float" office:value="10.466667">
            <text:p>10,466667</text:p>
          </table:table-cell>
          <table:table-cell office:value-type="float" office:value="0.221619">
            <text:p>0,221619</text:p>
          </table:table-cell>
          <table:table-cell/>
        </table:table-row>
        <table:table-row table:style-name="ro1">
          <table:table-cell office:value-type="float" office:value="10.500001">
            <text:p>10,500001</text:p>
          </table:table-cell>
          <table:table-cell office:value-type="float" office:value="0.215098">
            <text:p>0,215098</text:p>
          </table:table-cell>
          <table:table-cell/>
        </table:table-row>
        <table:table-row table:style-name="ro1">
          <table:table-cell office:value-type="float" office:value="10.533334">
            <text:p>10,533334</text:p>
          </table:table-cell>
          <table:table-cell office:value-type="float" office:value="0.229845">
            <text:p>0,229845</text:p>
          </table:table-cell>
          <table:table-cell/>
        </table:table-row>
        <table:table-row table:style-name="ro1">
          <table:table-cell office:value-type="float" office:value="10.566667">
            <text:p>10,566667</text:p>
          </table:table-cell>
          <table:table-cell office:value-type="float" office:value="0.217983">
            <text:p>0,217983</text:p>
          </table:table-cell>
          <table:table-cell/>
        </table:table-row>
        <table:table-row table:style-name="ro1">
          <table:table-cell office:value-type="float" office:value="10.600001">
            <text:p>10,600001</text:p>
          </table:table-cell>
          <table:table-cell office:value-type="float" office:value="0.217871">
            <text:p>0,217871</text:p>
          </table:table-cell>
          <table:table-cell/>
        </table:table-row>
        <table:table-row table:style-name="ro1">
          <table:table-cell office:value-type="float" office:value="10.633334">
            <text:p>10,633334</text:p>
          </table:table-cell>
          <table:table-cell office:value-type="float" office:value="0.202851">
            <text:p>0,202851</text:p>
          </table:table-cell>
          <table:table-cell/>
        </table:table-row>
        <table:table-row table:style-name="ro1">
          <table:table-cell office:value-type="float" office:value="10.666667">
            <text:p>10,666667</text:p>
          </table:table-cell>
          <table:table-cell office:value-type="float" office:value="0.222428">
            <text:p>0,222428</text:p>
          </table:table-cell>
          <table:table-cell/>
        </table:table-row>
        <table:table-row table:style-name="ro1">
          <table:table-cell office:value-type="float" office:value="10.700001">
            <text:p>10,700001</text:p>
          </table:table-cell>
          <table:table-cell office:value-type="float" office:value="0.215205">
            <text:p>0,215205</text:p>
          </table:table-cell>
          <table:table-cell/>
        </table:table-row>
        <table:table-row table:style-name="ro1">
          <table:table-cell office:value-type="float" office:value="10.733334">
            <text:p>10,733334</text:p>
          </table:table-cell>
          <table:table-cell office:value-type="float" office:value="0.222276">
            <text:p>0,222276</text:p>
          </table:table-cell>
          <table:table-cell/>
        </table:table-row>
        <table:table-row table:style-name="ro1">
          <table:table-cell office:value-type="float" office:value="10.766667">
            <text:p>10,766667</text:p>
          </table:table-cell>
          <table:table-cell office:value-type="float" office:value="0.221027">
            <text:p>0,221027</text:p>
          </table:table-cell>
          <table:table-cell/>
        </table:table-row>
        <table:table-row table:style-name="ro1">
          <table:table-cell office:value-type="float" office:value="10.800001">
            <text:p>10,800001</text:p>
          </table:table-cell>
          <table:table-cell office:value-type="float" office:value="0.23094">
            <text:p>0,23094</text:p>
          </table:table-cell>
          <table:table-cell/>
        </table:table-row>
        <table:table-row table:style-name="ro1">
          <table:table-cell office:value-type="float" office:value="10.833334">
            <text:p>10,833334</text:p>
          </table:table-cell>
          <table:table-cell office:value-type="float" office:value="0.229756">
            <text:p>0,229756</text:p>
          </table:table-cell>
          <table:table-cell/>
        </table:table-row>
        <table:table-row table:style-name="ro1">
          <table:table-cell office:value-type="float" office:value="10.866667">
            <text:p>10,866667</text:p>
          </table:table-cell>
          <table:table-cell office:value-type="float" office:value="0.228349">
            <text:p>0,228349</text:p>
          </table:table-cell>
          <table:table-cell/>
        </table:table-row>
        <table:table-row table:style-name="ro1">
          <table:table-cell office:value-type="float" office:value="10.900001">
            <text:p>10,900001</text:p>
          </table:table-cell>
          <table:table-cell office:value-type="float" office:value="0.239273">
            <text:p>0,239273</text:p>
          </table:table-cell>
          <table:table-cell/>
        </table:table-row>
        <table:table-row table:style-name="ro1">
          <table:table-cell office:value-type="float" office:value="10.933334">
            <text:p>10,933334</text:p>
          </table:table-cell>
          <table:table-cell office:value-type="float" office:value="0.225497">
            <text:p>0,225497</text:p>
          </table:table-cell>
          <table:table-cell/>
        </table:table-row>
        <table:table-row table:style-name="ro1">
          <table:table-cell office:value-type="float" office:value="10.966667">
            <text:p>10,966667</text:p>
          </table:table-cell>
          <table:table-cell office:value-type="float" office:value="0.216096">
            <text:p>0,216096</text:p>
          </table:table-cell>
          <table:table-cell/>
        </table:table-row>
        <table:table-row table:style-name="ro1">
          <table:table-cell office:value-type="float" office:value="11.000001">
            <text:p>11,000001</text:p>
          </table:table-cell>
          <table:table-cell office:value-type="float" office:value="0.225284">
            <text:p>0,225284</text:p>
          </table:table-cell>
          <table:table-cell/>
        </table:table-row>
        <table:table-row table:style-name="ro1">
          <table:table-cell office:value-type="float" office:value="11.033334">
            <text:p>11,033334</text:p>
          </table:table-cell>
          <table:table-cell office:value-type="float" office:value="0.213493">
            <text:p>0,213493</text:p>
          </table:table-cell>
          <table:table-cell/>
        </table:table-row>
        <table:table-row table:style-name="ro1">
          <table:table-cell office:value-type="float" office:value="11.066667">
            <text:p>11,066667</text:p>
          </table:table-cell>
          <table:table-cell office:value-type="float" office:value="0.20597">
            <text:p>0,20597</text:p>
          </table:table-cell>
          <table:table-cell/>
        </table:table-row>
        <table:table-row table:style-name="ro1">
          <table:table-cell office:value-type="float" office:value="11.100001">
            <text:p>11,100001</text:p>
          </table:table-cell>
          <table:table-cell office:value-type="float" office:value="0.217477">
            <text:p>0,217477</text:p>
          </table:table-cell>
          <table:table-cell/>
        </table:table-row>
        <table:table-row table:style-name="ro1">
          <table:table-cell office:value-type="float" office:value="11.133334">
            <text:p>11,133334</text:p>
          </table:table-cell>
          <table:table-cell office:value-type="float" office:value="0.20233">
            <text:p>0,20233</text:p>
          </table:table-cell>
          <table:table-cell/>
        </table:table-row>
        <table:table-row table:style-name="ro1">
          <table:table-cell office:value-type="float" office:value="11.166667">
            <text:p>11,166667</text:p>
          </table:table-cell>
          <table:table-cell office:value-type="float" office:value="0.20442">
            <text:p>0,20442</text:p>
          </table:table-cell>
          <table:table-cell/>
        </table:table-row>
        <table:table-row table:style-name="ro1">
          <table:table-cell office:value-type="float" office:value="11.200001">
            <text:p>11,200001</text:p>
          </table:table-cell>
          <table:table-cell office:value-type="float" office:value="0.204258">
            <text:p>0,204258</text:p>
          </table:table-cell>
          <table:table-cell/>
        </table:table-row>
        <table:table-row table:style-name="ro1">
          <table:table-cell office:value-type="float" office:value="11.233334">
            <text:p>11,233334</text:p>
          </table:table-cell>
          <table:table-cell office:value-type="float" office:value="0.24077">
            <text:p>0,24077</text:p>
          </table:table-cell>
          <table:table-cell/>
        </table:table-row>
        <table:table-row table:style-name="ro1">
          <table:table-cell office:value-type="float" office:value="11.266667">
            <text:p>11,266667</text:p>
          </table:table-cell>
          <table:table-cell office:value-type="float" office:value="0.211007">
            <text:p>0,211007</text:p>
          </table:table-cell>
          <table:table-cell/>
        </table:table-row>
        <table:table-row table:style-name="ro1">
          <table:table-cell office:value-type="float" office:value="11.300001">
            <text:p>11,300001</text:p>
          </table:table-cell>
          <table:table-cell office:value-type="float" office:value="0.233264">
            <text:p>0,233264</text:p>
          </table:table-cell>
          <table:table-cell/>
        </table:table-row>
        <table:table-row table:style-name="ro1">
          <table:table-cell office:value-type="float" office:value="11.333334">
            <text:p>11,333334</text:p>
          </table:table-cell>
          <table:table-cell office:value-type="float" office:value="0.216465">
            <text:p>0,216465</text:p>
          </table:table-cell>
          <table:table-cell/>
        </table:table-row>
        <table:table-row table:style-name="ro1">
          <table:table-cell office:value-type="float" office:value="11.366667">
            <text:p>11,366667</text:p>
          </table:table-cell>
          <table:table-cell office:value-type="float" office:value="0.233939">
            <text:p>0,233939</text:p>
          </table:table-cell>
          <table:table-cell/>
        </table:table-row>
        <table:table-row table:style-name="ro1">
          <table:table-cell office:value-type="float" office:value="11.400001">
            <text:p>11,400001</text:p>
          </table:table-cell>
          <table:table-cell office:value-type="float" office:value="0.217745">
            <text:p>0,217745</text:p>
          </table:table-cell>
          <table:table-cell/>
        </table:table-row>
        <table:table-row table:style-name="ro1">
          <table:table-cell office:value-type="float" office:value="11.433334">
            <text:p>11,433334</text:p>
          </table:table-cell>
          <table:table-cell office:value-type="float" office:value="0.226919">
            <text:p>0,226919</text:p>
          </table:table-cell>
          <table:table-cell/>
        </table:table-row>
        <table:table-row table:style-name="ro1">
          <table:table-cell office:value-type="float" office:value="11.466667">
            <text:p>11,466667</text:p>
          </table:table-cell>
          <table:table-cell office:value-type="float" office:value="0.20675">
            <text:p>0,20675</text:p>
          </table:table-cell>
          <table:table-cell/>
        </table:table-row>
        <table:table-row table:style-name="ro1">
          <table:table-cell office:value-type="float" office:value="11.500001">
            <text:p>11,500001</text:p>
          </table:table-cell>
          <table:table-cell office:value-type="float" office:value="0.215583">
            <text:p>0,215583</text:p>
          </table:table-cell>
          <table:table-cell/>
        </table:table-row>
        <table:table-row table:style-name="ro1">
          <table:table-cell office:value-type="float" office:value="11.533334">
            <text:p>11,533334</text:p>
          </table:table-cell>
          <table:table-cell office:value-type="float" office:value="0.216999">
            <text:p>0,216999</text:p>
          </table:table-cell>
          <table:table-cell/>
        </table:table-row>
        <table:table-row table:style-name="ro1">
          <table:table-cell office:value-type="float" office:value="11.566667">
            <text:p>11,566667</text:p>
          </table:table-cell>
          <table:table-cell office:value-type="float" office:value="0.22745">
            <text:p>0,22745</text:p>
          </table:table-cell>
          <table:table-cell/>
        </table:table-row>
        <table:table-row table:style-name="ro1">
          <table:table-cell office:value-type="float" office:value="11.600001">
            <text:p>11,600001</text:p>
          </table:table-cell>
          <table:table-cell office:value-type="float" office:value="0.227416">
            <text:p>0,227416</text:p>
          </table:table-cell>
          <table:table-cell/>
        </table:table-row>
        <table:table-row table:style-name="ro1">
          <table:table-cell office:value-type="float" office:value="11.633334">
            <text:p>11,633334</text:p>
          </table:table-cell>
          <table:table-cell office:value-type="float" office:value="0.226764">
            <text:p>0,226764</text:p>
          </table:table-cell>
          <table:table-cell/>
        </table:table-row>
        <table:table-row table:style-name="ro1">
          <table:table-cell office:value-type="float" office:value="11.666667">
            <text:p>11,666667</text:p>
          </table:table-cell>
          <table:table-cell office:value-type="float" office:value="0.260787">
            <text:p>0,260787</text:p>
          </table:table-cell>
          <table:table-cell/>
        </table:table-row>
        <table:table-row table:style-name="ro1">
          <table:table-cell office:value-type="float" office:value="11.700001">
            <text:p>11,700001</text:p>
          </table:table-cell>
          <table:table-cell office:value-type="float" office:value="0.237435">
            <text:p>0,237435</text:p>
          </table:table-cell>
          <table:table-cell/>
        </table:table-row>
        <table:table-row table:style-name="ro1">
          <table:table-cell office:value-type="float" office:value="11.733334">
            <text:p>11,733334</text:p>
          </table:table-cell>
          <table:table-cell office:value-type="float" office:value="0.247193">
            <text:p>0,247193</text:p>
          </table:table-cell>
          <table:table-cell/>
        </table:table-row>
        <table:table-row table:style-name="ro1">
          <table:table-cell office:value-type="float" office:value="11.766667">
            <text:p>11,766667</text:p>
          </table:table-cell>
          <table:table-cell office:value-type="float" office:value="0.252116">
            <text:p>0,252116</text:p>
          </table:table-cell>
          <table:table-cell/>
        </table:table-row>
        <table:table-row table:style-name="ro1">
          <table:table-cell office:value-type="float" office:value="11.800001">
            <text:p>11,800001</text:p>
          </table:table-cell>
          <table:table-cell office:value-type="float" office:value="0.256131">
            <text:p>0,256131</text:p>
          </table:table-cell>
          <table:table-cell office:value-type="string">
            <text:p>Generando nueva Gausiana: Amp=12.6925nm <text:s/>s=0.00515s</text:p>
          </table:table-cell>
        </table:table-row>
        <table:table-row table:style-name="ro1">
          <table:table-cell office:value-type="float" office:value="11.833334">
            <text:p>11,833334</text:p>
          </table:table-cell>
          <table:table-cell office:value-type="float" office:value="0.292137">
            <text:p>0,292137</text:p>
          </table:table-cell>
          <table:table-cell/>
        </table:table-row>
        <table:table-row table:style-name="ro1">
          <table:table-cell office:value-type="float" office:value="11.866667">
            <text:p>11,866667</text:p>
          </table:table-cell>
          <table:table-cell office:value-type="float" office:value="0.284033">
            <text:p>0,284033</text:p>
          </table:table-cell>
          <table:table-cell/>
        </table:table-row>
        <table:table-row table:style-name="ro1">
          <table:table-cell office:value-type="float" office:value="11.900001">
            <text:p>11,900001</text:p>
          </table:table-cell>
          <table:table-cell office:value-type="float" office:value="0.292828">
            <text:p>0,292828</text:p>
          </table:table-cell>
          <table:table-cell/>
        </table:table-row>
        <table:table-row table:style-name="ro1">
          <table:table-cell office:value-type="float" office:value="11.933334">
            <text:p>11,933334</text:p>
          </table:table-cell>
          <table:table-cell office:value-type="float" office:value="0.274256">
            <text:p>0,274256</text:p>
          </table:table-cell>
          <table:table-cell office:value-type="string">
            <text:p>Mejor to encontrado: to=0.000651s</text:p>
          </table:table-cell>
        </table:table-row>
        <table:table-row table:style-name="ro1">
          <table:table-cell office:value-type="float" office:value="11.966667">
            <text:p>11,966667</text:p>
          </table:table-cell>
          <table:table-cell office:value-type="float" office:value="0.271629">
            <text:p>0,271629</text:p>
          </table:table-cell>
          <table:table-cell/>
        </table:table-row>
        <table:table-row table:style-name="ro1">
          <table:table-cell office:value-type="float" office:value="12.000001">
            <text:p>12,000001</text:p>
          </table:table-cell>
          <table:table-cell office:value-type="float" office:value="0.268257">
            <text:p>0,268257</text:p>
          </table:table-cell>
          <table:table-cell/>
        </table:table-row>
        <table:table-row table:style-name="ro1">
          <table:table-cell office:value-type="float" office:value="12.033334">
            <text:p>12,033334</text:p>
          </table:table-cell>
          <table:table-cell office:value-type="float" office:value="0.274823">
            <text:p>0,274823</text:p>
          </table:table-cell>
          <table:table-cell/>
        </table:table-row>
        <table:table-row table:style-name="ro1">
          <table:table-cell office:value-type="float" office:value="12.066667">
            <text:p>12,066667</text:p>
          </table:table-cell>
          <table:table-cell office:value-type="float" office:value="0.28782">
            <text:p>0,28782</text:p>
          </table:table-cell>
          <table:table-cell/>
        </table:table-row>
        <table:table-row table:style-name="ro1">
          <table:table-cell office:value-type="float" office:value="12.100001">
            <text:p>12,100001</text:p>
          </table:table-cell>
          <table:table-cell office:value-type="float" office:value="0.286711">
            <text:p>0,286711</text:p>
          </table:table-cell>
          <table:table-cell/>
        </table:table-row>
        <table:table-row table:style-name="ro1">
          <table:table-cell office:value-type="float" office:value="12.133334">
            <text:p>12,133334</text:p>
          </table:table-cell>
          <table:table-cell office:value-type="float" office:value="0.272599">
            <text:p>0,272599</text:p>
          </table:table-cell>
          <table:table-cell/>
        </table:table-row>
        <table:table-row table:style-name="ro1">
          <table:table-cell office:value-type="float" office:value="12.166667">
            <text:p>12,166667</text:p>
          </table:table-cell>
          <table:table-cell office:value-type="float" office:value="0.275703">
            <text:p>0,275703</text:p>
          </table:table-cell>
          <table:table-cell/>
        </table:table-row>
        <table:table-row table:style-name="ro1">
          <table:table-cell office:value-type="float" office:value="12.200001">
            <text:p>12,200001</text:p>
          </table:table-cell>
          <table:table-cell office:value-type="float" office:value="0.278427">
            <text:p>0,278427</text:p>
          </table:table-cell>
          <table:table-cell/>
        </table:table-row>
        <table:table-row table:style-name="ro1">
          <table:table-cell office:value-type="float" office:value="12.233334">
            <text:p>12,233334</text:p>
          </table:table-cell>
          <table:table-cell office:value-type="float" office:value="0.278417">
            <text:p>0,278417</text:p>
          </table:table-cell>
          <table:table-cell/>
        </table:table-row>
        <table:table-row table:style-name="ro1">
          <table:table-cell office:value-type="float" office:value="12.266667">
            <text:p>12,266667</text:p>
          </table:table-cell>
          <table:table-cell office:value-type="float" office:value="0.274854">
            <text:p>0,274854</text:p>
          </table:table-cell>
          <table:table-cell/>
        </table:table-row>
        <table:table-row table:style-name="ro1">
          <table:table-cell office:value-type="float" office:value="12.300001">
            <text:p>12,300001</text:p>
          </table:table-cell>
          <table:table-cell office:value-type="float" office:value="0.280286">
            <text:p>0,280286</text:p>
          </table:table-cell>
          <table:table-cell/>
        </table:table-row>
        <table:table-row table:style-name="ro1">
          <table:table-cell office:value-type="float" office:value="12.333334">
            <text:p>12,333334</text:p>
          </table:table-cell>
          <table:table-cell office:value-type="float" office:value="0.277379">
            <text:p>0,277379</text:p>
          </table:table-cell>
          <table:table-cell/>
        </table:table-row>
        <table:table-row table:style-name="ro1">
          <table:table-cell office:value-type="float" office:value="12.366667">
            <text:p>12,366667</text:p>
          </table:table-cell>
          <table:table-cell office:value-type="float" office:value="0.278399">
            <text:p>0,278399</text:p>
          </table:table-cell>
          <table:table-cell/>
        </table:table-row>
        <table:table-row table:style-name="ro1">
          <table:table-cell office:value-type="float" office:value="12.400001">
            <text:p>12,400001</text:p>
          </table:table-cell>
          <table:table-cell office:value-type="float" office:value="0.27492">
            <text:p>0,27492</text:p>
          </table:table-cell>
          <table:table-cell/>
        </table:table-row>
        <table:table-row table:style-name="ro1">
          <table:table-cell office:value-type="float" office:value="12.433334">
            <text:p>12,433334</text:p>
          </table:table-cell>
          <table:table-cell office:value-type="float" office:value="0.254807">
            <text:p>0,254807</text:p>
          </table:table-cell>
          <table:table-cell/>
        </table:table-row>
        <table:table-row table:style-name="ro1">
          <table:table-cell office:value-type="float" office:value="12.466667">
            <text:p>12,466667</text:p>
          </table:table-cell>
          <table:table-cell office:value-type="float" office:value="0.269338">
            <text:p>0,269338</text:p>
          </table:table-cell>
          <table:table-cell/>
        </table:table-row>
        <table:table-row table:style-name="ro1">
          <table:table-cell office:value-type="float" office:value="12.500001">
            <text:p>12,500001</text:p>
          </table:table-cell>
          <table:table-cell office:value-type="float" office:value="0.270248">
            <text:p>0,270248</text:p>
          </table:table-cell>
          <table:table-cell/>
        </table:table-row>
        <table:table-row table:style-name="ro1">
          <table:table-cell office:value-type="float" office:value="12.533334">
            <text:p>12,533334</text:p>
          </table:table-cell>
          <table:table-cell office:value-type="float" office:value="0.281591">
            <text:p>0,281591</text:p>
          </table:table-cell>
          <table:table-cell/>
        </table:table-row>
        <table:table-row table:style-name="ro1">
          <table:table-cell office:value-type="float" office:value="12.566667">
            <text:p>12,566667</text:p>
          </table:table-cell>
          <table:table-cell office:value-type="float" office:value="0.272619">
            <text:p>0,272619</text:p>
          </table:table-cell>
          <table:table-cell/>
        </table:table-row>
        <table:table-row table:style-name="ro1">
          <table:table-cell office:value-type="float" office:value="12.600001">
            <text:p>12,600001</text:p>
          </table:table-cell>
          <table:table-cell office:value-type="float" office:value="0.266586">
            <text:p>0,266586</text:p>
          </table:table-cell>
          <table:table-cell/>
        </table:table-row>
        <table:table-row table:style-name="ro1">
          <table:table-cell office:value-type="float" office:value="12.633334">
            <text:p>12,633334</text:p>
          </table:table-cell>
          <table:table-cell office:value-type="float" office:value="0.282131">
            <text:p>0,282131</text:p>
          </table:table-cell>
          <table:table-cell/>
        </table:table-row>
        <table:table-row table:style-name="ro1">
          <table:table-cell office:value-type="float" office:value="12.666667">
            <text:p>12,666667</text:p>
          </table:table-cell>
          <table:table-cell office:value-type="float" office:value="0.264863">
            <text:p>0,264863</text:p>
          </table:table-cell>
          <table:table-cell/>
        </table:table-row>
        <table:table-row table:style-name="ro1">
          <table:table-cell office:value-type="float" office:value="12.700001">
            <text:p>12,700001</text:p>
          </table:table-cell>
          <table:table-cell office:value-type="float" office:value="0.261608">
            <text:p>0,261608</text:p>
          </table:table-cell>
          <table:table-cell/>
        </table:table-row>
        <table:table-row table:style-name="ro1">
          <table:table-cell office:value-type="float" office:value="12.733334">
            <text:p>12,733334</text:p>
          </table:table-cell>
          <table:table-cell office:value-type="float" office:value="0.262773">
            <text:p>0,262773</text:p>
          </table:table-cell>
          <table:table-cell/>
        </table:table-row>
        <table:table-row table:style-name="ro1">
          <table:table-cell office:value-type="float" office:value="12.766667">
            <text:p>12,766667</text:p>
          </table:table-cell>
          <table:table-cell office:value-type="float" office:value="0.271795">
            <text:p>0,271795</text:p>
          </table:table-cell>
          <table:table-cell/>
        </table:table-row>
        <table:table-row table:style-name="ro1">
          <table:table-cell office:value-type="float" office:value="12.800001">
            <text:p>12,800001</text:p>
          </table:table-cell>
          <table:table-cell office:value-type="float" office:value="0.285481">
            <text:p>0,285481</text:p>
          </table:table-cell>
          <table:table-cell/>
        </table:table-row>
        <table:table-row table:style-name="ro1">
          <table:table-cell office:value-type="float" office:value="12.833334">
            <text:p>12,833334</text:p>
          </table:table-cell>
          <table:table-cell office:value-type="float" office:value="0.287536">
            <text:p>0,287536</text:p>
          </table:table-cell>
          <table:table-cell/>
        </table:table-row>
        <table:table-row table:style-name="ro1">
          <table:table-cell office:value-type="float" office:value="12.866667">
            <text:p>12,866667</text:p>
          </table:table-cell>
          <table:table-cell office:value-type="float" office:value="0.270853">
            <text:p>0,270853</text:p>
          </table:table-cell>
          <table:table-cell/>
        </table:table-row>
        <table:table-row table:style-name="ro1">
          <table:table-cell office:value-type="float" office:value="12.900001">
            <text:p>12,900001</text:p>
          </table:table-cell>
          <table:table-cell office:value-type="float" office:value="0.277253">
            <text:p>0,277253</text:p>
          </table:table-cell>
          <table:table-cell/>
        </table:table-row>
        <table:table-row table:style-name="ro1">
          <table:table-cell office:value-type="float" office:value="12.933334">
            <text:p>12,933334</text:p>
          </table:table-cell>
          <table:table-cell office:value-type="float" office:value="0.265577">
            <text:p>0,265577</text:p>
          </table:table-cell>
          <table:table-cell/>
        </table:table-row>
        <table:table-row table:style-name="ro1">
          <table:table-cell office:value-type="float" office:value="12.966667">
            <text:p>12,966667</text:p>
          </table:table-cell>
          <table:table-cell office:value-type="float" office:value="0.278699">
            <text:p>0,278699</text:p>
          </table:table-cell>
          <table:table-cell/>
        </table:table-row>
        <table:table-row table:style-name="ro1">
          <table:table-cell office:value-type="float" office:value="13.000001">
            <text:p>13,000001</text:p>
          </table:table-cell>
          <table:table-cell office:value-type="float" office:value="0.280009">
            <text:p>0,280009</text:p>
          </table:table-cell>
          <table:table-cell/>
        </table:table-row>
        <table:table-row table:style-name="ro1">
          <table:table-cell office:value-type="float" office:value="13.033334">
            <text:p>13,033334</text:p>
          </table:table-cell>
          <table:table-cell office:value-type="float" office:value="0.278868">
            <text:p>0,278868</text:p>
          </table:table-cell>
          <table:table-cell/>
        </table:table-row>
        <table:table-row table:style-name="ro1">
          <table:table-cell office:value-type="float" office:value="13.066667">
            <text:p>13,066667</text:p>
          </table:table-cell>
          <table:table-cell office:value-type="float" office:value="0.282809">
            <text:p>0,282809</text:p>
          </table:table-cell>
          <table:table-cell/>
        </table:table-row>
        <table:table-row table:style-name="ro1">
          <table:table-cell office:value-type="float" office:value="13.100001">
            <text:p>13,100001</text:p>
          </table:table-cell>
          <table:table-cell office:value-type="float" office:value="0.272828">
            <text:p>0,272828</text:p>
          </table:table-cell>
          <table:table-cell/>
        </table:table-row>
        <table:table-row table:style-name="ro1">
          <table:table-cell office:value-type="float" office:value="13.133334">
            <text:p>13,133334</text:p>
          </table:table-cell>
          <table:table-cell office:value-type="float" office:value="0.289495">
            <text:p>0,289495</text:p>
          </table:table-cell>
          <table:table-cell/>
        </table:table-row>
        <table:table-row table:style-name="ro1">
          <table:table-cell office:value-type="float" office:value="13.166667">
            <text:p>13,166667</text:p>
          </table:table-cell>
          <table:table-cell office:value-type="float" office:value="0.26923">
            <text:p>0,26923</text:p>
          </table:table-cell>
          <table:table-cell/>
        </table:table-row>
        <table:table-row table:style-name="ro1">
          <table:table-cell office:value-type="float" office:value="13.200001">
            <text:p>13,200001</text:p>
          </table:table-cell>
          <table:table-cell office:value-type="float" office:value="0.272371">
            <text:p>0,272371</text:p>
          </table:table-cell>
          <table:table-cell/>
        </table:table-row>
        <table:table-row table:style-name="ro1">
          <table:table-cell office:value-type="float" office:value="13.233334">
            <text:p>13,233334</text:p>
          </table:table-cell>
          <table:table-cell office:value-type="float" office:value="0.272302">
            <text:p>0,272302</text:p>
          </table:table-cell>
          <table:table-cell/>
        </table:table-row>
        <table:table-row table:style-name="ro1">
          <table:table-cell office:value-type="float" office:value="13.266667">
            <text:p>13,266667</text:p>
          </table:table-cell>
          <table:table-cell office:value-type="float" office:value="0.269672">
            <text:p>0,269672</text:p>
          </table:table-cell>
          <table:table-cell/>
        </table:table-row>
        <table:table-row table:style-name="ro1">
          <table:table-cell office:value-type="float" office:value="13.300001">
            <text:p>13,300001</text:p>
          </table:table-cell>
          <table:table-cell office:value-type="float" office:value="0.271179">
            <text:p>0,271179</text:p>
          </table:table-cell>
          <table:table-cell/>
        </table:table-row>
        <table:table-row table:style-name="ro1">
          <table:table-cell office:value-type="float" office:value="13.333334">
            <text:p>13,333334</text:p>
          </table:table-cell>
          <table:table-cell office:value-type="float" office:value="0.292697">
            <text:p>0,292697</text:p>
          </table:table-cell>
          <table:table-cell/>
        </table:table-row>
        <table:table-row table:style-name="ro1">
          <table:table-cell office:value-type="float" office:value="13.366667">
            <text:p>13,366667</text:p>
          </table:table-cell>
          <table:table-cell office:value-type="float" office:value="0.281179">
            <text:p>0,281179</text:p>
          </table:table-cell>
          <table:table-cell/>
        </table:table-row>
        <table:table-row table:style-name="ro1">
          <table:table-cell office:value-type="float" office:value="13.400001">
            <text:p>13,400001</text:p>
          </table:table-cell>
          <table:table-cell office:value-type="float" office:value="0.280299">
            <text:p>0,280299</text:p>
          </table:table-cell>
          <table:table-cell/>
        </table:table-row>
        <table:table-row table:style-name="ro1">
          <table:table-cell office:value-type="float" office:value="13.433334">
            <text:p>13,433334</text:p>
          </table:table-cell>
          <table:table-cell office:value-type="float" office:value="0.298613">
            <text:p>0,298613</text:p>
          </table:table-cell>
          <table:table-cell/>
        </table:table-row>
        <table:table-row table:style-name="ro1">
          <table:table-cell office:value-type="float" office:value="13.466667">
            <text:p>13,466667</text:p>
          </table:table-cell>
          <table:table-cell office:value-type="float" office:value="0.279791">
            <text:p>0,279791</text:p>
          </table:table-cell>
          <table:table-cell/>
        </table:table-row>
        <table:table-row table:style-name="ro1">
          <table:table-cell office:value-type="float" office:value="13.500001">
            <text:p>13,500001</text:p>
          </table:table-cell>
          <table:table-cell office:value-type="float" office:value="0.271628">
            <text:p>0,271628</text:p>
          </table:table-cell>
          <table:table-cell/>
        </table:table-row>
        <table:table-row table:style-name="ro1">
          <table:table-cell office:value-type="float" office:value="13.533334">
            <text:p>13,533334</text:p>
          </table:table-cell>
          <table:table-cell office:value-type="float" office:value="0.275098">
            <text:p>0,275098</text:p>
          </table:table-cell>
          <table:table-cell/>
        </table:table-row>
        <table:table-row table:style-name="ro1">
          <table:table-cell office:value-type="float" office:value="13.566667">
            <text:p>13,566667</text:p>
          </table:table-cell>
          <table:table-cell office:value-type="float" office:value="0.295513">
            <text:p>0,295513</text:p>
          </table:table-cell>
          <table:table-cell/>
        </table:table-row>
        <table:table-row table:style-name="ro1">
          <table:table-cell office:value-type="float" office:value="13.600001">
            <text:p>13,600001</text:p>
          </table:table-cell>
          <table:table-cell office:value-type="float" office:value="0.291272">
            <text:p>0,291272</text:p>
          </table:table-cell>
          <table:table-cell/>
        </table:table-row>
        <table:table-row table:style-name="ro1">
          <table:table-cell office:value-type="float" office:value="13.633334">
            <text:p>13,633334</text:p>
          </table:table-cell>
          <table:table-cell office:value-type="float" office:value="0.277375">
            <text:p>0,277375</text:p>
          </table:table-cell>
          <table:table-cell/>
        </table:table-row>
        <table:table-row table:style-name="ro1">
          <table:table-cell office:value-type="float" office:value="13.666667">
            <text:p>13,666667</text:p>
          </table:table-cell>
          <table:table-cell office:value-type="float" office:value="0.274845">
            <text:p>0,274845</text:p>
          </table:table-cell>
          <table:table-cell/>
        </table:table-row>
        <table:table-row table:style-name="ro1">
          <table:table-cell office:value-type="float" office:value="13.700001">
            <text:p>13,700001</text:p>
          </table:table-cell>
          <table:table-cell office:value-type="float" office:value="0.280393">
            <text:p>0,280393</text:p>
          </table:table-cell>
          <table:table-cell/>
        </table:table-row>
        <table:table-row table:style-name="ro1">
          <table:table-cell office:value-type="float" office:value="13.733334">
            <text:p>13,733334</text:p>
          </table:table-cell>
          <table:table-cell office:value-type="float" office:value="0.275076">
            <text:p>0,275076</text:p>
          </table:table-cell>
          <table:table-cell/>
        </table:table-row>
        <table:table-row table:style-name="ro1">
          <table:table-cell office:value-type="float" office:value="13.766667">
            <text:p>13,766667</text:p>
          </table:table-cell>
          <table:table-cell office:value-type="float" office:value="0.277517">
            <text:p>0,277517</text:p>
          </table:table-cell>
          <table:table-cell/>
        </table:table-row>
        <table:table-row table:style-name="ro1">
          <table:table-cell office:value-type="float" office:value="13.800001">
            <text:p>13,800001</text:p>
          </table:table-cell>
          <table:table-cell office:value-type="float" office:value="0.271225">
            <text:p>0,271225</text:p>
          </table:table-cell>
          <table:table-cell/>
        </table:table-row>
        <table:table-row table:style-name="ro1">
          <table:table-cell office:value-type="float" office:value="13.833334">
            <text:p>13,833334</text:p>
          </table:table-cell>
          <table:table-cell office:value-type="float" office:value="0.283879">
            <text:p>0,283879</text:p>
          </table:table-cell>
          <table:table-cell/>
        </table:table-row>
        <table:table-row table:style-name="ro1">
          <table:table-cell office:value-type="float" office:value="13.866667">
            <text:p>13,866667</text:p>
          </table:table-cell>
          <table:table-cell office:value-type="float" office:value="0.263971">
            <text:p>0,263971</text:p>
          </table:table-cell>
          <table:table-cell/>
        </table:table-row>
        <table:table-row table:style-name="ro1">
          <table:table-cell office:value-type="float" office:value="13.900001">
            <text:p>13,900001</text:p>
          </table:table-cell>
          <table:table-cell office:value-type="float" office:value="0.273726">
            <text:p>0,273726</text:p>
          </table:table-cell>
          <table:table-cell/>
        </table:table-row>
        <table:table-row table:style-name="ro1">
          <table:table-cell office:value-type="float" office:value="13.933334">
            <text:p>13,933334</text:p>
          </table:table-cell>
          <table:table-cell office:value-type="float" office:value="0.273526">
            <text:p>0,273526</text:p>
          </table:table-cell>
          <table:table-cell/>
        </table:table-row>
        <table:table-row table:style-name="ro1">
          <table:table-cell office:value-type="float" office:value="13.966667">
            <text:p>13,966667</text:p>
          </table:table-cell>
          <table:table-cell office:value-type="float" office:value="0.278811">
            <text:p>0,278811</text:p>
          </table:table-cell>
          <table:table-cell/>
        </table:table-row>
        <table:table-row table:style-name="ro1">
          <table:table-cell office:value-type="float" office:value="14.000001">
            <text:p>14,000001</text:p>
          </table:table-cell>
          <table:table-cell office:value-type="float" office:value="0.272273">
            <text:p>0,272273</text:p>
          </table:table-cell>
          <table:table-cell/>
        </table:table-row>
        <table:table-row table:style-name="ro1">
          <table:table-cell office:value-type="float" office:value="14.033334">
            <text:p>14,033334</text:p>
          </table:table-cell>
          <table:table-cell office:value-type="float" office:value="0.276915">
            <text:p>0,276915</text:p>
          </table:table-cell>
          <table:table-cell/>
        </table:table-row>
        <table:table-row table:style-name="ro1">
          <table:table-cell office:value-type="float" office:value="14.066667">
            <text:p>14,066667</text:p>
          </table:table-cell>
          <table:table-cell office:value-type="float" office:value="0.263138">
            <text:p>0,263138</text:p>
          </table:table-cell>
          <table:table-cell/>
        </table:table-row>
        <table:table-row table:style-name="ro1">
          <table:table-cell office:value-type="float" office:value="14.100001">
            <text:p>14,100001</text:p>
          </table:table-cell>
          <table:table-cell office:value-type="float" office:value="0.287826">
            <text:p>0,287826</text:p>
          </table:table-cell>
          <table:table-cell/>
        </table:table-row>
        <table:table-row table:style-name="ro1">
          <table:table-cell office:value-type="float" office:value="14.133334">
            <text:p>14,133334</text:p>
          </table:table-cell>
          <table:table-cell office:value-type="float" office:value="0.273318">
            <text:p>0,273318</text:p>
          </table:table-cell>
          <table:table-cell/>
        </table:table-row>
        <table:table-row table:style-name="ro1">
          <table:table-cell office:value-type="float" office:value="14.166667">
            <text:p>14,166667</text:p>
          </table:table-cell>
          <table:table-cell office:value-type="float" office:value="0.267278">
            <text:p>0,267278</text:p>
          </table:table-cell>
          <table:table-cell/>
        </table:table-row>
        <table:table-row table:style-name="ro1">
          <table:table-cell office:value-type="float" office:value="14.200001">
            <text:p>14,200001</text:p>
          </table:table-cell>
          <table:table-cell office:value-type="float" office:value="0.271597">
            <text:p>0,271597</text:p>
          </table:table-cell>
          <table:table-cell/>
        </table:table-row>
        <table:table-row table:style-name="ro1">
          <table:table-cell office:value-type="float" office:value="14.233334">
            <text:p>14,233334</text:p>
          </table:table-cell>
          <table:table-cell office:value-type="float" office:value="0.27941">
            <text:p>0,27941</text:p>
          </table:table-cell>
          <table:table-cell/>
        </table:table-row>
        <table:table-row table:style-name="ro1">
          <table:table-cell office:value-type="float" office:value="14.266667">
            <text:p>14,266667</text:p>
          </table:table-cell>
          <table:table-cell office:value-type="float" office:value="0.282004">
            <text:p>0,282004</text:p>
          </table:table-cell>
          <table:table-cell/>
        </table:table-row>
        <table:table-row table:style-name="ro1">
          <table:table-cell office:value-type="float" office:value="14.300001">
            <text:p>14,300001</text:p>
          </table:table-cell>
          <table:table-cell office:value-type="float" office:value="0.276669">
            <text:p>0,276669</text:p>
          </table:table-cell>
          <table:table-cell/>
        </table:table-row>
        <table:table-row table:style-name="ro1">
          <table:table-cell office:value-type="float" office:value="14.333334">
            <text:p>14,333334</text:p>
          </table:table-cell>
          <table:table-cell office:value-type="float" office:value="0.277801">
            <text:p>0,277801</text:p>
          </table:table-cell>
          <table:table-cell/>
        </table:table-row>
        <table:table-row table:style-name="ro1">
          <table:table-cell office:value-type="float" office:value="14.366667">
            <text:p>14,366667</text:p>
          </table:table-cell>
          <table:table-cell office:value-type="float" office:value="0.275327">
            <text:p>0,275327</text:p>
          </table:table-cell>
          <table:table-cell/>
        </table:table-row>
        <table:table-row table:style-name="ro1">
          <table:table-cell office:value-type="float" office:value="14.400001">
            <text:p>14,400001</text:p>
          </table:table-cell>
          <table:table-cell office:value-type="float" office:value="0.26784">
            <text:p>0,26784</text:p>
          </table:table-cell>
          <table:table-cell/>
        </table:table-row>
        <table:table-row table:style-name="ro1">
          <table:table-cell office:value-type="float" office:value="14.433334">
            <text:p>14,433334</text:p>
          </table:table-cell>
          <table:table-cell office:value-type="float" office:value="0.258588">
            <text:p>0,258588</text:p>
          </table:table-cell>
          <table:table-cell/>
        </table:table-row>
        <table:table-row table:style-name="ro1">
          <table:table-cell office:value-type="float" office:value="14.466667">
            <text:p>14,466667</text:p>
          </table:table-cell>
          <table:table-cell office:value-type="float" office:value="0.273496">
            <text:p>0,273496</text:p>
          </table:table-cell>
          <table:table-cell/>
        </table:table-row>
        <table:table-row table:style-name="ro1">
          <table:table-cell office:value-type="float" office:value="14.500001">
            <text:p>14,500001</text:p>
          </table:table-cell>
          <table:table-cell office:value-type="float" office:value="0.250434">
            <text:p>0,250434</text:p>
          </table:table-cell>
          <table:table-cell/>
        </table:table-row>
        <table:table-row table:style-name="ro1">
          <table:table-cell office:value-type="float" office:value="14.533334">
            <text:p>14,533334</text:p>
          </table:table-cell>
          <table:table-cell office:value-type="float" office:value="0.276893">
            <text:p>0,276893</text:p>
          </table:table-cell>
          <table:table-cell/>
        </table:table-row>
        <table:table-row table:style-name="ro1">
          <table:table-cell office:value-type="float" office:value="14.566667">
            <text:p>14,566667</text:p>
          </table:table-cell>
          <table:table-cell office:value-type="float" office:value="0.28047">
            <text:p>0,28047</text:p>
          </table:table-cell>
          <table:table-cell/>
        </table:table-row>
        <table:table-row table:style-name="ro1">
          <table:table-cell office:value-type="float" office:value="14.600001">
            <text:p>14,600001</text:p>
          </table:table-cell>
          <table:table-cell office:value-type="float" office:value="0.275089">
            <text:p>0,275089</text:p>
          </table:table-cell>
          <table:table-cell/>
        </table:table-row>
        <table:table-row table:style-name="ro1">
          <table:table-cell office:value-type="float" office:value="14.633334">
            <text:p>14,633334</text:p>
          </table:table-cell>
          <table:table-cell office:value-type="float" office:value="0.278366">
            <text:p>0,278366</text:p>
          </table:table-cell>
          <table:table-cell/>
        </table:table-row>
        <table:table-row table:style-name="ro1">
          <table:table-cell office:value-type="float" office:value="14.666667">
            <text:p>14,666667</text:p>
          </table:table-cell>
          <table:table-cell office:value-type="float" office:value="0.283186">
            <text:p>0,283186</text:p>
          </table:table-cell>
          <table:table-cell/>
        </table:table-row>
        <table:table-row table:style-name="ro1">
          <table:table-cell office:value-type="float" office:value="14.700001">
            <text:p>14,700001</text:p>
          </table:table-cell>
          <table:table-cell office:value-type="float" office:value="0.273583">
            <text:p>0,273583</text:p>
          </table:table-cell>
          <table:table-cell/>
        </table:table-row>
        <table:table-row table:style-name="ro1">
          <table:table-cell office:value-type="float" office:value="14.733334">
            <text:p>14,733334</text:p>
          </table:table-cell>
          <table:table-cell office:value-type="float" office:value="0.283443">
            <text:p>0,283443</text:p>
          </table:table-cell>
          <table:table-cell/>
        </table:table-row>
        <table:table-row table:style-name="ro1">
          <table:table-cell office:value-type="float" office:value="14.766667">
            <text:p>14,766667</text:p>
          </table:table-cell>
          <table:table-cell office:value-type="float" office:value="0.280597">
            <text:p>0,280597</text:p>
          </table:table-cell>
          <table:table-cell/>
        </table:table-row>
        <table:table-row table:style-name="ro1">
          <table:table-cell office:value-type="float" office:value="14.800001">
            <text:p>14,800001</text:p>
          </table:table-cell>
          <table:table-cell office:value-type="float" office:value="0.277849">
            <text:p>0,277849</text:p>
          </table:table-cell>
          <table:table-cell/>
        </table:table-row>
        <table:table-row table:style-name="ro1">
          <table:table-cell office:value-type="float" office:value="14.833334">
            <text:p>14,833334</text:p>
          </table:table-cell>
          <table:table-cell office:value-type="float" office:value="0.273462">
            <text:p>0,273462</text:p>
          </table:table-cell>
          <table:table-cell/>
        </table:table-row>
        <table:table-row table:style-name="ro1">
          <table:table-cell office:value-type="float" office:value="14.866667">
            <text:p>14,866667</text:p>
          </table:table-cell>
          <table:table-cell office:value-type="float" office:value="0.265469">
            <text:p>0,265469</text:p>
          </table:table-cell>
          <table:table-cell/>
        </table:table-row>
        <table:table-row table:style-name="ro1">
          <table:table-cell office:value-type="float" office:value="14.900001">
            <text:p>14,900001</text:p>
          </table:table-cell>
          <table:table-cell office:value-type="float" office:value="0.276659">
            <text:p>0,276659</text:p>
          </table:table-cell>
          <table:table-cell/>
        </table:table-row>
        <table:table-row table:style-name="ro1">
          <table:table-cell office:value-type="float" office:value="14.933334">
            <text:p>14,933334</text:p>
          </table:table-cell>
          <table:table-cell office:value-type="float" office:value="0.282515">
            <text:p>0,282515</text:p>
          </table:table-cell>
          <table:table-cell/>
        </table:table-row>
        <table:table-row table:style-name="ro1">
          <table:table-cell office:value-type="float" office:value="14.966667">
            <text:p>14,966667</text:p>
          </table:table-cell>
          <table:table-cell office:value-type="float" office:value="0.265831">
            <text:p>0,265831</text:p>
          </table:table-cell>
          <table:table-cell/>
        </table:table-row>
        <table:table-row table:style-name="ro1">
          <table:table-cell office:value-type="float" office:value="15.000001">
            <text:p>15,000001</text:p>
          </table:table-cell>
          <table:table-cell office:value-type="float" office:value="0.282173">
            <text:p>0,282173</text:p>
          </table:table-cell>
          <table:table-cell/>
        </table:table-row>
        <table:table-row table:style-name="ro1">
          <table:table-cell office:value-type="float" office:value="15.033334">
            <text:p>15,033334</text:p>
          </table:table-cell>
          <table:table-cell office:value-type="float" office:value="0.280462">
            <text:p>0,280462</text:p>
          </table:table-cell>
          <table:table-cell/>
        </table:table-row>
        <table:table-row table:style-name="ro1">
          <table:table-cell office:value-type="float" office:value="15.066667">
            <text:p>15,066667</text:p>
          </table:table-cell>
          <table:table-cell office:value-type="float" office:value="0.271492">
            <text:p>0,271492</text:p>
          </table:table-cell>
          <table:table-cell/>
        </table:table-row>
        <table:table-row table:style-name="ro1">
          <table:table-cell office:value-type="float" office:value="15.100001">
            <text:p>15,100001</text:p>
          </table:table-cell>
          <table:table-cell office:value-type="float" office:value="0.281296">
            <text:p>0,281296</text:p>
          </table:table-cell>
          <table:table-cell/>
        </table:table-row>
        <table:table-row table:style-name="ro1">
          <table:table-cell office:value-type="float" office:value="15.133334">
            <text:p>15,133334</text:p>
          </table:table-cell>
          <table:table-cell office:value-type="float" office:value="0.269861">
            <text:p>0,269861</text:p>
          </table:table-cell>
          <table:table-cell/>
        </table:table-row>
        <table:table-row table:style-name="ro1">
          <table:table-cell office:value-type="float" office:value="15.166667">
            <text:p>15,166667</text:p>
          </table:table-cell>
          <table:table-cell office:value-type="float" office:value="0.269517">
            <text:p>0,269517</text:p>
          </table:table-cell>
          <table:table-cell/>
        </table:table-row>
        <table:table-row table:style-name="ro1">
          <table:table-cell office:value-type="float" office:value="15.200001">
            <text:p>15,200001</text:p>
          </table:table-cell>
          <table:table-cell office:value-type="float" office:value="0.263954">
            <text:p>0,263954</text:p>
          </table:table-cell>
          <table:table-cell/>
        </table:table-row>
        <table:table-row table:style-name="ro1">
          <table:table-cell office:value-type="float" office:value="15.233334">
            <text:p>15,233334</text:p>
          </table:table-cell>
          <table:table-cell office:value-type="float" office:value="0.282314">
            <text:p>0,282314</text:p>
          </table:table-cell>
          <table:table-cell/>
        </table:table-row>
        <table:table-row table:style-name="ro1">
          <table:table-cell office:value-type="float" office:value="15.266667">
            <text:p>15,266667</text:p>
          </table:table-cell>
          <table:table-cell office:value-type="float" office:value="0.295437">
            <text:p>0,295437</text:p>
          </table:table-cell>
          <table:table-cell/>
        </table:table-row>
        <table:table-row table:style-name="ro1">
          <table:table-cell office:value-type="float" office:value="15.300001">
            <text:p>15,300001</text:p>
          </table:table-cell>
          <table:table-cell office:value-type="float" office:value="0.285205">
            <text:p>0,285205</text:p>
          </table:table-cell>
          <table:table-cell/>
        </table:table-row>
        <table:table-row table:style-name="ro1">
          <table:table-cell office:value-type="float" office:value="15.333334">
            <text:p>15,333334</text:p>
          </table:table-cell>
          <table:table-cell office:value-type="float" office:value="0.277503">
            <text:p>0,277503</text:p>
          </table:table-cell>
          <table:table-cell/>
        </table:table-row>
        <table:table-row table:style-name="ro1">
          <table:table-cell office:value-type="float" office:value="15.366667">
            <text:p>15,366667</text:p>
          </table:table-cell>
          <table:table-cell office:value-type="float" office:value="0.278899">
            <text:p>0,278899</text:p>
          </table:table-cell>
          <table:table-cell/>
        </table:table-row>
        <table:table-row table:style-name="ro1">
          <table:table-cell office:value-type="float" office:value="15.400001">
            <text:p>15,400001</text:p>
          </table:table-cell>
          <table:table-cell office:value-type="float" office:value="0.283028">
            <text:p>0,283028</text:p>
          </table:table-cell>
          <table:table-cell/>
        </table:table-row>
        <table:table-row table:style-name="ro1">
          <table:table-cell office:value-type="float" office:value="15.433334">
            <text:p>15,433334</text:p>
          </table:table-cell>
          <table:table-cell office:value-type="float" office:value="0.286237">
            <text:p>0,286237</text:p>
          </table:table-cell>
          <table:table-cell/>
        </table:table-row>
        <table:table-row table:style-name="ro1">
          <table:table-cell office:value-type="float" office:value="15.466667">
            <text:p>15,466667</text:p>
          </table:table-cell>
          <table:table-cell office:value-type="float" office:value="0.269799">
            <text:p>0,269799</text:p>
          </table:table-cell>
          <table:table-cell/>
        </table:table-row>
        <table:table-row table:style-name="ro1">
          <table:table-cell office:value-type="float" office:value="15.500001">
            <text:p>15,500001</text:p>
          </table:table-cell>
          <table:table-cell office:value-type="float" office:value="0.266692">
            <text:p>0,266692</text:p>
          </table:table-cell>
          <table:table-cell/>
        </table:table-row>
        <table:table-row table:style-name="ro1">
          <table:table-cell office:value-type="float" office:value="15.533334">
            <text:p>15,533334</text:p>
          </table:table-cell>
          <table:table-cell office:value-type="float" office:value="0.285621">
            <text:p>0,285621</text:p>
          </table:table-cell>
          <table:table-cell/>
        </table:table-row>
        <table:table-row table:style-name="ro1">
          <table:table-cell office:value-type="float" office:value="15.566667">
            <text:p>15,566667</text:p>
          </table:table-cell>
          <table:table-cell office:value-type="float" office:value="0.278364">
            <text:p>0,278364</text:p>
          </table:table-cell>
          <table:table-cell/>
        </table:table-row>
        <table:table-row table:style-name="ro1">
          <table:table-cell office:value-type="float" office:value="15.600001">
            <text:p>15,600001</text:p>
          </table:table-cell>
          <table:table-cell office:value-type="float" office:value="0.270652">
            <text:p>0,270652</text:p>
          </table:table-cell>
          <table:table-cell/>
        </table:table-row>
        <table:table-row table:style-name="ro1">
          <table:table-cell office:value-type="float" office:value="15.633334">
            <text:p>15,633334</text:p>
          </table:table-cell>
          <table:table-cell office:value-type="float" office:value="0.261218">
            <text:p>0,261218</text:p>
          </table:table-cell>
          <table:table-cell/>
        </table:table-row>
        <table:table-row table:style-name="ro1">
          <table:table-cell office:value-type="float" office:value="15.666667">
            <text:p>15,666667</text:p>
          </table:table-cell>
          <table:table-cell office:value-type="float" office:value="0.282849">
            <text:p>0,282849</text:p>
          </table:table-cell>
          <table:table-cell/>
        </table:table-row>
        <table:table-row table:style-name="ro1">
          <table:table-cell office:value-type="float" office:value="15.700001">
            <text:p>15,700001</text:p>
          </table:table-cell>
          <table:table-cell office:value-type="float" office:value="0.28711">
            <text:p>0,28711</text:p>
          </table:table-cell>
          <table:table-cell/>
        </table:table-row>
        <table:table-row table:style-name="ro1">
          <table:table-cell office:value-type="float" office:value="15.733334">
            <text:p>15,733334</text:p>
          </table:table-cell>
          <table:table-cell office:value-type="float" office:value="0.272834">
            <text:p>0,272834</text:p>
          </table:table-cell>
          <table:table-cell/>
        </table:table-row>
        <table:table-row table:style-name="ro1">
          <table:table-cell office:value-type="float" office:value="15.766667">
            <text:p>15,766667</text:p>
          </table:table-cell>
          <table:table-cell office:value-type="float" office:value="0.279029">
            <text:p>0,279029</text:p>
          </table:table-cell>
          <table:table-cell/>
        </table:table-row>
        <table:table-row table:style-name="ro1">
          <table:table-cell office:value-type="float" office:value="15.800001">
            <text:p>15,800001</text:p>
          </table:table-cell>
          <table:table-cell office:value-type="float" office:value="0.273759">
            <text:p>0,273759</text:p>
          </table:table-cell>
          <table:table-cell/>
        </table:table-row>
        <table:table-row table:style-name="ro1">
          <table:table-cell office:value-type="float" office:value="15.833334">
            <text:p>15,833334</text:p>
          </table:table-cell>
          <table:table-cell office:value-type="float" office:value="0.281669">
            <text:p>0,281669</text:p>
          </table:table-cell>
          <table:table-cell/>
        </table:table-row>
        <table:table-row table:style-name="ro1">
          <table:table-cell office:value-type="float" office:value="15.866667">
            <text:p>15,866667</text:p>
          </table:table-cell>
          <table:table-cell office:value-type="float" office:value="0.283905">
            <text:p>0,283905</text:p>
          </table:table-cell>
          <table:table-cell/>
        </table:table-row>
        <table:table-row table:style-name="ro1">
          <table:table-cell office:value-type="float" office:value="15.900001">
            <text:p>15,900001</text:p>
          </table:table-cell>
          <table:table-cell office:value-type="float" office:value="0.285084">
            <text:p>0,285084</text:p>
          </table:table-cell>
          <table:table-cell/>
        </table:table-row>
        <table:table-row table:style-name="ro1">
          <table:table-cell office:value-type="float" office:value="15.933334">
            <text:p>15,933334</text:p>
          </table:table-cell>
          <table:table-cell office:value-type="float" office:value="0.28312">
            <text:p>0,28312</text:p>
          </table:table-cell>
          <table:table-cell/>
        </table:table-row>
        <table:table-row table:style-name="ro1">
          <table:table-cell office:value-type="float" office:value="15.966667">
            <text:p>15,966667</text:p>
          </table:table-cell>
          <table:table-cell office:value-type="float" office:value="0.258363">
            <text:p>0,258363</text:p>
          </table:table-cell>
          <table:table-cell/>
        </table:table-row>
        <table:table-row table:style-name="ro1">
          <table:table-cell office:value-type="float" office:value="16.000001">
            <text:p>16,000001</text:p>
          </table:table-cell>
          <table:table-cell office:value-type="float" office:value="0.262136">
            <text:p>0,262136</text:p>
          </table:table-cell>
          <table:table-cell/>
        </table:table-row>
        <table:table-row table:style-name="ro1">
          <table:table-cell office:value-type="float" office:value="16.033334">
            <text:p>16,033334</text:p>
          </table:table-cell>
          <table:table-cell office:value-type="float" office:value="0.270903">
            <text:p>0,270903</text:p>
          </table:table-cell>
          <table:table-cell/>
        </table:table-row>
        <table:table-row table:style-name="ro1">
          <table:table-cell office:value-type="float" office:value="16.066668">
            <text:p>16,066668</text:p>
          </table:table-cell>
          <table:table-cell office:value-type="float" office:value="0.262862">
            <text:p>0,262862</text:p>
          </table:table-cell>
          <table:table-cell/>
        </table:table-row>
        <table:table-row table:style-name="ro1">
          <table:table-cell office:value-type="float" office:value="16.100001">
            <text:p>16,100001</text:p>
          </table:table-cell>
          <table:table-cell office:value-type="float" office:value="0.272821">
            <text:p>0,272821</text:p>
          </table:table-cell>
          <table:table-cell/>
        </table:table-row>
        <table:table-row table:style-name="ro1">
          <table:table-cell office:value-type="float" office:value="16.133334">
            <text:p>16,133334</text:p>
          </table:table-cell>
          <table:table-cell office:value-type="float" office:value="0.272198">
            <text:p>0,272198</text:p>
          </table:table-cell>
          <table:table-cell/>
        </table:table-row>
        <table:table-row table:style-name="ro1">
          <table:table-cell office:value-type="float" office:value="16.166668">
            <text:p>16,166668</text:p>
          </table:table-cell>
          <table:table-cell office:value-type="float" office:value="0.291739">
            <text:p>0,291739</text:p>
          </table:table-cell>
          <table:table-cell/>
        </table:table-row>
        <table:table-row table:style-name="ro1">
          <table:table-cell office:value-type="float" office:value="16.200001">
            <text:p>16,200001</text:p>
          </table:table-cell>
          <table:table-cell office:value-type="float" office:value="0.272465">
            <text:p>0,272465</text:p>
          </table:table-cell>
          <table:table-cell/>
        </table:table-row>
        <table:table-row table:style-name="ro1">
          <table:table-cell office:value-type="float" office:value="16.233334">
            <text:p>16,233334</text:p>
          </table:table-cell>
          <table:table-cell office:value-type="float" office:value="0.269187">
            <text:p>0,269187</text:p>
          </table:table-cell>
          <table:table-cell/>
        </table:table-row>
        <table:table-row table:style-name="ro1">
          <table:table-cell office:value-type="float" office:value="16.266668">
            <text:p>16,266668</text:p>
          </table:table-cell>
          <table:table-cell office:value-type="float" office:value="0.271295">
            <text:p>0,271295</text:p>
          </table:table-cell>
          <table:table-cell/>
        </table:table-row>
        <table:table-row table:style-name="ro1">
          <table:table-cell office:value-type="float" office:value="16.300001">
            <text:p>16,300001</text:p>
          </table:table-cell>
          <table:table-cell office:value-type="float" office:value="0.259685">
            <text:p>0,259685</text:p>
          </table:table-cell>
          <table:table-cell/>
        </table:table-row>
        <table:table-row table:style-name="ro1">
          <table:table-cell office:value-type="float" office:value="16.333334">
            <text:p>16,333334</text:p>
          </table:table-cell>
          <table:table-cell office:value-type="float" office:value="0.262871">
            <text:p>0,262871</text:p>
          </table:table-cell>
          <table:table-cell/>
        </table:table-row>
        <table:table-row table:style-name="ro1">
          <table:table-cell office:value-type="float" office:value="16.366668">
            <text:p>16,366668</text:p>
          </table:table-cell>
          <table:table-cell office:value-type="float" office:value="0.268154">
            <text:p>0,268154</text:p>
          </table:table-cell>
          <table:table-cell/>
        </table:table-row>
        <table:table-row table:style-name="ro1">
          <table:table-cell office:value-type="float" office:value="16.400001">
            <text:p>16,400001</text:p>
          </table:table-cell>
          <table:table-cell office:value-type="float" office:value="0.283901">
            <text:p>0,283901</text:p>
          </table:table-cell>
          <table:table-cell/>
        </table:table-row>
        <table:table-row table:style-name="ro1">
          <table:table-cell office:value-type="float" office:value="16.433334">
            <text:p>16,433334</text:p>
          </table:table-cell>
          <table:table-cell office:value-type="float" office:value="0.273915">
            <text:p>0,273915</text:p>
          </table:table-cell>
          <table:table-cell/>
        </table:table-row>
        <table:table-row table:style-name="ro1">
          <table:table-cell office:value-type="float" office:value="16.466668">
            <text:p>16,466668</text:p>
          </table:table-cell>
          <table:table-cell office:value-type="float" office:value="0.270936">
            <text:p>0,270936</text:p>
          </table:table-cell>
          <table:table-cell/>
        </table:table-row>
        <table:table-row table:style-name="ro1">
          <table:table-cell office:value-type="float" office:value="16.500001">
            <text:p>16,500001</text:p>
          </table:table-cell>
          <table:table-cell office:value-type="float" office:value="0.275563">
            <text:p>0,275563</text:p>
          </table:table-cell>
          <table:table-cell/>
        </table:table-row>
        <table:table-row table:style-name="ro1">
          <table:table-cell office:value-type="float" office:value="16.533334">
            <text:p>16,533334</text:p>
          </table:table-cell>
          <table:table-cell office:value-type="float" office:value="0.269265">
            <text:p>0,269265</text:p>
          </table:table-cell>
          <table:table-cell/>
        </table:table-row>
        <table:table-row table:style-name="ro1">
          <table:table-cell office:value-type="float" office:value="16.566668">
            <text:p>16,566668</text:p>
          </table:table-cell>
          <table:table-cell office:value-type="float" office:value="0.271592">
            <text:p>0,271592</text:p>
          </table:table-cell>
          <table:table-cell/>
        </table:table-row>
        <table:table-row table:style-name="ro1">
          <table:table-cell office:value-type="float" office:value="16.600001">
            <text:p>16,600001</text:p>
          </table:table-cell>
          <table:table-cell office:value-type="float" office:value="0.266339">
            <text:p>0,266339</text:p>
          </table:table-cell>
          <table:table-cell/>
        </table:table-row>
        <table:table-row table:style-name="ro1">
          <table:table-cell office:value-type="float" office:value="16.633334">
            <text:p>16,633334</text:p>
          </table:table-cell>
          <table:table-cell office:value-type="float" office:value="0.274983">
            <text:p>0,274983</text:p>
          </table:table-cell>
          <table:table-cell/>
        </table:table-row>
        <table:table-row table:style-name="ro1">
          <table:table-cell office:value-type="float" office:value="16.666668">
            <text:p>16,666668</text:p>
          </table:table-cell>
          <table:table-cell office:value-type="float" office:value="0.276811">
            <text:p>0,276811</text:p>
          </table:table-cell>
          <table:table-cell/>
        </table:table-row>
        <table:table-row table:style-name="ro1">
          <table:table-cell office:value-type="float" office:value="16.700001">
            <text:p>16,700001</text:p>
          </table:table-cell>
          <table:table-cell office:value-type="float" office:value="0.267169">
            <text:p>0,267169</text:p>
          </table:table-cell>
          <table:table-cell/>
        </table:table-row>
        <table:table-row table:style-name="ro1">
          <table:table-cell office:value-type="float" office:value="16.733334">
            <text:p>16,733334</text:p>
          </table:table-cell>
          <table:table-cell office:value-type="float" office:value="0.26852">
            <text:p>0,26852</text:p>
          </table:table-cell>
          <table:table-cell/>
        </table:table-row>
        <table:table-row table:style-name="ro1">
          <table:table-cell office:value-type="float" office:value="16.766668">
            <text:p>16,766668</text:p>
          </table:table-cell>
          <table:table-cell office:value-type="float" office:value="0.273044">
            <text:p>0,273044</text:p>
          </table:table-cell>
          <table:table-cell/>
        </table:table-row>
        <table:table-row table:style-name="ro1">
          <table:table-cell office:value-type="float" office:value="16.800001">
            <text:p>16,800001</text:p>
          </table:table-cell>
          <table:table-cell office:value-type="float" office:value="0.278222">
            <text:p>0,278222</text:p>
          </table:table-cell>
          <table:table-cell/>
        </table:table-row>
        <table:table-row table:style-name="ro1">
          <table:table-cell office:value-type="float" office:value="16.833334">
            <text:p>16,833334</text:p>
          </table:table-cell>
          <table:table-cell office:value-type="float" office:value="0.27396">
            <text:p>0,27396</text:p>
          </table:table-cell>
          <table:table-cell/>
        </table:table-row>
        <table:table-row table:style-name="ro1">
          <table:table-cell office:value-type="float" office:value="16.866668">
            <text:p>16,866668</text:p>
          </table:table-cell>
          <table:table-cell office:value-type="float" office:value="0.270809">
            <text:p>0,270809</text:p>
          </table:table-cell>
          <table:table-cell/>
        </table:table-row>
        <table:table-row table:style-name="ro1">
          <table:table-cell office:value-type="float" office:value="16.900001">
            <text:p>16,900001</text:p>
          </table:table-cell>
          <table:table-cell office:value-type="float" office:value="0.272103">
            <text:p>0,272103</text:p>
          </table:table-cell>
          <table:table-cell/>
        </table:table-row>
        <table:table-row table:style-name="ro1">
          <table:table-cell office:value-type="float" office:value="16.933334">
            <text:p>16,933334</text:p>
          </table:table-cell>
          <table:table-cell office:value-type="float" office:value="0.28699">
            <text:p>0,28699</text:p>
          </table:table-cell>
          <table:table-cell/>
        </table:table-row>
        <table:table-row table:style-name="ro1">
          <table:table-cell office:value-type="float" office:value="16.966668">
            <text:p>16,966668</text:p>
          </table:table-cell>
          <table:table-cell office:value-type="float" office:value="0.276181">
            <text:p>0,276181</text:p>
          </table:table-cell>
          <table:table-cell/>
        </table:table-row>
        <table:table-row table:style-name="ro1">
          <table:table-cell office:value-type="float" office:value="17.000001">
            <text:p>17,000001</text:p>
          </table:table-cell>
          <table:table-cell office:value-type="float" office:value="0.264855">
            <text:p>0,264855</text:p>
          </table:table-cell>
          <table:table-cell/>
        </table:table-row>
        <table:table-row table:style-name="ro1">
          <table:table-cell office:value-type="float" office:value="17.033334">
            <text:p>17,033334</text:p>
          </table:table-cell>
          <table:table-cell office:value-type="float" office:value="0.270734">
            <text:p>0,270734</text:p>
          </table:table-cell>
          <table:table-cell/>
        </table:table-row>
        <table:table-row table:style-name="ro1">
          <table:table-cell office:value-type="float" office:value="17.066668">
            <text:p>17,066668</text:p>
          </table:table-cell>
          <table:table-cell office:value-type="float" office:value="0.275217">
            <text:p>0,275217</text:p>
          </table:table-cell>
          <table:table-cell/>
        </table:table-row>
        <table:table-row table:style-name="ro1">
          <table:table-cell office:value-type="float" office:value="17.100001">
            <text:p>17,100001</text:p>
          </table:table-cell>
          <table:table-cell office:value-type="float" office:value="0.272492">
            <text:p>0,272492</text:p>
          </table:table-cell>
          <table:table-cell/>
        </table:table-row>
        <table:table-row table:style-name="ro1">
          <table:table-cell office:value-type="float" office:value="17.133334">
            <text:p>17,133334</text:p>
          </table:table-cell>
          <table:table-cell office:value-type="float" office:value="0.277087">
            <text:p>0,277087</text:p>
          </table:table-cell>
          <table:table-cell/>
        </table:table-row>
        <table:table-row table:style-name="ro1">
          <table:table-cell office:value-type="float" office:value="17.166668">
            <text:p>17,166668</text:p>
          </table:table-cell>
          <table:table-cell office:value-type="float" office:value="0.261199">
            <text:p>0,261199</text:p>
          </table:table-cell>
          <table:table-cell/>
        </table:table-row>
        <table:table-row table:style-name="ro1">
          <table:table-cell office:value-type="float" office:value="17.200001">
            <text:p>17,200001</text:p>
          </table:table-cell>
          <table:table-cell office:value-type="float" office:value="0.259442">
            <text:p>0,259442</text:p>
          </table:table-cell>
          <table:table-cell/>
        </table:table-row>
        <table:table-row table:style-name="ro1">
          <table:table-cell office:value-type="float" office:value="17.233334">
            <text:p>17,233334</text:p>
          </table:table-cell>
          <table:table-cell office:value-type="float" office:value="0.276004">
            <text:p>0,276004</text:p>
          </table:table-cell>
          <table:table-cell/>
        </table:table-row>
        <table:table-row table:style-name="ro1">
          <table:table-cell office:value-type="float" office:value="17.266668">
            <text:p>17,266668</text:p>
          </table:table-cell>
          <table:table-cell office:value-type="float" office:value="0.268885">
            <text:p>0,268885</text:p>
          </table:table-cell>
          <table:table-cell/>
        </table:table-row>
        <table:table-row table:style-name="ro1">
          <table:table-cell office:value-type="float" office:value="17.300001">
            <text:p>17,300001</text:p>
          </table:table-cell>
          <table:table-cell office:value-type="float" office:value="0.284083">
            <text:p>0,284083</text:p>
          </table:table-cell>
          <table:table-cell/>
        </table:table-row>
        <table:table-row table:style-name="ro1">
          <table:table-cell office:value-type="float" office:value="17.333334">
            <text:p>17,333334</text:p>
          </table:table-cell>
          <table:table-cell office:value-type="float" office:value="0.259236">
            <text:p>0,259236</text:p>
          </table:table-cell>
          <table:table-cell/>
        </table:table-row>
        <table:table-row table:style-name="ro1">
          <table:table-cell office:value-type="float" office:value="17.366668">
            <text:p>17,366668</text:p>
          </table:table-cell>
          <table:table-cell office:value-type="float" office:value="0.274635">
            <text:p>0,274635</text:p>
          </table:table-cell>
          <table:table-cell/>
        </table:table-row>
        <table:table-row table:style-name="ro1">
          <table:table-cell office:value-type="float" office:value="17.400001">
            <text:p>17,400001</text:p>
          </table:table-cell>
          <table:table-cell office:value-type="float" office:value="0.263221">
            <text:p>0,263221</text:p>
          </table:table-cell>
          <table:table-cell/>
        </table:table-row>
        <table:table-row table:style-name="ro1">
          <table:table-cell office:value-type="float" office:value="17.433334">
            <text:p>17,433334</text:p>
          </table:table-cell>
          <table:table-cell office:value-type="float" office:value="0.254195">
            <text:p>0,254195</text:p>
          </table:table-cell>
          <table:table-cell/>
        </table:table-row>
        <table:table-row table:style-name="ro1">
          <table:table-cell office:value-type="float" office:value="17.466668">
            <text:p>17,466668</text:p>
          </table:table-cell>
          <table:table-cell office:value-type="float" office:value="0.268042">
            <text:p>0,268042</text:p>
          </table:table-cell>
          <table:table-cell/>
        </table:table-row>
        <table:table-row table:style-name="ro1">
          <table:table-cell office:value-type="float" office:value="17.500001">
            <text:p>17,500001</text:p>
          </table:table-cell>
          <table:table-cell office:value-type="float" office:value="0.269518">
            <text:p>0,269518</text:p>
          </table:table-cell>
          <table:table-cell/>
        </table:table-row>
        <table:table-row table:style-name="ro1">
          <table:table-cell office:value-type="float" office:value="17.533334">
            <text:p>17,533334</text:p>
          </table:table-cell>
          <table:table-cell office:value-type="float" office:value="0.256493">
            <text:p>0,256493</text:p>
          </table:table-cell>
          <table:table-cell/>
        </table:table-row>
        <table:table-row table:style-name="ro1">
          <table:table-cell office:value-type="float" office:value="17.566668">
            <text:p>17,566668</text:p>
          </table:table-cell>
          <table:table-cell office:value-type="float" office:value="0.264822">
            <text:p>0,264822</text:p>
          </table:table-cell>
          <table:table-cell/>
        </table:table-row>
        <table:table-row table:style-name="ro1">
          <table:table-cell office:value-type="float" office:value="17.600001">
            <text:p>17,600001</text:p>
          </table:table-cell>
          <table:table-cell office:value-type="float" office:value="0.277679">
            <text:p>0,277679</text:p>
          </table:table-cell>
          <table:table-cell/>
        </table:table-row>
        <table:table-row table:style-name="ro1">
          <table:table-cell office:value-type="float" office:value="17.633334">
            <text:p>17,633334</text:p>
          </table:table-cell>
          <table:table-cell office:value-type="float" office:value="0.274076">
            <text:p>0,274076</text:p>
          </table:table-cell>
          <table:table-cell/>
        </table:table-row>
        <table:table-row table:style-name="ro1">
          <table:table-cell office:value-type="float" office:value="17.666668">
            <text:p>17,666668</text:p>
          </table:table-cell>
          <table:table-cell office:value-type="float" office:value="0.272673">
            <text:p>0,272673</text:p>
          </table:table-cell>
          <table:table-cell/>
        </table:table-row>
        <table:table-row table:style-name="ro1">
          <table:table-cell office:value-type="float" office:value="17.700001">
            <text:p>17,700001</text:p>
          </table:table-cell>
          <table:table-cell office:value-type="float" office:value="0.277076">
            <text:p>0,277076</text:p>
          </table:table-cell>
          <table:table-cell/>
        </table:table-row>
        <table:table-row table:style-name="ro1">
          <table:table-cell office:value-type="float" office:value="17.733334">
            <text:p>17,733334</text:p>
          </table:table-cell>
          <table:table-cell office:value-type="float" office:value="0.278391">
            <text:p>0,278391</text:p>
          </table:table-cell>
          <table:table-cell/>
        </table:table-row>
        <table:table-row table:style-name="ro1">
          <table:table-cell office:value-type="float" office:value="17.766668">
            <text:p>17,766668</text:p>
          </table:table-cell>
          <table:table-cell office:value-type="float" office:value="0.290347">
            <text:p>0,290347</text:p>
          </table:table-cell>
          <table:table-cell/>
        </table:table-row>
        <table:table-row table:style-name="ro1">
          <table:table-cell office:value-type="float" office:value="17.800001">
            <text:p>17,800001</text:p>
          </table:table-cell>
          <table:table-cell office:value-type="float" office:value="0.264139">
            <text:p>0,264139</text:p>
          </table:table-cell>
          <table:table-cell/>
        </table:table-row>
        <table:table-row table:style-name="ro1">
          <table:table-cell office:value-type="float" office:value="17.833334">
            <text:p>17,833334</text:p>
          </table:table-cell>
          <table:table-cell office:value-type="float" office:value="0.273718">
            <text:p>0,273718</text:p>
          </table:table-cell>
          <table:table-cell/>
        </table:table-row>
        <table:table-row table:style-name="ro1">
          <table:table-cell office:value-type="float" office:value="17.866668">
            <text:p>17,866668</text:p>
          </table:table-cell>
          <table:table-cell office:value-type="float" office:value="0.270911">
            <text:p>0,270911</text:p>
          </table:table-cell>
          <table:table-cell/>
        </table:table-row>
        <table:table-row table:style-name="ro1">
          <table:table-cell office:value-type="float" office:value="17.900001">
            <text:p>17,900001</text:p>
          </table:table-cell>
          <table:table-cell office:value-type="float" office:value="0.288747">
            <text:p>0,288747</text:p>
          </table:table-cell>
          <table:table-cell/>
        </table:table-row>
        <table:table-row table:style-name="ro1">
          <table:table-cell office:value-type="float" office:value="17.933334">
            <text:p>17,933334</text:p>
          </table:table-cell>
          <table:table-cell office:value-type="float" office:value="0.278669">
            <text:p>0,278669</text:p>
          </table:table-cell>
          <table:table-cell/>
        </table:table-row>
        <table:table-row table:style-name="ro1">
          <table:table-cell office:value-type="float" office:value="17.966668">
            <text:p>17,966668</text:p>
          </table:table-cell>
          <table:table-cell office:value-type="float" office:value="0.279043">
            <text:p>0,279043</text:p>
          </table:table-cell>
          <table:table-cell/>
        </table:table-row>
        <table:table-row table:style-name="ro1">
          <table:table-cell office:value-type="float" office:value="18.000001">
            <text:p>18,000001</text:p>
          </table:table-cell>
          <table:table-cell office:value-type="float" office:value="0.280457">
            <text:p>0,280457</text:p>
          </table:table-cell>
          <table:table-cell/>
        </table:table-row>
        <table:table-row table:style-name="ro1">
          <table:table-cell office:value-type="float" office:value="18.033334">
            <text:p>18,033334</text:p>
          </table:table-cell>
          <table:table-cell office:value-type="float" office:value="0.290089">
            <text:p>0,290089</text:p>
          </table:table-cell>
          <table:table-cell/>
        </table:table-row>
        <table:table-row table:style-name="ro1">
          <table:table-cell office:value-type="float" office:value="18.066668">
            <text:p>18,066668</text:p>
          </table:table-cell>
          <table:table-cell office:value-type="float" office:value="0.266111">
            <text:p>0,266111</text:p>
          </table:table-cell>
          <table:table-cell/>
        </table:table-row>
        <table:table-row table:style-name="ro1">
          <table:table-cell office:value-type="float" office:value="18.100001">
            <text:p>18,100001</text:p>
          </table:table-cell>
          <table:table-cell office:value-type="float" office:value="0.272052">
            <text:p>0,272052</text:p>
          </table:table-cell>
          <table:table-cell/>
        </table:table-row>
        <table:table-row table:style-name="ro1">
          <table:table-cell office:value-type="float" office:value="18.133334">
            <text:p>18,133334</text:p>
          </table:table-cell>
          <table:table-cell office:value-type="float" office:value="0.291185">
            <text:p>0,291185</text:p>
          </table:table-cell>
          <table:table-cell/>
        </table:table-row>
        <table:table-row table:style-name="ro1">
          <table:table-cell office:value-type="float" office:value="18.166668">
            <text:p>18,166668</text:p>
          </table:table-cell>
          <table:table-cell office:value-type="float" office:value="0.270447">
            <text:p>0,270447</text:p>
          </table:table-cell>
          <table:table-cell/>
        </table:table-row>
        <table:table-row table:style-name="ro1">
          <table:table-cell office:value-type="float" office:value="18.200001">
            <text:p>18,200001</text:p>
          </table:table-cell>
          <table:table-cell office:value-type="float" office:value="0.28302">
            <text:p>0,28302</text:p>
          </table:table-cell>
          <table:table-cell/>
        </table:table-row>
        <table:table-row table:style-name="ro1">
          <table:table-cell office:value-type="float" office:value="18.233334">
            <text:p>18,233334</text:p>
          </table:table-cell>
          <table:table-cell office:value-type="float" office:value="0.27015">
            <text:p>0,27015</text:p>
          </table:table-cell>
          <table:table-cell/>
        </table:table-row>
        <table:table-row table:style-name="ro1">
          <table:table-cell office:value-type="float" office:value="18.266668">
            <text:p>18,266668</text:p>
          </table:table-cell>
          <table:table-cell office:value-type="float" office:value="0.268527">
            <text:p>0,268527</text:p>
          </table:table-cell>
          <table:table-cell/>
        </table:table-row>
        <table:table-row table:style-name="ro1">
          <table:table-cell office:value-type="float" office:value="18.300001">
            <text:p>18,300001</text:p>
          </table:table-cell>
          <table:table-cell office:value-type="float" office:value="0.272249">
            <text:p>0,272249</text:p>
          </table:table-cell>
          <table:table-cell/>
        </table:table-row>
        <table:table-row table:style-name="ro1">
          <table:table-cell office:value-type="float" office:value="18.333334">
            <text:p>18,333334</text:p>
          </table:table-cell>
          <table:table-cell office:value-type="float" office:value="0.273464">
            <text:p>0,273464</text:p>
          </table:table-cell>
          <table:table-cell/>
        </table:table-row>
        <table:table-row table:style-name="ro1">
          <table:table-cell office:value-type="float" office:value="18.366668">
            <text:p>18,366668</text:p>
          </table:table-cell>
          <table:table-cell office:value-type="float" office:value="0.274721">
            <text:p>0,274721</text:p>
          </table:table-cell>
          <table:table-cell/>
        </table:table-row>
        <table:table-row table:style-name="ro1">
          <table:table-cell office:value-type="float" office:value="18.400001">
            <text:p>18,400001</text:p>
          </table:table-cell>
          <table:table-cell office:value-type="float" office:value="0.287935">
            <text:p>0,287935</text:p>
          </table:table-cell>
          <table:table-cell/>
        </table:table-row>
        <table:table-row table:style-name="ro1">
          <table:table-cell office:value-type="float" office:value="18.433334">
            <text:p>18,433334</text:p>
          </table:table-cell>
          <table:table-cell office:value-type="float" office:value="0.280669">
            <text:p>0,280669</text:p>
          </table:table-cell>
          <table:table-cell/>
        </table:table-row>
        <table:table-row table:style-name="ro1">
          <table:table-cell office:value-type="float" office:value="18.466668">
            <text:p>18,466668</text:p>
          </table:table-cell>
          <table:table-cell office:value-type="float" office:value="0.278018">
            <text:p>0,278018</text:p>
          </table:table-cell>
          <table:table-cell/>
        </table:table-row>
        <table:table-row table:style-name="ro1">
          <table:table-cell office:value-type="float" office:value="18.500001">
            <text:p>18,500001</text:p>
          </table:table-cell>
          <table:table-cell office:value-type="float" office:value="0.271384">
            <text:p>0,271384</text:p>
          </table:table-cell>
          <table:table-cell/>
        </table:table-row>
        <table:table-row table:style-name="ro1">
          <table:table-cell office:value-type="float" office:value="18.533334">
            <text:p>18,533334</text:p>
          </table:table-cell>
          <table:table-cell office:value-type="float" office:value="0.276837">
            <text:p>0,276837</text:p>
          </table:table-cell>
          <table:table-cell/>
        </table:table-row>
        <table:table-row table:style-name="ro1">
          <table:table-cell office:value-type="float" office:value="18.566668">
            <text:p>18,566668</text:p>
          </table:table-cell>
          <table:table-cell office:value-type="float" office:value="0.261441">
            <text:p>0,261441</text:p>
          </table:table-cell>
          <table:table-cell/>
        </table:table-row>
        <table:table-row table:style-name="ro1">
          <table:table-cell office:value-type="float" office:value="18.600001">
            <text:p>18,600001</text:p>
          </table:table-cell>
          <table:table-cell office:value-type="float" office:value="0.27628">
            <text:p>0,27628</text:p>
          </table:table-cell>
          <table:table-cell/>
        </table:table-row>
        <table:table-row table:style-name="ro1">
          <table:table-cell office:value-type="float" office:value="18.633334">
            <text:p>18,633334</text:p>
          </table:table-cell>
          <table:table-cell office:value-type="float" office:value="0.278623">
            <text:p>0,278623</text:p>
          </table:table-cell>
          <table:table-cell/>
        </table:table-row>
        <table:table-row table:style-name="ro1">
          <table:table-cell office:value-type="float" office:value="18.666668">
            <text:p>18,666668</text:p>
          </table:table-cell>
          <table:table-cell office:value-type="float" office:value="0.287387">
            <text:p>0,287387</text:p>
          </table:table-cell>
          <table:table-cell/>
        </table:table-row>
        <table:table-row table:style-name="ro1">
          <table:table-cell office:value-type="float" office:value="18.700001">
            <text:p>18,700001</text:p>
          </table:table-cell>
          <table:table-cell office:value-type="float" office:value="0.277983">
            <text:p>0,277983</text:p>
          </table:table-cell>
          <table:table-cell/>
        </table:table-row>
        <table:table-row table:style-name="ro1">
          <table:table-cell office:value-type="float" office:value="18.733334">
            <text:p>18,733334</text:p>
          </table:table-cell>
          <table:table-cell office:value-type="float" office:value="0.284538">
            <text:p>0,284538</text:p>
          </table:table-cell>
          <table:table-cell/>
        </table:table-row>
        <table:table-row table:style-name="ro1">
          <table:table-cell office:value-type="float" office:value="18.766668">
            <text:p>18,766668</text:p>
          </table:table-cell>
          <table:table-cell office:value-type="float" office:value="0.278941">
            <text:p>0,278941</text:p>
          </table:table-cell>
          <table:table-cell/>
        </table:table-row>
        <table:table-row table:style-name="ro1">
          <table:table-cell office:value-type="float" office:value="18.800001">
            <text:p>18,800001</text:p>
          </table:table-cell>
          <table:table-cell office:value-type="float" office:value="0.277647">
            <text:p>0,277647</text:p>
          </table:table-cell>
          <table:table-cell/>
        </table:table-row>
        <table:table-row table:style-name="ro1">
          <table:table-cell office:value-type="float" office:value="18.833334">
            <text:p>18,833334</text:p>
          </table:table-cell>
          <table:table-cell office:value-type="float" office:value="0.280535">
            <text:p>0,280535</text:p>
          </table:table-cell>
          <table:table-cell/>
        </table:table-row>
        <table:table-row table:style-name="ro1">
          <table:table-cell office:value-type="float" office:value="18.866668">
            <text:p>18,866668</text:p>
          </table:table-cell>
          <table:table-cell office:value-type="float" office:value="0.279453">
            <text:p>0,279453</text:p>
          </table:table-cell>
          <table:table-cell/>
        </table:table-row>
        <table:table-row table:style-name="ro1">
          <table:table-cell office:value-type="float" office:value="18.900001">
            <text:p>18,900001</text:p>
          </table:table-cell>
          <table:table-cell office:value-type="float" office:value="0.283608">
            <text:p>0,283608</text:p>
          </table:table-cell>
          <table:table-cell/>
        </table:table-row>
        <table:table-row table:style-name="ro1">
          <table:table-cell office:value-type="float" office:value="18.933334">
            <text:p>18,933334</text:p>
          </table:table-cell>
          <table:table-cell office:value-type="float" office:value="0.273964">
            <text:p>0,273964</text:p>
          </table:table-cell>
          <table:table-cell/>
        </table:table-row>
        <table:table-row table:style-name="ro1">
          <table:table-cell office:value-type="float" office:value="18.966668">
            <text:p>18,966668</text:p>
          </table:table-cell>
          <table:table-cell office:value-type="float" office:value="0.272931">
            <text:p>0,272931</text:p>
          </table:table-cell>
          <table:table-cell/>
        </table:table-row>
        <table:table-row table:style-name="ro1">
          <table:table-cell office:value-type="float" office:value="19.000001">
            <text:p>19,000001</text:p>
          </table:table-cell>
          <table:table-cell office:value-type="float" office:value="0.276784">
            <text:p>0,276784</text:p>
          </table:table-cell>
          <table:table-cell/>
        </table:table-row>
        <table:table-row table:style-name="ro1">
          <table:table-cell office:value-type="float" office:value="19.033334">
            <text:p>19,033334</text:p>
          </table:table-cell>
          <table:table-cell office:value-type="float" office:value="0.273303">
            <text:p>0,273303</text:p>
          </table:table-cell>
          <table:table-cell/>
        </table:table-row>
        <table:table-row table:style-name="ro1">
          <table:table-cell office:value-type="float" office:value="19.066668">
            <text:p>19,066668</text:p>
          </table:table-cell>
          <table:table-cell office:value-type="float" office:value="0.273035">
            <text:p>0,273035</text:p>
          </table:table-cell>
          <table:table-cell/>
        </table:table-row>
        <table:table-row table:style-name="ro1">
          <table:table-cell office:value-type="float" office:value="19.100001">
            <text:p>19,100001</text:p>
          </table:table-cell>
          <table:table-cell office:value-type="float" office:value="0.259433">
            <text:p>0,259433</text:p>
          </table:table-cell>
          <table:table-cell/>
        </table:table-row>
        <table:table-row table:style-name="ro1">
          <table:table-cell office:value-type="float" office:value="19.133334">
            <text:p>19,133334</text:p>
          </table:table-cell>
          <table:table-cell office:value-type="float" office:value="0.276529">
            <text:p>0,276529</text:p>
          </table:table-cell>
          <table:table-cell/>
        </table:table-row>
        <table:table-row table:style-name="ro1">
          <table:table-cell office:value-type="float" office:value="19.166668">
            <text:p>19,166668</text:p>
          </table:table-cell>
          <table:table-cell office:value-type="float" office:value="0.274125">
            <text:p>0,274125</text:p>
          </table:table-cell>
          <table:table-cell/>
        </table:table-row>
        <table:table-row table:style-name="ro1">
          <table:table-cell office:value-type="float" office:value="19.200001">
            <text:p>19,200001</text:p>
          </table:table-cell>
          <table:table-cell office:value-type="float" office:value="0.273808">
            <text:p>0,273808</text:p>
          </table:table-cell>
          <table:table-cell/>
        </table:table-row>
        <table:table-row table:style-name="ro1">
          <table:table-cell office:value-type="float" office:value="19.233334">
            <text:p>19,233334</text:p>
          </table:table-cell>
          <table:table-cell office:value-type="float" office:value="0.275008">
            <text:p>0,275008</text:p>
          </table:table-cell>
          <table:table-cell/>
        </table:table-row>
        <table:table-row table:style-name="ro1">
          <table:table-cell office:value-type="float" office:value="19.266668">
            <text:p>19,266668</text:p>
          </table:table-cell>
          <table:table-cell office:value-type="float" office:value="0.280618">
            <text:p>0,280618</text:p>
          </table:table-cell>
          <table:table-cell/>
        </table:table-row>
        <table:table-row table:style-name="ro1">
          <table:table-cell office:value-type="float" office:value="19.300001">
            <text:p>19,300001</text:p>
          </table:table-cell>
          <table:table-cell office:value-type="float" office:value="0.265787">
            <text:p>0,265787</text:p>
          </table:table-cell>
          <table:table-cell/>
        </table:table-row>
        <table:table-row table:style-name="ro1">
          <table:table-cell office:value-type="float" office:value="19.333334">
            <text:p>19,333334</text:p>
          </table:table-cell>
          <table:table-cell office:value-type="float" office:value="0.277691">
            <text:p>0,277691</text:p>
          </table:table-cell>
          <table:table-cell/>
        </table:table-row>
        <table:table-row table:style-name="ro1">
          <table:table-cell office:value-type="float" office:value="19.366668">
            <text:p>19,366668</text:p>
          </table:table-cell>
          <table:table-cell office:value-type="float" office:value="0.27292">
            <text:p>0,27292</text:p>
          </table:table-cell>
          <table:table-cell/>
        </table:table-row>
        <table:table-row table:style-name="ro1">
          <table:table-cell office:value-type="float" office:value="19.400001">
            <text:p>19,400001</text:p>
          </table:table-cell>
          <table:table-cell office:value-type="float" office:value="0.269334">
            <text:p>0,269334</text:p>
          </table:table-cell>
          <table:table-cell/>
        </table:table-row>
        <table:table-row table:style-name="ro1">
          <table:table-cell office:value-type="float" office:value="19.433334">
            <text:p>19,433334</text:p>
          </table:table-cell>
          <table:table-cell office:value-type="float" office:value="0.267519">
            <text:p>0,267519</text:p>
          </table:table-cell>
          <table:table-cell/>
        </table:table-row>
        <table:table-row table:style-name="ro1">
          <table:table-cell office:value-type="float" office:value="19.466668">
            <text:p>19,466668</text:p>
          </table:table-cell>
          <table:table-cell office:value-type="float" office:value="0.270638">
            <text:p>0,270638</text:p>
          </table:table-cell>
          <table:table-cell/>
        </table:table-row>
        <table:table-row table:style-name="ro1">
          <table:table-cell office:value-type="float" office:value="19.500001">
            <text:p>19,500001</text:p>
          </table:table-cell>
          <table:table-cell office:value-type="float" office:value="0.270089">
            <text:p>0,270089</text:p>
          </table:table-cell>
          <table:table-cell/>
        </table:table-row>
        <table:table-row table:style-name="ro1">
          <table:table-cell office:value-type="float" office:value="19.533334">
            <text:p>19,533334</text:p>
          </table:table-cell>
          <table:table-cell office:value-type="float" office:value="0.285653">
            <text:p>0,285653</text:p>
          </table:table-cell>
          <table:table-cell/>
        </table:table-row>
        <table:table-row table:style-name="ro1">
          <table:table-cell office:value-type="float" office:value="19.566668">
            <text:p>19,566668</text:p>
          </table:table-cell>
          <table:table-cell office:value-type="float" office:value="0.279037">
            <text:p>0,279037</text:p>
          </table:table-cell>
          <table:table-cell/>
        </table:table-row>
        <table:table-row table:style-name="ro1">
          <table:table-cell office:value-type="float" office:value="19.600001">
            <text:p>19,600001</text:p>
          </table:table-cell>
          <table:table-cell office:value-type="float" office:value="0.268417">
            <text:p>0,268417</text:p>
          </table:table-cell>
          <table:table-cell/>
        </table:table-row>
        <table:table-row table:style-name="ro1">
          <table:table-cell office:value-type="float" office:value="19.633334">
            <text:p>19,633334</text:p>
          </table:table-cell>
          <table:table-cell office:value-type="float" office:value="0.275492">
            <text:p>0,275492</text:p>
          </table:table-cell>
          <table:table-cell/>
        </table:table-row>
        <table:table-row table:style-name="ro1">
          <table:table-cell office:value-type="float" office:value="19.666668">
            <text:p>19,666668</text:p>
          </table:table-cell>
          <table:table-cell office:value-type="float" office:value="0.276703">
            <text:p>0,276703</text:p>
          </table:table-cell>
          <table:table-cell/>
        </table:table-row>
        <table:table-row table:style-name="ro1">
          <table:table-cell office:value-type="float" office:value="19.700001">
            <text:p>19,700001</text:p>
          </table:table-cell>
          <table:table-cell office:value-type="float" office:value="0.265323">
            <text:p>0,265323</text:p>
          </table:table-cell>
          <table:table-cell/>
        </table:table-row>
        <table:table-row table:style-name="ro1">
          <table:table-cell office:value-type="float" office:value="19.733334">
            <text:p>19,733334</text:p>
          </table:table-cell>
          <table:table-cell office:value-type="float" office:value="0.270404">
            <text:p>0,270404</text:p>
          </table:table-cell>
          <table:table-cell/>
        </table:table-row>
        <table:table-row table:style-name="ro1">
          <table:table-cell office:value-type="float" office:value="19.766668">
            <text:p>19,766668</text:p>
          </table:table-cell>
          <table:table-cell office:value-type="float" office:value="0.276776">
            <text:p>0,276776</text:p>
          </table:table-cell>
          <table:table-cell/>
        </table:table-row>
        <table:table-row table:style-name="ro1">
          <table:table-cell office:value-type="float" office:value="19.800001">
            <text:p>19,800001</text:p>
          </table:table-cell>
          <table:table-cell office:value-type="float" office:value="0.266333">
            <text:p>0,266333</text:p>
          </table:table-cell>
          <table:table-cell/>
        </table:table-row>
        <table:table-row table:style-name="ro1">
          <table:table-cell office:value-type="float" office:value="19.833334">
            <text:p>19,833334</text:p>
          </table:table-cell>
          <table:table-cell office:value-type="float" office:value="0.27861">
            <text:p>0,27861</text:p>
          </table:table-cell>
          <table:table-cell/>
        </table:table-row>
        <table:table-row table:style-name="ro1">
          <table:table-cell office:value-type="float" office:value="19.866668">
            <text:p>19,866668</text:p>
          </table:table-cell>
          <table:table-cell office:value-type="float" office:value="0.284405">
            <text:p>0,284405</text:p>
          </table:table-cell>
          <table:table-cell/>
        </table:table-row>
        <table:table-row table:style-name="ro1">
          <table:table-cell office:value-type="float" office:value="19.900001">
            <text:p>19,900001</text:p>
          </table:table-cell>
          <table:table-cell office:value-type="float" office:value="0.287104">
            <text:p>0,287104</text:p>
          </table:table-cell>
          <table:table-cell/>
        </table:table-row>
        <table:table-row table:style-name="ro1">
          <table:table-cell office:value-type="float" office:value="19.933334">
            <text:p>19,933334</text:p>
          </table:table-cell>
          <table:table-cell office:value-type="float" office:value="0.265666">
            <text:p>0,265666</text:p>
          </table:table-cell>
          <table:table-cell/>
        </table:table-row>
        <table:table-row table:style-name="ro1">
          <table:table-cell office:value-type="float" office:value="19.966668">
            <text:p>19,966668</text:p>
          </table:table-cell>
          <table:table-cell office:value-type="float" office:value="0.266947">
            <text:p>0,266947</text:p>
          </table:table-cell>
          <table:table-cell/>
        </table:table-row>
        <table:table-row table:style-name="ro1">
          <table:table-cell office:value-type="float" office:value="20.000001">
            <text:p>20,000001</text:p>
          </table:table-cell>
          <table:table-cell office:value-type="float" office:value="0.271281">
            <text:p>0,271281</text:p>
          </table:table-cell>
          <table:table-cell/>
        </table:table-row>
        <table:table-row table:style-name="ro1">
          <table:table-cell office:value-type="float" office:value="20.033334">
            <text:p>20,033334</text:p>
          </table:table-cell>
          <table:table-cell office:value-type="float" office:value="0.270912">
            <text:p>0,270912</text:p>
          </table:table-cell>
          <table:table-cell/>
        </table:table-row>
        <table:table-row table:style-name="ro1">
          <table:table-cell office:value-type="float" office:value="20.066668">
            <text:p>20,066668</text:p>
          </table:table-cell>
          <table:table-cell office:value-type="float" office:value="0.271199">
            <text:p>0,271199</text:p>
          </table:table-cell>
          <table:table-cell/>
        </table:table-row>
        <table:table-row table:style-name="ro1">
          <table:table-cell office:value-type="float" office:value="20.100001">
            <text:p>20,100001</text:p>
          </table:table-cell>
          <table:table-cell office:value-type="float" office:value="0.281083">
            <text:p>0,281083</text:p>
          </table:table-cell>
          <table:table-cell/>
        </table:table-row>
        <table:table-row table:style-name="ro1">
          <table:table-cell office:value-type="float" office:value="20.133334">
            <text:p>20,133334</text:p>
          </table:table-cell>
          <table:table-cell office:value-type="float" office:value="0.272204">
            <text:p>0,272204</text:p>
          </table:table-cell>
          <table:table-cell/>
        </table:table-row>
        <table:table-row table:style-name="ro1">
          <table:table-cell office:value-type="float" office:value="20.166668">
            <text:p>20,166668</text:p>
          </table:table-cell>
          <table:table-cell office:value-type="float" office:value="0.273318">
            <text:p>0,273318</text:p>
          </table:table-cell>
          <table:table-cell/>
        </table:table-row>
        <table:table-row table:style-name="ro1">
          <table:table-cell office:value-type="float" office:value="20.200001">
            <text:p>20,200001</text:p>
          </table:table-cell>
          <table:table-cell office:value-type="float" office:value="0.263694">
            <text:p>0,263694</text:p>
          </table:table-cell>
          <table:table-cell/>
        </table:table-row>
        <table:table-row table:style-name="ro1">
          <table:table-cell office:value-type="float" office:value="20.233334">
            <text:p>20,233334</text:p>
          </table:table-cell>
          <table:table-cell office:value-type="float" office:value="0.28113">
            <text:p>0,28113</text:p>
          </table:table-cell>
          <table:table-cell/>
        </table:table-row>
        <table:table-row table:style-name="ro1">
          <table:table-cell office:value-type="float" office:value="20.266668">
            <text:p>20,266668</text:p>
          </table:table-cell>
          <table:table-cell office:value-type="float" office:value="0.28316">
            <text:p>0,28316</text:p>
          </table:table-cell>
          <table:table-cell/>
        </table:table-row>
        <table:table-row table:style-name="ro1">
          <table:table-cell office:value-type="float" office:value="20.300001">
            <text:p>20,300001</text:p>
          </table:table-cell>
          <table:table-cell office:value-type="float" office:value="0.275548">
            <text:p>0,275548</text:p>
          </table:table-cell>
          <table:table-cell/>
        </table:table-row>
        <table:table-row table:style-name="ro1">
          <table:table-cell office:value-type="float" office:value="20.333334">
            <text:p>20,333334</text:p>
          </table:table-cell>
          <table:table-cell office:value-type="float" office:value="0.280547">
            <text:p>0,280547</text:p>
          </table:table-cell>
          <table:table-cell/>
        </table:table-row>
        <table:table-row table:style-name="ro1">
          <table:table-cell office:value-type="float" office:value="20.366668">
            <text:p>20,366668</text:p>
          </table:table-cell>
          <table:table-cell office:value-type="float" office:value="0.276092">
            <text:p>0,276092</text:p>
          </table:table-cell>
          <table:table-cell/>
        </table:table-row>
        <table:table-row table:style-name="ro1">
          <table:table-cell office:value-type="float" office:value="20.400001">
            <text:p>20,400001</text:p>
          </table:table-cell>
          <table:table-cell office:value-type="float" office:value="0.278896">
            <text:p>0,278896</text:p>
          </table:table-cell>
          <table:table-cell/>
        </table:table-row>
        <table:table-row table:style-name="ro1">
          <table:table-cell office:value-type="float" office:value="20.433334">
            <text:p>20,433334</text:p>
          </table:table-cell>
          <table:table-cell office:value-type="float" office:value="0.283372">
            <text:p>0,283372</text:p>
          </table:table-cell>
          <table:table-cell/>
        </table:table-row>
        <table:table-row table:style-name="ro1">
          <table:table-cell office:value-type="float" office:value="20.466668">
            <text:p>20,466668</text:p>
          </table:table-cell>
          <table:table-cell office:value-type="float" office:value="0.260544">
            <text:p>0,260544</text:p>
          </table:table-cell>
          <table:table-cell/>
        </table:table-row>
        <table:table-row table:style-name="ro1">
          <table:table-cell office:value-type="float" office:value="20.500001">
            <text:p>20,500001</text:p>
          </table:table-cell>
          <table:table-cell office:value-type="float" office:value="0.288283">
            <text:p>0,288283</text:p>
          </table:table-cell>
          <table:table-cell/>
        </table:table-row>
        <table:table-row table:style-name="ro1">
          <table:table-cell office:value-type="float" office:value="20.533334">
            <text:p>20,533334</text:p>
          </table:table-cell>
          <table:table-cell office:value-type="float" office:value="0.272376">
            <text:p>0,272376</text:p>
          </table:table-cell>
          <table:table-cell/>
        </table:table-row>
        <table:table-row table:style-name="ro1">
          <table:table-cell office:value-type="float" office:value="20.566668">
            <text:p>20,566668</text:p>
          </table:table-cell>
          <table:table-cell office:value-type="float" office:value="0.280083">
            <text:p>0,280083</text:p>
          </table:table-cell>
          <table:table-cell/>
        </table:table-row>
        <table:table-row table:style-name="ro1">
          <table:table-cell office:value-type="float" office:value="20.600001">
            <text:p>20,600001</text:p>
          </table:table-cell>
          <table:table-cell office:value-type="float" office:value="0.270273">
            <text:p>0,270273</text:p>
          </table:table-cell>
          <table:table-cell/>
        </table:table-row>
        <table:table-row table:style-name="ro1">
          <table:table-cell office:value-type="float" office:value="20.633334">
            <text:p>20,633334</text:p>
          </table:table-cell>
          <table:table-cell office:value-type="float" office:value="0.279203">
            <text:p>0,279203</text:p>
          </table:table-cell>
          <table:table-cell/>
        </table:table-row>
        <table:table-row table:style-name="ro1">
          <table:table-cell office:value-type="float" office:value="20.666668">
            <text:p>20,666668</text:p>
          </table:table-cell>
          <table:table-cell office:value-type="float" office:value="0.276842">
            <text:p>0,276842</text:p>
          </table:table-cell>
          <table:table-cell/>
        </table:table-row>
        <table:table-row table:style-name="ro1">
          <table:table-cell office:value-type="float" office:value="20.700001">
            <text:p>20,700001</text:p>
          </table:table-cell>
          <table:table-cell office:value-type="float" office:value="0.269874">
            <text:p>0,269874</text:p>
          </table:table-cell>
          <table:table-cell/>
        </table:table-row>
        <table:table-row table:style-name="ro1">
          <table:table-cell office:value-type="float" office:value="20.733334">
            <text:p>20,733334</text:p>
          </table:table-cell>
          <table:table-cell office:value-type="float" office:value="0.284817">
            <text:p>0,284817</text:p>
          </table:table-cell>
          <table:table-cell/>
        </table:table-row>
        <table:table-row table:style-name="ro1">
          <table:table-cell office:value-type="float" office:value="20.766668">
            <text:p>20,766668</text:p>
          </table:table-cell>
          <table:table-cell office:value-type="float" office:value="0.290311">
            <text:p>0,290311</text:p>
          </table:table-cell>
          <table:table-cell/>
        </table:table-row>
        <table:table-row table:style-name="ro1">
          <table:table-cell office:value-type="float" office:value="20.800001">
            <text:p>20,800001</text:p>
          </table:table-cell>
          <table:table-cell office:value-type="float" office:value="0.263511">
            <text:p>0,263511</text:p>
          </table:table-cell>
          <table:table-cell/>
        </table:table-row>
        <table:table-row table:style-name="ro1">
          <table:table-cell office:value-type="float" office:value="20.833334">
            <text:p>20,833334</text:p>
          </table:table-cell>
          <table:table-cell office:value-type="float" office:value="0.260476">
            <text:p>0,260476</text:p>
          </table:table-cell>
          <table:table-cell/>
        </table:table-row>
        <table:table-row table:style-name="ro1">
          <table:table-cell office:value-type="float" office:value="20.866668">
            <text:p>20,866668</text:p>
          </table:table-cell>
          <table:table-cell office:value-type="float" office:value="0.271019">
            <text:p>0,271019</text:p>
          </table:table-cell>
          <table:table-cell office:value-type="string">
            <text:p>Se agrega la gaussiana al control: Amp=12.6925nm s=0.005150s to=0.000651s</text:p>
          </table:table-cell>
        </table:table-row>
        <table:table-row table:style-name="ro1">
          <table:table-cell office:value-type="float" office:value="20.900001">
            <text:p>20,900001</text:p>
          </table:table-cell>
          <table:table-cell office:value-type="float" office:value="0.268593">
            <text:p>0,268593</text:p>
          </table:table-cell>
          <table:table-cell office:value-type="string">
            <text:p>Generando nueva Gausiana: Amp=-514.0461nm <text:s/>s=0.01583s</text:p>
          </table:table-cell>
        </table:table-row>
        <table:table-row table:style-name="ro1">
          <table:table-cell office:value-type="float" office:value="20.933334">
            <text:p>20,933334</text:p>
          </table:table-cell>
          <table:table-cell office:value-type="float" office:value="0.110903">
            <text:p>0,110903</text:p>
          </table:table-cell>
          <table:table-cell/>
        </table:table-row>
        <table:table-row table:style-name="ro1">
          <table:table-cell office:value-type="float" office:value="20.966668">
            <text:p>20,966668</text:p>
          </table:table-cell>
          <table:table-cell office:value-type="float" office:value="0.109801">
            <text:p>0,109801</text:p>
          </table:table-cell>
          <table:table-cell/>
        </table:table-row>
        <table:table-row table:style-name="ro1">
          <table:table-cell office:value-type="float" office:value="21.000001">
            <text:p>21,000001</text:p>
          </table:table-cell>
          <table:table-cell office:value-type="float" office:value="0.112025">
            <text:p>0,112025</text:p>
          </table:table-cell>
          <table:table-cell/>
        </table:table-row>
        <table:table-row table:style-name="ro1">
          <table:table-cell office:value-type="float" office:value="21.033334">
            <text:p>21,033334</text:p>
          </table:table-cell>
          <table:table-cell office:value-type="float" office:value="0.12682">
            <text:p>0,12682</text:p>
          </table:table-cell>
          <table:table-cell/>
        </table:table-row>
        <table:table-row table:style-name="ro1">
          <table:table-cell office:value-type="float" office:value="21.066668">
            <text:p>21,066668</text:p>
          </table:table-cell>
          <table:table-cell office:value-type="float" office:value="0.113742">
            <text:p>0,113742</text:p>
          </table:table-cell>
          <table:table-cell/>
        </table:table-row>
        <table:table-row table:style-name="ro1">
          <table:table-cell office:value-type="float" office:value="21.100001">
            <text:p>21,100001</text:p>
          </table:table-cell>
          <table:table-cell office:value-type="float" office:value="0.089646">
            <text:p>0,089646</text:p>
          </table:table-cell>
          <table:table-cell/>
        </table:table-row>
        <table:table-row table:style-name="ro1">
          <table:table-cell office:value-type="float" office:value="21.133334">
            <text:p>21,133334</text:p>
          </table:table-cell>
          <table:table-cell office:value-type="float" office:value="0.089774">
            <text:p>0,089774</text:p>
          </table:table-cell>
          <table:table-cell/>
        </table:table-row>
        <table:table-row table:style-name="ro1">
          <table:table-cell office:value-type="float" office:value="21.166668">
            <text:p>21,166668</text:p>
          </table:table-cell>
          <table:table-cell office:value-type="float" office:value="0.086857">
            <text:p>0,086857</text:p>
          </table:table-cell>
          <table:table-cell/>
        </table:table-row>
        <table:table-row table:style-name="ro1">
          <table:table-cell office:value-type="float" office:value="21.200001">
            <text:p>21,200001</text:p>
          </table:table-cell>
          <table:table-cell office:value-type="float" office:value="0.064566">
            <text:p>0,064566</text:p>
          </table:table-cell>
          <table:table-cell/>
        </table:table-row>
        <table:table-row table:style-name="ro1">
          <table:table-cell office:value-type="float" office:value="21.233334">
            <text:p>21,233334</text:p>
          </table:table-cell>
          <table:table-cell office:value-type="float" office:value="0.055184">
            <text:p>0,055184</text:p>
          </table:table-cell>
          <table:table-cell/>
        </table:table-row>
        <table:table-row table:style-name="ro1">
          <table:table-cell office:value-type="float" office:value="21.266668">
            <text:p>21,266668</text:p>
          </table:table-cell>
          <table:table-cell office:value-type="float" office:value="0.053928">
            <text:p>0,053928</text:p>
          </table:table-cell>
          <table:table-cell/>
        </table:table-row>
        <table:table-row table:style-name="ro1">
          <table:table-cell office:value-type="float" office:value="21.300001">
            <text:p>21,300001</text:p>
          </table:table-cell>
          <table:table-cell office:value-type="float" office:value="0.049076">
            <text:p>0,049076</text:p>
          </table:table-cell>
          <table:table-cell/>
        </table:table-row>
        <table:table-row table:style-name="ro1">
          <table:table-cell office:value-type="float" office:value="21.333334">
            <text:p>21,333334</text:p>
          </table:table-cell>
          <table:table-cell office:value-type="float" office:value="0.055629">
            <text:p>0,055629</text:p>
          </table:table-cell>
          <table:table-cell/>
        </table:table-row>
        <table:table-row table:style-name="ro1">
          <table:table-cell office:value-type="float" office:value="21.366668">
            <text:p>21,366668</text:p>
          </table:table-cell>
          <table:table-cell office:value-type="float" office:value="0.07629">
            <text:p>0,07629</text:p>
          </table:table-cell>
          <table:table-cell/>
        </table:table-row>
        <table:table-row table:style-name="ro1">
          <table:table-cell office:value-type="float" office:value="21.400001">
            <text:p>21,400001</text:p>
          </table:table-cell>
          <table:table-cell office:value-type="float" office:value="0.08029">
            <text:p>0,08029</text:p>
          </table:table-cell>
          <table:table-cell/>
        </table:table-row>
        <table:table-row table:style-name="ro1">
          <table:table-cell office:value-type="float" office:value="21.433334">
            <text:p>21,433334</text:p>
          </table:table-cell>
          <table:table-cell office:value-type="float" office:value="0.087246">
            <text:p>0,087246</text:p>
          </table:table-cell>
          <table:table-cell/>
        </table:table-row>
        <table:table-row table:style-name="ro1">
          <table:table-cell office:value-type="float" office:value="21.466668">
            <text:p>21,466668</text:p>
          </table:table-cell>
          <table:table-cell office:value-type="float" office:value="0.09969">
            <text:p>0,09969</text:p>
          </table:table-cell>
          <table:table-cell/>
        </table:table-row>
        <table:table-row table:style-name="ro1">
          <table:table-cell office:value-type="float" office:value="21.500001">
            <text:p>21,500001</text:p>
          </table:table-cell>
          <table:table-cell office:value-type="float" office:value="0.110748">
            <text:p>0,110748</text:p>
          </table:table-cell>
          <table:table-cell/>
        </table:table-row>
        <table:table-row table:style-name="ro1">
          <table:table-cell office:value-type="float" office:value="21.533334">
            <text:p>21,533334</text:p>
          </table:table-cell>
          <table:table-cell office:value-type="float" office:value="0.137717">
            <text:p>0,137717</text:p>
          </table:table-cell>
          <table:table-cell/>
        </table:table-row>
        <table:table-row table:style-name="ro1">
          <table:table-cell office:value-type="float" office:value="21.566668">
            <text:p>21,566668</text:p>
          </table:table-cell>
          <table:table-cell office:value-type="float" office:value="0.143913">
            <text:p>0,143913</text:p>
          </table:table-cell>
          <table:table-cell/>
        </table:table-row>
        <table:table-row table:style-name="ro1">
          <table:table-cell office:value-type="float" office:value="21.600001">
            <text:p>21,600001</text:p>
          </table:table-cell>
          <table:table-cell office:value-type="float" office:value="0.135842">
            <text:p>0,135842</text:p>
          </table:table-cell>
          <table:table-cell/>
        </table:table-row>
        <table:table-row table:style-name="ro1">
          <table:table-cell office:value-type="float" office:value="21.633334">
            <text:p>21,633334</text:p>
          </table:table-cell>
          <table:table-cell office:value-type="float" office:value="0.155578">
            <text:p>0,155578</text:p>
          </table:table-cell>
          <table:table-cell/>
        </table:table-row>
        <table:table-row table:style-name="ro1">
          <table:table-cell office:value-type="float" office:value="21.666668">
            <text:p>21,666668</text:p>
          </table:table-cell>
          <table:table-cell office:value-type="float" office:value="0.1705">
            <text:p>0,1705</text:p>
          </table:table-cell>
          <table:table-cell/>
        </table:table-row>
        <table:table-row table:style-name="ro1">
          <table:table-cell office:value-type="float" office:value="21.700001">
            <text:p>21,700001</text:p>
          </table:table-cell>
          <table:table-cell office:value-type="float" office:value="0.181439">
            <text:p>0,181439</text:p>
          </table:table-cell>
          <table:table-cell/>
        </table:table-row>
        <table:table-row table:style-name="ro1">
          <table:table-cell office:value-type="float" office:value="21.733334">
            <text:p>21,733334</text:p>
          </table:table-cell>
          <table:table-cell office:value-type="float" office:value="0.159643">
            <text:p>0,159643</text:p>
          </table:table-cell>
          <table:table-cell/>
        </table:table-row>
        <table:table-row table:style-name="ro1">
          <table:table-cell office:value-type="float" office:value="21.766668">
            <text:p>21,766668</text:p>
          </table:table-cell>
          <table:table-cell office:value-type="float" office:value="0.16774">
            <text:p>0,16774</text:p>
          </table:table-cell>
          <table:table-cell/>
        </table:table-row>
        <table:table-row table:style-name="ro1">
          <table:table-cell office:value-type="float" office:value="21.800001">
            <text:p>21,800001</text:p>
          </table:table-cell>
          <table:table-cell office:value-type="float" office:value="0.168265">
            <text:p>0,168265</text:p>
          </table:table-cell>
          <table:table-cell/>
        </table:table-row>
        <table:table-row table:style-name="ro1">
          <table:table-cell office:value-type="float" office:value="21.833334">
            <text:p>21,833334</text:p>
          </table:table-cell>
          <table:table-cell office:value-type="float" office:value="0.161126">
            <text:p>0,161126</text:p>
          </table:table-cell>
          <table:table-cell/>
        </table:table-row>
        <table:table-row table:style-name="ro1">
          <table:table-cell office:value-type="float" office:value="21.866668">
            <text:p>21,866668</text:p>
          </table:table-cell>
          <table:table-cell office:value-type="float" office:value="0.166718">
            <text:p>0,166718</text:p>
          </table:table-cell>
          <table:table-cell/>
        </table:table-row>
        <table:table-row table:style-name="ro1">
          <table:table-cell office:value-type="float" office:value="21.900001">
            <text:p>21,900001</text:p>
          </table:table-cell>
          <table:table-cell office:value-type="float" office:value="0.151414">
            <text:p>0,151414</text:p>
          </table:table-cell>
          <table:table-cell/>
        </table:table-row>
        <table:table-row table:style-name="ro1">
          <table:table-cell office:value-type="float" office:value="21.933334">
            <text:p>21,933334</text:p>
          </table:table-cell>
          <table:table-cell office:value-type="float" office:value="0.120418">
            <text:p>0,120418</text:p>
          </table:table-cell>
          <table:table-cell/>
        </table:table-row>
        <table:table-row table:style-name="ro1">
          <table:table-cell office:value-type="float" office:value="21.966668">
            <text:p>21,966668</text:p>
          </table:table-cell>
          <table:table-cell office:value-type="float" office:value="0.120552">
            <text:p>0,120552</text:p>
          </table:table-cell>
          <table:table-cell/>
        </table:table-row>
        <table:table-row table:style-name="ro1">
          <table:table-cell office:value-type="float" office:value="22.000001">
            <text:p>22,000001</text:p>
          </table:table-cell>
          <table:table-cell office:value-type="float" office:value="0.08899">
            <text:p>0,08899</text:p>
          </table:table-cell>
          <table:table-cell/>
        </table:table-row>
        <table:table-row table:style-name="ro1">
          <table:table-cell office:value-type="float" office:value="22.033334">
            <text:p>22,033334</text:p>
          </table:table-cell>
          <table:table-cell office:value-type="float" office:value="0.079095">
            <text:p>0,079095</text:p>
          </table:table-cell>
          <table:table-cell/>
        </table:table-row>
        <table:table-row table:style-name="ro1">
          <table:table-cell office:value-type="float" office:value="22.066668">
            <text:p>22,066668</text:p>
          </table:table-cell>
          <table:table-cell office:value-type="float" office:value="0.057164">
            <text:p>0,057164</text:p>
          </table:table-cell>
          <table:table-cell/>
        </table:table-row>
        <table:table-row table:style-name="ro1">
          <table:table-cell office:value-type="float" office:value="22.100001">
            <text:p>22,100001</text:p>
          </table:table-cell>
          <table:table-cell office:value-type="float" office:value="0.056054">
            <text:p>0,056054</text:p>
          </table:table-cell>
          <table:table-cell/>
        </table:table-row>
        <table:table-row table:style-name="ro1">
          <table:table-cell office:value-type="float" office:value="22.133334">
            <text:p>22,133334</text:p>
          </table:table-cell>
          <table:table-cell office:value-type="float" office:value="0.070147">
            <text:p>0,070147</text:p>
          </table:table-cell>
          <table:table-cell/>
        </table:table-row>
        <table:table-row table:style-name="ro1">
          <table:table-cell office:value-type="float" office:value="22.166668">
            <text:p>22,166668</text:p>
          </table:table-cell>
          <table:table-cell office:value-type="float" office:value="0.048325">
            <text:p>0,048325</text:p>
          </table:table-cell>
          <table:table-cell/>
        </table:table-row>
        <table:table-row table:style-name="ro1">
          <table:table-cell office:value-type="float" office:value="22.200001">
            <text:p>22,200001</text:p>
          </table:table-cell>
          <table:table-cell office:value-type="float" office:value="0.052515">
            <text:p>0,052515</text:p>
          </table:table-cell>
          <table:table-cell/>
        </table:table-row>
        <table:table-row table:style-name="ro1">
          <table:table-cell office:value-type="float" office:value="22.233334">
            <text:p>22,233334</text:p>
          </table:table-cell>
          <table:table-cell office:value-type="float" office:value="0.068275">
            <text:p>0,068275</text:p>
          </table:table-cell>
          <table:table-cell/>
        </table:table-row>
        <table:table-row table:style-name="ro1">
          <table:table-cell office:value-type="float" office:value="22.266668">
            <text:p>22,266668</text:p>
          </table:table-cell>
          <table:table-cell office:value-type="float" office:value="0.070801">
            <text:p>0,070801</text:p>
          </table:table-cell>
          <table:table-cell/>
        </table:table-row>
        <table:table-row table:style-name="ro1">
          <table:table-cell office:value-type="float" office:value="22.300001">
            <text:p>22,300001</text:p>
          </table:table-cell>
          <table:table-cell office:value-type="float" office:value="0.091971">
            <text:p>0,091971</text:p>
          </table:table-cell>
          <table:table-cell/>
        </table:table-row>
        <table:table-row table:style-name="ro1">
          <table:table-cell office:value-type="float" office:value="22.333334">
            <text:p>22,333334</text:p>
          </table:table-cell>
          <table:table-cell office:value-type="float" office:value="0.10015">
            <text:p>0,10015</text:p>
          </table:table-cell>
          <table:table-cell/>
        </table:table-row>
        <table:table-row table:style-name="ro1">
          <table:table-cell office:value-type="float" office:value="22.366668">
            <text:p>22,366668</text:p>
          </table:table-cell>
          <table:table-cell office:value-type="float" office:value="0.103687">
            <text:p>0,103687</text:p>
          </table:table-cell>
          <table:table-cell/>
        </table:table-row>
        <table:table-row table:style-name="ro1">
          <table:table-cell office:value-type="float" office:value="22.400001">
            <text:p>22,400001</text:p>
          </table:table-cell>
          <table:table-cell office:value-type="float" office:value="0.117581">
            <text:p>0,117581</text:p>
          </table:table-cell>
          <table:table-cell/>
        </table:table-row>
        <table:table-row table:style-name="ro1">
          <table:table-cell office:value-type="float" office:value="22.433335">
            <text:p>22,433335</text:p>
          </table:table-cell>
          <table:table-cell office:value-type="float" office:value="0.09987">
            <text:p>0,09987</text:p>
          </table:table-cell>
          <table:table-cell/>
        </table:table-row>
        <table:table-row table:style-name="ro1">
          <table:table-cell office:value-type="float" office:value="22.466668">
            <text:p>22,466668</text:p>
          </table:table-cell>
          <table:table-cell office:value-type="float" office:value="0.130757">
            <text:p>0,130757</text:p>
          </table:table-cell>
          <table:table-cell/>
        </table:table-row>
        <table:table-row table:style-name="ro1">
          <table:table-cell office:value-type="float" office:value="22.500001">
            <text:p>22,500001</text:p>
          </table:table-cell>
          <table:table-cell office:value-type="float" office:value="0.133099">
            <text:p>0,133099</text:p>
          </table:table-cell>
          <table:table-cell/>
        </table:table-row>
        <table:table-row table:style-name="ro1">
          <table:table-cell office:value-type="float" office:value="22.533335">
            <text:p>22,533335</text:p>
          </table:table-cell>
          <table:table-cell office:value-type="float" office:value="0.113414">
            <text:p>0,113414</text:p>
          </table:table-cell>
          <table:table-cell/>
        </table:table-row>
        <table:table-row table:style-name="ro1">
          <table:table-cell office:value-type="float" office:value="22.566668">
            <text:p>22,566668</text:p>
          </table:table-cell>
          <table:table-cell office:value-type="float" office:value="0.11387">
            <text:p>0,11387</text:p>
          </table:table-cell>
          <table:table-cell/>
        </table:table-row>
        <table:table-row table:style-name="ro1">
          <table:table-cell office:value-type="float" office:value="22.600001">
            <text:p>22,600001</text:p>
          </table:table-cell>
          <table:table-cell office:value-type="float" office:value="0.108398">
            <text:p>0,108398</text:p>
          </table:table-cell>
          <table:table-cell/>
        </table:table-row>
        <table:table-row table:style-name="ro1">
          <table:table-cell office:value-type="float" office:value="22.633335">
            <text:p>22,633335</text:p>
          </table:table-cell>
          <table:table-cell office:value-type="float" office:value="0.119336">
            <text:p>0,119336</text:p>
          </table:table-cell>
          <table:table-cell office:value-type="string">
            <text:p>Generando nueva Gausiana: Amp=-326.8318nm <text:s/>s=0.01395s</text:p>
          </table:table-cell>
        </table:table-row>
        <table:table-row table:style-name="ro1">
          <table:table-cell office:value-type="float" office:value="22.666668">
            <text:p>22,666668</text:p>
          </table:table-cell>
          <table:table-cell office:value-type="float" office:value="0.06212">
            <text:p>0,06212</text:p>
          </table:table-cell>
          <table:table-cell/>
        </table:table-row>
        <table:table-row table:style-name="ro1">
          <table:table-cell office:value-type="float" office:value="22.700001">
            <text:p>22,700001</text:p>
          </table:table-cell>
          <table:table-cell office:value-type="float" office:value="0.061791">
            <text:p>0,061791</text:p>
          </table:table-cell>
          <table:table-cell/>
        </table:table-row>
        <table:table-row table:style-name="ro1">
          <table:table-cell office:value-type="float" office:value="22.733335">
            <text:p>22,733335</text:p>
          </table:table-cell>
          <table:table-cell office:value-type="float" office:value="0.067835">
            <text:p>0,067835</text:p>
          </table:table-cell>
          <table:table-cell/>
        </table:table-row>
        <table:table-row table:style-name="ro1">
          <table:table-cell office:value-type="float" office:value="22.766668">
            <text:p>22,766668</text:p>
          </table:table-cell>
          <table:table-cell office:value-type="float" office:value="0.072878">
            <text:p>0,072878</text:p>
          </table:table-cell>
          <table:table-cell/>
        </table:table-row>
        <table:table-row table:style-name="ro1">
          <table:table-cell office:value-type="float" office:value="22.800001">
            <text:p>22,800001</text:p>
          </table:table-cell>
          <table:table-cell office:value-type="float" office:value="0.060643">
            <text:p>0,060643</text:p>
          </table:table-cell>
          <table:table-cell/>
        </table:table-row>
        <table:table-row table:style-name="ro1">
          <table:table-cell office:value-type="float" office:value="22.833335">
            <text:p>22,833335</text:p>
          </table:table-cell>
          <table:table-cell office:value-type="float" office:value="0.062143">
            <text:p>0,062143</text:p>
          </table:table-cell>
          <table:table-cell/>
        </table:table-row>
        <table:table-row table:style-name="ro1">
          <table:table-cell office:value-type="float" office:value="22.866668">
            <text:p>22,866668</text:p>
          </table:table-cell>
          <table:table-cell office:value-type="float" office:value="0.082263">
            <text:p>0,082263</text:p>
          </table:table-cell>
          <table:table-cell/>
        </table:table-row>
        <table:table-row table:style-name="ro1">
          <table:table-cell office:value-type="float" office:value="22.900001">
            <text:p>22,900001</text:p>
          </table:table-cell>
          <table:table-cell office:value-type="float" office:value="0.070473">
            <text:p>0,070473</text:p>
          </table:table-cell>
          <table:table-cell/>
        </table:table-row>
        <table:table-row table:style-name="ro1">
          <table:table-cell office:value-type="float" office:value="22.933335">
            <text:p>22,933335</text:p>
          </table:table-cell>
          <table:table-cell office:value-type="float" office:value="0.073638">
            <text:p>0,073638</text:p>
          </table:table-cell>
          <table:table-cell/>
        </table:table-row>
        <table:table-row table:style-name="ro1">
          <table:table-cell office:value-type="float" office:value="22.966668">
            <text:p>22,966668</text:p>
          </table:table-cell>
          <table:table-cell office:value-type="float" office:value="0.106161">
            <text:p>0,106161</text:p>
          </table:table-cell>
          <table:table-cell/>
        </table:table-row>
        <table:table-row table:style-name="ro1">
          <table:table-cell office:value-type="float" office:value="23.000001">
            <text:p>23,000001</text:p>
          </table:table-cell>
          <table:table-cell office:value-type="float" office:value="0.092967">
            <text:p>0,092967</text:p>
          </table:table-cell>
          <table:table-cell/>
        </table:table-row>
        <table:table-row table:style-name="ro1">
          <table:table-cell office:value-type="float" office:value="23.033335">
            <text:p>23,033335</text:p>
          </table:table-cell>
          <table:table-cell office:value-type="float" office:value="0.134524">
            <text:p>0,134524</text:p>
          </table:table-cell>
          <table:table-cell/>
        </table:table-row>
        <table:table-row table:style-name="ro1">
          <table:table-cell office:value-type="float" office:value="23.066668">
            <text:p>23,066668</text:p>
          </table:table-cell>
          <table:table-cell office:value-type="float" office:value="0.127449">
            <text:p>0,127449</text:p>
          </table:table-cell>
          <table:table-cell/>
        </table:table-row>
        <table:table-row table:style-name="ro1">
          <table:table-cell office:value-type="float" office:value="23.100001">
            <text:p>23,100001</text:p>
          </table:table-cell>
          <table:table-cell office:value-type="float" office:value="0.136489">
            <text:p>0,136489</text:p>
          </table:table-cell>
          <table:table-cell/>
        </table:table-row>
        <table:table-row table:style-name="ro1">
          <table:table-cell office:value-type="float" office:value="23.133335">
            <text:p>23,133335</text:p>
          </table:table-cell>
          <table:table-cell office:value-type="float" office:value="0.12223">
            <text:p>0,12223</text:p>
          </table:table-cell>
          <table:table-cell/>
        </table:table-row>
        <table:table-row table:style-name="ro1">
          <table:table-cell office:value-type="float" office:value="23.166668">
            <text:p>23,166668</text:p>
          </table:table-cell>
          <table:table-cell office:value-type="float" office:value="0.136422">
            <text:p>0,136422</text:p>
          </table:table-cell>
          <table:table-cell/>
        </table:table-row>
        <table:table-row table:style-name="ro1">
          <table:table-cell office:value-type="float" office:value="23.200001">
            <text:p>23,200001</text:p>
          </table:table-cell>
          <table:table-cell office:value-type="float" office:value="0.165929">
            <text:p>0,165929</text:p>
          </table:table-cell>
          <table:table-cell/>
        </table:table-row>
        <table:table-row table:style-name="ro1">
          <table:table-cell office:value-type="float" office:value="23.233335">
            <text:p>23,233335</text:p>
          </table:table-cell>
          <table:table-cell office:value-type="float" office:value="0.146765">
            <text:p>0,146765</text:p>
          </table:table-cell>
          <table:table-cell/>
        </table:table-row>
        <table:table-row table:style-name="ro1">
          <table:table-cell office:value-type="float" office:value="23.266668">
            <text:p>23,266668</text:p>
          </table:table-cell>
          <table:table-cell office:value-type="float" office:value="0.181765">
            <text:p>0,181765</text:p>
          </table:table-cell>
          <table:table-cell/>
        </table:table-row>
        <table:table-row table:style-name="ro1">
          <table:table-cell office:value-type="float" office:value="23.300001">
            <text:p>23,300001</text:p>
          </table:table-cell>
          <table:table-cell office:value-type="float" office:value="0.188643">
            <text:p>0,188643</text:p>
          </table:table-cell>
          <table:table-cell/>
        </table:table-row>
        <table:table-row table:style-name="ro1">
          <table:table-cell office:value-type="float" office:value="23.333335">
            <text:p>23,333335</text:p>
          </table:table-cell>
          <table:table-cell office:value-type="float" office:value="0.191698">
            <text:p>0,191698</text:p>
          </table:table-cell>
          <table:table-cell/>
        </table:table-row>
        <table:table-row table:style-name="ro1">
          <table:table-cell office:value-type="float" office:value="23.366668">
            <text:p>23,366668</text:p>
          </table:table-cell>
          <table:table-cell office:value-type="float" office:value="0.199682">
            <text:p>0,199682</text:p>
          </table:table-cell>
          <table:table-cell/>
        </table:table-row>
        <table:table-row table:style-name="ro1">
          <table:table-cell office:value-type="float" office:value="23.400001">
            <text:p>23,400001</text:p>
          </table:table-cell>
          <table:table-cell office:value-type="float" office:value="0.210786">
            <text:p>0,210786</text:p>
          </table:table-cell>
          <table:table-cell/>
        </table:table-row>
        <table:table-row table:style-name="ro1">
          <table:table-cell office:value-type="float" office:value="23.433335">
            <text:p>23,433335</text:p>
          </table:table-cell>
          <table:table-cell office:value-type="float" office:value="0.192644">
            <text:p>0,192644</text:p>
          </table:table-cell>
          <table:table-cell/>
        </table:table-row>
        <table:table-row table:style-name="ro1">
          <table:table-cell office:value-type="float" office:value="23.466668">
            <text:p>23,466668</text:p>
          </table:table-cell>
          <table:table-cell office:value-type="float" office:value="0.208549">
            <text:p>0,208549</text:p>
          </table:table-cell>
          <table:table-cell/>
        </table:table-row>
        <table:table-row table:style-name="ro1">
          <table:table-cell office:value-type="float" office:value="23.500001">
            <text:p>23,500001</text:p>
          </table:table-cell>
          <table:table-cell office:value-type="float" office:value="0.209036">
            <text:p>0,209036</text:p>
          </table:table-cell>
          <table:table-cell/>
        </table:table-row>
        <table:table-row table:style-name="ro1">
          <table:table-cell office:value-type="float" office:value="23.533335">
            <text:p>23,533335</text:p>
          </table:table-cell>
          <table:table-cell office:value-type="float" office:value="0.204279">
            <text:p>0,204279</text:p>
          </table:table-cell>
          <table:table-cell/>
        </table:table-row>
        <table:table-row table:style-name="ro1">
          <table:table-cell office:value-type="float" office:value="23.566668">
            <text:p>23,566668</text:p>
          </table:table-cell>
          <table:table-cell office:value-type="float" office:value="0.187934">
            <text:p>0,187934</text:p>
          </table:table-cell>
          <table:table-cell/>
        </table:table-row>
        <table:table-row table:style-name="ro1">
          <table:table-cell office:value-type="float" office:value="23.600001">
            <text:p>23,600001</text:p>
          </table:table-cell>
          <table:table-cell office:value-type="float" office:value="0.187933">
            <text:p>0,187933</text:p>
          </table:table-cell>
          <table:table-cell/>
        </table:table-row>
        <table:table-row table:style-name="ro1">
          <table:table-cell office:value-type="float" office:value="23.633335">
            <text:p>23,633335</text:p>
          </table:table-cell>
          <table:table-cell office:value-type="float" office:value="0.182802">
            <text:p>0,182802</text:p>
          </table:table-cell>
          <table:table-cell/>
        </table:table-row>
        <table:table-row table:style-name="ro1">
          <table:table-cell office:value-type="float" office:value="23.666668">
            <text:p>23,666668</text:p>
          </table:table-cell>
          <table:table-cell office:value-type="float" office:value="0.174479">
            <text:p>0,174479</text:p>
          </table:table-cell>
          <table:table-cell/>
        </table:table-row>
        <table:table-row table:style-name="ro1">
          <table:table-cell office:value-type="float" office:value="23.700001">
            <text:p>23,700001</text:p>
          </table:table-cell>
          <table:table-cell office:value-type="float" office:value="0.163882">
            <text:p>0,163882</text:p>
          </table:table-cell>
          <table:table-cell/>
        </table:table-row>
        <table:table-row table:style-name="ro1">
          <table:table-cell office:value-type="float" office:value="23.733335">
            <text:p>23,733335</text:p>
          </table:table-cell>
          <table:table-cell office:value-type="float" office:value="0.155967">
            <text:p>0,155967</text:p>
          </table:table-cell>
          <table:table-cell/>
        </table:table-row>
        <table:table-row table:style-name="ro1">
          <table:table-cell office:value-type="float" office:value="23.766668">
            <text:p>23,766668</text:p>
          </table:table-cell>
          <table:table-cell office:value-type="float" office:value="0.14287">
            <text:p>0,14287</text:p>
          </table:table-cell>
          <table:table-cell/>
        </table:table-row>
        <table:table-row table:style-name="ro1">
          <table:table-cell office:value-type="float" office:value="23.800001">
            <text:p>23,800001</text:p>
          </table:table-cell>
          <table:table-cell office:value-type="float" office:value="0.144464">
            <text:p>0,144464</text:p>
          </table:table-cell>
          <table:table-cell/>
        </table:table-row>
        <table:table-row table:style-name="ro1">
          <table:table-cell office:value-type="float" office:value="23.833335">
            <text:p>23,833335</text:p>
          </table:table-cell>
          <table:table-cell office:value-type="float" office:value="0.137991">
            <text:p>0,137991</text:p>
          </table:table-cell>
          <table:table-cell/>
        </table:table-row>
        <table:table-row table:style-name="ro1">
          <table:table-cell office:value-type="float" office:value="23.866668">
            <text:p>23,866668</text:p>
          </table:table-cell>
          <table:table-cell office:value-type="float" office:value="0.105037">
            <text:p>0,105037</text:p>
          </table:table-cell>
          <table:table-cell/>
        </table:table-row>
        <table:table-row table:style-name="ro1">
          <table:table-cell office:value-type="float" office:value="23.900001">
            <text:p>23,900001</text:p>
          </table:table-cell>
          <table:table-cell office:value-type="float" office:value="0.097362">
            <text:p>0,097362</text:p>
          </table:table-cell>
          <table:table-cell/>
        </table:table-row>
        <table:table-row table:style-name="ro1">
          <table:table-cell office:value-type="float" office:value="23.933335">
            <text:p>23,933335</text:p>
          </table:table-cell>
          <table:table-cell office:value-type="float" office:value="0.097021">
            <text:p>0,097021</text:p>
          </table:table-cell>
          <table:table-cell/>
        </table:table-row>
        <table:table-row table:style-name="ro1">
          <table:table-cell office:value-type="float" office:value="23.966668">
            <text:p>23,966668</text:p>
          </table:table-cell>
          <table:table-cell office:value-type="float" office:value="0.08774">
            <text:p>0,08774</text:p>
          </table:table-cell>
          <table:table-cell/>
        </table:table-row>
        <table:table-row table:style-name="ro1">
          <table:table-cell office:value-type="float" office:value="24.000001">
            <text:p>24,000001</text:p>
          </table:table-cell>
          <table:table-cell office:value-type="float" office:value="0.073003">
            <text:p>0,073003</text:p>
          </table:table-cell>
          <table:table-cell/>
        </table:table-row>
        <table:table-row table:style-name="ro1">
          <table:table-cell office:value-type="float" office:value="24.033335">
            <text:p>24,033335</text:p>
          </table:table-cell>
          <table:table-cell office:value-type="float" office:value="0.086208">
            <text:p>0,086208</text:p>
          </table:table-cell>
          <table:table-cell/>
        </table:table-row>
        <table:table-row table:style-name="ro1">
          <table:table-cell office:value-type="float" office:value="24.066668">
            <text:p>24,066668</text:p>
          </table:table-cell>
          <table:table-cell office:value-type="float" office:value="0.068169">
            <text:p>0,068169</text:p>
          </table:table-cell>
          <table:table-cell/>
        </table:table-row>
        <table:table-row table:style-name="ro1">
          <table:table-cell office:value-type="float" office:value="24.100001">
            <text:p>24,100001</text:p>
          </table:table-cell>
          <table:table-cell office:value-type="float" office:value="0.054884">
            <text:p>0,054884</text:p>
          </table:table-cell>
          <table:table-cell/>
        </table:table-row>
        <table:table-row table:style-name="ro1">
          <table:table-cell office:value-type="float" office:value="24.133335">
            <text:p>24,133335</text:p>
          </table:table-cell>
          <table:table-cell office:value-type="float" office:value="0.054219">
            <text:p>0,054219</text:p>
          </table:table-cell>
          <table:table-cell/>
        </table:table-row>
        <table:table-row table:style-name="ro1">
          <table:table-cell office:value-type="float" office:value="24.166668">
            <text:p>24,166668</text:p>
          </table:table-cell>
          <table:table-cell office:value-type="float" office:value="0.057421">
            <text:p>0,057421</text:p>
          </table:table-cell>
          <table:table-cell/>
        </table:table-row>
        <table:table-row table:style-name="ro1">
          <table:table-cell office:value-type="float" office:value="24.200001">
            <text:p>24,200001</text:p>
          </table:table-cell>
          <table:table-cell office:value-type="float" office:value="0.055472">
            <text:p>0,055472</text:p>
          </table:table-cell>
          <table:table-cell/>
        </table:table-row>
        <table:table-row table:style-name="ro1">
          <table:table-cell office:value-type="float" office:value="24.233335">
            <text:p>24,233335</text:p>
          </table:table-cell>
          <table:table-cell office:value-type="float" office:value="0.061607">
            <text:p>0,061607</text:p>
          </table:table-cell>
          <table:table-cell/>
        </table:table-row>
        <table:table-row table:style-name="ro1">
          <table:table-cell office:value-type="float" office:value="24.266668">
            <text:p>24,266668</text:p>
          </table:table-cell>
          <table:table-cell office:value-type="float" office:value="0.055424">
            <text:p>0,055424</text:p>
          </table:table-cell>
          <table:table-cell/>
        </table:table-row>
        <table:table-row table:style-name="ro1">
          <table:table-cell office:value-type="float" office:value="24.300001">
            <text:p>24,300001</text:p>
          </table:table-cell>
          <table:table-cell office:value-type="float" office:value="0.051499">
            <text:p>0,051499</text:p>
          </table:table-cell>
          <table:table-cell/>
        </table:table-row>
        <table:table-row table:style-name="ro1">
          <table:table-cell office:value-type="float" office:value="24.333335">
            <text:p>24,333335</text:p>
          </table:table-cell>
          <table:table-cell office:value-type="float" office:value="0.041142">
            <text:p>0,041142</text:p>
          </table:table-cell>
          <table:table-cell/>
        </table:table-row>
        <table:table-row table:style-name="ro1">
          <table:table-cell office:value-type="float" office:value="24.366668">
            <text:p>24,366668</text:p>
          </table:table-cell>
          <table:table-cell office:value-type="float" office:value="0.061249">
            <text:p>0,061249</text:p>
          </table:table-cell>
          <table:table-cell office:value-type="string">
            <text:p>Generando nueva Gausiana: Amp=-144.9060nm <text:s/>s=0.01132s</text:p>
          </table:table-cell>
        </table:table-row>
        <table:table-row table:style-name="ro1">
          <table:table-cell office:value-type="float" office:value="24.400001">
            <text:p>24,400001</text:p>
          </table:table-cell>
          <table:table-cell office:value-type="float" office:value="0.244519">
            <text:p>0,244519</text:p>
          </table:table-cell>
          <table:table-cell/>
        </table:table-row>
        <table:table-row table:style-name="ro1">
          <table:table-cell office:value-type="float" office:value="24.433335">
            <text:p>24,433335</text:p>
          </table:table-cell>
          <table:table-cell office:value-type="float" office:value="0.229607">
            <text:p>0,229607</text:p>
          </table:table-cell>
          <table:table-cell/>
        </table:table-row>
        <table:table-row table:style-name="ro1">
          <table:table-cell office:value-type="float" office:value="24.466668">
            <text:p>24,466668</text:p>
          </table:table-cell>
          <table:table-cell office:value-type="float" office:value="0.216514">
            <text:p>0,216514</text:p>
          </table:table-cell>
          <table:table-cell/>
        </table:table-row>
        <table:table-row table:style-name="ro1">
          <table:table-cell office:value-type="float" office:value="24.500001">
            <text:p>24,500001</text:p>
          </table:table-cell>
          <table:table-cell office:value-type="float" office:value="0.213106">
            <text:p>0,213106</text:p>
          </table:table-cell>
          <table:table-cell/>
        </table:table-row>
        <table:table-row table:style-name="ro1">
          <table:table-cell office:value-type="float" office:value="24.533335">
            <text:p>24,533335</text:p>
          </table:table-cell>
          <table:table-cell office:value-type="float" office:value="0.225177">
            <text:p>0,225177</text:p>
          </table:table-cell>
          <table:table-cell/>
        </table:table-row>
        <table:table-row table:style-name="ro1">
          <table:table-cell office:value-type="float" office:value="24.566668">
            <text:p>24,566668</text:p>
          </table:table-cell>
          <table:table-cell office:value-type="float" office:value="0.229165">
            <text:p>0,229165</text:p>
          </table:table-cell>
          <table:table-cell/>
        </table:table-row>
        <table:table-row table:style-name="ro1">
          <table:table-cell office:value-type="float" office:value="24.600001">
            <text:p>24,600001</text:p>
          </table:table-cell>
          <table:table-cell office:value-type="float" office:value="0.216493">
            <text:p>0,216493</text:p>
          </table:table-cell>
          <table:table-cell/>
        </table:table-row>
        <table:table-row table:style-name="ro1">
          <table:table-cell office:value-type="float" office:value="24.633335">
            <text:p>24,633335</text:p>
          </table:table-cell>
          <table:table-cell office:value-type="float" office:value="0.225374">
            <text:p>0,225374</text:p>
          </table:table-cell>
          <table:table-cell/>
        </table:table-row>
        <table:table-row table:style-name="ro1">
          <table:table-cell office:value-type="float" office:value="24.666668">
            <text:p>24,666668</text:p>
          </table:table-cell>
          <table:table-cell office:value-type="float" office:value="0.218306">
            <text:p>0,218306</text:p>
          </table:table-cell>
          <table:table-cell/>
        </table:table-row>
        <table:table-row table:style-name="ro1">
          <table:table-cell office:value-type="float" office:value="24.700001">
            <text:p>24,700001</text:p>
          </table:table-cell>
          <table:table-cell office:value-type="float" office:value="0.203797">
            <text:p>0,203797</text:p>
          </table:table-cell>
          <table:table-cell/>
        </table:table-row>
        <table:table-row table:style-name="ro1">
          <table:table-cell office:value-type="float" office:value="24.733335">
            <text:p>24,733335</text:p>
          </table:table-cell>
          <table:table-cell office:value-type="float" office:value="0.212238">
            <text:p>0,212238</text:p>
          </table:table-cell>
          <table:table-cell/>
        </table:table-row>
        <table:table-row table:style-name="ro1">
          <table:table-cell office:value-type="float" office:value="24.766668">
            <text:p>24,766668</text:p>
          </table:table-cell>
          <table:table-cell office:value-type="float" office:value="0.22817">
            <text:p>0,22817</text:p>
          </table:table-cell>
          <table:table-cell/>
        </table:table-row>
        <table:table-row table:style-name="ro1">
          <table:table-cell office:value-type="float" office:value="24.800001">
            <text:p>24,800001</text:p>
          </table:table-cell>
          <table:table-cell office:value-type="float" office:value="0.221116">
            <text:p>0,221116</text:p>
          </table:table-cell>
          <table:table-cell/>
        </table:table-row>
        <table:table-row table:style-name="ro1">
          <table:table-cell office:value-type="float" office:value="24.833335">
            <text:p>24,833335</text:p>
          </table:table-cell>
          <table:table-cell office:value-type="float" office:value="0.227373">
            <text:p>0,227373</text:p>
          </table:table-cell>
          <table:table-cell/>
        </table:table-row>
        <table:table-row table:style-name="ro1">
          <table:table-cell office:value-type="float" office:value="24.866668">
            <text:p>24,866668</text:p>
          </table:table-cell>
          <table:table-cell office:value-type="float" office:value="0.242527">
            <text:p>0,242527</text:p>
          </table:table-cell>
          <table:table-cell/>
        </table:table-row>
        <table:table-row table:style-name="ro1">
          <table:table-cell office:value-type="float" office:value="24.900001">
            <text:p>24,900001</text:p>
          </table:table-cell>
          <table:table-cell office:value-type="float" office:value="0.216131">
            <text:p>0,216131</text:p>
          </table:table-cell>
          <table:table-cell/>
        </table:table-row>
        <table:table-row table:style-name="ro1">
          <table:table-cell office:value-type="float" office:value="24.933335">
            <text:p>24,933335</text:p>
          </table:table-cell>
          <table:table-cell office:value-type="float" office:value="0.222727">
            <text:p>0,222727</text:p>
          </table:table-cell>
          <table:table-cell/>
        </table:table-row>
        <table:table-row table:style-name="ro1">
          <table:table-cell office:value-type="float" office:value="24.966668">
            <text:p>24,966668</text:p>
          </table:table-cell>
          <table:table-cell office:value-type="float" office:value="0.240857">
            <text:p>0,240857</text:p>
          </table:table-cell>
          <table:table-cell/>
        </table:table-row>
        <table:table-row table:style-name="ro1">
          <table:table-cell office:value-type="float" office:value="25.000001">
            <text:p>25,000001</text:p>
          </table:table-cell>
          <table:table-cell office:value-type="float" office:value="0.240952">
            <text:p>0,240952</text:p>
          </table:table-cell>
          <table:table-cell/>
        </table:table-row>
        <table:table-row table:style-name="ro1">
          <table:table-cell office:value-type="float" office:value="25.033335">
            <text:p>25,033335</text:p>
          </table:table-cell>
          <table:table-cell office:value-type="float" office:value="0.233486">
            <text:p>0,233486</text:p>
          </table:table-cell>
          <table:table-cell/>
        </table:table-row>
        <table:table-row table:style-name="ro1">
          <table:table-cell office:value-type="float" office:value="25.066668">
            <text:p>25,066668</text:p>
          </table:table-cell>
          <table:table-cell office:value-type="float" office:value="0.230974">
            <text:p>0,230974</text:p>
          </table:table-cell>
          <table:table-cell/>
        </table:table-row>
        <table:table-row table:style-name="ro1">
          <table:table-cell office:value-type="float" office:value="25.100001">
            <text:p>25,100001</text:p>
          </table:table-cell>
          <table:table-cell office:value-type="float" office:value="0.216796">
            <text:p>0,216796</text:p>
          </table:table-cell>
          <table:table-cell/>
        </table:table-row>
        <table:table-row table:style-name="ro1">
          <table:table-cell office:value-type="float" office:value="25.133335">
            <text:p>25,133335</text:p>
          </table:table-cell>
          <table:table-cell office:value-type="float" office:value="0.233936">
            <text:p>0,233936</text:p>
          </table:table-cell>
          <table:table-cell/>
        </table:table-row>
        <table:table-row table:style-name="ro1">
          <table:table-cell office:value-type="float" office:value="25.166668">
            <text:p>25,166668</text:p>
          </table:table-cell>
          <table:table-cell office:value-type="float" office:value="0.234418">
            <text:p>0,234418</text:p>
          </table:table-cell>
          <table:table-cell/>
        </table:table-row>
        <table:table-row table:style-name="ro1">
          <table:table-cell office:value-type="float" office:value="25.200001">
            <text:p>25,200001</text:p>
          </table:table-cell>
          <table:table-cell office:value-type="float" office:value="0.243854">
            <text:p>0,243854</text:p>
          </table:table-cell>
          <table:table-cell/>
        </table:table-row>
        <table:table-row table:style-name="ro1">
          <table:table-cell office:value-type="float" office:value="25.233335">
            <text:p>25,233335</text:p>
          </table:table-cell>
          <table:table-cell office:value-type="float" office:value="0.232825">
            <text:p>0,232825</text:p>
          </table:table-cell>
          <table:table-cell/>
        </table:table-row>
        <table:table-row table:style-name="ro1">
          <table:table-cell office:value-type="float" office:value="25.266668">
            <text:p>25,266668</text:p>
          </table:table-cell>
          <table:table-cell office:value-type="float" office:value="0.230646">
            <text:p>0,230646</text:p>
          </table:table-cell>
          <table:table-cell/>
        </table:table-row>
        <table:table-row table:style-name="ro1">
          <table:table-cell office:value-type="float" office:value="25.300001">
            <text:p>25,300001</text:p>
          </table:table-cell>
          <table:table-cell office:value-type="float" office:value="0.238013">
            <text:p>0,238013</text:p>
          </table:table-cell>
          <table:table-cell/>
        </table:table-row>
        <table:table-row table:style-name="ro1">
          <table:table-cell office:value-type="float" office:value="25.333335">
            <text:p>25,333335</text:p>
          </table:table-cell>
          <table:table-cell office:value-type="float" office:value="0.245079">
            <text:p>0,245079</text:p>
          </table:table-cell>
          <table:table-cell/>
        </table:table-row>
        <table:table-row table:style-name="ro1">
          <table:table-cell office:value-type="float" office:value="25.366668">
            <text:p>25,366668</text:p>
          </table:table-cell>
          <table:table-cell office:value-type="float" office:value="0.244635">
            <text:p>0,244635</text:p>
          </table:table-cell>
          <table:table-cell/>
        </table:table-row>
        <table:table-row table:style-name="ro1">
          <table:table-cell office:value-type="float" office:value="25.400001">
            <text:p>25,400001</text:p>
          </table:table-cell>
          <table:table-cell office:value-type="float" office:value="0.221706">
            <text:p>0,221706</text:p>
          </table:table-cell>
          <table:table-cell/>
        </table:table-row>
        <table:table-row table:style-name="ro1">
          <table:table-cell office:value-type="float" office:value="25.433335">
            <text:p>25,433335</text:p>
          </table:table-cell>
          <table:table-cell office:value-type="float" office:value="0.214118">
            <text:p>0,214118</text:p>
          </table:table-cell>
          <table:table-cell/>
        </table:table-row>
        <table:table-row table:style-name="ro1">
          <table:table-cell office:value-type="float" office:value="25.466668">
            <text:p>25,466668</text:p>
          </table:table-cell>
          <table:table-cell office:value-type="float" office:value="0.224456">
            <text:p>0,224456</text:p>
          </table:table-cell>
          <table:table-cell/>
        </table:table-row>
        <table:table-row table:style-name="ro1">
          <table:table-cell office:value-type="float" office:value="25.500001">
            <text:p>25,500001</text:p>
          </table:table-cell>
          <table:table-cell office:value-type="float" office:value="0.221556">
            <text:p>0,221556</text:p>
          </table:table-cell>
          <table:table-cell/>
        </table:table-row>
        <table:table-row table:style-name="ro1">
          <table:table-cell office:value-type="float" office:value="25.533335">
            <text:p>25,533335</text:p>
          </table:table-cell>
          <table:table-cell office:value-type="float" office:value="0.222341">
            <text:p>0,222341</text:p>
          </table:table-cell>
          <table:table-cell/>
        </table:table-row>
        <table:table-row table:style-name="ro1">
          <table:table-cell office:value-type="float" office:value="25.566668">
            <text:p>25,566668</text:p>
          </table:table-cell>
          <table:table-cell office:value-type="float" office:value="0.206546">
            <text:p>0,206546</text:p>
          </table:table-cell>
          <table:table-cell/>
        </table:table-row>
        <table:table-row table:style-name="ro1">
          <table:table-cell office:value-type="float" office:value="25.600001">
            <text:p>25,600001</text:p>
          </table:table-cell>
          <table:table-cell office:value-type="float" office:value="0.198219">
            <text:p>0,198219</text:p>
          </table:table-cell>
          <table:table-cell/>
        </table:table-row>
        <table:table-row table:style-name="ro1">
          <table:table-cell office:value-type="float" office:value="25.633335">
            <text:p>25,633335</text:p>
          </table:table-cell>
          <table:table-cell office:value-type="float" office:value="0.204774">
            <text:p>0,204774</text:p>
          </table:table-cell>
          <table:table-cell/>
        </table:table-row>
        <table:table-row table:style-name="ro1">
          <table:table-cell office:value-type="float" office:value="25.666668">
            <text:p>25,666668</text:p>
          </table:table-cell>
          <table:table-cell office:value-type="float" office:value="0.235673">
            <text:p>0,235673</text:p>
          </table:table-cell>
          <table:table-cell/>
        </table:table-row>
        <table:table-row table:style-name="ro1">
          <table:table-cell office:value-type="float" office:value="25.700001">
            <text:p>25,700001</text:p>
          </table:table-cell>
          <table:table-cell office:value-type="float" office:value="0.186803">
            <text:p>0,186803</text:p>
          </table:table-cell>
          <table:table-cell/>
        </table:table-row>
        <table:table-row table:style-name="ro1">
          <table:table-cell office:value-type="float" office:value="25.733335">
            <text:p>25,733335</text:p>
          </table:table-cell>
          <table:table-cell office:value-type="float" office:value="0.205321">
            <text:p>0,205321</text:p>
          </table:table-cell>
          <table:table-cell/>
        </table:table-row>
        <table:table-row table:style-name="ro1">
          <table:table-cell office:value-type="float" office:value="25.766668">
            <text:p>25,766668</text:p>
          </table:table-cell>
          <table:table-cell office:value-type="float" office:value="0.219134">
            <text:p>0,219134</text:p>
          </table:table-cell>
          <table:table-cell/>
        </table:table-row>
        <table:table-row table:style-name="ro1">
          <table:table-cell office:value-type="float" office:value="25.800001">
            <text:p>25,800001</text:p>
          </table:table-cell>
          <table:table-cell office:value-type="float" office:value="0.212681">
            <text:p>0,212681</text:p>
          </table:table-cell>
          <table:table-cell/>
        </table:table-row>
        <table:table-row table:style-name="ro1">
          <table:table-cell office:value-type="float" office:value="25.833335">
            <text:p>25,833335</text:p>
          </table:table-cell>
          <table:table-cell office:value-type="float" office:value="0.210168">
            <text:p>0,210168</text:p>
          </table:table-cell>
          <table:table-cell/>
        </table:table-row>
        <table:table-row table:style-name="ro1">
          <table:table-cell office:value-type="float" office:value="25.866668">
            <text:p>25,866668</text:p>
          </table:table-cell>
          <table:table-cell office:value-type="float" office:value="0.199877">
            <text:p>0,199877</text:p>
          </table:table-cell>
          <table:table-cell/>
        </table:table-row>
        <table:table-row table:style-name="ro1">
          <table:table-cell office:value-type="float" office:value="25.900001">
            <text:p>25,900001</text:p>
          </table:table-cell>
          <table:table-cell office:value-type="float" office:value="0.199344">
            <text:p>0,199344</text:p>
          </table:table-cell>
          <table:table-cell/>
        </table:table-row>
        <table:table-row table:style-name="ro1">
          <table:table-cell office:value-type="float" office:value="25.933335">
            <text:p>25,933335</text:p>
          </table:table-cell>
          <table:table-cell office:value-type="float" office:value="0.216438">
            <text:p>0,216438</text:p>
          </table:table-cell>
          <table:table-cell/>
        </table:table-row>
        <table:table-row table:style-name="ro1">
          <table:table-cell office:value-type="float" office:value="25.966668">
            <text:p>25,966668</text:p>
          </table:table-cell>
          <table:table-cell office:value-type="float" office:value="0.206065">
            <text:p>0,206065</text:p>
          </table:table-cell>
          <table:table-cell/>
        </table:table-row>
        <table:table-row table:style-name="ro1">
          <table:table-cell office:value-type="float" office:value="26.000001">
            <text:p>26,000001</text:p>
          </table:table-cell>
          <table:table-cell office:value-type="float" office:value="0.227007">
            <text:p>0,227007</text:p>
          </table:table-cell>
          <table:table-cell/>
        </table:table-row>
        <table:table-row table:style-name="ro1">
          <table:table-cell office:value-type="float" office:value="26.033335">
            <text:p>26,033335</text:p>
          </table:table-cell>
          <table:table-cell office:value-type="float" office:value="0.23196">
            <text:p>0,23196</text:p>
          </table:table-cell>
          <table:table-cell/>
        </table:table-row>
        <table:table-row table:style-name="ro1">
          <table:table-cell office:value-type="float" office:value="26.066668">
            <text:p>26,066668</text:p>
          </table:table-cell>
          <table:table-cell office:value-type="float" office:value="0.224718">
            <text:p>0,224718</text:p>
          </table:table-cell>
          <table:table-cell/>
        </table:table-row>
        <table:table-row table:style-name="ro1">
          <table:table-cell office:value-type="float" office:value="26.100001">
            <text:p>26,100001</text:p>
          </table:table-cell>
          <table:table-cell office:value-type="float" office:value="0.212731">
            <text:p>0,212731</text:p>
          </table:table-cell>
          <table:table-cell office:value-type="string">
            <text:p>Generando nueva Gausiana: Amp=400.8714nm <text:s/>s=0.01485s</text:p>
          </table:table-cell>
        </table:table-row>
        <table:table-row table:style-name="ro1">
          <table:table-cell office:value-type="float" office:value="26.133335">
            <text:p>26,133335</text:p>
          </table:table-cell>
          <table:table-cell office:value-type="float" office:value="0.059313">
            <text:p>0,059313</text:p>
          </table:table-cell>
          <table:table-cell/>
        </table:table-row>
        <table:table-row table:style-name="ro1">
          <table:table-cell office:value-type="float" office:value="26.166668">
            <text:p>26,166668</text:p>
          </table:table-cell>
          <table:table-cell office:value-type="float" office:value="0.054898">
            <text:p>0,054898</text:p>
          </table:table-cell>
          <table:table-cell/>
        </table:table-row>
        <table:table-row table:style-name="ro1">
          <table:table-cell office:value-type="float" office:value="26.200001">
            <text:p>26,200001</text:p>
          </table:table-cell>
          <table:table-cell office:value-type="float" office:value="0.036958">
            <text:p>0,036958</text:p>
          </table:table-cell>
          <table:table-cell/>
        </table:table-row>
        <table:table-row table:style-name="ro1">
          <table:table-cell office:value-type="float" office:value="26.233335">
            <text:p>26,233335</text:p>
          </table:table-cell>
          <table:table-cell office:value-type="float" office:value="0.037758">
            <text:p>0,037758</text:p>
          </table:table-cell>
          <table:table-cell/>
        </table:table-row>
        <table:table-row table:style-name="ro1">
          <table:table-cell office:value-type="float" office:value="26.266668">
            <text:p>26,266668</text:p>
          </table:table-cell>
          <table:table-cell office:value-type="float" office:value="0.028135">
            <text:p>0,028135</text:p>
          </table:table-cell>
          <table:table-cell/>
        </table:table-row>
        <table:table-row table:style-name="ro1">
          <table:table-cell office:value-type="float" office:value="26.300001">
            <text:p>26,300001</text:p>
          </table:table-cell>
          <table:table-cell office:value-type="float" office:value="0.019913">
            <text:p>0,019913</text:p>
          </table:table-cell>
          <table:table-cell/>
        </table:table-row>
        <table:table-row table:style-name="ro1">
          <table:table-cell office:value-type="float" office:value="26.333335">
            <text:p>26,333335</text:p>
          </table:table-cell>
          <table:table-cell office:value-type="float" office:value="0.028197">
            <text:p>0,028197</text:p>
          </table:table-cell>
          <table:table-cell/>
        </table:table-row>
        <table:table-row table:style-name="ro1">
          <table:table-cell office:value-type="float" office:value="26.366668">
            <text:p>26,366668</text:p>
          </table:table-cell>
          <table:table-cell office:value-type="float" office:value="0.039364">
            <text:p>0,039364</text:p>
          </table:table-cell>
          <table:table-cell/>
        </table:table-row>
        <table:table-row table:style-name="ro1">
          <table:table-cell office:value-type="float" office:value="26.400001">
            <text:p>26,400001</text:p>
          </table:table-cell>
          <table:table-cell office:value-type="float" office:value="0.046833">
            <text:p>0,046833</text:p>
          </table:table-cell>
          <table:table-cell/>
        </table:table-row>
        <table:table-row table:style-name="ro1">
          <table:table-cell office:value-type="float" office:value="26.433335">
            <text:p>26,433335</text:p>
          </table:table-cell>
          <table:table-cell office:value-type="float" office:value="0.046001">
            <text:p>0,046001</text:p>
          </table:table-cell>
          <table:table-cell/>
        </table:table-row>
        <table:table-row table:style-name="ro1">
          <table:table-cell office:value-type="float" office:value="26.466668">
            <text:p>26,466668</text:p>
          </table:table-cell>
          <table:table-cell office:value-type="float" office:value="0.096387">
            <text:p>0,096387</text:p>
          </table:table-cell>
          <table:table-cell/>
        </table:table-row>
        <table:table-row table:style-name="ro1">
          <table:table-cell office:value-type="float" office:value="26.500001">
            <text:p>26,500001</text:p>
          </table:table-cell>
          <table:table-cell office:value-type="float" office:value="0.094884">
            <text:p>0,094884</text:p>
          </table:table-cell>
          <table:table-cell/>
        </table:table-row>
        <table:table-row table:style-name="ro1">
          <table:table-cell office:value-type="float" office:value="26.533335">
            <text:p>26,533335</text:p>
          </table:table-cell>
          <table:table-cell office:value-type="float" office:value="0.092778">
            <text:p>0,092778</text:p>
          </table:table-cell>
          <table:table-cell/>
        </table:table-row>
        <table:table-row table:style-name="ro1">
          <table:table-cell office:value-type="float" office:value="26.566668">
            <text:p>26,566668</text:p>
          </table:table-cell>
          <table:table-cell office:value-type="float" office:value="0.125805">
            <text:p>0,125805</text:p>
          </table:table-cell>
          <table:table-cell/>
        </table:table-row>
        <table:table-row table:style-name="ro1">
          <table:table-cell office:value-type="float" office:value="26.600001">
            <text:p>26,600001</text:p>
          </table:table-cell>
          <table:table-cell office:value-type="float" office:value="0.122589">
            <text:p>0,122589</text:p>
          </table:table-cell>
          <table:table-cell/>
        </table:table-row>
        <table:table-row table:style-name="ro1">
          <table:table-cell office:value-type="float" office:value="26.633335">
            <text:p>26,633335</text:p>
          </table:table-cell>
          <table:table-cell office:value-type="float" office:value="0.158201">
            <text:p>0,158201</text:p>
          </table:table-cell>
          <table:table-cell/>
        </table:table-row>
        <table:table-row table:style-name="ro1">
          <table:table-cell office:value-type="float" office:value="26.666668">
            <text:p>26,666668</text:p>
          </table:table-cell>
          <table:table-cell office:value-type="float" office:value="0.166686">
            <text:p>0,166686</text:p>
          </table:table-cell>
          <table:table-cell/>
        </table:table-row>
        <table:table-row table:style-name="ro1">
          <table:table-cell office:value-type="float" office:value="26.700001">
            <text:p>26,700001</text:p>
          </table:table-cell>
          <table:table-cell office:value-type="float" office:value="0.189791">
            <text:p>0,189791</text:p>
          </table:table-cell>
          <table:table-cell/>
        </table:table-row>
        <table:table-row table:style-name="ro1">
          <table:table-cell office:value-type="float" office:value="26.733335">
            <text:p>26,733335</text:p>
          </table:table-cell>
          <table:table-cell office:value-type="float" office:value="0.191327">
            <text:p>0,191327</text:p>
          </table:table-cell>
          <table:table-cell/>
        </table:table-row>
        <table:table-row table:style-name="ro1">
          <table:table-cell office:value-type="float" office:value="26.766668">
            <text:p>26,766668</text:p>
          </table:table-cell>
          <table:table-cell office:value-type="float" office:value="0.220143">
            <text:p>0,220143</text:p>
          </table:table-cell>
          <table:table-cell/>
        </table:table-row>
        <table:table-row table:style-name="ro1">
          <table:table-cell office:value-type="float" office:value="26.800001">
            <text:p>26,800001</text:p>
          </table:table-cell>
          <table:table-cell office:value-type="float" office:value="0.232881">
            <text:p>0,232881</text:p>
          </table:table-cell>
          <table:table-cell/>
        </table:table-row>
        <table:table-row table:style-name="ro1">
          <table:table-cell office:value-type="float" office:value="26.833335">
            <text:p>26,833335</text:p>
          </table:table-cell>
          <table:table-cell office:value-type="float" office:value="0.250087">
            <text:p>0,250087</text:p>
          </table:table-cell>
          <table:table-cell/>
        </table:table-row>
        <table:table-row table:style-name="ro1">
          <table:table-cell office:value-type="float" office:value="26.866668">
            <text:p>26,866668</text:p>
          </table:table-cell>
          <table:table-cell office:value-type="float" office:value="0.241955">
            <text:p>0,241955</text:p>
          </table:table-cell>
          <table:table-cell/>
        </table:table-row>
        <table:table-row table:style-name="ro1">
          <table:table-cell office:value-type="float" office:value="26.900001">
            <text:p>26,900001</text:p>
          </table:table-cell>
          <table:table-cell office:value-type="float" office:value="0.265516">
            <text:p>0,265516</text:p>
          </table:table-cell>
          <table:table-cell/>
        </table:table-row>
        <table:table-row table:style-name="ro1">
          <table:table-cell office:value-type="float" office:value="26.933335">
            <text:p>26,933335</text:p>
          </table:table-cell>
          <table:table-cell office:value-type="float" office:value="0.243999">
            <text:p>0,243999</text:p>
          </table:table-cell>
          <table:table-cell/>
        </table:table-row>
        <table:table-row table:style-name="ro1">
          <table:table-cell office:value-type="float" office:value="26.966668">
            <text:p>26,966668</text:p>
          </table:table-cell>
          <table:table-cell office:value-type="float" office:value="0.268515">
            <text:p>0,268515</text:p>
          </table:table-cell>
          <table:table-cell/>
        </table:table-row>
        <table:table-row table:style-name="ro1">
          <table:table-cell office:value-type="float" office:value="27.000001">
            <text:p>27,000001</text:p>
          </table:table-cell>
          <table:table-cell office:value-type="float" office:value="0.251168">
            <text:p>0,251168</text:p>
          </table:table-cell>
          <table:table-cell/>
        </table:table-row>
        <table:table-row table:style-name="ro1">
          <table:table-cell office:value-type="float" office:value="27.033335">
            <text:p>27,033335</text:p>
          </table:table-cell>
          <table:table-cell office:value-type="float" office:value="0.246789">
            <text:p>0,246789</text:p>
          </table:table-cell>
          <table:table-cell/>
        </table:table-row>
        <table:table-row table:style-name="ro1">
          <table:table-cell office:value-type="float" office:value="27.066668">
            <text:p>27,066668</text:p>
          </table:table-cell>
          <table:table-cell office:value-type="float" office:value="0.25398">
            <text:p>0,25398</text:p>
          </table:table-cell>
          <table:table-cell/>
        </table:table-row>
        <table:table-row table:style-name="ro1">
          <table:table-cell office:value-type="float" office:value="27.100001">
            <text:p>27,100001</text:p>
          </table:table-cell>
          <table:table-cell office:value-type="float" office:value="0.25236">
            <text:p>0,25236</text:p>
          </table:table-cell>
          <table:table-cell/>
        </table:table-row>
        <table:table-row table:style-name="ro1">
          <table:table-cell office:value-type="float" office:value="27.133335">
            <text:p>27,133335</text:p>
          </table:table-cell>
          <table:table-cell office:value-type="float" office:value="0.230843">
            <text:p>0,230843</text:p>
          </table:table-cell>
          <table:table-cell/>
        </table:table-row>
        <table:table-row table:style-name="ro1">
          <table:table-cell office:value-type="float" office:value="27.166668">
            <text:p>27,166668</text:p>
          </table:table-cell>
          <table:table-cell office:value-type="float" office:value="0.211043">
            <text:p>0,211043</text:p>
          </table:table-cell>
          <table:table-cell/>
        </table:table-row>
        <table:table-row table:style-name="ro1">
          <table:table-cell office:value-type="float" office:value="27.200001">
            <text:p>27,200001</text:p>
          </table:table-cell>
          <table:table-cell office:value-type="float" office:value="0.216523">
            <text:p>0,216523</text:p>
          </table:table-cell>
          <table:table-cell/>
        </table:table-row>
        <table:table-row table:style-name="ro1">
          <table:table-cell office:value-type="float" office:value="27.233335">
            <text:p>27,233335</text:p>
          </table:table-cell>
          <table:table-cell office:value-type="float" office:value="0.182196">
            <text:p>0,182196</text:p>
          </table:table-cell>
          <table:table-cell/>
        </table:table-row>
        <table:table-row table:style-name="ro1">
          <table:table-cell office:value-type="float" office:value="27.266668">
            <text:p>27,266668</text:p>
          </table:table-cell>
          <table:table-cell office:value-type="float" office:value="0.186243">
            <text:p>0,186243</text:p>
          </table:table-cell>
          <table:table-cell/>
        </table:table-row>
        <table:table-row table:style-name="ro1">
          <table:table-cell office:value-type="float" office:value="27.300001">
            <text:p>27,300001</text:p>
          </table:table-cell>
          <table:table-cell office:value-type="float" office:value="0.160224">
            <text:p>0,160224</text:p>
          </table:table-cell>
          <table:table-cell/>
        </table:table-row>
        <table:table-row table:style-name="ro1">
          <table:table-cell office:value-type="float" office:value="27.333335">
            <text:p>27,333335</text:p>
          </table:table-cell>
          <table:table-cell office:value-type="float" office:value="0.129886">
            <text:p>0,129886</text:p>
          </table:table-cell>
          <table:table-cell/>
        </table:table-row>
        <table:table-row table:style-name="ro1">
          <table:table-cell office:value-type="float" office:value="27.366668">
            <text:p>27,366668</text:p>
          </table:table-cell>
          <table:table-cell office:value-type="float" office:value="0.124783">
            <text:p>0,124783</text:p>
          </table:table-cell>
          <table:table-cell/>
        </table:table-row>
        <table:table-row table:style-name="ro1">
          <table:table-cell office:value-type="float" office:value="27.400001">
            <text:p>27,400001</text:p>
          </table:table-cell>
          <table:table-cell office:value-type="float" office:value="0.10818">
            <text:p>0,10818</text:p>
          </table:table-cell>
          <table:table-cell/>
        </table:table-row>
        <table:table-row table:style-name="ro1">
          <table:table-cell office:value-type="float" office:value="27.433335">
            <text:p>27,433335</text:p>
          </table:table-cell>
          <table:table-cell office:value-type="float" office:value="0.114267">
            <text:p>0,114267</text:p>
          </table:table-cell>
          <table:table-cell/>
        </table:table-row>
        <table:table-row table:style-name="ro1">
          <table:table-cell office:value-type="float" office:value="27.466668">
            <text:p>27,466668</text:p>
          </table:table-cell>
          <table:table-cell office:value-type="float" office:value="0.066945">
            <text:p>0,066945</text:p>
          </table:table-cell>
          <table:table-cell/>
        </table:table-row>
        <table:table-row table:style-name="ro1">
          <table:table-cell office:value-type="float" office:value="27.500001">
            <text:p>27,500001</text:p>
          </table:table-cell>
          <table:table-cell office:value-type="float" office:value="0.058356">
            <text:p>0,058356</text:p>
          </table:table-cell>
          <table:table-cell/>
        </table:table-row>
        <table:table-row table:style-name="ro1">
          <table:table-cell office:value-type="float" office:value="27.533335">
            <text:p>27,533335</text:p>
          </table:table-cell>
          <table:table-cell office:value-type="float" office:value="0.048226">
            <text:p>0,048226</text:p>
          </table:table-cell>
          <table:table-cell/>
        </table:table-row>
        <table:table-row table:style-name="ro1">
          <table:table-cell office:value-type="float" office:value="27.566668">
            <text:p>27,566668</text:p>
          </table:table-cell>
          <table:table-cell office:value-type="float" office:value="0.032184">
            <text:p>0,032184</text:p>
          </table:table-cell>
          <table:table-cell/>
        </table:table-row>
        <table:table-row table:style-name="ro1">
          <table:table-cell office:value-type="float" office:value="27.600001">
            <text:p>27,600001</text:p>
          </table:table-cell>
          <table:table-cell office:value-type="float" office:value="0.047731">
            <text:p>0,047731</text:p>
          </table:table-cell>
          <table:table-cell/>
        </table:table-row>
        <table:table-row table:style-name="ro1">
          <table:table-cell office:value-type="float" office:value="27.633335">
            <text:p>27,633335</text:p>
          </table:table-cell>
          <table:table-cell office:value-type="float" office:value="0.036614">
            <text:p>0,036614</text:p>
          </table:table-cell>
          <table:table-cell/>
        </table:table-row>
        <table:table-row table:style-name="ro1">
          <table:table-cell office:value-type="float" office:value="27.666668">
            <text:p>27,666668</text:p>
          </table:table-cell>
          <table:table-cell office:value-type="float" office:value="0.03149">
            <text:p>0,03149</text:p>
          </table:table-cell>
          <table:table-cell/>
        </table:table-row>
        <table:table-row table:style-name="ro1">
          <table:table-cell office:value-type="float" office:value="27.700001">
            <text:p>27,700001</text:p>
          </table:table-cell>
          <table:table-cell office:value-type="float" office:value="0.042353">
            <text:p>0,042353</text:p>
          </table:table-cell>
          <table:table-cell/>
        </table:table-row>
        <table:table-row table:style-name="ro1">
          <table:table-cell office:value-type="float" office:value="27.733335">
            <text:p>27,733335</text:p>
          </table:table-cell>
          <table:table-cell office:value-type="float" office:value="0.04152">
            <text:p>0,04152</text:p>
          </table:table-cell>
          <table:table-cell/>
        </table:table-row>
        <table:table-row table:style-name="ro1">
          <table:table-cell office:value-type="float" office:value="27.766668">
            <text:p>27,766668</text:p>
          </table:table-cell>
          <table:table-cell office:value-type="float" office:value="0.045509">
            <text:p>0,045509</text:p>
          </table:table-cell>
          <table:table-cell/>
        </table:table-row>
        <table:table-row table:style-name="ro1">
          <table:table-cell office:value-type="float" office:value="27.800001">
            <text:p>27,800001</text:p>
          </table:table-cell>
          <table:table-cell office:value-type="float" office:value="0.045431">
            <text:p>0,045431</text:p>
          </table:table-cell>
          <table:table-cell/>
        </table:table-row>
        <table:table-row table:style-name="ro1">
          <table:table-cell office:value-type="float" office:value="27.833335">
            <text:p>27,833335</text:p>
          </table:table-cell>
          <table:table-cell office:value-type="float" office:value="0.046974">
            <text:p>0,046974</text:p>
          </table:table-cell>
          <table:table-cell office:value-type="string">
            <text:p>Generando nueva Gausiana: Amp=-437.8912nm <text:s/>s=0.00310s</text:p>
          </table:table-cell>
        </table:table-row>
        <table:table-row table:style-name="ro1">
          <table:table-cell office:value-type="float" office:value="27.866668">
            <text:p>27,866668</text:p>
          </table:table-cell>
          <table:table-cell office:value-type="float" office:value="0.186708">
            <text:p>0,186708</text:p>
          </table:table-cell>
          <table:table-cell/>
        </table:table-row>
        <table:table-row table:style-name="ro1">
          <table:table-cell office:value-type="float" office:value="27.900001">
            <text:p>27,900001</text:p>
          </table:table-cell>
          <table:table-cell office:value-type="float" office:value="0.168204">
            <text:p>0,168204</text:p>
          </table:table-cell>
          <table:table-cell/>
        </table:table-row>
        <table:table-row table:style-name="ro1">
          <table:table-cell office:value-type="float" office:value="27.933335">
            <text:p>27,933335</text:p>
          </table:table-cell>
          <table:table-cell office:value-type="float" office:value="0.149912">
            <text:p>0,149912</text:p>
          </table:table-cell>
          <table:table-cell/>
        </table:table-row>
        <table:table-row table:style-name="ro1">
          <table:table-cell office:value-type="float" office:value="27.966668">
            <text:p>27,966668</text:p>
          </table:table-cell>
          <table:table-cell office:value-type="float" office:value="0.143479">
            <text:p>0,143479</text:p>
          </table:table-cell>
          <table:table-cell/>
        </table:table-row>
        <table:table-row table:style-name="ro1">
          <table:table-cell office:value-type="float" office:value="28.000001">
            <text:p>28,000001</text:p>
          </table:table-cell>
          <table:table-cell office:value-type="float" office:value="0.128649">
            <text:p>0,128649</text:p>
          </table:table-cell>
          <table:table-cell/>
        </table:table-row>
        <table:table-row table:style-name="ro1">
          <table:table-cell office:value-type="float" office:value="28.033335">
            <text:p>28,033335</text:p>
          </table:table-cell>
          <table:table-cell office:value-type="float" office:value="0.120214">
            <text:p>0,120214</text:p>
          </table:table-cell>
          <table:table-cell/>
        </table:table-row>
        <table:table-row table:style-name="ro1">
          <table:table-cell office:value-type="float" office:value="28.066668">
            <text:p>28,066668</text:p>
          </table:table-cell>
          <table:table-cell office:value-type="float" office:value="0.101736">
            <text:p>0,101736</text:p>
          </table:table-cell>
          <table:table-cell/>
        </table:table-row>
        <table:table-row table:style-name="ro1">
          <table:table-cell office:value-type="float" office:value="28.100001">
            <text:p>28,100001</text:p>
          </table:table-cell>
          <table:table-cell office:value-type="float" office:value="0.124861">
            <text:p>0,124861</text:p>
          </table:table-cell>
          <table:table-cell/>
        </table:table-row>
        <table:table-row table:style-name="ro1">
          <table:table-cell office:value-type="float" office:value="28.133335">
            <text:p>28,133335</text:p>
          </table:table-cell>
          <table:table-cell office:value-type="float" office:value="0.133071">
            <text:p>0,133071</text:p>
          </table:table-cell>
          <table:table-cell/>
        </table:table-row>
        <table:table-row table:style-name="ro1">
          <table:table-cell office:value-type="float" office:value="28.166668">
            <text:p>28,166668</text:p>
          </table:table-cell>
          <table:table-cell office:value-type="float" office:value="0.161421">
            <text:p>0,161421</text:p>
          </table:table-cell>
          <table:table-cell/>
        </table:table-row>
        <table:table-row table:style-name="ro1">
          <table:table-cell office:value-type="float" office:value="28.200001">
            <text:p>28,200001</text:p>
          </table:table-cell>
          <table:table-cell office:value-type="float" office:value="0.148519">
            <text:p>0,148519</text:p>
          </table:table-cell>
          <table:table-cell/>
        </table:table-row>
        <table:table-row table:style-name="ro1">
          <table:table-cell office:value-type="float" office:value="28.233335">
            <text:p>28,233335</text:p>
          </table:table-cell>
          <table:table-cell office:value-type="float" office:value="0.138312">
            <text:p>0,138312</text:p>
          </table:table-cell>
          <table:table-cell/>
        </table:table-row>
        <table:table-row table:style-name="ro1">
          <table:table-cell office:value-type="float" office:value="28.266668">
            <text:p>28,266668</text:p>
          </table:table-cell>
          <table:table-cell office:value-type="float" office:value="0.133313">
            <text:p>0,133313</text:p>
          </table:table-cell>
          <table:table-cell/>
        </table:table-row>
        <table:table-row table:style-name="ro1">
          <table:table-cell office:value-type="float" office:value="28.300001">
            <text:p>28,300001</text:p>
          </table:table-cell>
          <table:table-cell office:value-type="float" office:value="0.123194">
            <text:p>0,123194</text:p>
          </table:table-cell>
          <table:table-cell/>
        </table:table-row>
        <table:table-row table:style-name="ro1">
          <table:table-cell office:value-type="float" office:value="28.333335">
            <text:p>28,333335</text:p>
          </table:table-cell>
          <table:table-cell office:value-type="float" office:value="0.093324">
            <text:p>0,093324</text:p>
          </table:table-cell>
          <table:table-cell/>
        </table:table-row>
        <table:table-row table:style-name="ro1">
          <table:table-cell office:value-type="float" office:value="28.366668">
            <text:p>28,366668</text:p>
          </table:table-cell>
          <table:table-cell office:value-type="float" office:value="0.123079">
            <text:p>0,123079</text:p>
          </table:table-cell>
          <table:table-cell/>
        </table:table-row>
        <table:table-row table:style-name="ro1">
          <table:table-cell office:value-type="float" office:value="28.400001">
            <text:p>28,400001</text:p>
          </table:table-cell>
          <table:table-cell office:value-type="float" office:value="0.146644">
            <text:p>0,146644</text:p>
          </table:table-cell>
          <table:table-cell/>
        </table:table-row>
        <table:table-row table:style-name="ro1">
          <table:table-cell office:value-type="float" office:value="28.433335">
            <text:p>28,433335</text:p>
          </table:table-cell>
          <table:table-cell office:value-type="float" office:value="0.177571">
            <text:p>0,177571</text:p>
          </table:table-cell>
          <table:table-cell/>
        </table:table-row>
        <table:table-row table:style-name="ro1">
          <table:table-cell office:value-type="float" office:value="28.466668">
            <text:p>28,466668</text:p>
          </table:table-cell>
          <table:table-cell office:value-type="float" office:value="0.185744">
            <text:p>0,185744</text:p>
          </table:table-cell>
          <table:table-cell/>
        </table:table-row>
        <table:table-row table:style-name="ro1">
          <table:table-cell office:value-type="float" office:value="28.500001">
            <text:p>28,500001</text:p>
          </table:table-cell>
          <table:table-cell office:value-type="float" office:value="0.214273">
            <text:p>0,214273</text:p>
          </table:table-cell>
          <table:table-cell/>
        </table:table-row>
        <table:table-row table:style-name="ro1">
          <table:table-cell office:value-type="float" office:value="28.533335">
            <text:p>28,533335</text:p>
          </table:table-cell>
          <table:table-cell office:value-type="float" office:value="0.253491">
            <text:p>0,253491</text:p>
          </table:table-cell>
          <table:table-cell/>
        </table:table-row>
        <table:table-row table:style-name="ro1">
          <table:table-cell office:value-type="float" office:value="28.566668">
            <text:p>28,566668</text:p>
          </table:table-cell>
          <table:table-cell office:value-type="float" office:value="0.265687">
            <text:p>0,265687</text:p>
          </table:table-cell>
          <table:table-cell/>
        </table:table-row>
        <table:table-row table:style-name="ro1">
          <table:table-cell office:value-type="float" office:value="28.600001">
            <text:p>28,600001</text:p>
          </table:table-cell>
          <table:table-cell office:value-type="float" office:value="0.281495">
            <text:p>0,281495</text:p>
          </table:table-cell>
          <table:table-cell/>
        </table:table-row>
        <table:table-row table:style-name="ro1">
          <table:table-cell office:value-type="float" office:value="28.633335">
            <text:p>28,633335</text:p>
          </table:table-cell>
          <table:table-cell office:value-type="float" office:value="0.251721">
            <text:p>0,251721</text:p>
          </table:table-cell>
          <table:table-cell/>
        </table:table-row>
        <table:table-row table:style-name="ro1">
          <table:table-cell office:value-type="float" office:value="28.666668">
            <text:p>28,666668</text:p>
          </table:table-cell>
          <table:table-cell office:value-type="float" office:value="0.27782">
            <text:p>0,27782</text:p>
          </table:table-cell>
          <table:table-cell/>
        </table:table-row>
        <table:table-row table:style-name="ro1">
          <table:table-cell office:value-type="float" office:value="28.700001">
            <text:p>28,700001</text:p>
          </table:table-cell>
          <table:table-cell office:value-type="float" office:value="0.274309">
            <text:p>0,274309</text:p>
          </table:table-cell>
          <table:table-cell/>
        </table:table-row>
        <table:table-row table:style-name="ro1">
          <table:table-cell office:value-type="float" office:value="28.733335">
            <text:p>28,733335</text:p>
          </table:table-cell>
          <table:table-cell office:value-type="float" office:value="0.28437">
            <text:p>0,28437</text:p>
          </table:table-cell>
          <table:table-cell/>
        </table:table-row>
        <table:table-row table:style-name="ro1">
          <table:table-cell office:value-type="float" office:value="28.766668">
            <text:p>28,766668</text:p>
          </table:table-cell>
          <table:table-cell office:value-type="float" office:value="0.267112">
            <text:p>0,267112</text:p>
          </table:table-cell>
          <table:table-cell/>
        </table:table-row>
        <table:table-row table:style-name="ro1">
          <table:table-cell office:value-type="float" office:value="28.800002">
            <text:p>28,800002</text:p>
          </table:table-cell>
          <table:table-cell office:value-type="float" office:value="0.2808">
            <text:p>0,2808</text:p>
          </table:table-cell>
          <table:table-cell/>
        </table:table-row>
        <table:table-row table:style-name="ro1">
          <table:table-cell office:value-type="float" office:value="28.833335">
            <text:p>28,833335</text:p>
          </table:table-cell>
          <table:table-cell office:value-type="float" office:value="0.266573">
            <text:p>0,266573</text:p>
          </table:table-cell>
          <table:table-cell/>
        </table:table-row>
        <table:table-row table:style-name="ro1">
          <table:table-cell office:value-type="float" office:value="28.866668">
            <text:p>28,866668</text:p>
          </table:table-cell>
          <table:table-cell office:value-type="float" office:value="0.277166">
            <text:p>0,277166</text:p>
          </table:table-cell>
          <table:table-cell/>
        </table:table-row>
        <table:table-row table:style-name="ro1">
          <table:table-cell office:value-type="float" office:value="28.900002">
            <text:p>28,900002</text:p>
          </table:table-cell>
          <table:table-cell office:value-type="float" office:value="0.27901">
            <text:p>0,27901</text:p>
          </table:table-cell>
          <table:table-cell/>
        </table:table-row>
        <table:table-row table:style-name="ro1">
          <table:table-cell office:value-type="float" office:value="28.933335">
            <text:p>28,933335</text:p>
          </table:table-cell>
          <table:table-cell office:value-type="float" office:value="0.274311">
            <text:p>0,274311</text:p>
          </table:table-cell>
          <table:table-cell/>
        </table:table-row>
        <table:table-row table:style-name="ro1">
          <table:table-cell office:value-type="float" office:value="28.966668">
            <text:p>28,966668</text:p>
          </table:table-cell>
          <table:table-cell office:value-type="float" office:value="0.246949">
            <text:p>0,246949</text:p>
          </table:table-cell>
          <table:table-cell/>
        </table:table-row>
        <table:table-row table:style-name="ro1">
          <table:table-cell office:value-type="float" office:value="29.000002">
            <text:p>29,000002</text:p>
          </table:table-cell>
          <table:table-cell office:value-type="float" office:value="0.255309">
            <text:p>0,255309</text:p>
          </table:table-cell>
          <table:table-cell/>
        </table:table-row>
        <table:table-row table:style-name="ro1">
          <table:table-cell office:value-type="float" office:value="29.033335">
            <text:p>29,033335</text:p>
          </table:table-cell>
          <table:table-cell office:value-type="float" office:value="0.246674">
            <text:p>0,246674</text:p>
          </table:table-cell>
          <table:table-cell/>
        </table:table-row>
        <table:table-row table:style-name="ro1">
          <table:table-cell office:value-type="float" office:value="29.066668">
            <text:p>29,066668</text:p>
          </table:table-cell>
          <table:table-cell office:value-type="float" office:value="0.237053">
            <text:p>0,237053</text:p>
          </table:table-cell>
          <table:table-cell/>
        </table:table-row>
        <table:table-row table:style-name="ro1">
          <table:table-cell office:value-type="float" office:value="29.100002">
            <text:p>29,100002</text:p>
          </table:table-cell>
          <table:table-cell office:value-type="float" office:value="0.203052">
            <text:p>0,203052</text:p>
          </table:table-cell>
          <table:table-cell/>
        </table:table-row>
        <table:table-row table:style-name="ro1">
          <table:table-cell office:value-type="float" office:value="29.133335">
            <text:p>29,133335</text:p>
          </table:table-cell>
          <table:table-cell office:value-type="float" office:value="0.186924">
            <text:p>0,186924</text:p>
          </table:table-cell>
          <table:table-cell/>
        </table:table-row>
        <table:table-row table:style-name="ro1">
          <table:table-cell office:value-type="float" office:value="29.166668">
            <text:p>29,166668</text:p>
          </table:table-cell>
          <table:table-cell office:value-type="float" office:value="0.158953">
            <text:p>0,158953</text:p>
          </table:table-cell>
          <table:table-cell/>
        </table:table-row>
        <table:table-row table:style-name="ro1">
          <table:table-cell office:value-type="float" office:value="29.200002">
            <text:p>29,200002</text:p>
          </table:table-cell>
          <table:table-cell office:value-type="float" office:value="0.128502">
            <text:p>0,128502</text:p>
          </table:table-cell>
          <table:table-cell/>
        </table:table-row>
        <table:table-row table:style-name="ro1">
          <table:table-cell office:value-type="float" office:value="29.233335">
            <text:p>29,233335</text:p>
          </table:table-cell>
          <table:table-cell office:value-type="float" office:value="0.098662">
            <text:p>0,098662</text:p>
          </table:table-cell>
          <table:table-cell/>
        </table:table-row>
        <table:table-row table:style-name="ro1">
          <table:table-cell office:value-type="float" office:value="29.266668">
            <text:p>29,266668</text:p>
          </table:table-cell>
          <table:table-cell office:value-type="float" office:value="0.097213">
            <text:p>0,097213</text:p>
          </table:table-cell>
          <table:table-cell/>
        </table:table-row>
        <table:table-row table:style-name="ro1">
          <table:table-cell office:value-type="float" office:value="29.300002">
            <text:p>29,300002</text:p>
          </table:table-cell>
          <table:table-cell office:value-type="float" office:value="0.123632">
            <text:p>0,123632</text:p>
          </table:table-cell>
          <table:table-cell/>
        </table:table-row>
        <table:table-row table:style-name="ro1">
          <table:table-cell office:value-type="float" office:value="29.333335">
            <text:p>29,333335</text:p>
          </table:table-cell>
          <table:table-cell office:value-type="float" office:value="0.119">
            <text:p>0,119</text:p>
          </table:table-cell>
          <table:table-cell/>
        </table:table-row>
        <table:table-row table:style-name="ro1">
          <table:table-cell office:value-type="float" office:value="29.366668">
            <text:p>29,366668</text:p>
          </table:table-cell>
          <table:table-cell office:value-type="float" office:value="0.159011">
            <text:p>0,159011</text:p>
          </table:table-cell>
          <table:table-cell/>
        </table:table-row>
        <table:table-row table:style-name="ro1">
          <table:table-cell office:value-type="float" office:value="29.400002">
            <text:p>29,400002</text:p>
          </table:table-cell>
          <table:table-cell office:value-type="float" office:value="0.142428">
            <text:p>0,142428</text:p>
          </table:table-cell>
          <table:table-cell/>
        </table:table-row>
        <table:table-row table:style-name="ro1">
          <table:table-cell office:value-type="float" office:value="29.433335">
            <text:p>29,433335</text:p>
          </table:table-cell>
          <table:table-cell office:value-type="float" office:value="0.136154">
            <text:p>0,136154</text:p>
          </table:table-cell>
          <table:table-cell/>
        </table:table-row>
        <table:table-row table:style-name="ro1">
          <table:table-cell office:value-type="float" office:value="29.466668">
            <text:p>29,466668</text:p>
          </table:table-cell>
          <table:table-cell office:value-type="float" office:value="0.132662">
            <text:p>0,132662</text:p>
          </table:table-cell>
          <table:table-cell/>
        </table:table-row>
        <table:table-row table:style-name="ro1">
          <table:table-cell office:value-type="float" office:value="29.500002">
            <text:p>29,500002</text:p>
          </table:table-cell>
          <table:table-cell office:value-type="float" office:value="0.116202">
            <text:p>0,116202</text:p>
          </table:table-cell>
          <table:table-cell/>
        </table:table-row>
        <table:table-row table:style-name="ro1">
          <table:table-cell office:value-type="float" office:value="29.533335">
            <text:p>29,533335</text:p>
          </table:table-cell>
          <table:table-cell office:value-type="float" office:value="0.112936">
            <text:p>0,112936</text:p>
          </table:table-cell>
          <table:table-cell/>
        </table:table-row>
        <table:table-row table:style-name="ro1">
          <table:table-cell office:value-type="float" office:value="29.566668">
            <text:p>29,566668</text:p>
          </table:table-cell>
          <table:table-cell office:value-type="float" office:value="0.115256">
            <text:p>0,115256</text:p>
          </table:table-cell>
          <table:table-cell/>
        </table:table-row>
        <table:table-row table:style-name="ro1">
          <table:table-cell office:value-type="float" office:value="29.600002">
            <text:p>29,600002</text:p>
          </table:table-cell>
          <table:table-cell office:value-type="float" office:value="0.134569">
            <text:p>0,134569</text:p>
          </table:table-cell>
          <table:table-cell/>
        </table:table-row>
        <table:table-row table:style-name="ro1">
          <table:table-cell office:value-type="float" office:value="29.633335">
            <text:p>29,633335</text:p>
          </table:table-cell>
          <table:table-cell office:value-type="float" office:value="0.136596">
            <text:p>0,136596</text:p>
          </table:table-cell>
          <table:table-cell/>
        </table:table-row>
        <table:table-row table:style-name="ro1">
          <table:table-cell office:value-type="float" office:value="29.666668">
            <text:p>29,666668</text:p>
          </table:table-cell>
          <table:table-cell office:value-type="float" office:value="0.176217">
            <text:p>0,176217</text:p>
          </table:table-cell>
          <table:table-cell/>
        </table:table-row>
        <table:table-row table:style-name="ro1">
          <table:table-cell office:value-type="float" office:value="29.700002">
            <text:p>29,700002</text:p>
          </table:table-cell>
          <table:table-cell office:value-type="float" office:value="0.18586">
            <text:p>0,18586</text:p>
          </table:table-cell>
          <table:table-cell/>
        </table:table-row>
        <table:table-row table:style-name="ro1">
          <table:table-cell office:value-type="float" office:value="29.733335">
            <text:p>29,733335</text:p>
          </table:table-cell>
          <table:table-cell office:value-type="float" office:value="0.186765">
            <text:p>0,186765</text:p>
          </table:table-cell>
          <table:table-cell/>
        </table:table-row>
        <table:table-row table:style-name="ro1">
          <table:table-cell office:value-type="float" office:value="29.766668">
            <text:p>29,766668</text:p>
          </table:table-cell>
          <table:table-cell office:value-type="float" office:value="0.206412">
            <text:p>0,206412</text:p>
          </table:table-cell>
          <table:table-cell office:value-type="string">
            <text:p>Generando nueva Gausiana: Amp=56.0585nm <text:s/>s=0.01105s</text:p>
          </table:table-cell>
        </table:table-row>
        <table:table-row table:style-name="ro1">
          <table:table-cell office:value-type="float" office:value="29.800002">
            <text:p>29,800002</text:p>
          </table:table-cell>
          <table:table-cell office:value-type="float" office:value="0.258051">
            <text:p>0,258051</text:p>
          </table:table-cell>
          <table:table-cell/>
        </table:table-row>
        <table:table-row table:style-name="ro1">
          <table:table-cell office:value-type="float" office:value="29.833335">
            <text:p>29,833335</text:p>
          </table:table-cell>
          <table:table-cell office:value-type="float" office:value="0.258594">
            <text:p>0,258594</text:p>
          </table:table-cell>
          <table:table-cell/>
        </table:table-row>
        <table:table-row table:style-name="ro1">
          <table:table-cell office:value-type="float" office:value="29.866668">
            <text:p>29,866668</text:p>
          </table:table-cell>
          <table:table-cell office:value-type="float" office:value="0.268047">
            <text:p>0,268047</text:p>
          </table:table-cell>
          <table:table-cell/>
        </table:table-row>
        <table:table-row table:style-name="ro1">
          <table:table-cell office:value-type="float" office:value="29.900002">
            <text:p>29,900002</text:p>
          </table:table-cell>
          <table:table-cell office:value-type="float" office:value="0.264079">
            <text:p>0,264079</text:p>
          </table:table-cell>
          <table:table-cell/>
        </table:table-row>
        <table:table-row table:style-name="ro1">
          <table:table-cell office:value-type="float" office:value="29.933335">
            <text:p>29,933335</text:p>
          </table:table-cell>
          <table:table-cell office:value-type="float" office:value="0.251449">
            <text:p>0,251449</text:p>
          </table:table-cell>
          <table:table-cell/>
        </table:table-row>
        <table:table-row table:style-name="ro1">
          <table:table-cell office:value-type="float" office:value="29.966668">
            <text:p>29,966668</text:p>
          </table:table-cell>
          <table:table-cell office:value-type="float" office:value="0.276237">
            <text:p>0,276237</text:p>
          </table:table-cell>
          <table:table-cell/>
        </table:table-row>
        <table:table-row table:style-name="ro1">
          <table:table-cell office:value-type="float" office:value="30.000002">
            <text:p>30,000002</text:p>
          </table:table-cell>
          <table:table-cell office:value-type="float" office:value="0.264091">
            <text:p>0,264091</text:p>
          </table:table-cell>
          <table:table-cell/>
        </table:table-row>
        <table:table-row table:style-name="ro1">
          <table:table-cell office:value-type="float" office:value="30.033335">
            <text:p>30,033335</text:p>
          </table:table-cell>
          <table:table-cell office:value-type="float" office:value="0.266547">
            <text:p>0,266547</text:p>
          </table:table-cell>
          <table:table-cell/>
        </table:table-row>
        <table:table-row table:style-name="ro1">
          <table:table-cell office:value-type="float" office:value="30.066668">
            <text:p>30,066668</text:p>
          </table:table-cell>
          <table:table-cell office:value-type="float" office:value="0.271006">
            <text:p>0,271006</text:p>
          </table:table-cell>
          <table:table-cell/>
        </table:table-row>
        <table:table-row table:style-name="ro1">
          <table:table-cell office:value-type="float" office:value="30.100002">
            <text:p>30,100002</text:p>
          </table:table-cell>
          <table:table-cell office:value-type="float" office:value="0.266507">
            <text:p>0,266507</text:p>
          </table:table-cell>
          <table:table-cell/>
        </table:table-row>
        <table:table-row table:style-name="ro1">
          <table:table-cell office:value-type="float" office:value="30.133335">
            <text:p>30,133335</text:p>
          </table:table-cell>
          <table:table-cell office:value-type="float" office:value="0.256927">
            <text:p>0,256927</text:p>
          </table:table-cell>
          <table:table-cell/>
        </table:table-row>
        <table:table-row table:style-name="ro1">
          <table:table-cell office:value-type="float" office:value="30.166668">
            <text:p>30,166668</text:p>
          </table:table-cell>
          <table:table-cell office:value-type="float" office:value="0.246121">
            <text:p>0,246121</text:p>
          </table:table-cell>
          <table:table-cell/>
        </table:table-row>
        <table:table-row table:style-name="ro1">
          <table:table-cell office:value-type="float" office:value="30.200002">
            <text:p>30,200002</text:p>
          </table:table-cell>
          <table:table-cell office:value-type="float" office:value="0.261138">
            <text:p>0,261138</text:p>
          </table:table-cell>
          <table:table-cell/>
        </table:table-row>
        <table:table-row table:style-name="ro1">
          <table:table-cell office:value-type="float" office:value="30.233335">
            <text:p>30,233335</text:p>
          </table:table-cell>
          <table:table-cell office:value-type="float" office:value="0.268167">
            <text:p>0,268167</text:p>
          </table:table-cell>
          <table:table-cell/>
        </table:table-row>
        <table:table-row table:style-name="ro1">
          <table:table-cell office:value-type="float" office:value="30.266668">
            <text:p>30,266668</text:p>
          </table:table-cell>
          <table:table-cell office:value-type="float" office:value="0.262901">
            <text:p>0,262901</text:p>
          </table:table-cell>
          <table:table-cell/>
        </table:table-row>
        <table:table-row table:style-name="ro1">
          <table:table-cell office:value-type="float" office:value="30.300002">
            <text:p>30,300002</text:p>
          </table:table-cell>
          <table:table-cell office:value-type="float" office:value="0.253552">
            <text:p>0,253552</text:p>
          </table:table-cell>
          <table:table-cell/>
        </table:table-row>
        <table:table-row table:style-name="ro1">
          <table:table-cell office:value-type="float" office:value="30.333335">
            <text:p>30,333335</text:p>
          </table:table-cell>
          <table:table-cell office:value-type="float" office:value="0.27938">
            <text:p>0,27938</text:p>
          </table:table-cell>
          <table:table-cell/>
        </table:table-row>
        <table:table-row table:style-name="ro1">
          <table:table-cell office:value-type="float" office:value="30.366668">
            <text:p>30,366668</text:p>
          </table:table-cell>
          <table:table-cell office:value-type="float" office:value="0.282328">
            <text:p>0,282328</text:p>
          </table:table-cell>
          <table:table-cell/>
        </table:table-row>
        <table:table-row table:style-name="ro1">
          <table:table-cell office:value-type="float" office:value="30.400002">
            <text:p>30,400002</text:p>
          </table:table-cell>
          <table:table-cell office:value-type="float" office:value="0.279743">
            <text:p>0,279743</text:p>
          </table:table-cell>
          <table:table-cell/>
        </table:table-row>
        <table:table-row table:style-name="ro1">
          <table:table-cell office:value-type="float" office:value="30.433335">
            <text:p>30,433335</text:p>
          </table:table-cell>
          <table:table-cell office:value-type="float" office:value="0.283007">
            <text:p>0,283007</text:p>
          </table:table-cell>
          <table:table-cell/>
        </table:table-row>
        <table:table-row table:style-name="ro1">
          <table:table-cell office:value-type="float" office:value="30.466668">
            <text:p>30,466668</text:p>
          </table:table-cell>
          <table:table-cell office:value-type="float" office:value="0.271441">
            <text:p>0,271441</text:p>
          </table:table-cell>
          <table:table-cell/>
        </table:table-row>
        <table:table-row table:style-name="ro1">
          <table:table-cell office:value-type="float" office:value="30.500002">
            <text:p>30,500002</text:p>
          </table:table-cell>
          <table:table-cell office:value-type="float" office:value="0.275696">
            <text:p>0,275696</text:p>
          </table:table-cell>
          <table:table-cell/>
        </table:table-row>
        <table:table-row table:style-name="ro1">
          <table:table-cell office:value-type="float" office:value="30.533335">
            <text:p>30,533335</text:p>
          </table:table-cell>
          <table:table-cell office:value-type="float" office:value="0.287756">
            <text:p>0,287756</text:p>
          </table:table-cell>
          <table:table-cell/>
        </table:table-row>
        <table:table-row table:style-name="ro1">
          <table:table-cell office:value-type="float" office:value="30.566668">
            <text:p>30,566668</text:p>
          </table:table-cell>
          <table:table-cell office:value-type="float" office:value="0.27856">
            <text:p>0,27856</text:p>
          </table:table-cell>
          <table:table-cell/>
        </table:table-row>
        <table:table-row table:style-name="ro1">
          <table:table-cell office:value-type="float" office:value="30.600002">
            <text:p>30,600002</text:p>
          </table:table-cell>
          <table:table-cell office:value-type="float" office:value="0.267007">
            <text:p>0,267007</text:p>
          </table:table-cell>
          <table:table-cell/>
        </table:table-row>
        <table:table-row table:style-name="ro1">
          <table:table-cell office:value-type="float" office:value="30.633335">
            <text:p>30,633335</text:p>
          </table:table-cell>
          <table:table-cell office:value-type="float" office:value="0.282956">
            <text:p>0,282956</text:p>
          </table:table-cell>
          <table:table-cell/>
        </table:table-row>
        <table:table-row table:style-name="ro1">
          <table:table-cell office:value-type="float" office:value="30.666668">
            <text:p>30,666668</text:p>
          </table:table-cell>
          <table:table-cell office:value-type="float" office:value="0.274534">
            <text:p>0,274534</text:p>
          </table:table-cell>
          <table:table-cell/>
        </table:table-row>
        <table:table-row table:style-name="ro1">
          <table:table-cell office:value-type="float" office:value="30.700002">
            <text:p>30,700002</text:p>
          </table:table-cell>
          <table:table-cell office:value-type="float" office:value="0.254251">
            <text:p>0,254251</text:p>
          </table:table-cell>
          <table:table-cell/>
        </table:table-row>
        <table:table-row table:style-name="ro1">
          <table:table-cell office:value-type="float" office:value="30.733335">
            <text:p>30,733335</text:p>
          </table:table-cell>
          <table:table-cell office:value-type="float" office:value="0.275432">
            <text:p>0,275432</text:p>
          </table:table-cell>
          <table:table-cell/>
        </table:table-row>
        <table:table-row table:style-name="ro1">
          <table:table-cell office:value-type="float" office:value="30.766668">
            <text:p>30,766668</text:p>
          </table:table-cell>
          <table:table-cell office:value-type="float" office:value="0.273614">
            <text:p>0,273614</text:p>
          </table:table-cell>
          <table:table-cell/>
        </table:table-row>
        <table:table-row table:style-name="ro1">
          <table:table-cell office:value-type="float" office:value="30.800002">
            <text:p>30,800002</text:p>
          </table:table-cell>
          <table:table-cell office:value-type="float" office:value="0.277794">
            <text:p>0,277794</text:p>
          </table:table-cell>
          <table:table-cell/>
        </table:table-row>
        <table:table-row table:style-name="ro1">
          <table:table-cell office:value-type="float" office:value="30.833335">
            <text:p>30,833335</text:p>
          </table:table-cell>
          <table:table-cell office:value-type="float" office:value="0.277124">
            <text:p>0,277124</text:p>
          </table:table-cell>
          <table:table-cell/>
        </table:table-row>
        <table:table-row table:style-name="ro1">
          <table:table-cell office:value-type="float" office:value="30.866668">
            <text:p>30,866668</text:p>
          </table:table-cell>
          <table:table-cell office:value-type="float" office:value="0.274845">
            <text:p>0,274845</text:p>
          </table:table-cell>
          <table:table-cell/>
        </table:table-row>
        <table:table-row table:style-name="ro1">
          <table:table-cell office:value-type="float" office:value="30.900002">
            <text:p>30,900002</text:p>
          </table:table-cell>
          <table:table-cell office:value-type="float" office:value="0.28603">
            <text:p>0,28603</text:p>
          </table:table-cell>
          <table:table-cell/>
        </table:table-row>
        <table:table-row table:style-name="ro1">
          <table:table-cell office:value-type="float" office:value="30.933335">
            <text:p>30,933335</text:p>
          </table:table-cell>
          <table:table-cell office:value-type="float" office:value="0.28736">
            <text:p>0,28736</text:p>
          </table:table-cell>
          <table:table-cell/>
        </table:table-row>
        <table:table-row table:style-name="ro1">
          <table:table-cell office:value-type="float" office:value="30.966668">
            <text:p>30,966668</text:p>
          </table:table-cell>
          <table:table-cell office:value-type="float" office:value="0.275722">
            <text:p>0,275722</text:p>
          </table:table-cell>
          <table:table-cell/>
        </table:table-row>
        <table:table-row table:style-name="ro1">
          <table:table-cell office:value-type="float" office:value="31.000002">
            <text:p>31,000002</text:p>
          </table:table-cell>
          <table:table-cell office:value-type="float" office:value="0.284954">
            <text:p>0,284954</text:p>
          </table:table-cell>
          <table:table-cell/>
        </table:table-row>
        <table:table-row table:style-name="ro1">
          <table:table-cell office:value-type="float" office:value="31.033335">
            <text:p>31,033335</text:p>
          </table:table-cell>
          <table:table-cell office:value-type="float" office:value="0.287829">
            <text:p>0,287829</text:p>
          </table:table-cell>
          <table:table-cell/>
        </table:table-row>
        <table:table-row table:style-name="ro1">
          <table:table-cell office:value-type="float" office:value="31.066668">
            <text:p>31,066668</text:p>
          </table:table-cell>
          <table:table-cell office:value-type="float" office:value="0.278422">
            <text:p>0,278422</text:p>
          </table:table-cell>
          <table:table-cell/>
        </table:table-row>
        <table:table-row table:style-name="ro1">
          <table:table-cell office:value-type="float" office:value="31.100002">
            <text:p>31,100002</text:p>
          </table:table-cell>
          <table:table-cell office:value-type="float" office:value="0.291861">
            <text:p>0,291861</text:p>
          </table:table-cell>
          <table:table-cell/>
        </table:table-row>
        <table:table-row table:style-name="ro1">
          <table:table-cell office:value-type="float" office:value="31.133335">
            <text:p>31,133335</text:p>
          </table:table-cell>
          <table:table-cell office:value-type="float" office:value="0.284324">
            <text:p>0,284324</text:p>
          </table:table-cell>
          <table:table-cell/>
        </table:table-row>
        <table:table-row table:style-name="ro1">
          <table:table-cell office:value-type="float" office:value="31.166668">
            <text:p>31,166668</text:p>
          </table:table-cell>
          <table:table-cell office:value-type="float" office:value="0.287546">
            <text:p>0,287546</text:p>
          </table:table-cell>
          <table:table-cell/>
        </table:table-row>
        <table:table-row table:style-name="ro1">
          <table:table-cell office:value-type="float" office:value="31.200002">
            <text:p>31,200002</text:p>
          </table:table-cell>
          <table:table-cell office:value-type="float" office:value="0.294598">
            <text:p>0,294598</text:p>
          </table:table-cell>
          <table:table-cell/>
        </table:table-row>
        <table:table-row table:style-name="ro1">
          <table:table-cell office:value-type="float" office:value="31.233335">
            <text:p>31,233335</text:p>
          </table:table-cell>
          <table:table-cell office:value-type="float" office:value="0.292923">
            <text:p>0,292923</text:p>
          </table:table-cell>
          <table:table-cell/>
        </table:table-row>
        <table:table-row table:style-name="ro1">
          <table:table-cell office:value-type="float" office:value="31.266668">
            <text:p>31,266668</text:p>
          </table:table-cell>
          <table:table-cell office:value-type="float" office:value="0.275361">
            <text:p>0,275361</text:p>
          </table:table-cell>
          <table:table-cell office:value-type="string">
            <text:p>Mejor to encontrado: to=0.016276s</text:p>
          </table:table-cell>
        </table:table-row>
        <table:table-row table:style-name="ro1">
          <table:table-cell office:value-type="float" office:value="31.300002">
            <text:p>31,300002</text:p>
          </table:table-cell>
          <table:table-cell office:value-type="float" office:value="0.278801">
            <text:p>0,278801</text:p>
          </table:table-cell>
          <table:table-cell/>
        </table:table-row>
        <table:table-row table:style-name="ro1">
          <table:table-cell office:value-type="float" office:value="31.333335">
            <text:p>31,333335</text:p>
          </table:table-cell>
          <table:table-cell office:value-type="float" office:value="0.279911">
            <text:p>0,279911</text:p>
          </table:table-cell>
          <table:table-cell/>
        </table:table-row>
        <table:table-row table:style-name="ro1">
          <table:table-cell office:value-type="float" office:value="31.366668">
            <text:p>31,366668</text:p>
          </table:table-cell>
          <table:table-cell office:value-type="float" office:value="0.27463">
            <text:p>0,27463</text:p>
          </table:table-cell>
          <table:table-cell/>
        </table:table-row>
        <table:table-row table:style-name="ro1">
          <table:table-cell office:value-type="float" office:value="31.400002">
            <text:p>31,400002</text:p>
          </table:table-cell>
          <table:table-cell office:value-type="float" office:value="0.293162">
            <text:p>0,293162</text:p>
          </table:table-cell>
          <table:table-cell/>
        </table:table-row>
        <table:table-row table:style-name="ro1">
          <table:table-cell office:value-type="float" office:value="31.433335">
            <text:p>31,433335</text:p>
          </table:table-cell>
          <table:table-cell office:value-type="float" office:value="0.282443">
            <text:p>0,282443</text:p>
          </table:table-cell>
          <table:table-cell/>
        </table:table-row>
        <table:table-row table:style-name="ro1">
          <table:table-cell office:value-type="float" office:value="31.466668">
            <text:p>31,466668</text:p>
          </table:table-cell>
          <table:table-cell office:value-type="float" office:value="0.283037">
            <text:p>0,283037</text:p>
          </table:table-cell>
          <table:table-cell/>
        </table:table-row>
        <table:table-row table:style-name="ro1">
          <table:table-cell office:value-type="float" office:value="31.500002">
            <text:p>31,500002</text:p>
          </table:table-cell>
          <table:table-cell office:value-type="float" office:value="0.281582">
            <text:p>0,281582</text:p>
          </table:table-cell>
          <table:table-cell/>
        </table:table-row>
        <table:table-row table:style-name="ro1">
          <table:table-cell office:value-type="float" office:value="31.533335">
            <text:p>31,533335</text:p>
          </table:table-cell>
          <table:table-cell office:value-type="float" office:value="0.291439">
            <text:p>0,291439</text:p>
          </table:table-cell>
          <table:table-cell/>
        </table:table-row>
        <table:table-row table:style-name="ro1">
          <table:table-cell office:value-type="float" office:value="31.566668">
            <text:p>31,566668</text:p>
          </table:table-cell>
          <table:table-cell office:value-type="float" office:value="0.276591">
            <text:p>0,276591</text:p>
          </table:table-cell>
          <table:table-cell/>
        </table:table-row>
        <table:table-row table:style-name="ro1">
          <table:table-cell office:value-type="float" office:value="31.600002">
            <text:p>31,600002</text:p>
          </table:table-cell>
          <table:table-cell office:value-type="float" office:value="0.286203">
            <text:p>0,286203</text:p>
          </table:table-cell>
          <table:table-cell/>
        </table:table-row>
        <table:table-row table:style-name="ro1">
          <table:table-cell office:value-type="float" office:value="31.633335">
            <text:p>31,633335</text:p>
          </table:table-cell>
          <table:table-cell office:value-type="float" office:value="0.283822">
            <text:p>0,283822</text:p>
          </table:table-cell>
          <table:table-cell/>
        </table:table-row>
        <table:table-row table:style-name="ro1">
          <table:table-cell office:value-type="float" office:value="31.666668">
            <text:p>31,666668</text:p>
          </table:table-cell>
          <table:table-cell office:value-type="float" office:value="0.288715">
            <text:p>0,288715</text:p>
          </table:table-cell>
          <table:table-cell/>
        </table:table-row>
        <table:table-row table:style-name="ro1">
          <table:table-cell office:value-type="float" office:value="31.700002">
            <text:p>31,700002</text:p>
          </table:table-cell>
          <table:table-cell office:value-type="float" office:value="0.265766">
            <text:p>0,265766</text:p>
          </table:table-cell>
          <table:table-cell/>
        </table:table-row>
        <table:table-row table:style-name="ro1">
          <table:table-cell office:value-type="float" office:value="31.733335">
            <text:p>31,733335</text:p>
          </table:table-cell>
          <table:table-cell office:value-type="float" office:value="0.268982">
            <text:p>0,268982</text:p>
          </table:table-cell>
          <table:table-cell/>
        </table:table-row>
        <table:table-row table:style-name="ro1">
          <table:table-cell office:value-type="float" office:value="31.766668">
            <text:p>31,766668</text:p>
          </table:table-cell>
          <table:table-cell office:value-type="float" office:value="0.275911">
            <text:p>0,275911</text:p>
          </table:table-cell>
          <table:table-cell/>
        </table:table-row>
        <table:table-row table:style-name="ro1">
          <table:table-cell office:value-type="float" office:value="31.800002">
            <text:p>31,800002</text:p>
          </table:table-cell>
          <table:table-cell office:value-type="float" office:value="0.276951">
            <text:p>0,276951</text:p>
          </table:table-cell>
          <table:table-cell/>
        </table:table-row>
        <table:table-row table:style-name="ro1">
          <table:table-cell office:value-type="float" office:value="31.833335">
            <text:p>31,833335</text:p>
          </table:table-cell>
          <table:table-cell office:value-type="float" office:value="0.271204">
            <text:p>0,271204</text:p>
          </table:table-cell>
          <table:table-cell/>
        </table:table-row>
        <table:table-row table:style-name="ro1">
          <table:table-cell office:value-type="float" office:value="31.866668">
            <text:p>31,866668</text:p>
          </table:table-cell>
          <table:table-cell office:value-type="float" office:value="0.283678">
            <text:p>0,283678</text:p>
          </table:table-cell>
          <table:table-cell/>
        </table:table-row>
        <table:table-row table:style-name="ro1">
          <table:table-cell office:value-type="float" office:value="31.900002">
            <text:p>31,900002</text:p>
          </table:table-cell>
          <table:table-cell office:value-type="float" office:value="0.261515">
            <text:p>0,261515</text:p>
          </table:table-cell>
          <table:table-cell/>
        </table:table-row>
        <table:table-row table:style-name="ro1">
          <table:table-cell office:value-type="float" office:value="31.933335">
            <text:p>31,933335</text:p>
          </table:table-cell>
          <table:table-cell office:value-type="float" office:value="0.280084">
            <text:p>0,280084</text:p>
          </table:table-cell>
          <table:table-cell/>
        </table:table-row>
        <table:table-row table:style-name="ro1">
          <table:table-cell office:value-type="float" office:value="31.966668">
            <text:p>31,966668</text:p>
          </table:table-cell>
          <table:table-cell office:value-type="float" office:value="0.281366">
            <text:p>0,281366</text:p>
          </table:table-cell>
          <table:table-cell/>
        </table:table-row>
        <table:table-row table:style-name="ro1">
          <table:table-cell office:value-type="float" office:value="32.000002">
            <text:p>32,000002</text:p>
          </table:table-cell>
          <table:table-cell office:value-type="float" office:value="0.271894">
            <text:p>0,271894</text:p>
          </table:table-cell>
          <table:table-cell/>
        </table:table-row>
        <table:table-row table:style-name="ro1">
          <table:table-cell office:value-type="float" office:value="32.033335">
            <text:p>32,033335</text:p>
          </table:table-cell>
          <table:table-cell office:value-type="float" office:value="0.275209">
            <text:p>0,275209</text:p>
          </table:table-cell>
          <table:table-cell/>
        </table:table-row>
        <table:table-row table:style-name="ro1">
          <table:table-cell office:value-type="float" office:value="32.066668">
            <text:p>32,066668</text:p>
          </table:table-cell>
          <table:table-cell office:value-type="float" office:value="0.265257">
            <text:p>0,265257</text:p>
          </table:table-cell>
          <table:table-cell/>
        </table:table-row>
        <table:table-row table:style-name="ro1">
          <table:table-cell office:value-type="float" office:value="32.100002">
            <text:p>32,100002</text:p>
          </table:table-cell>
          <table:table-cell office:value-type="float" office:value="0.276417">
            <text:p>0,276417</text:p>
          </table:table-cell>
          <table:table-cell/>
        </table:table-row>
        <table:table-row table:style-name="ro1">
          <table:table-cell office:value-type="float" office:value="32.133335">
            <text:p>32,133335</text:p>
          </table:table-cell>
          <table:table-cell office:value-type="float" office:value="0.267274">
            <text:p>0,267274</text:p>
          </table:table-cell>
          <table:table-cell/>
        </table:table-row>
        <table:table-row table:style-name="ro1">
          <table:table-cell office:value-type="float" office:value="32.166668">
            <text:p>32,166668</text:p>
          </table:table-cell>
          <table:table-cell office:value-type="float" office:value="0.271574">
            <text:p>0,271574</text:p>
          </table:table-cell>
          <table:table-cell/>
        </table:table-row>
        <table:table-row table:style-name="ro1">
          <table:table-cell office:value-type="float" office:value="32.200002">
            <text:p>32,200002</text:p>
          </table:table-cell>
          <table:table-cell office:value-type="float" office:value="0.256476">
            <text:p>0,256476</text:p>
          </table:table-cell>
          <table:table-cell/>
        </table:table-row>
        <table:table-row table:style-name="ro1">
          <table:table-cell office:value-type="float" office:value="32.233335">
            <text:p>32,233335</text:p>
          </table:table-cell>
          <table:table-cell office:value-type="float" office:value="0.28003">
            <text:p>0,28003</text:p>
          </table:table-cell>
          <table:table-cell/>
        </table:table-row>
        <table:table-row table:style-name="ro1">
          <table:table-cell office:value-type="float" office:value="32.266668">
            <text:p>32,266668</text:p>
          </table:table-cell>
          <table:table-cell office:value-type="float" office:value="0.265967">
            <text:p>0,265967</text:p>
          </table:table-cell>
          <table:table-cell/>
        </table:table-row>
        <table:table-row table:style-name="ro1">
          <table:table-cell office:value-type="float" office:value="32.300002">
            <text:p>32,300002</text:p>
          </table:table-cell>
          <table:table-cell office:value-type="float" office:value="0.277288">
            <text:p>0,277288</text:p>
          </table:table-cell>
          <table:table-cell/>
        </table:table-row>
        <table:table-row table:style-name="ro1">
          <table:table-cell office:value-type="float" office:value="32.333335">
            <text:p>32,333335</text:p>
          </table:table-cell>
          <table:table-cell office:value-type="float" office:value="0.263907">
            <text:p>0,263907</text:p>
          </table:table-cell>
          <table:table-cell/>
        </table:table-row>
        <table:table-row table:style-name="ro1">
          <table:table-cell office:value-type="float" office:value="32.366668">
            <text:p>32,366668</text:p>
          </table:table-cell>
          <table:table-cell office:value-type="float" office:value="0.278925">
            <text:p>0,278925</text:p>
          </table:table-cell>
          <table:table-cell/>
        </table:table-row>
        <table:table-row table:style-name="ro1">
          <table:table-cell office:value-type="float" office:value="32.400002">
            <text:p>32,400002</text:p>
          </table:table-cell>
          <table:table-cell office:value-type="float" office:value="0.259482">
            <text:p>0,259482</text:p>
          </table:table-cell>
          <table:table-cell/>
        </table:table-row>
        <table:table-row table:style-name="ro1">
          <table:table-cell office:value-type="float" office:value="32.433335">
            <text:p>32,433335</text:p>
          </table:table-cell>
          <table:table-cell office:value-type="float" office:value="0.272236">
            <text:p>0,272236</text:p>
          </table:table-cell>
          <table:table-cell/>
        </table:table-row>
        <table:table-row table:style-name="ro1">
          <table:table-cell office:value-type="float" office:value="32.466668">
            <text:p>32,466668</text:p>
          </table:table-cell>
          <table:table-cell office:value-type="float" office:value="0.266565">
            <text:p>0,266565</text:p>
          </table:table-cell>
          <table:table-cell/>
        </table:table-row>
        <table:table-row table:style-name="ro1">
          <table:table-cell office:value-type="float" office:value="32.500002">
            <text:p>32,500002</text:p>
          </table:table-cell>
          <table:table-cell office:value-type="float" office:value="0.272208">
            <text:p>0,272208</text:p>
          </table:table-cell>
          <table:table-cell/>
        </table:table-row>
        <table:table-row table:style-name="ro1">
          <table:table-cell office:value-type="float" office:value="32.533335">
            <text:p>32,533335</text:p>
          </table:table-cell>
          <table:table-cell office:value-type="float" office:value="0.272095">
            <text:p>0,272095</text:p>
          </table:table-cell>
          <table:table-cell/>
        </table:table-row>
        <table:table-row table:style-name="ro1">
          <table:table-cell office:value-type="float" office:value="32.566668">
            <text:p>32,566668</text:p>
          </table:table-cell>
          <table:table-cell office:value-type="float" office:value="0.25684">
            <text:p>0,25684</text:p>
          </table:table-cell>
          <table:table-cell/>
        </table:table-row>
        <table:table-row table:style-name="ro1">
          <table:table-cell office:value-type="float" office:value="32.600002">
            <text:p>32,600002</text:p>
          </table:table-cell>
          <table:table-cell office:value-type="float" office:value="0.273835">
            <text:p>0,273835</text:p>
          </table:table-cell>
          <table:table-cell/>
        </table:table-row>
        <table:table-row table:style-name="ro1">
          <table:table-cell office:value-type="float" office:value="32.633335">
            <text:p>32,633335</text:p>
          </table:table-cell>
          <table:table-cell office:value-type="float" office:value="0.264263">
            <text:p>0,264263</text:p>
          </table:table-cell>
          <table:table-cell/>
        </table:table-row>
        <table:table-row table:style-name="ro1">
          <table:table-cell office:value-type="float" office:value="32.666668">
            <text:p>32,666668</text:p>
          </table:table-cell>
          <table:table-cell office:value-type="float" office:value="0.291263">
            <text:p>0,291263</text:p>
          </table:table-cell>
          <table:table-cell/>
        </table:table-row>
        <table:table-row table:style-name="ro1">
          <table:table-cell office:value-type="float" office:value="32.700002">
            <text:p>32,700002</text:p>
          </table:table-cell>
          <table:table-cell office:value-type="float" office:value="0.261943">
            <text:p>0,261943</text:p>
          </table:table-cell>
          <table:table-cell/>
        </table:table-row>
        <table:table-row table:style-name="ro1">
          <table:table-cell office:value-type="float" office:value="32.733335">
            <text:p>32,733335</text:p>
          </table:table-cell>
          <table:table-cell office:value-type="float" office:value="0.268976">
            <text:p>0,268976</text:p>
          </table:table-cell>
          <table:table-cell/>
        </table:table-row>
        <table:table-row table:style-name="ro1">
          <table:table-cell office:value-type="float" office:value="32.766668">
            <text:p>32,766668</text:p>
          </table:table-cell>
          <table:table-cell office:value-type="float" office:value="0.263859">
            <text:p>0,263859</text:p>
          </table:table-cell>
          <table:table-cell/>
        </table:table-row>
        <table:table-row table:style-name="ro1">
          <table:table-cell office:value-type="float" office:value="32.800002">
            <text:p>32,800002</text:p>
          </table:table-cell>
          <table:table-cell office:value-type="float" office:value="0.281634">
            <text:p>0,281634</text:p>
          </table:table-cell>
          <table:table-cell/>
        </table:table-row>
        <table:table-row table:style-name="ro1">
          <table:table-cell office:value-type="float" office:value="32.833335">
            <text:p>32,833335</text:p>
          </table:table-cell>
          <table:table-cell office:value-type="float" office:value="0.274775">
            <text:p>0,274775</text:p>
          </table:table-cell>
          <table:table-cell/>
        </table:table-row>
        <table:table-row table:style-name="ro1">
          <table:table-cell office:value-type="float" office:value="32.866668">
            <text:p>32,866668</text:p>
          </table:table-cell>
          <table:table-cell office:value-type="float" office:value="0.261711">
            <text:p>0,261711</text:p>
          </table:table-cell>
          <table:table-cell/>
        </table:table-row>
        <table:table-row table:style-name="ro1">
          <table:table-cell office:value-type="float" office:value="32.900002">
            <text:p>32,900002</text:p>
          </table:table-cell>
          <table:table-cell office:value-type="float" office:value="0.277674">
            <text:p>0,277674</text:p>
          </table:table-cell>
          <table:table-cell/>
        </table:table-row>
        <table:table-row table:style-name="ro1">
          <table:table-cell office:value-type="float" office:value="32.933335">
            <text:p>32,933335</text:p>
          </table:table-cell>
          <table:table-cell office:value-type="float" office:value="0.284621">
            <text:p>0,284621</text:p>
          </table:table-cell>
          <table:table-cell/>
        </table:table-row>
        <table:table-row table:style-name="ro1">
          <table:table-cell office:value-type="float" office:value="32.966668">
            <text:p>32,966668</text:p>
          </table:table-cell>
          <table:table-cell office:value-type="float" office:value="0.287942">
            <text:p>0,287942</text:p>
          </table:table-cell>
          <table:table-cell/>
        </table:table-row>
        <table:table-row table:style-name="ro1">
          <table:table-cell office:value-type="float" office:value="33.000002">
            <text:p>33,000002</text:p>
          </table:table-cell>
          <table:table-cell office:value-type="float" office:value="0.269763">
            <text:p>0,269763</text:p>
          </table:table-cell>
          <table:table-cell/>
        </table:table-row>
        <table:table-row table:style-name="ro1">
          <table:table-cell office:value-type="float" office:value="33.033335">
            <text:p>33,033335</text:p>
          </table:table-cell>
          <table:table-cell office:value-type="float" office:value="0.280314">
            <text:p>0,280314</text:p>
          </table:table-cell>
          <table:table-cell/>
        </table:table-row>
        <table:table-row table:style-name="ro1">
          <table:table-cell office:value-type="float" office:value="33.066668">
            <text:p>33,066668</text:p>
          </table:table-cell>
          <table:table-cell office:value-type="float" office:value="0.272955">
            <text:p>0,272955</text:p>
          </table:table-cell>
          <table:table-cell/>
        </table:table-row>
        <table:table-row table:style-name="ro1">
          <table:table-cell office:value-type="float" office:value="33.100002">
            <text:p>33,100002</text:p>
          </table:table-cell>
          <table:table-cell office:value-type="float" office:value="0.281136">
            <text:p>0,281136</text:p>
          </table:table-cell>
          <table:table-cell/>
        </table:table-row>
        <table:table-row table:style-name="ro1">
          <table:table-cell office:value-type="float" office:value="33.133335">
            <text:p>33,133335</text:p>
          </table:table-cell>
          <table:table-cell office:value-type="float" office:value="0.278506">
            <text:p>0,278506</text:p>
          </table:table-cell>
          <table:table-cell/>
        </table:table-row>
        <table:table-row table:style-name="ro1">
          <table:table-cell office:value-type="float" office:value="33.166668">
            <text:p>33,166668</text:p>
          </table:table-cell>
          <table:table-cell office:value-type="float" office:value="0.281359">
            <text:p>0,281359</text:p>
          </table:table-cell>
          <table:table-cell/>
        </table:table-row>
        <table:table-row table:style-name="ro1">
          <table:table-cell office:value-type="float" office:value="33.200002">
            <text:p>33,200002</text:p>
          </table:table-cell>
          <table:table-cell office:value-type="float" office:value="0.278459">
            <text:p>0,278459</text:p>
          </table:table-cell>
          <table:table-cell/>
        </table:table-row>
        <table:table-row table:style-name="ro1">
          <table:table-cell office:value-type="float" office:value="33.233335">
            <text:p>33,233335</text:p>
          </table:table-cell>
          <table:table-cell office:value-type="float" office:value="0.274328">
            <text:p>0,274328</text:p>
          </table:table-cell>
          <table:table-cell/>
        </table:table-row>
        <table:table-row table:style-name="ro1">
          <table:table-cell office:value-type="float" office:value="33.266668">
            <text:p>33,266668</text:p>
          </table:table-cell>
          <table:table-cell office:value-type="float" office:value="0.28188">
            <text:p>0,28188</text:p>
          </table:table-cell>
          <table:table-cell/>
        </table:table-row>
        <table:table-row table:style-name="ro1">
          <table:table-cell office:value-type="float" office:value="33.300002">
            <text:p>33,300002</text:p>
          </table:table-cell>
          <table:table-cell office:value-type="float" office:value="0.274312">
            <text:p>0,274312</text:p>
          </table:table-cell>
          <table:table-cell/>
        </table:table-row>
        <table:table-row table:style-name="ro1">
          <table:table-cell office:value-type="float" office:value="33.333335">
            <text:p>33,333335</text:p>
          </table:table-cell>
          <table:table-cell office:value-type="float" office:value="0.283072">
            <text:p>0,283072</text:p>
          </table:table-cell>
          <table:table-cell/>
        </table:table-row>
        <table:table-row table:style-name="ro1">
          <table:table-cell office:value-type="float" office:value="33.366668">
            <text:p>33,366668</text:p>
          </table:table-cell>
          <table:table-cell office:value-type="float" office:value="0.275202">
            <text:p>0,275202</text:p>
          </table:table-cell>
          <table:table-cell/>
        </table:table-row>
        <table:table-row table:style-name="ro1">
          <table:table-cell office:value-type="float" office:value="33.400002">
            <text:p>33,400002</text:p>
          </table:table-cell>
          <table:table-cell office:value-type="float" office:value="0.27404">
            <text:p>0,27404</text:p>
          </table:table-cell>
          <table:table-cell/>
        </table:table-row>
        <table:table-row table:style-name="ro1">
          <table:table-cell office:value-type="float" office:value="33.433335">
            <text:p>33,433335</text:p>
          </table:table-cell>
          <table:table-cell office:value-type="float" office:value="0.274513">
            <text:p>0,274513</text:p>
          </table:table-cell>
          <table:table-cell/>
        </table:table-row>
        <table:table-row table:style-name="ro1">
          <table:table-cell office:value-type="float" office:value="33.466668">
            <text:p>33,466668</text:p>
          </table:table-cell>
          <table:table-cell office:value-type="float" office:value="0.281862">
            <text:p>0,281862</text:p>
          </table:table-cell>
          <table:table-cell/>
        </table:table-row>
        <table:table-row table:style-name="ro1">
          <table:table-cell office:value-type="float" office:value="33.500002">
            <text:p>33,500002</text:p>
          </table:table-cell>
          <table:table-cell office:value-type="float" office:value="0.27029">
            <text:p>0,27029</text:p>
          </table:table-cell>
          <table:table-cell/>
        </table:table-row>
        <table:table-row table:style-name="ro1">
          <table:table-cell office:value-type="float" office:value="33.533335">
            <text:p>33,533335</text:p>
          </table:table-cell>
          <table:table-cell office:value-type="float" office:value="0.281205">
            <text:p>0,281205</text:p>
          </table:table-cell>
          <table:table-cell/>
        </table:table-row>
        <table:table-row table:style-name="ro1">
          <table:table-cell office:value-type="float" office:value="33.566668">
            <text:p>33,566668</text:p>
          </table:table-cell>
          <table:table-cell office:value-type="float" office:value="0.27346">
            <text:p>0,27346</text:p>
          </table:table-cell>
          <table:table-cell/>
        </table:table-row>
        <table:table-row table:style-name="ro1">
          <table:table-cell office:value-type="float" office:value="33.600002">
            <text:p>33,600002</text:p>
          </table:table-cell>
          <table:table-cell office:value-type="float" office:value="0.27827">
            <text:p>0,27827</text:p>
          </table:table-cell>
          <table:table-cell/>
        </table:table-row>
        <table:table-row table:style-name="ro1">
          <table:table-cell office:value-type="float" office:value="33.633335">
            <text:p>33,633335</text:p>
          </table:table-cell>
          <table:table-cell office:value-type="float" office:value="0.27474">
            <text:p>0,27474</text:p>
          </table:table-cell>
          <table:table-cell/>
        </table:table-row>
        <table:table-row table:style-name="ro1">
          <table:table-cell office:value-type="float" office:value="33.666668">
            <text:p>33,666668</text:p>
          </table:table-cell>
          <table:table-cell office:value-type="float" office:value="0.296616">
            <text:p>0,296616</text:p>
          </table:table-cell>
          <table:table-cell/>
        </table:table-row>
        <table:table-row table:style-name="ro1">
          <table:table-cell office:value-type="float" office:value="33.700002">
            <text:p>33,700002</text:p>
          </table:table-cell>
          <table:table-cell office:value-type="float" office:value="0.272678">
            <text:p>0,272678</text:p>
          </table:table-cell>
          <table:table-cell/>
        </table:table-row>
        <table:table-row table:style-name="ro1">
          <table:table-cell office:value-type="float" office:value="33.733335">
            <text:p>33,733335</text:p>
          </table:table-cell>
          <table:table-cell office:value-type="float" office:value="0.284507">
            <text:p>0,284507</text:p>
          </table:table-cell>
          <table:table-cell/>
        </table:table-row>
        <table:table-row table:style-name="ro1">
          <table:table-cell office:value-type="float" office:value="33.766668">
            <text:p>33,766668</text:p>
          </table:table-cell>
          <table:table-cell office:value-type="float" office:value="0.270724">
            <text:p>0,270724</text:p>
          </table:table-cell>
          <table:table-cell/>
        </table:table-row>
        <table:table-row table:style-name="ro1">
          <table:table-cell office:value-type="float" office:value="33.800002">
            <text:p>33,800002</text:p>
          </table:table-cell>
          <table:table-cell office:value-type="float" office:value="0.282121">
            <text:p>0,282121</text:p>
          </table:table-cell>
          <table:table-cell/>
        </table:table-row>
        <table:table-row table:style-name="ro1">
          <table:table-cell office:value-type="float" office:value="33.833335">
            <text:p>33,833335</text:p>
          </table:table-cell>
          <table:table-cell office:value-type="float" office:value="0.281701">
            <text:p>0,281701</text:p>
          </table:table-cell>
          <table:table-cell/>
        </table:table-row>
        <table:table-row table:style-name="ro1">
          <table:table-cell office:value-type="float" office:value="33.866668">
            <text:p>33,866668</text:p>
          </table:table-cell>
          <table:table-cell office:value-type="float" office:value="0.285149">
            <text:p>0,285149</text:p>
          </table:table-cell>
          <table:table-cell/>
        </table:table-row>
        <table:table-row table:style-name="ro1">
          <table:table-cell office:value-type="float" office:value="33.900002">
            <text:p>33,900002</text:p>
          </table:table-cell>
          <table:table-cell office:value-type="float" office:value="0.295637">
            <text:p>0,295637</text:p>
          </table:table-cell>
          <table:table-cell/>
        </table:table-row>
        <table:table-row table:style-name="ro1">
          <table:table-cell office:value-type="float" office:value="33.933335">
            <text:p>33,933335</text:p>
          </table:table-cell>
          <table:table-cell office:value-type="float" office:value="0.283372">
            <text:p>0,283372</text:p>
          </table:table-cell>
          <table:table-cell/>
        </table:table-row>
        <table:table-row table:style-name="ro1">
          <table:table-cell office:value-type="float" office:value="33.966668">
            <text:p>33,966668</text:p>
          </table:table-cell>
          <table:table-cell office:value-type="float" office:value="0.291812">
            <text:p>0,291812</text:p>
          </table:table-cell>
          <table:table-cell/>
        </table:table-row>
        <table:table-row table:style-name="ro1">
          <table:table-cell office:value-type="float" office:value="34.000002">
            <text:p>34,000002</text:p>
          </table:table-cell>
          <table:table-cell office:value-type="float" office:value="0.297608">
            <text:p>0,297608</text:p>
          </table:table-cell>
          <table:table-cell/>
        </table:table-row>
        <table:table-row table:style-name="ro1">
          <table:table-cell office:value-type="float" office:value="34.033335">
            <text:p>34,033335</text:p>
          </table:table-cell>
          <table:table-cell office:value-type="float" office:value="0.284603">
            <text:p>0,284603</text:p>
          </table:table-cell>
          <table:table-cell/>
        </table:table-row>
        <table:table-row table:style-name="ro1">
          <table:table-cell office:value-type="float" office:value="34.066668">
            <text:p>34,066668</text:p>
          </table:table-cell>
          <table:table-cell office:value-type="float" office:value="0.282064">
            <text:p>0,282064</text:p>
          </table:table-cell>
          <table:table-cell/>
        </table:table-row>
        <table:table-row table:style-name="ro1">
          <table:table-cell office:value-type="float" office:value="34.100002">
            <text:p>34,100002</text:p>
          </table:table-cell>
          <table:table-cell office:value-type="float" office:value="0.281162">
            <text:p>0,281162</text:p>
          </table:table-cell>
          <table:table-cell/>
        </table:table-row>
        <table:table-row table:style-name="ro1">
          <table:table-cell office:value-type="float" office:value="34.133335">
            <text:p>34,133335</text:p>
          </table:table-cell>
          <table:table-cell office:value-type="float" office:value="0.281589">
            <text:p>0,281589</text:p>
          </table:table-cell>
          <table:table-cell/>
        </table:table-row>
        <table:table-row table:style-name="ro1">
          <table:table-cell office:value-type="float" office:value="34.166668">
            <text:p>34,166668</text:p>
          </table:table-cell>
          <table:table-cell office:value-type="float" office:value="0.275555">
            <text:p>0,275555</text:p>
          </table:table-cell>
          <table:table-cell/>
        </table:table-row>
        <table:table-row table:style-name="ro1">
          <table:table-cell office:value-type="float" office:value="34.200002">
            <text:p>34,200002</text:p>
          </table:table-cell>
          <table:table-cell office:value-type="float" office:value="0.281528">
            <text:p>0,281528</text:p>
          </table:table-cell>
          <table:table-cell/>
        </table:table-row>
        <table:table-row table:style-name="ro1">
          <table:table-cell office:value-type="float" office:value="34.233335">
            <text:p>34,233335</text:p>
          </table:table-cell>
          <table:table-cell office:value-type="float" office:value="0.285902">
            <text:p>0,285902</text:p>
          </table:table-cell>
          <table:table-cell/>
        </table:table-row>
        <table:table-row table:style-name="ro1">
          <table:table-cell office:value-type="float" office:value="34.266668">
            <text:p>34,266668</text:p>
          </table:table-cell>
          <table:table-cell office:value-type="float" office:value="0.283059">
            <text:p>0,283059</text:p>
          </table:table-cell>
          <table:table-cell/>
        </table:table-row>
        <table:table-row table:style-name="ro1">
          <table:table-cell office:value-type="float" office:value="34.300002">
            <text:p>34,300002</text:p>
          </table:table-cell>
          <table:table-cell office:value-type="float" office:value="0.274286">
            <text:p>0,274286</text:p>
          </table:table-cell>
          <table:table-cell/>
        </table:table-row>
        <table:table-row table:style-name="ro1">
          <table:table-cell office:value-type="float" office:value="34.333335">
            <text:p>34,333335</text:p>
          </table:table-cell>
          <table:table-cell office:value-type="float" office:value="0.263513">
            <text:p>0,263513</text:p>
          </table:table-cell>
          <table:table-cell/>
        </table:table-row>
        <table:table-row table:style-name="ro1">
          <table:table-cell office:value-type="float" office:value="34.366668">
            <text:p>34,366668</text:p>
          </table:table-cell>
          <table:table-cell office:value-type="float" office:value="0.272395">
            <text:p>0,272395</text:p>
          </table:table-cell>
          <table:table-cell/>
        </table:table-row>
        <table:table-row table:style-name="ro1">
          <table:table-cell office:value-type="float" office:value="34.400002">
            <text:p>34,400002</text:p>
          </table:table-cell>
          <table:table-cell office:value-type="float" office:value="0.272545">
            <text:p>0,272545</text:p>
          </table:table-cell>
          <table:table-cell/>
        </table:table-row>
        <table:table-row table:style-name="ro1">
          <table:table-cell office:value-type="float" office:value="34.433335">
            <text:p>34,433335</text:p>
          </table:table-cell>
          <table:table-cell office:value-type="float" office:value="0.281371">
            <text:p>0,281371</text:p>
          </table:table-cell>
          <table:table-cell/>
        </table:table-row>
        <table:table-row table:style-name="ro1">
          <table:table-cell office:value-type="float" office:value="34.466668">
            <text:p>34,466668</text:p>
          </table:table-cell>
          <table:table-cell office:value-type="float" office:value="0.274926">
            <text:p>0,274926</text:p>
          </table:table-cell>
          <table:table-cell/>
        </table:table-row>
        <table:table-row table:style-name="ro1">
          <table:table-cell office:value-type="float" office:value="34.500002">
            <text:p>34,500002</text:p>
          </table:table-cell>
          <table:table-cell office:value-type="float" office:value="0.291079">
            <text:p>0,291079</text:p>
          </table:table-cell>
          <table:table-cell/>
        </table:table-row>
        <table:table-row table:style-name="ro1">
          <table:table-cell office:value-type="float" office:value="34.533335">
            <text:p>34,533335</text:p>
          </table:table-cell>
          <table:table-cell office:value-type="float" office:value="0.275773">
            <text:p>0,275773</text:p>
          </table:table-cell>
          <table:table-cell/>
        </table:table-row>
        <table:table-row table:style-name="ro1">
          <table:table-cell office:value-type="float" office:value="34.566668">
            <text:p>34,566668</text:p>
          </table:table-cell>
          <table:table-cell office:value-type="float" office:value="0.26825">
            <text:p>0,26825</text:p>
          </table:table-cell>
          <table:table-cell/>
        </table:table-row>
        <table:table-row table:style-name="ro1">
          <table:table-cell office:value-type="float" office:value="34.600002">
            <text:p>34,600002</text:p>
          </table:table-cell>
          <table:table-cell office:value-type="float" office:value="0.269835">
            <text:p>0,269835</text:p>
          </table:table-cell>
          <table:table-cell/>
        </table:table-row>
        <table:table-row table:style-name="ro1">
          <table:table-cell office:value-type="float" office:value="34.633335">
            <text:p>34,633335</text:p>
          </table:table-cell>
          <table:table-cell office:value-type="float" office:value="0.264276">
            <text:p>0,264276</text:p>
          </table:table-cell>
          <table:table-cell/>
        </table:table-row>
        <table:table-row table:style-name="ro1">
          <table:table-cell office:value-type="float" office:value="34.666668">
            <text:p>34,666668</text:p>
          </table:table-cell>
          <table:table-cell office:value-type="float" office:value="0.284562">
            <text:p>0,284562</text:p>
          </table:table-cell>
          <table:table-cell/>
        </table:table-row>
        <table:table-row table:style-name="ro1">
          <table:table-cell office:value-type="float" office:value="34.700002">
            <text:p>34,700002</text:p>
          </table:table-cell>
          <table:table-cell office:value-type="float" office:value="0.288908">
            <text:p>0,288908</text:p>
          </table:table-cell>
          <table:table-cell/>
        </table:table-row>
        <table:table-row table:style-name="ro1">
          <table:table-cell office:value-type="float" office:value="34.733335">
            <text:p>34,733335</text:p>
          </table:table-cell>
          <table:table-cell office:value-type="float" office:value="0.293503">
            <text:p>0,293503</text:p>
          </table:table-cell>
          <table:table-cell/>
        </table:table-row>
        <table:table-row table:style-name="ro1">
          <table:table-cell office:value-type="float" office:value="34.766668">
            <text:p>34,766668</text:p>
          </table:table-cell>
          <table:table-cell office:value-type="float" office:value="0.302213">
            <text:p>0,302213</text:p>
          </table:table-cell>
          <table:table-cell/>
        </table:table-row>
        <table:table-row table:style-name="ro1">
          <table:table-cell office:value-type="float" office:value="34.800002">
            <text:p>34,800002</text:p>
          </table:table-cell>
          <table:table-cell office:value-type="float" office:value="0.280379">
            <text:p>0,280379</text:p>
          </table:table-cell>
          <table:table-cell/>
        </table:table-row>
        <table:table-row table:style-name="ro1">
          <table:table-cell office:value-type="float" office:value="34.833335">
            <text:p>34,833335</text:p>
          </table:table-cell>
          <table:table-cell office:value-type="float" office:value="0.276904">
            <text:p>0,276904</text:p>
          </table:table-cell>
          <table:table-cell/>
        </table:table-row>
        <table:table-row table:style-name="ro1">
          <table:table-cell office:value-type="float" office:value="34.866668">
            <text:p>34,866668</text:p>
          </table:table-cell>
          <table:table-cell office:value-type="float" office:value="0.279153">
            <text:p>0,279153</text:p>
          </table:table-cell>
          <table:table-cell/>
        </table:table-row>
        <table:table-row table:style-name="ro1">
          <table:table-cell office:value-type="float" office:value="34.900002">
            <text:p>34,900002</text:p>
          </table:table-cell>
          <table:table-cell office:value-type="float" office:value="0.268285">
            <text:p>0,268285</text:p>
          </table:table-cell>
          <table:table-cell/>
        </table:table-row>
        <table:table-row table:style-name="ro1">
          <table:table-cell office:value-type="float" office:value="34.933335">
            <text:p>34,933335</text:p>
          </table:table-cell>
          <table:table-cell office:value-type="float" office:value="0.274488">
            <text:p>0,274488</text:p>
          </table:table-cell>
          <table:table-cell/>
        </table:table-row>
        <table:table-row table:style-name="ro1">
          <table:table-cell office:value-type="float" office:value="34.966668">
            <text:p>34,966668</text:p>
          </table:table-cell>
          <table:table-cell office:value-type="float" office:value="0.284316">
            <text:p>0,284316</text:p>
          </table:table-cell>
          <table:table-cell/>
        </table:table-row>
        <table:table-row table:style-name="ro1">
          <table:table-cell office:value-type="float" office:value="35.000002">
            <text:p>35,000002</text:p>
          </table:table-cell>
          <table:table-cell office:value-type="float" office:value="0.289325">
            <text:p>0,289325</text:p>
          </table:table-cell>
          <table:table-cell/>
        </table:table-row>
        <table:table-row table:style-name="ro1">
          <table:table-cell office:value-type="float" office:value="35.033335">
            <text:p>35,033335</text:p>
          </table:table-cell>
          <table:table-cell office:value-type="float" office:value="0.288415">
            <text:p>0,288415</text:p>
          </table:table-cell>
          <table:table-cell/>
        </table:table-row>
        <table:table-row table:style-name="ro1">
          <table:table-cell office:value-type="float" office:value="35.066668">
            <text:p>35,066668</text:p>
          </table:table-cell>
          <table:table-cell office:value-type="float" office:value="0.280551">
            <text:p>0,280551</text:p>
          </table:table-cell>
          <table:table-cell/>
        </table:table-row>
        <table:table-row table:style-name="ro1">
          <table:table-cell office:value-type="float" office:value="35.100002">
            <text:p>35,100002</text:p>
          </table:table-cell>
          <table:table-cell office:value-type="float" office:value="0.282175">
            <text:p>0,282175</text:p>
          </table:table-cell>
          <table:table-cell/>
        </table:table-row>
        <table:table-row table:style-name="ro1">
          <table:table-cell office:value-type="float" office:value="35.133335">
            <text:p>35,133335</text:p>
          </table:table-cell>
          <table:table-cell office:value-type="float" office:value="0.293833">
            <text:p>0,293833</text:p>
          </table:table-cell>
          <table:table-cell/>
        </table:table-row>
        <table:table-row table:style-name="ro1">
          <table:table-cell office:value-type="float" office:value="35.166669">
            <text:p>35,166669</text:p>
          </table:table-cell>
          <table:table-cell office:value-type="float" office:value="0.268929">
            <text:p>0,268929</text:p>
          </table:table-cell>
          <table:table-cell/>
        </table:table-row>
        <table:table-row table:style-name="ro1">
          <table:table-cell office:value-type="float" office:value="35.200002">
            <text:p>35,200002</text:p>
          </table:table-cell>
          <table:table-cell office:value-type="float" office:value="0.284212">
            <text:p>0,284212</text:p>
          </table:table-cell>
          <table:table-cell/>
        </table:table-row>
        <table:table-row table:style-name="ro1">
          <table:table-cell office:value-type="float" office:value="35.233335">
            <text:p>35,233335</text:p>
          </table:table-cell>
          <table:table-cell office:value-type="float" office:value="0.268188">
            <text:p>0,268188</text:p>
          </table:table-cell>
          <table:table-cell/>
        </table:table-row>
        <table:table-row table:style-name="ro1">
          <table:table-cell office:value-type="float" office:value="35.266669">
            <text:p>35,266669</text:p>
          </table:table-cell>
          <table:table-cell office:value-type="float" office:value="0.27817">
            <text:p>0,27817</text:p>
          </table:table-cell>
          <table:table-cell/>
        </table:table-row>
        <table:table-row table:style-name="ro1">
          <table:table-cell office:value-type="float" office:value="35.300002">
            <text:p>35,300002</text:p>
          </table:table-cell>
          <table:table-cell office:value-type="float" office:value="0.276411">
            <text:p>0,276411</text:p>
          </table:table-cell>
          <table:table-cell/>
        </table:table-row>
        <table:table-row table:style-name="ro1">
          <table:table-cell office:value-type="float" office:value="35.333335">
            <text:p>35,333335</text:p>
          </table:table-cell>
          <table:table-cell office:value-type="float" office:value="0.288719">
            <text:p>0,288719</text:p>
          </table:table-cell>
          <table:table-cell/>
        </table:table-row>
        <table:table-row table:style-name="ro1">
          <table:table-cell office:value-type="float" office:value="35.366669">
            <text:p>35,366669</text:p>
          </table:table-cell>
          <table:table-cell office:value-type="float" office:value="0.259359">
            <text:p>0,259359</text:p>
          </table:table-cell>
          <table:table-cell/>
        </table:table-row>
        <table:table-row table:style-name="ro1">
          <table:table-cell office:value-type="float" office:value="35.400002">
            <text:p>35,400002</text:p>
          </table:table-cell>
          <table:table-cell office:value-type="float" office:value="0.265663">
            <text:p>0,265663</text:p>
          </table:table-cell>
          <table:table-cell/>
        </table:table-row>
        <table:table-row table:style-name="ro1">
          <table:table-cell office:value-type="float" office:value="35.433335">
            <text:p>35,433335</text:p>
          </table:table-cell>
          <table:table-cell office:value-type="float" office:value="0.284728">
            <text:p>0,284728</text:p>
          </table:table-cell>
          <table:table-cell/>
        </table:table-row>
        <table:table-row table:style-name="ro1">
          <table:table-cell office:value-type="float" office:value="35.466669">
            <text:p>35,466669</text:p>
          </table:table-cell>
          <table:table-cell office:value-type="float" office:value="0.283485">
            <text:p>0,283485</text:p>
          </table:table-cell>
          <table:table-cell/>
        </table:table-row>
        <table:table-row table:style-name="ro1">
          <table:table-cell office:value-type="float" office:value="35.500002">
            <text:p>35,500002</text:p>
          </table:table-cell>
          <table:table-cell office:value-type="float" office:value="0.287127">
            <text:p>0,287127</text:p>
          </table:table-cell>
          <table:table-cell/>
        </table:table-row>
        <table:table-row table:style-name="ro1">
          <table:table-cell office:value-type="float" office:value="35.533335">
            <text:p>35,533335</text:p>
          </table:table-cell>
          <table:table-cell office:value-type="float" office:value="0.284342">
            <text:p>0,284342</text:p>
          </table:table-cell>
          <table:table-cell/>
        </table:table-row>
        <table:table-row table:style-name="ro1">
          <table:table-cell office:value-type="float" office:value="35.566669">
            <text:p>35,566669</text:p>
          </table:table-cell>
          <table:table-cell office:value-type="float" office:value="0.289396">
            <text:p>0,289396</text:p>
          </table:table-cell>
          <table:table-cell/>
        </table:table-row>
        <table:table-row table:style-name="ro1">
          <table:table-cell office:value-type="float" office:value="35.600002">
            <text:p>35,600002</text:p>
          </table:table-cell>
          <table:table-cell office:value-type="float" office:value="0.290514">
            <text:p>0,290514</text:p>
          </table:table-cell>
          <table:table-cell/>
        </table:table-row>
        <table:table-row table:style-name="ro1">
          <table:table-cell office:value-type="float" office:value="35.633335">
            <text:p>35,633335</text:p>
          </table:table-cell>
          <table:table-cell office:value-type="float" office:value="0.287591">
            <text:p>0,287591</text:p>
          </table:table-cell>
          <table:table-cell/>
        </table:table-row>
        <table:table-row table:style-name="ro1">
          <table:table-cell office:value-type="float" office:value="35.666669">
            <text:p>35,666669</text:p>
          </table:table-cell>
          <table:table-cell office:value-type="float" office:value="0.288865">
            <text:p>0,288865</text:p>
          </table:table-cell>
          <table:table-cell/>
        </table:table-row>
        <table:table-row table:style-name="ro1">
          <table:table-cell office:value-type="float" office:value="35.700002">
            <text:p>35,700002</text:p>
          </table:table-cell>
          <table:table-cell office:value-type="float" office:value="0.291499">
            <text:p>0,291499</text:p>
          </table:table-cell>
          <table:table-cell/>
        </table:table-row>
        <table:table-row table:style-name="ro1">
          <table:table-cell office:value-type="float" office:value="35.733335">
            <text:p>35,733335</text:p>
          </table:table-cell>
          <table:table-cell office:value-type="float" office:value="0.27276">
            <text:p>0,27276</text:p>
          </table:table-cell>
          <table:table-cell/>
        </table:table-row>
        <table:table-row table:style-name="ro1">
          <table:table-cell office:value-type="float" office:value="35.766669">
            <text:p>35,766669</text:p>
          </table:table-cell>
          <table:table-cell office:value-type="float" office:value="0.282116">
            <text:p>0,282116</text:p>
          </table:table-cell>
          <table:table-cell/>
        </table:table-row>
        <table:table-row table:style-name="ro1">
          <table:table-cell office:value-type="float" office:value="35.800002">
            <text:p>35,800002</text:p>
          </table:table-cell>
          <table:table-cell office:value-type="float" office:value="0.2849">
            <text:p>0,2849</text:p>
          </table:table-cell>
          <table:table-cell/>
        </table:table-row>
        <table:table-row table:style-name="ro1">
          <table:table-cell office:value-type="float" office:value="35.833335">
            <text:p>35,833335</text:p>
          </table:table-cell>
          <table:table-cell office:value-type="float" office:value="0.292061">
            <text:p>0,292061</text:p>
          </table:table-cell>
          <table:table-cell/>
        </table:table-row>
        <table:table-row table:style-name="ro1">
          <table:table-cell office:value-type="float" office:value="35.866669">
            <text:p>35,866669</text:p>
          </table:table-cell>
          <table:table-cell office:value-type="float" office:value="0.283536">
            <text:p>0,283536</text:p>
          </table:table-cell>
          <table:table-cell/>
        </table:table-row>
        <table:table-row table:style-name="ro1">
          <table:table-cell office:value-type="float" office:value="35.900002">
            <text:p>35,900002</text:p>
          </table:table-cell>
          <table:table-cell office:value-type="float" office:value="0.275478">
            <text:p>0,275478</text:p>
          </table:table-cell>
          <table:table-cell/>
        </table:table-row>
        <table:table-row table:style-name="ro1">
          <table:table-cell office:value-type="float" office:value="35.933335">
            <text:p>35,933335</text:p>
          </table:table-cell>
          <table:table-cell office:value-type="float" office:value="0.278922">
            <text:p>0,278922</text:p>
          </table:table-cell>
          <table:table-cell/>
        </table:table-row>
        <table:table-row table:style-name="ro1">
          <table:table-cell office:value-type="float" office:value="35.966669">
            <text:p>35,966669</text:p>
          </table:table-cell>
          <table:table-cell office:value-type="float" office:value="0.280047">
            <text:p>0,280047</text:p>
          </table:table-cell>
          <table:table-cell/>
        </table:table-row>
        <table:table-row table:style-name="ro1">
          <table:table-cell office:value-type="float" office:value="36.000002">
            <text:p>36,000002</text:p>
          </table:table-cell>
          <table:table-cell office:value-type="float" office:value="0.270417">
            <text:p>0,270417</text:p>
          </table:table-cell>
          <table:table-cell/>
        </table:table-row>
        <table:table-row table:style-name="ro1">
          <table:table-cell office:value-type="float" office:value="36.033335">
            <text:p>36,033335</text:p>
          </table:table-cell>
          <table:table-cell office:value-type="float" office:value="0.289612">
            <text:p>0,289612</text:p>
          </table:table-cell>
          <table:table-cell/>
        </table:table-row>
        <table:table-row table:style-name="ro1">
          <table:table-cell office:value-type="float" office:value="36.066669">
            <text:p>36,066669</text:p>
          </table:table-cell>
          <table:table-cell office:value-type="float" office:value="0.268046">
            <text:p>0,268046</text:p>
          </table:table-cell>
          <table:table-cell/>
        </table:table-row>
        <table:table-row table:style-name="ro1">
          <table:table-cell office:value-type="float" office:value="36.100002">
            <text:p>36,100002</text:p>
          </table:table-cell>
          <table:table-cell office:value-type="float" office:value="0.285226">
            <text:p>0,285226</text:p>
          </table:table-cell>
          <table:table-cell/>
        </table:table-row>
        <table:table-row table:style-name="ro1">
          <table:table-cell office:value-type="float" office:value="36.133335">
            <text:p>36,133335</text:p>
          </table:table-cell>
          <table:table-cell office:value-type="float" office:value="0.276598">
            <text:p>0,276598</text:p>
          </table:table-cell>
          <table:table-cell/>
        </table:table-row>
        <table:table-row table:style-name="ro1">
          <table:table-cell office:value-type="float" office:value="36.166669">
            <text:p>36,166669</text:p>
          </table:table-cell>
          <table:table-cell office:value-type="float" office:value="0.288474">
            <text:p>0,288474</text:p>
          </table:table-cell>
          <table:table-cell/>
        </table:table-row>
        <table:table-row table:style-name="ro1">
          <table:table-cell office:value-type="float" office:value="36.200002">
            <text:p>36,200002</text:p>
          </table:table-cell>
          <table:table-cell office:value-type="float" office:value="0.278">
            <text:p>0,278</text:p>
          </table:table-cell>
          <table:table-cell/>
        </table:table-row>
        <table:table-row table:style-name="ro1">
          <table:table-cell office:value-type="float" office:value="36.233335">
            <text:p>36,233335</text:p>
          </table:table-cell>
          <table:table-cell office:value-type="float" office:value="0.285653">
            <text:p>0,285653</text:p>
          </table:table-cell>
          <table:table-cell/>
        </table:table-row>
        <table:table-row table:style-name="ro1">
          <table:table-cell office:value-type="float" office:value="36.266669">
            <text:p>36,266669</text:p>
          </table:table-cell>
          <table:table-cell office:value-type="float" office:value="0.282221">
            <text:p>0,282221</text:p>
          </table:table-cell>
          <table:table-cell/>
        </table:table-row>
        <table:table-row table:style-name="ro1">
          <table:table-cell office:value-type="float" office:value="36.300002">
            <text:p>36,300002</text:p>
          </table:table-cell>
          <table:table-cell office:value-type="float" office:value="0.264675">
            <text:p>0,264675</text:p>
          </table:table-cell>
          <table:table-cell/>
        </table:table-row>
        <table:table-row table:style-name="ro1">
          <table:table-cell office:value-type="float" office:value="36.333335">
            <text:p>36,333335</text:p>
          </table:table-cell>
          <table:table-cell office:value-type="float" office:value="0.274733">
            <text:p>0,274733</text:p>
          </table:table-cell>
          <table:table-cell/>
        </table:table-row>
        <table:table-row table:style-name="ro1">
          <table:table-cell office:value-type="float" office:value="36.366669">
            <text:p>36,366669</text:p>
          </table:table-cell>
          <table:table-cell office:value-type="float" office:value="0.283222">
            <text:p>0,283222</text:p>
          </table:table-cell>
          <table:table-cell/>
        </table:table-row>
        <table:table-row table:style-name="ro1">
          <table:table-cell office:value-type="float" office:value="36.400002">
            <text:p>36,400002</text:p>
          </table:table-cell>
          <table:table-cell office:value-type="float" office:value="0.26943">
            <text:p>0,26943</text:p>
          </table:table-cell>
          <table:table-cell/>
        </table:table-row>
        <table:table-row table:style-name="ro1">
          <table:table-cell office:value-type="float" office:value="36.433335">
            <text:p>36,433335</text:p>
          </table:table-cell>
          <table:table-cell office:value-type="float" office:value="0.281168">
            <text:p>0,281168</text:p>
          </table:table-cell>
          <table:table-cell/>
        </table:table-row>
        <table:table-row table:style-name="ro1">
          <table:table-cell office:value-type="float" office:value="36.466669">
            <text:p>36,466669</text:p>
          </table:table-cell>
          <table:table-cell office:value-type="float" office:value="0.289451">
            <text:p>0,289451</text:p>
          </table:table-cell>
          <table:table-cell/>
        </table:table-row>
        <table:table-row table:style-name="ro1">
          <table:table-cell office:value-type="float" office:value="36.500002">
            <text:p>36,500002</text:p>
          </table:table-cell>
          <table:table-cell office:value-type="float" office:value="0.270668">
            <text:p>0,270668</text:p>
          </table:table-cell>
          <table:table-cell/>
        </table:table-row>
        <table:table-row table:style-name="ro1">
          <table:table-cell office:value-type="float" office:value="36.533335">
            <text:p>36,533335</text:p>
          </table:table-cell>
          <table:table-cell office:value-type="float" office:value="0.281349">
            <text:p>0,281349</text:p>
          </table:table-cell>
          <table:table-cell/>
        </table:table-row>
        <table:table-row table:style-name="ro1">
          <table:table-cell office:value-type="float" office:value="36.566669">
            <text:p>36,566669</text:p>
          </table:table-cell>
          <table:table-cell office:value-type="float" office:value="0.274141">
            <text:p>0,274141</text:p>
          </table:table-cell>
          <table:table-cell/>
        </table:table-row>
        <table:table-row table:style-name="ro1">
          <table:table-cell office:value-type="float" office:value="36.600002">
            <text:p>36,600002</text:p>
          </table:table-cell>
          <table:table-cell office:value-type="float" office:value="0.279128">
            <text:p>0,279128</text:p>
          </table:table-cell>
          <table:table-cell/>
        </table:table-row>
        <table:table-row table:style-name="ro1">
          <table:table-cell office:value-type="float" office:value="36.633335">
            <text:p>36,633335</text:p>
          </table:table-cell>
          <table:table-cell office:value-type="float" office:value="0.295147">
            <text:p>0,295147</text:p>
          </table:table-cell>
          <table:table-cell/>
        </table:table-row>
        <table:table-row table:style-name="ro1">
          <table:table-cell office:value-type="float" office:value="36.666669">
            <text:p>36,666669</text:p>
          </table:table-cell>
          <table:table-cell office:value-type="float" office:value="0.283189">
            <text:p>0,283189</text:p>
          </table:table-cell>
          <table:table-cell/>
        </table:table-row>
        <table:table-row table:style-name="ro1">
          <table:table-cell office:value-type="float" office:value="36.700002">
            <text:p>36,700002</text:p>
          </table:table-cell>
          <table:table-cell office:value-type="float" office:value="0.290266">
            <text:p>0,290266</text:p>
          </table:table-cell>
          <table:table-cell/>
        </table:table-row>
        <table:table-row table:style-name="ro1">
          <table:table-cell office:value-type="float" office:value="36.733335">
            <text:p>36,733335</text:p>
          </table:table-cell>
          <table:table-cell office:value-type="float" office:value="0.282393">
            <text:p>0,282393</text:p>
          </table:table-cell>
          <table:table-cell/>
        </table:table-row>
        <table:table-row table:style-name="ro1">
          <table:table-cell office:value-type="float" office:value="36.766669">
            <text:p>36,766669</text:p>
          </table:table-cell>
          <table:table-cell office:value-type="float" office:value="0.276304">
            <text:p>0,276304</text:p>
          </table:table-cell>
          <table:table-cell/>
        </table:table-row>
        <table:table-row table:style-name="ro1">
          <table:table-cell office:value-type="float" office:value="36.800002">
            <text:p>36,800002</text:p>
          </table:table-cell>
          <table:table-cell office:value-type="float" office:value="0.290243">
            <text:p>0,290243</text:p>
          </table:table-cell>
          <table:table-cell/>
        </table:table-row>
        <table:table-row table:style-name="ro1">
          <table:table-cell office:value-type="float" office:value="36.833335">
            <text:p>36,833335</text:p>
          </table:table-cell>
          <table:table-cell office:value-type="float" office:value="0.276923">
            <text:p>0,276923</text:p>
          </table:table-cell>
          <table:table-cell/>
        </table:table-row>
        <table:table-row table:style-name="ro1">
          <table:table-cell office:value-type="float" office:value="36.866669">
            <text:p>36,866669</text:p>
          </table:table-cell>
          <table:table-cell office:value-type="float" office:value="0.291629">
            <text:p>0,291629</text:p>
          </table:table-cell>
          <table:table-cell/>
        </table:table-row>
        <table:table-row table:style-name="ro1">
          <table:table-cell office:value-type="float" office:value="36.900002">
            <text:p>36,900002</text:p>
          </table:table-cell>
          <table:table-cell office:value-type="float" office:value="0.291777">
            <text:p>0,291777</text:p>
          </table:table-cell>
          <table:table-cell/>
        </table:table-row>
        <table:table-row table:style-name="ro1">
          <table:table-cell office:value-type="float" office:value="36.933335">
            <text:p>36,933335</text:p>
          </table:table-cell>
          <table:table-cell office:value-type="float" office:value="0.273202">
            <text:p>0,273202</text:p>
          </table:table-cell>
          <table:table-cell/>
        </table:table-row>
        <table:table-row table:style-name="ro1">
          <table:table-cell office:value-type="float" office:value="36.966669">
            <text:p>36,966669</text:p>
          </table:table-cell>
          <table:table-cell office:value-type="float" office:value="0.286365">
            <text:p>0,286365</text:p>
          </table:table-cell>
          <table:table-cell/>
        </table:table-row>
        <table:table-row table:style-name="ro1">
          <table:table-cell office:value-type="float" office:value="37.000002">
            <text:p>37,000002</text:p>
          </table:table-cell>
          <table:table-cell office:value-type="float" office:value="0.289806">
            <text:p>0,289806</text:p>
          </table:table-cell>
          <table:table-cell/>
        </table:table-row>
        <table:table-row table:style-name="ro1">
          <table:table-cell office:value-type="float" office:value="37.033335">
            <text:p>37,033335</text:p>
          </table:table-cell>
          <table:table-cell office:value-type="float" office:value="0.26526">
            <text:p>0,26526</text:p>
          </table:table-cell>
          <table:table-cell/>
        </table:table-row>
        <table:table-row table:style-name="ro1">
          <table:table-cell office:value-type="float" office:value="37.066669">
            <text:p>37,066669</text:p>
          </table:table-cell>
          <table:table-cell office:value-type="float" office:value="0.291688">
            <text:p>0,291688</text:p>
          </table:table-cell>
          <table:table-cell/>
        </table:table-row>
        <table:table-row table:style-name="ro1">
          <table:table-cell office:value-type="float" office:value="37.100002">
            <text:p>37,100002</text:p>
          </table:table-cell>
          <table:table-cell office:value-type="float" office:value="0.279551">
            <text:p>0,279551</text:p>
          </table:table-cell>
          <table:table-cell/>
        </table:table-row>
        <table:table-row table:style-name="ro1">
          <table:table-cell office:value-type="float" office:value="37.133335">
            <text:p>37,133335</text:p>
          </table:table-cell>
          <table:table-cell office:value-type="float" office:value="0.283659">
            <text:p>0,283659</text:p>
          </table:table-cell>
          <table:table-cell/>
        </table:table-row>
        <table:table-row table:style-name="ro1">
          <table:table-cell office:value-type="float" office:value="37.166669">
            <text:p>37,166669</text:p>
          </table:table-cell>
          <table:table-cell office:value-type="float" office:value="0.275405">
            <text:p>0,275405</text:p>
          </table:table-cell>
          <table:table-cell/>
        </table:table-row>
        <table:table-row table:style-name="ro1">
          <table:table-cell office:value-type="float" office:value="37.200002">
            <text:p>37,200002</text:p>
          </table:table-cell>
          <table:table-cell office:value-type="float" office:value="0.285498">
            <text:p>0,285498</text:p>
          </table:table-cell>
          <table:table-cell/>
        </table:table-row>
        <table:table-row table:style-name="ro1">
          <table:table-cell office:value-type="float" office:value="37.233335">
            <text:p>37,233335</text:p>
          </table:table-cell>
          <table:table-cell office:value-type="float" office:value="0.271797">
            <text:p>0,271797</text:p>
          </table:table-cell>
          <table:table-cell/>
        </table:table-row>
        <table:table-row table:style-name="ro1">
          <table:table-cell office:value-type="float" office:value="37.266669">
            <text:p>37,266669</text:p>
          </table:table-cell>
          <table:table-cell office:value-type="float" office:value="0.287957">
            <text:p>0,287957</text:p>
          </table:table-cell>
          <table:table-cell/>
        </table:table-row>
        <table:table-row table:style-name="ro1">
          <table:table-cell office:value-type="float" office:value="37.300002">
            <text:p>37,300002</text:p>
          </table:table-cell>
          <table:table-cell office:value-type="float" office:value="0.274131">
            <text:p>0,274131</text:p>
          </table:table-cell>
          <table:table-cell/>
        </table:table-row>
        <table:table-row table:style-name="ro1">
          <table:table-cell office:value-type="float" office:value="37.333335">
            <text:p>37,333335</text:p>
          </table:table-cell>
          <table:table-cell office:value-type="float" office:value="0.295582">
            <text:p>0,295582</text:p>
          </table:table-cell>
          <table:table-cell/>
        </table:table-row>
        <table:table-row table:style-name="ro1">
          <table:table-cell office:value-type="float" office:value="37.366669">
            <text:p>37,366669</text:p>
          </table:table-cell>
          <table:table-cell office:value-type="float" office:value="0.28532">
            <text:p>0,28532</text:p>
          </table:table-cell>
          <table:table-cell/>
        </table:table-row>
        <table:table-row table:style-name="ro1">
          <table:table-cell office:value-type="float" office:value="37.400002">
            <text:p>37,400002</text:p>
          </table:table-cell>
          <table:table-cell office:value-type="float" office:value="0.277574">
            <text:p>0,277574</text:p>
          </table:table-cell>
          <table:table-cell/>
        </table:table-row>
        <table:table-row table:style-name="ro1">
          <table:table-cell office:value-type="float" office:value="37.433335">
            <text:p>37,433335</text:p>
          </table:table-cell>
          <table:table-cell office:value-type="float" office:value="0.263147">
            <text:p>0,263147</text:p>
          </table:table-cell>
          <table:table-cell/>
        </table:table-row>
        <table:table-row table:style-name="ro1">
          <table:table-cell office:value-type="float" office:value="37.466669">
            <text:p>37,466669</text:p>
          </table:table-cell>
          <table:table-cell office:value-type="float" office:value="0.274446">
            <text:p>0,274446</text:p>
          </table:table-cell>
          <table:table-cell/>
        </table:table-row>
        <table:table-row table:style-name="ro1">
          <table:table-cell office:value-type="float" office:value="37.500002">
            <text:p>37,500002</text:p>
          </table:table-cell>
          <table:table-cell office:value-type="float" office:value="0.284082">
            <text:p>0,284082</text:p>
          </table:table-cell>
          <table:table-cell/>
        </table:table-row>
        <table:table-row table:style-name="ro1">
          <table:table-cell office:value-type="float" office:value="37.533335">
            <text:p>37,533335</text:p>
          </table:table-cell>
          <table:table-cell office:value-type="float" office:value="0.286517">
            <text:p>0,286517</text:p>
          </table:table-cell>
          <table:table-cell/>
        </table:table-row>
        <table:table-row table:style-name="ro1">
          <table:table-cell office:value-type="float" office:value="37.566669">
            <text:p>37,566669</text:p>
          </table:table-cell>
          <table:table-cell office:value-type="float" office:value="0.291263">
            <text:p>0,291263</text:p>
          </table:table-cell>
          <table:table-cell/>
        </table:table-row>
        <table:table-row table:style-name="ro1">
          <table:table-cell office:value-type="float" office:value="37.600002">
            <text:p>37,600002</text:p>
          </table:table-cell>
          <table:table-cell office:value-type="float" office:value="0.287314">
            <text:p>0,287314</text:p>
          </table:table-cell>
          <table:table-cell/>
        </table:table-row>
        <table:table-row table:style-name="ro1">
          <table:table-cell office:value-type="float" office:value="37.633335">
            <text:p>37,633335</text:p>
          </table:table-cell>
          <table:table-cell office:value-type="float" office:value="0.271529">
            <text:p>0,271529</text:p>
          </table:table-cell>
          <table:table-cell/>
        </table:table-row>
        <table:table-row table:style-name="ro1">
          <table:table-cell office:value-type="float" office:value="37.666669">
            <text:p>37,666669</text:p>
          </table:table-cell>
          <table:table-cell office:value-type="float" office:value="0.27895">
            <text:p>0,27895</text:p>
          </table:table-cell>
          <table:table-cell/>
        </table:table-row>
        <table:table-row table:style-name="ro1">
          <table:table-cell office:value-type="float" office:value="37.700002">
            <text:p>37,700002</text:p>
          </table:table-cell>
          <table:table-cell office:value-type="float" office:value="0.293649">
            <text:p>0,293649</text:p>
          </table:table-cell>
          <table:table-cell/>
        </table:table-row>
        <table:table-row table:style-name="ro1">
          <table:table-cell office:value-type="float" office:value="37.733335">
            <text:p>37,733335</text:p>
          </table:table-cell>
          <table:table-cell office:value-type="float" office:value="0.272286">
            <text:p>0,272286</text:p>
          </table:table-cell>
          <table:table-cell/>
        </table:table-row>
        <table:table-row table:style-name="ro1">
          <table:table-cell office:value-type="float" office:value="37.766669">
            <text:p>37,766669</text:p>
          </table:table-cell>
          <table:table-cell office:value-type="float" office:value="0.273037">
            <text:p>0,273037</text:p>
          </table:table-cell>
          <table:table-cell/>
        </table:table-row>
        <table:table-row table:style-name="ro1">
          <table:table-cell office:value-type="float" office:value="37.800002">
            <text:p>37,800002</text:p>
          </table:table-cell>
          <table:table-cell office:value-type="float" office:value="0.289095">
            <text:p>0,289095</text:p>
          </table:table-cell>
          <table:table-cell/>
        </table:table-row>
        <table:table-row table:style-name="ro1">
          <table:table-cell office:value-type="float" office:value="37.833335">
            <text:p>37,833335</text:p>
          </table:table-cell>
          <table:table-cell office:value-type="float" office:value="0.291238">
            <text:p>0,291238</text:p>
          </table:table-cell>
          <table:table-cell/>
        </table:table-row>
        <table:table-row table:style-name="ro1">
          <table:table-cell office:value-type="float" office:value="37.866669">
            <text:p>37,866669</text:p>
          </table:table-cell>
          <table:table-cell office:value-type="float" office:value="0.283273">
            <text:p>0,283273</text:p>
          </table:table-cell>
          <table:table-cell/>
        </table:table-row>
        <table:table-row table:style-name="ro1">
          <table:table-cell office:value-type="float" office:value="37.900002">
            <text:p>37,900002</text:p>
          </table:table-cell>
          <table:table-cell office:value-type="float" office:value="0.265642">
            <text:p>0,265642</text:p>
          </table:table-cell>
          <table:table-cell/>
        </table:table-row>
        <table:table-row table:style-name="ro1">
          <table:table-cell office:value-type="float" office:value="37.933335">
            <text:p>37,933335</text:p>
          </table:table-cell>
          <table:table-cell office:value-type="float" office:value="0.286067">
            <text:p>0,286067</text:p>
          </table:table-cell>
          <table:table-cell/>
        </table:table-row>
        <table:table-row table:style-name="ro1">
          <table:table-cell office:value-type="float" office:value="37.966669">
            <text:p>37,966669</text:p>
          </table:table-cell>
          <table:table-cell office:value-type="float" office:value="0.284615">
            <text:p>0,284615</text:p>
          </table:table-cell>
          <table:table-cell/>
        </table:table-row>
        <table:table-row table:style-name="ro1">
          <table:table-cell office:value-type="float" office:value="38.000002">
            <text:p>38,000002</text:p>
          </table:table-cell>
          <table:table-cell office:value-type="float" office:value="0.279995">
            <text:p>0,279995</text:p>
          </table:table-cell>
          <table:table-cell/>
        </table:table-row>
        <table:table-row table:style-name="ro1">
          <table:table-cell office:value-type="float" office:value="38.033335">
            <text:p>38,033335</text:p>
          </table:table-cell>
          <table:table-cell office:value-type="float" office:value="0.281108">
            <text:p>0,281108</text:p>
          </table:table-cell>
          <table:table-cell/>
        </table:table-row>
        <table:table-row table:style-name="ro1">
          <table:table-cell office:value-type="float" office:value="38.066669">
            <text:p>38,066669</text:p>
          </table:table-cell>
          <table:table-cell office:value-type="float" office:value="0.288962">
            <text:p>0,288962</text:p>
          </table:table-cell>
          <table:table-cell/>
        </table:table-row>
        <table:table-row table:style-name="ro1">
          <table:table-cell office:value-type="float" office:value="38.100002">
            <text:p>38,100002</text:p>
          </table:table-cell>
          <table:table-cell office:value-type="float" office:value="0.285886">
            <text:p>0,285886</text:p>
          </table:table-cell>
          <table:table-cell/>
        </table:table-row>
        <table:table-row table:style-name="ro1">
          <table:table-cell office:value-type="float" office:value="38.133335">
            <text:p>38,133335</text:p>
          </table:table-cell>
          <table:table-cell office:value-type="float" office:value="0.277372">
            <text:p>0,277372</text:p>
          </table:table-cell>
          <table:table-cell/>
        </table:table-row>
        <table:table-row table:style-name="ro1">
          <table:table-cell office:value-type="float" office:value="38.166669">
            <text:p>38,166669</text:p>
          </table:table-cell>
          <table:table-cell office:value-type="float" office:value="0.276848">
            <text:p>0,276848</text:p>
          </table:table-cell>
          <table:table-cell/>
        </table:table-row>
        <table:table-row table:style-name="ro1">
          <table:table-cell office:value-type="float" office:value="38.200002">
            <text:p>38,200002</text:p>
          </table:table-cell>
          <table:table-cell office:value-type="float" office:value="0.288235">
            <text:p>0,288235</text:p>
          </table:table-cell>
          <table:table-cell/>
        </table:table-row>
        <table:table-row table:style-name="ro1">
          <table:table-cell office:value-type="float" office:value="38.233335">
            <text:p>38,233335</text:p>
          </table:table-cell>
          <table:table-cell office:value-type="float" office:value="0.296326">
            <text:p>0,296326</text:p>
          </table:table-cell>
          <table:table-cell/>
        </table:table-row>
        <table:table-row table:style-name="ro1">
          <table:table-cell office:value-type="float" office:value="38.266669">
            <text:p>38,266669</text:p>
          </table:table-cell>
          <table:table-cell office:value-type="float" office:value="0.277484">
            <text:p>0,277484</text:p>
          </table:table-cell>
          <table:table-cell/>
        </table:table-row>
        <table:table-row table:style-name="ro1">
          <table:table-cell office:value-type="float" office:value="38.300002">
            <text:p>38,300002</text:p>
          </table:table-cell>
          <table:table-cell office:value-type="float" office:value="0.292575">
            <text:p>0,292575</text:p>
          </table:table-cell>
          <table:table-cell/>
        </table:table-row>
        <table:table-row table:style-name="ro1">
          <table:table-cell office:value-type="float" office:value="38.333335">
            <text:p>38,333335</text:p>
          </table:table-cell>
          <table:table-cell office:value-type="float" office:value="0.268226">
            <text:p>0,268226</text:p>
          </table:table-cell>
          <table:table-cell/>
        </table:table-row>
        <table:table-row table:style-name="ro1">
          <table:table-cell office:value-type="float" office:value="38.366669">
            <text:p>38,366669</text:p>
          </table:table-cell>
          <table:table-cell office:value-type="float" office:value="0.266231">
            <text:p>0,266231</text:p>
          </table:table-cell>
          <table:table-cell/>
        </table:table-row>
        <table:table-row table:style-name="ro1">
          <table:table-cell office:value-type="float" office:value="38.400002">
            <text:p>38,400002</text:p>
          </table:table-cell>
          <table:table-cell office:value-type="float" office:value="0.28571">
            <text:p>0,28571</text:p>
          </table:table-cell>
          <table:table-cell/>
        </table:table-row>
        <table:table-row table:style-name="ro1">
          <table:table-cell office:value-type="float" office:value="38.433335">
            <text:p>38,433335</text:p>
          </table:table-cell>
          <table:table-cell office:value-type="float" office:value="0.282971">
            <text:p>0,282971</text:p>
          </table:table-cell>
          <table:table-cell/>
        </table:table-row>
        <table:table-row table:style-name="ro1">
          <table:table-cell office:value-type="float" office:value="38.466669">
            <text:p>38,466669</text:p>
          </table:table-cell>
          <table:table-cell office:value-type="float" office:value="0.284765">
            <text:p>0,284765</text:p>
          </table:table-cell>
          <table:table-cell/>
        </table:table-row>
        <table:table-row table:style-name="ro1">
          <table:table-cell office:value-type="float" office:value="38.500002">
            <text:p>38,500002</text:p>
          </table:table-cell>
          <table:table-cell office:value-type="float" office:value="0.289111">
            <text:p>0,289111</text:p>
          </table:table-cell>
          <table:table-cell/>
        </table:table-row>
        <table:table-row table:style-name="ro1">
          <table:table-cell office:value-type="float" office:value="38.533335">
            <text:p>38,533335</text:p>
          </table:table-cell>
          <table:table-cell office:value-type="float" office:value="0.275582">
            <text:p>0,275582</text:p>
          </table:table-cell>
          <table:table-cell/>
        </table:table-row>
        <table:table-row table:style-name="ro1">
          <table:table-cell office:value-type="float" office:value="38.566669">
            <text:p>38,566669</text:p>
          </table:table-cell>
          <table:table-cell office:value-type="float" office:value="0.270052">
            <text:p>0,270052</text:p>
          </table:table-cell>
          <table:table-cell/>
        </table:table-row>
        <table:table-row table:style-name="ro1">
          <table:table-cell office:value-type="float" office:value="38.600002">
            <text:p>38,600002</text:p>
          </table:table-cell>
          <table:table-cell office:value-type="float" office:value="0.276015">
            <text:p>0,276015</text:p>
          </table:table-cell>
          <table:table-cell/>
        </table:table-row>
        <table:table-row table:style-name="ro1">
          <table:table-cell office:value-type="float" office:value="38.633335">
            <text:p>38,633335</text:p>
          </table:table-cell>
          <table:table-cell office:value-type="float" office:value="0.270679">
            <text:p>0,270679</text:p>
          </table:table-cell>
          <table:table-cell/>
        </table:table-row>
        <table:table-row table:style-name="ro1">
          <table:table-cell office:value-type="float" office:value="38.666669">
            <text:p>38,666669</text:p>
          </table:table-cell>
          <table:table-cell office:value-type="float" office:value="0.268258">
            <text:p>0,268258</text:p>
          </table:table-cell>
          <table:table-cell/>
        </table:table-row>
        <table:table-row table:style-name="ro1">
          <table:table-cell office:value-type="float" office:value="38.700002">
            <text:p>38,700002</text:p>
          </table:table-cell>
          <table:table-cell office:value-type="float" office:value="0.286087">
            <text:p>0,286087</text:p>
          </table:table-cell>
          <table:table-cell/>
        </table:table-row>
        <table:table-row table:style-name="ro1">
          <table:table-cell office:value-type="float" office:value="38.733335">
            <text:p>38,733335</text:p>
          </table:table-cell>
          <table:table-cell office:value-type="float" office:value="0.287723">
            <text:p>0,287723</text:p>
          </table:table-cell>
          <table:table-cell/>
        </table:table-row>
        <table:table-row table:style-name="ro1">
          <table:table-cell office:value-type="float" office:value="38.766669">
            <text:p>38,766669</text:p>
          </table:table-cell>
          <table:table-cell office:value-type="float" office:value="0.27951">
            <text:p>0,27951</text:p>
          </table:table-cell>
          <table:table-cell/>
        </table:table-row>
        <table:table-row table:style-name="ro1">
          <table:table-cell office:value-type="float" office:value="38.800002">
            <text:p>38,800002</text:p>
          </table:table-cell>
          <table:table-cell office:value-type="float" office:value="0.287384">
            <text:p>0,287384</text:p>
          </table:table-cell>
          <table:table-cell/>
        </table:table-row>
        <table:table-row table:style-name="ro1">
          <table:table-cell office:value-type="float" office:value="38.833335">
            <text:p>38,833335</text:p>
          </table:table-cell>
          <table:table-cell office:value-type="float" office:value="0.282815">
            <text:p>0,282815</text:p>
          </table:table-cell>
          <table:table-cell/>
        </table:table-row>
        <table:table-row table:style-name="ro1">
          <table:table-cell office:value-type="float" office:value="38.866669">
            <text:p>38,866669</text:p>
          </table:table-cell>
          <table:table-cell office:value-type="float" office:value="0.264986">
            <text:p>0,264986</text:p>
          </table:table-cell>
          <table:table-cell/>
        </table:table-row>
        <table:table-row table:style-name="ro1">
          <table:table-cell office:value-type="float" office:value="38.900002">
            <text:p>38,900002</text:p>
          </table:table-cell>
          <table:table-cell office:value-type="float" office:value="0.280309">
            <text:p>0,280309</text:p>
          </table:table-cell>
          <table:table-cell/>
        </table:table-row>
        <table:table-row table:style-name="ro1">
          <table:table-cell office:value-type="float" office:value="38.933335">
            <text:p>38,933335</text:p>
          </table:table-cell>
          <table:table-cell office:value-type="float" office:value="0.269326">
            <text:p>0,269326</text:p>
          </table:table-cell>
          <table:table-cell/>
        </table:table-row>
        <table:table-row table:style-name="ro1">
          <table:table-cell office:value-type="float" office:value="38.966669">
            <text:p>38,966669</text:p>
          </table:table-cell>
          <table:table-cell office:value-type="float" office:value="0.275933">
            <text:p>0,275933</text:p>
          </table:table-cell>
          <table:table-cell/>
        </table:table-row>
        <table:table-row table:style-name="ro1">
          <table:table-cell office:value-type="float" office:value="39.000002">
            <text:p>39,000002</text:p>
          </table:table-cell>
          <table:table-cell office:value-type="float" office:value="0.28059">
            <text:p>0,28059</text:p>
          </table:table-cell>
          <table:table-cell/>
        </table:table-row>
        <table:table-row table:style-name="ro1">
          <table:table-cell office:value-type="float" office:value="39.033335">
            <text:p>39,033335</text:p>
          </table:table-cell>
          <table:table-cell office:value-type="float" office:value="0.279308">
            <text:p>0,279308</text:p>
          </table:table-cell>
          <table:table-cell/>
        </table:table-row>
        <table:table-row table:style-name="ro1">
          <table:table-cell office:value-type="float" office:value="39.066669">
            <text:p>39,066669</text:p>
          </table:table-cell>
          <table:table-cell office:value-type="float" office:value="0.273874">
            <text:p>0,273874</text:p>
          </table:table-cell>
          <table:table-cell/>
        </table:table-row>
        <table:table-row table:style-name="ro1">
          <table:table-cell office:value-type="float" office:value="39.100002">
            <text:p>39,100002</text:p>
          </table:table-cell>
          <table:table-cell office:value-type="float" office:value="0.259282">
            <text:p>0,259282</text:p>
          </table:table-cell>
          <table:table-cell/>
        </table:table-row>
        <table:table-row table:style-name="ro1">
          <table:table-cell office:value-type="float" office:value="39.133335">
            <text:p>39,133335</text:p>
          </table:table-cell>
          <table:table-cell office:value-type="float" office:value="0.281743">
            <text:p>0,281743</text:p>
          </table:table-cell>
          <table:table-cell/>
        </table:table-row>
        <table:table-row table:style-name="ro1">
          <table:table-cell office:value-type="float" office:value="39.166669">
            <text:p>39,166669</text:p>
          </table:table-cell>
          <table:table-cell office:value-type="float" office:value="0.282209">
            <text:p>0,282209</text:p>
          </table:table-cell>
          <table:table-cell/>
        </table:table-row>
        <table:table-row table:style-name="ro1">
          <table:table-cell office:value-type="float" office:value="39.200002">
            <text:p>39,200002</text:p>
          </table:table-cell>
          <table:table-cell office:value-type="float" office:value="0.284432">
            <text:p>0,284432</text:p>
          </table:table-cell>
          <table:table-cell/>
        </table:table-row>
        <table:table-row table:style-name="ro1">
          <table:table-cell office:value-type="float" office:value="39.233335">
            <text:p>39,233335</text:p>
          </table:table-cell>
          <table:table-cell office:value-type="float" office:value="0.271991">
            <text:p>0,271991</text:p>
          </table:table-cell>
          <table:table-cell/>
        </table:table-row>
        <table:table-row table:style-name="ro1">
          <table:table-cell office:value-type="float" office:value="39.266669">
            <text:p>39,266669</text:p>
          </table:table-cell>
          <table:table-cell office:value-type="float" office:value="0.264804">
            <text:p>0,264804</text:p>
          </table:table-cell>
          <table:table-cell/>
        </table:table-row>
        <table:table-row table:style-name="ro1">
          <table:table-cell office:value-type="float" office:value="39.300002">
            <text:p>39,300002</text:p>
          </table:table-cell>
          <table:table-cell office:value-type="float" office:value="0.274515">
            <text:p>0,274515</text:p>
          </table:table-cell>
          <table:table-cell/>
        </table:table-row>
        <table:table-row table:style-name="ro1">
          <table:table-cell office:value-type="float" office:value="39.333335">
            <text:p>39,333335</text:p>
          </table:table-cell>
          <table:table-cell office:value-type="float" office:value="0.28417">
            <text:p>0,28417</text:p>
          </table:table-cell>
          <table:table-cell/>
        </table:table-row>
        <table:table-row table:style-name="ro1">
          <table:table-cell office:value-type="float" office:value="39.366669">
            <text:p>39,366669</text:p>
          </table:table-cell>
          <table:table-cell office:value-type="float" office:value="0.298113">
            <text:p>0,298113</text:p>
          </table:table-cell>
          <table:table-cell/>
        </table:table-row>
        <table:table-row table:style-name="ro1">
          <table:table-cell office:value-type="float" office:value="39.400002">
            <text:p>39,400002</text:p>
          </table:table-cell>
          <table:table-cell office:value-type="float" office:value="0.278811">
            <text:p>0,278811</text:p>
          </table:table-cell>
          <table:table-cell/>
        </table:table-row>
        <table:table-row table:style-name="ro1">
          <table:table-cell office:value-type="float" office:value="39.433335">
            <text:p>39,433335</text:p>
          </table:table-cell>
          <table:table-cell office:value-type="float" office:value="0.26841">
            <text:p>0,26841</text:p>
          </table:table-cell>
          <table:table-cell/>
        </table:table-row>
        <table:table-row table:style-name="ro1">
          <table:table-cell office:value-type="float" office:value="39.466669">
            <text:p>39,466669</text:p>
          </table:table-cell>
          <table:table-cell office:value-type="float" office:value="0.280517">
            <text:p>0,280517</text:p>
          </table:table-cell>
          <table:table-cell/>
        </table:table-row>
        <table:table-row table:style-name="ro1">
          <table:table-cell office:value-type="float" office:value="39.500002">
            <text:p>39,500002</text:p>
          </table:table-cell>
          <table:table-cell office:value-type="float" office:value="0.269781">
            <text:p>0,269781</text:p>
          </table:table-cell>
          <table:table-cell/>
        </table:table-row>
        <table:table-row table:style-name="ro1">
          <table:table-cell office:value-type="float" office:value="39.533335">
            <text:p>39,533335</text:p>
          </table:table-cell>
          <table:table-cell office:value-type="float" office:value="0.280122">
            <text:p>0,280122</text:p>
          </table:table-cell>
          <table:table-cell/>
        </table:table-row>
        <table:table-row table:style-name="ro1">
          <table:table-cell office:value-type="float" office:value="39.566669">
            <text:p>39,566669</text:p>
          </table:table-cell>
          <table:table-cell office:value-type="float" office:value="0.281928">
            <text:p>0,281928</text:p>
          </table:table-cell>
          <table:table-cell/>
        </table:table-row>
        <table:table-row table:style-name="ro1">
          <table:table-cell office:value-type="float" office:value="39.600002">
            <text:p>39,600002</text:p>
          </table:table-cell>
          <table:table-cell office:value-type="float" office:value="0.273704">
            <text:p>0,273704</text:p>
          </table:table-cell>
          <table:table-cell/>
        </table:table-row>
        <table:table-row table:style-name="ro1">
          <table:table-cell office:value-type="float" office:value="39.633335">
            <text:p>39,633335</text:p>
          </table:table-cell>
          <table:table-cell office:value-type="float" office:value="0.290754">
            <text:p>0,290754</text:p>
          </table:table-cell>
          <table:table-cell/>
        </table:table-row>
        <table:table-row table:style-name="ro1">
          <table:table-cell office:value-type="float" office:value="39.666669">
            <text:p>39,666669</text:p>
          </table:table-cell>
          <table:table-cell office:value-type="float" office:value="0.275206">
            <text:p>0,275206</text:p>
          </table:table-cell>
          <table:table-cell/>
        </table:table-row>
        <table:table-row table:style-name="ro1">
          <table:table-cell office:value-type="float" office:value="39.700002">
            <text:p>39,700002</text:p>
          </table:table-cell>
          <table:table-cell office:value-type="float" office:value="0.271821">
            <text:p>0,271821</text:p>
          </table:table-cell>
          <table:table-cell/>
        </table:table-row>
        <table:table-row table:style-name="ro1">
          <table:table-cell office:value-type="float" office:value="39.733335">
            <text:p>39,733335</text:p>
          </table:table-cell>
          <table:table-cell office:value-type="float" office:value="0.292548">
            <text:p>0,292548</text:p>
          </table:table-cell>
          <table:table-cell/>
        </table:table-row>
        <table:table-row table:style-name="ro1">
          <table:table-cell office:value-type="float" office:value="39.766669">
            <text:p>39,766669</text:p>
          </table:table-cell>
          <table:table-cell office:value-type="float" office:value="0.263625">
            <text:p>0,263625</text:p>
          </table:table-cell>
          <table:table-cell/>
        </table:table-row>
        <table:table-row table:style-name="ro1">
          <table:table-cell office:value-type="float" office:value="39.800002">
            <text:p>39,800002</text:p>
          </table:table-cell>
          <table:table-cell office:value-type="float" office:value="0.274834">
            <text:p>0,274834</text:p>
          </table:table-cell>
          <table:table-cell/>
        </table:table-row>
        <table:table-row table:style-name="ro1">
          <table:table-cell office:value-type="float" office:value="39.833335">
            <text:p>39,833335</text:p>
          </table:table-cell>
          <table:table-cell office:value-type="float" office:value="0.282319">
            <text:p>0,282319</text:p>
          </table:table-cell>
          <table:table-cell/>
        </table:table-row>
        <table:table-row table:style-name="ro1">
          <table:table-cell office:value-type="float" office:value="39.866669">
            <text:p>39,866669</text:p>
          </table:table-cell>
          <table:table-cell office:value-type="float" office:value="0.265329">
            <text:p>0,265329</text:p>
          </table:table-cell>
          <table:table-cell/>
        </table:table-row>
        <table:table-row table:style-name="ro1">
          <table:table-cell office:value-type="float" office:value="39.900002">
            <text:p>39,900002</text:p>
          </table:table-cell>
          <table:table-cell office:value-type="float" office:value="0.278612">
            <text:p>0,278612</text:p>
          </table:table-cell>
          <table:table-cell/>
        </table:table-row>
        <table:table-row table:style-name="ro1">
          <table:table-cell office:value-type="float" office:value="39.933335">
            <text:p>39,933335</text:p>
          </table:table-cell>
          <table:table-cell office:value-type="float" office:value="0.284614">
            <text:p>0,284614</text:p>
          </table:table-cell>
          <table:table-cell/>
        </table:table-row>
        <table:table-row table:style-name="ro1">
          <table:table-cell office:value-type="float" office:value="39.966669">
            <text:p>39,966669</text:p>
          </table:table-cell>
          <table:table-cell office:value-type="float" office:value="0.274962">
            <text:p>0,274962</text:p>
          </table:table-cell>
          <table:table-cell/>
        </table:table-row>
        <table:table-row table:style-name="ro1">
          <table:table-cell office:value-type="float" office:value="40.000002">
            <text:p>40,000002</text:p>
          </table:table-cell>
          <table:table-cell office:value-type="float" office:value="0.282958">
            <text:p>0,282958</text:p>
          </table:table-cell>
          <table:table-cell/>
        </table:table-row>
        <table:table-row table:style-name="ro1">
          <table:table-cell office:value-type="float" office:value="40.033335">
            <text:p>40,033335</text:p>
          </table:table-cell>
          <table:table-cell office:value-type="float" office:value="0.281488">
            <text:p>0,281488</text:p>
          </table:table-cell>
          <table:table-cell/>
        </table:table-row>
        <table:table-row table:style-name="ro1">
          <table:table-cell office:value-type="float" office:value="40.066669">
            <text:p>40,066669</text:p>
          </table:table-cell>
          <table:table-cell office:value-type="float" office:value="0.274341">
            <text:p>0,274341</text:p>
          </table:table-cell>
          <table:table-cell office:value-type="string">
            <text:p>Se agrega la gaussiana al control: Amp=56.0585nm s=0.011050s to=0.016276s</text:p>
          </table:table-cell>
        </table:table-row>
        <table:table-row table:style-name="ro1">
          <table:table-cell office:value-type="float" office:value="40.100002">
            <text:p>40,100002</text:p>
          </table:table-cell>
          <table:table-cell office:value-type="float" office:value="0.27729">
            <text:p>0,27729</text:p>
          </table:table-cell>
          <table:table-cell office:value-type="string">
            <text:p>Generando nueva Gausiana: Amp=-80.3858nm <text:s/>s=0.01527s</text:p>
          </table:table-cell>
        </table:table-row>
        <table:table-row table:style-name="ro1">
          <table:table-cell office:value-type="float" office:value="40.133335">
            <text:p>40,133335</text:p>
          </table:table-cell>
          <table:table-cell office:value-type="float" office:value="0.266114">
            <text:p>0,266114</text:p>
          </table:table-cell>
          <table:table-cell/>
        </table:table-row>
        <table:table-row table:style-name="ro1">
          <table:table-cell office:value-type="float" office:value="40.166669">
            <text:p>40,166669</text:p>
          </table:table-cell>
          <table:table-cell office:value-type="float" office:value="0.252591">
            <text:p>0,252591</text:p>
          </table:table-cell>
          <table:table-cell/>
        </table:table-row>
        <table:table-row table:style-name="ro1">
          <table:table-cell office:value-type="float" office:value="40.200002">
            <text:p>40,200002</text:p>
          </table:table-cell>
          <table:table-cell office:value-type="float" office:value="0.275892">
            <text:p>0,275892</text:p>
          </table:table-cell>
          <table:table-cell/>
        </table:table-row>
        <table:table-row table:style-name="ro1">
          <table:table-cell office:value-type="float" office:value="40.233335">
            <text:p>40,233335</text:p>
          </table:table-cell>
          <table:table-cell office:value-type="float" office:value="0.273598">
            <text:p>0,273598</text:p>
          </table:table-cell>
          <table:table-cell/>
        </table:table-row>
        <table:table-row table:style-name="ro1">
          <table:table-cell office:value-type="float" office:value="40.266669">
            <text:p>40,266669</text:p>
          </table:table-cell>
          <table:table-cell office:value-type="float" office:value="0.273654">
            <text:p>0,273654</text:p>
          </table:table-cell>
          <table:table-cell/>
        </table:table-row>
        <table:table-row table:style-name="ro1">
          <table:table-cell office:value-type="float" office:value="40.300002">
            <text:p>40,300002</text:p>
          </table:table-cell>
          <table:table-cell office:value-type="float" office:value="0.284508">
            <text:p>0,284508</text:p>
          </table:table-cell>
          <table:table-cell/>
        </table:table-row>
        <table:table-row table:style-name="ro1">
          <table:table-cell office:value-type="float" office:value="40.333335">
            <text:p>40,333335</text:p>
          </table:table-cell>
          <table:table-cell office:value-type="float" office:value="0.281287">
            <text:p>0,281287</text:p>
          </table:table-cell>
          <table:table-cell/>
        </table:table-row>
        <table:table-row table:style-name="ro1">
          <table:table-cell office:value-type="float" office:value="40.366669">
            <text:p>40,366669</text:p>
          </table:table-cell>
          <table:table-cell office:value-type="float" office:value="0.275674">
            <text:p>0,275674</text:p>
          </table:table-cell>
          <table:table-cell/>
        </table:table-row>
        <table:table-row table:style-name="ro1">
          <table:table-cell office:value-type="float" office:value="40.400002">
            <text:p>40,400002</text:p>
          </table:table-cell>
          <table:table-cell office:value-type="float" office:value="0.274218">
            <text:p>0,274218</text:p>
          </table:table-cell>
          <table:table-cell/>
        </table:table-row>
        <table:table-row table:style-name="ro1">
          <table:table-cell office:value-type="float" office:value="40.433335">
            <text:p>40,433335</text:p>
          </table:table-cell>
          <table:table-cell office:value-type="float" office:value="0.27812">
            <text:p>0,27812</text:p>
          </table:table-cell>
          <table:table-cell/>
        </table:table-row>
        <table:table-row table:style-name="ro1">
          <table:table-cell office:value-type="float" office:value="40.466669">
            <text:p>40,466669</text:p>
          </table:table-cell>
          <table:table-cell office:value-type="float" office:value="0.290382">
            <text:p>0,290382</text:p>
          </table:table-cell>
          <table:table-cell/>
        </table:table-row>
        <table:table-row table:style-name="ro1">
          <table:table-cell office:value-type="float" office:value="40.500002">
            <text:p>40,500002</text:p>
          </table:table-cell>
          <table:table-cell office:value-type="float" office:value="0.266805">
            <text:p>0,266805</text:p>
          </table:table-cell>
          <table:table-cell/>
        </table:table-row>
        <table:table-row table:style-name="ro1">
          <table:table-cell office:value-type="float" office:value="40.533335">
            <text:p>40,533335</text:p>
          </table:table-cell>
          <table:table-cell office:value-type="float" office:value="0.277976">
            <text:p>0,277976</text:p>
          </table:table-cell>
          <table:table-cell/>
        </table:table-row>
        <table:table-row table:style-name="ro1">
          <table:table-cell office:value-type="float" office:value="40.566669">
            <text:p>40,566669</text:p>
          </table:table-cell>
          <table:table-cell office:value-type="float" office:value="0.282588">
            <text:p>0,282588</text:p>
          </table:table-cell>
          <table:table-cell/>
        </table:table-row>
        <table:table-row table:style-name="ro1">
          <table:table-cell office:value-type="float" office:value="40.600002">
            <text:p>40,600002</text:p>
          </table:table-cell>
          <table:table-cell office:value-type="float" office:value="0.26347">
            <text:p>0,26347</text:p>
          </table:table-cell>
          <table:table-cell/>
        </table:table-row>
        <table:table-row table:style-name="ro1">
          <table:table-cell office:value-type="float" office:value="40.633335">
            <text:p>40,633335</text:p>
          </table:table-cell>
          <table:table-cell office:value-type="float" office:value="0.290357">
            <text:p>0,290357</text:p>
          </table:table-cell>
          <table:table-cell/>
        </table:table-row>
        <table:table-row table:style-name="ro1">
          <table:table-cell office:value-type="float" office:value="40.666669">
            <text:p>40,666669</text:p>
          </table:table-cell>
          <table:table-cell office:value-type="float" office:value="0.267477">
            <text:p>0,267477</text:p>
          </table:table-cell>
          <table:table-cell/>
        </table:table-row>
        <table:table-row table:style-name="ro1">
          <table:table-cell office:value-type="float" office:value="40.700002">
            <text:p>40,700002</text:p>
          </table:table-cell>
          <table:table-cell office:value-type="float" office:value="0.274817">
            <text:p>0,274817</text:p>
          </table:table-cell>
          <table:table-cell/>
        </table:table-row>
        <table:table-row table:style-name="ro1">
          <table:table-cell office:value-type="float" office:value="40.733335">
            <text:p>40,733335</text:p>
          </table:table-cell>
          <table:table-cell office:value-type="float" office:value="0.283273">
            <text:p>0,283273</text:p>
          </table:table-cell>
          <table:table-cell/>
        </table:table-row>
        <table:table-row table:style-name="ro1">
          <table:table-cell office:value-type="float" office:value="40.766669">
            <text:p>40,766669</text:p>
          </table:table-cell>
          <table:table-cell office:value-type="float" office:value="0.279103">
            <text:p>0,279103</text:p>
          </table:table-cell>
          <table:table-cell/>
        </table:table-row>
        <table:table-row table:style-name="ro1">
          <table:table-cell office:value-type="float" office:value="40.800002">
            <text:p>40,800002</text:p>
          </table:table-cell>
          <table:table-cell office:value-type="float" office:value="0.267669">
            <text:p>0,267669</text:p>
          </table:table-cell>
          <table:table-cell/>
        </table:table-row>
        <table:table-row table:style-name="ro1">
          <table:table-cell office:value-type="float" office:value="40.833335">
            <text:p>40,833335</text:p>
          </table:table-cell>
          <table:table-cell office:value-type="float" office:value="0.273035">
            <text:p>0,273035</text:p>
          </table:table-cell>
          <table:table-cell/>
        </table:table-row>
        <table:table-row table:style-name="ro1">
          <table:table-cell office:value-type="float" office:value="40.866669">
            <text:p>40,866669</text:p>
          </table:table-cell>
          <table:table-cell office:value-type="float" office:value="0.280309">
            <text:p>0,280309</text:p>
          </table:table-cell>
          <table:table-cell/>
        </table:table-row>
        <table:table-row table:style-name="ro1">
          <table:table-cell office:value-type="float" office:value="40.900002">
            <text:p>40,900002</text:p>
          </table:table-cell>
          <table:table-cell office:value-type="float" office:value="0.275193">
            <text:p>0,275193</text:p>
          </table:table-cell>
          <table:table-cell/>
        </table:table-row>
        <table:table-row table:style-name="ro1">
          <table:table-cell office:value-type="float" office:value="40.933335">
            <text:p>40,933335</text:p>
          </table:table-cell>
          <table:table-cell office:value-type="float" office:value="0.270514">
            <text:p>0,270514</text:p>
          </table:table-cell>
          <table:table-cell/>
        </table:table-row>
        <table:table-row table:style-name="ro1">
          <table:table-cell office:value-type="float" office:value="40.966669">
            <text:p>40,966669</text:p>
          </table:table-cell>
          <table:table-cell office:value-type="float" office:value="0.27716">
            <text:p>0,27716</text:p>
          </table:table-cell>
          <table:table-cell/>
        </table:table-row>
        <table:table-row table:style-name="ro1">
          <table:table-cell office:value-type="float" office:value="41.000002">
            <text:p>41,000002</text:p>
          </table:table-cell>
          <table:table-cell office:value-type="float" office:value="0.268213">
            <text:p>0,268213</text:p>
          </table:table-cell>
          <table:table-cell/>
        </table:table-row>
        <table:table-row table:style-name="ro1">
          <table:table-cell office:value-type="float" office:value="41.033335">
            <text:p>41,033335</text:p>
          </table:table-cell>
          <table:table-cell office:value-type="float" office:value="0.270524">
            <text:p>0,270524</text:p>
          </table:table-cell>
          <table:table-cell/>
        </table:table-row>
        <table:table-row table:style-name="ro1">
          <table:table-cell office:value-type="float" office:value="41.066669">
            <text:p>41,066669</text:p>
          </table:table-cell>
          <table:table-cell office:value-type="float" office:value="0.271874">
            <text:p>0,271874</text:p>
          </table:table-cell>
          <table:table-cell/>
        </table:table-row>
        <table:table-row table:style-name="ro1">
          <table:table-cell office:value-type="float" office:value="41.100002">
            <text:p>41,100002</text:p>
          </table:table-cell>
          <table:table-cell office:value-type="float" office:value="0.263565">
            <text:p>0,263565</text:p>
          </table:table-cell>
          <table:table-cell/>
        </table:table-row>
        <table:table-row table:style-name="ro1">
          <table:table-cell office:value-type="float" office:value="41.133335">
            <text:p>41,133335</text:p>
          </table:table-cell>
          <table:table-cell office:value-type="float" office:value="0.268314">
            <text:p>0,268314</text:p>
          </table:table-cell>
          <table:table-cell/>
        </table:table-row>
        <table:table-row table:style-name="ro1">
          <table:table-cell office:value-type="float" office:value="41.166669">
            <text:p>41,166669</text:p>
          </table:table-cell>
          <table:table-cell office:value-type="float" office:value="0.265226">
            <text:p>0,265226</text:p>
          </table:table-cell>
          <table:table-cell/>
        </table:table-row>
        <table:table-row table:style-name="ro1">
          <table:table-cell office:value-type="float" office:value="41.200002">
            <text:p>41,200002</text:p>
          </table:table-cell>
          <table:table-cell office:value-type="float" office:value="0.279253">
            <text:p>0,279253</text:p>
          </table:table-cell>
          <table:table-cell/>
        </table:table-row>
        <table:table-row table:style-name="ro1">
          <table:table-cell office:value-type="float" office:value="41.233335">
            <text:p>41,233335</text:p>
          </table:table-cell>
          <table:table-cell office:value-type="float" office:value="0.289264">
            <text:p>0,289264</text:p>
          </table:table-cell>
          <table:table-cell/>
        </table:table-row>
        <table:table-row table:style-name="ro1">
          <table:table-cell office:value-type="float" office:value="41.266669">
            <text:p>41,266669</text:p>
          </table:table-cell>
          <table:table-cell office:value-type="float" office:value="0.279933">
            <text:p>0,279933</text:p>
          </table:table-cell>
          <table:table-cell/>
        </table:table-row>
        <table:table-row table:style-name="ro1">
          <table:table-cell office:value-type="float" office:value="41.300002">
            <text:p>41,300002</text:p>
          </table:table-cell>
          <table:table-cell office:value-type="float" office:value="0.270394">
            <text:p>0,270394</text:p>
          </table:table-cell>
          <table:table-cell/>
        </table:table-row>
        <table:table-row table:style-name="ro1">
          <table:table-cell office:value-type="float" office:value="41.333335">
            <text:p>41,333335</text:p>
          </table:table-cell>
          <table:table-cell office:value-type="float" office:value="0.279127">
            <text:p>0,279127</text:p>
          </table:table-cell>
          <table:table-cell/>
        </table:table-row>
        <table:table-row table:style-name="ro1">
          <table:table-cell office:value-type="float" office:value="41.366669">
            <text:p>41,366669</text:p>
          </table:table-cell>
          <table:table-cell office:value-type="float" office:value="0.2786">
            <text:p>0,2786</text:p>
          </table:table-cell>
          <table:table-cell/>
        </table:table-row>
        <table:table-row table:style-name="ro1">
          <table:table-cell office:value-type="float" office:value="41.400002">
            <text:p>41,400002</text:p>
          </table:table-cell>
          <table:table-cell office:value-type="float" office:value="0.278732">
            <text:p>0,278732</text:p>
          </table:table-cell>
          <table:table-cell/>
        </table:table-row>
        <table:table-row table:style-name="ro1">
          <table:table-cell office:value-type="float" office:value="41.433335">
            <text:p>41,433335</text:p>
          </table:table-cell>
          <table:table-cell office:value-type="float" office:value="0.278001">
            <text:p>0,278001</text:p>
          </table:table-cell>
          <table:table-cell/>
        </table:table-row>
        <table:table-row table:style-name="ro1">
          <table:table-cell office:value-type="float" office:value="41.466669">
            <text:p>41,466669</text:p>
          </table:table-cell>
          <table:table-cell office:value-type="float" office:value="0.279266">
            <text:p>0,279266</text:p>
          </table:table-cell>
          <table:table-cell/>
        </table:table-row>
        <table:table-row table:style-name="ro1">
          <table:table-cell office:value-type="float" office:value="41.500002">
            <text:p>41,500002</text:p>
          </table:table-cell>
          <table:table-cell office:value-type="float" office:value="0.27606">
            <text:p>0,27606</text:p>
          </table:table-cell>
          <table:table-cell/>
        </table:table-row>
        <table:table-row table:style-name="ro1">
          <table:table-cell office:value-type="float" office:value="41.533335">
            <text:p>41,533335</text:p>
          </table:table-cell>
          <table:table-cell office:value-type="float" office:value="0.272219">
            <text:p>0,272219</text:p>
          </table:table-cell>
          <table:table-cell/>
        </table:table-row>
        <table:table-row table:style-name="ro1">
          <table:table-cell office:value-type="float" office:value="41.566669">
            <text:p>41,566669</text:p>
          </table:table-cell>
          <table:table-cell office:value-type="float" office:value="0.272">
            <text:p>0,272</text:p>
          </table:table-cell>
          <table:table-cell/>
        </table:table-row>
        <table:table-row table:style-name="ro1">
          <table:table-cell office:value-type="float" office:value="41.600002">
            <text:p>41,600002</text:p>
          </table:table-cell>
          <table:table-cell office:value-type="float" office:value="0.265292">
            <text:p>0,265292</text:p>
          </table:table-cell>
          <table:table-cell/>
        </table:table-row>
        <table:table-row table:style-name="ro1">
          <table:table-cell office:value-type="float" office:value="41.633336">
            <text:p>41,633336</text:p>
          </table:table-cell>
          <table:table-cell office:value-type="float" office:value="0.26487">
            <text:p>0,26487</text:p>
          </table:table-cell>
          <table:table-cell/>
        </table:table-row>
        <table:table-row table:style-name="ro1">
          <table:table-cell office:value-type="float" office:value="41.666669">
            <text:p>41,666669</text:p>
          </table:table-cell>
          <table:table-cell office:value-type="float" office:value="0.269818">
            <text:p>0,269818</text:p>
          </table:table-cell>
          <table:table-cell/>
        </table:table-row>
        <table:table-row table:style-name="ro1">
          <table:table-cell office:value-type="float" office:value="41.700002">
            <text:p>41,700002</text:p>
          </table:table-cell>
          <table:table-cell office:value-type="float" office:value="0.270437">
            <text:p>0,270437</text:p>
          </table:table-cell>
          <table:table-cell/>
        </table:table-row>
        <table:table-row table:style-name="ro1">
          <table:table-cell office:value-type="float" office:value="41.733336">
            <text:p>41,733336</text:p>
          </table:table-cell>
          <table:table-cell office:value-type="float" office:value="0.288261">
            <text:p>0,288261</text:p>
          </table:table-cell>
          <table:table-cell/>
        </table:table-row>
        <table:table-row table:style-name="ro1">
          <table:table-cell office:value-type="float" office:value="41.766669">
            <text:p>41,766669</text:p>
          </table:table-cell>
          <table:table-cell office:value-type="float" office:value="0.269184">
            <text:p>0,269184</text:p>
          </table:table-cell>
          <table:table-cell/>
        </table:table-row>
        <table:table-row table:style-name="ro1">
          <table:table-cell office:value-type="float" office:value="41.800002">
            <text:p>41,800002</text:p>
          </table:table-cell>
          <table:table-cell office:value-type="float" office:value="0.266696">
            <text:p>0,266696</text:p>
          </table:table-cell>
          <table:table-cell/>
        </table:table-row>
        <table:table-row table:style-name="ro1">
          <table:table-cell office:value-type="float" office:value="41.833336">
            <text:p>41,833336</text:p>
          </table:table-cell>
          <table:table-cell office:value-type="float" office:value="0.257572">
            <text:p>0,257572</text:p>
          </table:table-cell>
          <table:table-cell/>
        </table:table-row>
        <table:table-row table:style-name="ro1">
          <table:table-cell office:value-type="float" office:value="41.866669">
            <text:p>41,866669</text:p>
          </table:table-cell>
          <table:table-cell office:value-type="float" office:value="0.276108">
            <text:p>0,276108</text:p>
          </table:table-cell>
          <table:table-cell/>
        </table:table-row>
        <table:table-row table:style-name="ro1">
          <table:table-cell office:value-type="float" office:value="41.900002">
            <text:p>41,900002</text:p>
          </table:table-cell>
          <table:table-cell office:value-type="float" office:value="0.25986">
            <text:p>0,25986</text:p>
          </table:table-cell>
          <table:table-cell/>
        </table:table-row>
        <table:table-row table:style-name="ro1">
          <table:table-cell office:value-type="float" office:value="41.933336">
            <text:p>41,933336</text:p>
          </table:table-cell>
          <table:table-cell office:value-type="float" office:value="0.278022">
            <text:p>0,278022</text:p>
          </table:table-cell>
          <table:table-cell/>
        </table:table-row>
        <table:table-row table:style-name="ro1">
          <table:table-cell office:value-type="float" office:value="41.966669">
            <text:p>41,966669</text:p>
          </table:table-cell>
          <table:table-cell office:value-type="float" office:value="0.274996">
            <text:p>0,274996</text:p>
          </table:table-cell>
          <table:table-cell/>
        </table:table-row>
        <table:table-row table:style-name="ro1">
          <table:table-cell office:value-type="float" office:value="42.000002">
            <text:p>42,000002</text:p>
          </table:table-cell>
          <table:table-cell office:value-type="float" office:value="0.267527">
            <text:p>0,267527</text:p>
          </table:table-cell>
          <table:table-cell/>
        </table:table-row>
        <table:table-row table:style-name="ro1">
          <table:table-cell office:value-type="float" office:value="42.033336">
            <text:p>42,033336</text:p>
          </table:table-cell>
          <table:table-cell office:value-type="float" office:value="0.284812">
            <text:p>0,284812</text:p>
          </table:table-cell>
          <table:table-cell/>
        </table:table-row>
        <table:table-row table:style-name="ro1">
          <table:table-cell office:value-type="float" office:value="42.066669">
            <text:p>42,066669</text:p>
          </table:table-cell>
          <table:table-cell office:value-type="float" office:value="0.277166">
            <text:p>0,277166</text:p>
          </table:table-cell>
          <table:table-cell/>
        </table:table-row>
        <table:table-row table:style-name="ro1">
          <table:table-cell office:value-type="float" office:value="42.100002">
            <text:p>42,100002</text:p>
          </table:table-cell>
          <table:table-cell office:value-type="float" office:value="0.275112">
            <text:p>0,275112</text:p>
          </table:table-cell>
          <table:table-cell/>
        </table:table-row>
        <table:table-row table:style-name="ro1">
          <table:table-cell office:value-type="float" office:value="42.133336">
            <text:p>42,133336</text:p>
          </table:table-cell>
          <table:table-cell office:value-type="float" office:value="0.281364">
            <text:p>0,281364</text:p>
          </table:table-cell>
          <table:table-cell/>
        </table:table-row>
        <table:table-row table:style-name="ro1">
          <table:table-cell office:value-type="float" office:value="42.166669">
            <text:p>42,166669</text:p>
          </table:table-cell>
          <table:table-cell office:value-type="float" office:value="0.253348">
            <text:p>0,253348</text:p>
          </table:table-cell>
          <table:table-cell/>
        </table:table-row>
        <table:table-row table:style-name="ro1">
          <table:table-cell office:value-type="float" office:value="42.200002">
            <text:p>42,200002</text:p>
          </table:table-cell>
          <table:table-cell office:value-type="float" office:value="0.270111">
            <text:p>0,270111</text:p>
          </table:table-cell>
          <table:table-cell/>
        </table:table-row>
        <table:table-row table:style-name="ro1">
          <table:table-cell office:value-type="float" office:value="42.233336">
            <text:p>42,233336</text:p>
          </table:table-cell>
          <table:table-cell office:value-type="float" office:value="0.263984">
            <text:p>0,263984</text:p>
          </table:table-cell>
          <table:table-cell/>
        </table:table-row>
        <table:table-row table:style-name="ro1">
          <table:table-cell office:value-type="float" office:value="42.266669">
            <text:p>42,266669</text:p>
          </table:table-cell>
          <table:table-cell office:value-type="float" office:value="0.26779">
            <text:p>0,26779</text:p>
          </table:table-cell>
          <table:table-cell/>
        </table:table-row>
        <table:table-row table:style-name="ro1">
          <table:table-cell office:value-type="float" office:value="42.300002">
            <text:p>42,300002</text:p>
          </table:table-cell>
          <table:table-cell office:value-type="float" office:value="0.270209">
            <text:p>0,270209</text:p>
          </table:table-cell>
          <table:table-cell/>
        </table:table-row>
        <table:table-row table:style-name="ro1">
          <table:table-cell office:value-type="float" office:value="42.333336">
            <text:p>42,333336</text:p>
          </table:table-cell>
          <table:table-cell office:value-type="float" office:value="0.253996">
            <text:p>0,253996</text:p>
          </table:table-cell>
          <table:table-cell/>
        </table:table-row>
        <table:table-row table:style-name="ro1">
          <table:table-cell office:value-type="float" office:value="42.366669">
            <text:p>42,366669</text:p>
          </table:table-cell>
          <table:table-cell office:value-type="float" office:value="0.275599">
            <text:p>0,275599</text:p>
          </table:table-cell>
          <table:table-cell/>
        </table:table-row>
        <table:table-row table:style-name="ro1">
          <table:table-cell office:value-type="float" office:value="42.400002">
            <text:p>42,400002</text:p>
          </table:table-cell>
          <table:table-cell office:value-type="float" office:value="0.25543">
            <text:p>0,25543</text:p>
          </table:table-cell>
          <table:table-cell/>
        </table:table-row>
        <table:table-row table:style-name="ro1">
          <table:table-cell office:value-type="float" office:value="42.433336">
            <text:p>42,433336</text:p>
          </table:table-cell>
          <table:table-cell office:value-type="float" office:value="0.262849">
            <text:p>0,262849</text:p>
          </table:table-cell>
          <table:table-cell/>
        </table:table-row>
        <table:table-row table:style-name="ro1">
          <table:table-cell office:value-type="float" office:value="42.466669">
            <text:p>42,466669</text:p>
          </table:table-cell>
          <table:table-cell office:value-type="float" office:value="0.252166">
            <text:p>0,252166</text:p>
          </table:table-cell>
          <table:table-cell/>
        </table:table-row>
        <table:table-row table:style-name="ro1">
          <table:table-cell office:value-type="float" office:value="42.500002">
            <text:p>42,500002</text:p>
          </table:table-cell>
          <table:table-cell office:value-type="float" office:value="0.257926">
            <text:p>0,257926</text:p>
          </table:table-cell>
          <table:table-cell/>
        </table:table-row>
        <table:table-row table:style-name="ro1">
          <table:table-cell office:value-type="float" office:value="42.533336">
            <text:p>42,533336</text:p>
          </table:table-cell>
          <table:table-cell office:value-type="float" office:value="0.258091">
            <text:p>0,258091</text:p>
          </table:table-cell>
          <table:table-cell/>
        </table:table-row>
        <table:table-row table:style-name="ro1">
          <table:table-cell office:value-type="float" office:value="42.566669">
            <text:p>42,566669</text:p>
          </table:table-cell>
          <table:table-cell office:value-type="float" office:value="0.279134">
            <text:p>0,279134</text:p>
          </table:table-cell>
          <table:table-cell/>
        </table:table-row>
        <table:table-row table:style-name="ro1">
          <table:table-cell office:value-type="float" office:value="42.600002">
            <text:p>42,600002</text:p>
          </table:table-cell>
          <table:table-cell office:value-type="float" office:value="0.268622">
            <text:p>0,268622</text:p>
          </table:table-cell>
          <table:table-cell/>
        </table:table-row>
        <table:table-row table:style-name="ro1">
          <table:table-cell office:value-type="float" office:value="42.633336">
            <text:p>42,633336</text:p>
          </table:table-cell>
          <table:table-cell office:value-type="float" office:value="0.26692">
            <text:p>0,26692</text:p>
          </table:table-cell>
          <table:table-cell/>
        </table:table-row>
        <table:table-row table:style-name="ro1">
          <table:table-cell office:value-type="float" office:value="42.666669">
            <text:p>42,666669</text:p>
          </table:table-cell>
          <table:table-cell office:value-type="float" office:value="0.242641">
            <text:p>0,242641</text:p>
          </table:table-cell>
          <table:table-cell office:value-type="string">
            <text:p>Generando nueva Gausiana: Amp=31.7312nm <text:s/>s=0.00327s</text:p>
          </table:table-cell>
        </table:table-row>
        <table:table-row table:style-name="ro1">
          <table:table-cell office:value-type="float" office:value="42.700002">
            <text:p>42,700002</text:p>
          </table:table-cell>
          <table:table-cell office:value-type="float" office:value="0.273027">
            <text:p>0,273027</text:p>
          </table:table-cell>
          <table:table-cell/>
        </table:table-row>
        <table:table-row table:style-name="ro1">
          <table:table-cell office:value-type="float" office:value="42.733336">
            <text:p>42,733336</text:p>
          </table:table-cell>
          <table:table-cell office:value-type="float" office:value="0.274427">
            <text:p>0,274427</text:p>
          </table:table-cell>
          <table:table-cell/>
        </table:table-row>
        <table:table-row table:style-name="ro1">
          <table:table-cell office:value-type="float" office:value="42.766669">
            <text:p>42,766669</text:p>
          </table:table-cell>
          <table:table-cell office:value-type="float" office:value="0.270154">
            <text:p>0,270154</text:p>
          </table:table-cell>
          <table:table-cell/>
        </table:table-row>
        <table:table-row table:style-name="ro1">
          <table:table-cell office:value-type="float" office:value="42.800002">
            <text:p>42,800002</text:p>
          </table:table-cell>
          <table:table-cell office:value-type="float" office:value="0.276773">
            <text:p>0,276773</text:p>
          </table:table-cell>
          <table:table-cell/>
        </table:table-row>
        <table:table-row table:style-name="ro1">
          <table:table-cell office:value-type="float" office:value="42.833336">
            <text:p>42,833336</text:p>
          </table:table-cell>
          <table:table-cell office:value-type="float" office:value="0.284972">
            <text:p>0,284972</text:p>
          </table:table-cell>
          <table:table-cell/>
        </table:table-row>
        <table:table-row table:style-name="ro1">
          <table:table-cell office:value-type="float" office:value="42.866669">
            <text:p>42,866669</text:p>
          </table:table-cell>
          <table:table-cell office:value-type="float" office:value="0.293002">
            <text:p>0,293002</text:p>
          </table:table-cell>
          <table:table-cell/>
        </table:table-row>
        <table:table-row table:style-name="ro1">
          <table:table-cell office:value-type="float" office:value="42.900002">
            <text:p>42,900002</text:p>
          </table:table-cell>
          <table:table-cell office:value-type="float" office:value="0.271482">
            <text:p>0,271482</text:p>
          </table:table-cell>
          <table:table-cell/>
        </table:table-row>
        <table:table-row table:style-name="ro1">
          <table:table-cell office:value-type="float" office:value="42.933336">
            <text:p>42,933336</text:p>
          </table:table-cell>
          <table:table-cell office:value-type="float" office:value="0.266444">
            <text:p>0,266444</text:p>
          </table:table-cell>
          <table:table-cell/>
        </table:table-row>
        <table:table-row table:style-name="ro1">
          <table:table-cell office:value-type="float" office:value="42.966669">
            <text:p>42,966669</text:p>
          </table:table-cell>
          <table:table-cell office:value-type="float" office:value="0.26987">
            <text:p>0,26987</text:p>
          </table:table-cell>
          <table:table-cell/>
        </table:table-row>
        <table:table-row table:style-name="ro1">
          <table:table-cell office:value-type="float" office:value="43.000002">
            <text:p>43,000002</text:p>
          </table:table-cell>
          <table:table-cell office:value-type="float" office:value="0.28539">
            <text:p>0,28539</text:p>
          </table:table-cell>
          <table:table-cell/>
        </table:table-row>
        <table:table-row table:style-name="ro1">
          <table:table-cell office:value-type="float" office:value="43.033336">
            <text:p>43,033336</text:p>
          </table:table-cell>
          <table:table-cell office:value-type="float" office:value="0.279514">
            <text:p>0,279514</text:p>
          </table:table-cell>
          <table:table-cell/>
        </table:table-row>
        <table:table-row table:style-name="ro1">
          <table:table-cell office:value-type="float" office:value="43.066669">
            <text:p>43,066669</text:p>
          </table:table-cell>
          <table:table-cell office:value-type="float" office:value="0.260947">
            <text:p>0,260947</text:p>
          </table:table-cell>
          <table:table-cell/>
        </table:table-row>
        <table:table-row table:style-name="ro1">
          <table:table-cell office:value-type="float" office:value="43.100002">
            <text:p>43,100002</text:p>
          </table:table-cell>
          <table:table-cell office:value-type="float" office:value="0.2625">
            <text:p>0,2625</text:p>
          </table:table-cell>
          <table:table-cell/>
        </table:table-row>
        <table:table-row table:style-name="ro1">
          <table:table-cell office:value-type="float" office:value="43.133336">
            <text:p>43,133336</text:p>
          </table:table-cell>
          <table:table-cell office:value-type="float" office:value="0.272352">
            <text:p>0,272352</text:p>
          </table:table-cell>
          <table:table-cell/>
        </table:table-row>
        <table:table-row table:style-name="ro1">
          <table:table-cell office:value-type="float" office:value="43.166669">
            <text:p>43,166669</text:p>
          </table:table-cell>
          <table:table-cell office:value-type="float" office:value="0.287171">
            <text:p>0,287171</text:p>
          </table:table-cell>
          <table:table-cell/>
        </table:table-row>
        <table:table-row table:style-name="ro1">
          <table:table-cell office:value-type="float" office:value="43.200002">
            <text:p>43,200002</text:p>
          </table:table-cell>
          <table:table-cell office:value-type="float" office:value="0.262972">
            <text:p>0,262972</text:p>
          </table:table-cell>
          <table:table-cell/>
        </table:table-row>
        <table:table-row table:style-name="ro1">
          <table:table-cell office:value-type="float" office:value="43.233336">
            <text:p>43,233336</text:p>
          </table:table-cell>
          <table:table-cell office:value-type="float" office:value="0.270477">
            <text:p>0,270477</text:p>
          </table:table-cell>
          <table:table-cell/>
        </table:table-row>
        <table:table-row table:style-name="ro1">
          <table:table-cell office:value-type="float" office:value="43.266669">
            <text:p>43,266669</text:p>
          </table:table-cell>
          <table:table-cell office:value-type="float" office:value="0.258618">
            <text:p>0,258618</text:p>
          </table:table-cell>
          <table:table-cell/>
        </table:table-row>
        <table:table-row table:style-name="ro1">
          <table:table-cell office:value-type="float" office:value="43.300002">
            <text:p>43,300002</text:p>
          </table:table-cell>
          <table:table-cell office:value-type="float" office:value="0.261715">
            <text:p>0,261715</text:p>
          </table:table-cell>
          <table:table-cell/>
        </table:table-row>
        <table:table-row table:style-name="ro1">
          <table:table-cell office:value-type="float" office:value="43.333336">
            <text:p>43,333336</text:p>
          </table:table-cell>
          <table:table-cell office:value-type="float" office:value="0.273636">
            <text:p>0,273636</text:p>
          </table:table-cell>
          <table:table-cell/>
        </table:table-row>
        <table:table-row table:style-name="ro1">
          <table:table-cell office:value-type="float" office:value="43.366669">
            <text:p>43,366669</text:p>
          </table:table-cell>
          <table:table-cell office:value-type="float" office:value="0.277554">
            <text:p>0,277554</text:p>
          </table:table-cell>
          <table:table-cell/>
        </table:table-row>
        <table:table-row table:style-name="ro1">
          <table:table-cell office:value-type="float" office:value="43.400002">
            <text:p>43,400002</text:p>
          </table:table-cell>
          <table:table-cell office:value-type="float" office:value="0.274061">
            <text:p>0,274061</text:p>
          </table:table-cell>
          <table:table-cell/>
        </table:table-row>
        <table:table-row table:style-name="ro1">
          <table:table-cell office:value-type="float" office:value="43.433336">
            <text:p>43,433336</text:p>
          </table:table-cell>
          <table:table-cell office:value-type="float" office:value="0.277551">
            <text:p>0,277551</text:p>
          </table:table-cell>
          <table:table-cell/>
        </table:table-row>
        <table:table-row table:style-name="ro1">
          <table:table-cell office:value-type="float" office:value="43.466669">
            <text:p>43,466669</text:p>
          </table:table-cell>
          <table:table-cell office:value-type="float" office:value="0.280994">
            <text:p>0,280994</text:p>
          </table:table-cell>
          <table:table-cell/>
        </table:table-row>
        <table:table-row table:style-name="ro1">
          <table:table-cell office:value-type="float" office:value="43.500002">
            <text:p>43,500002</text:p>
          </table:table-cell>
          <table:table-cell office:value-type="float" office:value="0.272996">
            <text:p>0,272996</text:p>
          </table:table-cell>
          <table:table-cell/>
        </table:table-row>
        <table:table-row table:style-name="ro1">
          <table:table-cell office:value-type="float" office:value="43.533336">
            <text:p>43,533336</text:p>
          </table:table-cell>
          <table:table-cell office:value-type="float" office:value="0.264756">
            <text:p>0,264756</text:p>
          </table:table-cell>
          <table:table-cell/>
        </table:table-row>
        <table:table-row table:style-name="ro1">
          <table:table-cell office:value-type="float" office:value="43.566669">
            <text:p>43,566669</text:p>
          </table:table-cell>
          <table:table-cell office:value-type="float" office:value="0.289025">
            <text:p>0,289025</text:p>
          </table:table-cell>
          <table:table-cell/>
        </table:table-row>
        <table:table-row table:style-name="ro1">
          <table:table-cell office:value-type="float" office:value="43.600002">
            <text:p>43,600002</text:p>
          </table:table-cell>
          <table:table-cell office:value-type="float" office:value="0.286885">
            <text:p>0,286885</text:p>
          </table:table-cell>
          <table:table-cell/>
        </table:table-row>
        <table:table-row table:style-name="ro1">
          <table:table-cell office:value-type="float" office:value="43.633336">
            <text:p>43,633336</text:p>
          </table:table-cell>
          <table:table-cell office:value-type="float" office:value="0.289427">
            <text:p>0,289427</text:p>
          </table:table-cell>
          <table:table-cell/>
        </table:table-row>
        <table:table-row table:style-name="ro1">
          <table:table-cell office:value-type="float" office:value="43.666669">
            <text:p>43,666669</text:p>
          </table:table-cell>
          <table:table-cell office:value-type="float" office:value="0.2792">
            <text:p>0,2792</text:p>
          </table:table-cell>
          <table:table-cell/>
        </table:table-row>
        <table:table-row table:style-name="ro1">
          <table:table-cell office:value-type="float" office:value="43.700002">
            <text:p>43,700002</text:p>
          </table:table-cell>
          <table:table-cell office:value-type="float" office:value="0.27843">
            <text:p>0,27843</text:p>
          </table:table-cell>
          <table:table-cell/>
        </table:table-row>
        <table:table-row table:style-name="ro1">
          <table:table-cell office:value-type="float" office:value="43.733336">
            <text:p>43,733336</text:p>
          </table:table-cell>
          <table:table-cell office:value-type="float" office:value="0.291142">
            <text:p>0,291142</text:p>
          </table:table-cell>
          <table:table-cell/>
        </table:table-row>
        <table:table-row table:style-name="ro1">
          <table:table-cell office:value-type="float" office:value="43.766669">
            <text:p>43,766669</text:p>
          </table:table-cell>
          <table:table-cell office:value-type="float" office:value="0.277442">
            <text:p>0,277442</text:p>
          </table:table-cell>
          <table:table-cell/>
        </table:table-row>
        <table:table-row table:style-name="ro1">
          <table:table-cell office:value-type="float" office:value="43.800002">
            <text:p>43,800002</text:p>
          </table:table-cell>
          <table:table-cell office:value-type="float" office:value="0.270711">
            <text:p>0,270711</text:p>
          </table:table-cell>
          <table:table-cell/>
        </table:table-row>
        <table:table-row table:style-name="ro1">
          <table:table-cell office:value-type="float" office:value="43.833336">
            <text:p>43,833336</text:p>
          </table:table-cell>
          <table:table-cell office:value-type="float" office:value="0.281828">
            <text:p>0,281828</text:p>
          </table:table-cell>
          <table:table-cell/>
        </table:table-row>
        <table:table-row table:style-name="ro1">
          <table:table-cell office:value-type="float" office:value="43.866669">
            <text:p>43,866669</text:p>
          </table:table-cell>
          <table:table-cell office:value-type="float" office:value="0.28548">
            <text:p>0,28548</text:p>
          </table:table-cell>
          <table:table-cell/>
        </table:table-row>
        <table:table-row table:style-name="ro1">
          <table:table-cell office:value-type="float" office:value="43.900002">
            <text:p>43,900002</text:p>
          </table:table-cell>
          <table:table-cell office:value-type="float" office:value="0.27637">
            <text:p>0,27637</text:p>
          </table:table-cell>
          <table:table-cell/>
        </table:table-row>
        <table:table-row table:style-name="ro1">
          <table:table-cell office:value-type="float" office:value="43.933336">
            <text:p>43,933336</text:p>
          </table:table-cell>
          <table:table-cell office:value-type="float" office:value="0.290539">
            <text:p>0,290539</text:p>
          </table:table-cell>
          <table:table-cell/>
        </table:table-row>
        <table:table-row table:style-name="ro1">
          <table:table-cell office:value-type="float" office:value="43.966669">
            <text:p>43,966669</text:p>
          </table:table-cell>
          <table:table-cell office:value-type="float" office:value="0.287845">
            <text:p>0,287845</text:p>
          </table:table-cell>
          <table:table-cell/>
        </table:table-row>
        <table:table-row table:style-name="ro1">
          <table:table-cell office:value-type="float" office:value="44.000002">
            <text:p>44,000002</text:p>
          </table:table-cell>
          <table:table-cell office:value-type="float" office:value="0.286127">
            <text:p>0,286127</text:p>
          </table:table-cell>
          <table:table-cell/>
        </table:table-row>
        <table:table-row table:style-name="ro1">
          <table:table-cell office:value-type="float" office:value="44.033336">
            <text:p>44,033336</text:p>
          </table:table-cell>
          <table:table-cell office:value-type="float" office:value="0.289225">
            <text:p>0,289225</text:p>
          </table:table-cell>
          <table:table-cell/>
        </table:table-row>
        <table:table-row table:style-name="ro1">
          <table:table-cell office:value-type="float" office:value="44.066669">
            <text:p>44,066669</text:p>
          </table:table-cell>
          <table:table-cell office:value-type="float" office:value="0.28046">
            <text:p>0,28046</text:p>
          </table:table-cell>
          <table:table-cell/>
        </table:table-row>
        <table:table-row table:style-name="ro1">
          <table:table-cell office:value-type="float" office:value="44.100002">
            <text:p>44,100002</text:p>
          </table:table-cell>
          <table:table-cell office:value-type="float" office:value="0.286872">
            <text:p>0,286872</text:p>
          </table:table-cell>
          <table:table-cell/>
        </table:table-row>
        <table:table-row table:style-name="ro1">
          <table:table-cell office:value-type="float" office:value="44.133336">
            <text:p>44,133336</text:p>
          </table:table-cell>
          <table:table-cell office:value-type="float" office:value="0.279324">
            <text:p>0,279324</text:p>
          </table:table-cell>
          <table:table-cell/>
        </table:table-row>
        <table:table-row table:style-name="ro1">
          <table:table-cell office:value-type="float" office:value="44.166669">
            <text:p>44,166669</text:p>
          </table:table-cell>
          <table:table-cell office:value-type="float" office:value="0.283533">
            <text:p>0,283533</text:p>
          </table:table-cell>
          <table:table-cell/>
        </table:table-row>
        <table:table-row table:style-name="ro1">
          <table:table-cell office:value-type="float" office:value="44.200002">
            <text:p>44,200002</text:p>
          </table:table-cell>
          <table:table-cell office:value-type="float" office:value="0.296312">
            <text:p>0,296312</text:p>
          </table:table-cell>
          <table:table-cell/>
        </table:table-row>
        <table:table-row table:style-name="ro1">
          <table:table-cell office:value-type="float" office:value="44.233336">
            <text:p>44,233336</text:p>
          </table:table-cell>
          <table:table-cell office:value-type="float" office:value="0.29672">
            <text:p>0,29672</text:p>
          </table:table-cell>
          <table:table-cell/>
        </table:table-row>
        <table:table-row table:style-name="ro1">
          <table:table-cell office:value-type="float" office:value="44.266669">
            <text:p>44,266669</text:p>
          </table:table-cell>
          <table:table-cell office:value-type="float" office:value="0.301849">
            <text:p>0,301849</text:p>
          </table:table-cell>
          <table:table-cell/>
        </table:table-row>
        <table:table-row table:style-name="ro1">
          <table:table-cell office:value-type="float" office:value="44.300002">
            <text:p>44,300002</text:p>
          </table:table-cell>
          <table:table-cell office:value-type="float" office:value="0.287985">
            <text:p>0,287985</text:p>
          </table:table-cell>
          <table:table-cell office:value-type="string">
            <text:p>Mejor to encontrado: to=0.015625s</text:p>
          </table:table-cell>
        </table:table-row>
        <table:table-row table:style-name="ro1">
          <table:table-cell office:value-type="float" office:value="44.333336">
            <text:p>44,333336</text:p>
          </table:table-cell>
          <table:table-cell office:value-type="float" office:value="0.297976">
            <text:p>0,297976</text:p>
          </table:table-cell>
          <table:table-cell/>
        </table:table-row>
        <table:table-row table:style-name="ro1">
          <table:table-cell office:value-type="float" office:value="44.366669">
            <text:p>44,366669</text:p>
          </table:table-cell>
          <table:table-cell office:value-type="float" office:value="0.291544">
            <text:p>0,291544</text:p>
          </table:table-cell>
          <table:table-cell/>
        </table:table-row>
        <table:table-row table:style-name="ro1">
          <table:table-cell office:value-type="float" office:value="44.400002">
            <text:p>44,400002</text:p>
          </table:table-cell>
          <table:table-cell office:value-type="float" office:value="0.297271">
            <text:p>0,297271</text:p>
          </table:table-cell>
          <table:table-cell/>
        </table:table-row>
        <table:table-row table:style-name="ro1">
          <table:table-cell office:value-type="float" office:value="44.433336">
            <text:p>44,433336</text:p>
          </table:table-cell>
          <table:table-cell office:value-type="float" office:value="0.298422">
            <text:p>0,298422</text:p>
          </table:table-cell>
          <table:table-cell/>
        </table:table-row>
        <table:table-row table:style-name="ro1">
          <table:table-cell office:value-type="float" office:value="44.466669">
            <text:p>44,466669</text:p>
          </table:table-cell>
          <table:table-cell office:value-type="float" office:value="0.284993">
            <text:p>0,284993</text:p>
          </table:table-cell>
          <table:table-cell/>
        </table:table-row>
        <table:table-row table:style-name="ro1">
          <table:table-cell office:value-type="float" office:value="44.500002">
            <text:p>44,500002</text:p>
          </table:table-cell>
          <table:table-cell office:value-type="float" office:value="0.291258">
            <text:p>0,291258</text:p>
          </table:table-cell>
          <table:table-cell/>
        </table:table-row>
        <table:table-row table:style-name="ro1">
          <table:table-cell office:value-type="float" office:value="44.533336">
            <text:p>44,533336</text:p>
          </table:table-cell>
          <table:table-cell office:value-type="float" office:value="0.292508">
            <text:p>0,292508</text:p>
          </table:table-cell>
          <table:table-cell/>
        </table:table-row>
        <table:table-row table:style-name="ro1">
          <table:table-cell office:value-type="float" office:value="44.566669">
            <text:p>44,566669</text:p>
          </table:table-cell>
          <table:table-cell office:value-type="float" office:value="0.300442">
            <text:p>0,300442</text:p>
          </table:table-cell>
          <table:table-cell/>
        </table:table-row>
        <table:table-row table:style-name="ro1">
          <table:table-cell office:value-type="float" office:value="44.600002">
            <text:p>44,600002</text:p>
          </table:table-cell>
          <table:table-cell office:value-type="float" office:value="0.289372">
            <text:p>0,289372</text:p>
          </table:table-cell>
          <table:table-cell/>
        </table:table-row>
        <table:table-row table:style-name="ro1">
          <table:table-cell office:value-type="float" office:value="44.633336">
            <text:p>44,633336</text:p>
          </table:table-cell>
          <table:table-cell office:value-type="float" office:value="0.283681">
            <text:p>0,283681</text:p>
          </table:table-cell>
          <table:table-cell/>
        </table:table-row>
        <table:table-row table:style-name="ro1">
          <table:table-cell office:value-type="float" office:value="44.666669">
            <text:p>44,666669</text:p>
          </table:table-cell>
          <table:table-cell office:value-type="float" office:value="0.297347">
            <text:p>0,297347</text:p>
          </table:table-cell>
          <table:table-cell/>
        </table:table-row>
        <table:table-row table:style-name="ro1">
          <table:table-cell office:value-type="float" office:value="44.700002">
            <text:p>44,700002</text:p>
          </table:table-cell>
          <table:table-cell office:value-type="float" office:value="0.288209">
            <text:p>0,288209</text:p>
          </table:table-cell>
          <table:table-cell/>
        </table:table-row>
        <table:table-row table:style-name="ro1">
          <table:table-cell office:value-type="float" office:value="44.733336">
            <text:p>44,733336</text:p>
          </table:table-cell>
          <table:table-cell office:value-type="float" office:value="0.292893">
            <text:p>0,292893</text:p>
          </table:table-cell>
          <table:table-cell/>
        </table:table-row>
        <table:table-row table:style-name="ro1">
          <table:table-cell office:value-type="float" office:value="44.766669">
            <text:p>44,766669</text:p>
          </table:table-cell>
          <table:table-cell office:value-type="float" office:value="0.28862">
            <text:p>0,28862</text:p>
          </table:table-cell>
          <table:table-cell/>
        </table:table-row>
        <table:table-row table:style-name="ro1">
          <table:table-cell office:value-type="float" office:value="44.800002">
            <text:p>44,800002</text:p>
          </table:table-cell>
          <table:table-cell office:value-type="float" office:value="0.290258">
            <text:p>0,290258</text:p>
          </table:table-cell>
          <table:table-cell/>
        </table:table-row>
        <table:table-row table:style-name="ro1">
          <table:table-cell office:value-type="float" office:value="44.833336">
            <text:p>44,833336</text:p>
          </table:table-cell>
          <table:table-cell office:value-type="float" office:value="0.277002">
            <text:p>0,277002</text:p>
          </table:table-cell>
          <table:table-cell/>
        </table:table-row>
        <table:table-row table:style-name="ro1">
          <table:table-cell office:value-type="float" office:value="44.866669">
            <text:p>44,866669</text:p>
          </table:table-cell>
          <table:table-cell office:value-type="float" office:value="0.307978">
            <text:p>0,307978</text:p>
          </table:table-cell>
          <table:table-cell/>
        </table:table-row>
        <table:table-row table:style-name="ro1">
          <table:table-cell office:value-type="float" office:value="44.900002">
            <text:p>44,900002</text:p>
          </table:table-cell>
          <table:table-cell office:value-type="float" office:value="0.286133">
            <text:p>0,286133</text:p>
          </table:table-cell>
          <table:table-cell/>
        </table:table-row>
        <table:table-row table:style-name="ro1">
          <table:table-cell office:value-type="float" office:value="44.933336">
            <text:p>44,933336</text:p>
          </table:table-cell>
          <table:table-cell office:value-type="float" office:value="0.28735">
            <text:p>0,28735</text:p>
          </table:table-cell>
          <table:table-cell/>
        </table:table-row>
        <table:table-row table:style-name="ro1">
          <table:table-cell office:value-type="float" office:value="44.966669">
            <text:p>44,966669</text:p>
          </table:table-cell>
          <table:table-cell office:value-type="float" office:value="0.279288">
            <text:p>0,279288</text:p>
          </table:table-cell>
          <table:table-cell/>
        </table:table-row>
        <table:table-row table:style-name="ro1">
          <table:table-cell office:value-type="float" office:value="45.000002">
            <text:p>45,000002</text:p>
          </table:table-cell>
          <table:table-cell office:value-type="float" office:value="0.272429">
            <text:p>0,272429</text:p>
          </table:table-cell>
          <table:table-cell/>
        </table:table-row>
        <table:table-row table:style-name="ro1">
          <table:table-cell office:value-type="float" office:value="45.033336">
            <text:p>45,033336</text:p>
          </table:table-cell>
          <table:table-cell office:value-type="float" office:value="0.290548">
            <text:p>0,290548</text:p>
          </table:table-cell>
          <table:table-cell/>
        </table:table-row>
        <table:table-row table:style-name="ro1">
          <table:table-cell office:value-type="float" office:value="45.066669">
            <text:p>45,066669</text:p>
          </table:table-cell>
          <table:table-cell office:value-type="float" office:value="0.290721">
            <text:p>0,290721</text:p>
          </table:table-cell>
          <table:table-cell/>
        </table:table-row>
        <table:table-row table:style-name="ro1">
          <table:table-cell office:value-type="float" office:value="45.100002">
            <text:p>45,100002</text:p>
          </table:table-cell>
          <table:table-cell office:value-type="float" office:value="0.279622">
            <text:p>0,279622</text:p>
          </table:table-cell>
          <table:table-cell/>
        </table:table-row>
        <table:table-row table:style-name="ro1">
          <table:table-cell office:value-type="float" office:value="45.133336">
            <text:p>45,133336</text:p>
          </table:table-cell>
          <table:table-cell office:value-type="float" office:value="0.274897">
            <text:p>0,274897</text:p>
          </table:table-cell>
          <table:table-cell/>
        </table:table-row>
        <table:table-row table:style-name="ro1">
          <table:table-cell office:value-type="float" office:value="45.166669">
            <text:p>45,166669</text:p>
          </table:table-cell>
          <table:table-cell office:value-type="float" office:value="0.268839">
            <text:p>0,268839</text:p>
          </table:table-cell>
          <table:table-cell/>
        </table:table-row>
        <table:table-row table:style-name="ro1">
          <table:table-cell office:value-type="float" office:value="45.200002">
            <text:p>45,200002</text:p>
          </table:table-cell>
          <table:table-cell office:value-type="float" office:value="0.270324">
            <text:p>0,270324</text:p>
          </table:table-cell>
          <table:table-cell/>
        </table:table-row>
        <table:table-row table:style-name="ro1">
          <table:table-cell office:value-type="float" office:value="45.233336">
            <text:p>45,233336</text:p>
          </table:table-cell>
          <table:table-cell office:value-type="float" office:value="0.290537">
            <text:p>0,290537</text:p>
          </table:table-cell>
          <table:table-cell/>
        </table:table-row>
        <table:table-row table:style-name="ro1">
          <table:table-cell office:value-type="float" office:value="45.266669">
            <text:p>45,266669</text:p>
          </table:table-cell>
          <table:table-cell office:value-type="float" office:value="0.299725">
            <text:p>0,299725</text:p>
          </table:table-cell>
          <table:table-cell/>
        </table:table-row>
        <table:table-row table:style-name="ro1">
          <table:table-cell office:value-type="float" office:value="45.300002">
            <text:p>45,300002</text:p>
          </table:table-cell>
          <table:table-cell office:value-type="float" office:value="0.277014">
            <text:p>0,277014</text:p>
          </table:table-cell>
          <table:table-cell/>
        </table:table-row>
        <table:table-row table:style-name="ro1">
          <table:table-cell office:value-type="float" office:value="45.333336">
            <text:p>45,333336</text:p>
          </table:table-cell>
          <table:table-cell office:value-type="float" office:value="0.271751">
            <text:p>0,271751</text:p>
          </table:table-cell>
          <table:table-cell/>
        </table:table-row>
        <table:table-row table:style-name="ro1">
          <table:table-cell office:value-type="float" office:value="45.366669">
            <text:p>45,366669</text:p>
          </table:table-cell>
          <table:table-cell office:value-type="float" office:value="0.268803">
            <text:p>0,268803</text:p>
          </table:table-cell>
          <table:table-cell/>
        </table:table-row>
        <table:table-row table:style-name="ro1">
          <table:table-cell office:value-type="float" office:value="45.400002">
            <text:p>45,400002</text:p>
          </table:table-cell>
          <table:table-cell office:value-type="float" office:value="0.271986">
            <text:p>0,271986</text:p>
          </table:table-cell>
          <table:table-cell/>
        </table:table-row>
        <table:table-row table:style-name="ro1">
          <table:table-cell office:value-type="float" office:value="45.433336">
            <text:p>45,433336</text:p>
          </table:table-cell>
          <table:table-cell office:value-type="float" office:value="0.281576">
            <text:p>0,281576</text:p>
          </table:table-cell>
          <table:table-cell/>
        </table:table-row>
        <table:table-row table:style-name="ro1">
          <table:table-cell office:value-type="float" office:value="45.466669">
            <text:p>45,466669</text:p>
          </table:table-cell>
          <table:table-cell office:value-type="float" office:value="0.277215">
            <text:p>0,277215</text:p>
          </table:table-cell>
          <table:table-cell/>
        </table:table-row>
        <table:table-row table:style-name="ro1">
          <table:table-cell office:value-type="float" office:value="45.500002">
            <text:p>45,500002</text:p>
          </table:table-cell>
          <table:table-cell office:value-type="float" office:value="0.266462">
            <text:p>0,266462</text:p>
          </table:table-cell>
          <table:table-cell/>
        </table:table-row>
        <table:table-row table:style-name="ro1">
          <table:table-cell office:value-type="float" office:value="45.533336">
            <text:p>45,533336</text:p>
          </table:table-cell>
          <table:table-cell office:value-type="float" office:value="0.278946">
            <text:p>0,278946</text:p>
          </table:table-cell>
          <table:table-cell/>
        </table:table-row>
        <table:table-row table:style-name="ro1">
          <table:table-cell office:value-type="float" office:value="45.566669">
            <text:p>45,566669</text:p>
          </table:table-cell>
          <table:table-cell office:value-type="float" office:value="0.278509">
            <text:p>0,278509</text:p>
          </table:table-cell>
          <table:table-cell/>
        </table:table-row>
        <table:table-row table:style-name="ro1">
          <table:table-cell office:value-type="float" office:value="45.600002">
            <text:p>45,600002</text:p>
          </table:table-cell>
          <table:table-cell office:value-type="float" office:value="0.269897">
            <text:p>0,269897</text:p>
          </table:table-cell>
          <table:table-cell/>
        </table:table-row>
        <table:table-row table:style-name="ro1">
          <table:table-cell office:value-type="float" office:value="45.633336">
            <text:p>45,633336</text:p>
          </table:table-cell>
          <table:table-cell office:value-type="float" office:value="0.279662">
            <text:p>0,279662</text:p>
          </table:table-cell>
          <table:table-cell/>
        </table:table-row>
        <table:table-row table:style-name="ro1">
          <table:table-cell office:value-type="float" office:value="45.666669">
            <text:p>45,666669</text:p>
          </table:table-cell>
          <table:table-cell office:value-type="float" office:value="0.295524">
            <text:p>0,295524</text:p>
          </table:table-cell>
          <table:table-cell/>
        </table:table-row>
        <table:table-row table:style-name="ro1">
          <table:table-cell office:value-type="float" office:value="45.700002">
            <text:p>45,700002</text:p>
          </table:table-cell>
          <table:table-cell office:value-type="float" office:value="0.282272">
            <text:p>0,282272</text:p>
          </table:table-cell>
          <table:table-cell/>
        </table:table-row>
        <table:table-row table:style-name="ro1">
          <table:table-cell office:value-type="float" office:value="45.733336">
            <text:p>45,733336</text:p>
          </table:table-cell>
          <table:table-cell office:value-type="float" office:value="0.271003">
            <text:p>0,271003</text:p>
          </table:table-cell>
          <table:table-cell/>
        </table:table-row>
        <table:table-row table:style-name="ro1">
          <table:table-cell office:value-type="float" office:value="45.766669">
            <text:p>45,766669</text:p>
          </table:table-cell>
          <table:table-cell office:value-type="float" office:value="0.285042">
            <text:p>0,285042</text:p>
          </table:table-cell>
          <table:table-cell/>
        </table:table-row>
        <table:table-row table:style-name="ro1">
          <table:table-cell office:value-type="float" office:value="45.800002">
            <text:p>45,800002</text:p>
          </table:table-cell>
          <table:table-cell office:value-type="float" office:value="0.271886">
            <text:p>0,271886</text:p>
          </table:table-cell>
          <table:table-cell/>
        </table:table-row>
        <table:table-row table:style-name="ro1">
          <table:table-cell office:value-type="float" office:value="45.833336">
            <text:p>45,833336</text:p>
          </table:table-cell>
          <table:table-cell office:value-type="float" office:value="0.273788">
            <text:p>0,273788</text:p>
          </table:table-cell>
          <table:table-cell/>
        </table:table-row>
        <table:table-row table:style-name="ro1">
          <table:table-cell office:value-type="float" office:value="45.866669">
            <text:p>45,866669</text:p>
          </table:table-cell>
          <table:table-cell office:value-type="float" office:value="0.278796">
            <text:p>0,278796</text:p>
          </table:table-cell>
          <table:table-cell/>
        </table:table-row>
        <table:table-row table:style-name="ro1">
          <table:table-cell office:value-type="float" office:value="45.900002">
            <text:p>45,900002</text:p>
          </table:table-cell>
          <table:table-cell office:value-type="float" office:value="0.288625">
            <text:p>0,288625</text:p>
          </table:table-cell>
          <table:table-cell/>
        </table:table-row>
        <table:table-row table:style-name="ro1">
          <table:table-cell office:value-type="float" office:value="45.933336">
            <text:p>45,933336</text:p>
          </table:table-cell>
          <table:table-cell office:value-type="float" office:value="0.283609">
            <text:p>0,283609</text:p>
          </table:table-cell>
          <table:table-cell/>
        </table:table-row>
        <table:table-row table:style-name="ro1">
          <table:table-cell office:value-type="float" office:value="45.966669">
            <text:p>45,966669</text:p>
          </table:table-cell>
          <table:table-cell office:value-type="float" office:value="0.28925">
            <text:p>0,28925</text:p>
          </table:table-cell>
          <table:table-cell/>
        </table:table-row>
        <table:table-row table:style-name="ro1">
          <table:table-cell office:value-type="float" office:value="46.000002">
            <text:p>46,000002</text:p>
          </table:table-cell>
          <table:table-cell office:value-type="float" office:value="0.278879">
            <text:p>0,278879</text:p>
          </table:table-cell>
          <table:table-cell/>
        </table:table-row>
        <table:table-row table:style-name="ro1">
          <table:table-cell office:value-type="float" office:value="46.033336">
            <text:p>46,033336</text:p>
          </table:table-cell>
          <table:table-cell office:value-type="float" office:value="0.280288">
            <text:p>0,280288</text:p>
          </table:table-cell>
          <table:table-cell/>
        </table:table-row>
        <table:table-row table:style-name="ro1">
          <table:table-cell office:value-type="float" office:value="46.066669">
            <text:p>46,066669</text:p>
          </table:table-cell>
          <table:table-cell office:value-type="float" office:value="0.261191">
            <text:p>0,261191</text:p>
          </table:table-cell>
          <table:table-cell/>
        </table:table-row>
        <table:table-row table:style-name="ro1">
          <table:table-cell office:value-type="float" office:value="46.100002">
            <text:p>46,100002</text:p>
          </table:table-cell>
          <table:table-cell office:value-type="float" office:value="0.284961">
            <text:p>0,284961</text:p>
          </table:table-cell>
          <table:table-cell/>
        </table:table-row>
        <table:table-row table:style-name="ro1">
          <table:table-cell office:value-type="float" office:value="46.133336">
            <text:p>46,133336</text:p>
          </table:table-cell>
          <table:table-cell office:value-type="float" office:value="0.28516">
            <text:p>0,28516</text:p>
          </table:table-cell>
          <table:table-cell/>
        </table:table-row>
        <table:table-row table:style-name="ro1">
          <table:table-cell office:value-type="float" office:value="46.166669">
            <text:p>46,166669</text:p>
          </table:table-cell>
          <table:table-cell office:value-type="float" office:value="0.275781">
            <text:p>0,275781</text:p>
          </table:table-cell>
          <table:table-cell/>
        </table:table-row>
        <table:table-row table:style-name="ro1">
          <table:table-cell office:value-type="float" office:value="46.200002">
            <text:p>46,200002</text:p>
          </table:table-cell>
          <table:table-cell office:value-type="float" office:value="0.281927">
            <text:p>0,281927</text:p>
          </table:table-cell>
          <table:table-cell/>
        </table:table-row>
        <table:table-row table:style-name="ro1">
          <table:table-cell office:value-type="float" office:value="46.233336">
            <text:p>46,233336</text:p>
          </table:table-cell>
          <table:table-cell office:value-type="float" office:value="0.281035">
            <text:p>0,281035</text:p>
          </table:table-cell>
          <table:table-cell/>
        </table:table-row>
        <table:table-row table:style-name="ro1">
          <table:table-cell office:value-type="float" office:value="46.266669">
            <text:p>46,266669</text:p>
          </table:table-cell>
          <table:table-cell office:value-type="float" office:value="0.275194">
            <text:p>0,275194</text:p>
          </table:table-cell>
          <table:table-cell/>
        </table:table-row>
        <table:table-row table:style-name="ro1">
          <table:table-cell office:value-type="float" office:value="46.300002">
            <text:p>46,300002</text:p>
          </table:table-cell>
          <table:table-cell office:value-type="float" office:value="0.283835">
            <text:p>0,283835</text:p>
          </table:table-cell>
          <table:table-cell/>
        </table:table-row>
        <table:table-row table:style-name="ro1">
          <table:table-cell office:value-type="float" office:value="46.333336">
            <text:p>46,333336</text:p>
          </table:table-cell>
          <table:table-cell office:value-type="float" office:value="0.300785">
            <text:p>0,300785</text:p>
          </table:table-cell>
          <table:table-cell/>
        </table:table-row>
        <table:table-row table:style-name="ro1">
          <table:table-cell office:value-type="float" office:value="46.366669">
            <text:p>46,366669</text:p>
          </table:table-cell>
          <table:table-cell office:value-type="float" office:value="0.277961">
            <text:p>0,277961</text:p>
          </table:table-cell>
          <table:table-cell/>
        </table:table-row>
        <table:table-row table:style-name="ro1">
          <table:table-cell office:value-type="float" office:value="46.400002">
            <text:p>46,400002</text:p>
          </table:table-cell>
          <table:table-cell office:value-type="float" office:value="0.281891">
            <text:p>0,281891</text:p>
          </table:table-cell>
          <table:table-cell/>
        </table:table-row>
        <table:table-row table:style-name="ro1">
          <table:table-cell office:value-type="float" office:value="46.433336">
            <text:p>46,433336</text:p>
          </table:table-cell>
          <table:table-cell office:value-type="float" office:value="0.282246">
            <text:p>0,282246</text:p>
          </table:table-cell>
          <table:table-cell/>
        </table:table-row>
        <table:table-row table:style-name="ro1">
          <table:table-cell office:value-type="float" office:value="46.466669">
            <text:p>46,466669</text:p>
          </table:table-cell>
          <table:table-cell office:value-type="float" office:value="0.285181">
            <text:p>0,285181</text:p>
          </table:table-cell>
          <table:table-cell/>
        </table:table-row>
        <table:table-row table:style-name="ro1">
          <table:table-cell office:value-type="float" office:value="46.500002">
            <text:p>46,500002</text:p>
          </table:table-cell>
          <table:table-cell office:value-type="float" office:value="0.28759">
            <text:p>0,28759</text:p>
          </table:table-cell>
          <table:table-cell/>
        </table:table-row>
        <table:table-row table:style-name="ro1">
          <table:table-cell office:value-type="float" office:value="46.533336">
            <text:p>46,533336</text:p>
          </table:table-cell>
          <table:table-cell office:value-type="float" office:value="0.283032">
            <text:p>0,283032</text:p>
          </table:table-cell>
          <table:table-cell/>
        </table:table-row>
        <table:table-row table:style-name="ro1">
          <table:table-cell office:value-type="float" office:value="46.566669">
            <text:p>46,566669</text:p>
          </table:table-cell>
          <table:table-cell office:value-type="float" office:value="0.297485">
            <text:p>0,297485</text:p>
          </table:table-cell>
          <table:table-cell/>
        </table:table-row>
        <table:table-row table:style-name="ro1">
          <table:table-cell office:value-type="float" office:value="46.600002">
            <text:p>46,600002</text:p>
          </table:table-cell>
          <table:table-cell office:value-type="float" office:value="0.285616">
            <text:p>0,285616</text:p>
          </table:table-cell>
          <table:table-cell/>
        </table:table-row>
        <table:table-row table:style-name="ro1">
          <table:table-cell office:value-type="float" office:value="46.633336">
            <text:p>46,633336</text:p>
          </table:table-cell>
          <table:table-cell office:value-type="float" office:value="0.288407">
            <text:p>0,288407</text:p>
          </table:table-cell>
          <table:table-cell/>
        </table:table-row>
        <table:table-row table:style-name="ro1">
          <table:table-cell office:value-type="float" office:value="46.666669">
            <text:p>46,666669</text:p>
          </table:table-cell>
          <table:table-cell office:value-type="float" office:value="0.284837">
            <text:p>0,284837</text:p>
          </table:table-cell>
          <table:table-cell/>
        </table:table-row>
        <table:table-row table:style-name="ro1">
          <table:table-cell office:value-type="float" office:value="46.700002">
            <text:p>46,700002</text:p>
          </table:table-cell>
          <table:table-cell office:value-type="float" office:value="0.290139">
            <text:p>0,290139</text:p>
          </table:table-cell>
          <table:table-cell/>
        </table:table-row>
        <table:table-row table:style-name="ro1">
          <table:table-cell office:value-type="float" office:value="46.733336">
            <text:p>46,733336</text:p>
          </table:table-cell>
          <table:table-cell office:value-type="float" office:value="0.275227">
            <text:p>0,275227</text:p>
          </table:table-cell>
          <table:table-cell/>
        </table:table-row>
        <table:table-row table:style-name="ro1">
          <table:table-cell office:value-type="float" office:value="46.766669">
            <text:p>46,766669</text:p>
          </table:table-cell>
          <table:table-cell office:value-type="float" office:value="0.272144">
            <text:p>0,272144</text:p>
          </table:table-cell>
          <table:table-cell/>
        </table:table-row>
        <table:table-row table:style-name="ro1">
          <table:table-cell office:value-type="float" office:value="46.800002">
            <text:p>46,800002</text:p>
          </table:table-cell>
          <table:table-cell office:value-type="float" office:value="0.292422">
            <text:p>0,292422</text:p>
          </table:table-cell>
          <table:table-cell/>
        </table:table-row>
        <table:table-row table:style-name="ro1">
          <table:table-cell office:value-type="float" office:value="46.833336">
            <text:p>46,833336</text:p>
          </table:table-cell>
          <table:table-cell office:value-type="float" office:value="0.295067">
            <text:p>0,295067</text:p>
          </table:table-cell>
          <table:table-cell/>
        </table:table-row>
        <table:table-row table:style-name="ro1">
          <table:table-cell office:value-type="float" office:value="46.866669">
            <text:p>46,866669</text:p>
          </table:table-cell>
          <table:table-cell office:value-type="float" office:value="0.284335">
            <text:p>0,284335</text:p>
          </table:table-cell>
          <table:table-cell/>
        </table:table-row>
        <table:table-row table:style-name="ro1">
          <table:table-cell office:value-type="float" office:value="46.900002">
            <text:p>46,900002</text:p>
          </table:table-cell>
          <table:table-cell office:value-type="float" office:value="0.280227">
            <text:p>0,280227</text:p>
          </table:table-cell>
          <table:table-cell/>
        </table:table-row>
        <table:table-row table:style-name="ro1">
          <table:table-cell office:value-type="float" office:value="46.933336">
            <text:p>46,933336</text:p>
          </table:table-cell>
          <table:table-cell office:value-type="float" office:value="0.282475">
            <text:p>0,282475</text:p>
          </table:table-cell>
          <table:table-cell/>
        </table:table-row>
        <table:table-row table:style-name="ro1">
          <table:table-cell office:value-type="float" office:value="46.966669">
            <text:p>46,966669</text:p>
          </table:table-cell>
          <table:table-cell office:value-type="float" office:value="0.287522">
            <text:p>0,287522</text:p>
          </table:table-cell>
          <table:table-cell/>
        </table:table-row>
        <table:table-row table:style-name="ro1">
          <table:table-cell office:value-type="float" office:value="47.000002">
            <text:p>47,000002</text:p>
          </table:table-cell>
          <table:table-cell office:value-type="float" office:value="0.28725">
            <text:p>0,28725</text:p>
          </table:table-cell>
          <table:table-cell/>
        </table:table-row>
        <table:table-row table:style-name="ro1">
          <table:table-cell office:value-type="float" office:value="47.033336">
            <text:p>47,033336</text:p>
          </table:table-cell>
          <table:table-cell office:value-type="float" office:value="0.291475">
            <text:p>0,291475</text:p>
          </table:table-cell>
          <table:table-cell/>
        </table:table-row>
        <table:table-row table:style-name="ro1">
          <table:table-cell office:value-type="float" office:value="47.066669">
            <text:p>47,066669</text:p>
          </table:table-cell>
          <table:table-cell office:value-type="float" office:value="0.28861">
            <text:p>0,28861</text:p>
          </table:table-cell>
          <table:table-cell/>
        </table:table-row>
        <table:table-row table:style-name="ro1">
          <table:table-cell office:value-type="float" office:value="47.100002">
            <text:p>47,100002</text:p>
          </table:table-cell>
          <table:table-cell office:value-type="float" office:value="0.293259">
            <text:p>0,293259</text:p>
          </table:table-cell>
          <table:table-cell/>
        </table:table-row>
        <table:table-row table:style-name="ro1">
          <table:table-cell office:value-type="float" office:value="47.133336">
            <text:p>47,133336</text:p>
          </table:table-cell>
          <table:table-cell office:value-type="float" office:value="0.280985">
            <text:p>0,280985</text:p>
          </table:table-cell>
          <table:table-cell/>
        </table:table-row>
        <table:table-row table:style-name="ro1">
          <table:table-cell office:value-type="float" office:value="47.166669">
            <text:p>47,166669</text:p>
          </table:table-cell>
          <table:table-cell office:value-type="float" office:value="0.301695">
            <text:p>0,301695</text:p>
          </table:table-cell>
          <table:table-cell/>
        </table:table-row>
        <table:table-row table:style-name="ro1">
          <table:table-cell office:value-type="float" office:value="47.200002">
            <text:p>47,200002</text:p>
          </table:table-cell>
          <table:table-cell office:value-type="float" office:value="0.291004">
            <text:p>0,291004</text:p>
          </table:table-cell>
          <table:table-cell/>
        </table:table-row>
        <table:table-row table:style-name="ro1">
          <table:table-cell office:value-type="float" office:value="47.233336">
            <text:p>47,233336</text:p>
          </table:table-cell>
          <table:table-cell office:value-type="float" office:value="0.295327">
            <text:p>0,295327</text:p>
          </table:table-cell>
          <table:table-cell/>
        </table:table-row>
        <table:table-row table:style-name="ro1">
          <table:table-cell office:value-type="float" office:value="47.266669">
            <text:p>47,266669</text:p>
          </table:table-cell>
          <table:table-cell office:value-type="float" office:value="0.294781">
            <text:p>0,294781</text:p>
          </table:table-cell>
          <table:table-cell/>
        </table:table-row>
        <table:table-row table:style-name="ro1">
          <table:table-cell office:value-type="float" office:value="47.300002">
            <text:p>47,300002</text:p>
          </table:table-cell>
          <table:table-cell office:value-type="float" office:value="0.296075">
            <text:p>0,296075</text:p>
          </table:table-cell>
          <table:table-cell/>
        </table:table-row>
        <table:table-row table:style-name="ro1">
          <table:table-cell office:value-type="float" office:value="47.333336">
            <text:p>47,333336</text:p>
          </table:table-cell>
          <table:table-cell office:value-type="float" office:value="0.285933">
            <text:p>0,285933</text:p>
          </table:table-cell>
          <table:table-cell/>
        </table:table-row>
        <table:table-row table:style-name="ro1">
          <table:table-cell office:value-type="float" office:value="47.366669">
            <text:p>47,366669</text:p>
          </table:table-cell>
          <table:table-cell office:value-type="float" office:value="0.277677">
            <text:p>0,277677</text:p>
          </table:table-cell>
          <table:table-cell/>
        </table:table-row>
        <table:table-row table:style-name="ro1">
          <table:table-cell office:value-type="float" office:value="47.400002">
            <text:p>47,400002</text:p>
          </table:table-cell>
          <table:table-cell office:value-type="float" office:value="0.293903">
            <text:p>0,293903</text:p>
          </table:table-cell>
          <table:table-cell/>
        </table:table-row>
        <table:table-row table:style-name="ro1">
          <table:table-cell office:value-type="float" office:value="47.433336">
            <text:p>47,433336</text:p>
          </table:table-cell>
          <table:table-cell office:value-type="float" office:value="0.292049">
            <text:p>0,292049</text:p>
          </table:table-cell>
          <table:table-cell/>
        </table:table-row>
        <table:table-row table:style-name="ro1">
          <table:table-cell office:value-type="float" office:value="47.466669">
            <text:p>47,466669</text:p>
          </table:table-cell>
          <table:table-cell office:value-type="float" office:value="0.287469">
            <text:p>0,287469</text:p>
          </table:table-cell>
          <table:table-cell/>
        </table:table-row>
        <table:table-row table:style-name="ro1">
          <table:table-cell office:value-type="float" office:value="47.500002">
            <text:p>47,500002</text:p>
          </table:table-cell>
          <table:table-cell office:value-type="float" office:value="0.289841">
            <text:p>0,289841</text:p>
          </table:table-cell>
          <table:table-cell/>
        </table:table-row>
        <table:table-row table:style-name="ro1">
          <table:table-cell office:value-type="float" office:value="47.533336">
            <text:p>47,533336</text:p>
          </table:table-cell>
          <table:table-cell office:value-type="float" office:value="0.294088">
            <text:p>0,294088</text:p>
          </table:table-cell>
          <table:table-cell/>
        </table:table-row>
        <table:table-row table:style-name="ro1">
          <table:table-cell office:value-type="float" office:value="47.566669">
            <text:p>47,566669</text:p>
          </table:table-cell>
          <table:table-cell office:value-type="float" office:value="0.290368">
            <text:p>0,290368</text:p>
          </table:table-cell>
          <table:table-cell/>
        </table:table-row>
        <table:table-row table:style-name="ro1">
          <table:table-cell office:value-type="float" office:value="47.600002">
            <text:p>47,600002</text:p>
          </table:table-cell>
          <table:table-cell office:value-type="float" office:value="0.288191">
            <text:p>0,288191</text:p>
          </table:table-cell>
          <table:table-cell/>
        </table:table-row>
        <table:table-row table:style-name="ro1">
          <table:table-cell office:value-type="float" office:value="47.633336">
            <text:p>47,633336</text:p>
          </table:table-cell>
          <table:table-cell office:value-type="float" office:value="0.289021">
            <text:p>0,289021</text:p>
          </table:table-cell>
          <table:table-cell/>
        </table:table-row>
        <table:table-row table:style-name="ro1">
          <table:table-cell office:value-type="float" office:value="47.666669">
            <text:p>47,666669</text:p>
          </table:table-cell>
          <table:table-cell office:value-type="float" office:value="0.297609">
            <text:p>0,297609</text:p>
          </table:table-cell>
          <table:table-cell/>
        </table:table-row>
        <table:table-row table:style-name="ro1">
          <table:table-cell office:value-type="float" office:value="47.700002">
            <text:p>47,700002</text:p>
          </table:table-cell>
          <table:table-cell office:value-type="float" office:value="0.278449">
            <text:p>0,278449</text:p>
          </table:table-cell>
          <table:table-cell/>
        </table:table-row>
        <table:table-row table:style-name="ro1">
          <table:table-cell office:value-type="float" office:value="47.733336">
            <text:p>47,733336</text:p>
          </table:table-cell>
          <table:table-cell office:value-type="float" office:value="0.293992">
            <text:p>0,293992</text:p>
          </table:table-cell>
          <table:table-cell/>
        </table:table-row>
        <table:table-row table:style-name="ro1">
          <table:table-cell office:value-type="float" office:value="47.766669">
            <text:p>47,766669</text:p>
          </table:table-cell>
          <table:table-cell office:value-type="float" office:value="0.298669">
            <text:p>0,298669</text:p>
          </table:table-cell>
          <table:table-cell/>
        </table:table-row>
        <table:table-row table:style-name="ro1">
          <table:table-cell office:value-type="float" office:value="47.800002">
            <text:p>47,800002</text:p>
          </table:table-cell>
          <table:table-cell office:value-type="float" office:value="0.290134">
            <text:p>0,290134</text:p>
          </table:table-cell>
          <table:table-cell/>
        </table:table-row>
        <table:table-row table:style-name="ro1">
          <table:table-cell office:value-type="float" office:value="47.833336">
            <text:p>47,833336</text:p>
          </table:table-cell>
          <table:table-cell office:value-type="float" office:value="0.268115">
            <text:p>0,268115</text:p>
          </table:table-cell>
          <table:table-cell/>
        </table:table-row>
        <table:table-row table:style-name="ro1">
          <table:table-cell office:value-type="float" office:value="47.866669">
            <text:p>47,866669</text:p>
          </table:table-cell>
          <table:table-cell office:value-type="float" office:value="0.297488">
            <text:p>0,297488</text:p>
          </table:table-cell>
          <table:table-cell/>
        </table:table-row>
        <table:table-row table:style-name="ro1">
          <table:table-cell office:value-type="float" office:value="47.900002">
            <text:p>47,900002</text:p>
          </table:table-cell>
          <table:table-cell office:value-type="float" office:value="0.283423">
            <text:p>0,283423</text:p>
          </table:table-cell>
          <table:table-cell/>
        </table:table-row>
        <table:table-row table:style-name="ro1">
          <table:table-cell office:value-type="float" office:value="47.933336">
            <text:p>47,933336</text:p>
          </table:table-cell>
          <table:table-cell office:value-type="float" office:value="0.302521">
            <text:p>0,302521</text:p>
          </table:table-cell>
          <table:table-cell/>
        </table:table-row>
        <table:table-row table:style-name="ro1">
          <table:table-cell office:value-type="float" office:value="47.966669">
            <text:p>47,966669</text:p>
          </table:table-cell>
          <table:table-cell office:value-type="float" office:value="0.299177">
            <text:p>0,299177</text:p>
          </table:table-cell>
          <table:table-cell/>
        </table:table-row>
        <table:table-row table:style-name="ro1">
          <table:table-cell office:value-type="float" office:value="48.000003">
            <text:p>48,000003</text:p>
          </table:table-cell>
          <table:table-cell office:value-type="float" office:value="0.298521">
            <text:p>0,298521</text:p>
          </table:table-cell>
          <table:table-cell/>
        </table:table-row>
        <table:table-row table:style-name="ro1">
          <table:table-cell office:value-type="float" office:value="48.033336">
            <text:p>48,033336</text:p>
          </table:table-cell>
          <table:table-cell office:value-type="float" office:value="0.284886">
            <text:p>0,284886</text:p>
          </table:table-cell>
          <table:table-cell/>
        </table:table-row>
        <table:table-row table:style-name="ro1">
          <table:table-cell office:value-type="float" office:value="48.066669">
            <text:p>48,066669</text:p>
          </table:table-cell>
          <table:table-cell office:value-type="float" office:value="0.302839">
            <text:p>0,302839</text:p>
          </table:table-cell>
          <table:table-cell/>
        </table:table-row>
        <table:table-row table:style-name="ro1">
          <table:table-cell office:value-type="float" office:value="48.100003">
            <text:p>48,100003</text:p>
          </table:table-cell>
          <table:table-cell office:value-type="float" office:value="0.293285">
            <text:p>0,293285</text:p>
          </table:table-cell>
          <table:table-cell/>
        </table:table-row>
        <table:table-row table:style-name="ro1">
          <table:table-cell office:value-type="float" office:value="48.133336">
            <text:p>48,133336</text:p>
          </table:table-cell>
          <table:table-cell office:value-type="float" office:value="0.305046">
            <text:p>0,305046</text:p>
          </table:table-cell>
          <table:table-cell/>
        </table:table-row>
        <table:table-row table:style-name="ro1">
          <table:table-cell office:value-type="float" office:value="48.166669">
            <text:p>48,166669</text:p>
          </table:table-cell>
          <table:table-cell office:value-type="float" office:value="0.282226">
            <text:p>0,282226</text:p>
          </table:table-cell>
          <table:table-cell/>
        </table:table-row>
        <table:table-row table:style-name="ro1">
          <table:table-cell office:value-type="float" office:value="48.200003">
            <text:p>48,200003</text:p>
          </table:table-cell>
          <table:table-cell office:value-type="float" office:value="0.30828">
            <text:p>0,30828</text:p>
          </table:table-cell>
          <table:table-cell/>
        </table:table-row>
        <table:table-row table:style-name="ro1">
          <table:table-cell office:value-type="float" office:value="48.233336">
            <text:p>48,233336</text:p>
          </table:table-cell>
          <table:table-cell office:value-type="float" office:value="0.293266">
            <text:p>0,293266</text:p>
          </table:table-cell>
          <table:table-cell/>
        </table:table-row>
        <table:table-row table:style-name="ro1">
          <table:table-cell office:value-type="float" office:value="48.266669">
            <text:p>48,266669</text:p>
          </table:table-cell>
          <table:table-cell office:value-type="float" office:value="0.286633">
            <text:p>0,286633</text:p>
          </table:table-cell>
          <table:table-cell/>
        </table:table-row>
        <table:table-row table:style-name="ro1">
          <table:table-cell office:value-type="float" office:value="48.300003">
            <text:p>48,300003</text:p>
          </table:table-cell>
          <table:table-cell office:value-type="float" office:value="0.278822">
            <text:p>0,278822</text:p>
          </table:table-cell>
          <table:table-cell/>
        </table:table-row>
        <table:table-row table:style-name="ro1">
          <table:table-cell office:value-type="float" office:value="48.333336">
            <text:p>48,333336</text:p>
          </table:table-cell>
          <table:table-cell office:value-type="float" office:value="0.293666">
            <text:p>0,293666</text:p>
          </table:table-cell>
          <table:table-cell/>
        </table:table-row>
        <table:table-row table:style-name="ro1">
          <table:table-cell office:value-type="float" office:value="48.366669">
            <text:p>48,366669</text:p>
          </table:table-cell>
          <table:table-cell office:value-type="float" office:value="0.281301">
            <text:p>0,281301</text:p>
          </table:table-cell>
          <table:table-cell/>
        </table:table-row>
        <table:table-row table:style-name="ro1">
          <table:table-cell office:value-type="float" office:value="48.400003">
            <text:p>48,400003</text:p>
          </table:table-cell>
          <table:table-cell office:value-type="float" office:value="0.300527">
            <text:p>0,300527</text:p>
          </table:table-cell>
          <table:table-cell/>
        </table:table-row>
        <table:table-row table:style-name="ro1">
          <table:table-cell office:value-type="float" office:value="48.433336">
            <text:p>48,433336</text:p>
          </table:table-cell>
          <table:table-cell office:value-type="float" office:value="0.295497">
            <text:p>0,295497</text:p>
          </table:table-cell>
          <table:table-cell/>
        </table:table-row>
        <table:table-row table:style-name="ro1">
          <table:table-cell office:value-type="float" office:value="48.466669">
            <text:p>48,466669</text:p>
          </table:table-cell>
          <table:table-cell office:value-type="float" office:value="0.287609">
            <text:p>0,287609</text:p>
          </table:table-cell>
          <table:table-cell/>
        </table:table-row>
        <table:table-row table:style-name="ro1">
          <table:table-cell office:value-type="float" office:value="48.500003">
            <text:p>48,500003</text:p>
          </table:table-cell>
          <table:table-cell office:value-type="float" office:value="0.303716">
            <text:p>0,303716</text:p>
          </table:table-cell>
          <table:table-cell/>
        </table:table-row>
        <table:table-row table:style-name="ro1">
          <table:table-cell office:value-type="float" office:value="48.533336">
            <text:p>48,533336</text:p>
          </table:table-cell>
          <table:table-cell office:value-type="float" office:value="0.305712">
            <text:p>0,305712</text:p>
          </table:table-cell>
          <table:table-cell/>
        </table:table-row>
        <table:table-row table:style-name="ro1">
          <table:table-cell office:value-type="float" office:value="48.566669">
            <text:p>48,566669</text:p>
          </table:table-cell>
          <table:table-cell office:value-type="float" office:value="0.291686">
            <text:p>0,291686</text:p>
          </table:table-cell>
          <table:table-cell/>
        </table:table-row>
        <table:table-row table:style-name="ro1">
          <table:table-cell office:value-type="float" office:value="48.600003">
            <text:p>48,600003</text:p>
          </table:table-cell>
          <table:table-cell office:value-type="float" office:value="0.297004">
            <text:p>0,297004</text:p>
          </table:table-cell>
          <table:table-cell/>
        </table:table-row>
        <table:table-row table:style-name="ro1">
          <table:table-cell office:value-type="float" office:value="48.633336">
            <text:p>48,633336</text:p>
          </table:table-cell>
          <table:table-cell office:value-type="float" office:value="0.284051">
            <text:p>0,284051</text:p>
          </table:table-cell>
          <table:table-cell/>
        </table:table-row>
        <table:table-row table:style-name="ro1">
          <table:table-cell office:value-type="float" office:value="48.666669">
            <text:p>48,666669</text:p>
          </table:table-cell>
          <table:table-cell office:value-type="float" office:value="0.282268">
            <text:p>0,282268</text:p>
          </table:table-cell>
          <table:table-cell/>
        </table:table-row>
        <table:table-row table:style-name="ro1">
          <table:table-cell office:value-type="float" office:value="48.700003">
            <text:p>48,700003</text:p>
          </table:table-cell>
          <table:table-cell office:value-type="float" office:value="0.29399">
            <text:p>0,29399</text:p>
          </table:table-cell>
          <table:table-cell/>
        </table:table-row>
        <table:table-row table:style-name="ro1">
          <table:table-cell office:value-type="float" office:value="48.733336">
            <text:p>48,733336</text:p>
          </table:table-cell>
          <table:table-cell office:value-type="float" office:value="0.289525">
            <text:p>0,289525</text:p>
          </table:table-cell>
          <table:table-cell/>
        </table:table-row>
        <table:table-row table:style-name="ro1">
          <table:table-cell office:value-type="float" office:value="48.766669">
            <text:p>48,766669</text:p>
          </table:table-cell>
          <table:table-cell office:value-type="float" office:value="0.285688">
            <text:p>0,285688</text:p>
          </table:table-cell>
          <table:table-cell/>
        </table:table-row>
        <table:table-row table:style-name="ro1">
          <table:table-cell office:value-type="float" office:value="48.800003">
            <text:p>48,800003</text:p>
          </table:table-cell>
          <table:table-cell office:value-type="float" office:value="0.298619">
            <text:p>0,298619</text:p>
          </table:table-cell>
          <table:table-cell/>
        </table:table-row>
        <table:table-row table:style-name="ro1">
          <table:table-cell office:value-type="float" office:value="48.833336">
            <text:p>48,833336</text:p>
          </table:table-cell>
          <table:table-cell office:value-type="float" office:value="0.283534">
            <text:p>0,283534</text:p>
          </table:table-cell>
          <table:table-cell/>
        </table:table-row>
        <table:table-row table:style-name="ro1">
          <table:table-cell office:value-type="float" office:value="48.866669">
            <text:p>48,866669</text:p>
          </table:table-cell>
          <table:table-cell office:value-type="float" office:value="0.276272">
            <text:p>0,276272</text:p>
          </table:table-cell>
          <table:table-cell/>
        </table:table-row>
        <table:table-row table:style-name="ro1">
          <table:table-cell office:value-type="float" office:value="48.900003">
            <text:p>48,900003</text:p>
          </table:table-cell>
          <table:table-cell office:value-type="float" office:value="0.297473">
            <text:p>0,297473</text:p>
          </table:table-cell>
          <table:table-cell/>
        </table:table-row>
        <table:table-row table:style-name="ro1">
          <table:table-cell office:value-type="float" office:value="48.933336">
            <text:p>48,933336</text:p>
          </table:table-cell>
          <table:table-cell office:value-type="float" office:value="0.293692">
            <text:p>0,293692</text:p>
          </table:table-cell>
          <table:table-cell/>
        </table:table-row>
        <table:table-row table:style-name="ro1">
          <table:table-cell office:value-type="float" office:value="48.966669">
            <text:p>48,966669</text:p>
          </table:table-cell>
          <table:table-cell office:value-type="float" office:value="0.303693">
            <text:p>0,303693</text:p>
          </table:table-cell>
          <table:table-cell/>
        </table:table-row>
        <table:table-row table:style-name="ro1">
          <table:table-cell office:value-type="float" office:value="49.000003">
            <text:p>49,000003</text:p>
          </table:table-cell>
          <table:table-cell office:value-type="float" office:value="0.301268">
            <text:p>0,301268</text:p>
          </table:table-cell>
          <table:table-cell/>
        </table:table-row>
        <table:table-row table:style-name="ro1">
          <table:table-cell office:value-type="float" office:value="49.033336">
            <text:p>49,033336</text:p>
          </table:table-cell>
          <table:table-cell office:value-type="float" office:value="0.289124">
            <text:p>0,289124</text:p>
          </table:table-cell>
          <table:table-cell/>
        </table:table-row>
        <table:table-row table:style-name="ro1">
          <table:table-cell office:value-type="float" office:value="49.066669">
            <text:p>49,066669</text:p>
          </table:table-cell>
          <table:table-cell office:value-type="float" office:value="0.296185">
            <text:p>0,296185</text:p>
          </table:table-cell>
          <table:table-cell/>
        </table:table-row>
        <table:table-row table:style-name="ro1">
          <table:table-cell office:value-type="float" office:value="49.100003">
            <text:p>49,100003</text:p>
          </table:table-cell>
          <table:table-cell office:value-type="float" office:value="0.294223">
            <text:p>0,294223</text:p>
          </table:table-cell>
          <table:table-cell/>
        </table:table-row>
        <table:table-row table:style-name="ro1">
          <table:table-cell office:value-type="float" office:value="49.133336">
            <text:p>49,133336</text:p>
          </table:table-cell>
          <table:table-cell office:value-type="float" office:value="0.292722">
            <text:p>0,292722</text:p>
          </table:table-cell>
          <table:table-cell/>
        </table:table-row>
        <table:table-row table:style-name="ro1">
          <table:table-cell office:value-type="float" office:value="49.166669">
            <text:p>49,166669</text:p>
          </table:table-cell>
          <table:table-cell office:value-type="float" office:value="0.29115">
            <text:p>0,29115</text:p>
          </table:table-cell>
          <table:table-cell/>
        </table:table-row>
        <table:table-row table:style-name="ro1">
          <table:table-cell office:value-type="float" office:value="49.200003">
            <text:p>49,200003</text:p>
          </table:table-cell>
          <table:table-cell office:value-type="float" office:value="0.291273">
            <text:p>0,291273</text:p>
          </table:table-cell>
          <table:table-cell/>
        </table:table-row>
        <table:table-row table:style-name="ro1">
          <table:table-cell office:value-type="float" office:value="49.233336">
            <text:p>49,233336</text:p>
          </table:table-cell>
          <table:table-cell office:value-type="float" office:value="0.299733">
            <text:p>0,299733</text:p>
          </table:table-cell>
          <table:table-cell/>
        </table:table-row>
        <table:table-row table:style-name="ro1">
          <table:table-cell office:value-type="float" office:value="49.266669">
            <text:p>49,266669</text:p>
          </table:table-cell>
          <table:table-cell office:value-type="float" office:value="0.296386">
            <text:p>0,296386</text:p>
          </table:table-cell>
          <table:table-cell/>
        </table:table-row>
        <table:table-row table:style-name="ro1">
          <table:table-cell office:value-type="float" office:value="49.300003">
            <text:p>49,300003</text:p>
          </table:table-cell>
          <table:table-cell office:value-type="float" office:value="0.293172">
            <text:p>0,293172</text:p>
          </table:table-cell>
          <table:table-cell/>
        </table:table-row>
        <table:table-row table:style-name="ro1">
          <table:table-cell office:value-type="float" office:value="49.333336">
            <text:p>49,333336</text:p>
          </table:table-cell>
          <table:table-cell office:value-type="float" office:value="0.300809">
            <text:p>0,300809</text:p>
          </table:table-cell>
          <table:table-cell/>
        </table:table-row>
        <table:table-row table:style-name="ro1">
          <table:table-cell office:value-type="float" office:value="49.366669">
            <text:p>49,366669</text:p>
          </table:table-cell>
          <table:table-cell office:value-type="float" office:value="0.309177">
            <text:p>0,309177</text:p>
          </table:table-cell>
          <table:table-cell/>
        </table:table-row>
        <table:table-row table:style-name="ro1">
          <table:table-cell office:value-type="float" office:value="49.400003">
            <text:p>49,400003</text:p>
          </table:table-cell>
          <table:table-cell office:value-type="float" office:value="0.295906">
            <text:p>0,295906</text:p>
          </table:table-cell>
          <table:table-cell office:value-type="string">
            <text:p>Mejor Amplitud encotnrada: amp=46.9622nm</text:p>
          </table:table-cell>
        </table:table-row>
        <table:table-row table:style-name="ro1">
          <table:table-cell office:value-type="float" office:value="49.433336">
            <text:p>49,433336</text:p>
          </table:table-cell>
          <table:table-cell office:value-type="float" office:value="0.298326">
            <text:p>0,298326</text:p>
          </table:table-cell>
          <table:table-cell/>
        </table:table-row>
        <table:table-row table:style-name="ro1">
          <table:table-cell office:value-type="float" office:value="49.466669">
            <text:p>49,466669</text:p>
          </table:table-cell>
          <table:table-cell office:value-type="float" office:value="0.281227">
            <text:p>0,281227</text:p>
          </table:table-cell>
          <table:table-cell/>
        </table:table-row>
        <table:table-row table:style-name="ro1">
          <table:table-cell office:value-type="float" office:value="49.500003">
            <text:p>49,500003</text:p>
          </table:table-cell>
          <table:table-cell office:value-type="float" office:value="0.288916">
            <text:p>0,288916</text:p>
          </table:table-cell>
          <table:table-cell/>
        </table:table-row>
        <table:table-row table:style-name="ro1">
          <table:table-cell office:value-type="float" office:value="49.533336">
            <text:p>49,533336</text:p>
          </table:table-cell>
          <table:table-cell office:value-type="float" office:value="0.299093">
            <text:p>0,299093</text:p>
          </table:table-cell>
          <table:table-cell/>
        </table:table-row>
        <table:table-row table:style-name="ro1">
          <table:table-cell office:value-type="float" office:value="49.566669">
            <text:p>49,566669</text:p>
          </table:table-cell>
          <table:table-cell office:value-type="float" office:value="0.292875">
            <text:p>0,292875</text:p>
          </table:table-cell>
          <table:table-cell/>
        </table:table-row>
        <table:table-row table:style-name="ro1">
          <table:table-cell office:value-type="float" office:value="49.600003">
            <text:p>49,600003</text:p>
          </table:table-cell>
          <table:table-cell office:value-type="float" office:value="0.284812">
            <text:p>0,284812</text:p>
          </table:table-cell>
          <table:table-cell/>
        </table:table-row>
        <table:table-row table:style-name="ro1">
          <table:table-cell office:value-type="float" office:value="49.633336">
            <text:p>49,633336</text:p>
          </table:table-cell>
          <table:table-cell office:value-type="float" office:value="0.291561">
            <text:p>0,291561</text:p>
          </table:table-cell>
          <table:table-cell/>
        </table:table-row>
        <table:table-row table:style-name="ro1">
          <table:table-cell office:value-type="float" office:value="49.666669">
            <text:p>49,666669</text:p>
          </table:table-cell>
          <table:table-cell office:value-type="float" office:value="0.298481">
            <text:p>0,298481</text:p>
          </table:table-cell>
          <table:table-cell/>
        </table:table-row>
        <table:table-row table:style-name="ro1">
          <table:table-cell office:value-type="float" office:value="49.700003">
            <text:p>49,700003</text:p>
          </table:table-cell>
          <table:table-cell office:value-type="float" office:value="0.28897">
            <text:p>0,28897</text:p>
          </table:table-cell>
          <table:table-cell/>
        </table:table-row>
        <table:table-row table:style-name="ro1">
          <table:table-cell office:value-type="float" office:value="49.733336">
            <text:p>49,733336</text:p>
          </table:table-cell>
          <table:table-cell office:value-type="float" office:value="0.289604">
            <text:p>0,289604</text:p>
          </table:table-cell>
          <table:table-cell/>
        </table:table-row>
        <table:table-row table:style-name="ro1">
          <table:table-cell office:value-type="float" office:value="49.766669">
            <text:p>49,766669</text:p>
          </table:table-cell>
          <table:table-cell office:value-type="float" office:value="0.299422">
            <text:p>0,299422</text:p>
          </table:table-cell>
          <table:table-cell/>
        </table:table-row>
        <table:table-row table:style-name="ro1">
          <table:table-cell office:value-type="float" office:value="49.800003">
            <text:p>49,800003</text:p>
          </table:table-cell>
          <table:table-cell office:value-type="float" office:value="0.298175">
            <text:p>0,298175</text:p>
          </table:table-cell>
          <table:table-cell/>
        </table:table-row>
        <table:table-row table:style-name="ro1">
          <table:table-cell office:value-type="float" office:value="49.833336">
            <text:p>49,833336</text:p>
          </table:table-cell>
          <table:table-cell office:value-type="float" office:value="0.300301">
            <text:p>0,300301</text:p>
          </table:table-cell>
          <table:table-cell/>
        </table:table-row>
        <table:table-row table:style-name="ro1">
          <table:table-cell office:value-type="float" office:value="49.866669">
            <text:p>49,866669</text:p>
          </table:table-cell>
          <table:table-cell office:value-type="float" office:value="0.29494">
            <text:p>0,29494</text:p>
          </table:table-cell>
          <table:table-cell/>
        </table:table-row>
        <table:table-row table:style-name="ro1">
          <table:table-cell office:value-type="float" office:value="49.900003">
            <text:p>49,900003</text:p>
          </table:table-cell>
          <table:table-cell office:value-type="float" office:value="0.29449">
            <text:p>0,29449</text:p>
          </table:table-cell>
          <table:table-cell/>
        </table:table-row>
        <table:table-row table:style-name="ro1">
          <table:table-cell office:value-type="float" office:value="49.933336">
            <text:p>49,933336</text:p>
          </table:table-cell>
          <table:table-cell office:value-type="float" office:value="0.293293">
            <text:p>0,293293</text:p>
          </table:table-cell>
          <table:table-cell/>
        </table:table-row>
        <table:table-row table:style-name="ro1">
          <table:table-cell office:value-type="float" office:value="49.966669">
            <text:p>49,966669</text:p>
          </table:table-cell>
          <table:table-cell office:value-type="float" office:value="0.298343">
            <text:p>0,298343</text:p>
          </table:table-cell>
          <table:table-cell/>
        </table:table-row>
        <table:table-row table:style-name="ro1">
          <table:table-cell office:value-type="float" office:value="50.000003">
            <text:p>50,000003</text:p>
          </table:table-cell>
          <table:table-cell office:value-type="float" office:value="0.290952">
            <text:p>0,290952</text:p>
          </table:table-cell>
          <table:table-cell/>
        </table:table-row>
        <table:table-row table:style-name="ro1">
          <table:table-cell office:value-type="float" office:value="50.033336">
            <text:p>50,033336</text:p>
          </table:table-cell>
          <table:table-cell office:value-type="float" office:value="0.300885">
            <text:p>0,300885</text:p>
          </table:table-cell>
          <table:table-cell/>
        </table:table-row>
        <table:table-row table:style-name="ro1">
          <table:table-cell office:value-type="float" office:value="50.066669">
            <text:p>50,066669</text:p>
          </table:table-cell>
          <table:table-cell office:value-type="float" office:value="0.30288">
            <text:p>0,30288</text:p>
          </table:table-cell>
          <table:table-cell/>
        </table:table-row>
        <table:table-row table:style-name="ro1">
          <table:table-cell office:value-type="float" office:value="50.100003">
            <text:p>50,100003</text:p>
          </table:table-cell>
          <table:table-cell office:value-type="float" office:value="0.293958">
            <text:p>0,293958</text:p>
          </table:table-cell>
          <table:table-cell/>
        </table:table-row>
        <table:table-row table:style-name="ro1">
          <table:table-cell office:value-type="float" office:value="50.133336">
            <text:p>50,133336</text:p>
          </table:table-cell>
          <table:table-cell office:value-type="float" office:value="0.293484">
            <text:p>0,293484</text:p>
          </table:table-cell>
          <table:table-cell/>
        </table:table-row>
        <table:table-row table:style-name="ro1">
          <table:table-cell office:value-type="float" office:value="50.166669">
            <text:p>50,166669</text:p>
          </table:table-cell>
          <table:table-cell office:value-type="float" office:value="0.303217">
            <text:p>0,303217</text:p>
          </table:table-cell>
          <table:table-cell/>
        </table:table-row>
        <table:table-row table:style-name="ro1">
          <table:table-cell office:value-type="float" office:value="50.200003">
            <text:p>50,200003</text:p>
          </table:table-cell>
          <table:table-cell office:value-type="float" office:value="0.314506">
            <text:p>0,314506</text:p>
          </table:table-cell>
          <table:table-cell/>
        </table:table-row>
        <table:table-row table:style-name="ro1">
          <table:table-cell office:value-type="float" office:value="50.233336">
            <text:p>50,233336</text:p>
          </table:table-cell>
          <table:table-cell office:value-type="float" office:value="0.30921">
            <text:p>0,30921</text:p>
          </table:table-cell>
          <table:table-cell/>
        </table:table-row>
        <table:table-row table:style-name="ro1">
          <table:table-cell office:value-type="float" office:value="50.266669">
            <text:p>50,266669</text:p>
          </table:table-cell>
          <table:table-cell office:value-type="float" office:value="0.300441">
            <text:p>0,300441</text:p>
          </table:table-cell>
          <table:table-cell office:value-type="string">
            <text:p>Mejor Amplitud encotnrada: amp=55.8469nm</text:p>
          </table:table-cell>
        </table:table-row>
        <table:table-row table:style-name="ro1">
          <table:table-cell office:value-type="float" office:value="50.300003">
            <text:p>50,300003</text:p>
          </table:table-cell>
          <table:table-cell office:value-type="float" office:value="0.300666">
            <text:p>0,300666</text:p>
          </table:table-cell>
          <table:table-cell/>
        </table:table-row>
        <table:table-row table:style-name="ro1">
          <table:table-cell office:value-type="float" office:value="50.333336">
            <text:p>50,333336</text:p>
          </table:table-cell>
          <table:table-cell office:value-type="float" office:value="0.297967">
            <text:p>0,297967</text:p>
          </table:table-cell>
          <table:table-cell/>
        </table:table-row>
        <table:table-row table:style-name="ro1">
          <table:table-cell office:value-type="float" office:value="50.366669">
            <text:p>50,366669</text:p>
          </table:table-cell>
          <table:table-cell office:value-type="float" office:value="0.307182">
            <text:p>0,307182</text:p>
          </table:table-cell>
          <table:table-cell/>
        </table:table-row>
        <table:table-row table:style-name="ro1">
          <table:table-cell office:value-type="float" office:value="50.400003">
            <text:p>50,400003</text:p>
          </table:table-cell>
          <table:table-cell office:value-type="float" office:value="0.288382">
            <text:p>0,288382</text:p>
          </table:table-cell>
          <table:table-cell/>
        </table:table-row>
        <table:table-row table:style-name="ro1">
          <table:table-cell office:value-type="float" office:value="50.433336">
            <text:p>50,433336</text:p>
          </table:table-cell>
          <table:table-cell office:value-type="float" office:value="0.291503">
            <text:p>0,291503</text:p>
          </table:table-cell>
          <table:table-cell/>
        </table:table-row>
        <table:table-row table:style-name="ro1">
          <table:table-cell office:value-type="float" office:value="50.466669">
            <text:p>50,466669</text:p>
          </table:table-cell>
          <table:table-cell office:value-type="float" office:value="0.291442">
            <text:p>0,291442</text:p>
          </table:table-cell>
          <table:table-cell/>
        </table:table-row>
        <table:table-row table:style-name="ro1">
          <table:table-cell office:value-type="float" office:value="50.500003">
            <text:p>50,500003</text:p>
          </table:table-cell>
          <table:table-cell office:value-type="float" office:value="0.300625">
            <text:p>0,300625</text:p>
          </table:table-cell>
          <table:table-cell/>
        </table:table-row>
        <table:table-row table:style-name="ro1">
          <table:table-cell office:value-type="float" office:value="50.533336">
            <text:p>50,533336</text:p>
          </table:table-cell>
          <table:table-cell office:value-type="float" office:value="0.309971">
            <text:p>0,309971</text:p>
          </table:table-cell>
          <table:table-cell/>
        </table:table-row>
        <table:table-row table:style-name="ro1">
          <table:table-cell office:value-type="float" office:value="50.566669">
            <text:p>50,566669</text:p>
          </table:table-cell>
          <table:table-cell office:value-type="float" office:value="0.301065">
            <text:p>0,301065</text:p>
          </table:table-cell>
          <table:table-cell/>
        </table:table-row>
        <table:table-row table:style-name="ro1">
          <table:table-cell office:value-type="float" office:value="50.600003">
            <text:p>50,600003</text:p>
          </table:table-cell>
          <table:table-cell office:value-type="float" office:value="0.31305">
            <text:p>0,31305</text:p>
          </table:table-cell>
          <table:table-cell/>
        </table:table-row>
        <table:table-row table:style-name="ro1">
          <table:table-cell office:value-type="float" office:value="50.633336">
            <text:p>50,633336</text:p>
          </table:table-cell>
          <table:table-cell office:value-type="float" office:value="0.308133">
            <text:p>0,308133</text:p>
          </table:table-cell>
          <table:table-cell/>
        </table:table-row>
        <table:table-row table:style-name="ro1">
          <table:table-cell office:value-type="float" office:value="50.666669">
            <text:p>50,666669</text:p>
          </table:table-cell>
          <table:table-cell office:value-type="float" office:value="0.315256">
            <text:p>0,315256</text:p>
          </table:table-cell>
          <table:table-cell/>
        </table:table-row>
        <table:table-row table:style-name="ro1">
          <table:table-cell office:value-type="float" office:value="50.700003">
            <text:p>50,700003</text:p>
          </table:table-cell>
          <table:table-cell office:value-type="float" office:value="0.300326">
            <text:p>0,300326</text:p>
          </table:table-cell>
          <table:table-cell/>
        </table:table-row>
        <table:table-row table:style-name="ro1">
          <table:table-cell office:value-type="float" office:value="50.733336">
            <text:p>50,733336</text:p>
          </table:table-cell>
          <table:table-cell office:value-type="float" office:value="0.313851">
            <text:p>0,313851</text:p>
          </table:table-cell>
          <table:table-cell/>
        </table:table-row>
        <table:table-row table:style-name="ro1">
          <table:table-cell office:value-type="float" office:value="50.766669">
            <text:p>50,766669</text:p>
          </table:table-cell>
          <table:table-cell office:value-type="float" office:value="0.291356">
            <text:p>0,291356</text:p>
          </table:table-cell>
          <table:table-cell/>
        </table:table-row>
        <table:table-row table:style-name="ro1">
          <table:table-cell office:value-type="float" office:value="50.800003">
            <text:p>50,800003</text:p>
          </table:table-cell>
          <table:table-cell office:value-type="float" office:value="0.302447">
            <text:p>0,302447</text:p>
          </table:table-cell>
          <table:table-cell/>
        </table:table-row>
        <table:table-row table:style-name="ro1">
          <table:table-cell office:value-type="float" office:value="50.833336">
            <text:p>50,833336</text:p>
          </table:table-cell>
          <table:table-cell office:value-type="float" office:value="0.292755">
            <text:p>0,292755</text:p>
          </table:table-cell>
          <table:table-cell/>
        </table:table-row>
        <table:table-row table:style-name="ro1">
          <table:table-cell office:value-type="float" office:value="50.866669">
            <text:p>50,866669</text:p>
          </table:table-cell>
          <table:table-cell office:value-type="float" office:value="0.293497">
            <text:p>0,293497</text:p>
          </table:table-cell>
          <table:table-cell/>
        </table:table-row>
        <table:table-row table:style-name="ro1">
          <table:table-cell office:value-type="float" office:value="50.900003">
            <text:p>50,900003</text:p>
          </table:table-cell>
          <table:table-cell office:value-type="float" office:value="0.301958">
            <text:p>0,301958</text:p>
          </table:table-cell>
          <table:table-cell/>
        </table:table-row>
        <table:table-row table:style-name="ro1">
          <table:table-cell office:value-type="float" office:value="50.933336">
            <text:p>50,933336</text:p>
          </table:table-cell>
          <table:table-cell office:value-type="float" office:value="0.30733">
            <text:p>0,30733</text:p>
          </table:table-cell>
          <table:table-cell/>
        </table:table-row>
        <table:table-row table:style-name="ro1">
          <table:table-cell office:value-type="float" office:value="50.966669">
            <text:p>50,966669</text:p>
          </table:table-cell>
          <table:table-cell office:value-type="float" office:value="0.297652">
            <text:p>0,297652</text:p>
          </table:table-cell>
          <table:table-cell/>
        </table:table-row>
        <table:table-row table:style-name="ro1">
          <table:table-cell office:value-type="float" office:value="51.000003">
            <text:p>51,000003</text:p>
          </table:table-cell>
          <table:table-cell office:value-type="float" office:value="0.299756">
            <text:p>0,299756</text:p>
          </table:table-cell>
          <table:table-cell/>
        </table:table-row>
        <table:table-row table:style-name="ro1">
          <table:table-cell office:value-type="float" office:value="51.033336">
            <text:p>51,033336</text:p>
          </table:table-cell>
          <table:table-cell office:value-type="float" office:value="0.305407">
            <text:p>0,305407</text:p>
          </table:table-cell>
          <table:table-cell/>
        </table:table-row>
        <table:table-row table:style-name="ro1">
          <table:table-cell office:value-type="float" office:value="51.066669">
            <text:p>51,066669</text:p>
          </table:table-cell>
          <table:table-cell office:value-type="float" office:value="0.297118">
            <text:p>0,297118</text:p>
          </table:table-cell>
          <table:table-cell/>
        </table:table-row>
        <table:table-row table:style-name="ro1">
          <table:table-cell office:value-type="float" office:value="51.100003">
            <text:p>51,100003</text:p>
          </table:table-cell>
          <table:table-cell office:value-type="float" office:value="0.299267">
            <text:p>0,299267</text:p>
          </table:table-cell>
          <table:table-cell/>
        </table:table-row>
        <table:table-row table:style-name="ro1">
          <table:table-cell office:value-type="float" office:value="51.133336">
            <text:p>51,133336</text:p>
          </table:table-cell>
          <table:table-cell office:value-type="float" office:value="0.291331">
            <text:p>0,291331</text:p>
          </table:table-cell>
          <table:table-cell/>
        </table:table-row>
        <table:table-row table:style-name="ro1">
          <table:table-cell office:value-type="float" office:value="51.166669">
            <text:p>51,166669</text:p>
          </table:table-cell>
          <table:table-cell office:value-type="float" office:value="0.30399">
            <text:p>0,30399</text:p>
          </table:table-cell>
          <table:table-cell/>
        </table:table-row>
        <table:table-row table:style-name="ro1">
          <table:table-cell office:value-type="float" office:value="51.200003">
            <text:p>51,200003</text:p>
          </table:table-cell>
          <table:table-cell office:value-type="float" office:value="0.295894">
            <text:p>0,295894</text:p>
          </table:table-cell>
          <table:table-cell/>
        </table:table-row>
        <table:table-row table:style-name="ro1">
          <table:table-cell office:value-type="float" office:value="51.233336">
            <text:p>51,233336</text:p>
          </table:table-cell>
          <table:table-cell office:value-type="float" office:value="0.29489">
            <text:p>0,29489</text:p>
          </table:table-cell>
          <table:table-cell/>
        </table:table-row>
        <table:table-row table:style-name="ro1">
          <table:table-cell office:value-type="float" office:value="51.266669">
            <text:p>51,266669</text:p>
          </table:table-cell>
          <table:table-cell office:value-type="float" office:value="0.304747">
            <text:p>0,304747</text:p>
          </table:table-cell>
          <table:table-cell/>
        </table:table-row>
        <table:table-row table:style-name="ro1">
          <table:table-cell office:value-type="float" office:value="51.300003">
            <text:p>51,300003</text:p>
          </table:table-cell>
          <table:table-cell office:value-type="float" office:value="0.292485">
            <text:p>0,292485</text:p>
          </table:table-cell>
          <table:table-cell/>
        </table:table-row>
        <table:table-row table:style-name="ro1">
          <table:table-cell office:value-type="float" office:value="51.333336">
            <text:p>51,333336</text:p>
          </table:table-cell>
          <table:table-cell office:value-type="float" office:value="0.304683">
            <text:p>0,304683</text:p>
          </table:table-cell>
          <table:table-cell/>
        </table:table-row>
        <table:table-row table:style-name="ro1">
          <table:table-cell office:value-type="float" office:value="51.366669">
            <text:p>51,366669</text:p>
          </table:table-cell>
          <table:table-cell office:value-type="float" office:value="0.304363">
            <text:p>0,304363</text:p>
          </table:table-cell>
          <table:table-cell/>
        </table:table-row>
        <table:table-row table:style-name="ro1">
          <table:table-cell office:value-type="float" office:value="51.400003">
            <text:p>51,400003</text:p>
          </table:table-cell>
          <table:table-cell office:value-type="float" office:value="0.30114">
            <text:p>0,30114</text:p>
          </table:table-cell>
          <table:table-cell/>
        </table:table-row>
        <table:table-row table:style-name="ro1">
          <table:table-cell office:value-type="float" office:value="51.433336">
            <text:p>51,433336</text:p>
          </table:table-cell>
          <table:table-cell office:value-type="float" office:value="0.300795">
            <text:p>0,300795</text:p>
          </table:table-cell>
          <table:table-cell/>
        </table:table-row>
        <table:table-row table:style-name="ro1">
          <table:table-cell office:value-type="float" office:value="51.466669">
            <text:p>51,466669</text:p>
          </table:table-cell>
          <table:table-cell office:value-type="float" office:value="0.280546">
            <text:p>0,280546</text:p>
          </table:table-cell>
          <table:table-cell/>
        </table:table-row>
        <table:table-row table:style-name="ro1">
          <table:table-cell office:value-type="float" office:value="51.500003">
            <text:p>51,500003</text:p>
          </table:table-cell>
          <table:table-cell office:value-type="float" office:value="0.301168">
            <text:p>0,301168</text:p>
          </table:table-cell>
          <table:table-cell/>
        </table:table-row>
        <table:table-row table:style-name="ro1">
          <table:table-cell office:value-type="float" office:value="51.533336">
            <text:p>51,533336</text:p>
          </table:table-cell>
          <table:table-cell office:value-type="float" office:value="0.30502">
            <text:p>0,30502</text:p>
          </table:table-cell>
          <table:table-cell/>
        </table:table-row>
        <table:table-row table:style-name="ro1">
          <table:table-cell office:value-type="float" office:value="51.566669">
            <text:p>51,566669</text:p>
          </table:table-cell>
          <table:table-cell office:value-type="float" office:value="0.287084">
            <text:p>0,287084</text:p>
          </table:table-cell>
          <table:table-cell/>
        </table:table-row>
        <table:table-row table:style-name="ro1">
          <table:table-cell office:value-type="float" office:value="51.600003">
            <text:p>51,600003</text:p>
          </table:table-cell>
          <table:table-cell office:value-type="float" office:value="0.284392">
            <text:p>0,284392</text:p>
          </table:table-cell>
          <table:table-cell/>
        </table:table-row>
        <table:table-row table:style-name="ro1">
          <table:table-cell office:value-type="float" office:value="51.633336">
            <text:p>51,633336</text:p>
          </table:table-cell>
          <table:table-cell office:value-type="float" office:value="0.294926">
            <text:p>0,294926</text:p>
          </table:table-cell>
          <table:table-cell/>
        </table:table-row>
        <table:table-row table:style-name="ro1">
          <table:table-cell office:value-type="float" office:value="51.666669">
            <text:p>51,666669</text:p>
          </table:table-cell>
          <table:table-cell office:value-type="float" office:value="0.289822">
            <text:p>0,289822</text:p>
          </table:table-cell>
          <table:table-cell/>
        </table:table-row>
        <table:table-row table:style-name="ro1">
          <table:table-cell office:value-type="float" office:value="51.700003">
            <text:p>51,700003</text:p>
          </table:table-cell>
          <table:table-cell office:value-type="float" office:value="0.290548">
            <text:p>0,290548</text:p>
          </table:table-cell>
          <table:table-cell/>
        </table:table-row>
        <table:table-row table:style-name="ro1">
          <table:table-cell office:value-type="float" office:value="51.733336">
            <text:p>51,733336</text:p>
          </table:table-cell>
          <table:table-cell office:value-type="float" office:value="0.288762">
            <text:p>0,288762</text:p>
          </table:table-cell>
          <table:table-cell/>
        </table:table-row>
        <table:table-row table:style-name="ro1">
          <table:table-cell office:value-type="float" office:value="51.766669">
            <text:p>51,766669</text:p>
          </table:table-cell>
          <table:table-cell office:value-type="float" office:value="0.284513">
            <text:p>0,284513</text:p>
          </table:table-cell>
          <table:table-cell/>
        </table:table-row>
        <table:table-row table:style-name="ro1">
          <table:table-cell office:value-type="float" office:value="51.800003">
            <text:p>51,800003</text:p>
          </table:table-cell>
          <table:table-cell office:value-type="float" office:value="0.291646">
            <text:p>0,291646</text:p>
          </table:table-cell>
          <table:table-cell/>
        </table:table-row>
        <table:table-row table:style-name="ro1">
          <table:table-cell office:value-type="float" office:value="51.833336">
            <text:p>51,833336</text:p>
          </table:table-cell>
          <table:table-cell office:value-type="float" office:value="0.301921">
            <text:p>0,301921</text:p>
          </table:table-cell>
          <table:table-cell/>
        </table:table-row>
        <table:table-row table:style-name="ro1">
          <table:table-cell office:value-type="float" office:value="51.866669">
            <text:p>51,866669</text:p>
          </table:table-cell>
          <table:table-cell office:value-type="float" office:value="0.300924">
            <text:p>0,300924</text:p>
          </table:table-cell>
          <table:table-cell/>
        </table:table-row>
        <table:table-row table:style-name="ro1">
          <table:table-cell office:value-type="float" office:value="51.900003">
            <text:p>51,900003</text:p>
          </table:table-cell>
          <table:table-cell office:value-type="float" office:value="0.305666">
            <text:p>0,305666</text:p>
          </table:table-cell>
          <table:table-cell/>
        </table:table-row>
        <table:table-row table:style-name="ro1">
          <table:table-cell office:value-type="float" office:value="51.933336">
            <text:p>51,933336</text:p>
          </table:table-cell>
          <table:table-cell office:value-type="float" office:value="0.297438">
            <text:p>0,297438</text:p>
          </table:table-cell>
          <table:table-cell/>
        </table:table-row>
        <table:table-row table:style-name="ro1">
          <table:table-cell office:value-type="float" office:value="51.966669">
            <text:p>51,966669</text:p>
          </table:table-cell>
          <table:table-cell office:value-type="float" office:value="0.295996">
            <text:p>0,295996</text:p>
          </table:table-cell>
          <table:table-cell/>
        </table:table-row>
        <table:table-row table:style-name="ro1">
          <table:table-cell office:value-type="float" office:value="52.000003">
            <text:p>52,000003</text:p>
          </table:table-cell>
          <table:table-cell office:value-type="float" office:value="0.302145">
            <text:p>0,302145</text:p>
          </table:table-cell>
          <table:table-cell/>
        </table:table-row>
        <table:table-row table:style-name="ro1">
          <table:table-cell office:value-type="float" office:value="52.033336">
            <text:p>52,033336</text:p>
          </table:table-cell>
          <table:table-cell office:value-type="float" office:value="0.290132">
            <text:p>0,290132</text:p>
          </table:table-cell>
          <table:table-cell/>
        </table:table-row>
        <table:table-row table:style-name="ro1">
          <table:table-cell office:value-type="float" office:value="52.066669">
            <text:p>52,066669</text:p>
          </table:table-cell>
          <table:table-cell office:value-type="float" office:value="0.300032">
            <text:p>0,300032</text:p>
          </table:table-cell>
          <table:table-cell/>
        </table:table-row>
        <table:table-row table:style-name="ro1">
          <table:table-cell office:value-type="float" office:value="52.100003">
            <text:p>52,100003</text:p>
          </table:table-cell>
          <table:table-cell office:value-type="float" office:value="0.30724">
            <text:p>0,30724</text:p>
          </table:table-cell>
          <table:table-cell/>
        </table:table-row>
        <table:table-row table:style-name="ro1">
          <table:table-cell office:value-type="float" office:value="52.133336">
            <text:p>52,133336</text:p>
          </table:table-cell>
          <table:table-cell office:value-type="float" office:value="0.298411">
            <text:p>0,298411</text:p>
          </table:table-cell>
          <table:table-cell/>
        </table:table-row>
        <table:table-row table:style-name="ro1">
          <table:table-cell office:value-type="float" office:value="52.166669">
            <text:p>52,166669</text:p>
          </table:table-cell>
          <table:table-cell office:value-type="float" office:value="0.299409">
            <text:p>0,299409</text:p>
          </table:table-cell>
          <table:table-cell/>
        </table:table-row>
        <table:table-row table:style-name="ro1">
          <table:table-cell office:value-type="float" office:value="52.200003">
            <text:p>52,200003</text:p>
          </table:table-cell>
          <table:table-cell office:value-type="float" office:value="0.295292">
            <text:p>0,295292</text:p>
          </table:table-cell>
          <table:table-cell/>
        </table:table-row>
        <table:table-row table:style-name="ro1">
          <table:table-cell office:value-type="float" office:value="52.233336">
            <text:p>52,233336</text:p>
          </table:table-cell>
          <table:table-cell office:value-type="float" office:value="0.303051">
            <text:p>0,303051</text:p>
          </table:table-cell>
          <table:table-cell/>
        </table:table-row>
        <table:table-row table:style-name="ro1">
          <table:table-cell office:value-type="float" office:value="52.266669">
            <text:p>52,266669</text:p>
          </table:table-cell>
          <table:table-cell office:value-type="float" office:value="0.300766">
            <text:p>0,300766</text:p>
          </table:table-cell>
          <table:table-cell/>
        </table:table-row>
        <table:table-row table:style-name="ro1">
          <table:table-cell office:value-type="float" office:value="52.300003">
            <text:p>52,300003</text:p>
          </table:table-cell>
          <table:table-cell office:value-type="float" office:value="0.292742">
            <text:p>0,292742</text:p>
          </table:table-cell>
          <table:table-cell/>
        </table:table-row>
        <table:table-row table:style-name="ro1">
          <table:table-cell office:value-type="float" office:value="52.333336">
            <text:p>52,333336</text:p>
          </table:table-cell>
          <table:table-cell office:value-type="float" office:value="0.301156">
            <text:p>0,301156</text:p>
          </table:table-cell>
          <table:table-cell/>
        </table:table-row>
        <table:table-row table:style-name="ro1">
          <table:table-cell office:value-type="float" office:value="52.366669">
            <text:p>52,366669</text:p>
          </table:table-cell>
          <table:table-cell office:value-type="float" office:value="0.291235">
            <text:p>0,291235</text:p>
          </table:table-cell>
          <table:table-cell/>
        </table:table-row>
        <table:table-row table:style-name="ro1">
          <table:table-cell office:value-type="float" office:value="52.400003">
            <text:p>52,400003</text:p>
          </table:table-cell>
          <table:table-cell office:value-type="float" office:value="0.289494">
            <text:p>0,289494</text:p>
          </table:table-cell>
          <table:table-cell/>
        </table:table-row>
        <table:table-row table:style-name="ro1">
          <table:table-cell office:value-type="float" office:value="52.433336">
            <text:p>52,433336</text:p>
          </table:table-cell>
          <table:table-cell office:value-type="float" office:value="0.294339">
            <text:p>0,294339</text:p>
          </table:table-cell>
          <table:table-cell/>
        </table:table-row>
        <table:table-row table:style-name="ro1">
          <table:table-cell office:value-type="float" office:value="52.466669">
            <text:p>52,466669</text:p>
          </table:table-cell>
          <table:table-cell office:value-type="float" office:value="0.298348">
            <text:p>0,298348</text:p>
          </table:table-cell>
          <table:table-cell/>
        </table:table-row>
        <table:table-row table:style-name="ro1">
          <table:table-cell office:value-type="float" office:value="52.500003">
            <text:p>52,500003</text:p>
          </table:table-cell>
          <table:table-cell office:value-type="float" office:value="0.304103">
            <text:p>0,304103</text:p>
          </table:table-cell>
          <table:table-cell/>
        </table:table-row>
        <table:table-row table:style-name="ro1">
          <table:table-cell office:value-type="float" office:value="52.533336">
            <text:p>52,533336</text:p>
          </table:table-cell>
          <table:table-cell office:value-type="float" office:value="0.299548">
            <text:p>0,299548</text:p>
          </table:table-cell>
          <table:table-cell/>
        </table:table-row>
        <table:table-row table:style-name="ro1">
          <table:table-cell office:value-type="float" office:value="52.566669">
            <text:p>52,566669</text:p>
          </table:table-cell>
          <table:table-cell office:value-type="float" office:value="0.297776">
            <text:p>0,297776</text:p>
          </table:table-cell>
          <table:table-cell/>
        </table:table-row>
        <table:table-row table:style-name="ro1">
          <table:table-cell office:value-type="float" office:value="52.600003">
            <text:p>52,600003</text:p>
          </table:table-cell>
          <table:table-cell office:value-type="float" office:value="0.291203">
            <text:p>0,291203</text:p>
          </table:table-cell>
          <table:table-cell/>
        </table:table-row>
        <table:table-row table:style-name="ro1">
          <table:table-cell office:value-type="float" office:value="52.633336">
            <text:p>52,633336</text:p>
          </table:table-cell>
          <table:table-cell office:value-type="float" office:value="0.287306">
            <text:p>0,287306</text:p>
          </table:table-cell>
          <table:table-cell/>
        </table:table-row>
        <table:table-row table:style-name="ro1">
          <table:table-cell office:value-type="float" office:value="52.666669">
            <text:p>52,666669</text:p>
          </table:table-cell>
          <table:table-cell office:value-type="float" office:value="0.296004">
            <text:p>0,296004</text:p>
          </table:table-cell>
          <table:table-cell/>
        </table:table-row>
        <table:table-row table:style-name="ro1">
          <table:table-cell office:value-type="float" office:value="52.700003">
            <text:p>52,700003</text:p>
          </table:table-cell>
          <table:table-cell office:value-type="float" office:value="0.308309">
            <text:p>0,308309</text:p>
          </table:table-cell>
          <table:table-cell/>
        </table:table-row>
        <table:table-row table:style-name="ro1">
          <table:table-cell office:value-type="float" office:value="52.733336">
            <text:p>52,733336</text:p>
          </table:table-cell>
          <table:table-cell office:value-type="float" office:value="0.297369">
            <text:p>0,297369</text:p>
          </table:table-cell>
          <table:table-cell/>
        </table:table-row>
        <table:table-row table:style-name="ro1">
          <table:table-cell office:value-type="float" office:value="52.766669">
            <text:p>52,766669</text:p>
          </table:table-cell>
          <table:table-cell office:value-type="float" office:value="0.28828">
            <text:p>0,28828</text:p>
          </table:table-cell>
          <table:table-cell/>
        </table:table-row>
        <table:table-row table:style-name="ro1">
          <table:table-cell office:value-type="float" office:value="52.800003">
            <text:p>52,800003</text:p>
          </table:table-cell>
          <table:table-cell office:value-type="float" office:value="0.291803">
            <text:p>0,291803</text:p>
          </table:table-cell>
          <table:table-cell/>
        </table:table-row>
        <table:table-row table:style-name="ro1">
          <table:table-cell office:value-type="float" office:value="52.833336">
            <text:p>52,833336</text:p>
          </table:table-cell>
          <table:table-cell office:value-type="float" office:value="0.297156">
            <text:p>0,297156</text:p>
          </table:table-cell>
          <table:table-cell/>
        </table:table-row>
        <table:table-row table:style-name="ro1">
          <table:table-cell office:value-type="float" office:value="52.866669">
            <text:p>52,866669</text:p>
          </table:table-cell>
          <table:table-cell office:value-type="float" office:value="0.290623">
            <text:p>0,290623</text:p>
          </table:table-cell>
          <table:table-cell/>
        </table:table-row>
        <table:table-row table:style-name="ro1">
          <table:table-cell office:value-type="float" office:value="52.900003">
            <text:p>52,900003</text:p>
          </table:table-cell>
          <table:table-cell office:value-type="float" office:value="0.310633">
            <text:p>0,310633</text:p>
          </table:table-cell>
          <table:table-cell/>
        </table:table-row>
        <table:table-row table:style-name="ro1">
          <table:table-cell office:value-type="float" office:value="52.933336">
            <text:p>52,933336</text:p>
          </table:table-cell>
          <table:table-cell office:value-type="float" office:value="0.297681">
            <text:p>0,297681</text:p>
          </table:table-cell>
          <table:table-cell/>
        </table:table-row>
        <table:table-row table:style-name="ro1">
          <table:table-cell office:value-type="float" office:value="52.966669">
            <text:p>52,966669</text:p>
          </table:table-cell>
          <table:table-cell office:value-type="float" office:value="0.291523">
            <text:p>0,291523</text:p>
          </table:table-cell>
          <table:table-cell/>
        </table:table-row>
        <table:table-row table:style-name="ro1">
          <table:table-cell office:value-type="float" office:value="53.000003">
            <text:p>53,000003</text:p>
          </table:table-cell>
          <table:table-cell office:value-type="float" office:value="0.303599">
            <text:p>0,303599</text:p>
          </table:table-cell>
          <table:table-cell/>
        </table:table-row>
        <table:table-row table:style-name="ro1">
          <table:table-cell office:value-type="float" office:value="53.033336">
            <text:p>53,033336</text:p>
          </table:table-cell>
          <table:table-cell office:value-type="float" office:value="0.298695">
            <text:p>0,298695</text:p>
          </table:table-cell>
          <table:table-cell/>
        </table:table-row>
        <table:table-row table:style-name="ro1">
          <table:table-cell office:value-type="float" office:value="53.066669">
            <text:p>53,066669</text:p>
          </table:table-cell>
          <table:table-cell office:value-type="float" office:value="0.29313">
            <text:p>0,29313</text:p>
          </table:table-cell>
          <table:table-cell/>
        </table:table-row>
        <table:table-row table:style-name="ro1">
          <table:table-cell office:value-type="float" office:value="53.100003">
            <text:p>53,100003</text:p>
          </table:table-cell>
          <table:table-cell office:value-type="float" office:value="0.299241">
            <text:p>0,299241</text:p>
          </table:table-cell>
          <table:table-cell/>
        </table:table-row>
        <table:table-row table:style-name="ro1">
          <table:table-cell office:value-type="float" office:value="53.133336">
            <text:p>53,133336</text:p>
          </table:table-cell>
          <table:table-cell office:value-type="float" office:value="0.310911">
            <text:p>0,310911</text:p>
          </table:table-cell>
          <table:table-cell/>
        </table:table-row>
        <table:table-row table:style-name="ro1">
          <table:table-cell office:value-type="float" office:value="53.166669">
            <text:p>53,166669</text:p>
          </table:table-cell>
          <table:table-cell office:value-type="float" office:value="0.293298">
            <text:p>0,293298</text:p>
          </table:table-cell>
          <table:table-cell/>
        </table:table-row>
        <table:table-row table:style-name="ro1">
          <table:table-cell office:value-type="float" office:value="53.200003">
            <text:p>53,200003</text:p>
          </table:table-cell>
          <table:table-cell office:value-type="float" office:value="0.29915">
            <text:p>0,29915</text:p>
          </table:table-cell>
          <table:table-cell/>
        </table:table-row>
        <table:table-row table:style-name="ro1">
          <table:table-cell office:value-type="float" office:value="53.233336">
            <text:p>53,233336</text:p>
          </table:table-cell>
          <table:table-cell office:value-type="float" office:value="0.29991">
            <text:p>0,29991</text:p>
          </table:table-cell>
          <table:table-cell/>
        </table:table-row>
        <table:table-row table:style-name="ro1">
          <table:table-cell office:value-type="float" office:value="53.266669">
            <text:p>53,266669</text:p>
          </table:table-cell>
          <table:table-cell office:value-type="float" office:value="0.288843">
            <text:p>0,288843</text:p>
          </table:table-cell>
          <table:table-cell/>
        </table:table-row>
        <table:table-row table:style-name="ro1">
          <table:table-cell office:value-type="float" office:value="53.300003">
            <text:p>53,300003</text:p>
          </table:table-cell>
          <table:table-cell office:value-type="float" office:value="0.295545">
            <text:p>0,295545</text:p>
          </table:table-cell>
          <table:table-cell/>
        </table:table-row>
        <table:table-row table:style-name="ro1">
          <table:table-cell office:value-type="float" office:value="53.333336">
            <text:p>53,333336</text:p>
          </table:table-cell>
          <table:table-cell office:value-type="float" office:value="0.28929">
            <text:p>0,28929</text:p>
          </table:table-cell>
          <table:table-cell/>
        </table:table-row>
        <table:table-row table:style-name="ro1">
          <table:table-cell office:value-type="float" office:value="53.366669">
            <text:p>53,366669</text:p>
          </table:table-cell>
          <table:table-cell office:value-type="float" office:value="0.305931">
            <text:p>0,305931</text:p>
          </table:table-cell>
          <table:table-cell/>
        </table:table-row>
        <table:table-row table:style-name="ro1">
          <table:table-cell office:value-type="float" office:value="53.400003">
            <text:p>53,400003</text:p>
          </table:table-cell>
          <table:table-cell office:value-type="float" office:value="0.298085">
            <text:p>0,298085</text:p>
          </table:table-cell>
          <table:table-cell/>
        </table:table-row>
        <table:table-row table:style-name="ro1">
          <table:table-cell office:value-type="float" office:value="53.433336">
            <text:p>53,433336</text:p>
          </table:table-cell>
          <table:table-cell office:value-type="float" office:value="0.30385">
            <text:p>0,30385</text:p>
          </table:table-cell>
          <table:table-cell/>
        </table:table-row>
        <table:table-row table:style-name="ro1">
          <table:table-cell office:value-type="float" office:value="53.466669">
            <text:p>53,466669</text:p>
          </table:table-cell>
          <table:table-cell office:value-type="float" office:value="0.305042">
            <text:p>0,305042</text:p>
          </table:table-cell>
          <table:table-cell/>
        </table:table-row>
        <table:table-row table:style-name="ro1">
          <table:table-cell office:value-type="float" office:value="53.500003">
            <text:p>53,500003</text:p>
          </table:table-cell>
          <table:table-cell office:value-type="float" office:value="0.297249">
            <text:p>0,297249</text:p>
          </table:table-cell>
          <table:table-cell/>
        </table:table-row>
        <table:table-row table:style-name="ro1">
          <table:table-cell office:value-type="float" office:value="53.533336">
            <text:p>53,533336</text:p>
          </table:table-cell>
          <table:table-cell office:value-type="float" office:value="0.300399">
            <text:p>0,300399</text:p>
          </table:table-cell>
          <table:table-cell/>
        </table:table-row>
        <table:table-row table:style-name="ro1">
          <table:table-cell office:value-type="float" office:value="53.566669">
            <text:p>53,566669</text:p>
          </table:table-cell>
          <table:table-cell office:value-type="float" office:value="0.305073">
            <text:p>0,305073</text:p>
          </table:table-cell>
          <table:table-cell/>
        </table:table-row>
        <table:table-row table:style-name="ro1">
          <table:table-cell office:value-type="float" office:value="53.600003">
            <text:p>53,600003</text:p>
          </table:table-cell>
          <table:table-cell office:value-type="float" office:value="0.290333">
            <text:p>0,290333</text:p>
          </table:table-cell>
          <table:table-cell/>
        </table:table-row>
        <table:table-row table:style-name="ro1">
          <table:table-cell office:value-type="float" office:value="53.633336">
            <text:p>53,633336</text:p>
          </table:table-cell>
          <table:table-cell office:value-type="float" office:value="0.30888">
            <text:p>0,30888</text:p>
          </table:table-cell>
          <table:table-cell/>
        </table:table-row>
        <table:table-row table:style-name="ro1">
          <table:table-cell office:value-type="float" office:value="53.666669">
            <text:p>53,666669</text:p>
          </table:table-cell>
          <table:table-cell office:value-type="float" office:value="0.310674">
            <text:p>0,310674</text:p>
          </table:table-cell>
          <table:table-cell/>
        </table:table-row>
        <table:table-row table:style-name="ro1">
          <table:table-cell office:value-type="float" office:value="53.700003">
            <text:p>53,700003</text:p>
          </table:table-cell>
          <table:table-cell office:value-type="float" office:value="0.300701">
            <text:p>0,300701</text:p>
          </table:table-cell>
          <table:table-cell/>
        </table:table-row>
        <table:table-row table:style-name="ro1">
          <table:table-cell office:value-type="float" office:value="53.733336">
            <text:p>53,733336</text:p>
          </table:table-cell>
          <table:table-cell office:value-type="float" office:value="0.291205">
            <text:p>0,291205</text:p>
          </table:table-cell>
          <table:table-cell/>
        </table:table-row>
        <table:table-row table:style-name="ro1">
          <table:table-cell office:value-type="float" office:value="53.766669">
            <text:p>53,766669</text:p>
          </table:table-cell>
          <table:table-cell office:value-type="float" office:value="0.302368">
            <text:p>0,302368</text:p>
          </table:table-cell>
          <table:table-cell/>
        </table:table-row>
        <table:table-row table:style-name="ro1">
          <table:table-cell office:value-type="float" office:value="53.800003">
            <text:p>53,800003</text:p>
          </table:table-cell>
          <table:table-cell office:value-type="float" office:value="0.295937">
            <text:p>0,295937</text:p>
          </table:table-cell>
          <table:table-cell/>
        </table:table-row>
        <table:table-row table:style-name="ro1">
          <table:table-cell office:value-type="float" office:value="53.833336">
            <text:p>53,833336</text:p>
          </table:table-cell>
          <table:table-cell office:value-type="float" office:value="0.294721">
            <text:p>0,294721</text:p>
          </table:table-cell>
          <table:table-cell/>
        </table:table-row>
        <table:table-row table:style-name="ro1">
          <table:table-cell office:value-type="float" office:value="53.866669">
            <text:p>53,866669</text:p>
          </table:table-cell>
          <table:table-cell office:value-type="float" office:value="0.306104">
            <text:p>0,306104</text:p>
          </table:table-cell>
          <table:table-cell/>
        </table:table-row>
        <table:table-row table:style-name="ro1">
          <table:table-cell office:value-type="float" office:value="53.900003">
            <text:p>53,900003</text:p>
          </table:table-cell>
          <table:table-cell office:value-type="float" office:value="0.300955">
            <text:p>0,300955</text:p>
          </table:table-cell>
          <table:table-cell/>
        </table:table-row>
        <table:table-row table:style-name="ro1">
          <table:table-cell office:value-type="float" office:value="53.933336">
            <text:p>53,933336</text:p>
          </table:table-cell>
          <table:table-cell office:value-type="float" office:value="0.290321">
            <text:p>0,290321</text:p>
          </table:table-cell>
          <table:table-cell/>
        </table:table-row>
        <table:table-row table:style-name="ro1">
          <table:table-cell office:value-type="float" office:value="53.966669">
            <text:p>53,966669</text:p>
          </table:table-cell>
          <table:table-cell office:value-type="float" office:value="0.291052">
            <text:p>0,291052</text:p>
          </table:table-cell>
          <table:table-cell/>
        </table:table-row>
        <table:table-row table:style-name="ro1">
          <table:table-cell office:value-type="float" office:value="54.000003">
            <text:p>54,000003</text:p>
          </table:table-cell>
          <table:table-cell office:value-type="float" office:value="0.29966">
            <text:p>0,29966</text:p>
          </table:table-cell>
          <table:table-cell/>
        </table:table-row>
        <table:table-row table:style-name="ro1">
          <table:table-cell office:value-type="float" office:value="54.033336">
            <text:p>54,033336</text:p>
          </table:table-cell>
          <table:table-cell office:value-type="float" office:value="0.303215">
            <text:p>0,303215</text:p>
          </table:table-cell>
          <table:table-cell/>
        </table:table-row>
        <table:table-row table:style-name="ro1">
          <table:table-cell office:value-type="float" office:value="54.066669">
            <text:p>54,066669</text:p>
          </table:table-cell>
          <table:table-cell office:value-type="float" office:value="0.299931">
            <text:p>0,299931</text:p>
          </table:table-cell>
          <table:table-cell/>
        </table:table-row>
        <table:table-row table:style-name="ro1">
          <table:table-cell office:value-type="float" office:value="54.100003">
            <text:p>54,100003</text:p>
          </table:table-cell>
          <table:table-cell office:value-type="float" office:value="0.312986">
            <text:p>0,312986</text:p>
          </table:table-cell>
          <table:table-cell/>
        </table:table-row>
        <table:table-row table:style-name="ro1">
          <table:table-cell office:value-type="float" office:value="54.133336">
            <text:p>54,133336</text:p>
          </table:table-cell>
          <table:table-cell office:value-type="float" office:value="0.306647">
            <text:p>0,306647</text:p>
          </table:table-cell>
          <table:table-cell/>
        </table:table-row>
        <table:table-row table:style-name="ro1">
          <table:table-cell office:value-type="float" office:value="54.166669">
            <text:p>54,166669</text:p>
          </table:table-cell>
          <table:table-cell office:value-type="float" office:value="0.300385">
            <text:p>0,300385</text:p>
          </table:table-cell>
          <table:table-cell/>
        </table:table-row>
        <table:table-row table:style-name="ro1">
          <table:table-cell office:value-type="float" office:value="54.200003">
            <text:p>54,200003</text:p>
          </table:table-cell>
          <table:table-cell office:value-type="float" office:value="0.309819">
            <text:p>0,309819</text:p>
          </table:table-cell>
          <table:table-cell/>
        </table:table-row>
        <table:table-row table:style-name="ro1">
          <table:table-cell office:value-type="float" office:value="54.233336">
            <text:p>54,233336</text:p>
          </table:table-cell>
          <table:table-cell office:value-type="float" office:value="0.307527">
            <text:p>0,307527</text:p>
          </table:table-cell>
          <table:table-cell/>
        </table:table-row>
        <table:table-row table:style-name="ro1">
          <table:table-cell office:value-type="float" office:value="54.266669">
            <text:p>54,266669</text:p>
          </table:table-cell>
          <table:table-cell office:value-type="float" office:value="0.294587">
            <text:p>0,294587</text:p>
          </table:table-cell>
          <table:table-cell/>
        </table:table-row>
        <table:table-row table:style-name="ro1">
          <table:table-cell office:value-type="float" office:value="54.300003">
            <text:p>54,300003</text:p>
          </table:table-cell>
          <table:table-cell office:value-type="float" office:value="0.290078">
            <text:p>0,290078</text:p>
          </table:table-cell>
          <table:table-cell/>
        </table:table-row>
        <table:table-row table:style-name="ro1">
          <table:table-cell office:value-type="float" office:value="54.333336">
            <text:p>54,333336</text:p>
          </table:table-cell>
          <table:table-cell office:value-type="float" office:value="0.311612">
            <text:p>0,311612</text:p>
          </table:table-cell>
          <table:table-cell/>
        </table:table-row>
        <table:table-row table:style-name="ro1">
          <table:table-cell office:value-type="float" office:value="54.36667">
            <text:p>54,36667</text:p>
          </table:table-cell>
          <table:table-cell office:value-type="float" office:value="0.309844">
            <text:p>0,309844</text:p>
          </table:table-cell>
          <table:table-cell/>
        </table:table-row>
        <table:table-row table:style-name="ro1">
          <table:table-cell office:value-type="float" office:value="54.400003">
            <text:p>54,400003</text:p>
          </table:table-cell>
          <table:table-cell office:value-type="float" office:value="0.287151">
            <text:p>0,287151</text:p>
          </table:table-cell>
          <table:table-cell/>
        </table:table-row>
        <table:table-row table:style-name="ro1">
          <table:table-cell office:value-type="float" office:value="54.433336">
            <text:p>54,433336</text:p>
          </table:table-cell>
          <table:table-cell office:value-type="float" office:value="0.297668">
            <text:p>0,297668</text:p>
          </table:table-cell>
          <table:table-cell/>
        </table:table-row>
        <table:table-row table:style-name="ro1">
          <table:table-cell office:value-type="float" office:value="54.46667">
            <text:p>54,46667</text:p>
          </table:table-cell>
          <table:table-cell office:value-type="float" office:value="0.29842">
            <text:p>0,29842</text:p>
          </table:table-cell>
          <table:table-cell/>
        </table:table-row>
        <table:table-row table:style-name="ro1">
          <table:table-cell office:value-type="float" office:value="54.500003">
            <text:p>54,500003</text:p>
          </table:table-cell>
          <table:table-cell office:value-type="float" office:value="0.2989">
            <text:p>0,2989</text:p>
          </table:table-cell>
          <table:table-cell/>
        </table:table-row>
        <table:table-row table:style-name="ro1">
          <table:table-cell office:value-type="float" office:value="54.533336">
            <text:p>54,533336</text:p>
          </table:table-cell>
          <table:table-cell office:value-type="float" office:value="0.294597">
            <text:p>0,294597</text:p>
          </table:table-cell>
          <table:table-cell/>
        </table:table-row>
        <table:table-row table:style-name="ro1">
          <table:table-cell office:value-type="float" office:value="54.56667">
            <text:p>54,56667</text:p>
          </table:table-cell>
          <table:table-cell office:value-type="float" office:value="0.296999">
            <text:p>0,296999</text:p>
          </table:table-cell>
          <table:table-cell/>
        </table:table-row>
        <table:table-row table:style-name="ro1">
          <table:table-cell office:value-type="float" office:value="54.600003">
            <text:p>54,600003</text:p>
          </table:table-cell>
          <table:table-cell office:value-type="float" office:value="0.301074">
            <text:p>0,301074</text:p>
          </table:table-cell>
          <table:table-cell/>
        </table:table-row>
        <table:table-row table:style-name="ro1">
          <table:table-cell office:value-type="float" office:value="54.633336">
            <text:p>54,633336</text:p>
          </table:table-cell>
          <table:table-cell office:value-type="float" office:value="0.300919">
            <text:p>0,300919</text:p>
          </table:table-cell>
          <table:table-cell/>
        </table:table-row>
        <table:table-row table:style-name="ro1">
          <table:table-cell office:value-type="float" office:value="54.66667">
            <text:p>54,66667</text:p>
          </table:table-cell>
          <table:table-cell office:value-type="float" office:value="0.307548">
            <text:p>0,307548</text:p>
          </table:table-cell>
          <table:table-cell/>
        </table:table-row>
        <table:table-row table:style-name="ro1">
          <table:table-cell office:value-type="float" office:value="54.700003">
            <text:p>54,700003</text:p>
          </table:table-cell>
          <table:table-cell office:value-type="float" office:value="0.30496">
            <text:p>0,30496</text:p>
          </table:table-cell>
          <table:table-cell/>
        </table:table-row>
        <table:table-row table:style-name="ro1">
          <table:table-cell office:value-type="float" office:value="54.733336">
            <text:p>54,733336</text:p>
          </table:table-cell>
          <table:table-cell office:value-type="float" office:value="0.297749">
            <text:p>0,297749</text:p>
          </table:table-cell>
          <table:table-cell/>
        </table:table-row>
        <table:table-row table:style-name="ro1">
          <table:table-cell office:value-type="float" office:value="54.76667">
            <text:p>54,76667</text:p>
          </table:table-cell>
          <table:table-cell office:value-type="float" office:value="0.307893">
            <text:p>0,307893</text:p>
          </table:table-cell>
          <table:table-cell/>
        </table:table-row>
        <table:table-row table:style-name="ro1">
          <table:table-cell office:value-type="float" office:value="54.800003">
            <text:p>54,800003</text:p>
          </table:table-cell>
          <table:table-cell office:value-type="float" office:value="0.306595">
            <text:p>0,306595</text:p>
          </table:table-cell>
          <table:table-cell/>
        </table:table-row>
        <table:table-row table:style-name="ro1">
          <table:table-cell office:value-type="float" office:value="54.833336">
            <text:p>54,833336</text:p>
          </table:table-cell>
          <table:table-cell office:value-type="float" office:value="0.305907">
            <text:p>0,305907</text:p>
          </table:table-cell>
          <table:table-cell/>
        </table:table-row>
        <table:table-row table:style-name="ro1">
          <table:table-cell office:value-type="float" office:value="54.86667">
            <text:p>54,86667</text:p>
          </table:table-cell>
          <table:table-cell office:value-type="float" office:value="0.307609">
            <text:p>0,307609</text:p>
          </table:table-cell>
          <table:table-cell/>
        </table:table-row>
        <table:table-row table:style-name="ro1">
          <table:table-cell office:value-type="float" office:value="54.900003">
            <text:p>54,900003</text:p>
          </table:table-cell>
          <table:table-cell office:value-type="float" office:value="0.285932">
            <text:p>0,285932</text:p>
          </table:table-cell>
          <table:table-cell/>
        </table:table-row>
        <table:table-row table:style-name="ro1">
          <table:table-cell office:value-type="float" office:value="54.933336">
            <text:p>54,933336</text:p>
          </table:table-cell>
          <table:table-cell office:value-type="float" office:value="0.295666">
            <text:p>0,295666</text:p>
          </table:table-cell>
          <table:table-cell/>
        </table:table-row>
        <table:table-row table:style-name="ro1">
          <table:table-cell office:value-type="float" office:value="54.96667">
            <text:p>54,96667</text:p>
          </table:table-cell>
          <table:table-cell office:value-type="float" office:value="0.289283">
            <text:p>0,289283</text:p>
          </table:table-cell>
          <table:table-cell/>
        </table:table-row>
        <table:table-row table:style-name="ro1">
          <table:table-cell office:value-type="float" office:value="55.000003">
            <text:p>55,000003</text:p>
          </table:table-cell>
          <table:table-cell office:value-type="float" office:value="0.31587">
            <text:p>0,31587</text:p>
          </table:table-cell>
          <table:table-cell/>
        </table:table-row>
        <table:table-row table:style-name="ro1">
          <table:table-cell office:value-type="float" office:value="55.033336">
            <text:p>55,033336</text:p>
          </table:table-cell>
          <table:table-cell office:value-type="float" office:value="0.303635">
            <text:p>0,303635</text:p>
          </table:table-cell>
          <table:table-cell/>
        </table:table-row>
        <table:table-row table:style-name="ro1">
          <table:table-cell office:value-type="float" office:value="55.06667">
            <text:p>55,06667</text:p>
          </table:table-cell>
          <table:table-cell office:value-type="float" office:value="0.303708">
            <text:p>0,303708</text:p>
          </table:table-cell>
          <table:table-cell/>
        </table:table-row>
        <table:table-row table:style-name="ro1">
          <table:table-cell office:value-type="float" office:value="55.100003">
            <text:p>55,100003</text:p>
          </table:table-cell>
          <table:table-cell office:value-type="float" office:value="0.286763">
            <text:p>0,286763</text:p>
          </table:table-cell>
          <table:table-cell/>
        </table:table-row>
        <table:table-row table:style-name="ro1">
          <table:table-cell office:value-type="float" office:value="55.133336">
            <text:p>55,133336</text:p>
          </table:table-cell>
          <table:table-cell office:value-type="float" office:value="0.303656">
            <text:p>0,303656</text:p>
          </table:table-cell>
          <table:table-cell/>
        </table:table-row>
        <table:table-row table:style-name="ro1">
          <table:table-cell office:value-type="float" office:value="55.16667">
            <text:p>55,16667</text:p>
          </table:table-cell>
          <table:table-cell office:value-type="float" office:value="0.306564">
            <text:p>0,306564</text:p>
          </table:table-cell>
          <table:table-cell/>
        </table:table-row>
        <table:table-row table:style-name="ro1">
          <table:table-cell office:value-type="float" office:value="55.200003">
            <text:p>55,200003</text:p>
          </table:table-cell>
          <table:table-cell office:value-type="float" office:value="0.304786">
            <text:p>0,304786</text:p>
          </table:table-cell>
          <table:table-cell/>
        </table:table-row>
        <table:table-row table:style-name="ro1">
          <table:table-cell office:value-type="float" office:value="55.233336">
            <text:p>55,233336</text:p>
          </table:table-cell>
          <table:table-cell office:value-type="float" office:value="0.309281">
            <text:p>0,309281</text:p>
          </table:table-cell>
          <table:table-cell office:value-type="string">
            <text:p>Se agrega la gaussiana al control: Amp=55.8469nm s=0.003267s to=0.015625s</text:p>
          </table:table-cell>
        </table:table-row>
        <table:table-row table:style-name="ro1">
          <table:table-cell office:value-type="float" office:value="55.26667">
            <text:p>55,26667</text:p>
          </table:table-cell>
          <table:table-cell office:value-type="float" office:value="0.303373">
            <text:p>0,303373</text:p>
          </table:table-cell>
          <table:table-cell office:value-type="string">
            <text:p>Generando nueva Gausiana: Amp=-113.1748nm <text:s/>s=0.00143s</text:p>
          </table:table-cell>
        </table:table-row>
        <table:table-row table:style-name="ro1">
          <table:table-cell office:value-type="float" office:value="55.300003">
            <text:p>55,300003</text:p>
          </table:table-cell>
          <table:table-cell office:value-type="float" office:value="0.294626">
            <text:p>0,294626</text:p>
          </table:table-cell>
          <table:table-cell/>
        </table:table-row>
        <table:table-row table:style-name="ro1">
          <table:table-cell office:value-type="float" office:value="55.333336">
            <text:p>55,333336</text:p>
          </table:table-cell>
          <table:table-cell office:value-type="float" office:value="0.292149">
            <text:p>0,292149</text:p>
          </table:table-cell>
          <table:table-cell/>
        </table:table-row>
        <table:table-row table:style-name="ro1">
          <table:table-cell office:value-type="float" office:value="55.36667">
            <text:p>55,36667</text:p>
          </table:table-cell>
          <table:table-cell office:value-type="float" office:value="0.300257">
            <text:p>0,300257</text:p>
          </table:table-cell>
          <table:table-cell/>
        </table:table-row>
        <table:table-row table:style-name="ro1">
          <table:table-cell office:value-type="float" office:value="55.400003">
            <text:p>55,400003</text:p>
          </table:table-cell>
          <table:table-cell office:value-type="float" office:value="0.281014">
            <text:p>0,281014</text:p>
          </table:table-cell>
          <table:table-cell/>
        </table:table-row>
        <table:table-row table:style-name="ro1">
          <table:table-cell office:value-type="float" office:value="55.433336">
            <text:p>55,433336</text:p>
          </table:table-cell>
          <table:table-cell office:value-type="float" office:value="0.286981">
            <text:p>0,286981</text:p>
          </table:table-cell>
          <table:table-cell/>
        </table:table-row>
        <table:table-row table:style-name="ro1">
          <table:table-cell office:value-type="float" office:value="55.46667">
            <text:p>55,46667</text:p>
          </table:table-cell>
          <table:table-cell office:value-type="float" office:value="0.287751">
            <text:p>0,287751</text:p>
          </table:table-cell>
          <table:table-cell/>
        </table:table-row>
        <table:table-row table:style-name="ro1">
          <table:table-cell office:value-type="float" office:value="55.500003">
            <text:p>55,500003</text:p>
          </table:table-cell>
          <table:table-cell office:value-type="float" office:value="0.286588">
            <text:p>0,286588</text:p>
          </table:table-cell>
          <table:table-cell/>
        </table:table-row>
        <table:table-row table:style-name="ro1">
          <table:table-cell office:value-type="float" office:value="55.533336">
            <text:p>55,533336</text:p>
          </table:table-cell>
          <table:table-cell office:value-type="float" office:value="0.302745">
            <text:p>0,302745</text:p>
          </table:table-cell>
          <table:table-cell/>
        </table:table-row>
        <table:table-row table:style-name="ro1">
          <table:table-cell office:value-type="float" office:value="55.56667">
            <text:p>55,56667</text:p>
          </table:table-cell>
          <table:table-cell office:value-type="float" office:value="0.298675">
            <text:p>0,298675</text:p>
          </table:table-cell>
          <table:table-cell/>
        </table:table-row>
        <table:table-row table:style-name="ro1">
          <table:table-cell office:value-type="float" office:value="55.600003">
            <text:p>55,600003</text:p>
          </table:table-cell>
          <table:table-cell office:value-type="float" office:value="0.299761">
            <text:p>0,299761</text:p>
          </table:table-cell>
          <table:table-cell/>
        </table:table-row>
        <table:table-row table:style-name="ro1">
          <table:table-cell office:value-type="float" office:value="55.633336">
            <text:p>55,633336</text:p>
          </table:table-cell>
          <table:table-cell office:value-type="float" office:value="0.299931">
            <text:p>0,299931</text:p>
          </table:table-cell>
          <table:table-cell/>
        </table:table-row>
        <table:table-row table:style-name="ro1">
          <table:table-cell office:value-type="float" office:value="55.66667">
            <text:p>55,66667</text:p>
          </table:table-cell>
          <table:table-cell office:value-type="float" office:value="0.276155">
            <text:p>0,276155</text:p>
          </table:table-cell>
          <table:table-cell/>
        </table:table-row>
        <table:table-row table:style-name="ro1">
          <table:table-cell office:value-type="float" office:value="55.700003">
            <text:p>55,700003</text:p>
          </table:table-cell>
          <table:table-cell office:value-type="float" office:value="0.273221">
            <text:p>0,273221</text:p>
          </table:table-cell>
          <table:table-cell/>
        </table:table-row>
        <table:table-row table:style-name="ro1">
          <table:table-cell office:value-type="float" office:value="55.733336">
            <text:p>55,733336</text:p>
          </table:table-cell>
          <table:table-cell office:value-type="float" office:value="0.280377">
            <text:p>0,280377</text:p>
          </table:table-cell>
          <table:table-cell/>
        </table:table-row>
        <table:table-row table:style-name="ro1">
          <table:table-cell office:value-type="float" office:value="55.76667">
            <text:p>55,76667</text:p>
          </table:table-cell>
          <table:table-cell office:value-type="float" office:value="0.291105">
            <text:p>0,291105</text:p>
          </table:table-cell>
          <table:table-cell/>
        </table:table-row>
        <table:table-row table:style-name="ro1">
          <table:table-cell office:value-type="float" office:value="55.800003">
            <text:p>55,800003</text:p>
          </table:table-cell>
          <table:table-cell office:value-type="float" office:value="0.281531">
            <text:p>0,281531</text:p>
          </table:table-cell>
          <table:table-cell/>
        </table:table-row>
        <table:table-row table:style-name="ro1">
          <table:table-cell office:value-type="float" office:value="55.833336">
            <text:p>55,833336</text:p>
          </table:table-cell>
          <table:table-cell office:value-type="float" office:value="0.284487">
            <text:p>0,284487</text:p>
          </table:table-cell>
          <table:table-cell/>
        </table:table-row>
        <table:table-row table:style-name="ro1">
          <table:table-cell office:value-type="float" office:value="55.86667">
            <text:p>55,86667</text:p>
          </table:table-cell>
          <table:table-cell office:value-type="float" office:value="0.283157">
            <text:p>0,283157</text:p>
          </table:table-cell>
          <table:table-cell/>
        </table:table-row>
        <table:table-row table:style-name="ro1">
          <table:table-cell office:value-type="float" office:value="55.900003">
            <text:p>55,900003</text:p>
          </table:table-cell>
          <table:table-cell office:value-type="float" office:value="0.290202">
            <text:p>0,290202</text:p>
          </table:table-cell>
          <table:table-cell/>
        </table:table-row>
        <table:table-row table:style-name="ro1">
          <table:table-cell office:value-type="float" office:value="55.933336">
            <text:p>55,933336</text:p>
          </table:table-cell>
          <table:table-cell office:value-type="float" office:value="0.304666">
            <text:p>0,304666</text:p>
          </table:table-cell>
          <table:table-cell/>
        </table:table-row>
        <table:table-row table:style-name="ro1">
          <table:table-cell office:value-type="float" office:value="55.96667">
            <text:p>55,96667</text:p>
          </table:table-cell>
          <table:table-cell office:value-type="float" office:value="0.300361">
            <text:p>0,300361</text:p>
          </table:table-cell>
          <table:table-cell/>
        </table:table-row>
        <table:table-row table:style-name="ro1">
          <table:table-cell office:value-type="float" office:value="56.000003">
            <text:p>56,000003</text:p>
          </table:table-cell>
          <table:table-cell office:value-type="float" office:value="0.314836">
            <text:p>0,314836</text:p>
          </table:table-cell>
          <table:table-cell/>
        </table:table-row>
        <table:table-row table:style-name="ro1">
          <table:table-cell office:value-type="float" office:value="56.033336">
            <text:p>56,033336</text:p>
          </table:table-cell>
          <table:table-cell office:value-type="float" office:value="0.296272">
            <text:p>0,296272</text:p>
          </table:table-cell>
          <table:table-cell/>
        </table:table-row>
        <table:table-row table:style-name="ro1">
          <table:table-cell office:value-type="float" office:value="56.06667">
            <text:p>56,06667</text:p>
          </table:table-cell>
          <table:table-cell office:value-type="float" office:value="0.300141">
            <text:p>0,300141</text:p>
          </table:table-cell>
          <table:table-cell/>
        </table:table-row>
        <table:table-row table:style-name="ro1">
          <table:table-cell office:value-type="float" office:value="56.100003">
            <text:p>56,100003</text:p>
          </table:table-cell>
          <table:table-cell office:value-type="float" office:value="0.310476">
            <text:p>0,310476</text:p>
          </table:table-cell>
          <table:table-cell/>
        </table:table-row>
        <table:table-row table:style-name="ro1">
          <table:table-cell office:value-type="float" office:value="56.133336">
            <text:p>56,133336</text:p>
          </table:table-cell>
          <table:table-cell office:value-type="float" office:value="0.314274">
            <text:p>0,314274</text:p>
          </table:table-cell>
          <table:table-cell/>
        </table:table-row>
        <table:table-row table:style-name="ro1">
          <table:table-cell office:value-type="float" office:value="56.16667">
            <text:p>56,16667</text:p>
          </table:table-cell>
          <table:table-cell office:value-type="float" office:value="0.286668">
            <text:p>0,286668</text:p>
          </table:table-cell>
          <table:table-cell/>
        </table:table-row>
        <table:table-row table:style-name="ro1">
          <table:table-cell office:value-type="float" office:value="56.200003">
            <text:p>56,200003</text:p>
          </table:table-cell>
          <table:table-cell office:value-type="float" office:value="0.300022">
            <text:p>0,300022</text:p>
          </table:table-cell>
          <table:table-cell/>
        </table:table-row>
        <table:table-row table:style-name="ro1">
          <table:table-cell office:value-type="float" office:value="56.233336">
            <text:p>56,233336</text:p>
          </table:table-cell>
          <table:table-cell office:value-type="float" office:value="0.307471">
            <text:p>0,307471</text:p>
          </table:table-cell>
          <table:table-cell/>
        </table:table-row>
        <table:table-row table:style-name="ro1">
          <table:table-cell office:value-type="float" office:value="56.26667">
            <text:p>56,26667</text:p>
          </table:table-cell>
          <table:table-cell office:value-type="float" office:value="0.317552">
            <text:p>0,317552</text:p>
          </table:table-cell>
          <table:table-cell/>
        </table:table-row>
        <table:table-row table:style-name="ro1">
          <table:table-cell office:value-type="float" office:value="56.300003">
            <text:p>56,300003</text:p>
          </table:table-cell>
          <table:table-cell office:value-type="float" office:value="0.331301">
            <text:p>0,331301</text:p>
          </table:table-cell>
          <table:table-cell/>
        </table:table-row>
        <table:table-row table:style-name="ro1">
          <table:table-cell office:value-type="float" office:value="56.333336">
            <text:p>56,333336</text:p>
          </table:table-cell>
          <table:table-cell office:value-type="float" office:value="0.307287">
            <text:p>0,307287</text:p>
          </table:table-cell>
          <table:table-cell/>
        </table:table-row>
        <table:table-row table:style-name="ro1">
          <table:table-cell office:value-type="float" office:value="56.36667">
            <text:p>56,36667</text:p>
          </table:table-cell>
          <table:table-cell office:value-type="float" office:value="0.311338">
            <text:p>0,311338</text:p>
          </table:table-cell>
          <table:table-cell/>
        </table:table-row>
        <table:table-row table:style-name="ro1">
          <table:table-cell office:value-type="float" office:value="56.400003">
            <text:p>56,400003</text:p>
          </table:table-cell>
          <table:table-cell office:value-type="float" office:value="0.321314">
            <text:p>0,321314</text:p>
          </table:table-cell>
          <table:table-cell/>
        </table:table-row>
        <table:table-row table:style-name="ro1">
          <table:table-cell office:value-type="float" office:value="56.433336">
            <text:p>56,433336</text:p>
          </table:table-cell>
          <table:table-cell office:value-type="float" office:value="0.325962">
            <text:p>0,325962</text:p>
          </table:table-cell>
          <table:table-cell office:value-type="string">
            <text:p>Mejor to encontrado: to=0.011068s</text:p>
          </table:table-cell>
        </table:table-row>
        <table:table-row table:style-name="ro1">
          <table:table-cell office:value-type="float" office:value="56.46667">
            <text:p>56,46667</text:p>
          </table:table-cell>
          <table:table-cell office:value-type="float" office:value="0.316525">
            <text:p>0,316525</text:p>
          </table:table-cell>
          <table:table-cell/>
        </table:table-row>
        <table:table-row table:style-name="ro1">
          <table:table-cell office:value-type="float" office:value="56.500003">
            <text:p>56,500003</text:p>
          </table:table-cell>
          <table:table-cell office:value-type="float" office:value="0.298552">
            <text:p>0,298552</text:p>
          </table:table-cell>
          <table:table-cell/>
        </table:table-row>
        <table:table-row table:style-name="ro1">
          <table:table-cell office:value-type="float" office:value="56.533336">
            <text:p>56,533336</text:p>
          </table:table-cell>
          <table:table-cell office:value-type="float" office:value="0.3345">
            <text:p>0,3345</text:p>
          </table:table-cell>
          <table:table-cell/>
        </table:table-row>
        <table:table-row table:style-name="ro1">
          <table:table-cell office:value-type="float" office:value="56.56667">
            <text:p>56,56667</text:p>
          </table:table-cell>
          <table:table-cell office:value-type="float" office:value="0.31163">
            <text:p>0,31163</text:p>
          </table:table-cell>
          <table:table-cell office:value-type="string">
            <text:p>Mejor to encontrado: to=0.011719s</text:p>
          </table:table-cell>
        </table:table-row>
        <table:table-row table:style-name="ro1">
          <table:table-cell office:value-type="float" office:value="56.600003">
            <text:p>56,600003</text:p>
          </table:table-cell>
          <table:table-cell office:value-type="float" office:value="0.315385">
            <text:p>0,315385</text:p>
          </table:table-cell>
          <table:table-cell/>
        </table:table-row>
        <table:table-row table:style-name="ro1">
          <table:table-cell office:value-type="float" office:value="56.633336">
            <text:p>56,633336</text:p>
          </table:table-cell>
          <table:table-cell office:value-type="float" office:value="0.311508">
            <text:p>0,311508</text:p>
          </table:table-cell>
          <table:table-cell/>
        </table:table-row>
        <table:table-row table:style-name="ro1">
          <table:table-cell office:value-type="float" office:value="56.66667">
            <text:p>56,66667</text:p>
          </table:table-cell>
          <table:table-cell office:value-type="float" office:value="0.312961">
            <text:p>0,312961</text:p>
          </table:table-cell>
          <table:table-cell/>
        </table:table-row>
        <table:table-row table:style-name="ro1">
          <table:table-cell office:value-type="float" office:value="56.700003">
            <text:p>56,700003</text:p>
          </table:table-cell>
          <table:table-cell office:value-type="float" office:value="0.3088">
            <text:p>0,3088</text:p>
          </table:table-cell>
          <table:table-cell/>
        </table:table-row>
        <table:table-row table:style-name="ro1">
          <table:table-cell office:value-type="float" office:value="56.733336">
            <text:p>56,733336</text:p>
          </table:table-cell>
          <table:table-cell office:value-type="float" office:value="0.287513">
            <text:p>0,287513</text:p>
          </table:table-cell>
          <table:table-cell/>
        </table:table-row>
        <table:table-row table:style-name="ro1">
          <table:table-cell office:value-type="float" office:value="56.76667">
            <text:p>56,76667</text:p>
          </table:table-cell>
          <table:table-cell office:value-type="float" office:value="0.28414">
            <text:p>0,28414</text:p>
          </table:table-cell>
          <table:table-cell/>
        </table:table-row>
        <table:table-row table:style-name="ro1">
          <table:table-cell office:value-type="float" office:value="56.800003">
            <text:p>56,800003</text:p>
          </table:table-cell>
          <table:table-cell office:value-type="float" office:value="0.270496">
            <text:p>0,270496</text:p>
          </table:table-cell>
          <table:table-cell/>
        </table:table-row>
        <table:table-row table:style-name="ro1">
          <table:table-cell office:value-type="float" office:value="56.833336">
            <text:p>56,833336</text:p>
          </table:table-cell>
          <table:table-cell office:value-type="float" office:value="0.252668">
            <text:p>0,252668</text:p>
          </table:table-cell>
          <table:table-cell/>
        </table:table-row>
        <table:table-row table:style-name="ro1">
          <table:table-cell office:value-type="float" office:value="56.86667">
            <text:p>56,86667</text:p>
          </table:table-cell>
          <table:table-cell office:value-type="float" office:value="0.262681">
            <text:p>0,262681</text:p>
          </table:table-cell>
          <table:table-cell/>
        </table:table-row>
        <table:table-row table:style-name="ro1">
          <table:table-cell office:value-type="float" office:value="56.900003">
            <text:p>56,900003</text:p>
          </table:table-cell>
          <table:table-cell office:value-type="float" office:value="0.271101">
            <text:p>0,271101</text:p>
          </table:table-cell>
          <table:table-cell/>
        </table:table-row>
        <table:table-row table:style-name="ro1">
          <table:table-cell office:value-type="float" office:value="56.933336">
            <text:p>56,933336</text:p>
          </table:table-cell>
          <table:table-cell office:value-type="float" office:value="0.256967">
            <text:p>0,256967</text:p>
          </table:table-cell>
          <table:table-cell/>
        </table:table-row>
        <table:table-row table:style-name="ro1">
          <table:table-cell office:value-type="float" office:value="56.96667">
            <text:p>56,96667</text:p>
          </table:table-cell>
          <table:table-cell office:value-type="float" office:value="0.249169">
            <text:p>0,249169</text:p>
          </table:table-cell>
          <table:table-cell/>
        </table:table-row>
        <table:table-row table:style-name="ro1">
          <table:table-cell office:value-type="float" office:value="57.000003">
            <text:p>57,000003</text:p>
          </table:table-cell>
          <table:table-cell office:value-type="float" office:value="0.26407">
            <text:p>0,26407</text:p>
          </table:table-cell>
          <table:table-cell/>
        </table:table-row>
        <table:table-row table:style-name="ro1">
          <table:table-cell office:value-type="float" office:value="57.033336">
            <text:p>57,033336</text:p>
          </table:table-cell>
          <table:table-cell office:value-type="float" office:value="0.266258">
            <text:p>0,266258</text:p>
          </table:table-cell>
          <table:table-cell/>
        </table:table-row>
        <table:table-row table:style-name="ro1">
          <table:table-cell office:value-type="float" office:value="57.06667">
            <text:p>57,06667</text:p>
          </table:table-cell>
          <table:table-cell office:value-type="float" office:value="0.265038">
            <text:p>0,265038</text:p>
          </table:table-cell>
          <table:table-cell/>
        </table:table-row>
        <table:table-row table:style-name="ro1">
          <table:table-cell office:value-type="float" office:value="57.100003">
            <text:p>57,100003</text:p>
          </table:table-cell>
          <table:table-cell office:value-type="float" office:value="0.273112">
            <text:p>0,273112</text:p>
          </table:table-cell>
          <table:table-cell/>
        </table:table-row>
        <table:table-row table:style-name="ro1">
          <table:table-cell office:value-type="float" office:value="57.133336">
            <text:p>57,133336</text:p>
          </table:table-cell>
          <table:table-cell office:value-type="float" office:value="0.287509">
            <text:p>0,287509</text:p>
          </table:table-cell>
          <table:table-cell/>
        </table:table-row>
        <table:table-row table:style-name="ro1">
          <table:table-cell office:value-type="float" office:value="57.16667">
            <text:p>57,16667</text:p>
          </table:table-cell>
          <table:table-cell office:value-type="float" office:value="0.304037">
            <text:p>0,304037</text:p>
          </table:table-cell>
          <table:table-cell/>
        </table:table-row>
        <table:table-row table:style-name="ro1">
          <table:table-cell office:value-type="float" office:value="57.200003">
            <text:p>57,200003</text:p>
          </table:table-cell>
          <table:table-cell office:value-type="float" office:value="0.302248">
            <text:p>0,302248</text:p>
          </table:table-cell>
          <table:table-cell/>
        </table:table-row>
        <table:table-row table:style-name="ro1">
          <table:table-cell office:value-type="float" office:value="57.233336">
            <text:p>57,233336</text:p>
          </table:table-cell>
          <table:table-cell office:value-type="float" office:value="0.298943">
            <text:p>0,298943</text:p>
          </table:table-cell>
          <table:table-cell/>
        </table:table-row>
        <table:table-row table:style-name="ro1">
          <table:table-cell office:value-type="float" office:value="57.26667">
            <text:p>57,26667</text:p>
          </table:table-cell>
          <table:table-cell office:value-type="float" office:value="0.312951">
            <text:p>0,312951</text:p>
          </table:table-cell>
          <table:table-cell/>
        </table:table-row>
        <table:table-row table:style-name="ro1">
          <table:table-cell office:value-type="float" office:value="57.300003">
            <text:p>57,300003</text:p>
          </table:table-cell>
          <table:table-cell office:value-type="float" office:value="0.310428">
            <text:p>0,310428</text:p>
          </table:table-cell>
          <table:table-cell/>
        </table:table-row>
        <table:table-row table:style-name="ro1">
          <table:table-cell office:value-type="float" office:value="57.333336">
            <text:p>57,333336</text:p>
          </table:table-cell>
          <table:table-cell office:value-type="float" office:value="0.303117">
            <text:p>0,303117</text:p>
          </table:table-cell>
          <table:table-cell/>
        </table:table-row>
        <table:table-row table:style-name="ro1">
          <table:table-cell office:value-type="float" office:value="57.36667">
            <text:p>57,36667</text:p>
          </table:table-cell>
          <table:table-cell office:value-type="float" office:value="0.304141">
            <text:p>0,304141</text:p>
          </table:table-cell>
          <table:table-cell/>
        </table:table-row>
        <table:table-row table:style-name="ro1">
          <table:table-cell office:value-type="float" office:value="57.400003">
            <text:p>57,400003</text:p>
          </table:table-cell>
          <table:table-cell office:value-type="float" office:value="0.276397">
            <text:p>0,276397</text:p>
          </table:table-cell>
          <table:table-cell/>
        </table:table-row>
        <table:table-row table:style-name="ro1">
          <table:table-cell office:value-type="float" office:value="57.433336">
            <text:p>57,433336</text:p>
          </table:table-cell>
          <table:table-cell office:value-type="float" office:value="0.308883">
            <text:p>0,308883</text:p>
          </table:table-cell>
          <table:table-cell/>
        </table:table-row>
        <table:table-row table:style-name="ro1">
          <table:table-cell office:value-type="float" office:value="57.46667">
            <text:p>57,46667</text:p>
          </table:table-cell>
          <table:table-cell office:value-type="float" office:value="0.29498">
            <text:p>0,29498</text:p>
          </table:table-cell>
          <table:table-cell/>
        </table:table-row>
        <table:table-row table:style-name="ro1">
          <table:table-cell office:value-type="float" office:value="57.500003">
            <text:p>57,500003</text:p>
          </table:table-cell>
          <table:table-cell office:value-type="float" office:value="0.29531">
            <text:p>0,29531</text:p>
          </table:table-cell>
          <table:table-cell/>
        </table:table-row>
        <table:table-row table:style-name="ro1">
          <table:table-cell office:value-type="float" office:value="57.533336">
            <text:p>57,533336</text:p>
          </table:table-cell>
          <table:table-cell office:value-type="float" office:value="0.281811">
            <text:p>0,281811</text:p>
          </table:table-cell>
          <table:table-cell/>
        </table:table-row>
        <table:table-row table:style-name="ro1">
          <table:table-cell office:value-type="float" office:value="57.56667">
            <text:p>57,56667</text:p>
          </table:table-cell>
          <table:table-cell office:value-type="float" office:value="0.275361">
            <text:p>0,275361</text:p>
          </table:table-cell>
          <table:table-cell/>
        </table:table-row>
        <table:table-row table:style-name="ro1">
          <table:table-cell office:value-type="float" office:value="57.600003">
            <text:p>57,600003</text:p>
          </table:table-cell>
          <table:table-cell office:value-type="float" office:value="0.263164">
            <text:p>0,263164</text:p>
          </table:table-cell>
          <table:table-cell/>
        </table:table-row>
        <table:table-row table:style-name="ro1">
          <table:table-cell office:value-type="float" office:value="57.633336">
            <text:p>57,633336</text:p>
          </table:table-cell>
          <table:table-cell office:value-type="float" office:value="0.278739">
            <text:p>0,278739</text:p>
          </table:table-cell>
          <table:table-cell/>
        </table:table-row>
        <table:table-row table:style-name="ro1">
          <table:table-cell office:value-type="float" office:value="57.66667">
            <text:p>57,66667</text:p>
          </table:table-cell>
          <table:table-cell office:value-type="float" office:value="0.269245">
            <text:p>0,269245</text:p>
          </table:table-cell>
          <table:table-cell/>
        </table:table-row>
        <table:table-row table:style-name="ro1">
          <table:table-cell office:value-type="float" office:value="57.700003">
            <text:p>57,700003</text:p>
          </table:table-cell>
          <table:table-cell office:value-type="float" office:value="0.276317">
            <text:p>0,276317</text:p>
          </table:table-cell>
          <table:table-cell/>
        </table:table-row>
        <table:table-row table:style-name="ro1">
          <table:table-cell office:value-type="float" office:value="57.733336">
            <text:p>57,733336</text:p>
          </table:table-cell>
          <table:table-cell office:value-type="float" office:value="0.282569">
            <text:p>0,282569</text:p>
          </table:table-cell>
          <table:table-cell/>
        </table:table-row>
        <table:table-row table:style-name="ro1">
          <table:table-cell office:value-type="float" office:value="57.76667">
            <text:p>57,76667</text:p>
          </table:table-cell>
          <table:table-cell office:value-type="float" office:value="0.28597">
            <text:p>0,28597</text:p>
          </table:table-cell>
          <table:table-cell/>
        </table:table-row>
        <table:table-row table:style-name="ro1">
          <table:table-cell office:value-type="float" office:value="57.800003">
            <text:p>57,800003</text:p>
          </table:table-cell>
          <table:table-cell office:value-type="float" office:value="0.273106">
            <text:p>0,273106</text:p>
          </table:table-cell>
          <table:table-cell/>
        </table:table-row>
        <table:table-row table:style-name="ro1">
          <table:table-cell office:value-type="float" office:value="57.833336">
            <text:p>57,833336</text:p>
          </table:table-cell>
          <table:table-cell office:value-type="float" office:value="0.283263">
            <text:p>0,283263</text:p>
          </table:table-cell>
          <table:table-cell/>
        </table:table-row>
        <table:table-row table:style-name="ro1">
          <table:table-cell office:value-type="float" office:value="57.86667">
            <text:p>57,86667</text:p>
          </table:table-cell>
          <table:table-cell office:value-type="float" office:value="0.26736">
            <text:p>0,26736</text:p>
          </table:table-cell>
          <table:table-cell/>
        </table:table-row>
        <table:table-row table:style-name="ro1">
          <table:table-cell office:value-type="float" office:value="57.900003">
            <text:p>57,900003</text:p>
          </table:table-cell>
          <table:table-cell office:value-type="float" office:value="0.281589">
            <text:p>0,281589</text:p>
          </table:table-cell>
          <table:table-cell/>
        </table:table-row>
        <table:table-row table:style-name="ro1">
          <table:table-cell office:value-type="float" office:value="57.933336">
            <text:p>57,933336</text:p>
          </table:table-cell>
          <table:table-cell office:value-type="float" office:value="0.279437">
            <text:p>0,279437</text:p>
          </table:table-cell>
          <table:table-cell/>
        </table:table-row>
        <table:table-row table:style-name="ro1">
          <table:table-cell office:value-type="float" office:value="57.96667">
            <text:p>57,96667</text:p>
          </table:table-cell>
          <table:table-cell office:value-type="float" office:value="0.289501">
            <text:p>0,289501</text:p>
          </table:table-cell>
          <table:table-cell/>
        </table:table-row>
        <table:table-row table:style-name="ro1">
          <table:table-cell office:value-type="float" office:value="58.000003">
            <text:p>58,000003</text:p>
          </table:table-cell>
          <table:table-cell office:value-type="float" office:value="0.289506">
            <text:p>0,289506</text:p>
          </table:table-cell>
          <table:table-cell/>
        </table:table-row>
        <table:table-row table:style-name="ro1">
          <table:table-cell office:value-type="float" office:value="58.033336">
            <text:p>58,033336</text:p>
          </table:table-cell>
          <table:table-cell office:value-type="float" office:value="0.301064">
            <text:p>0,301064</text:p>
          </table:table-cell>
          <table:table-cell/>
        </table:table-row>
        <table:table-row table:style-name="ro1">
          <table:table-cell office:value-type="float" office:value="58.06667">
            <text:p>58,06667</text:p>
          </table:table-cell>
          <table:table-cell office:value-type="float" office:value="0.297121">
            <text:p>0,297121</text:p>
          </table:table-cell>
          <table:table-cell/>
        </table:table-row>
        <table:table-row table:style-name="ro1">
          <table:table-cell office:value-type="float" office:value="58.100003">
            <text:p>58,100003</text:p>
          </table:table-cell>
          <table:table-cell office:value-type="float" office:value="0.300352">
            <text:p>0,300352</text:p>
          </table:table-cell>
          <table:table-cell/>
        </table:table-row>
        <table:table-row table:style-name="ro1">
          <table:table-cell office:value-type="float" office:value="58.133336">
            <text:p>58,133336</text:p>
          </table:table-cell>
          <table:table-cell office:value-type="float" office:value="0.292219">
            <text:p>0,292219</text:p>
          </table:table-cell>
          <table:table-cell/>
        </table:table-row>
        <table:table-row table:style-name="ro1">
          <table:table-cell office:value-type="float" office:value="58.16667">
            <text:p>58,16667</text:p>
          </table:table-cell>
          <table:table-cell office:value-type="float" office:value="0.314936">
            <text:p>0,314936</text:p>
          </table:table-cell>
          <table:table-cell/>
        </table:table-row>
        <table:table-row table:style-name="ro1">
          <table:table-cell office:value-type="float" office:value="58.200003">
            <text:p>58,200003</text:p>
          </table:table-cell>
          <table:table-cell office:value-type="float" office:value="0.292036">
            <text:p>0,292036</text:p>
          </table:table-cell>
          <table:table-cell/>
        </table:table-row>
        <table:table-row table:style-name="ro1">
          <table:table-cell office:value-type="float" office:value="58.233336">
            <text:p>58,233336</text:p>
          </table:table-cell>
          <table:table-cell office:value-type="float" office:value="0.296046">
            <text:p>0,296046</text:p>
          </table:table-cell>
          <table:table-cell/>
        </table:table-row>
        <table:table-row table:style-name="ro1">
          <table:table-cell office:value-type="float" office:value="58.26667">
            <text:p>58,26667</text:p>
          </table:table-cell>
          <table:table-cell office:value-type="float" office:value="0.274101">
            <text:p>0,274101</text:p>
          </table:table-cell>
          <table:table-cell/>
        </table:table-row>
        <table:table-row table:style-name="ro1">
          <table:table-cell office:value-type="float" office:value="58.300003">
            <text:p>58,300003</text:p>
          </table:table-cell>
          <table:table-cell office:value-type="float" office:value="0.293378">
            <text:p>0,293378</text:p>
          </table:table-cell>
          <table:table-cell/>
        </table:table-row>
        <table:table-row table:style-name="ro1">
          <table:table-cell office:value-type="float" office:value="58.333336">
            <text:p>58,333336</text:p>
          </table:table-cell>
          <table:table-cell office:value-type="float" office:value="0.293286">
            <text:p>0,293286</text:p>
          </table:table-cell>
          <table:table-cell/>
        </table:table-row>
        <table:table-row table:style-name="ro1">
          <table:table-cell office:value-type="float" office:value="58.36667">
            <text:p>58,36667</text:p>
          </table:table-cell>
          <table:table-cell office:value-type="float" office:value="0.273219">
            <text:p>0,273219</text:p>
          </table:table-cell>
          <table:table-cell/>
        </table:table-row>
        <table:table-row table:style-name="ro1">
          <table:table-cell office:value-type="float" office:value="58.400003">
            <text:p>58,400003</text:p>
          </table:table-cell>
          <table:table-cell office:value-type="float" office:value="0.27288">
            <text:p>0,27288</text:p>
          </table:table-cell>
          <table:table-cell/>
        </table:table-row>
        <table:table-row table:style-name="ro1">
          <table:table-cell office:value-type="float" office:value="58.433336">
            <text:p>58,433336</text:p>
          </table:table-cell>
          <table:table-cell office:value-type="float" office:value="0.289421">
            <text:p>0,289421</text:p>
          </table:table-cell>
          <table:table-cell/>
        </table:table-row>
        <table:table-row table:style-name="ro1">
          <table:table-cell office:value-type="float" office:value="58.46667">
            <text:p>58,46667</text:p>
          </table:table-cell>
          <table:table-cell office:value-type="float" office:value="0.277236">
            <text:p>0,277236</text:p>
          </table:table-cell>
          <table:table-cell/>
        </table:table-row>
        <table:table-row table:style-name="ro1">
          <table:table-cell office:value-type="float" office:value="58.500003">
            <text:p>58,500003</text:p>
          </table:table-cell>
          <table:table-cell office:value-type="float" office:value="0.27871">
            <text:p>0,27871</text:p>
          </table:table-cell>
          <table:table-cell/>
        </table:table-row>
        <table:table-row table:style-name="ro1">
          <table:table-cell office:value-type="float" office:value="58.533336">
            <text:p>58,533336</text:p>
          </table:table-cell>
          <table:table-cell office:value-type="float" office:value="0.272203">
            <text:p>0,272203</text:p>
          </table:table-cell>
          <table:table-cell/>
        </table:table-row>
        <table:table-row table:style-name="ro1">
          <table:table-cell office:value-type="float" office:value="58.56667">
            <text:p>58,56667</text:p>
          </table:table-cell>
          <table:table-cell office:value-type="float" office:value="0.276932">
            <text:p>0,276932</text:p>
          </table:table-cell>
          <table:table-cell/>
        </table:table-row>
        <table:table-row table:style-name="ro1">
          <table:table-cell office:value-type="float" office:value="58.600003">
            <text:p>58,600003</text:p>
          </table:table-cell>
          <table:table-cell office:value-type="float" office:value="0.26614">
            <text:p>0,26614</text:p>
          </table:table-cell>
          <table:table-cell/>
        </table:table-row>
        <table:table-row table:style-name="ro1">
          <table:table-cell office:value-type="float" office:value="58.633336">
            <text:p>58,633336</text:p>
          </table:table-cell>
          <table:table-cell office:value-type="float" office:value="0.273087">
            <text:p>0,273087</text:p>
          </table:table-cell>
          <table:table-cell/>
        </table:table-row>
        <table:table-row table:style-name="ro1">
          <table:table-cell office:value-type="float" office:value="58.66667">
            <text:p>58,66667</text:p>
          </table:table-cell>
          <table:table-cell office:value-type="float" office:value="0.271117">
            <text:p>0,271117</text:p>
          </table:table-cell>
          <table:table-cell/>
        </table:table-row>
        <table:table-row table:style-name="ro1">
          <table:table-cell office:value-type="float" office:value="58.700003">
            <text:p>58,700003</text:p>
          </table:table-cell>
          <table:table-cell office:value-type="float" office:value="0.26871">
            <text:p>0,26871</text:p>
          </table:table-cell>
          <table:table-cell/>
        </table:table-row>
        <table:table-row table:style-name="ro1">
          <table:table-cell office:value-type="float" office:value="58.733336">
            <text:p>58,733336</text:p>
          </table:table-cell>
          <table:table-cell office:value-type="float" office:value="0.274177">
            <text:p>0,274177</text:p>
          </table:table-cell>
          <table:table-cell/>
        </table:table-row>
        <table:table-row table:style-name="ro1">
          <table:table-cell office:value-type="float" office:value="58.76667">
            <text:p>58,76667</text:p>
          </table:table-cell>
          <table:table-cell office:value-type="float" office:value="0.271191">
            <text:p>0,271191</text:p>
          </table:table-cell>
          <table:table-cell/>
        </table:table-row>
        <table:table-row table:style-name="ro1">
          <table:table-cell office:value-type="float" office:value="58.800003">
            <text:p>58,800003</text:p>
          </table:table-cell>
          <table:table-cell office:value-type="float" office:value="0.265692">
            <text:p>0,265692</text:p>
          </table:table-cell>
          <table:table-cell/>
        </table:table-row>
        <table:table-row table:style-name="ro1">
          <table:table-cell office:value-type="float" office:value="58.833336">
            <text:p>58,833336</text:p>
          </table:table-cell>
          <table:table-cell office:value-type="float" office:value="0.272031">
            <text:p>0,272031</text:p>
          </table:table-cell>
          <table:table-cell/>
        </table:table-row>
        <table:table-row table:style-name="ro1">
          <table:table-cell office:value-type="float" office:value="58.86667">
            <text:p>58,86667</text:p>
          </table:table-cell>
          <table:table-cell office:value-type="float" office:value="0.259666">
            <text:p>0,259666</text:p>
          </table:table-cell>
          <table:table-cell/>
        </table:table-row>
        <table:table-row table:style-name="ro1">
          <table:table-cell office:value-type="float" office:value="58.900003">
            <text:p>58,900003</text:p>
          </table:table-cell>
          <table:table-cell office:value-type="float" office:value="0.252514">
            <text:p>0,252514</text:p>
          </table:table-cell>
          <table:table-cell/>
        </table:table-row>
        <table:table-row table:style-name="ro1">
          <table:table-cell office:value-type="float" office:value="58.933336">
            <text:p>58,933336</text:p>
          </table:table-cell>
          <table:table-cell office:value-type="float" office:value="0.258115">
            <text:p>0,258115</text:p>
          </table:table-cell>
          <table:table-cell/>
        </table:table-row>
        <table:table-row table:style-name="ro1">
          <table:table-cell office:value-type="float" office:value="58.96667">
            <text:p>58,96667</text:p>
          </table:table-cell>
          <table:table-cell office:value-type="float" office:value="0.257003">
            <text:p>0,257003</text:p>
          </table:table-cell>
          <table:table-cell/>
        </table:table-row>
        <table:table-row table:style-name="ro1">
          <table:table-cell office:value-type="float" office:value="59.000003">
            <text:p>59,000003</text:p>
          </table:table-cell>
          <table:table-cell office:value-type="float" office:value="0.244462">
            <text:p>0,244462</text:p>
          </table:table-cell>
          <table:table-cell/>
        </table:table-row>
        <table:table-row table:style-name="ro1">
          <table:table-cell office:value-type="float" office:value="59.033336">
            <text:p>59,033336</text:p>
          </table:table-cell>
          <table:table-cell office:value-type="float" office:value="0.256002">
            <text:p>0,256002</text:p>
          </table:table-cell>
          <table:table-cell/>
        </table:table-row>
        <table:table-row table:style-name="ro1">
          <table:table-cell office:value-type="float" office:value="59.06667">
            <text:p>59,06667</text:p>
          </table:table-cell>
          <table:table-cell office:value-type="float" office:value="0.254826">
            <text:p>0,254826</text:p>
          </table:table-cell>
          <table:table-cell/>
        </table:table-row>
        <table:table-row table:style-name="ro1">
          <table:table-cell office:value-type="float" office:value="59.100003">
            <text:p>59,100003</text:p>
          </table:table-cell>
          <table:table-cell office:value-type="float" office:value="0.259595">
            <text:p>0,259595</text:p>
          </table:table-cell>
          <table:table-cell/>
        </table:table-row>
        <table:table-row table:style-name="ro1">
          <table:table-cell office:value-type="float" office:value="59.133336">
            <text:p>59,133336</text:p>
          </table:table-cell>
          <table:table-cell office:value-type="float" office:value="0.257435">
            <text:p>0,257435</text:p>
          </table:table-cell>
          <table:table-cell/>
        </table:table-row>
        <table:table-row table:style-name="ro1">
          <table:table-cell office:value-type="float" office:value="59.16667">
            <text:p>59,16667</text:p>
          </table:table-cell>
          <table:table-cell office:value-type="float" office:value="0.259975">
            <text:p>0,259975</text:p>
          </table:table-cell>
          <table:table-cell/>
        </table:table-row>
        <table:table-row table:style-name="ro1">
          <table:table-cell office:value-type="float" office:value="59.200003">
            <text:p>59,200003</text:p>
          </table:table-cell>
          <table:table-cell office:value-type="float" office:value="0.253427">
            <text:p>0,253427</text:p>
          </table:table-cell>
          <table:table-cell/>
        </table:table-row>
        <table:table-row table:style-name="ro1">
          <table:table-cell office:value-type="float" office:value="59.233336">
            <text:p>59,233336</text:p>
          </table:table-cell>
          <table:table-cell office:value-type="float" office:value="0.249993">
            <text:p>0,249993</text:p>
          </table:table-cell>
          <table:table-cell/>
        </table:table-row>
        <table:table-row table:style-name="ro1">
          <table:table-cell office:value-type="float" office:value="59.26667">
            <text:p>59,26667</text:p>
          </table:table-cell>
          <table:table-cell office:value-type="float" office:value="0.238747">
            <text:p>0,238747</text:p>
          </table:table-cell>
          <table:table-cell/>
        </table:table-row>
        <table:table-row table:style-name="ro1">
          <table:table-cell office:value-type="float" office:value="59.300003">
            <text:p>59,300003</text:p>
          </table:table-cell>
          <table:table-cell office:value-type="float" office:value="0.245647">
            <text:p>0,245647</text:p>
          </table:table-cell>
          <table:table-cell/>
        </table:table-row>
        <table:table-row table:style-name="ro1">
          <table:table-cell office:value-type="float" office:value="59.333336">
            <text:p>59,333336</text:p>
          </table:table-cell>
          <table:table-cell office:value-type="float" office:value="0.24187">
            <text:p>0,24187</text:p>
          </table:table-cell>
          <table:table-cell/>
        </table:table-row>
        <table:table-row table:style-name="ro1">
          <table:table-cell office:value-type="float" office:value="59.36667">
            <text:p>59,36667</text:p>
          </table:table-cell>
          <table:table-cell office:value-type="float" office:value="0.242278">
            <text:p>0,242278</text:p>
          </table:table-cell>
          <table:table-cell/>
        </table:table-row>
        <table:table-row table:style-name="ro1">
          <table:table-cell office:value-type="float" office:value="59.400003">
            <text:p>59,400003</text:p>
          </table:table-cell>
          <table:table-cell office:value-type="float" office:value="0.248772">
            <text:p>0,248772</text:p>
          </table:table-cell>
          <table:table-cell/>
        </table:table-row>
        <table:table-row table:style-name="ro1">
          <table:table-cell office:value-type="float" office:value="59.433336">
            <text:p>59,433336</text:p>
          </table:table-cell>
          <table:table-cell office:value-type="float" office:value="0.248334">
            <text:p>0,248334</text:p>
          </table:table-cell>
          <table:table-cell/>
        </table:table-row>
        <table:table-row table:style-name="ro1">
          <table:table-cell office:value-type="float" office:value="59.46667">
            <text:p>59,46667</text:p>
          </table:table-cell>
          <table:table-cell office:value-type="float" office:value="0.24451">
            <text:p>0,24451</text:p>
          </table:table-cell>
          <table:table-cell/>
        </table:table-row>
        <table:table-row table:style-name="ro1">
          <table:table-cell office:value-type="float" office:value="59.500003">
            <text:p>59,500003</text:p>
          </table:table-cell>
          <table:table-cell office:value-type="float" office:value="0.228139">
            <text:p>0,228139</text:p>
          </table:table-cell>
          <table:table-cell/>
        </table:table-row>
        <table:table-row table:style-name="ro1">
          <table:table-cell office:value-type="float" office:value="59.533336">
            <text:p>59,533336</text:p>
          </table:table-cell>
          <table:table-cell office:value-type="float" office:value="0.229135">
            <text:p>0,229135</text:p>
          </table:table-cell>
          <table:table-cell/>
        </table:table-row>
        <table:table-row table:style-name="ro1">
          <table:table-cell office:value-type="float" office:value="59.56667">
            <text:p>59,56667</text:p>
          </table:table-cell>
          <table:table-cell office:value-type="float" office:value="0.253899">
            <text:p>0,253899</text:p>
          </table:table-cell>
          <table:table-cell/>
        </table:table-row>
        <table:table-row table:style-name="ro1">
          <table:table-cell office:value-type="float" office:value="59.600003">
            <text:p>59,600003</text:p>
          </table:table-cell>
          <table:table-cell office:value-type="float" office:value="0.221737">
            <text:p>0,221737</text:p>
          </table:table-cell>
          <table:table-cell/>
        </table:table-row>
        <table:table-row table:style-name="ro1">
          <table:table-cell office:value-type="float" office:value="59.633336">
            <text:p>59,633336</text:p>
          </table:table-cell>
          <table:table-cell office:value-type="float" office:value="0.245877">
            <text:p>0,245877</text:p>
          </table:table-cell>
          <table:table-cell/>
        </table:table-row>
        <table:table-row table:style-name="ro1">
          <table:table-cell office:value-type="float" office:value="59.66667">
            <text:p>59,66667</text:p>
          </table:table-cell>
          <table:table-cell office:value-type="float" office:value="0.234298">
            <text:p>0,234298</text:p>
          </table:table-cell>
          <table:table-cell/>
        </table:table-row>
        <table:table-row table:style-name="ro1">
          <table:table-cell office:value-type="float" office:value="59.700003">
            <text:p>59,700003</text:p>
          </table:table-cell>
          <table:table-cell office:value-type="float" office:value="0.230137">
            <text:p>0,230137</text:p>
          </table:table-cell>
          <table:table-cell/>
        </table:table-row>
        <table:table-row table:style-name="ro1">
          <table:table-cell office:value-type="float" office:value="59.733336">
            <text:p>59,733336</text:p>
          </table:table-cell>
          <table:table-cell office:value-type="float" office:value="0.222511">
            <text:p>0,222511</text:p>
          </table:table-cell>
          <table:table-cell/>
        </table:table-row>
        <table:table-row table:style-name="ro1">
          <table:table-cell office:value-type="float" office:value="59.76667">
            <text:p>59,76667</text:p>
          </table:table-cell>
          <table:table-cell office:value-type="float" office:value="0.243921">
            <text:p>0,243921</text:p>
          </table:table-cell>
          <table:table-cell/>
        </table:table-row>
        <table:table-row table:style-name="ro1">
          <table:table-cell office:value-type="float" office:value="59.800003">
            <text:p>59,800003</text:p>
          </table:table-cell>
          <table:table-cell office:value-type="float" office:value="0.298853">
            <text:p>0,298853</text:p>
          </table:table-cell>
          <table:table-cell/>
        </table:table-row>
        <table:table-row table:style-name="ro1">
          <table:table-cell office:value-type="float" office:value="59.833336">
            <text:p>59,833336</text:p>
          </table:table-cell>
          <table:table-cell office:value-type="float" office:value="0.316669">
            <text:p>0,316669</text:p>
          </table:table-cell>
          <table:table-cell/>
        </table:table-row>
        <table:table-row table:style-name="ro1">
          <table:table-cell office:value-type="float" office:value="59.86667">
            <text:p>59,86667</text:p>
          </table:table-cell>
          <table:table-cell office:value-type="float" office:value="0.30813">
            <text:p>0,30813</text:p>
          </table:table-cell>
          <table:table-cell/>
        </table:table-row>
        <table:table-row table:style-name="ro1">
          <table:table-cell office:value-type="float" office:value="59.900003">
            <text:p>59,900003</text:p>
          </table:table-cell>
          <table:table-cell office:value-type="float" office:value="0.323849">
            <text:p>0,323849</text:p>
          </table:table-cell>
          <table:table-cell/>
        </table:table-row>
        <table:table-row table:style-name="ro1">
          <table:table-cell office:value-type="float" office:value="59.933336">
            <text:p>59,933336</text:p>
          </table:table-cell>
          <table:table-cell office:value-type="float" office:value="0.317678">
            <text:p>0,317678</text:p>
          </table:table-cell>
          <table:table-cell/>
        </table:table-row>
        <table:table-row table:style-name="ro1">
          <table:table-cell office:value-type="float" office:value="59.96667">
            <text:p>59,96667</text:p>
          </table:table-cell>
          <table:table-cell office:value-type="float" office:value="0.320942">
            <text:p>0,320942</text:p>
          </table:table-cell>
          <table:table-cell/>
        </table:table-row>
        <table:table-row table:style-name="ro1">
          <table:table-cell office:value-type="float" office:value="60.000003">
            <text:p>60,000003</text:p>
          </table:table-cell>
          <table:table-cell office:value-type="float" office:value="0.32454">
            <text:p>0,32454</text:p>
          </table:table-cell>
          <table:table-cell/>
        </table:table-row>
        <table:table-row table:style-name="ro1">
          <table:table-cell office:value-type="float" office:value="60.033336">
            <text:p>60,033336</text:p>
          </table:table-cell>
          <table:table-cell office:value-type="float" office:value="0.317395">
            <text:p>0,317395</text:p>
          </table:table-cell>
          <table:table-cell/>
        </table:table-row>
        <table:table-row table:style-name="ro1">
          <table:table-cell office:value-type="float" office:value="60.06667">
            <text:p>60,06667</text:p>
          </table:table-cell>
          <table:table-cell office:value-type="float" office:value="0.316534">
            <text:p>0,316534</text:p>
          </table:table-cell>
          <table:table-cell office:value-type="string">
            <text:p>Mejor sigma encontrada: s=0.000172s</text:p>
          </table:table-cell>
        </table:table-row>
        <table:table-row table:style-name="ro1">
          <table:table-cell office:value-type="float" office:value="60.100003">
            <text:p>60,100003</text:p>
          </table:table-cell>
          <table:table-cell office:value-type="float" office:value="0.290088">
            <text:p>0,290088</text:p>
          </table:table-cell>
          <table:table-cell/>
        </table:table-row>
        <table:table-row table:style-name="ro1">
          <table:table-cell office:value-type="float" office:value="60.133336">
            <text:p>60,133336</text:p>
          </table:table-cell>
          <table:table-cell office:value-type="float" office:value="0.29651">
            <text:p>0,29651</text:p>
          </table:table-cell>
          <table:table-cell/>
        </table:table-row>
        <table:table-row table:style-name="ro1">
          <table:table-cell office:value-type="float" office:value="60.16667">
            <text:p>60,16667</text:p>
          </table:table-cell>
          <table:table-cell office:value-type="float" office:value="0.306894">
            <text:p>0,306894</text:p>
          </table:table-cell>
          <table:table-cell/>
        </table:table-row>
        <table:table-row table:style-name="ro1">
          <table:table-cell office:value-type="float" office:value="60.200003">
            <text:p>60,200003</text:p>
          </table:table-cell>
          <table:table-cell office:value-type="float" office:value="0.288168">
            <text:p>0,288168</text:p>
          </table:table-cell>
          <table:table-cell/>
        </table:table-row>
        <table:table-row table:style-name="ro1">
          <table:table-cell office:value-type="float" office:value="60.233336">
            <text:p>60,233336</text:p>
          </table:table-cell>
          <table:table-cell office:value-type="float" office:value="0.309292">
            <text:p>0,309292</text:p>
          </table:table-cell>
          <table:table-cell/>
        </table:table-row>
        <table:table-row table:style-name="ro1">
          <table:table-cell office:value-type="float" office:value="60.26667">
            <text:p>60,26667</text:p>
          </table:table-cell>
          <table:table-cell office:value-type="float" office:value="0.292474">
            <text:p>0,292474</text:p>
          </table:table-cell>
          <table:table-cell/>
        </table:table-row>
        <table:table-row table:style-name="ro1">
          <table:table-cell office:value-type="float" office:value="60.300003">
            <text:p>60,300003</text:p>
          </table:table-cell>
          <table:table-cell office:value-type="float" office:value="0.30877">
            <text:p>0,30877</text:p>
          </table:table-cell>
          <table:table-cell/>
        </table:table-row>
        <table:table-row table:style-name="ro1">
          <table:table-cell office:value-type="float" office:value="60.333336">
            <text:p>60,333336</text:p>
          </table:table-cell>
          <table:table-cell office:value-type="float" office:value="0.309941">
            <text:p>0,309941</text:p>
          </table:table-cell>
          <table:table-cell/>
        </table:table-row>
        <table:table-row table:style-name="ro1">
          <table:table-cell office:value-type="float" office:value="60.36667">
            <text:p>60,36667</text:p>
          </table:table-cell>
          <table:table-cell office:value-type="float" office:value="0.294175">
            <text:p>0,294175</text:p>
          </table:table-cell>
          <table:table-cell/>
        </table:table-row>
        <table:table-row table:style-name="ro1">
          <table:table-cell office:value-type="float" office:value="60.400003">
            <text:p>60,400003</text:p>
          </table:table-cell>
          <table:table-cell office:value-type="float" office:value="0.305702">
            <text:p>0,305702</text:p>
          </table:table-cell>
          <table:table-cell/>
        </table:table-row>
        <table:table-row table:style-name="ro1">
          <table:table-cell office:value-type="float" office:value="60.433336">
            <text:p>60,433336</text:p>
          </table:table-cell>
          <table:table-cell office:value-type="float" office:value="0.29487">
            <text:p>0,29487</text:p>
          </table:table-cell>
          <table:table-cell/>
        </table:table-row>
        <table:table-row table:style-name="ro1">
          <table:table-cell office:value-type="float" office:value="60.46667">
            <text:p>60,46667</text:p>
          </table:table-cell>
          <table:table-cell office:value-type="float" office:value="0.316674">
            <text:p>0,316674</text:p>
          </table:table-cell>
          <table:table-cell/>
        </table:table-row>
        <table:table-row table:style-name="ro1">
          <table:table-cell office:value-type="float" office:value="60.500003">
            <text:p>60,500003</text:p>
          </table:table-cell>
          <table:table-cell office:value-type="float" office:value="0.303416">
            <text:p>0,303416</text:p>
          </table:table-cell>
          <table:table-cell/>
        </table:table-row>
        <table:table-row table:style-name="ro1">
          <table:table-cell office:value-type="float" office:value="60.533336">
            <text:p>60,533336</text:p>
          </table:table-cell>
          <table:table-cell office:value-type="float" office:value="0.301948">
            <text:p>0,301948</text:p>
          </table:table-cell>
          <table:table-cell/>
        </table:table-row>
        <table:table-row table:style-name="ro1">
          <table:table-cell office:value-type="float" office:value="60.56667">
            <text:p>60,56667</text:p>
          </table:table-cell>
          <table:table-cell office:value-type="float" office:value="0.289995">
            <text:p>0,289995</text:p>
          </table:table-cell>
          <table:table-cell/>
        </table:table-row>
        <table:table-row table:style-name="ro1">
          <table:table-cell office:value-type="float" office:value="60.600003">
            <text:p>60,600003</text:p>
          </table:table-cell>
          <table:table-cell office:value-type="float" office:value="0.305854">
            <text:p>0,305854</text:p>
          </table:table-cell>
          <table:table-cell/>
        </table:table-row>
        <table:table-row table:style-name="ro1">
          <table:table-cell office:value-type="float" office:value="60.633336">
            <text:p>60,633336</text:p>
          </table:table-cell>
          <table:table-cell office:value-type="float" office:value="0.292644">
            <text:p>0,292644</text:p>
          </table:table-cell>
          <table:table-cell/>
        </table:table-row>
        <table:table-row table:style-name="ro1">
          <table:table-cell office:value-type="float" office:value="60.66667">
            <text:p>60,66667</text:p>
          </table:table-cell>
          <table:table-cell office:value-type="float" office:value="0.300885">
            <text:p>0,300885</text:p>
          </table:table-cell>
          <table:table-cell/>
        </table:table-row>
        <table:table-row table:style-name="ro1">
          <table:table-cell office:value-type="float" office:value="60.700003">
            <text:p>60,700003</text:p>
          </table:table-cell>
          <table:table-cell office:value-type="float" office:value="0.284347">
            <text:p>0,284347</text:p>
          </table:table-cell>
          <table:table-cell/>
        </table:table-row>
        <table:table-row table:style-name="ro1">
          <table:table-cell office:value-type="float" office:value="60.733337">
            <text:p>60,733337</text:p>
          </table:table-cell>
          <table:table-cell office:value-type="float" office:value="0.295981">
            <text:p>0,295981</text:p>
          </table:table-cell>
          <table:table-cell/>
        </table:table-row>
        <table:table-row table:style-name="ro1">
          <table:table-cell office:value-type="float" office:value="60.76667">
            <text:p>60,76667</text:p>
          </table:table-cell>
          <table:table-cell office:value-type="float" office:value="0.291384">
            <text:p>0,291384</text:p>
          </table:table-cell>
          <table:table-cell/>
        </table:table-row>
        <table:table-row table:style-name="ro1">
          <table:table-cell office:value-type="float" office:value="60.800003">
            <text:p>60,800003</text:p>
          </table:table-cell>
          <table:table-cell office:value-type="float" office:value="0.308201">
            <text:p>0,308201</text:p>
          </table:table-cell>
          <table:table-cell/>
        </table:table-row>
        <table:table-row table:style-name="ro1">
          <table:table-cell office:value-type="float" office:value="60.833337">
            <text:p>60,833337</text:p>
          </table:table-cell>
          <table:table-cell office:value-type="float" office:value="0.302371">
            <text:p>0,302371</text:p>
          </table:table-cell>
          <table:table-cell/>
        </table:table-row>
        <table:table-row table:style-name="ro1">
          <table:table-cell office:value-type="float" office:value="60.86667">
            <text:p>60,86667</text:p>
          </table:table-cell>
          <table:table-cell office:value-type="float" office:value="0.315487">
            <text:p>0,315487</text:p>
          </table:table-cell>
          <table:table-cell/>
        </table:table-row>
        <table:table-row table:style-name="ro1">
          <table:table-cell office:value-type="float" office:value="60.900003">
            <text:p>60,900003</text:p>
          </table:table-cell>
          <table:table-cell office:value-type="float" office:value="0.302324">
            <text:p>0,302324</text:p>
          </table:table-cell>
          <table:table-cell/>
        </table:table-row>
        <table:table-row table:style-name="ro1">
          <table:table-cell office:value-type="float" office:value="60.933337">
            <text:p>60,933337</text:p>
          </table:table-cell>
          <table:table-cell office:value-type="float" office:value="0.304897">
            <text:p>0,304897</text:p>
          </table:table-cell>
          <table:table-cell/>
        </table:table-row>
        <table:table-row table:style-name="ro1">
          <table:table-cell office:value-type="float" office:value="60.96667">
            <text:p>60,96667</text:p>
          </table:table-cell>
          <table:table-cell office:value-type="float" office:value="0.298731">
            <text:p>0,298731</text:p>
          </table:table-cell>
          <table:table-cell/>
        </table:table-row>
        <table:table-row table:style-name="ro1">
          <table:table-cell office:value-type="float" office:value="61.000003">
            <text:p>61,000003</text:p>
          </table:table-cell>
          <table:table-cell office:value-type="float" office:value="0.302973">
            <text:p>0,302973</text:p>
          </table:table-cell>
          <table:table-cell/>
        </table:table-row>
        <table:table-row table:style-name="ro1">
          <table:table-cell office:value-type="float" office:value="61.033337">
            <text:p>61,033337</text:p>
          </table:table-cell>
          <table:table-cell office:value-type="float" office:value="0.309546">
            <text:p>0,309546</text:p>
          </table:table-cell>
          <table:table-cell/>
        </table:table-row>
        <table:table-row table:style-name="ro1">
          <table:table-cell office:value-type="float" office:value="61.06667">
            <text:p>61,06667</text:p>
          </table:table-cell>
          <table:table-cell office:value-type="float" office:value="0.291265">
            <text:p>0,291265</text:p>
          </table:table-cell>
          <table:table-cell/>
        </table:table-row>
        <table:table-row table:style-name="ro1">
          <table:table-cell office:value-type="float" office:value="61.100003">
            <text:p>61,100003</text:p>
          </table:table-cell>
          <table:table-cell office:value-type="float" office:value="0.303524">
            <text:p>0,303524</text:p>
          </table:table-cell>
          <table:table-cell/>
        </table:table-row>
        <table:table-row table:style-name="ro1">
          <table:table-cell office:value-type="float" office:value="61.133337">
            <text:p>61,133337</text:p>
          </table:table-cell>
          <table:table-cell office:value-type="float" office:value="0.307156">
            <text:p>0,307156</text:p>
          </table:table-cell>
          <table:table-cell/>
        </table:table-row>
        <table:table-row table:style-name="ro1">
          <table:table-cell office:value-type="float" office:value="61.16667">
            <text:p>61,16667</text:p>
          </table:table-cell>
          <table:table-cell office:value-type="float" office:value="0.306105">
            <text:p>0,306105</text:p>
          </table:table-cell>
          <table:table-cell/>
        </table:table-row>
        <table:table-row table:style-name="ro1">
          <table:table-cell office:value-type="float" office:value="61.200003">
            <text:p>61,200003</text:p>
          </table:table-cell>
          <table:table-cell office:value-type="float" office:value="0.297885">
            <text:p>0,297885</text:p>
          </table:table-cell>
          <table:table-cell/>
        </table:table-row>
        <table:table-row table:style-name="ro1">
          <table:table-cell office:value-type="float" office:value="61.233337">
            <text:p>61,233337</text:p>
          </table:table-cell>
          <table:table-cell office:value-type="float" office:value="0.299876">
            <text:p>0,299876</text:p>
          </table:table-cell>
          <table:table-cell/>
        </table:table-row>
        <table:table-row table:style-name="ro1">
          <table:table-cell office:value-type="float" office:value="61.26667">
            <text:p>61,26667</text:p>
          </table:table-cell>
          <table:table-cell office:value-type="float" office:value="0.304475">
            <text:p>0,304475</text:p>
          </table:table-cell>
          <table:table-cell/>
        </table:table-row>
        <table:table-row table:style-name="ro1">
          <table:table-cell office:value-type="float" office:value="61.300003">
            <text:p>61,300003</text:p>
          </table:table-cell>
          <table:table-cell office:value-type="float" office:value="0.302741">
            <text:p>0,302741</text:p>
          </table:table-cell>
          <table:table-cell/>
        </table:table-row>
        <table:table-row table:style-name="ro1">
          <table:table-cell office:value-type="float" office:value="61.333337">
            <text:p>61,333337</text:p>
          </table:table-cell>
          <table:table-cell office:value-type="float" office:value="0.288867">
            <text:p>0,288867</text:p>
          </table:table-cell>
          <table:table-cell/>
        </table:table-row>
        <table:table-row table:style-name="ro1">
          <table:table-cell office:value-type="float" office:value="61.36667">
            <text:p>61,36667</text:p>
          </table:table-cell>
          <table:table-cell office:value-type="float" office:value="0.322046">
            <text:p>0,322046</text:p>
          </table:table-cell>
          <table:table-cell/>
        </table:table-row>
        <table:table-row table:style-name="ro1">
          <table:table-cell office:value-type="float" office:value="61.400003">
            <text:p>61,400003</text:p>
          </table:table-cell>
          <table:table-cell office:value-type="float" office:value="0.293042">
            <text:p>0,293042</text:p>
          </table:table-cell>
          <table:table-cell/>
        </table:table-row>
        <table:table-row table:style-name="ro1">
          <table:table-cell office:value-type="float" office:value="61.433337">
            <text:p>61,433337</text:p>
          </table:table-cell>
          <table:table-cell office:value-type="float" office:value="0.304841">
            <text:p>0,304841</text:p>
          </table:table-cell>
          <table:table-cell/>
        </table:table-row>
        <table:table-row table:style-name="ro1">
          <table:table-cell office:value-type="float" office:value="61.46667">
            <text:p>61,46667</text:p>
          </table:table-cell>
          <table:table-cell office:value-type="float" office:value="0.302458">
            <text:p>0,302458</text:p>
          </table:table-cell>
          <table:table-cell/>
        </table:table-row>
        <table:table-row table:style-name="ro1">
          <table:table-cell office:value-type="float" office:value="61.500003">
            <text:p>61,500003</text:p>
          </table:table-cell>
          <table:table-cell office:value-type="float" office:value="0.30024">
            <text:p>0,30024</text:p>
          </table:table-cell>
          <table:table-cell/>
        </table:table-row>
        <table:table-row table:style-name="ro1">
          <table:table-cell office:value-type="float" office:value="61.533337">
            <text:p>61,533337</text:p>
          </table:table-cell>
          <table:table-cell office:value-type="float" office:value="0.297824">
            <text:p>0,297824</text:p>
          </table:table-cell>
          <table:table-cell/>
        </table:table-row>
        <table:table-row table:style-name="ro1">
          <table:table-cell office:value-type="float" office:value="61.56667">
            <text:p>61,56667</text:p>
          </table:table-cell>
          <table:table-cell office:value-type="float" office:value="0.31099">
            <text:p>0,31099</text:p>
          </table:table-cell>
          <table:table-cell/>
        </table:table-row>
        <table:table-row table:style-name="ro1">
          <table:table-cell office:value-type="float" office:value="61.600003">
            <text:p>61,600003</text:p>
          </table:table-cell>
          <table:table-cell office:value-type="float" office:value="0.305119">
            <text:p>0,305119</text:p>
          </table:table-cell>
          <table:table-cell/>
        </table:table-row>
        <table:table-row table:style-name="ro1">
          <table:table-cell office:value-type="float" office:value="61.633337">
            <text:p>61,633337</text:p>
          </table:table-cell>
          <table:table-cell office:value-type="float" office:value="0.304459">
            <text:p>0,304459</text:p>
          </table:table-cell>
          <table:table-cell/>
        </table:table-row>
        <table:table-row table:style-name="ro1">
          <table:table-cell office:value-type="float" office:value="61.66667">
            <text:p>61,66667</text:p>
          </table:table-cell>
          <table:table-cell office:value-type="float" office:value="0.301698">
            <text:p>0,301698</text:p>
          </table:table-cell>
          <table:table-cell/>
        </table:table-row>
        <table:table-row table:style-name="ro1">
          <table:table-cell office:value-type="float" office:value="61.700003">
            <text:p>61,700003</text:p>
          </table:table-cell>
          <table:table-cell office:value-type="float" office:value="0.301328">
            <text:p>0,301328</text:p>
          </table:table-cell>
          <table:table-cell/>
        </table:table-row>
        <table:table-row table:style-name="ro1">
          <table:table-cell office:value-type="float" office:value="61.733337">
            <text:p>61,733337</text:p>
          </table:table-cell>
          <table:table-cell office:value-type="float" office:value="0.294177">
            <text:p>0,294177</text:p>
          </table:table-cell>
          <table:table-cell/>
        </table:table-row>
        <table:table-row table:style-name="ro1">
          <table:table-cell office:value-type="float" office:value="61.76667">
            <text:p>61,76667</text:p>
          </table:table-cell>
          <table:table-cell office:value-type="float" office:value="0.290016">
            <text:p>0,290016</text:p>
          </table:table-cell>
          <table:table-cell/>
        </table:table-row>
        <table:table-row table:style-name="ro1">
          <table:table-cell office:value-type="float" office:value="61.800003">
            <text:p>61,800003</text:p>
          </table:table-cell>
          <table:table-cell office:value-type="float" office:value="0.304329">
            <text:p>0,304329</text:p>
          </table:table-cell>
          <table:table-cell/>
        </table:table-row>
        <table:table-row table:style-name="ro1">
          <table:table-cell office:value-type="float" office:value="61.833337">
            <text:p>61,833337</text:p>
          </table:table-cell>
          <table:table-cell office:value-type="float" office:value="0.307031">
            <text:p>0,307031</text:p>
          </table:table-cell>
          <table:table-cell/>
        </table:table-row>
        <table:table-row table:style-name="ro1">
          <table:table-cell office:value-type="float" office:value="61.86667">
            <text:p>61,86667</text:p>
          </table:table-cell>
          <table:table-cell office:value-type="float" office:value="0.307953">
            <text:p>0,307953</text:p>
          </table:table-cell>
          <table:table-cell/>
        </table:table-row>
        <table:table-row table:style-name="ro1">
          <table:table-cell office:value-type="float" office:value="61.900003">
            <text:p>61,900003</text:p>
          </table:table-cell>
          <table:table-cell office:value-type="float" office:value="0.280785">
            <text:p>0,280785</text:p>
          </table:table-cell>
          <table:table-cell/>
        </table:table-row>
        <table:table-row table:style-name="ro1">
          <table:table-cell office:value-type="float" office:value="61.933337">
            <text:p>61,933337</text:p>
          </table:table-cell>
          <table:table-cell office:value-type="float" office:value="0.291353">
            <text:p>0,291353</text:p>
          </table:table-cell>
          <table:table-cell/>
        </table:table-row>
        <table:table-row table:style-name="ro1">
          <table:table-cell office:value-type="float" office:value="61.96667">
            <text:p>61,96667</text:p>
          </table:table-cell>
          <table:table-cell office:value-type="float" office:value="0.296318">
            <text:p>0,296318</text:p>
          </table:table-cell>
          <table:table-cell/>
        </table:table-row>
        <table:table-row table:style-name="ro1">
          <table:table-cell office:value-type="float" office:value="62.000003">
            <text:p>62,000003</text:p>
          </table:table-cell>
          <table:table-cell office:value-type="float" office:value="0.300027">
            <text:p>0,300027</text:p>
          </table:table-cell>
          <table:table-cell/>
        </table:table-row>
        <table:table-row table:style-name="ro1">
          <table:table-cell office:value-type="float" office:value="62.033337">
            <text:p>62,033337</text:p>
          </table:table-cell>
          <table:table-cell office:value-type="float" office:value="0.297456">
            <text:p>0,297456</text:p>
          </table:table-cell>
          <table:table-cell/>
        </table:table-row>
        <table:table-row table:style-name="ro1">
          <table:table-cell office:value-type="float" office:value="62.06667">
            <text:p>62,06667</text:p>
          </table:table-cell>
          <table:table-cell office:value-type="float" office:value="0.309892">
            <text:p>0,309892</text:p>
          </table:table-cell>
          <table:table-cell/>
        </table:table-row>
        <table:table-row table:style-name="ro1">
          <table:table-cell office:value-type="float" office:value="62.100003">
            <text:p>62,100003</text:p>
          </table:table-cell>
          <table:table-cell office:value-type="float" office:value="0.301124">
            <text:p>0,301124</text:p>
          </table:table-cell>
          <table:table-cell/>
        </table:table-row>
        <table:table-row table:style-name="ro1">
          <table:table-cell office:value-type="float" office:value="62.133337">
            <text:p>62,133337</text:p>
          </table:table-cell>
          <table:table-cell office:value-type="float" office:value="0.294791">
            <text:p>0,294791</text:p>
          </table:table-cell>
          <table:table-cell/>
        </table:table-row>
        <table:table-row table:style-name="ro1">
          <table:table-cell office:value-type="float" office:value="62.16667">
            <text:p>62,16667</text:p>
          </table:table-cell>
          <table:table-cell office:value-type="float" office:value="0.307216">
            <text:p>0,307216</text:p>
          </table:table-cell>
          <table:table-cell/>
        </table:table-row>
        <table:table-row table:style-name="ro1">
          <table:table-cell office:value-type="float" office:value="62.200003">
            <text:p>62,200003</text:p>
          </table:table-cell>
          <table:table-cell office:value-type="float" office:value="0.296676">
            <text:p>0,296676</text:p>
          </table:table-cell>
          <table:table-cell/>
        </table:table-row>
        <table:table-row table:style-name="ro1">
          <table:table-cell office:value-type="float" office:value="62.233337">
            <text:p>62,233337</text:p>
          </table:table-cell>
          <table:table-cell office:value-type="float" office:value="0.311636">
            <text:p>0,311636</text:p>
          </table:table-cell>
          <table:table-cell/>
        </table:table-row>
        <table:table-row table:style-name="ro1">
          <table:table-cell office:value-type="float" office:value="62.26667">
            <text:p>62,26667</text:p>
          </table:table-cell>
          <table:table-cell office:value-type="float" office:value="0.302142">
            <text:p>0,302142</text:p>
          </table:table-cell>
          <table:table-cell office:value-type="string">
            <text:p>Se agrega la gaussiana al control: Amp=-113.1748nm s=0.000172s to=0.011719s</text:p>
          </table:table-cell>
        </table:table-row>
        <table:table-row table:style-name="ro1">
          <table:table-cell office:value-type="float" office:value="62.300003">
            <text:p>62,300003</text:p>
          </table:table-cell>
          <table:table-cell office:value-type="float" office:value="0.300921">
            <text:p>0,300921</text:p>
          </table:table-cell>
          <table:table-cell office:value-type="string">
            <text:p>Generando nueva Gausiana: Amp=10.5771nm <text:s/>s=0.01400s</text:p>
          </table:table-cell>
        </table:table-row>
        <table:table-row table:style-name="ro1">
          <table:table-cell office:value-type="float" office:value="62.333337">
            <text:p>62,333337</text:p>
          </table:table-cell>
          <table:table-cell office:value-type="float" office:value="0.297211">
            <text:p>0,297211</text:p>
          </table:table-cell>
          <table:table-cell/>
        </table:table-row>
        <table:table-row table:style-name="ro1">
          <table:table-cell office:value-type="float" office:value="62.36667">
            <text:p>62,36667</text:p>
          </table:table-cell>
          <table:table-cell office:value-type="float" office:value="0.302319">
            <text:p>0,302319</text:p>
          </table:table-cell>
          <table:table-cell/>
        </table:table-row>
        <table:table-row table:style-name="ro1">
          <table:table-cell office:value-type="float" office:value="62.400003">
            <text:p>62,400003</text:p>
          </table:table-cell>
          <table:table-cell office:value-type="float" office:value="0.302199">
            <text:p>0,302199</text:p>
          </table:table-cell>
          <table:table-cell/>
        </table:table-row>
        <table:table-row table:style-name="ro1">
          <table:table-cell office:value-type="float" office:value="62.433337">
            <text:p>62,433337</text:p>
          </table:table-cell>
          <table:table-cell office:value-type="float" office:value="0.303204">
            <text:p>0,303204</text:p>
          </table:table-cell>
          <table:table-cell/>
        </table:table-row>
        <table:table-row table:style-name="ro1">
          <table:table-cell office:value-type="float" office:value="62.46667">
            <text:p>62,46667</text:p>
          </table:table-cell>
          <table:table-cell office:value-type="float" office:value="0.295804">
            <text:p>0,295804</text:p>
          </table:table-cell>
          <table:table-cell/>
        </table:table-row>
        <table:table-row table:style-name="ro1">
          <table:table-cell office:value-type="float" office:value="62.500003">
            <text:p>62,500003</text:p>
          </table:table-cell>
          <table:table-cell office:value-type="float" office:value="0.299908">
            <text:p>0,299908</text:p>
          </table:table-cell>
          <table:table-cell/>
        </table:table-row>
        <table:table-row table:style-name="ro1">
          <table:table-cell office:value-type="float" office:value="62.533337">
            <text:p>62,533337</text:p>
          </table:table-cell>
          <table:table-cell office:value-type="float" office:value="0.30697">
            <text:p>0,30697</text:p>
          </table:table-cell>
          <table:table-cell/>
        </table:table-row>
        <table:table-row table:style-name="ro1">
          <table:table-cell office:value-type="float" office:value="62.56667">
            <text:p>62,56667</text:p>
          </table:table-cell>
          <table:table-cell office:value-type="float" office:value="0.30499">
            <text:p>0,30499</text:p>
          </table:table-cell>
          <table:table-cell/>
        </table:table-row>
        <table:table-row table:style-name="ro1">
          <table:table-cell office:value-type="float" office:value="62.600003">
            <text:p>62,600003</text:p>
          </table:table-cell>
          <table:table-cell office:value-type="float" office:value="0.294769">
            <text:p>0,294769</text:p>
          </table:table-cell>
          <table:table-cell/>
        </table:table-row>
        <table:table-row table:style-name="ro1">
          <table:table-cell office:value-type="float" office:value="62.633337">
            <text:p>62,633337</text:p>
          </table:table-cell>
          <table:table-cell office:value-type="float" office:value="0.288841">
            <text:p>0,288841</text:p>
          </table:table-cell>
          <table:table-cell/>
        </table:table-row>
        <table:table-row table:style-name="ro1">
          <table:table-cell office:value-type="float" office:value="62.66667">
            <text:p>62,66667</text:p>
          </table:table-cell>
          <table:table-cell office:value-type="float" office:value="0.308978">
            <text:p>0,308978</text:p>
          </table:table-cell>
          <table:table-cell/>
        </table:table-row>
        <table:table-row table:style-name="ro1">
          <table:table-cell office:value-type="float" office:value="62.700003">
            <text:p>62,700003</text:p>
          </table:table-cell>
          <table:table-cell office:value-type="float" office:value="0.29699">
            <text:p>0,29699</text:p>
          </table:table-cell>
          <table:table-cell/>
        </table:table-row>
        <table:table-row table:style-name="ro1">
          <table:table-cell office:value-type="float" office:value="62.733337">
            <text:p>62,733337</text:p>
          </table:table-cell>
          <table:table-cell office:value-type="float" office:value="0.307651">
            <text:p>0,307651</text:p>
          </table:table-cell>
          <table:table-cell/>
        </table:table-row>
        <table:table-row table:style-name="ro1">
          <table:table-cell office:value-type="float" office:value="62.76667">
            <text:p>62,76667</text:p>
          </table:table-cell>
          <table:table-cell office:value-type="float" office:value="0.295631">
            <text:p>0,295631</text:p>
          </table:table-cell>
          <table:table-cell/>
        </table:table-row>
        <table:table-row table:style-name="ro1">
          <table:table-cell office:value-type="float" office:value="62.800003">
            <text:p>62,800003</text:p>
          </table:table-cell>
          <table:table-cell office:value-type="float" office:value="0.296952">
            <text:p>0,296952</text:p>
          </table:table-cell>
          <table:table-cell/>
        </table:table-row>
        <table:table-row table:style-name="ro1">
          <table:table-cell office:value-type="float" office:value="62.833337">
            <text:p>62,833337</text:p>
          </table:table-cell>
          <table:table-cell office:value-type="float" office:value="0.304225">
            <text:p>0,304225</text:p>
          </table:table-cell>
          <table:table-cell/>
        </table:table-row>
        <table:table-row table:style-name="ro1">
          <table:table-cell office:value-type="float" office:value="62.86667">
            <text:p>62,86667</text:p>
          </table:table-cell>
          <table:table-cell office:value-type="float" office:value="0.292343">
            <text:p>0,292343</text:p>
          </table:table-cell>
          <table:table-cell/>
        </table:table-row>
        <table:table-row table:style-name="ro1">
          <table:table-cell office:value-type="float" office:value="62.900003">
            <text:p>62,900003</text:p>
          </table:table-cell>
          <table:table-cell office:value-type="float" office:value="0.304317">
            <text:p>0,304317</text:p>
          </table:table-cell>
          <table:table-cell/>
        </table:table-row>
        <table:table-row table:style-name="ro1">
          <table:table-cell office:value-type="float" office:value="62.933337">
            <text:p>62,933337</text:p>
          </table:table-cell>
          <table:table-cell office:value-type="float" office:value="0.293057">
            <text:p>0,293057</text:p>
          </table:table-cell>
          <table:table-cell/>
        </table:table-row>
        <table:table-row table:style-name="ro1">
          <table:table-cell office:value-type="float" office:value="62.96667">
            <text:p>62,96667</text:p>
          </table:table-cell>
          <table:table-cell office:value-type="float" office:value="0.301634">
            <text:p>0,301634</text:p>
          </table:table-cell>
          <table:table-cell/>
        </table:table-row>
        <table:table-row table:style-name="ro1">
          <table:table-cell office:value-type="float" office:value="63.000003">
            <text:p>63,000003</text:p>
          </table:table-cell>
          <table:table-cell office:value-type="float" office:value="0.312056">
            <text:p>0,312056</text:p>
          </table:table-cell>
          <table:table-cell/>
        </table:table-row>
        <table:table-row table:style-name="ro1">
          <table:table-cell office:value-type="float" office:value="63.033337">
            <text:p>63,033337</text:p>
          </table:table-cell>
          <table:table-cell office:value-type="float" office:value="0.289634">
            <text:p>0,289634</text:p>
          </table:table-cell>
          <table:table-cell/>
        </table:table-row>
        <table:table-row table:style-name="ro1">
          <table:table-cell office:value-type="float" office:value="63.06667">
            <text:p>63,06667</text:p>
          </table:table-cell>
          <table:table-cell office:value-type="float" office:value="0.307362">
            <text:p>0,307362</text:p>
          </table:table-cell>
          <table:table-cell/>
        </table:table-row>
        <table:table-row table:style-name="ro1">
          <table:table-cell office:value-type="float" office:value="63.100003">
            <text:p>63,100003</text:p>
          </table:table-cell>
          <table:table-cell office:value-type="float" office:value="0.292864">
            <text:p>0,292864</text:p>
          </table:table-cell>
          <table:table-cell/>
        </table:table-row>
        <table:table-row table:style-name="ro1">
          <table:table-cell office:value-type="float" office:value="63.133337">
            <text:p>63,133337</text:p>
          </table:table-cell>
          <table:table-cell office:value-type="float" office:value="0.302229">
            <text:p>0,302229</text:p>
          </table:table-cell>
          <table:table-cell/>
        </table:table-row>
        <table:table-row table:style-name="ro1">
          <table:table-cell office:value-type="float" office:value="63.16667">
            <text:p>63,16667</text:p>
          </table:table-cell>
          <table:table-cell office:value-type="float" office:value="0.306718">
            <text:p>0,306718</text:p>
          </table:table-cell>
          <table:table-cell/>
        </table:table-row>
        <table:table-row table:style-name="ro1">
          <table:table-cell office:value-type="float" office:value="63.200003">
            <text:p>63,200003</text:p>
          </table:table-cell>
          <table:table-cell office:value-type="float" office:value="0.304407">
            <text:p>0,304407</text:p>
          </table:table-cell>
          <table:table-cell/>
        </table:table-row>
        <table:table-row table:style-name="ro1">
          <table:table-cell office:value-type="float" office:value="63.233337">
            <text:p>63,233337</text:p>
          </table:table-cell>
          <table:table-cell office:value-type="float" office:value="0.302267">
            <text:p>0,302267</text:p>
          </table:table-cell>
          <table:table-cell/>
        </table:table-row>
        <table:table-row table:style-name="ro1">
          <table:table-cell office:value-type="float" office:value="63.26667">
            <text:p>63,26667</text:p>
          </table:table-cell>
          <table:table-cell office:value-type="float" office:value="0.294833">
            <text:p>0,294833</text:p>
          </table:table-cell>
          <table:table-cell/>
        </table:table-row>
        <table:table-row table:style-name="ro1">
          <table:table-cell office:value-type="float" office:value="63.300003">
            <text:p>63,300003</text:p>
          </table:table-cell>
          <table:table-cell office:value-type="float" office:value="0.295641">
            <text:p>0,295641</text:p>
          </table:table-cell>
          <table:table-cell/>
        </table:table-row>
        <table:table-row table:style-name="ro1">
          <table:table-cell office:value-type="float" office:value="63.333337">
            <text:p>63,333337</text:p>
          </table:table-cell>
          <table:table-cell office:value-type="float" office:value="0.319296">
            <text:p>0,319296</text:p>
          </table:table-cell>
          <table:table-cell/>
        </table:table-row>
        <table:table-row table:style-name="ro1">
          <table:table-cell office:value-type="float" office:value="63.36667">
            <text:p>63,36667</text:p>
          </table:table-cell>
          <table:table-cell office:value-type="float" office:value="0.314849">
            <text:p>0,314849</text:p>
          </table:table-cell>
          <table:table-cell/>
        </table:table-row>
        <table:table-row table:style-name="ro1">
          <table:table-cell office:value-type="float" office:value="63.400003">
            <text:p>63,400003</text:p>
          </table:table-cell>
          <table:table-cell office:value-type="float" office:value="0.316425">
            <text:p>0,316425</text:p>
          </table:table-cell>
          <table:table-cell/>
        </table:table-row>
        <table:table-row table:style-name="ro1">
          <table:table-cell office:value-type="float" office:value="63.433337">
            <text:p>63,433337</text:p>
          </table:table-cell>
          <table:table-cell office:value-type="float" office:value="0.29673">
            <text:p>0,29673</text:p>
          </table:table-cell>
          <table:table-cell/>
        </table:table-row>
        <table:table-row table:style-name="ro1">
          <table:table-cell office:value-type="float" office:value="63.46667">
            <text:p>63,46667</text:p>
          </table:table-cell>
          <table:table-cell office:value-type="float" office:value="0.30227">
            <text:p>0,30227</text:p>
          </table:table-cell>
          <table:table-cell/>
        </table:table-row>
        <table:table-row table:style-name="ro1">
          <table:table-cell office:value-type="float" office:value="63.500003">
            <text:p>63,500003</text:p>
          </table:table-cell>
          <table:table-cell office:value-type="float" office:value="0.299242">
            <text:p>0,299242</text:p>
          </table:table-cell>
          <table:table-cell/>
        </table:table-row>
        <table:table-row table:style-name="ro1">
          <table:table-cell office:value-type="float" office:value="63.533337">
            <text:p>63,533337</text:p>
          </table:table-cell>
          <table:table-cell office:value-type="float" office:value="0.303355">
            <text:p>0,303355</text:p>
          </table:table-cell>
          <table:table-cell/>
        </table:table-row>
        <table:table-row table:style-name="ro1">
          <table:table-cell office:value-type="float" office:value="63.56667">
            <text:p>63,56667</text:p>
          </table:table-cell>
          <table:table-cell office:value-type="float" office:value="0.288053">
            <text:p>0,288053</text:p>
          </table:table-cell>
          <table:table-cell/>
        </table:table-row>
        <table:table-row table:style-name="ro1">
          <table:table-cell office:value-type="float" office:value="63.600003">
            <text:p>63,600003</text:p>
          </table:table-cell>
          <table:table-cell office:value-type="float" office:value="0.291012">
            <text:p>0,291012</text:p>
          </table:table-cell>
          <table:table-cell/>
        </table:table-row>
        <table:table-row table:style-name="ro1">
          <table:table-cell office:value-type="float" office:value="63.633337">
            <text:p>63,633337</text:p>
          </table:table-cell>
          <table:table-cell office:value-type="float" office:value="0.313713">
            <text:p>0,313713</text:p>
          </table:table-cell>
          <table:table-cell/>
        </table:table-row>
        <table:table-row table:style-name="ro1">
          <table:table-cell office:value-type="float" office:value="63.66667">
            <text:p>63,66667</text:p>
          </table:table-cell>
          <table:table-cell office:value-type="float" office:value="0.304387">
            <text:p>0,304387</text:p>
          </table:table-cell>
          <table:table-cell/>
        </table:table-row>
        <table:table-row table:style-name="ro1">
          <table:table-cell office:value-type="float" office:value="63.700003">
            <text:p>63,700003</text:p>
          </table:table-cell>
          <table:table-cell office:value-type="float" office:value="0.307603">
            <text:p>0,307603</text:p>
          </table:table-cell>
          <table:table-cell/>
        </table:table-row>
        <table:table-row table:style-name="ro1">
          <table:table-cell office:value-type="float" office:value="63.733337">
            <text:p>63,733337</text:p>
          </table:table-cell>
          <table:table-cell office:value-type="float" office:value="0.303117">
            <text:p>0,303117</text:p>
          </table:table-cell>
          <table:table-cell/>
        </table:table-row>
        <table:table-row table:style-name="ro1">
          <table:table-cell office:value-type="float" office:value="63.76667">
            <text:p>63,76667</text:p>
          </table:table-cell>
          <table:table-cell office:value-type="float" office:value="0.301692">
            <text:p>0,301692</text:p>
          </table:table-cell>
          <table:table-cell/>
        </table:table-row>
        <table:table-row table:style-name="ro1">
          <table:table-cell office:value-type="float" office:value="63.800003">
            <text:p>63,800003</text:p>
          </table:table-cell>
          <table:table-cell office:value-type="float" office:value="0.29746">
            <text:p>0,29746</text:p>
          </table:table-cell>
          <table:table-cell/>
        </table:table-row>
        <table:table-row table:style-name="ro1">
          <table:table-cell office:value-type="float" office:value="63.833337">
            <text:p>63,833337</text:p>
          </table:table-cell>
          <table:table-cell office:value-type="float" office:value="0.304209">
            <text:p>0,304209</text:p>
          </table:table-cell>
          <table:table-cell/>
        </table:table-row>
        <table:table-row table:style-name="ro1">
          <table:table-cell office:value-type="float" office:value="63.86667">
            <text:p>63,86667</text:p>
          </table:table-cell>
          <table:table-cell office:value-type="float" office:value="0.302832">
            <text:p>0,302832</text:p>
          </table:table-cell>
          <table:table-cell/>
        </table:table-row>
        <table:table-row table:style-name="ro1">
          <table:table-cell office:value-type="float" office:value="63.900003">
            <text:p>63,900003</text:p>
          </table:table-cell>
          <table:table-cell office:value-type="float" office:value="0.302645">
            <text:p>0,302645</text:p>
          </table:table-cell>
          <table:table-cell/>
        </table:table-row>
        <table:table-row table:style-name="ro1">
          <table:table-cell office:value-type="float" office:value="63.933337">
            <text:p>63,933337</text:p>
          </table:table-cell>
          <table:table-cell office:value-type="float" office:value="0.307744">
            <text:p>0,307744</text:p>
          </table:table-cell>
          <table:table-cell/>
        </table:table-row>
        <table:table-row table:style-name="ro1">
          <table:table-cell office:value-type="float" office:value="63.96667">
            <text:p>63,96667</text:p>
          </table:table-cell>
          <table:table-cell office:value-type="float" office:value="0.30078">
            <text:p>0,30078</text:p>
          </table:table-cell>
          <table:table-cell/>
        </table:table-row>
        <table:table-row table:style-name="ro1">
          <table:table-cell office:value-type="float" office:value="64.000003">
            <text:p>64,000003</text:p>
          </table:table-cell>
          <table:table-cell office:value-type="float" office:value="0.300024">
            <text:p>0,300024</text:p>
          </table:table-cell>
          <table:table-cell/>
        </table:table-row>
        <table:table-row table:style-name="ro1">
          <table:table-cell office:value-type="float" office:value="64.033337">
            <text:p>64,033337</text:p>
          </table:table-cell>
          <table:table-cell office:value-type="float" office:value="0.292476">
            <text:p>0,292476</text:p>
          </table:table-cell>
          <table:table-cell/>
        </table:table-row>
        <table:table-row table:style-name="ro1">
          <table:table-cell office:value-type="float" office:value="64.06667">
            <text:p>64,06667</text:p>
          </table:table-cell>
          <table:table-cell office:value-type="float" office:value="0.291148">
            <text:p>0,291148</text:p>
          </table:table-cell>
          <table:table-cell/>
        </table:table-row>
        <table:table-row table:style-name="ro1">
          <table:table-cell office:value-type="float" office:value="64.100003">
            <text:p>64,100003</text:p>
          </table:table-cell>
          <table:table-cell office:value-type="float" office:value="0.313124">
            <text:p>0,313124</text:p>
          </table:table-cell>
          <table:table-cell/>
        </table:table-row>
        <table:table-row table:style-name="ro1">
          <table:table-cell office:value-type="float" office:value="64.133337">
            <text:p>64,133337</text:p>
          </table:table-cell>
          <table:table-cell office:value-type="float" office:value="0.303632">
            <text:p>0,303632</text:p>
          </table:table-cell>
          <table:table-cell/>
        </table:table-row>
        <table:table-row table:style-name="ro1">
          <table:table-cell office:value-type="float" office:value="64.16667">
            <text:p>64,16667</text:p>
          </table:table-cell>
          <table:table-cell office:value-type="float" office:value="0.303296">
            <text:p>0,303296</text:p>
          </table:table-cell>
          <table:table-cell/>
        </table:table-row>
        <table:table-row table:style-name="ro1">
          <table:table-cell office:value-type="float" office:value="64.200003">
            <text:p>64,200003</text:p>
          </table:table-cell>
          <table:table-cell office:value-type="float" office:value="0.307846">
            <text:p>0,307846</text:p>
          </table:table-cell>
          <table:table-cell/>
        </table:table-row>
        <table:table-row table:style-name="ro1">
          <table:table-cell office:value-type="float" office:value="64.233337">
            <text:p>64,233337</text:p>
          </table:table-cell>
          <table:table-cell office:value-type="float" office:value="0.299868">
            <text:p>0,299868</text:p>
          </table:table-cell>
          <table:table-cell/>
        </table:table-row>
        <table:table-row table:style-name="ro1">
          <table:table-cell office:value-type="float" office:value="64.26667">
            <text:p>64,26667</text:p>
          </table:table-cell>
          <table:table-cell office:value-type="float" office:value="0.292554">
            <text:p>0,292554</text:p>
          </table:table-cell>
          <table:table-cell/>
        </table:table-row>
        <table:table-row table:style-name="ro1">
          <table:table-cell office:value-type="float" office:value="64.300003">
            <text:p>64,300003</text:p>
          </table:table-cell>
          <table:table-cell office:value-type="float" office:value="0.302108">
            <text:p>0,302108</text:p>
          </table:table-cell>
          <table:table-cell/>
        </table:table-row>
        <table:table-row table:style-name="ro1">
          <table:table-cell office:value-type="float" office:value="64.333337">
            <text:p>64,333337</text:p>
          </table:table-cell>
          <table:table-cell office:value-type="float" office:value="0.31716">
            <text:p>0,31716</text:p>
          </table:table-cell>
          <table:table-cell/>
        </table:table-row>
        <table:table-row table:style-name="ro1">
          <table:table-cell office:value-type="float" office:value="64.36667">
            <text:p>64,36667</text:p>
          </table:table-cell>
          <table:table-cell office:value-type="float" office:value="0.286252">
            <text:p>0,286252</text:p>
          </table:table-cell>
          <table:table-cell/>
        </table:table-row>
        <table:table-row table:style-name="ro1">
          <table:table-cell office:value-type="float" office:value="64.400003">
            <text:p>64,400003</text:p>
          </table:table-cell>
          <table:table-cell office:value-type="float" office:value="0.316788">
            <text:p>0,316788</text:p>
          </table:table-cell>
          <table:table-cell/>
        </table:table-row>
        <table:table-row table:style-name="ro1">
          <table:table-cell office:value-type="float" office:value="64.433337">
            <text:p>64,433337</text:p>
          </table:table-cell>
          <table:table-cell office:value-type="float" office:value="0.294305">
            <text:p>0,294305</text:p>
          </table:table-cell>
          <table:table-cell/>
        </table:table-row>
        <table:table-row table:style-name="ro1">
          <table:table-cell office:value-type="float" office:value="64.46667">
            <text:p>64,46667</text:p>
          </table:table-cell>
          <table:table-cell office:value-type="float" office:value="0.310896">
            <text:p>0,310896</text:p>
          </table:table-cell>
          <table:table-cell/>
        </table:table-row>
        <table:table-row table:style-name="ro1">
          <table:table-cell office:value-type="float" office:value="64.500003">
            <text:p>64,500003</text:p>
          </table:table-cell>
          <table:table-cell office:value-type="float" office:value="0.291472">
            <text:p>0,291472</text:p>
          </table:table-cell>
          <table:table-cell/>
        </table:table-row>
        <table:table-row table:style-name="ro1">
          <table:table-cell office:value-type="float" office:value="64.533337">
            <text:p>64,533337</text:p>
          </table:table-cell>
          <table:table-cell office:value-type="float" office:value="0.306176">
            <text:p>0,306176</text:p>
          </table:table-cell>
          <table:table-cell/>
        </table:table-row>
        <table:table-row table:style-name="ro1">
          <table:table-cell office:value-type="float" office:value="64.56667">
            <text:p>64,56667</text:p>
          </table:table-cell>
          <table:table-cell office:value-type="float" office:value="0.290507">
            <text:p>0,290507</text:p>
          </table:table-cell>
          <table:table-cell/>
        </table:table-row>
        <table:table-row table:style-name="ro1">
          <table:table-cell office:value-type="float" office:value="64.600003">
            <text:p>64,600003</text:p>
          </table:table-cell>
          <table:table-cell office:value-type="float" office:value="0.294903">
            <text:p>0,294903</text:p>
          </table:table-cell>
          <table:table-cell/>
        </table:table-row>
        <table:table-row table:style-name="ro1">
          <table:table-cell office:value-type="float" office:value="64.633337">
            <text:p>64,633337</text:p>
          </table:table-cell>
          <table:table-cell office:value-type="float" office:value="0.310779">
            <text:p>0,310779</text:p>
          </table:table-cell>
          <table:table-cell/>
        </table:table-row>
        <table:table-row table:style-name="ro1">
          <table:table-cell office:value-type="float" office:value="64.66667">
            <text:p>64,66667</text:p>
          </table:table-cell>
          <table:table-cell office:value-type="float" office:value="0.30892">
            <text:p>0,30892</text:p>
          </table:table-cell>
          <table:table-cell/>
        </table:table-row>
        <table:table-row table:style-name="ro1">
          <table:table-cell office:value-type="float" office:value="64.700003">
            <text:p>64,700003</text:p>
          </table:table-cell>
          <table:table-cell office:value-type="float" office:value="0.303541">
            <text:p>0,303541</text:p>
          </table:table-cell>
          <table:table-cell/>
        </table:table-row>
        <table:table-row table:style-name="ro1">
          <table:table-cell office:value-type="float" office:value="64.733337">
            <text:p>64,733337</text:p>
          </table:table-cell>
          <table:table-cell office:value-type="float" office:value="0.30583">
            <text:p>0,30583</text:p>
          </table:table-cell>
          <table:table-cell office:value-type="string">
            <text:p>Generando nueva Gausiana: Amp=-428.3718nm <text:s/>s=0.00358s</text:p>
          </table:table-cell>
        </table:table-row>
        <table:table-row table:style-name="ro1">
          <table:table-cell office:value-type="float" office:value="64.76667">
            <text:p>64,76667</text:p>
          </table:table-cell>
          <table:table-cell office:value-type="float" office:value="0.200611">
            <text:p>0,200611</text:p>
          </table:table-cell>
          <table:table-cell/>
        </table:table-row>
        <table:table-row table:style-name="ro1">
          <table:table-cell office:value-type="float" office:value="64.800003">
            <text:p>64,800003</text:p>
          </table:table-cell>
          <table:table-cell office:value-type="float" office:value="0.19419">
            <text:p>0,19419</text:p>
          </table:table-cell>
          <table:table-cell/>
        </table:table-row>
        <table:table-row table:style-name="ro1">
          <table:table-cell office:value-type="float" office:value="64.833337">
            <text:p>64,833337</text:p>
          </table:table-cell>
          <table:table-cell office:value-type="float" office:value="0.176057">
            <text:p>0,176057</text:p>
          </table:table-cell>
          <table:table-cell/>
        </table:table-row>
        <table:table-row table:style-name="ro1">
          <table:table-cell office:value-type="float" office:value="64.86667">
            <text:p>64,86667</text:p>
          </table:table-cell>
          <table:table-cell office:value-type="float" office:value="0.167892">
            <text:p>0,167892</text:p>
          </table:table-cell>
          <table:table-cell/>
        </table:table-row>
        <table:table-row table:style-name="ro1">
          <table:table-cell office:value-type="float" office:value="64.900003">
            <text:p>64,900003</text:p>
          </table:table-cell>
          <table:table-cell office:value-type="float" office:value="0.166863">
            <text:p>0,166863</text:p>
          </table:table-cell>
          <table:table-cell/>
        </table:table-row>
        <table:table-row table:style-name="ro1">
          <table:table-cell office:value-type="float" office:value="64.933337">
            <text:p>64,933337</text:p>
          </table:table-cell>
          <table:table-cell office:value-type="float" office:value="0.157786">
            <text:p>0,157786</text:p>
          </table:table-cell>
          <table:table-cell/>
        </table:table-row>
        <table:table-row table:style-name="ro1">
          <table:table-cell office:value-type="float" office:value="64.96667">
            <text:p>64,96667</text:p>
          </table:table-cell>
          <table:table-cell office:value-type="float" office:value="0.155028">
            <text:p>0,155028</text:p>
          </table:table-cell>
          <table:table-cell/>
        </table:table-row>
        <table:table-row table:style-name="ro1">
          <table:table-cell office:value-type="float" office:value="65.000003">
            <text:p>65,000003</text:p>
          </table:table-cell>
          <table:table-cell office:value-type="float" office:value="0.144273">
            <text:p>0,144273</text:p>
          </table:table-cell>
          <table:table-cell/>
        </table:table-row>
        <table:table-row table:style-name="ro1">
          <table:table-cell office:value-type="float" office:value="65.033337">
            <text:p>65,033337</text:p>
          </table:table-cell>
          <table:table-cell office:value-type="float" office:value="0.133956">
            <text:p>0,133956</text:p>
          </table:table-cell>
          <table:table-cell/>
        </table:table-row>
        <table:table-row table:style-name="ro1">
          <table:table-cell office:value-type="float" office:value="65.06667">
            <text:p>65,06667</text:p>
          </table:table-cell>
          <table:table-cell office:value-type="float" office:value="0.141453">
            <text:p>0,141453</text:p>
          </table:table-cell>
          <table:table-cell/>
        </table:table-row>
        <table:table-row table:style-name="ro1">
          <table:table-cell office:value-type="float" office:value="65.100003">
            <text:p>65,100003</text:p>
          </table:table-cell>
          <table:table-cell office:value-type="float" office:value="0.131739">
            <text:p>0,131739</text:p>
          </table:table-cell>
          <table:table-cell/>
        </table:table-row>
        <table:table-row table:style-name="ro1">
          <table:table-cell office:value-type="float" office:value="65.133337">
            <text:p>65,133337</text:p>
          </table:table-cell>
          <table:table-cell office:value-type="float" office:value="0.146655">
            <text:p>0,146655</text:p>
          </table:table-cell>
          <table:table-cell/>
        </table:table-row>
        <table:table-row table:style-name="ro1">
          <table:table-cell office:value-type="float" office:value="65.16667">
            <text:p>65,16667</text:p>
          </table:table-cell>
          <table:table-cell office:value-type="float" office:value="0.145856">
            <text:p>0,145856</text:p>
          </table:table-cell>
          <table:table-cell/>
        </table:table-row>
        <table:table-row table:style-name="ro1">
          <table:table-cell office:value-type="float" office:value="65.200003">
            <text:p>65,200003</text:p>
          </table:table-cell>
          <table:table-cell office:value-type="float" office:value="0.126414">
            <text:p>0,126414</text:p>
          </table:table-cell>
          <table:table-cell/>
        </table:table-row>
        <table:table-row table:style-name="ro1">
          <table:table-cell office:value-type="float" office:value="65.233337">
            <text:p>65,233337</text:p>
          </table:table-cell>
          <table:table-cell office:value-type="float" office:value="0.120562">
            <text:p>0,120562</text:p>
          </table:table-cell>
          <table:table-cell/>
        </table:table-row>
        <table:table-row table:style-name="ro1">
          <table:table-cell office:value-type="float" office:value="65.26667">
            <text:p>65,26667</text:p>
          </table:table-cell>
          <table:table-cell office:value-type="float" office:value="0.09545">
            <text:p>0,09545</text:p>
          </table:table-cell>
          <table:table-cell/>
        </table:table-row>
        <table:table-row table:style-name="ro1">
          <table:table-cell office:value-type="float" office:value="65.300003">
            <text:p>65,300003</text:p>
          </table:table-cell>
          <table:table-cell office:value-type="float" office:value="0.100393">
            <text:p>0,100393</text:p>
          </table:table-cell>
          <table:table-cell/>
        </table:table-row>
        <table:table-row table:style-name="ro1">
          <table:table-cell office:value-type="float" office:value="65.333337">
            <text:p>65,333337</text:p>
          </table:table-cell>
          <table:table-cell office:value-type="float" office:value="0.104209">
            <text:p>0,104209</text:p>
          </table:table-cell>
          <table:table-cell/>
        </table:table-row>
        <table:table-row table:style-name="ro1">
          <table:table-cell office:value-type="float" office:value="65.36667">
            <text:p>65,36667</text:p>
          </table:table-cell>
          <table:table-cell office:value-type="float" office:value="0.147962">
            <text:p>0,147962</text:p>
          </table:table-cell>
          <table:table-cell/>
        </table:table-row>
        <table:table-row table:style-name="ro1">
          <table:table-cell office:value-type="float" office:value="65.400003">
            <text:p>65,400003</text:p>
          </table:table-cell>
          <table:table-cell office:value-type="float" office:value="0.153536">
            <text:p>0,153536</text:p>
          </table:table-cell>
          <table:table-cell/>
        </table:table-row>
        <table:table-row table:style-name="ro1">
          <table:table-cell office:value-type="float" office:value="65.433337">
            <text:p>65,433337</text:p>
          </table:table-cell>
          <table:table-cell office:value-type="float" office:value="0.189848">
            <text:p>0,189848</text:p>
          </table:table-cell>
          <table:table-cell/>
        </table:table-row>
        <table:table-row table:style-name="ro1">
          <table:table-cell office:value-type="float" office:value="65.46667">
            <text:p>65,46667</text:p>
          </table:table-cell>
          <table:table-cell office:value-type="float" office:value="0.199919">
            <text:p>0,199919</text:p>
          </table:table-cell>
          <table:table-cell/>
        </table:table-row>
        <table:table-row table:style-name="ro1">
          <table:table-cell office:value-type="float" office:value="65.500003">
            <text:p>65,500003</text:p>
          </table:table-cell>
          <table:table-cell office:value-type="float" office:value="0.215913">
            <text:p>0,215913</text:p>
          </table:table-cell>
          <table:table-cell/>
        </table:table-row>
        <table:table-row table:style-name="ro1">
          <table:table-cell office:value-type="float" office:value="65.533337">
            <text:p>65,533337</text:p>
          </table:table-cell>
          <table:table-cell office:value-type="float" office:value="0.252135">
            <text:p>0,252135</text:p>
          </table:table-cell>
          <table:table-cell/>
        </table:table-row>
        <table:table-row table:style-name="ro1">
          <table:table-cell office:value-type="float" office:value="65.56667">
            <text:p>65,56667</text:p>
          </table:table-cell>
          <table:table-cell office:value-type="float" office:value="0.270067">
            <text:p>0,270067</text:p>
          </table:table-cell>
          <table:table-cell/>
        </table:table-row>
        <table:table-row table:style-name="ro1">
          <table:table-cell office:value-type="float" office:value="65.600003">
            <text:p>65,600003</text:p>
          </table:table-cell>
          <table:table-cell office:value-type="float" office:value="0.279202">
            <text:p>0,279202</text:p>
          </table:table-cell>
          <table:table-cell/>
        </table:table-row>
        <table:table-row table:style-name="ro1">
          <table:table-cell office:value-type="float" office:value="65.633337">
            <text:p>65,633337</text:p>
          </table:table-cell>
          <table:table-cell office:value-type="float" office:value="0.273097">
            <text:p>0,273097</text:p>
          </table:table-cell>
          <table:table-cell/>
        </table:table-row>
        <table:table-row table:style-name="ro1">
          <table:table-cell office:value-type="float" office:value="65.66667">
            <text:p>65,66667</text:p>
          </table:table-cell>
          <table:table-cell office:value-type="float" office:value="0.260031">
            <text:p>0,260031</text:p>
          </table:table-cell>
          <table:table-cell/>
        </table:table-row>
        <table:table-row table:style-name="ro1">
          <table:table-cell office:value-type="float" office:value="65.700003">
            <text:p>65,700003</text:p>
          </table:table-cell>
          <table:table-cell office:value-type="float" office:value="0.256529">
            <text:p>0,256529</text:p>
          </table:table-cell>
          <table:table-cell/>
        </table:table-row>
        <table:table-row table:style-name="ro1">
          <table:table-cell office:value-type="float" office:value="65.733337">
            <text:p>65,733337</text:p>
          </table:table-cell>
          <table:table-cell office:value-type="float" office:value="0.22905">
            <text:p>0,22905</text:p>
          </table:table-cell>
          <table:table-cell/>
        </table:table-row>
        <table:table-row table:style-name="ro1">
          <table:table-cell office:value-type="float" office:value="65.76667">
            <text:p>65,76667</text:p>
          </table:table-cell>
          <table:table-cell office:value-type="float" office:value="0.225487">
            <text:p>0,225487</text:p>
          </table:table-cell>
          <table:table-cell/>
        </table:table-row>
        <table:table-row table:style-name="ro1">
          <table:table-cell office:value-type="float" office:value="65.800003">
            <text:p>65,800003</text:p>
          </table:table-cell>
          <table:table-cell office:value-type="float" office:value="0.185296">
            <text:p>0,185296</text:p>
          </table:table-cell>
          <table:table-cell/>
        </table:table-row>
        <table:table-row table:style-name="ro1">
          <table:table-cell office:value-type="float" office:value="65.833337">
            <text:p>65,833337</text:p>
          </table:table-cell>
          <table:table-cell office:value-type="float" office:value="0.161274">
            <text:p>0,161274</text:p>
          </table:table-cell>
          <table:table-cell/>
        </table:table-row>
        <table:table-row table:style-name="ro1">
          <table:table-cell office:value-type="float" office:value="65.86667">
            <text:p>65,86667</text:p>
          </table:table-cell>
          <table:table-cell office:value-type="float" office:value="0.144917">
            <text:p>0,144917</text:p>
          </table:table-cell>
          <table:table-cell/>
        </table:table-row>
        <table:table-row table:style-name="ro1">
          <table:table-cell office:value-type="float" office:value="65.900003">
            <text:p>65,900003</text:p>
          </table:table-cell>
          <table:table-cell office:value-type="float" office:value="0.13558">
            <text:p>0,13558</text:p>
          </table:table-cell>
          <table:table-cell/>
        </table:table-row>
        <table:table-row table:style-name="ro1">
          <table:table-cell office:value-type="float" office:value="65.933337">
            <text:p>65,933337</text:p>
          </table:table-cell>
          <table:table-cell office:value-type="float" office:value="0.103031">
            <text:p>0,103031</text:p>
          </table:table-cell>
          <table:table-cell/>
        </table:table-row>
        <table:table-row table:style-name="ro1">
          <table:table-cell office:value-type="float" office:value="65.96667">
            <text:p>65,96667</text:p>
          </table:table-cell>
          <table:table-cell office:value-type="float" office:value="0.076918">
            <text:p>0,076918</text:p>
          </table:table-cell>
          <table:table-cell/>
        </table:table-row>
        <table:table-row table:style-name="ro1">
          <table:table-cell office:value-type="float" office:value="66.000003">
            <text:p>66,000003</text:p>
          </table:table-cell>
          <table:table-cell office:value-type="float" office:value="0.091203">
            <text:p>0,091203</text:p>
          </table:table-cell>
          <table:table-cell/>
        </table:table-row>
        <table:table-row table:style-name="ro1">
          <table:table-cell office:value-type="float" office:value="66.033337">
            <text:p>66,033337</text:p>
          </table:table-cell>
          <table:table-cell office:value-type="float" office:value="0.10592">
            <text:p>0,10592</text:p>
          </table:table-cell>
          <table:table-cell/>
        </table:table-row>
        <table:table-row table:style-name="ro1">
          <table:table-cell office:value-type="float" office:value="66.06667">
            <text:p>66,06667</text:p>
          </table:table-cell>
          <table:table-cell office:value-type="float" office:value="0.129249">
            <text:p>0,129249</text:p>
          </table:table-cell>
          <table:table-cell/>
        </table:table-row>
        <table:table-row table:style-name="ro1">
          <table:table-cell office:value-type="float" office:value="66.100003">
            <text:p>66,100003</text:p>
          </table:table-cell>
          <table:table-cell office:value-type="float" office:value="0.120567">
            <text:p>0,120567</text:p>
          </table:table-cell>
          <table:table-cell/>
        </table:table-row>
        <table:table-row table:style-name="ro1">
          <table:table-cell office:value-type="float" office:value="66.133337">
            <text:p>66,133337</text:p>
          </table:table-cell>
          <table:table-cell office:value-type="float" office:value="0.123363">
            <text:p>0,123363</text:p>
          </table:table-cell>
          <table:table-cell/>
        </table:table-row>
        <table:table-row table:style-name="ro1">
          <table:table-cell office:value-type="float" office:value="66.16667">
            <text:p>66,16667</text:p>
          </table:table-cell>
          <table:table-cell office:value-type="float" office:value="0.134844">
            <text:p>0,134844</text:p>
          </table:table-cell>
          <table:table-cell/>
        </table:table-row>
        <table:table-row table:style-name="ro1">
          <table:table-cell office:value-type="float" office:value="66.200003">
            <text:p>66,200003</text:p>
          </table:table-cell>
          <table:table-cell office:value-type="float" office:value="0.146389">
            <text:p>0,146389</text:p>
          </table:table-cell>
          <table:table-cell/>
        </table:table-row>
        <table:table-row table:style-name="ro1">
          <table:table-cell office:value-type="float" office:value="66.233337">
            <text:p>66,233337</text:p>
          </table:table-cell>
          <table:table-cell office:value-type="float" office:value="0.151964">
            <text:p>0,151964</text:p>
          </table:table-cell>
          <table:table-cell/>
        </table:table-row>
        <table:table-row table:style-name="ro1">
          <table:table-cell office:value-type="float" office:value="66.26667">
            <text:p>66,26667</text:p>
          </table:table-cell>
          <table:table-cell office:value-type="float" office:value="0.143398">
            <text:p>0,143398</text:p>
          </table:table-cell>
          <table:table-cell/>
        </table:table-row>
        <table:table-row table:style-name="ro1">
          <table:table-cell office:value-type="float" office:value="66.300003">
            <text:p>66,300003</text:p>
          </table:table-cell>
          <table:table-cell office:value-type="float" office:value="0.155536">
            <text:p>0,155536</text:p>
          </table:table-cell>
          <table:table-cell/>
        </table:table-row>
        <table:table-row table:style-name="ro1">
          <table:table-cell office:value-type="float" office:value="66.333337">
            <text:p>66,333337</text:p>
          </table:table-cell>
          <table:table-cell office:value-type="float" office:value="0.170524">
            <text:p>0,170524</text:p>
          </table:table-cell>
          <table:table-cell/>
        </table:table-row>
        <table:table-row table:style-name="ro1">
          <table:table-cell office:value-type="float" office:value="66.36667">
            <text:p>66,36667</text:p>
          </table:table-cell>
          <table:table-cell office:value-type="float" office:value="0.16381">
            <text:p>0,16381</text:p>
          </table:table-cell>
          <table:table-cell/>
        </table:table-row>
        <table:table-row table:style-name="ro1">
          <table:table-cell office:value-type="float" office:value="66.400003">
            <text:p>66,400003</text:p>
          </table:table-cell>
          <table:table-cell office:value-type="float" office:value="0.188394">
            <text:p>0,188394</text:p>
          </table:table-cell>
          <table:table-cell/>
        </table:table-row>
        <table:table-row table:style-name="ro1">
          <table:table-cell office:value-type="float" office:value="66.433337">
            <text:p>66,433337</text:p>
          </table:table-cell>
          <table:table-cell office:value-type="float" office:value="0.188782">
            <text:p>0,188782</text:p>
          </table:table-cell>
          <table:table-cell/>
        </table:table-row>
        <table:table-row table:style-name="ro1">
          <table:table-cell office:value-type="float" office:value="66.46667">
            <text:p>66,46667</text:p>
          </table:table-cell>
          <table:table-cell office:value-type="float" office:value="0.202915">
            <text:p>0,202915</text:p>
          </table:table-cell>
          <table:table-cell/>
        </table:table-row>
        <table:table-row table:style-name="ro1">
          <table:table-cell office:value-type="float" office:value="66.500003">
            <text:p>66,500003</text:p>
          </table:table-cell>
          <table:table-cell office:value-type="float" office:value="0.222957">
            <text:p>0,222957</text:p>
          </table:table-cell>
          <table:table-cell office:value-type="string">
            <text:p>Generando nueva Gausiana: Amp=232.6958nm <text:s/>s=0.01023s</text:p>
          </table:table-cell>
        </table:table-row>
        <table:table-row table:style-name="ro1">
          <table:table-cell office:value-type="float" office:value="66.533337">
            <text:p>66,533337</text:p>
          </table:table-cell>
          <table:table-cell office:value-type="float" office:value="0.131474">
            <text:p>0,131474</text:p>
          </table:table-cell>
          <table:table-cell/>
        </table:table-row>
        <table:table-row table:style-name="ro1">
          <table:table-cell office:value-type="float" office:value="66.56667">
            <text:p>66,56667</text:p>
          </table:table-cell>
          <table:table-cell office:value-type="float" office:value="0.133172">
            <text:p>0,133172</text:p>
          </table:table-cell>
          <table:table-cell/>
        </table:table-row>
        <table:table-row table:style-name="ro1">
          <table:table-cell office:value-type="float" office:value="66.600003">
            <text:p>66,600003</text:p>
          </table:table-cell>
          <table:table-cell office:value-type="float" office:value="0.141102">
            <text:p>0,141102</text:p>
          </table:table-cell>
          <table:table-cell/>
        </table:table-row>
        <table:table-row table:style-name="ro1">
          <table:table-cell office:value-type="float" office:value="66.633337">
            <text:p>66,633337</text:p>
          </table:table-cell>
          <table:table-cell office:value-type="float" office:value="0.128543">
            <text:p>0,128543</text:p>
          </table:table-cell>
          <table:table-cell/>
        </table:table-row>
        <table:table-row table:style-name="ro1">
          <table:table-cell office:value-type="float" office:value="66.66667">
            <text:p>66,66667</text:p>
          </table:table-cell>
          <table:table-cell office:value-type="float" office:value="0.126442">
            <text:p>0,126442</text:p>
          </table:table-cell>
          <table:table-cell/>
        </table:table-row>
        <table:table-row table:style-name="ro1">
          <table:table-cell office:value-type="float" office:value="66.700003">
            <text:p>66,700003</text:p>
          </table:table-cell>
          <table:table-cell office:value-type="float" office:value="0.11052">
            <text:p>0,11052</text:p>
          </table:table-cell>
          <table:table-cell/>
        </table:table-row>
        <table:table-row table:style-name="ro1">
          <table:table-cell office:value-type="float" office:value="66.733337">
            <text:p>66,733337</text:p>
          </table:table-cell>
          <table:table-cell office:value-type="float" office:value="0.128002">
            <text:p>0,128002</text:p>
          </table:table-cell>
          <table:table-cell/>
        </table:table-row>
        <table:table-row table:style-name="ro1">
          <table:table-cell office:value-type="float" office:value="66.76667">
            <text:p>66,76667</text:p>
          </table:table-cell>
          <table:table-cell office:value-type="float" office:value="0.139594">
            <text:p>0,139594</text:p>
          </table:table-cell>
          <table:table-cell/>
        </table:table-row>
        <table:table-row table:style-name="ro1">
          <table:table-cell office:value-type="float" office:value="66.800003">
            <text:p>66,800003</text:p>
          </table:table-cell>
          <table:table-cell office:value-type="float" office:value="0.147858">
            <text:p>0,147858</text:p>
          </table:table-cell>
          <table:table-cell/>
        </table:table-row>
        <table:table-row table:style-name="ro1">
          <table:table-cell office:value-type="float" office:value="66.833337">
            <text:p>66,833337</text:p>
          </table:table-cell>
          <table:table-cell office:value-type="float" office:value="0.138791">
            <text:p>0,138791</text:p>
          </table:table-cell>
          <table:table-cell/>
        </table:table-row>
        <table:table-row table:style-name="ro1">
          <table:table-cell office:value-type="float" office:value="66.86667">
            <text:p>66,86667</text:p>
          </table:table-cell>
          <table:table-cell office:value-type="float" office:value="0.153461">
            <text:p>0,153461</text:p>
          </table:table-cell>
          <table:table-cell/>
        </table:table-row>
        <table:table-row table:style-name="ro1">
          <table:table-cell office:value-type="float" office:value="66.900003">
            <text:p>66,900003</text:p>
          </table:table-cell>
          <table:table-cell office:value-type="float" office:value="0.16253">
            <text:p>0,16253</text:p>
          </table:table-cell>
          <table:table-cell/>
        </table:table-row>
        <table:table-row table:style-name="ro1">
          <table:table-cell office:value-type="float" office:value="66.933337">
            <text:p>66,933337</text:p>
          </table:table-cell>
          <table:table-cell office:value-type="float" office:value="0.147379">
            <text:p>0,147379</text:p>
          </table:table-cell>
          <table:table-cell/>
        </table:table-row>
        <table:table-row table:style-name="ro1">
          <table:table-cell office:value-type="float" office:value="66.96667">
            <text:p>66,96667</text:p>
          </table:table-cell>
          <table:table-cell office:value-type="float" office:value="0.172921">
            <text:p>0,172921</text:p>
          </table:table-cell>
          <table:table-cell/>
        </table:table-row>
        <table:table-row table:style-name="ro1">
          <table:table-cell office:value-type="float" office:value="67.000003">
            <text:p>67,000003</text:p>
          </table:table-cell>
          <table:table-cell office:value-type="float" office:value="0.183229">
            <text:p>0,183229</text:p>
          </table:table-cell>
          <table:table-cell/>
        </table:table-row>
        <table:table-row table:style-name="ro1">
          <table:table-cell office:value-type="float" office:value="67.033337">
            <text:p>67,033337</text:p>
          </table:table-cell>
          <table:table-cell office:value-type="float" office:value="0.193522">
            <text:p>0,193522</text:p>
          </table:table-cell>
          <table:table-cell/>
        </table:table-row>
        <table:table-row table:style-name="ro1">
          <table:table-cell office:value-type="float" office:value="67.06667">
            <text:p>67,06667</text:p>
          </table:table-cell>
          <table:table-cell office:value-type="float" office:value="0.214033">
            <text:p>0,214033</text:p>
          </table:table-cell>
          <table:table-cell/>
        </table:table-row>
        <table:table-row table:style-name="ro1">
          <table:table-cell office:value-type="float" office:value="67.100003">
            <text:p>67,100003</text:p>
          </table:table-cell>
          <table:table-cell office:value-type="float" office:value="0.214129">
            <text:p>0,214129</text:p>
          </table:table-cell>
          <table:table-cell/>
        </table:table-row>
        <table:table-row table:style-name="ro1">
          <table:table-cell office:value-type="float" office:value="67.133337">
            <text:p>67,133337</text:p>
          </table:table-cell>
          <table:table-cell office:value-type="float" office:value="0.230149">
            <text:p>0,230149</text:p>
          </table:table-cell>
          <table:table-cell/>
        </table:table-row>
        <table:table-row table:style-name="ro1">
          <table:table-cell office:value-type="float" office:value="67.16667">
            <text:p>67,16667</text:p>
          </table:table-cell>
          <table:table-cell office:value-type="float" office:value="0.232046">
            <text:p>0,232046</text:p>
          </table:table-cell>
          <table:table-cell/>
        </table:table-row>
        <table:table-row table:style-name="ro1">
          <table:table-cell office:value-type="float" office:value="67.200004">
            <text:p>67,200004</text:p>
          </table:table-cell>
          <table:table-cell office:value-type="float" office:value="0.248555">
            <text:p>0,248555</text:p>
          </table:table-cell>
          <table:table-cell/>
        </table:table-row>
        <table:table-row table:style-name="ro1">
          <table:table-cell office:value-type="float" office:value="67.233337">
            <text:p>67,233337</text:p>
          </table:table-cell>
          <table:table-cell office:value-type="float" office:value="0.242902">
            <text:p>0,242902</text:p>
          </table:table-cell>
          <table:table-cell/>
        </table:table-row>
        <table:table-row table:style-name="ro1">
          <table:table-cell office:value-type="float" office:value="67.26667">
            <text:p>67,26667</text:p>
          </table:table-cell>
          <table:table-cell office:value-type="float" office:value="0.258766">
            <text:p>0,258766</text:p>
          </table:table-cell>
          <table:table-cell/>
        </table:table-row>
        <table:table-row table:style-name="ro1">
          <table:table-cell office:value-type="float" office:value="67.300004">
            <text:p>67,300004</text:p>
          </table:table-cell>
          <table:table-cell office:value-type="float" office:value="0.257272">
            <text:p>0,257272</text:p>
          </table:table-cell>
          <table:table-cell/>
        </table:table-row>
        <table:table-row table:style-name="ro1">
          <table:table-cell office:value-type="float" office:value="67.333337">
            <text:p>67,333337</text:p>
          </table:table-cell>
          <table:table-cell office:value-type="float" office:value="0.259919">
            <text:p>0,259919</text:p>
          </table:table-cell>
          <table:table-cell/>
        </table:table-row>
        <table:table-row table:style-name="ro1">
          <table:table-cell office:value-type="float" office:value="67.36667">
            <text:p>67,36667</text:p>
          </table:table-cell>
          <table:table-cell office:value-type="float" office:value="0.256422">
            <text:p>0,256422</text:p>
          </table:table-cell>
          <table:table-cell/>
        </table:table-row>
        <table:table-row table:style-name="ro1">
          <table:table-cell office:value-type="float" office:value="67.400004">
            <text:p>67,400004</text:p>
          </table:table-cell>
          <table:table-cell office:value-type="float" office:value="0.263733">
            <text:p>0,263733</text:p>
          </table:table-cell>
          <table:table-cell/>
        </table:table-row>
        <table:table-row table:style-name="ro1">
          <table:table-cell office:value-type="float" office:value="67.433337">
            <text:p>67,433337</text:p>
          </table:table-cell>
          <table:table-cell office:value-type="float" office:value="0.259438">
            <text:p>0,259438</text:p>
          </table:table-cell>
          <table:table-cell/>
        </table:table-row>
        <table:table-row table:style-name="ro1">
          <table:table-cell office:value-type="float" office:value="67.46667">
            <text:p>67,46667</text:p>
          </table:table-cell>
          <table:table-cell office:value-type="float" office:value="0.263514">
            <text:p>0,263514</text:p>
          </table:table-cell>
          <table:table-cell/>
        </table:table-row>
        <table:table-row table:style-name="ro1">
          <table:table-cell office:value-type="float" office:value="67.500004">
            <text:p>67,500004</text:p>
          </table:table-cell>
          <table:table-cell office:value-type="float" office:value="0.250338">
            <text:p>0,250338</text:p>
          </table:table-cell>
          <table:table-cell/>
        </table:table-row>
        <table:table-row table:style-name="ro1">
          <table:table-cell office:value-type="float" office:value="67.533337">
            <text:p>67,533337</text:p>
          </table:table-cell>
          <table:table-cell office:value-type="float" office:value="0.248954">
            <text:p>0,248954</text:p>
          </table:table-cell>
          <table:table-cell/>
        </table:table-row>
        <table:table-row table:style-name="ro1">
          <table:table-cell office:value-type="float" office:value="67.56667">
            <text:p>67,56667</text:p>
          </table:table-cell>
          <table:table-cell office:value-type="float" office:value="0.249731">
            <text:p>0,249731</text:p>
          </table:table-cell>
          <table:table-cell/>
        </table:table-row>
        <table:table-row table:style-name="ro1">
          <table:table-cell office:value-type="float" office:value="67.600004">
            <text:p>67,600004</text:p>
          </table:table-cell>
          <table:table-cell office:value-type="float" office:value="0.235913">
            <text:p>0,235913</text:p>
          </table:table-cell>
          <table:table-cell/>
        </table:table-row>
        <table:table-row table:style-name="ro1">
          <table:table-cell office:value-type="float" office:value="67.633337">
            <text:p>67,633337</text:p>
          </table:table-cell>
          <table:table-cell office:value-type="float" office:value="0.233323">
            <text:p>0,233323</text:p>
          </table:table-cell>
          <table:table-cell/>
        </table:table-row>
        <table:table-row table:style-name="ro1">
          <table:table-cell office:value-type="float" office:value="67.66667">
            <text:p>67,66667</text:p>
          </table:table-cell>
          <table:table-cell office:value-type="float" office:value="0.22143">
            <text:p>0,22143</text:p>
          </table:table-cell>
          <table:table-cell/>
        </table:table-row>
        <table:table-row table:style-name="ro1">
          <table:table-cell office:value-type="float" office:value="67.700004">
            <text:p>67,700004</text:p>
          </table:table-cell>
          <table:table-cell office:value-type="float" office:value="0.207668">
            <text:p>0,207668</text:p>
          </table:table-cell>
          <table:table-cell/>
        </table:table-row>
        <table:table-row table:style-name="ro1">
          <table:table-cell office:value-type="float" office:value="67.733337">
            <text:p>67,733337</text:p>
          </table:table-cell>
          <table:table-cell office:value-type="float" office:value="0.201264">
            <text:p>0,201264</text:p>
          </table:table-cell>
          <table:table-cell/>
        </table:table-row>
        <table:table-row table:style-name="ro1">
          <table:table-cell office:value-type="float" office:value="67.76667">
            <text:p>67,76667</text:p>
          </table:table-cell>
          <table:table-cell office:value-type="float" office:value="0.168738">
            <text:p>0,168738</text:p>
          </table:table-cell>
          <table:table-cell/>
        </table:table-row>
        <table:table-row table:style-name="ro1">
          <table:table-cell office:value-type="float" office:value="67.800004">
            <text:p>67,800004</text:p>
          </table:table-cell>
          <table:table-cell office:value-type="float" office:value="0.180506">
            <text:p>0,180506</text:p>
          </table:table-cell>
          <table:table-cell/>
        </table:table-row>
        <table:table-row table:style-name="ro1">
          <table:table-cell office:value-type="float" office:value="67.833337">
            <text:p>67,833337</text:p>
          </table:table-cell>
          <table:table-cell office:value-type="float" office:value="0.19426">
            <text:p>0,19426</text:p>
          </table:table-cell>
          <table:table-cell/>
        </table:table-row>
        <table:table-row table:style-name="ro1">
          <table:table-cell office:value-type="float" office:value="67.86667">
            <text:p>67,86667</text:p>
          </table:table-cell>
          <table:table-cell office:value-type="float" office:value="0.179518">
            <text:p>0,179518</text:p>
          </table:table-cell>
          <table:table-cell/>
        </table:table-row>
        <table:table-row table:style-name="ro1">
          <table:table-cell office:value-type="float" office:value="67.900004">
            <text:p>67,900004</text:p>
          </table:table-cell>
          <table:table-cell office:value-type="float" office:value="0.155865">
            <text:p>0,155865</text:p>
          </table:table-cell>
          <table:table-cell/>
        </table:table-row>
        <table:table-row table:style-name="ro1">
          <table:table-cell office:value-type="float" office:value="67.933337">
            <text:p>67,933337</text:p>
          </table:table-cell>
          <table:table-cell office:value-type="float" office:value="0.150169">
            <text:p>0,150169</text:p>
          </table:table-cell>
          <table:table-cell/>
        </table:table-row>
        <table:table-row table:style-name="ro1">
          <table:table-cell office:value-type="float" office:value="67.96667">
            <text:p>67,96667</text:p>
          </table:table-cell>
          <table:table-cell office:value-type="float" office:value="0.138657">
            <text:p>0,138657</text:p>
          </table:table-cell>
          <table:table-cell/>
        </table:table-row>
        <table:table-row table:style-name="ro1">
          <table:table-cell office:value-type="float" office:value="68.000004">
            <text:p>68,000004</text:p>
          </table:table-cell>
          <table:table-cell office:value-type="float" office:value="0.166008">
            <text:p>0,166008</text:p>
          </table:table-cell>
          <table:table-cell/>
        </table:table-row>
        <table:table-row table:style-name="ro1">
          <table:table-cell office:value-type="float" office:value="68.033337">
            <text:p>68,033337</text:p>
          </table:table-cell>
          <table:table-cell office:value-type="float" office:value="0.156118">
            <text:p>0,156118</text:p>
          </table:table-cell>
          <table:table-cell/>
        </table:table-row>
        <table:table-row table:style-name="ro1">
          <table:table-cell office:value-type="float" office:value="68.06667">
            <text:p>68,06667</text:p>
          </table:table-cell>
          <table:table-cell office:value-type="float" office:value="0.161703">
            <text:p>0,161703</text:p>
          </table:table-cell>
          <table:table-cell/>
        </table:table-row>
        <table:table-row table:style-name="ro1">
          <table:table-cell office:value-type="float" office:value="68.100004">
            <text:p>68,100004</text:p>
          </table:table-cell>
          <table:table-cell office:value-type="float" office:value="0.150671">
            <text:p>0,150671</text:p>
          </table:table-cell>
          <table:table-cell/>
        </table:table-row>
        <table:table-row table:style-name="ro1">
          <table:table-cell office:value-type="float" office:value="68.133337">
            <text:p>68,133337</text:p>
          </table:table-cell>
          <table:table-cell office:value-type="float" office:value="0.176795">
            <text:p>0,176795</text:p>
          </table:table-cell>
          <table:table-cell/>
        </table:table-row>
        <table:table-row table:style-name="ro1">
          <table:table-cell office:value-type="float" office:value="68.16667">
            <text:p>68,16667</text:p>
          </table:table-cell>
          <table:table-cell office:value-type="float" office:value="0.144185">
            <text:p>0,144185</text:p>
          </table:table-cell>
          <table:table-cell/>
        </table:table-row>
        <table:table-row table:style-name="ro1">
          <table:table-cell office:value-type="float" office:value="68.200004">
            <text:p>68,200004</text:p>
          </table:table-cell>
          <table:table-cell office:value-type="float" office:value="0.148668">
            <text:p>0,148668</text:p>
          </table:table-cell>
          <table:table-cell/>
        </table:table-row>
        <table:table-row table:style-name="ro1">
          <table:table-cell office:value-type="float" office:value="68.233337">
            <text:p>68,233337</text:p>
          </table:table-cell>
          <table:table-cell office:value-type="float" office:value="0.189942">
            <text:p>0,189942</text:p>
          </table:table-cell>
          <table:table-cell office:value-type="string">
            <text:p>Generando nueva Gausiana: Amp=77.2127nm <text:s/>s=0.01585s</text:p>
          </table:table-cell>
        </table:table-row>
        <table:table-row table:style-name="ro1">
          <table:table-cell office:value-type="float" office:value="68.26667">
            <text:p>68,26667</text:p>
          </table:table-cell>
          <table:table-cell office:value-type="float" office:value="0.266648">
            <text:p>0,266648</text:p>
          </table:table-cell>
          <table:table-cell/>
        </table:table-row>
        <table:table-row table:style-name="ro1">
          <table:table-cell office:value-type="float" office:value="68.300004">
            <text:p>68,300004</text:p>
          </table:table-cell>
          <table:table-cell office:value-type="float" office:value="0.287867">
            <text:p>0,287867</text:p>
          </table:table-cell>
          <table:table-cell/>
        </table:table-row>
        <table:table-row table:style-name="ro1">
          <table:table-cell office:value-type="float" office:value="68.333337">
            <text:p>68,333337</text:p>
          </table:table-cell>
          <table:table-cell office:value-type="float" office:value="0.284257">
            <text:p>0,284257</text:p>
          </table:table-cell>
          <table:table-cell/>
        </table:table-row>
        <table:table-row table:style-name="ro1">
          <table:table-cell office:value-type="float" office:value="68.36667">
            <text:p>68,36667</text:p>
          </table:table-cell>
          <table:table-cell office:value-type="float" office:value="0.276099">
            <text:p>0,276099</text:p>
          </table:table-cell>
          <table:table-cell/>
        </table:table-row>
        <table:table-row table:style-name="ro1">
          <table:table-cell office:value-type="float" office:value="68.400004">
            <text:p>68,400004</text:p>
          </table:table-cell>
          <table:table-cell office:value-type="float" office:value="0.273655">
            <text:p>0,273655</text:p>
          </table:table-cell>
          <table:table-cell/>
        </table:table-row>
        <table:table-row table:style-name="ro1">
          <table:table-cell office:value-type="float" office:value="68.433337">
            <text:p>68,433337</text:p>
          </table:table-cell>
          <table:table-cell office:value-type="float" office:value="0.279405">
            <text:p>0,279405</text:p>
          </table:table-cell>
          <table:table-cell/>
        </table:table-row>
        <table:table-row table:style-name="ro1">
          <table:table-cell office:value-type="float" office:value="68.46667">
            <text:p>68,46667</text:p>
          </table:table-cell>
          <table:table-cell office:value-type="float" office:value="0.276223">
            <text:p>0,276223</text:p>
          </table:table-cell>
          <table:table-cell/>
        </table:table-row>
        <table:table-row table:style-name="ro1">
          <table:table-cell office:value-type="float" office:value="68.500004">
            <text:p>68,500004</text:p>
          </table:table-cell>
          <table:table-cell office:value-type="float" office:value="0.29128">
            <text:p>0,29128</text:p>
          </table:table-cell>
          <table:table-cell/>
        </table:table-row>
        <table:table-row table:style-name="ro1">
          <table:table-cell office:value-type="float" office:value="68.533337">
            <text:p>68,533337</text:p>
          </table:table-cell>
          <table:table-cell office:value-type="float" office:value="0.294109">
            <text:p>0,294109</text:p>
          </table:table-cell>
          <table:table-cell/>
        </table:table-row>
        <table:table-row table:style-name="ro1">
          <table:table-cell office:value-type="float" office:value="68.56667">
            <text:p>68,56667</text:p>
          </table:table-cell>
          <table:table-cell office:value-type="float" office:value="0.283093">
            <text:p>0,283093</text:p>
          </table:table-cell>
          <table:table-cell/>
        </table:table-row>
        <table:table-row table:style-name="ro1">
          <table:table-cell office:value-type="float" office:value="68.600004">
            <text:p>68,600004</text:p>
          </table:table-cell>
          <table:table-cell office:value-type="float" office:value="0.285394">
            <text:p>0,285394</text:p>
          </table:table-cell>
          <table:table-cell/>
        </table:table-row>
        <table:table-row table:style-name="ro1">
          <table:table-cell office:value-type="float" office:value="68.633337">
            <text:p>68,633337</text:p>
          </table:table-cell>
          <table:table-cell office:value-type="float" office:value="0.279829">
            <text:p>0,279829</text:p>
          </table:table-cell>
          <table:table-cell/>
        </table:table-row>
        <table:table-row table:style-name="ro1">
          <table:table-cell office:value-type="float" office:value="68.66667">
            <text:p>68,66667</text:p>
          </table:table-cell>
          <table:table-cell office:value-type="float" office:value="0.307836">
            <text:p>0,307836</text:p>
          </table:table-cell>
          <table:table-cell/>
        </table:table-row>
        <table:table-row table:style-name="ro1">
          <table:table-cell office:value-type="float" office:value="68.700004">
            <text:p>68,700004</text:p>
          </table:table-cell>
          <table:table-cell office:value-type="float" office:value="0.291245">
            <text:p>0,291245</text:p>
          </table:table-cell>
          <table:table-cell/>
        </table:table-row>
        <table:table-row table:style-name="ro1">
          <table:table-cell office:value-type="float" office:value="68.733337">
            <text:p>68,733337</text:p>
          </table:table-cell>
          <table:table-cell office:value-type="float" office:value="0.294889">
            <text:p>0,294889</text:p>
          </table:table-cell>
          <table:table-cell/>
        </table:table-row>
        <table:table-row table:style-name="ro1">
          <table:table-cell office:value-type="float" office:value="68.76667">
            <text:p>68,76667</text:p>
          </table:table-cell>
          <table:table-cell office:value-type="float" office:value="0.286962">
            <text:p>0,286962</text:p>
          </table:table-cell>
          <table:table-cell/>
        </table:table-row>
        <table:table-row table:style-name="ro1">
          <table:table-cell office:value-type="float" office:value="68.800004">
            <text:p>68,800004</text:p>
          </table:table-cell>
          <table:table-cell office:value-type="float" office:value="0.286978">
            <text:p>0,286978</text:p>
          </table:table-cell>
          <table:table-cell/>
        </table:table-row>
        <table:table-row table:style-name="ro1">
          <table:table-cell office:value-type="float" office:value="68.833337">
            <text:p>68,833337</text:p>
          </table:table-cell>
          <table:table-cell office:value-type="float" office:value="0.287646">
            <text:p>0,287646</text:p>
          </table:table-cell>
          <table:table-cell/>
        </table:table-row>
        <table:table-row table:style-name="ro1">
          <table:table-cell office:value-type="float" office:value="68.86667">
            <text:p>68,86667</text:p>
          </table:table-cell>
          <table:table-cell office:value-type="float" office:value="0.293552">
            <text:p>0,293552</text:p>
          </table:table-cell>
          <table:table-cell/>
        </table:table-row>
        <table:table-row table:style-name="ro1">
          <table:table-cell office:value-type="float" office:value="68.900004">
            <text:p>68,900004</text:p>
          </table:table-cell>
          <table:table-cell office:value-type="float" office:value="0.304153">
            <text:p>0,304153</text:p>
          </table:table-cell>
          <table:table-cell/>
        </table:table-row>
        <table:table-row table:style-name="ro1">
          <table:table-cell office:value-type="float" office:value="68.933337">
            <text:p>68,933337</text:p>
          </table:table-cell>
          <table:table-cell office:value-type="float" office:value="0.290673">
            <text:p>0,290673</text:p>
          </table:table-cell>
          <table:table-cell/>
        </table:table-row>
        <table:table-row table:style-name="ro1">
          <table:table-cell office:value-type="float" office:value="68.96667">
            <text:p>68,96667</text:p>
          </table:table-cell>
          <table:table-cell office:value-type="float" office:value="0.292076">
            <text:p>0,292076</text:p>
          </table:table-cell>
          <table:table-cell/>
        </table:table-row>
        <table:table-row table:style-name="ro1">
          <table:table-cell office:value-type="float" office:value="69.000004">
            <text:p>69,000004</text:p>
          </table:table-cell>
          <table:table-cell office:value-type="float" office:value="0.292812">
            <text:p>0,292812</text:p>
          </table:table-cell>
          <table:table-cell/>
        </table:table-row>
        <table:table-row table:style-name="ro1">
          <table:table-cell office:value-type="float" office:value="69.033337">
            <text:p>69,033337</text:p>
          </table:table-cell>
          <table:table-cell office:value-type="float" office:value="0.297224">
            <text:p>0,297224</text:p>
          </table:table-cell>
          <table:table-cell/>
        </table:table-row>
        <table:table-row table:style-name="ro1">
          <table:table-cell office:value-type="float" office:value="69.06667">
            <text:p>69,06667</text:p>
          </table:table-cell>
          <table:table-cell office:value-type="float" office:value="0.290389">
            <text:p>0,290389</text:p>
          </table:table-cell>
          <table:table-cell/>
        </table:table-row>
        <table:table-row table:style-name="ro1">
          <table:table-cell office:value-type="float" office:value="69.100004">
            <text:p>69,100004</text:p>
          </table:table-cell>
          <table:table-cell office:value-type="float" office:value="0.302691">
            <text:p>0,302691</text:p>
          </table:table-cell>
          <table:table-cell/>
        </table:table-row>
        <table:table-row table:style-name="ro1">
          <table:table-cell office:value-type="float" office:value="69.133337">
            <text:p>69,133337</text:p>
          </table:table-cell>
          <table:table-cell office:value-type="float" office:value="0.293795">
            <text:p>0,293795</text:p>
          </table:table-cell>
          <table:table-cell/>
        </table:table-row>
        <table:table-row table:style-name="ro1">
          <table:table-cell office:value-type="float" office:value="69.16667">
            <text:p>69,16667</text:p>
          </table:table-cell>
          <table:table-cell office:value-type="float" office:value="0.300823">
            <text:p>0,300823</text:p>
          </table:table-cell>
          <table:table-cell/>
        </table:table-row>
        <table:table-row table:style-name="ro1">
          <table:table-cell office:value-type="float" office:value="69.200004">
            <text:p>69,200004</text:p>
          </table:table-cell>
          <table:table-cell office:value-type="float" office:value="0.299632">
            <text:p>0,299632</text:p>
          </table:table-cell>
          <table:table-cell/>
        </table:table-row>
        <table:table-row table:style-name="ro1">
          <table:table-cell office:value-type="float" office:value="69.233337">
            <text:p>69,233337</text:p>
          </table:table-cell>
          <table:table-cell office:value-type="float" office:value="0.275568">
            <text:p>0,275568</text:p>
          </table:table-cell>
          <table:table-cell/>
        </table:table-row>
        <table:table-row table:style-name="ro1">
          <table:table-cell office:value-type="float" office:value="69.26667">
            <text:p>69,26667</text:p>
          </table:table-cell>
          <table:table-cell office:value-type="float" office:value="0.303542">
            <text:p>0,303542</text:p>
          </table:table-cell>
          <table:table-cell/>
        </table:table-row>
        <table:table-row table:style-name="ro1">
          <table:table-cell office:value-type="float" office:value="69.300004">
            <text:p>69,300004</text:p>
          </table:table-cell>
          <table:table-cell office:value-type="float" office:value="0.295379">
            <text:p>0,295379</text:p>
          </table:table-cell>
          <table:table-cell/>
        </table:table-row>
        <table:table-row table:style-name="ro1">
          <table:table-cell office:value-type="float" office:value="69.333337">
            <text:p>69,333337</text:p>
          </table:table-cell>
          <table:table-cell office:value-type="float" office:value="0.29463">
            <text:p>0,29463</text:p>
          </table:table-cell>
          <table:table-cell/>
        </table:table-row>
        <table:table-row table:style-name="ro1">
          <table:table-cell office:value-type="float" office:value="69.36667">
            <text:p>69,36667</text:p>
          </table:table-cell>
          <table:table-cell office:value-type="float" office:value="0.301678">
            <text:p>0,301678</text:p>
          </table:table-cell>
          <table:table-cell/>
        </table:table-row>
        <table:table-row table:style-name="ro1">
          <table:table-cell office:value-type="float" office:value="69.400004">
            <text:p>69,400004</text:p>
          </table:table-cell>
          <table:table-cell office:value-type="float" office:value="0.310246">
            <text:p>0,310246</text:p>
          </table:table-cell>
          <table:table-cell/>
        </table:table-row>
        <table:table-row table:style-name="ro1">
          <table:table-cell office:value-type="float" office:value="69.433337">
            <text:p>69,433337</text:p>
          </table:table-cell>
          <table:table-cell office:value-type="float" office:value="0.299683">
            <text:p>0,299683</text:p>
          </table:table-cell>
          <table:table-cell/>
        </table:table-row>
        <table:table-row table:style-name="ro1">
          <table:table-cell office:value-type="float" office:value="69.46667">
            <text:p>69,46667</text:p>
          </table:table-cell>
          <table:table-cell office:value-type="float" office:value="0.303059">
            <text:p>0,303059</text:p>
          </table:table-cell>
          <table:table-cell/>
        </table:table-row>
        <table:table-row table:style-name="ro1">
          <table:table-cell office:value-type="float" office:value="69.500004">
            <text:p>69,500004</text:p>
          </table:table-cell>
          <table:table-cell office:value-type="float" office:value="0.298875">
            <text:p>0,298875</text:p>
          </table:table-cell>
          <table:table-cell/>
        </table:table-row>
        <table:table-row table:style-name="ro1">
          <table:table-cell office:value-type="float" office:value="69.533337">
            <text:p>69,533337</text:p>
          </table:table-cell>
          <table:table-cell office:value-type="float" office:value="0.296577">
            <text:p>0,296577</text:p>
          </table:table-cell>
          <table:table-cell/>
        </table:table-row>
        <table:table-row table:style-name="ro1">
          <table:table-cell office:value-type="float" office:value="69.56667">
            <text:p>69,56667</text:p>
          </table:table-cell>
          <table:table-cell office:value-type="float" office:value="0.301457">
            <text:p>0,301457</text:p>
          </table:table-cell>
          <table:table-cell/>
        </table:table-row>
        <table:table-row table:style-name="ro1">
          <table:table-cell office:value-type="float" office:value="69.600004">
            <text:p>69,600004</text:p>
          </table:table-cell>
          <table:table-cell office:value-type="float" office:value="0.304637">
            <text:p>0,304637</text:p>
          </table:table-cell>
          <table:table-cell/>
        </table:table-row>
        <table:table-row table:style-name="ro1">
          <table:table-cell office:value-type="float" office:value="69.633337">
            <text:p>69,633337</text:p>
          </table:table-cell>
          <table:table-cell office:value-type="float" office:value="0.294254">
            <text:p>0,294254</text:p>
          </table:table-cell>
          <table:table-cell/>
        </table:table-row>
        <table:table-row table:style-name="ro1">
          <table:table-cell office:value-type="float" office:value="69.66667">
            <text:p>69,66667</text:p>
          </table:table-cell>
          <table:table-cell office:value-type="float" office:value="0.304504">
            <text:p>0,304504</text:p>
          </table:table-cell>
          <table:table-cell/>
        </table:table-row>
        <table:table-row table:style-name="ro1">
          <table:table-cell office:value-type="float" office:value="69.700004">
            <text:p>69,700004</text:p>
          </table:table-cell>
          <table:table-cell office:value-type="float" office:value="0.294156">
            <text:p>0,294156</text:p>
          </table:table-cell>
          <table:table-cell/>
        </table:table-row>
        <table:table-row table:style-name="ro1">
          <table:table-cell office:value-type="float" office:value="69.733337">
            <text:p>69,733337</text:p>
          </table:table-cell>
          <table:table-cell office:value-type="float" office:value="0.278136">
            <text:p>0,278136</text:p>
          </table:table-cell>
          <table:table-cell/>
        </table:table-row>
        <table:table-row table:style-name="ro1">
          <table:table-cell office:value-type="float" office:value="69.76667">
            <text:p>69,76667</text:p>
          </table:table-cell>
          <table:table-cell office:value-type="float" office:value="0.29279">
            <text:p>0,29279</text:p>
          </table:table-cell>
          <table:table-cell/>
        </table:table-row>
        <table:table-row table:style-name="ro1">
          <table:table-cell office:value-type="float" office:value="69.800004">
            <text:p>69,800004</text:p>
          </table:table-cell>
          <table:table-cell office:value-type="float" office:value="0.292986">
            <text:p>0,292986</text:p>
          </table:table-cell>
          <table:table-cell/>
        </table:table-row>
        <table:table-row table:style-name="ro1">
          <table:table-cell office:value-type="float" office:value="69.833337">
            <text:p>69,833337</text:p>
          </table:table-cell>
          <table:table-cell office:value-type="float" office:value="0.318118">
            <text:p>0,318118</text:p>
          </table:table-cell>
          <table:table-cell/>
        </table:table-row>
        <table:table-row table:style-name="ro1">
          <table:table-cell office:value-type="float" office:value="69.86667">
            <text:p>69,86667</text:p>
          </table:table-cell>
          <table:table-cell office:value-type="float" office:value="0.286397">
            <text:p>0,286397</text:p>
          </table:table-cell>
          <table:table-cell/>
        </table:table-row>
        <table:table-row table:style-name="ro1">
          <table:table-cell office:value-type="float" office:value="69.900004">
            <text:p>69,900004</text:p>
          </table:table-cell>
          <table:table-cell office:value-type="float" office:value="0.286427">
            <text:p>0,286427</text:p>
          </table:table-cell>
          <table:table-cell/>
        </table:table-row>
        <table:table-row table:style-name="ro1">
          <table:table-cell office:value-type="float" office:value="69.933337">
            <text:p>69,933337</text:p>
          </table:table-cell>
          <table:table-cell office:value-type="float" office:value="0.282249">
            <text:p>0,282249</text:p>
          </table:table-cell>
          <table:table-cell/>
        </table:table-row>
        <table:table-row table:style-name="ro1">
          <table:table-cell office:value-type="float" office:value="69.96667">
            <text:p>69,96667</text:p>
          </table:table-cell>
          <table:table-cell office:value-type="float" office:value="0.288383">
            <text:p>0,288383</text:p>
          </table:table-cell>
          <table:table-cell/>
        </table:table-row>
        <table:table-row table:style-name="ro1">
          <table:table-cell office:value-type="float" office:value="70.000004">
            <text:p>70,000004</text:p>
          </table:table-cell>
          <table:table-cell office:value-type="float" office:value="0.298114">
            <text:p>0,298114</text:p>
          </table:table-cell>
          <table:table-cell/>
        </table:table-row>
        <table:table-row table:style-name="ro1">
          <table:table-cell office:value-type="float" office:value="70.033337">
            <text:p>70,033337</text:p>
          </table:table-cell>
          <table:table-cell office:value-type="float" office:value="0.301703">
            <text:p>0,301703</text:p>
          </table:table-cell>
          <table:table-cell office:value-type="string">
            <text:p>Se deja de buscar aleatoriamente</text:p>
          </table:table-cell>
        </table:table-row>
        <table:table-row table:style-name="ro1">
          <table:table-cell office:value-type="float" office:value="70.06667">
            <text:p>70,06667</text:p>
          </table:table-cell>
          <table:table-cell office:value-type="float" office:value="0.302691">
            <text:p>0,302691</text:p>
          </table:table-cell>
          <table:table-cell/>
        </table:table-row>
        <table:table-row table:style-name="ro1">
          <table:table-cell office:value-type="float" office:value="70.100004">
            <text:p>70,100004</text:p>
          </table:table-cell>
          <table:table-cell office:value-type="float" office:value="0.295722">
            <text:p>0,295722</text:p>
          </table:table-cell>
          <table:table-cell/>
        </table:table-row>
        <table:table-row table:style-name="ro1">
          <table:table-cell office:value-type="float" office:value="70.133337">
            <text:p>70,133337</text:p>
          </table:table-cell>
          <table:table-cell office:value-type="float" office:value="0.299326">
            <text:p>0,299326</text:p>
          </table:table-cell>
          <table:table-cell/>
        </table:table-row>
        <table:table-row table:style-name="ro1">
          <table:table-cell office:value-type="float" office:value="70.16667">
            <text:p>70,16667</text:p>
          </table:table-cell>
          <table:table-cell office:value-type="float" office:value="0.313573">
            <text:p>0,313573</text:p>
          </table:table-cell>
          <table:table-cell/>
        </table:table-row>
        <table:table-row table:style-name="ro1">
          <table:table-cell office:value-type="float" office:value="70.200004">
            <text:p>70,200004</text:p>
          </table:table-cell>
          <table:table-cell office:value-type="float" office:value="0.294144">
            <text:p>0,294144</text:p>
          </table:table-cell>
          <table:table-cell/>
        </table:table-row>
        <table:table-row table:style-name="ro1">
          <table:table-cell office:value-type="float" office:value="70.233337">
            <text:p>70,233337</text:p>
          </table:table-cell>
          <table:table-cell office:value-type="float" office:value="0.305345">
            <text:p>0,305345</text:p>
          </table:table-cell>
          <table:table-cell/>
        </table:table-row>
        <table:table-row table:style-name="ro1">
          <table:table-cell office:value-type="float" office:value="70.26667">
            <text:p>70,26667</text:p>
          </table:table-cell>
          <table:table-cell office:value-type="float" office:value="0.297245">
            <text:p>0,297245</text:p>
          </table:table-cell>
          <table:table-cell/>
        </table:table-row>
        <table:table-row table:style-name="ro1">
          <table:table-cell office:value-type="float" office:value="70.300004">
            <text:p>70,300004</text:p>
          </table:table-cell>
          <table:table-cell office:value-type="float" office:value="0.298418">
            <text:p>0,298418</text:p>
          </table:table-cell>
          <table:table-cell/>
        </table:table-row>
        <table:table-row table:style-name="ro1">
          <table:table-cell office:value-type="float" office:value="70.333337">
            <text:p>70,333337</text:p>
          </table:table-cell>
          <table:table-cell office:value-type="float" office:value="0.299786">
            <text:p>0,299786</text:p>
          </table:table-cell>
          <table:table-cell/>
        </table:table-row>
        <table:table-row table:style-name="ro1">
          <table:table-cell office:value-type="float" office:value="70.36667">
            <text:p>70,36667</text:p>
          </table:table-cell>
          <table:table-cell office:value-type="float" office:value="0.290978">
            <text:p>0,290978</text:p>
          </table:table-cell>
          <table:table-cell/>
        </table:table-row>
        <table:table-row table:style-name="ro1">
          <table:table-cell office:value-type="float" office:value="70.400004">
            <text:p>70,400004</text:p>
          </table:table-cell>
          <table:table-cell office:value-type="float" office:value="0.304022">
            <text:p>0,304022</text:p>
          </table:table-cell>
          <table:table-cell/>
        </table:table-row>
        <table:table-row table:style-name="ro1">
          <table:table-cell office:value-type="float" office:value="70.433337">
            <text:p>70,433337</text:p>
          </table:table-cell>
          <table:table-cell office:value-type="float" office:value="0.305524">
            <text:p>0,305524</text:p>
          </table:table-cell>
          <table:table-cell/>
        </table:table-row>
        <table:table-row table:style-name="ro1">
          <table:table-cell office:value-type="float" office:value="70.46667">
            <text:p>70,46667</text:p>
          </table:table-cell>
          <table:table-cell office:value-type="float" office:value="0.303001">
            <text:p>0,303001</text:p>
          </table:table-cell>
          <table:table-cell/>
        </table:table-row>
        <table:table-row table:style-name="ro1">
          <table:table-cell office:value-type="float" office:value="70.500004">
            <text:p>70,500004</text:p>
          </table:table-cell>
          <table:table-cell office:value-type="float" office:value="0.29263">
            <text:p>0,29263</text:p>
          </table:table-cell>
          <table:table-cell/>
        </table:table-row>
        <table:table-row table:style-name="ro1">
          <table:table-cell office:value-type="float" office:value="70.533337">
            <text:p>70,533337</text:p>
          </table:table-cell>
          <table:table-cell office:value-type="float" office:value="0.309758">
            <text:p>0,309758</text:p>
          </table:table-cell>
          <table:table-cell/>
        </table:table-row>
        <table:table-row table:style-name="ro1">
          <table:table-cell office:value-type="float" office:value="70.56667">
            <text:p>70,56667</text:p>
          </table:table-cell>
          <table:table-cell office:value-type="float" office:value="0.30291">
            <text:p>0,30291</text:p>
          </table:table-cell>
          <table:table-cell/>
        </table:table-row>
        <table:table-row table:style-name="ro1">
          <table:table-cell office:value-type="float" office:value="70.600004">
            <text:p>70,600004</text:p>
          </table:table-cell>
          <table:table-cell office:value-type="float" office:value="0.313353">
            <text:p>0,313353</text:p>
          </table:table-cell>
          <table:table-cell/>
        </table:table-row>
        <table:table-row table:style-name="ro1">
          <table:table-cell office:value-type="float" office:value="70.633337">
            <text:p>70,633337</text:p>
          </table:table-cell>
          <table:table-cell office:value-type="float" office:value="0.289611">
            <text:p>0,289611</text:p>
          </table:table-cell>
          <table:table-cell/>
        </table:table-row>
        <table:table-row table:style-name="ro1">
          <table:table-cell office:value-type="float" office:value="70.66667">
            <text:p>70,66667</text:p>
          </table:table-cell>
          <table:table-cell office:value-type="float" office:value="0.294497">
            <text:p>0,294497</text:p>
          </table:table-cell>
          <table:table-cell/>
        </table:table-row>
        <table:table-row table:style-name="ro1">
          <table:table-cell office:value-type="float" office:value="70.700004">
            <text:p>70,700004</text:p>
          </table:table-cell>
          <table:table-cell office:value-type="float" office:value="0.276903">
            <text:p>0,276903</text:p>
          </table:table-cell>
          <table:table-cell/>
        </table:table-row>
        <table:table-row table:style-name="ro1">
          <table:table-cell office:value-type="float" office:value="70.733337">
            <text:p>70,733337</text:p>
          </table:table-cell>
          <table:table-cell office:value-type="float" office:value="0.299187">
            <text:p>0,299187</text:p>
          </table:table-cell>
          <table:table-cell/>
        </table:table-row>
        <table:table-row table:style-name="ro1">
          <table:table-cell office:value-type="float" office:value="70.76667">
            <text:p>70,76667</text:p>
          </table:table-cell>
          <table:table-cell office:value-type="float" office:value="0.299688">
            <text:p>0,299688</text:p>
          </table:table-cell>
          <table:table-cell/>
        </table:table-row>
        <table:table-row table:style-name="ro1">
          <table:table-cell office:value-type="float" office:value="70.800004">
            <text:p>70,800004</text:p>
          </table:table-cell>
          <table:table-cell office:value-type="float" office:value="0.292678">
            <text:p>0,292678</text:p>
          </table:table-cell>
          <table:table-cell/>
        </table:table-row>
        <table:table-row table:style-name="ro1">
          <table:table-cell office:value-type="float" office:value="70.833337">
            <text:p>70,833337</text:p>
          </table:table-cell>
          <table:table-cell office:value-type="float" office:value="0.299762">
            <text:p>0,299762</text:p>
          </table:table-cell>
          <table:table-cell/>
        </table:table-row>
        <table:table-row table:style-name="ro1">
          <table:table-cell office:value-type="float" office:value="70.86667">
            <text:p>70,86667</text:p>
          </table:table-cell>
          <table:table-cell office:value-type="float" office:value="0.295511">
            <text:p>0,295511</text:p>
          </table:table-cell>
          <table:table-cell/>
        </table:table-row>
        <table:table-row table:style-name="ro1">
          <table:table-cell office:value-type="float" office:value="70.900004">
            <text:p>70,900004</text:p>
          </table:table-cell>
          <table:table-cell office:value-type="float" office:value="0.317141">
            <text:p>0,317141</text:p>
          </table:table-cell>
          <table:table-cell/>
        </table:table-row>
        <table:table-row table:style-name="ro1">
          <table:table-cell office:value-type="float" office:value="70.933337">
            <text:p>70,933337</text:p>
          </table:table-cell>
          <table:table-cell office:value-type="float" office:value="0.309097">
            <text:p>0,309097</text:p>
          </table:table-cell>
          <table:table-cell/>
        </table:table-row>
        <table:table-row table:style-name="ro1">
          <table:table-cell office:value-type="float" office:value="70.96667">
            <text:p>70,96667</text:p>
          </table:table-cell>
          <table:table-cell office:value-type="float" office:value="0.302648">
            <text:p>0,302648</text:p>
          </table:table-cell>
          <table:table-cell/>
        </table:table-row>
        <table:table-row table:style-name="ro1">
          <table:table-cell office:value-type="float" office:value="71.000004">
            <text:p>71,000004</text:p>
          </table:table-cell>
          <table:table-cell office:value-type="float" office:value="0.302968">
            <text:p>0,302968</text:p>
          </table:table-cell>
          <table:table-cell/>
        </table:table-row>
        <table:table-row table:style-name="ro1">
          <table:table-cell office:value-type="float" office:value="71.033337">
            <text:p>71,033337</text:p>
          </table:table-cell>
          <table:table-cell office:value-type="float" office:value="0.296934">
            <text:p>0,296934</text:p>
          </table:table-cell>
          <table:table-cell/>
        </table:table-row>
        <table:table-row table:style-name="ro1">
          <table:table-cell office:value-type="float" office:value="71.06667">
            <text:p>71,06667</text:p>
          </table:table-cell>
          <table:table-cell office:value-type="float" office:value="0.297998">
            <text:p>0,297998</text:p>
          </table:table-cell>
          <table:table-cell/>
        </table:table-row>
        <table:table-row table:style-name="ro1">
          <table:table-cell office:value-type="float" office:value="71.100004">
            <text:p>71,100004</text:p>
          </table:table-cell>
          <table:table-cell office:value-type="float" office:value="0.299656">
            <text:p>0,299656</text:p>
          </table:table-cell>
          <table:table-cell/>
        </table:table-row>
        <table:table-row table:style-name="ro1">
          <table:table-cell office:value-type="float" office:value="71.133337">
            <text:p>71,133337</text:p>
          </table:table-cell>
          <table:table-cell office:value-type="float" office:value="0.31376">
            <text:p>0,31376</text:p>
          </table:table-cell>
          <table:table-cell/>
        </table:table-row>
        <table:table-row table:style-name="ro1">
          <table:table-cell office:value-type="float" office:value="71.16667">
            <text:p>71,16667</text:p>
          </table:table-cell>
          <table:table-cell office:value-type="float" office:value="0.308635">
            <text:p>0,308635</text:p>
          </table:table-cell>
          <table:table-cell/>
        </table:table-row>
        <table:table-row table:style-name="ro1">
          <table:table-cell office:value-type="float" office:value="71.200004">
            <text:p>71,200004</text:p>
          </table:table-cell>
          <table:table-cell office:value-type="float" office:value="0.302008">
            <text:p>0,302008</text:p>
          </table:table-cell>
          <table:table-cell/>
        </table:table-row>
        <table:table-row table:style-name="ro1">
          <table:table-cell office:value-type="float" office:value="71.233337">
            <text:p>71,233337</text:p>
          </table:table-cell>
          <table:table-cell office:value-type="float" office:value="0.305332">
            <text:p>0,305332</text:p>
          </table:table-cell>
          <table:table-cell/>
        </table:table-row>
        <table:table-row table:style-name="ro1">
          <table:table-cell office:value-type="float" office:value="71.26667">
            <text:p>71,26667</text:p>
          </table:table-cell>
          <table:table-cell office:value-type="float" office:value="0.301956">
            <text:p>0,301956</text:p>
          </table:table-cell>
          <table:table-cell/>
        </table:table-row>
        <table:table-row table:style-name="ro1">
          <table:table-cell office:value-type="float" office:value="71.300004">
            <text:p>71,300004</text:p>
          </table:table-cell>
          <table:table-cell office:value-type="float" office:value="0.306432">
            <text:p>0,306432</text:p>
          </table:table-cell>
          <table:table-cell/>
        </table:table-row>
        <table:table-row table:style-name="ro1">
          <table:table-cell office:value-type="float" office:value="71.333337">
            <text:p>71,333337</text:p>
          </table:table-cell>
          <table:table-cell office:value-type="float" office:value="0.303433">
            <text:p>0,303433</text:p>
          </table:table-cell>
          <table:table-cell/>
        </table:table-row>
        <table:table-row table:style-name="ro1">
          <table:table-cell office:value-type="float" office:value="71.36667">
            <text:p>71,36667</text:p>
          </table:table-cell>
          <table:table-cell office:value-type="float" office:value="0.301558">
            <text:p>0,301558</text:p>
          </table:table-cell>
          <table:table-cell/>
        </table:table-row>
        <table:table-row table:style-name="ro1">
          <table:table-cell office:value-type="float" office:value="71.400004">
            <text:p>71,400004</text:p>
          </table:table-cell>
          <table:table-cell office:value-type="float" office:value="0.299419">
            <text:p>0,299419</text:p>
          </table:table-cell>
          <table:table-cell/>
        </table:table-row>
        <table:table-row table:style-name="ro1">
          <table:table-cell office:value-type="float" office:value="71.433337">
            <text:p>71,433337</text:p>
          </table:table-cell>
          <table:table-cell office:value-type="float" office:value="0.302801">
            <text:p>0,302801</text:p>
          </table:table-cell>
          <table:table-cell/>
        </table:table-row>
        <table:table-row table:style-name="ro1">
          <table:table-cell office:value-type="float" office:value="71.46667">
            <text:p>71,46667</text:p>
          </table:table-cell>
          <table:table-cell office:value-type="float" office:value="0.30842">
            <text:p>0,30842</text:p>
          </table:table-cell>
          <table:table-cell/>
        </table:table-row>
        <table:table-row table:style-name="ro1">
          <table:table-cell office:value-type="float" office:value="71.500004">
            <text:p>71,500004</text:p>
          </table:table-cell>
          <table:table-cell office:value-type="float" office:value="0.301551">
            <text:p>0,301551</text:p>
          </table:table-cell>
          <table:table-cell/>
        </table:table-row>
        <table:table-row table:style-name="ro1">
          <table:table-cell office:value-type="float" office:value="71.533337">
            <text:p>71,533337</text:p>
          </table:table-cell>
          <table:table-cell office:value-type="float" office:value="0.292568">
            <text:p>0,292568</text:p>
          </table:table-cell>
          <table:table-cell/>
        </table:table-row>
        <table:table-row table:style-name="ro1">
          <table:table-cell office:value-type="float" office:value="71.56667">
            <text:p>71,56667</text:p>
          </table:table-cell>
          <table:table-cell office:value-type="float" office:value="0.290808">
            <text:p>0,290808</text:p>
          </table:table-cell>
          <table:table-cell/>
        </table:table-row>
        <table:table-row table:style-name="ro1">
          <table:table-cell office:value-type="float" office:value="71.600004">
            <text:p>71,600004</text:p>
          </table:table-cell>
          <table:table-cell office:value-type="float" office:value="0.303716">
            <text:p>0,303716</text:p>
          </table:table-cell>
          <table:table-cell/>
        </table:table-row>
        <table:table-row table:style-name="ro1">
          <table:table-cell office:value-type="float" office:value="71.633337">
            <text:p>71,633337</text:p>
          </table:table-cell>
          <table:table-cell office:value-type="float" office:value="0.304645">
            <text:p>0,304645</text:p>
          </table:table-cell>
          <table:table-cell/>
        </table:table-row>
        <table:table-row table:style-name="ro1">
          <table:table-cell office:value-type="float" office:value="71.66667">
            <text:p>71,66667</text:p>
          </table:table-cell>
          <table:table-cell office:value-type="float" office:value="0.300672">
            <text:p>0,300672</text:p>
          </table:table-cell>
          <table:table-cell/>
        </table:table-row>
        <table:table-row table:style-name="ro1">
          <table:table-cell office:value-type="float" office:value="71.700004">
            <text:p>71,700004</text:p>
          </table:table-cell>
          <table:table-cell office:value-type="float" office:value="0.313127">
            <text:p>0,313127</text:p>
          </table:table-cell>
          <table:table-cell/>
        </table:table-row>
        <table:table-row table:style-name="ro1">
          <table:table-cell office:value-type="float" office:value="71.733337">
            <text:p>71,733337</text:p>
          </table:table-cell>
          <table:table-cell office:value-type="float" office:value="0.291326">
            <text:p>0,291326</text:p>
          </table:table-cell>
          <table:table-cell/>
        </table:table-row>
        <table:table-row table:style-name="ro1">
          <table:table-cell office:value-type="float" office:value="71.76667">
            <text:p>71,76667</text:p>
          </table:table-cell>
          <table:table-cell office:value-type="float" office:value="0.294661">
            <text:p>0,294661</text:p>
          </table:table-cell>
          <table:table-cell/>
        </table:table-row>
        <table:table-row table:style-name="ro1">
          <table:table-cell office:value-type="float" office:value="71.800004">
            <text:p>71,800004</text:p>
          </table:table-cell>
          <table:table-cell office:value-type="float" office:value="0.299008">
            <text:p>0,299008</text:p>
          </table:table-cell>
          <table:table-cell/>
        </table:table-row>
        <table:table-row table:style-name="ro1">
          <table:table-cell office:value-type="float" office:value="71.833337">
            <text:p>71,833337</text:p>
          </table:table-cell>
          <table:table-cell office:value-type="float" office:value="0.300334">
            <text:p>0,300334</text:p>
          </table:table-cell>
          <table:table-cell/>
        </table:table-row>
        <table:table-row table:style-name="ro1">
          <table:table-cell office:value-type="float" office:value="71.86667">
            <text:p>71,86667</text:p>
          </table:table-cell>
          <table:table-cell office:value-type="float" office:value="0.305648">
            <text:p>0,305648</text:p>
          </table:table-cell>
          <table:table-cell/>
        </table:table-row>
        <table:table-row table:style-name="ro1">
          <table:table-cell office:value-type="float" office:value="71.900004">
            <text:p>71,900004</text:p>
          </table:table-cell>
          <table:table-cell office:value-type="float" office:value="0.310314">
            <text:p>0,310314</text:p>
          </table:table-cell>
          <table:table-cell/>
        </table:table-row>
        <table:table-row table:style-name="ro1">
          <table:table-cell office:value-type="float" office:value="71.933337">
            <text:p>71,933337</text:p>
          </table:table-cell>
          <table:table-cell office:value-type="float" office:value="0.309386">
            <text:p>0,309386</text:p>
          </table:table-cell>
          <table:table-cell/>
        </table:table-row>
        <table:table-row table:style-name="ro1">
          <table:table-cell office:value-type="float" office:value="71.96667">
            <text:p>71,96667</text:p>
          </table:table-cell>
          <table:table-cell office:value-type="float" office:value="0.30301">
            <text:p>0,30301</text:p>
          </table:table-cell>
          <table:table-cell/>
        </table:table-row>
        <table:table-row table:style-name="ro1">
          <table:table-cell office:value-type="float" office:value="72.000004">
            <text:p>72,000004</text:p>
          </table:table-cell>
          <table:table-cell office:value-type="float" office:value="0.294805">
            <text:p>0,294805</text:p>
          </table:table-cell>
          <table:table-cell/>
        </table:table-row>
        <table:table-row table:style-name="ro1">
          <table:table-cell office:value-type="float" office:value="72.033337">
            <text:p>72,033337</text:p>
          </table:table-cell>
          <table:table-cell office:value-type="float" office:value="0.298712">
            <text:p>0,298712</text:p>
          </table:table-cell>
          <table:table-cell/>
        </table:table-row>
        <table:table-row table:style-name="ro1">
          <table:table-cell office:value-type="float" office:value="72.06667">
            <text:p>72,06667</text:p>
          </table:table-cell>
          <table:table-cell office:value-type="float" office:value="0.302141">
            <text:p>0,302141</text:p>
          </table:table-cell>
          <table:table-cell/>
        </table:table-row>
        <table:table-row table:style-name="ro1">
          <table:table-cell office:value-type="float" office:value="72.100004">
            <text:p>72,100004</text:p>
          </table:table-cell>
          <table:table-cell office:value-type="float" office:value="0.310277">
            <text:p>0,310277</text:p>
          </table:table-cell>
          <table:table-cell/>
        </table:table-row>
        <table:table-row table:style-name="ro1">
          <table:table-cell office:value-type="float" office:value="72.133337">
            <text:p>72,133337</text:p>
          </table:table-cell>
          <table:table-cell office:value-type="float" office:value="0.293413">
            <text:p>0,293413</text:p>
          </table:table-cell>
          <table:table-cell/>
        </table:table-row>
        <table:table-row table:style-name="ro1">
          <table:table-cell office:value-type="float" office:value="72.16667">
            <text:p>72,16667</text:p>
          </table:table-cell>
          <table:table-cell office:value-type="float" office:value="0.313496">
            <text:p>0,313496</text:p>
          </table:table-cell>
          <table:table-cell/>
        </table:table-row>
        <table:table-row table:style-name="ro1">
          <table:table-cell office:value-type="float" office:value="72.200004">
            <text:p>72,200004</text:p>
          </table:table-cell>
          <table:table-cell office:value-type="float" office:value="0.307053">
            <text:p>0,307053</text:p>
          </table:table-cell>
          <table:table-cell/>
        </table:table-row>
        <table:table-row table:style-name="ro1">
          <table:table-cell office:value-type="float" office:value="72.233337">
            <text:p>72,233337</text:p>
          </table:table-cell>
          <table:table-cell office:value-type="float" office:value="0.296245">
            <text:p>0,296245</text:p>
          </table:table-cell>
          <table:table-cell/>
        </table:table-row>
        <table:table-row table:style-name="ro1">
          <table:table-cell office:value-type="float" office:value="72.26667">
            <text:p>72,26667</text:p>
          </table:table-cell>
          <table:table-cell office:value-type="float" office:value="0.303831">
            <text:p>0,303831</text:p>
          </table:table-cell>
          <table:table-cell/>
        </table:table-row>
        <table:table-row table:style-name="ro1">
          <table:table-cell office:value-type="float" office:value="72.300004">
            <text:p>72,300004</text:p>
          </table:table-cell>
          <table:table-cell office:value-type="float" office:value="0.304155">
            <text:p>0,304155</text:p>
          </table:table-cell>
          <table:table-cell/>
        </table:table-row>
        <table:table-row table:style-name="ro1">
          <table:table-cell office:value-type="float" office:value="72.333337">
            <text:p>72,333337</text:p>
          </table:table-cell>
          <table:table-cell office:value-type="float" office:value="0.288806">
            <text:p>0,288806</text:p>
          </table:table-cell>
          <table:table-cell/>
        </table:table-row>
        <table:table-row table:style-name="ro1">
          <table:table-cell office:value-type="float" office:value="72.36667">
            <text:p>72,36667</text:p>
          </table:table-cell>
          <table:table-cell office:value-type="float" office:value="0.305135">
            <text:p>0,305135</text:p>
          </table:table-cell>
          <table:table-cell/>
        </table:table-row>
        <table:table-row table:style-name="ro1">
          <table:table-cell office:value-type="float" office:value="72.400004">
            <text:p>72,400004</text:p>
          </table:table-cell>
          <table:table-cell office:value-type="float" office:value="0.311469">
            <text:p>0,311469</text:p>
          </table:table-cell>
          <table:table-cell/>
        </table:table-row>
        <table:table-row table:style-name="ro1">
          <table:table-cell office:value-type="float" office:value="72.433337">
            <text:p>72,433337</text:p>
          </table:table-cell>
          <table:table-cell office:value-type="float" office:value="0.289473">
            <text:p>0,289473</text:p>
          </table:table-cell>
          <table:table-cell/>
        </table:table-row>
        <table:table-row table:style-name="ro1">
          <table:table-cell office:value-type="float" office:value="72.46667">
            <text:p>72,46667</text:p>
          </table:table-cell>
          <table:table-cell office:value-type="float" office:value="0.300179">
            <text:p>0,300179</text:p>
          </table:table-cell>
          <table:table-cell/>
        </table:table-row>
        <table:table-row table:style-name="ro1">
          <table:table-cell office:value-type="float" office:value="72.500004">
            <text:p>72,500004</text:p>
          </table:table-cell>
          <table:table-cell office:value-type="float" office:value="0.294413">
            <text:p>0,294413</text:p>
          </table:table-cell>
          <table:table-cell/>
        </table:table-row>
        <table:table-row table:style-name="ro1">
          <table:table-cell office:value-type="float" office:value="72.533337">
            <text:p>72,533337</text:p>
          </table:table-cell>
          <table:table-cell office:value-type="float" office:value="0.304037">
            <text:p>0,304037</text:p>
          </table:table-cell>
          <table:table-cell/>
        </table:table-row>
        <table:table-row table:style-name="ro1">
          <table:table-cell office:value-type="float" office:value="72.56667">
            <text:p>72,56667</text:p>
          </table:table-cell>
          <table:table-cell office:value-type="float" office:value="0.297276">
            <text:p>0,297276</text:p>
          </table:table-cell>
          <table:table-cell/>
        </table:table-row>
        <table:table-row table:style-name="ro1">
          <table:table-cell office:value-type="float" office:value="72.600004">
            <text:p>72,600004</text:p>
          </table:table-cell>
          <table:table-cell office:value-type="float" office:value="0.303174">
            <text:p>0,303174</text:p>
          </table:table-cell>
          <table:table-cell/>
        </table:table-row>
        <table:table-row table:style-name="ro1">
          <table:table-cell office:value-type="float" office:value="72.633337">
            <text:p>72,633337</text:p>
          </table:table-cell>
          <table:table-cell office:value-type="float" office:value="0.2956">
            <text:p>0,2956</text:p>
          </table:table-cell>
          <table:table-cell/>
        </table:table-row>
        <table:table-row table:style-name="ro1">
          <table:table-cell office:value-type="float" office:value="72.66667">
            <text:p>72,66667</text:p>
          </table:table-cell>
          <table:table-cell office:value-type="float" office:value="0.302896">
            <text:p>0,302896</text:p>
          </table:table-cell>
          <table:table-cell/>
        </table:table-row>
        <table:table-row table:style-name="ro1">
          <table:table-cell office:value-type="float" office:value="72.700004">
            <text:p>72,700004</text:p>
          </table:table-cell>
          <table:table-cell office:value-type="float" office:value="0.286303">
            <text:p>0,286303</text:p>
          </table:table-cell>
          <table:table-cell/>
        </table:table-row>
        <table:table-row table:style-name="ro1">
          <table:table-cell office:value-type="float" office:value="72.733337">
            <text:p>72,733337</text:p>
          </table:table-cell>
          <table:table-cell office:value-type="float" office:value="0.291223">
            <text:p>0,291223</text:p>
          </table:table-cell>
          <table:table-cell/>
        </table:table-row>
        <table:table-row table:style-name="ro1">
          <table:table-cell office:value-type="float" office:value="72.76667">
            <text:p>72,76667</text:p>
          </table:table-cell>
          <table:table-cell office:value-type="float" office:value="0.309412">
            <text:p>0,309412</text:p>
          </table:table-cell>
          <table:table-cell/>
        </table:table-row>
        <table:table-row table:style-name="ro1">
          <table:table-cell office:value-type="float" office:value="72.800004">
            <text:p>72,800004</text:p>
          </table:table-cell>
          <table:table-cell office:value-type="float" office:value="0.29492">
            <text:p>0,29492</text:p>
          </table:table-cell>
          <table:table-cell/>
        </table:table-row>
        <table:table-row table:style-name="ro1">
          <table:table-cell office:value-type="float" office:value="72.833337">
            <text:p>72,833337</text:p>
          </table:table-cell>
          <table:table-cell office:value-type="float" office:value="0.3013">
            <text:p>0,3013</text:p>
          </table:table-cell>
          <table:table-cell/>
        </table:table-row>
        <table:table-row table:style-name="ro1">
          <table:table-cell office:value-type="float" office:value="72.86667">
            <text:p>72,86667</text:p>
          </table:table-cell>
          <table:table-cell office:value-type="float" office:value="0.296158">
            <text:p>0,296158</text:p>
          </table:table-cell>
          <table:table-cell/>
        </table:table-row>
        <table:table-row table:style-name="ro1">
          <table:table-cell office:value-type="float" office:value="72.900004">
            <text:p>72,900004</text:p>
          </table:table-cell>
          <table:table-cell office:value-type="float" office:value="0.311195">
            <text:p>0,311195</text:p>
          </table:table-cell>
          <table:table-cell/>
        </table:table-row>
        <table:table-row table:style-name="ro1">
          <table:table-cell office:value-type="float" office:value="72.933337">
            <text:p>72,933337</text:p>
          </table:table-cell>
          <table:table-cell office:value-type="float" office:value="0.309574">
            <text:p>0,309574</text:p>
          </table:table-cell>
          <table:table-cell/>
        </table:table-row>
        <table:table-row table:style-name="ro1">
          <table:table-cell office:value-type="float" office:value="72.96667">
            <text:p>72,96667</text:p>
          </table:table-cell>
          <table:table-cell office:value-type="float" office:value="0.306586">
            <text:p>0,306586</text:p>
          </table:table-cell>
          <table:table-cell/>
        </table:table-row>
        <table:table-row table:style-name="ro1">
          <table:table-cell office:value-type="float" office:value="73.000004">
            <text:p>73,000004</text:p>
          </table:table-cell>
          <table:table-cell office:value-type="float" office:value="0.290956">
            <text:p>0,290956</text:p>
          </table:table-cell>
          <table:table-cell/>
        </table:table-row>
        <table:table-row table:style-name="ro1">
          <table:table-cell office:value-type="float" office:value="73.033337">
            <text:p>73,033337</text:p>
          </table:table-cell>
          <table:table-cell office:value-type="float" office:value="0.302747">
            <text:p>0,302747</text:p>
          </table:table-cell>
          <table:table-cell/>
        </table:table-row>
        <table:table-row table:style-name="ro1">
          <table:table-cell office:value-type="float" office:value="73.06667">
            <text:p>73,06667</text:p>
          </table:table-cell>
          <table:table-cell office:value-type="float" office:value="0.307619">
            <text:p>0,307619</text:p>
          </table:table-cell>
          <table:table-cell/>
        </table:table-row>
        <table:table-row table:style-name="ro1">
          <table:table-cell office:value-type="float" office:value="73.100004">
            <text:p>73,100004</text:p>
          </table:table-cell>
          <table:table-cell office:value-type="float" office:value="0.300904">
            <text:p>0,300904</text:p>
          </table:table-cell>
          <table:table-cell/>
        </table:table-row>
        <table:table-row table:style-name="ro1">
          <table:table-cell office:value-type="float" office:value="73.133337">
            <text:p>73,133337</text:p>
          </table:table-cell>
          <table:table-cell office:value-type="float" office:value="0.307727">
            <text:p>0,307727</text:p>
          </table:table-cell>
          <table:table-cell/>
        </table:table-row>
        <table:table-row table:style-name="ro1">
          <table:table-cell office:value-type="float" office:value="73.16667">
            <text:p>73,16667</text:p>
          </table:table-cell>
          <table:table-cell office:value-type="float" office:value="0.293141">
            <text:p>0,293141</text:p>
          </table:table-cell>
          <table:table-cell/>
        </table:table-row>
        <table:table-row table:style-name="ro1">
          <table:table-cell office:value-type="float" office:value="73.200004">
            <text:p>73,200004</text:p>
          </table:table-cell>
          <table:table-cell office:value-type="float" office:value="0.298335">
            <text:p>0,298335</text:p>
          </table:table-cell>
          <table:table-cell/>
        </table:table-row>
        <table:table-row table:style-name="ro1">
          <table:table-cell office:value-type="float" office:value="73.233337">
            <text:p>73,233337</text:p>
          </table:table-cell>
          <table:table-cell office:value-type="float" office:value="0.30986">
            <text:p>0,30986</text:p>
          </table:table-cell>
          <table:table-cell/>
        </table:table-row>
        <table:table-row table:style-name="ro1">
          <table:table-cell office:value-type="float" office:value="73.26667">
            <text:p>73,26667</text:p>
          </table:table-cell>
          <table:table-cell office:value-type="float" office:value="0.305714">
            <text:p>0,305714</text:p>
          </table:table-cell>
          <table:table-cell/>
        </table:table-row>
        <table:table-row table:style-name="ro1">
          <table:table-cell office:value-type="float" office:value="73.300004">
            <text:p>73,300004</text:p>
          </table:table-cell>
          <table:table-cell office:value-type="float" office:value="0.304193">
            <text:p>0,304193</text:p>
          </table:table-cell>
          <table:table-cell/>
        </table:table-row>
        <table:table-row table:style-name="ro1">
          <table:table-cell office:value-type="float" office:value="73.333337">
            <text:p>73,333337</text:p>
          </table:table-cell>
          <table:table-cell office:value-type="float" office:value="0.307486">
            <text:p>0,307486</text:p>
          </table:table-cell>
          <table:table-cell/>
        </table:table-row>
        <table:table-row table:style-name="ro1">
          <table:table-cell office:value-type="float" office:value="73.36667">
            <text:p>73,36667</text:p>
          </table:table-cell>
          <table:table-cell office:value-type="float" office:value="0.307624">
            <text:p>0,307624</text:p>
          </table:table-cell>
          <table:table-cell/>
        </table:table-row>
        <table:table-row table:style-name="ro1">
          <table:table-cell office:value-type="float" office:value="73.400004">
            <text:p>73,400004</text:p>
          </table:table-cell>
          <table:table-cell office:value-type="float" office:value="0.304441">
            <text:p>0,304441</text:p>
          </table:table-cell>
          <table:table-cell/>
        </table:table-row>
        <table:table-row table:style-name="ro1">
          <table:table-cell office:value-type="float" office:value="73.433337">
            <text:p>73,433337</text:p>
          </table:table-cell>
          <table:table-cell office:value-type="float" office:value="0.291184">
            <text:p>0,291184</text:p>
          </table:table-cell>
          <table:table-cell/>
        </table:table-row>
        <table:table-row table:style-name="ro1">
          <table:table-cell office:value-type="float" office:value="73.46667">
            <text:p>73,46667</text:p>
          </table:table-cell>
          <table:table-cell office:value-type="float" office:value="0.301084">
            <text:p>0,301084</text:p>
          </table:table-cell>
          <table:table-cell/>
        </table:table-row>
        <table:table-row table:style-name="ro1">
          <table:table-cell office:value-type="float" office:value="73.500004">
            <text:p>73,500004</text:p>
          </table:table-cell>
          <table:table-cell office:value-type="float" office:value="0.296039">
            <text:p>0,296039</text:p>
          </table:table-cell>
          <table:table-cell/>
        </table:table-row>
        <table:table-row table:style-name="ro1">
          <table:table-cell office:value-type="float" office:value="73.533337">
            <text:p>73,533337</text:p>
          </table:table-cell>
          <table:table-cell office:value-type="float" office:value="0.300844">
            <text:p>0,300844</text:p>
          </table:table-cell>
          <table:table-cell/>
        </table:table-row>
        <table:table-row table:style-name="ro1">
          <table:table-cell office:value-type="float" office:value="73.566671">
            <text:p>73,566671</text:p>
          </table:table-cell>
          <table:table-cell office:value-type="float" office:value="0.2926">
            <text:p>0,2926</text:p>
          </table:table-cell>
          <table:table-cell/>
        </table:table-row>
        <table:table-row table:style-name="ro1">
          <table:table-cell office:value-type="float" office:value="73.600004">
            <text:p>73,600004</text:p>
          </table:table-cell>
          <table:table-cell office:value-type="float" office:value="0.301996">
            <text:p>0,301996</text:p>
          </table:table-cell>
          <table:table-cell/>
        </table:table-row>
        <table:table-row table:style-name="ro1">
          <table:table-cell office:value-type="float" office:value="73.633337">
            <text:p>73,633337</text:p>
          </table:table-cell>
          <table:table-cell office:value-type="float" office:value="0.309248">
            <text:p>0,309248</text:p>
          </table:table-cell>
          <table:table-cell/>
        </table:table-row>
        <table:table-row table:style-name="ro1">
          <table:table-cell office:value-type="float" office:value="73.666671">
            <text:p>73,666671</text:p>
          </table:table-cell>
          <table:table-cell office:value-type="float" office:value="0.291999">
            <text:p>0,291999</text:p>
          </table:table-cell>
          <table:table-cell/>
        </table:table-row>
        <table:table-row table:style-name="ro1">
          <table:table-cell office:value-type="float" office:value="73.700004">
            <text:p>73,700004</text:p>
          </table:table-cell>
          <table:table-cell office:value-type="float" office:value="0.301046">
            <text:p>0,301046</text:p>
          </table:table-cell>
          <table:table-cell/>
        </table:table-row>
        <table:table-row table:style-name="ro1">
          <table:table-cell office:value-type="float" office:value="73.733337">
            <text:p>73,733337</text:p>
          </table:table-cell>
          <table:table-cell office:value-type="float" office:value="0.292546">
            <text:p>0,292546</text:p>
          </table:table-cell>
          <table:table-cell/>
        </table:table-row>
        <table:table-row table:style-name="ro1">
          <table:table-cell office:value-type="float" office:value="73.766671">
            <text:p>73,766671</text:p>
          </table:table-cell>
          <table:table-cell office:value-type="float" office:value="0.30323">
            <text:p>0,30323</text:p>
          </table:table-cell>
          <table:table-cell/>
        </table:table-row>
        <table:table-row table:style-name="ro1">
          <table:table-cell office:value-type="float" office:value="73.800004">
            <text:p>73,800004</text:p>
          </table:table-cell>
          <table:table-cell office:value-type="float" office:value="0.283093">
            <text:p>0,283093</text:p>
          </table:table-cell>
          <table:table-cell/>
        </table:table-row>
        <table:table-row table:style-name="ro1">
          <table:table-cell office:value-type="float" office:value="73.833337">
            <text:p>73,833337</text:p>
          </table:table-cell>
          <table:table-cell office:value-type="float" office:value="0.301393">
            <text:p>0,301393</text:p>
          </table:table-cell>
          <table:table-cell/>
        </table:table-row>
        <table:table-row table:style-name="ro1">
          <table:table-cell office:value-type="float" office:value="73.866671">
            <text:p>73,866671</text:p>
          </table:table-cell>
          <table:table-cell office:value-type="float" office:value="0.309494">
            <text:p>0,309494</text:p>
          </table:table-cell>
          <table:table-cell/>
        </table:table-row>
        <table:table-row table:style-name="ro1">
          <table:table-cell office:value-type="float" office:value="73.900004">
            <text:p>73,900004</text:p>
          </table:table-cell>
          <table:table-cell office:value-type="float" office:value="0.28176">
            <text:p>0,28176</text:p>
          </table:table-cell>
          <table:table-cell/>
        </table:table-row>
        <table:table-row table:style-name="ro1">
          <table:table-cell office:value-type="float" office:value="73.933337">
            <text:p>73,933337</text:p>
          </table:table-cell>
          <table:table-cell office:value-type="float" office:value="0.310576">
            <text:p>0,310576</text:p>
          </table:table-cell>
          <table:table-cell/>
        </table:table-row>
        <table:table-row table:style-name="ro1">
          <table:table-cell office:value-type="float" office:value="73.966671">
            <text:p>73,966671</text:p>
          </table:table-cell>
          <table:table-cell office:value-type="float" office:value="0.305139">
            <text:p>0,305139</text:p>
          </table:table-cell>
          <table:table-cell/>
        </table:table-row>
        <table:table-row table:style-name="ro1">
          <table:table-cell office:value-type="float" office:value="74.000004">
            <text:p>74,000004</text:p>
          </table:table-cell>
          <table:table-cell office:value-type="float" office:value="0.300261">
            <text:p>0,300261</text:p>
          </table:table-cell>
          <table:table-cell/>
        </table:table-row>
        <table:table-row table:style-name="ro1">
          <table:table-cell office:value-type="float" office:value="74.033337">
            <text:p>74,033337</text:p>
          </table:table-cell>
          <table:table-cell office:value-type="float" office:value="0.291696">
            <text:p>0,291696</text:p>
          </table:table-cell>
          <table:table-cell/>
        </table:table-row>
        <table:table-row table:style-name="ro1">
          <table:table-cell office:value-type="float" office:value="74.066671">
            <text:p>74,066671</text:p>
          </table:table-cell>
          <table:table-cell office:value-type="float" office:value="0.298306">
            <text:p>0,298306</text:p>
          </table:table-cell>
          <table:table-cell/>
        </table:table-row>
        <table:table-row table:style-name="ro1">
          <table:table-cell office:value-type="float" office:value="74.100004">
            <text:p>74,100004</text:p>
          </table:table-cell>
          <table:table-cell office:value-type="float" office:value="0.305401">
            <text:p>0,305401</text:p>
          </table:table-cell>
          <table:table-cell/>
        </table:table-row>
        <table:table-row table:style-name="ro1">
          <table:table-cell office:value-type="float" office:value="74.133337">
            <text:p>74,133337</text:p>
          </table:table-cell>
          <table:table-cell office:value-type="float" office:value="0.303122">
            <text:p>0,303122</text:p>
          </table:table-cell>
          <table:table-cell/>
        </table:table-row>
        <table:table-row table:style-name="ro1">
          <table:table-cell office:value-type="float" office:value="74.166671">
            <text:p>74,166671</text:p>
          </table:table-cell>
          <table:table-cell office:value-type="float" office:value="0.300583">
            <text:p>0,300583</text:p>
          </table:table-cell>
          <table:table-cell/>
        </table:table-row>
        <table:table-row table:style-name="ro1">
          <table:table-cell office:value-type="float" office:value="74.200004">
            <text:p>74,200004</text:p>
          </table:table-cell>
          <table:table-cell office:value-type="float" office:value="0.303946">
            <text:p>0,303946</text:p>
          </table:table-cell>
          <table:table-cell/>
        </table:table-row>
        <table:table-row table:style-name="ro1">
          <table:table-cell office:value-type="float" office:value="74.233337">
            <text:p>74,233337</text:p>
          </table:table-cell>
          <table:table-cell office:value-type="float" office:value="0.300135">
            <text:p>0,300135</text:p>
          </table:table-cell>
          <table:table-cell/>
        </table:table-row>
        <table:table-row table:style-name="ro1">
          <table:table-cell office:value-type="float" office:value="74.266671">
            <text:p>74,266671</text:p>
          </table:table-cell>
          <table:table-cell office:value-type="float" office:value="0.314421">
            <text:p>0,314421</text:p>
          </table:table-cell>
          <table:table-cell/>
        </table:table-row>
        <table:table-row table:style-name="ro1">
          <table:table-cell office:value-type="float" office:value="74.300004">
            <text:p>74,300004</text:p>
          </table:table-cell>
          <table:table-cell office:value-type="float" office:value="0.302866">
            <text:p>0,302866</text:p>
          </table:table-cell>
          <table:table-cell/>
        </table:table-row>
        <table:table-row table:style-name="ro1">
          <table:table-cell office:value-type="float" office:value="74.333337">
            <text:p>74,333337</text:p>
          </table:table-cell>
          <table:table-cell office:value-type="float" office:value="0.302555">
            <text:p>0,302555</text:p>
          </table:table-cell>
          <table:table-cell/>
        </table:table-row>
        <table:table-row table:style-name="ro1">
          <table:table-cell office:value-type="float" office:value="74.366671">
            <text:p>74,366671</text:p>
          </table:table-cell>
          <table:table-cell office:value-type="float" office:value="0.311183">
            <text:p>0,311183</text:p>
          </table:table-cell>
          <table:table-cell/>
        </table:table-row>
        <table:table-row table:style-name="ro1">
          <table:table-cell office:value-type="float" office:value="74.400004">
            <text:p>74,400004</text:p>
          </table:table-cell>
          <table:table-cell office:value-type="float" office:value="0.298356">
            <text:p>0,298356</text:p>
          </table:table-cell>
          <table:table-cell/>
        </table:table-row>
        <table:table-row table:style-name="ro1">
          <table:table-cell office:value-type="float" office:value="74.433337">
            <text:p>74,433337</text:p>
          </table:table-cell>
          <table:table-cell office:value-type="float" office:value="0.300068">
            <text:p>0,300068</text:p>
          </table:table-cell>
          <table:table-cell/>
        </table:table-row>
        <table:table-row table:style-name="ro1">
          <table:table-cell office:value-type="float" office:value="74.466671">
            <text:p>74,466671</text:p>
          </table:table-cell>
          <table:table-cell office:value-type="float" office:value="0.307186">
            <text:p>0,307186</text:p>
          </table:table-cell>
          <table:table-cell/>
        </table:table-row>
        <table:table-row table:style-name="ro1">
          <table:table-cell office:value-type="float" office:value="74.500004">
            <text:p>74,500004</text:p>
          </table:table-cell>
          <table:table-cell office:value-type="float" office:value="0.290101">
            <text:p>0,290101</text:p>
          </table:table-cell>
          <table:table-cell/>
        </table:table-row>
        <table:table-row table:style-name="ro1">
          <table:table-cell office:value-type="float" office:value="74.533337">
            <text:p>74,533337</text:p>
          </table:table-cell>
          <table:table-cell office:value-type="float" office:value="0.298134">
            <text:p>0,298134</text:p>
          </table:table-cell>
          <table:table-cell/>
        </table:table-row>
        <table:table-row table:style-name="ro1">
          <table:table-cell office:value-type="float" office:value="74.566671">
            <text:p>74,566671</text:p>
          </table:table-cell>
          <table:table-cell office:value-type="float" office:value="0.307873">
            <text:p>0,307873</text:p>
          </table:table-cell>
          <table:table-cell/>
        </table:table-row>
        <table:table-row table:style-name="ro1">
          <table:table-cell office:value-type="float" office:value="74.600004">
            <text:p>74,600004</text:p>
          </table:table-cell>
          <table:table-cell office:value-type="float" office:value="0.308478">
            <text:p>0,308478</text:p>
          </table:table-cell>
          <table:table-cell/>
        </table:table-row>
        <table:table-row table:style-name="ro1">
          <table:table-cell office:value-type="float" office:value="74.633337">
            <text:p>74,633337</text:p>
          </table:table-cell>
          <table:table-cell office:value-type="float" office:value="0.302711">
            <text:p>0,302711</text:p>
          </table:table-cell>
          <table:table-cell/>
        </table:table-row>
        <table:table-row table:style-name="ro1">
          <table:table-cell office:value-type="float" office:value="74.666671">
            <text:p>74,666671</text:p>
          </table:table-cell>
          <table:table-cell office:value-type="float" office:value="0.309651">
            <text:p>0,309651</text:p>
          </table:table-cell>
          <table:table-cell/>
        </table:table-row>
        <table:table-row table:style-name="ro1">
          <table:table-cell office:value-type="float" office:value="74.700004">
            <text:p>74,700004</text:p>
          </table:table-cell>
          <table:table-cell office:value-type="float" office:value="0.310546">
            <text:p>0,310546</text:p>
          </table:table-cell>
          <table:table-cell/>
        </table:table-row>
        <table:table-row table:style-name="ro1">
          <table:table-cell office:value-type="float" office:value="74.733337">
            <text:p>74,733337</text:p>
          </table:table-cell>
          <table:table-cell office:value-type="float" office:value="0.289322">
            <text:p>0,289322</text:p>
          </table:table-cell>
          <table:table-cell/>
        </table:table-row>
        <table:table-row table:style-name="ro1">
          <table:table-cell office:value-type="float" office:value="74.766671">
            <text:p>74,766671</text:p>
          </table:table-cell>
          <table:table-cell office:value-type="float" office:value="0.29824">
            <text:p>0,29824</text:p>
          </table:table-cell>
          <table:table-cell/>
        </table:table-row>
        <table:table-row table:style-name="ro1">
          <table:table-cell office:value-type="float" office:value="74.800004">
            <text:p>74,800004</text:p>
          </table:table-cell>
          <table:table-cell office:value-type="float" office:value="0.291819">
            <text:p>0,291819</text:p>
          </table:table-cell>
          <table:table-cell/>
        </table:table-row>
        <table:table-row table:style-name="ro1">
          <table:table-cell office:value-type="float" office:value="74.833337">
            <text:p>74,833337</text:p>
          </table:table-cell>
          <table:table-cell office:value-type="float" office:value="0.306416">
            <text:p>0,306416</text:p>
          </table:table-cell>
          <table:table-cell/>
        </table:table-row>
        <table:table-row table:style-name="ro1">
          <table:table-cell office:value-type="float" office:value="74.866671">
            <text:p>74,866671</text:p>
          </table:table-cell>
          <table:table-cell office:value-type="float" office:value="0.312385">
            <text:p>0,312385</text:p>
          </table:table-cell>
          <table:table-cell/>
        </table:table-row>
        <table:table-row table:style-name="ro1">
          <table:table-cell office:value-type="float" office:value="74.900004">
            <text:p>74,900004</text:p>
          </table:table-cell>
          <table:table-cell office:value-type="float" office:value="0.3038">
            <text:p>0,3038</text:p>
          </table:table-cell>
          <table:table-cell/>
        </table:table-row>
        <table:table-row table:style-name="ro1">
          <table:table-cell office:value-type="float" office:value="74.933337">
            <text:p>74,933337</text:p>
          </table:table-cell>
          <table:table-cell office:value-type="float" office:value="0.299764">
            <text:p>0,299764</text:p>
          </table:table-cell>
          <table:table-cell/>
        </table:table-row>
        <table:table-row table:style-name="ro1">
          <table:table-cell office:value-type="float" office:value="74.966671">
            <text:p>74,966671</text:p>
          </table:table-cell>
          <table:table-cell office:value-type="float" office:value="0.308618">
            <text:p>0,308618</text:p>
          </table:table-cell>
          <table:table-cell/>
        </table:table-row>
        <table:table-row table:style-name="ro1">
          <table:table-cell office:value-type="float" office:value="75.000004">
            <text:p>75,000004</text:p>
          </table:table-cell>
          <table:table-cell office:value-type="float" office:value="0.313644">
            <text:p>0,313644</text:p>
          </table:table-cell>
          <table:table-cell/>
        </table:table-row>
        <table:table-row table:style-name="ro1">
          <table:table-cell office:value-type="float" office:value="75.033337">
            <text:p>75,033337</text:p>
          </table:table-cell>
          <table:table-cell office:value-type="float" office:value="0.305253">
            <text:p>0,305253</text:p>
          </table:table-cell>
          <table:table-cell/>
        </table:table-row>
        <table:table-row table:style-name="ro1">
          <table:table-cell office:value-type="float" office:value="75.066671">
            <text:p>75,066671</text:p>
          </table:table-cell>
          <table:table-cell office:value-type="float" office:value="0.300615">
            <text:p>0,300615</text:p>
          </table:table-cell>
          <table:table-cell/>
        </table:table-row>
        <table:table-row table:style-name="ro1">
          <table:table-cell office:value-type="float" office:value="75.100004">
            <text:p>75,100004</text:p>
          </table:table-cell>
          <table:table-cell office:value-type="float" office:value="0.300652">
            <text:p>0,300652</text:p>
          </table:table-cell>
          <table:table-cell/>
        </table:table-row>
        <table:table-row table:style-name="ro1">
          <table:table-cell office:value-type="float" office:value="75.133337">
            <text:p>75,133337</text:p>
          </table:table-cell>
          <table:table-cell office:value-type="float" office:value="0.298106">
            <text:p>0,298106</text:p>
          </table:table-cell>
          <table:table-cell/>
        </table:table-row>
        <table:table-row table:style-name="ro1">
          <table:table-cell office:value-type="float" office:value="75.166671">
            <text:p>75,166671</text:p>
          </table:table-cell>
          <table:table-cell office:value-type="float" office:value="0.291525">
            <text:p>0,291525</text:p>
          </table:table-cell>
          <table:table-cell/>
        </table:table-row>
        <table:table-row table:style-name="ro1">
          <table:table-cell office:value-type="float" office:value="75.200004">
            <text:p>75,200004</text:p>
          </table:table-cell>
          <table:table-cell office:value-type="float" office:value="0.317266">
            <text:p>0,317266</text:p>
          </table:table-cell>
          <table:table-cell/>
        </table:table-row>
        <table:table-row table:style-name="ro1">
          <table:table-cell office:value-type="float" office:value="75.233337">
            <text:p>75,233337</text:p>
          </table:table-cell>
          <table:table-cell office:value-type="float" office:value="0.308466">
            <text:p>0,308466</text:p>
          </table:table-cell>
          <table:table-cell/>
        </table:table-row>
        <table:table-row table:style-name="ro1">
          <table:table-cell office:value-type="float" office:value="75.266671">
            <text:p>75,266671</text:p>
          </table:table-cell>
          <table:table-cell office:value-type="float" office:value="0.308285">
            <text:p>0,308285</text:p>
          </table:table-cell>
          <table:table-cell/>
        </table:table-row>
        <table:table-row table:style-name="ro1">
          <table:table-cell office:value-type="float" office:value="75.300004">
            <text:p>75,300004</text:p>
          </table:table-cell>
          <table:table-cell office:value-type="float" office:value="0.293385">
            <text:p>0,293385</text:p>
          </table:table-cell>
          <table:table-cell/>
        </table:table-row>
        <table:table-row table:style-name="ro1">
          <table:table-cell office:value-type="float" office:value="75.333337">
            <text:p>75,333337</text:p>
          </table:table-cell>
          <table:table-cell office:value-type="float" office:value="0.305138">
            <text:p>0,305138</text:p>
          </table:table-cell>
          <table:table-cell/>
        </table:table-row>
        <table:table-row table:style-name="ro1">
          <table:table-cell office:value-type="float" office:value="75.366671">
            <text:p>75,366671</text:p>
          </table:table-cell>
          <table:table-cell office:value-type="float" office:value="0.314711">
            <text:p>0,314711</text:p>
          </table:table-cell>
          <table:table-cell/>
        </table:table-row>
        <table:table-row table:style-name="ro1">
          <table:table-cell office:value-type="float" office:value="75.400004">
            <text:p>75,400004</text:p>
          </table:table-cell>
          <table:table-cell office:value-type="float" office:value="0.295605">
            <text:p>0,295605</text:p>
          </table:table-cell>
          <table:table-cell/>
        </table:table-row>
        <table:table-row table:style-name="ro1">
          <table:table-cell office:value-type="float" office:value="75.433337">
            <text:p>75,433337</text:p>
          </table:table-cell>
          <table:table-cell office:value-type="float" office:value="0.298313">
            <text:p>0,298313</text:p>
          </table:table-cell>
          <table:table-cell/>
        </table:table-row>
        <table:table-row table:style-name="ro1">
          <table:table-cell office:value-type="float" office:value="75.466671">
            <text:p>75,466671</text:p>
          </table:table-cell>
          <table:table-cell office:value-type="float" office:value="0.296012">
            <text:p>0,296012</text:p>
          </table:table-cell>
          <table:table-cell/>
        </table:table-row>
        <table:table-row table:style-name="ro1">
          <table:table-cell office:value-type="float" office:value="75.500004">
            <text:p>75,500004</text:p>
          </table:table-cell>
          <table:table-cell office:value-type="float" office:value="0.308516">
            <text:p>0,308516</text:p>
          </table:table-cell>
          <table:table-cell/>
        </table:table-row>
        <table:table-row table:style-name="ro1">
          <table:table-cell office:value-type="float" office:value="75.533337">
            <text:p>75,533337</text:p>
          </table:table-cell>
          <table:table-cell office:value-type="float" office:value="0.30401">
            <text:p>0,30401</text:p>
          </table:table-cell>
          <table:table-cell/>
        </table:table-row>
        <table:table-row table:style-name="ro1">
          <table:table-cell office:value-type="float" office:value="75.566671">
            <text:p>75,566671</text:p>
          </table:table-cell>
          <table:table-cell office:value-type="float" office:value="0.305242">
            <text:p>0,305242</text:p>
          </table:table-cell>
          <table:table-cell/>
        </table:table-row>
        <table:table-row table:style-name="ro1">
          <table:table-cell office:value-type="float" office:value="75.600004">
            <text:p>75,600004</text:p>
          </table:table-cell>
          <table:table-cell office:value-type="float" office:value="0.301422">
            <text:p>0,301422</text:p>
          </table:table-cell>
          <table:table-cell/>
        </table:table-row>
        <table:table-row table:style-name="ro1">
          <table:table-cell office:value-type="float" office:value="75.633337">
            <text:p>75,633337</text:p>
          </table:table-cell>
          <table:table-cell office:value-type="float" office:value="0.302299">
            <text:p>0,302299</text:p>
          </table:table-cell>
          <table:table-cell/>
        </table:table-row>
        <table:table-row table:style-name="ro1">
          <table:table-cell office:value-type="float" office:value="75.666671">
            <text:p>75,666671</text:p>
          </table:table-cell>
          <table:table-cell office:value-type="float" office:value="0.296269">
            <text:p>0,296269</text:p>
          </table:table-cell>
          <table:table-cell/>
        </table:table-row>
        <table:table-row table:style-name="ro1">
          <table:table-cell office:value-type="float" office:value="75.700004">
            <text:p>75,700004</text:p>
          </table:table-cell>
          <table:table-cell office:value-type="float" office:value="0.28657">
            <text:p>0,28657</text:p>
          </table:table-cell>
          <table:table-cell/>
        </table:table-row>
        <table:table-row table:style-name="ro1">
          <table:table-cell office:value-type="float" office:value="75.733337">
            <text:p>75,733337</text:p>
          </table:table-cell>
          <table:table-cell office:value-type="float" office:value="0.30689">
            <text:p>0,30689</text:p>
          </table:table-cell>
          <table:table-cell/>
        </table:table-row>
        <table:table-row table:style-name="ro1">
          <table:table-cell office:value-type="float" office:value="75.766671">
            <text:p>75,766671</text:p>
          </table:table-cell>
          <table:table-cell office:value-type="float" office:value="0.299677">
            <text:p>0,299677</text:p>
          </table:table-cell>
          <table:table-cell/>
        </table:table-row>
        <table:table-row table:style-name="ro1">
          <table:table-cell office:value-type="float" office:value="75.800004">
            <text:p>75,800004</text:p>
          </table:table-cell>
          <table:table-cell office:value-type="float" office:value="0.303126">
            <text:p>0,303126</text:p>
          </table:table-cell>
          <table:table-cell/>
        </table:table-row>
        <table:table-row table:style-name="ro1">
          <table:table-cell office:value-type="float" office:value="75.833337">
            <text:p>75,833337</text:p>
          </table:table-cell>
          <table:table-cell office:value-type="float" office:value="0.299315">
            <text:p>0,299315</text:p>
          </table:table-cell>
          <table:table-cell/>
        </table:table-row>
        <table:table-row table:style-name="ro1">
          <table:table-cell office:value-type="float" office:value="75.866671">
            <text:p>75,866671</text:p>
          </table:table-cell>
          <table:table-cell office:value-type="float" office:value="0.305247">
            <text:p>0,305247</text:p>
          </table:table-cell>
          <table:table-cell/>
        </table:table-row>
        <table:table-row table:style-name="ro1">
          <table:table-cell office:value-type="float" office:value="75.900004">
            <text:p>75,900004</text:p>
          </table:table-cell>
          <table:table-cell office:value-type="float" office:value="0.307996">
            <text:p>0,307996</text:p>
          </table:table-cell>
          <table:table-cell/>
        </table:table-row>
        <table:table-row table:style-name="ro1">
          <table:table-cell office:value-type="float" office:value="75.933337">
            <text:p>75,933337</text:p>
          </table:table-cell>
          <table:table-cell office:value-type="float" office:value="0.301125">
            <text:p>0,301125</text:p>
          </table:table-cell>
          <table:table-cell/>
        </table:table-row>
        <table:table-row table:style-name="ro1">
          <table:table-cell office:value-type="float" office:value="75.966671">
            <text:p>75,966671</text:p>
          </table:table-cell>
          <table:table-cell office:value-type="float" office:value="0.308716">
            <text:p>0,308716</text:p>
          </table:table-cell>
          <table:table-cell/>
        </table:table-row>
        <table:table-row table:style-name="ro1">
          <table:table-cell office:value-type="float" office:value="76.000004">
            <text:p>76,000004</text:p>
          </table:table-cell>
          <table:table-cell office:value-type="float" office:value="0.301717">
            <text:p>0,301717</text:p>
          </table:table-cell>
          <table:table-cell/>
        </table:table-row>
        <table:table-row table:style-name="ro1">
          <table:table-cell office:value-type="float" office:value="76.033337">
            <text:p>76,033337</text:p>
          </table:table-cell>
          <table:table-cell office:value-type="float" office:value="0.3106">
            <text:p>0,3106</text:p>
          </table:table-cell>
          <table:table-cell/>
        </table:table-row>
        <table:table-row table:style-name="ro1">
          <table:table-cell office:value-type="float" office:value="76.066671">
            <text:p>76,066671</text:p>
          </table:table-cell>
          <table:table-cell office:value-type="float" office:value="0.307049">
            <text:p>0,307049</text:p>
          </table:table-cell>
          <table:table-cell/>
        </table:table-row>
        <table:table-row table:style-name="ro1">
          <table:table-cell office:value-type="float" office:value="76.100004">
            <text:p>76,100004</text:p>
          </table:table-cell>
          <table:table-cell office:value-type="float" office:value="0.306056">
            <text:p>0,306056</text:p>
          </table:table-cell>
          <table:table-cell/>
        </table:table-row>
        <table:table-row table:style-name="ro1">
          <table:table-cell office:value-type="float" office:value="76.133337">
            <text:p>76,133337</text:p>
          </table:table-cell>
          <table:table-cell office:value-type="float" office:value="0.299374">
            <text:p>0,299374</text:p>
          </table:table-cell>
          <table:table-cell/>
        </table:table-row>
        <table:table-row table:style-name="ro1">
          <table:table-cell office:value-type="float" office:value="76.166671">
            <text:p>76,166671</text:p>
          </table:table-cell>
          <table:table-cell office:value-type="float" office:value="0.305697">
            <text:p>0,305697</text:p>
          </table:table-cell>
          <table:table-cell/>
        </table:table-row>
        <table:table-row table:style-name="ro1">
          <table:table-cell office:value-type="float" office:value="76.200004">
            <text:p>76,200004</text:p>
          </table:table-cell>
          <table:table-cell office:value-type="float" office:value="0.300566">
            <text:p>0,300566</text:p>
          </table:table-cell>
          <table:table-cell/>
        </table:table-row>
        <table:table-row table:style-name="ro1">
          <table:table-cell office:value-type="float" office:value="76.233337">
            <text:p>76,233337</text:p>
          </table:table-cell>
          <table:table-cell office:value-type="float" office:value="0.297975">
            <text:p>0,297975</text:p>
          </table:table-cell>
          <table:table-cell/>
        </table:table-row>
        <table:table-row table:style-name="ro1">
          <table:table-cell office:value-type="float" office:value="76.266671">
            <text:p>76,266671</text:p>
          </table:table-cell>
          <table:table-cell office:value-type="float" office:value="0.292597">
            <text:p>0,292597</text:p>
          </table:table-cell>
          <table:table-cell/>
        </table:table-row>
        <table:table-row table:style-name="ro1">
          <table:table-cell office:value-type="float" office:value="76.300004">
            <text:p>76,300004</text:p>
          </table:table-cell>
          <table:table-cell office:value-type="float" office:value="0.308566">
            <text:p>0,308566</text:p>
          </table:table-cell>
          <table:table-cell/>
        </table:table-row>
        <table:table-row table:style-name="ro1">
          <table:table-cell office:value-type="float" office:value="76.333337">
            <text:p>76,333337</text:p>
          </table:table-cell>
          <table:table-cell office:value-type="float" office:value="0.30741">
            <text:p>0,30741</text:p>
          </table:table-cell>
          <table:table-cell/>
        </table:table-row>
        <table:table-row table:style-name="ro1">
          <table:table-cell office:value-type="float" office:value="76.366671">
            <text:p>76,366671</text:p>
          </table:table-cell>
          <table:table-cell office:value-type="float" office:value="0.311149">
            <text:p>0,311149</text:p>
          </table:table-cell>
          <table:table-cell/>
        </table:table-row>
        <table:table-row table:style-name="ro1">
          <table:table-cell office:value-type="float" office:value="76.400004">
            <text:p>76,400004</text:p>
          </table:table-cell>
          <table:table-cell office:value-type="float" office:value="0.296046">
            <text:p>0,296046</text:p>
          </table:table-cell>
          <table:table-cell/>
        </table:table-row>
        <table:table-row table:style-name="ro1">
          <table:table-cell office:value-type="float" office:value="76.433337">
            <text:p>76,433337</text:p>
          </table:table-cell>
          <table:table-cell office:value-type="float" office:value="0.299503">
            <text:p>0,299503</text:p>
          </table:table-cell>
          <table:table-cell/>
        </table:table-row>
        <table:table-row table:style-name="ro1">
          <table:table-cell office:value-type="float" office:value="76.466671">
            <text:p>76,466671</text:p>
          </table:table-cell>
          <table:table-cell office:value-type="float" office:value="0.308486">
            <text:p>0,308486</text:p>
          </table:table-cell>
          <table:table-cell/>
        </table:table-row>
        <table:table-row table:style-name="ro1">
          <table:table-cell office:value-type="float" office:value="76.500004">
            <text:p>76,500004</text:p>
          </table:table-cell>
          <table:table-cell office:value-type="float" office:value="0.282163">
            <text:p>0,282163</text:p>
          </table:table-cell>
          <table:table-cell/>
        </table:table-row>
        <table:table-row table:style-name="ro1">
          <table:table-cell office:value-type="float" office:value="76.533337">
            <text:p>76,533337</text:p>
          </table:table-cell>
          <table:table-cell office:value-type="float" office:value="0.300747">
            <text:p>0,300747</text:p>
          </table:table-cell>
          <table:table-cell/>
        </table:table-row>
        <table:table-row table:style-name="ro1">
          <table:table-cell office:value-type="float" office:value="76.566671">
            <text:p>76,566671</text:p>
          </table:table-cell>
          <table:table-cell office:value-type="float" office:value="0.298823">
            <text:p>0,298823</text:p>
          </table:table-cell>
          <table:table-cell/>
        </table:table-row>
        <table:table-row table:style-name="ro1">
          <table:table-cell office:value-type="float" office:value="76.600004">
            <text:p>76,600004</text:p>
          </table:table-cell>
          <table:table-cell office:value-type="float" office:value="0.291272">
            <text:p>0,291272</text:p>
          </table:table-cell>
          <table:table-cell/>
        </table:table-row>
        <table:table-row table:style-name="ro1">
          <table:table-cell office:value-type="float" office:value="76.633337">
            <text:p>76,633337</text:p>
          </table:table-cell>
          <table:table-cell office:value-type="float" office:value="0.292932">
            <text:p>0,292932</text:p>
          </table:table-cell>
          <table:table-cell/>
        </table:table-row>
        <table:table-row table:style-name="ro1">
          <table:table-cell office:value-type="float" office:value="76.666671">
            <text:p>76,666671</text:p>
          </table:table-cell>
          <table:table-cell office:value-type="float" office:value="0.309772">
            <text:p>0,309772</text:p>
          </table:table-cell>
          <table:table-cell/>
        </table:table-row>
        <table:table-row table:style-name="ro1">
          <table:table-cell office:value-type="float" office:value="76.700004">
            <text:p>76,700004</text:p>
          </table:table-cell>
          <table:table-cell office:value-type="float" office:value="0.303459">
            <text:p>0,303459</text:p>
          </table:table-cell>
          <table:table-cell/>
        </table:table-row>
        <table:table-row table:style-name="ro1">
          <table:table-cell office:value-type="float" office:value="76.733337">
            <text:p>76,733337</text:p>
          </table:table-cell>
          <table:table-cell office:value-type="float" office:value="0.302977">
            <text:p>0,302977</text:p>
          </table:table-cell>
          <table:table-cell/>
        </table:table-row>
        <table:table-row table:style-name="ro1">
          <table:table-cell office:value-type="float" office:value="76.766671">
            <text:p>76,766671</text:p>
          </table:table-cell>
          <table:table-cell office:value-type="float" office:value="0.292">
            <text:p>0,292</text:p>
          </table:table-cell>
          <table:table-cell/>
        </table:table-row>
        <table:table-row table:style-name="ro1">
          <table:table-cell office:value-type="float" office:value="76.800004">
            <text:p>76,800004</text:p>
          </table:table-cell>
          <table:table-cell office:value-type="float" office:value="0.304654">
            <text:p>0,304654</text:p>
          </table:table-cell>
          <table:table-cell/>
        </table:table-row>
        <table:table-row table:style-name="ro1">
          <table:table-cell office:value-type="float" office:value="76.833337">
            <text:p>76,833337</text:p>
          </table:table-cell>
          <table:table-cell office:value-type="float" office:value="0.305635">
            <text:p>0,305635</text:p>
          </table:table-cell>
          <table:table-cell/>
        </table:table-row>
        <table:table-row table:style-name="ro1">
          <table:table-cell office:value-type="float" office:value="76.866671">
            <text:p>76,866671</text:p>
          </table:table-cell>
          <table:table-cell office:value-type="float" office:value="0.299866">
            <text:p>0,299866</text:p>
          </table:table-cell>
          <table:table-cell/>
        </table:table-row>
        <table:table-row table:style-name="ro1">
          <table:table-cell office:value-type="float" office:value="76.900004">
            <text:p>76,900004</text:p>
          </table:table-cell>
          <table:table-cell office:value-type="float" office:value="0.301112">
            <text:p>0,301112</text:p>
          </table:table-cell>
          <table:table-cell/>
        </table:table-row>
        <table:table-row table:style-name="ro1">
          <table:table-cell office:value-type="float" office:value="76.933337">
            <text:p>76,933337</text:p>
          </table:table-cell>
          <table:table-cell office:value-type="float" office:value="0.300294">
            <text:p>0,300294</text:p>
          </table:table-cell>
          <table:table-cell/>
        </table:table-row>
        <table:table-row table:style-name="ro1">
          <table:table-cell office:value-type="float" office:value="76.966671">
            <text:p>76,966671</text:p>
          </table:table-cell>
          <table:table-cell office:value-type="float" office:value="0.310615">
            <text:p>0,310615</text:p>
          </table:table-cell>
          <table:table-cell/>
        </table:table-row>
        <table:table-row table:style-name="ro1">
          <table:table-cell office:value-type="float" office:value="77.000004">
            <text:p>77,000004</text:p>
          </table:table-cell>
          <table:table-cell office:value-type="float" office:value="0.301242">
            <text:p>0,301242</text:p>
          </table:table-cell>
          <table:table-cell/>
        </table:table-row>
        <table:table-row table:style-name="ro1">
          <table:table-cell office:value-type="float" office:value="77.033337">
            <text:p>77,033337</text:p>
          </table:table-cell>
          <table:table-cell office:value-type="float" office:value="0.304192">
            <text:p>0,304192</text:p>
          </table:table-cell>
          <table:table-cell/>
        </table:table-row>
        <table:table-row table:style-name="ro1">
          <table:table-cell office:value-type="float" office:value="77.066671">
            <text:p>77,066671</text:p>
          </table:table-cell>
          <table:table-cell office:value-type="float" office:value="0.298991">
            <text:p>0,298991</text:p>
          </table:table-cell>
          <table:table-cell/>
        </table:table-row>
        <table:table-row table:style-name="ro1">
          <table:table-cell office:value-type="float" office:value="77.100004">
            <text:p>77,100004</text:p>
          </table:table-cell>
          <table:table-cell office:value-type="float" office:value="0.298756">
            <text:p>0,298756</text:p>
          </table:table-cell>
          <table:table-cell/>
        </table:table-row>
        <table:table-row table:style-name="ro1">
          <table:table-cell office:value-type="float" office:value="77.133337">
            <text:p>77,133337</text:p>
          </table:table-cell>
          <table:table-cell office:value-type="float" office:value="0.299611">
            <text:p>0,299611</text:p>
          </table:table-cell>
          <table:table-cell/>
        </table:table-row>
        <table:table-row table:style-name="ro1">
          <table:table-cell office:value-type="float" office:value="77.166671">
            <text:p>77,166671</text:p>
          </table:table-cell>
          <table:table-cell office:value-type="float" office:value="0.279655">
            <text:p>0,279655</text:p>
          </table:table-cell>
          <table:table-cell/>
        </table:table-row>
        <table:table-row table:style-name="ro1">
          <table:table-cell office:value-type="float" office:value="77.200004">
            <text:p>77,200004</text:p>
          </table:table-cell>
          <table:table-cell office:value-type="float" office:value="0.291996">
            <text:p>0,291996</text:p>
          </table:table-cell>
          <table:table-cell/>
        </table:table-row>
        <table:table-row table:style-name="ro1">
          <table:table-cell office:value-type="float" office:value="77.233337">
            <text:p>77,233337</text:p>
          </table:table-cell>
          <table:table-cell office:value-type="float" office:value="0.31223">
            <text:p>0,31223</text:p>
          </table:table-cell>
          <table:table-cell/>
        </table:table-row>
        <table:table-row table:style-name="ro1">
          <table:table-cell office:value-type="float" office:value="77.266671">
            <text:p>77,266671</text:p>
          </table:table-cell>
          <table:table-cell office:value-type="float" office:value="0.314334">
            <text:p>0,314334</text:p>
          </table:table-cell>
          <table:table-cell/>
        </table:table-row>
        <table:table-row table:style-name="ro1">
          <table:table-cell office:value-type="float" office:value="77.300004">
            <text:p>77,300004</text:p>
          </table:table-cell>
          <table:table-cell office:value-type="float" office:value="0.30669">
            <text:p>0,30669</text:p>
          </table:table-cell>
          <table:table-cell/>
        </table:table-row>
        <table:table-row table:style-name="ro1">
          <table:table-cell office:value-type="float" office:value="77.333337">
            <text:p>77,333337</text:p>
          </table:table-cell>
          <table:table-cell office:value-type="float" office:value="0.293817">
            <text:p>0,293817</text:p>
          </table:table-cell>
          <table:table-cell/>
        </table:table-row>
        <table:table-row table:style-name="ro1">
          <table:table-cell office:value-type="float" office:value="77.366671">
            <text:p>77,366671</text:p>
          </table:table-cell>
          <table:table-cell office:value-type="float" office:value="0.304395">
            <text:p>0,304395</text:p>
          </table:table-cell>
          <table:table-cell/>
        </table:table-row>
        <table:table-row table:style-name="ro1">
          <table:table-cell office:value-type="float" office:value="77.400004">
            <text:p>77,400004</text:p>
          </table:table-cell>
          <table:table-cell office:value-type="float" office:value="0.304573">
            <text:p>0,304573</text:p>
          </table:table-cell>
          <table:table-cell/>
        </table:table-row>
        <table:table-row table:style-name="ro1">
          <table:table-cell office:value-type="float" office:value="77.433337">
            <text:p>77,433337</text:p>
          </table:table-cell>
          <table:table-cell office:value-type="float" office:value="0.303024">
            <text:p>0,303024</text:p>
          </table:table-cell>
          <table:table-cell/>
        </table:table-row>
        <table:table-row table:style-name="ro1">
          <table:table-cell office:value-type="float" office:value="77.466671">
            <text:p>77,466671</text:p>
          </table:table-cell>
          <table:table-cell office:value-type="float" office:value="0.297151">
            <text:p>0,297151</text:p>
          </table:table-cell>
          <table:table-cell/>
        </table:table-row>
        <table:table-row table:style-name="ro1">
          <table:table-cell office:value-type="float" office:value="77.500004">
            <text:p>77,500004</text:p>
          </table:table-cell>
          <table:table-cell office:value-type="float" office:value="0.317075">
            <text:p>0,317075</text:p>
          </table:table-cell>
          <table:table-cell/>
        </table:table-row>
        <table:table-row table:style-name="ro1">
          <table:table-cell office:value-type="float" office:value="77.533337">
            <text:p>77,533337</text:p>
          </table:table-cell>
          <table:table-cell office:value-type="float" office:value="0.302104">
            <text:p>0,302104</text:p>
          </table:table-cell>
          <table:table-cell/>
        </table:table-row>
        <table:table-row table:style-name="ro1">
          <table:table-cell office:value-type="float" office:value="77.566671">
            <text:p>77,566671</text:p>
          </table:table-cell>
          <table:table-cell office:value-type="float" office:value="0.308313">
            <text:p>0,308313</text:p>
          </table:table-cell>
          <table:table-cell/>
        </table:table-row>
        <table:table-row table:style-name="ro1">
          <table:table-cell office:value-type="float" office:value="77.600004">
            <text:p>77,600004</text:p>
          </table:table-cell>
          <table:table-cell office:value-type="float" office:value="0.295218">
            <text:p>0,295218</text:p>
          </table:table-cell>
          <table:table-cell/>
        </table:table-row>
        <table:table-row table:style-name="ro1">
          <table:table-cell office:value-type="float" office:value="77.633337">
            <text:p>77,633337</text:p>
          </table:table-cell>
          <table:table-cell office:value-type="float" office:value="0.304501">
            <text:p>0,304501</text:p>
          </table:table-cell>
          <table:table-cell/>
        </table:table-row>
        <table:table-row table:style-name="ro1">
          <table:table-cell office:value-type="float" office:value="77.666671">
            <text:p>77,666671</text:p>
          </table:table-cell>
          <table:table-cell office:value-type="float" office:value="0.297085">
            <text:p>0,297085</text:p>
          </table:table-cell>
          <table:table-cell/>
        </table:table-row>
        <table:table-row table:style-name="ro1">
          <table:table-cell office:value-type="float" office:value="77.700004">
            <text:p>77,700004</text:p>
          </table:table-cell>
          <table:table-cell office:value-type="float" office:value="0.302218">
            <text:p>0,302218</text:p>
          </table:table-cell>
          <table:table-cell/>
        </table:table-row>
        <table:table-row table:style-name="ro1">
          <table:table-cell office:value-type="float" office:value="77.733337">
            <text:p>77,733337</text:p>
          </table:table-cell>
          <table:table-cell office:value-type="float" office:value="0.3004">
            <text:p>0,3004</text:p>
          </table:table-cell>
          <table:table-cell/>
        </table:table-row>
        <table:table-row table:style-name="ro1">
          <table:table-cell office:value-type="float" office:value="77.766671">
            <text:p>77,766671</text:p>
          </table:table-cell>
          <table:table-cell office:value-type="float" office:value="0.293359">
            <text:p>0,293359</text:p>
          </table:table-cell>
          <table:table-cell/>
        </table:table-row>
        <table:table-row table:style-name="ro1">
          <table:table-cell office:value-type="float" office:value="77.800004">
            <text:p>77,800004</text:p>
          </table:table-cell>
          <table:table-cell office:value-type="float" office:value="0.297305">
            <text:p>0,297305</text:p>
          </table:table-cell>
          <table:table-cell/>
        </table:table-row>
        <table:table-row table:style-name="ro1">
          <table:table-cell office:value-type="float" office:value="77.833337">
            <text:p>77,833337</text:p>
          </table:table-cell>
          <table:table-cell office:value-type="float" office:value="0.302827">
            <text:p>0,302827</text:p>
          </table:table-cell>
          <table:table-cell/>
        </table:table-row>
        <table:table-row table:style-name="ro1">
          <table:table-cell office:value-type="float" office:value="77.866671">
            <text:p>77,866671</text:p>
          </table:table-cell>
          <table:table-cell office:value-type="float" office:value="0.309658">
            <text:p>0,309658</text:p>
          </table:table-cell>
          <table:table-cell/>
        </table:table-row>
        <table:table-row table:style-name="ro1">
          <table:table-cell office:value-type="float" office:value="77.900004">
            <text:p>77,900004</text:p>
          </table:table-cell>
          <table:table-cell office:value-type="float" office:value="0.311963">
            <text:p>0,311963</text:p>
          </table:table-cell>
          <table:table-cell/>
        </table:table-row>
        <table:table-row table:style-name="ro1">
          <table:table-cell office:value-type="float" office:value="77.933337">
            <text:p>77,933337</text:p>
          </table:table-cell>
          <table:table-cell office:value-type="float" office:value="0.301497">
            <text:p>0,301497</text:p>
          </table:table-cell>
          <table:table-cell/>
        </table:table-row>
        <table:table-row table:style-name="ro1">
          <table:table-cell office:value-type="float" office:value="77.966671">
            <text:p>77,966671</text:p>
          </table:table-cell>
          <table:table-cell office:value-type="float" office:value="0.294265">
            <text:p>0,294265</text:p>
          </table:table-cell>
          <table:table-cell/>
        </table:table-row>
        <table:table-row table:style-name="ro1">
          <table:table-cell office:value-type="float" office:value="78.000004">
            <text:p>78,000004</text:p>
          </table:table-cell>
          <table:table-cell office:value-type="float" office:value="0.319759">
            <text:p>0,319759</text:p>
          </table:table-cell>
          <table:table-cell/>
        </table:table-row>
        <table:table-row table:style-name="ro1">
          <table:table-cell office:value-type="float" office:value="78.033337">
            <text:p>78,033337</text:p>
          </table:table-cell>
          <table:table-cell office:value-type="float" office:value="0.298593">
            <text:p>0,298593</text:p>
          </table:table-cell>
          <table:table-cell/>
        </table:table-row>
        <table:table-row table:style-name="ro1">
          <table:table-cell office:value-type="float" office:value="78.066671">
            <text:p>78,066671</text:p>
          </table:table-cell>
          <table:table-cell office:value-type="float" office:value="0.319017">
            <text:p>0,319017</text:p>
          </table:table-cell>
          <table:table-cell/>
        </table:table-row>
        <table:table-row table:style-name="ro1">
          <table:table-cell office:value-type="float" office:value="78.100004">
            <text:p>78,100004</text:p>
          </table:table-cell>
          <table:table-cell office:value-type="float" office:value="0.293358">
            <text:p>0,293358</text:p>
          </table:table-cell>
          <table:table-cell/>
        </table:table-row>
        <table:table-row table:style-name="ro1">
          <table:table-cell office:value-type="float" office:value="78.133337">
            <text:p>78,133337</text:p>
          </table:table-cell>
          <table:table-cell office:value-type="float" office:value="0.303391">
            <text:p>0,303391</text:p>
          </table:table-cell>
          <table:table-cell/>
        </table:table-row>
        <table:table-row table:style-name="ro1">
          <table:table-cell office:value-type="float" office:value="78.166671">
            <text:p>78,166671</text:p>
          </table:table-cell>
          <table:table-cell office:value-type="float" office:value="0.292967">
            <text:p>0,292967</text:p>
          </table:table-cell>
          <table:table-cell/>
        </table:table-row>
        <table:table-row table:style-name="ro1">
          <table:table-cell office:value-type="float" office:value="78.200004">
            <text:p>78,200004</text:p>
          </table:table-cell>
          <table:table-cell office:value-type="float" office:value="0.301059">
            <text:p>0,301059</text:p>
          </table:table-cell>
          <table:table-cell/>
        </table:table-row>
        <table:table-row table:style-name="ro1">
          <table:table-cell office:value-type="float" office:value="78.233337">
            <text:p>78,233337</text:p>
          </table:table-cell>
          <table:table-cell office:value-type="float" office:value="0.298215">
            <text:p>0,298215</text:p>
          </table:table-cell>
          <table:table-cell/>
        </table:table-row>
        <table:table-row table:style-name="ro1">
          <table:table-cell office:value-type="float" office:value="78.266671">
            <text:p>78,266671</text:p>
          </table:table-cell>
          <table:table-cell office:value-type="float" office:value="0.315666">
            <text:p>0,315666</text:p>
          </table:table-cell>
          <table:table-cell/>
        </table:table-row>
        <table:table-row table:style-name="ro1">
          <table:table-cell office:value-type="float" office:value="78.300004">
            <text:p>78,300004</text:p>
          </table:table-cell>
          <table:table-cell office:value-type="float" office:value="0.303849">
            <text:p>0,303849</text:p>
          </table:table-cell>
          <table:table-cell/>
        </table:table-row>
        <table:table-row table:style-name="ro1">
          <table:table-cell office:value-type="float" office:value="78.333337">
            <text:p>78,333337</text:p>
          </table:table-cell>
          <table:table-cell office:value-type="float" office:value="0.308989">
            <text:p>0,308989</text:p>
          </table:table-cell>
          <table:table-cell/>
        </table:table-row>
        <table:table-row table:style-name="ro1">
          <table:table-cell office:value-type="float" office:value="78.366671">
            <text:p>78,366671</text:p>
          </table:table-cell>
          <table:table-cell office:value-type="float" office:value="0.309185">
            <text:p>0,309185</text:p>
          </table:table-cell>
          <table:table-cell/>
        </table:table-row>
        <table:table-row table:style-name="ro1">
          <table:table-cell office:value-type="float" office:value="78.400004">
            <text:p>78,400004</text:p>
          </table:table-cell>
          <table:table-cell office:value-type="float" office:value="0.300931">
            <text:p>0,300931</text:p>
          </table:table-cell>
          <table:table-cell/>
        </table:table-row>
        <table:table-row table:style-name="ro1">
          <table:table-cell office:value-type="float" office:value="78.433337">
            <text:p>78,433337</text:p>
          </table:table-cell>
          <table:table-cell office:value-type="float" office:value="0.30374">
            <text:p>0,30374</text:p>
          </table:table-cell>
          <table:table-cell/>
        </table:table-row>
        <table:table-row table:style-name="ro1">
          <table:table-cell office:value-type="float" office:value="78.466671">
            <text:p>78,466671</text:p>
          </table:table-cell>
          <table:table-cell office:value-type="float" office:value="0.305227">
            <text:p>0,305227</text:p>
          </table:table-cell>
          <table:table-cell/>
        </table:table-row>
        <table:table-row table:style-name="ro1">
          <table:table-cell office:value-type="float" office:value="78.500004">
            <text:p>78,500004</text:p>
          </table:table-cell>
          <table:table-cell office:value-type="float" office:value="0.298291">
            <text:p>0,298291</text:p>
          </table:table-cell>
          <table:table-cell/>
        </table:table-row>
        <table:table-row table:style-name="ro1">
          <table:table-cell office:value-type="float" office:value="78.533337">
            <text:p>78,533337</text:p>
          </table:table-cell>
          <table:table-cell office:value-type="float" office:value="0.29635">
            <text:p>0,29635</text:p>
          </table:table-cell>
          <table:table-cell/>
        </table:table-row>
        <table:table-row table:style-name="ro1">
          <table:table-cell office:value-type="float" office:value="78.566671">
            <text:p>78,566671</text:p>
          </table:table-cell>
          <table:table-cell office:value-type="float" office:value="0.31823">
            <text:p>0,31823</text:p>
          </table:table-cell>
          <table:table-cell/>
        </table:table-row>
        <table:table-row table:style-name="ro1">
          <table:table-cell office:value-type="float" office:value="78.600004">
            <text:p>78,600004</text:p>
          </table:table-cell>
          <table:table-cell office:value-type="float" office:value="0.296524">
            <text:p>0,296524</text:p>
          </table:table-cell>
          <table:table-cell/>
        </table:table-row>
        <table:table-row table:style-name="ro1">
          <table:table-cell office:value-type="float" office:value="78.633337">
            <text:p>78,633337</text:p>
          </table:table-cell>
          <table:table-cell office:value-type="float" office:value="0.300994">
            <text:p>0,300994</text:p>
          </table:table-cell>
          <table:table-cell/>
        </table:table-row>
        <table:table-row table:style-name="ro1">
          <table:table-cell office:value-type="float" office:value="78.666671">
            <text:p>78,666671</text:p>
          </table:table-cell>
          <table:table-cell office:value-type="float" office:value="0.314474">
            <text:p>0,314474</text:p>
          </table:table-cell>
          <table:table-cell/>
        </table:table-row>
        <table:table-row table:style-name="ro1">
          <table:table-cell office:value-type="float" office:value="78.700004">
            <text:p>78,700004</text:p>
          </table:table-cell>
          <table:table-cell office:value-type="float" office:value="0.287957">
            <text:p>0,287957</text:p>
          </table:table-cell>
          <table:table-cell/>
        </table:table-row>
        <table:table-row table:style-name="ro1">
          <table:table-cell office:value-type="float" office:value="78.733337">
            <text:p>78,733337</text:p>
          </table:table-cell>
          <table:table-cell office:value-type="float" office:value="0.290755">
            <text:p>0,290755</text:p>
          </table:table-cell>
          <table:table-cell/>
        </table:table-row>
        <table:table-row table:style-name="ro1">
          <table:table-cell office:value-type="float" office:value="78.766671">
            <text:p>78,766671</text:p>
          </table:table-cell>
          <table:table-cell office:value-type="float" office:value="0.299368">
            <text:p>0,299368</text:p>
          </table:table-cell>
          <table:table-cell/>
        </table:table-row>
        <table:table-row table:style-name="ro1">
          <table:table-cell office:value-type="float" office:value="78.800004">
            <text:p>78,800004</text:p>
          </table:table-cell>
          <table:table-cell office:value-type="float" office:value="0.302642">
            <text:p>0,302642</text:p>
          </table:table-cell>
          <table:table-cell/>
        </table:table-row>
        <table:table-row table:style-name="ro1">
          <table:table-cell office:value-type="float" office:value="78.833337">
            <text:p>78,833337</text:p>
          </table:table-cell>
          <table:table-cell office:value-type="float" office:value="0.292627">
            <text:p>0,292627</text:p>
          </table:table-cell>
          <table:table-cell/>
        </table:table-row>
        <table:table-row table:style-name="ro1">
          <table:table-cell office:value-type="float" office:value="78.866671">
            <text:p>78,866671</text:p>
          </table:table-cell>
          <table:table-cell office:value-type="float" office:value="0.299764">
            <text:p>0,299764</text:p>
          </table:table-cell>
          <table:table-cell/>
        </table:table-row>
        <table:table-row table:style-name="ro1">
          <table:table-cell office:value-type="float" office:value="78.900004">
            <text:p>78,900004</text:p>
          </table:table-cell>
          <table:table-cell office:value-type="float" office:value="0.311578">
            <text:p>0,311578</text:p>
          </table:table-cell>
          <table:table-cell/>
        </table:table-row>
        <table:table-row table:style-name="ro1">
          <table:table-cell office:value-type="float" office:value="78.933337">
            <text:p>78,933337</text:p>
          </table:table-cell>
          <table:table-cell office:value-type="float" office:value="0.303459">
            <text:p>0,303459</text:p>
          </table:table-cell>
          <table:table-cell/>
        </table:table-row>
        <table:table-row table:style-name="ro1">
          <table:table-cell office:value-type="float" office:value="78.966671">
            <text:p>78,966671</text:p>
          </table:table-cell>
          <table:table-cell office:value-type="float" office:value="0.292959">
            <text:p>0,292959</text:p>
          </table:table-cell>
          <table:table-cell/>
        </table:table-row>
        <table:table-row table:style-name="ro1">
          <table:table-cell office:value-type="float" office:value="79.000004">
            <text:p>79,000004</text:p>
          </table:table-cell>
          <table:table-cell office:value-type="float" office:value="0.311358">
            <text:p>0,311358</text:p>
          </table:table-cell>
          <table:table-cell/>
        </table:table-row>
        <table:table-row table:style-name="ro1">
          <table:table-cell office:value-type="float" office:value="79.033337">
            <text:p>79,033337</text:p>
          </table:table-cell>
          <table:table-cell office:value-type="float" office:value="0.303494">
            <text:p>0,303494</text:p>
          </table:table-cell>
          <table:table-cell/>
        </table:table-row>
        <table:table-row table:style-name="ro1">
          <table:table-cell office:value-type="float" office:value="79.066671">
            <text:p>79,066671</text:p>
          </table:table-cell>
          <table:table-cell office:value-type="float" office:value="0.300915">
            <text:p>0,300915</text:p>
          </table:table-cell>
          <table:table-cell/>
        </table:table-row>
        <table:table-row table:style-name="ro1">
          <table:table-cell office:value-type="float" office:value="79.100004">
            <text:p>79,100004</text:p>
          </table:table-cell>
          <table:table-cell office:value-type="float" office:value="0.298698">
            <text:p>0,298698</text:p>
          </table:table-cell>
          <table:table-cell/>
        </table:table-row>
        <table:table-row table:style-name="ro1">
          <table:table-cell office:value-type="float" office:value="79.133337">
            <text:p>79,133337</text:p>
          </table:table-cell>
          <table:table-cell office:value-type="float" office:value="0.293078">
            <text:p>0,293078</text:p>
          </table:table-cell>
          <table:table-cell/>
        </table:table-row>
        <table:table-row table:style-name="ro1">
          <table:table-cell office:value-type="float" office:value="79.166671">
            <text:p>79,166671</text:p>
          </table:table-cell>
          <table:table-cell office:value-type="float" office:value="0.294203">
            <text:p>0,294203</text:p>
          </table:table-cell>
          <table:table-cell/>
        </table:table-row>
        <table:table-row table:style-name="ro1">
          <table:table-cell office:value-type="float" office:value="79.200004">
            <text:p>79,200004</text:p>
          </table:table-cell>
          <table:table-cell office:value-type="float" office:value="0.301842">
            <text:p>0,301842</text:p>
          </table:table-cell>
          <table:table-cell/>
        </table:table-row>
        <table:table-row table:style-name="ro1">
          <table:table-cell office:value-type="float" office:value="79.233337">
            <text:p>79,233337</text:p>
          </table:table-cell>
          <table:table-cell office:value-type="float" office:value="0.292745">
            <text:p>0,292745</text:p>
          </table:table-cell>
          <table:table-cell/>
        </table:table-row>
        <table:table-row table:style-name="ro1">
          <table:table-cell office:value-type="float" office:value="79.266671">
            <text:p>79,266671</text:p>
          </table:table-cell>
          <table:table-cell office:value-type="float" office:value="0.290048">
            <text:p>0,290048</text:p>
          </table:table-cell>
          <table:table-cell/>
        </table:table-row>
        <table:table-row table:style-name="ro1">
          <table:table-cell office:value-type="float" office:value="79.300004">
            <text:p>79,300004</text:p>
          </table:table-cell>
          <table:table-cell office:value-type="float" office:value="0.308424">
            <text:p>0,308424</text:p>
          </table:table-cell>
          <table:table-cell/>
        </table:table-row>
        <table:table-row table:style-name="ro1">
          <table:table-cell office:value-type="float" office:value="79.333337">
            <text:p>79,333337</text:p>
          </table:table-cell>
          <table:table-cell office:value-type="float" office:value="0.300476">
            <text:p>0,300476</text:p>
          </table:table-cell>
          <table:table-cell/>
        </table:table-row>
        <table:table-row table:style-name="ro1">
          <table:table-cell office:value-type="float" office:value="79.366671">
            <text:p>79,366671</text:p>
          </table:table-cell>
          <table:table-cell office:value-type="float" office:value="0.304752">
            <text:p>0,304752</text:p>
          </table:table-cell>
          <table:table-cell/>
        </table:table-row>
        <table:table-row table:style-name="ro1">
          <table:table-cell office:value-type="float" office:value="79.400004">
            <text:p>79,400004</text:p>
          </table:table-cell>
          <table:table-cell office:value-type="float" office:value="0.292391">
            <text:p>0,292391</text:p>
          </table:table-cell>
          <table:table-cell/>
        </table:table-row>
        <table:table-row table:style-name="ro1">
          <table:table-cell office:value-type="float" office:value="79.433337">
            <text:p>79,433337</text:p>
          </table:table-cell>
          <table:table-cell office:value-type="float" office:value="0.297917">
            <text:p>0,297917</text:p>
          </table:table-cell>
          <table:table-cell/>
        </table:table-row>
        <table:table-row table:style-name="ro1">
          <table:table-cell office:value-type="float" office:value="79.466671">
            <text:p>79,466671</text:p>
          </table:table-cell>
          <table:table-cell office:value-type="float" office:value="0.288029">
            <text:p>0,288029</text:p>
          </table:table-cell>
          <table:table-cell/>
        </table:table-row>
        <table:table-row table:style-name="ro1">
          <table:table-cell office:value-type="float" office:value="79.500004">
            <text:p>79,500004</text:p>
          </table:table-cell>
          <table:table-cell office:value-type="float" office:value="0.300725">
            <text:p>0,300725</text:p>
          </table:table-cell>
          <table:table-cell/>
        </table:table-row>
        <table:table-row table:style-name="ro1">
          <table:table-cell office:value-type="float" office:value="79.533337">
            <text:p>79,533337</text:p>
          </table:table-cell>
          <table:table-cell office:value-type="float" office:value="0.299534">
            <text:p>0,299534</text:p>
          </table:table-cell>
          <table:table-cell/>
        </table:table-row>
        <table:table-row table:style-name="ro1">
          <table:table-cell office:value-type="float" office:value="79.566671">
            <text:p>79,566671</text:p>
          </table:table-cell>
          <table:table-cell office:value-type="float" office:value="0.303415">
            <text:p>0,303415</text:p>
          </table:table-cell>
          <table:table-cell/>
        </table:table-row>
        <table:table-row table:style-name="ro1">
          <table:table-cell office:value-type="float" office:value="79.600004">
            <text:p>79,600004</text:p>
          </table:table-cell>
          <table:table-cell office:value-type="float" office:value="0.316207">
            <text:p>0,316207</text:p>
          </table:table-cell>
          <table:table-cell/>
        </table:table-row>
        <table:table-row table:style-name="ro1">
          <table:table-cell office:value-type="float" office:value="79.633337">
            <text:p>79,633337</text:p>
          </table:table-cell>
          <table:table-cell office:value-type="float" office:value="0.308154">
            <text:p>0,308154</text:p>
          </table:table-cell>
          <table:table-cell/>
        </table:table-row>
        <table:table-row table:style-name="ro1">
          <table:table-cell office:value-type="float" office:value="79.666671">
            <text:p>79,666671</text:p>
          </table:table-cell>
          <table:table-cell office:value-type="float" office:value="0.295348">
            <text:p>0,295348</text:p>
          </table:table-cell>
          <table:table-cell/>
        </table:table-row>
        <table:table-row table:style-name="ro1">
          <table:table-cell office:value-type="float" office:value="79.700004">
            <text:p>79,700004</text:p>
          </table:table-cell>
          <table:table-cell office:value-type="float" office:value="0.297262">
            <text:p>0,297262</text:p>
          </table:table-cell>
          <table:table-cell/>
        </table:table-row>
        <table:table-row table:style-name="ro1">
          <table:table-cell office:value-type="float" office:value="79.733337">
            <text:p>79,733337</text:p>
          </table:table-cell>
          <table:table-cell office:value-type="float" office:value="0.308309">
            <text:p>0,308309</text:p>
          </table:table-cell>
          <table:table-cell/>
        </table:table-row>
        <table:table-row table:style-name="ro1">
          <table:table-cell office:value-type="float" office:value="79.766671">
            <text:p>79,766671</text:p>
          </table:table-cell>
          <table:table-cell office:value-type="float" office:value="0.302012">
            <text:p>0,302012</text:p>
          </table:table-cell>
          <table:table-cell/>
        </table:table-row>
        <table:table-row table:style-name="ro1">
          <table:table-cell office:value-type="float" office:value="79.800004">
            <text:p>79,800004</text:p>
          </table:table-cell>
          <table:table-cell office:value-type="float" office:value="0.311665">
            <text:p>0,311665</text:p>
          </table:table-cell>
          <table:table-cell/>
        </table:table-row>
        <table:table-row table:style-name="ro1">
          <table:table-cell office:value-type="float" office:value="79.833337">
            <text:p>79,833337</text:p>
          </table:table-cell>
          <table:table-cell office:value-type="float" office:value="0.30364">
            <text:p>0,30364</text:p>
          </table:table-cell>
          <table:table-cell/>
        </table:table-row>
        <table:table-row table:style-name="ro1">
          <table:table-cell office:value-type="float" office:value="79.866671">
            <text:p>79,866671</text:p>
          </table:table-cell>
          <table:table-cell office:value-type="float" office:value="0.308593">
            <text:p>0,308593</text:p>
          </table:table-cell>
          <table:table-cell/>
        </table:table-row>
        <table:table-row table:style-name="ro1">
          <table:table-cell office:value-type="float" office:value="79.900004">
            <text:p>79,900004</text:p>
          </table:table-cell>
          <table:table-cell office:value-type="float" office:value="0.308619">
            <text:p>0,308619</text:p>
          </table:table-cell>
          <table:table-cell/>
        </table:table-row>
        <table:table-row table:style-name="ro1">
          <table:table-cell office:value-type="float" office:value="79.933338">
            <text:p>79,933338</text:p>
          </table:table-cell>
          <table:table-cell office:value-type="float" office:value="0.299641">
            <text:p>0,299641</text:p>
          </table:table-cell>
          <table:table-cell/>
        </table:table-row>
        <table:table-row table:style-name="ro1">
          <table:table-cell office:value-type="float" office:value="79.966671">
            <text:p>79,966671</text:p>
          </table:table-cell>
          <table:table-cell office:value-type="float" office:value="0.316139">
            <text:p>0,316139</text:p>
          </table:table-cell>
          <table:table-cell/>
        </table:table-row>
        <table:table-row table:style-name="ro1">
          <table:table-cell office:value-type="float" office:value="80.000004">
            <text:p>80,000004</text:p>
          </table:table-cell>
          <table:table-cell office:value-type="float" office:value="0.294944">
            <text:p>0,294944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V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V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6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5">15/09/2010</text:date>, <text:time>03:19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9-15T03:19:37</dc:date>
    <meta:document-statistic meta:table-count="1" meta:cell-count="4829" meta:object-count="1"/>
    <meta:generator>OpenOffice.org/3.2$Unix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555cm" svg:height="13.1cm" xlink:href=".." chart:class="chart:scatter" chart:style-name="ch1">
        <chart:legend chart:legend-position="end" svg:x="19.283cm" svg:y="6.268cm" chart:style-name="ch2"/>
        <chart:plot-area chart:style-name="ch3" table:cell-range-address="Sheet1.A1:Sheet1.B2400" svg:x="0.431cm" svg:y="0.262cm" svg:width="18.422cm" svg:height="12.314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2400" chart:class="chart:scatter">
            <chart:domain table:cell-range-address="Sheet1.A1:Sheet1.A2400"/>
            <chart:data-point chart:repeated="24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3333">
                <text:p text:id="Sheet1.A1:Sheet1.A2400">0.033333</text:p>
              </table:table-cell>
              <table:table-cell office:value-type="float" office:value="0.287877">
                <text:p text:id="Sheet1.B1:Sheet1.B2400">0.28787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6667">
                <text:p>0.066667</text:p>
              </table:table-cell>
              <table:table-cell office:value-type="float" office:value="0.282024">
                <text:p>0.2820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275198">
                <text:p>0.2751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33333">
                <text:p>0.133333</text:p>
              </table:table-cell>
              <table:table-cell office:value-type="float" office:value="0.27442">
                <text:p>0.274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66667">
                <text:p>0.166667</text:p>
              </table:table-cell>
              <table:table-cell office:value-type="float" office:value="0.264729">
                <text:p>0.2647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">
                <text:p>0.2</text:p>
              </table:table-cell>
              <table:table-cell office:value-type="float" office:value="0.27921">
                <text:p>0.279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33333">
                <text:p>0.233333</text:p>
              </table:table-cell>
              <table:table-cell office:value-type="float" office:value="0.269686">
                <text:p>0.2696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66667">
                <text:p>0.266667</text:p>
              </table:table-cell>
              <table:table-cell office:value-type="float" office:value="0.281037">
                <text:p>0.2810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">
                <text:p>0.3</text:p>
              </table:table-cell>
              <table:table-cell office:value-type="float" office:value="0.269509">
                <text:p>0.2695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33333">
                <text:p>0.333333</text:p>
              </table:table-cell>
              <table:table-cell office:value-type="float" office:value="0.276853">
                <text:p>0.2768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66667">
                <text:p>0.366667</text:p>
              </table:table-cell>
              <table:table-cell office:value-type="float" office:value="0.269207">
                <text:p>0.2692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">
                <text:p>0.4</text:p>
              </table:table-cell>
              <table:table-cell office:value-type="float" office:value="0.272811">
                <text:p>0.2728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33333">
                <text:p>0.433333</text:p>
              </table:table-cell>
              <table:table-cell office:value-type="float" office:value="0.283675">
                <text:p>0.2836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66667">
                <text:p>0.466667</text:p>
              </table:table-cell>
              <table:table-cell office:value-type="float" office:value="0.267698">
                <text:p>0.2676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">
                <text:p>0.5</text:p>
              </table:table-cell>
              <table:table-cell office:value-type="float" office:value="0.273832">
                <text:p>0.2738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33333">
                <text:p>0.533333</text:p>
              </table:table-cell>
              <table:table-cell office:value-type="float" office:value="0.286182">
                <text:p>0.2861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66667">
                <text:p>0.566667</text:p>
              </table:table-cell>
              <table:table-cell office:value-type="float" office:value="0.277355">
                <text:p>0.2773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">
                <text:p>0.6</text:p>
              </table:table-cell>
              <table:table-cell office:value-type="float" office:value="0.281544">
                <text:p>0.2815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33333">
                <text:p>0.633333</text:p>
              </table:table-cell>
              <table:table-cell office:value-type="float" office:value="0.285344">
                <text:p>0.2853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66667">
                <text:p>0.666667</text:p>
              </table:table-cell>
              <table:table-cell office:value-type="float" office:value="0.268779">
                <text:p>0.2687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">
                <text:p>0.7</text:p>
              </table:table-cell>
              <table:table-cell office:value-type="float" office:value="0.264425">
                <text:p>0.2644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33333">
                <text:p>0.733333</text:p>
              </table:table-cell>
              <table:table-cell office:value-type="float" office:value="0.278069">
                <text:p>0.2780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66667">
                <text:p>0.766667</text:p>
              </table:table-cell>
              <table:table-cell office:value-type="float" office:value="0.285092">
                <text:p>0.2850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">
                <text:p>0.8</text:p>
              </table:table-cell>
              <table:table-cell office:value-type="float" office:value="0.275809">
                <text:p>0.2758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33333">
                <text:p>0.833333</text:p>
              </table:table-cell>
              <table:table-cell office:value-type="float" office:value="0.261217">
                <text:p>0.2612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66667">
                <text:p>0.866667</text:p>
              </table:table-cell>
              <table:table-cell office:value-type="float" office:value="0.268403">
                <text:p>0.2684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">
                <text:p>0.9</text:p>
              </table:table-cell>
              <table:table-cell office:value-type="float" office:value="0.276709">
                <text:p>0.2767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33333">
                <text:p>0.933333</text:p>
              </table:table-cell>
              <table:table-cell office:value-type="float" office:value="0.28277">
                <text:p>0.282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66667">
                <text:p>0.966667</text:p>
              </table:table-cell>
              <table:table-cell office:value-type="float" office:value="0.278925">
                <text:p>0.2789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0.266802">
                <text:p>0.2668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033333">
                <text:p>1.033333</text:p>
              </table:table-cell>
              <table:table-cell office:value-type="float" office:value="0.282266">
                <text:p>0.2822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066667">
                <text:p>1.066667</text:p>
              </table:table-cell>
              <table:table-cell office:value-type="float" office:value="0.271604">
                <text:p>0.2716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1">
                <text:p>1.1</text:p>
              </table:table-cell>
              <table:table-cell office:value-type="float" office:value="0.276441">
                <text:p>0.2764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133333">
                <text:p>1.133333</text:p>
              </table:table-cell>
              <table:table-cell office:value-type="float" office:value="0.284442">
                <text:p>0.2844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166667">
                <text:p>1.166667</text:p>
              </table:table-cell>
              <table:table-cell office:value-type="float" office:value="0.283302">
                <text:p>0.2833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2">
                <text:p>1.2</text:p>
              </table:table-cell>
              <table:table-cell office:value-type="float" office:value="0.266083">
                <text:p>0.26608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233333">
                <text:p>1.233333</text:p>
              </table:table-cell>
              <table:table-cell office:value-type="float" office:value="0.270435">
                <text:p>0.2704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266667">
                <text:p>1.266667</text:p>
              </table:table-cell>
              <table:table-cell office:value-type="float" office:value="0.269839">
                <text:p>0.2698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3">
                <text:p>1.3</text:p>
              </table:table-cell>
              <table:table-cell office:value-type="float" office:value="0.26838">
                <text:p>0.268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333333">
                <text:p>1.333333</text:p>
              </table:table-cell>
              <table:table-cell office:value-type="float" office:value="0.267957">
                <text:p>0.2679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366667">
                <text:p>1.366667</text:p>
              </table:table-cell>
              <table:table-cell office:value-type="float" office:value="0.279457">
                <text:p>0.2794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4">
                <text:p>1.4</text:p>
              </table:table-cell>
              <table:table-cell office:value-type="float" office:value="0.276352">
                <text:p>0.2763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433333">
                <text:p>1.433333</text:p>
              </table:table-cell>
              <table:table-cell office:value-type="float" office:value="0.254541">
                <text:p>0.2545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466667">
                <text:p>1.466667</text:p>
              </table:table-cell>
              <table:table-cell office:value-type="float" office:value="0.287954">
                <text:p>0.2879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5">
                <text:p>1.5</text:p>
              </table:table-cell>
              <table:table-cell office:value-type="float" office:value="0.283409">
                <text:p>0.2834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533333">
                <text:p>1.533333</text:p>
              </table:table-cell>
              <table:table-cell office:value-type="float" office:value="0.280292">
                <text:p>0.2802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566667">
                <text:p>1.566667</text:p>
              </table:table-cell>
              <table:table-cell office:value-type="float" office:value="0.280687">
                <text:p>0.2806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6">
                <text:p>1.6</text:p>
              </table:table-cell>
              <table:table-cell office:value-type="float" office:value="0.264627">
                <text:p>0.2646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633333">
                <text:p>1.633333</text:p>
              </table:table-cell>
              <table:table-cell office:value-type="float" office:value="0.275579">
                <text:p>0.2755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666667">
                <text:p>1.666667</text:p>
              </table:table-cell>
              <table:table-cell office:value-type="float" office:value="0.303545">
                <text:p>0.3035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7">
                <text:p>1.7</text:p>
              </table:table-cell>
              <table:table-cell office:value-type="float" office:value="0.271345">
                <text:p>0.2713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733333">
                <text:p>1.733333</text:p>
              </table:table-cell>
              <table:table-cell office:value-type="float" office:value="0.274582">
                <text:p>0.2745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766667">
                <text:p>1.766667</text:p>
              </table:table-cell>
              <table:table-cell office:value-type="float" office:value="0.274996">
                <text:p>0.2749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8">
                <text:p>1.8</text:p>
              </table:table-cell>
              <table:table-cell office:value-type="float" office:value="0.281912">
                <text:p>0.2819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833333">
                <text:p>1.833333</text:p>
              </table:table-cell>
              <table:table-cell office:value-type="float" office:value="0.281092">
                <text:p>0.2810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866667">
                <text:p>1.866667</text:p>
              </table:table-cell>
              <table:table-cell office:value-type="float" office:value="0.277925">
                <text:p>0.2779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9">
                <text:p>1.9</text:p>
              </table:table-cell>
              <table:table-cell office:value-type="float" office:value="0.286177">
                <text:p>0.28617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933333">
                <text:p>1.933333</text:p>
              </table:table-cell>
              <table:table-cell office:value-type="float" office:value="0.280877">
                <text:p>0.28087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966667">
                <text:p>1.966667</text:p>
              </table:table-cell>
              <table:table-cell office:value-type="float" office:value="0.266634">
                <text:p>0.2666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">
                <text:p>2</text:p>
              </table:table-cell>
              <table:table-cell office:value-type="float" office:value="0.283767">
                <text:p>0.2837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033333">
                <text:p>2.033333</text:p>
              </table:table-cell>
              <table:table-cell office:value-type="float" office:value="0.288754">
                <text:p>0.2887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066667">
                <text:p>2.066667</text:p>
              </table:table-cell>
              <table:table-cell office:value-type="float" office:value="0.272884">
                <text:p>0.2728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1">
                <text:p>2.1</text:p>
              </table:table-cell>
              <table:table-cell office:value-type="float" office:value="0.291879">
                <text:p>0.29187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133333">
                <text:p>2.133333</text:p>
              </table:table-cell>
              <table:table-cell office:value-type="float" office:value="0.267771">
                <text:p>0.2677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166667">
                <text:p>2.166667</text:p>
              </table:table-cell>
              <table:table-cell office:value-type="float" office:value="0.278947">
                <text:p>0.27894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2">
                <text:p>2.2</text:p>
              </table:table-cell>
              <table:table-cell office:value-type="float" office:value="0.273494">
                <text:p>0.2734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233333">
                <text:p>2.233333</text:p>
              </table:table-cell>
              <table:table-cell office:value-type="float" office:value="0.28218">
                <text:p>0.282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266667">
                <text:p>2.266667</text:p>
              </table:table-cell>
              <table:table-cell office:value-type="float" office:value="0.273727">
                <text:p>0.2737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3">
                <text:p>2.3</text:p>
              </table:table-cell>
              <table:table-cell office:value-type="float" office:value="0.274898">
                <text:p>0.2748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333333">
                <text:p>2.333333</text:p>
              </table:table-cell>
              <table:table-cell office:value-type="float" office:value="0.291844">
                <text:p>0.2918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366667">
                <text:p>2.366667</text:p>
              </table:table-cell>
              <table:table-cell office:value-type="float" office:value="0.283019">
                <text:p>0.2830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4">
                <text:p>2.4</text:p>
              </table:table-cell>
              <table:table-cell office:value-type="float" office:value="0.266829">
                <text:p>0.2668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433333">
                <text:p>2.433333</text:p>
              </table:table-cell>
              <table:table-cell office:value-type="float" office:value="0.269921">
                <text:p>0.2699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466667">
                <text:p>2.466667</text:p>
              </table:table-cell>
              <table:table-cell office:value-type="float" office:value="0.262489">
                <text:p>0.2624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5">
                <text:p>2.5</text:p>
              </table:table-cell>
              <table:table-cell office:value-type="float" office:value="0.279422">
                <text:p>0.27942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533333">
                <text:p>2.533333</text:p>
              </table:table-cell>
              <table:table-cell office:value-type="float" office:value="0.279851">
                <text:p>0.27985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566667">
                <text:p>2.566667</text:p>
              </table:table-cell>
              <table:table-cell office:value-type="float" office:value="0.28828">
                <text:p>0.288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6">
                <text:p>2.6</text:p>
              </table:table-cell>
              <table:table-cell office:value-type="float" office:value="0.271078">
                <text:p>0.2710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633333">
                <text:p>2.633333</text:p>
              </table:table-cell>
              <table:table-cell office:value-type="float" office:value="0.274477">
                <text:p>0.2744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666667">
                <text:p>2.666667</text:p>
              </table:table-cell>
              <table:table-cell office:value-type="float" office:value="0.27078">
                <text:p>0.2707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7">
                <text:p>2.7</text:p>
              </table:table-cell>
              <table:table-cell office:value-type="float" office:value="0.276886">
                <text:p>0.2768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733333">
                <text:p>2.733333</text:p>
              </table:table-cell>
              <table:table-cell office:value-type="float" office:value="0.262488">
                <text:p>0.2624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766667">
                <text:p>2.766667</text:p>
              </table:table-cell>
              <table:table-cell office:value-type="float" office:value="0.273977">
                <text:p>0.2739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8">
                <text:p>2.8</text:p>
              </table:table-cell>
              <table:table-cell office:value-type="float" office:value="0.28125">
                <text:p>0.281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833333">
                <text:p>2.833333</text:p>
              </table:table-cell>
              <table:table-cell office:value-type="float" office:value="0.282338">
                <text:p>0.2823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866667">
                <text:p>2.866667</text:p>
              </table:table-cell>
              <table:table-cell office:value-type="float" office:value="0.284456">
                <text:p>0.2844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9">
                <text:p>2.9</text:p>
              </table:table-cell>
              <table:table-cell office:value-type="float" office:value="0.284986">
                <text:p>0.28498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933333">
                <text:p>2.933333</text:p>
              </table:table-cell>
              <table:table-cell office:value-type="float" office:value="0.290168">
                <text:p>0.2901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966667">
                <text:p>2.966667</text:p>
              </table:table-cell>
              <table:table-cell office:value-type="float" office:value="0.269599">
                <text:p>0.2695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">
                <text:p>3</text:p>
              </table:table-cell>
              <table:table-cell office:value-type="float" office:value="0.280973">
                <text:p>0.28097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033333">
                <text:p>3.033333</text:p>
              </table:table-cell>
              <table:table-cell office:value-type="float" office:value="0.267123">
                <text:p>0.26712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066667">
                <text:p>3.066667</text:p>
              </table:table-cell>
              <table:table-cell office:value-type="float" office:value="0.274864">
                <text:p>0.2748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1">
                <text:p>3.1</text:p>
              </table:table-cell>
              <table:table-cell office:value-type="float" office:value="0.2717">
                <text:p>0.27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133333">
                <text:p>3.133333</text:p>
              </table:table-cell>
              <table:table-cell office:value-type="float" office:value="0.272972">
                <text:p>0.2729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166667">
                <text:p>3.166667</text:p>
              </table:table-cell>
              <table:table-cell office:value-type="float" office:value="0.259311">
                <text:p>0.2593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2">
                <text:p>3.2</text:p>
              </table:table-cell>
              <table:table-cell office:value-type="float" office:value="0.275888">
                <text:p>0.27588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233334">
                <text:p>3.233334</text:p>
              </table:table-cell>
              <table:table-cell office:value-type="float" office:value="0.271374">
                <text:p>0.2713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266667">
                <text:p>3.266667</text:p>
              </table:table-cell>
              <table:table-cell office:value-type="float" office:value="0.255888">
                <text:p>0.25588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3">
                <text:p>3.3</text:p>
              </table:table-cell>
              <table:table-cell office:value-type="float" office:value="0.272739">
                <text:p>0.27273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333334">
                <text:p>3.333334</text:p>
              </table:table-cell>
              <table:table-cell office:value-type="float" office:value="0.273417">
                <text:p>0.27341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366667">
                <text:p>3.366667</text:p>
              </table:table-cell>
              <table:table-cell office:value-type="float" office:value="0.286697">
                <text:p>0.28669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4">
                <text:p>3.4</text:p>
              </table:table-cell>
              <table:table-cell office:value-type="float" office:value="0.29006">
                <text:p>0.2900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.433334">
                <text:p>3.433334</text:p>
              </table:table-cell>
              <table:table-cell office:value-type="float" office:value="0.28056">
                <text:p>0.280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466667">
                <text:p>3.466667</text:p>
              </table:table-cell>
              <table:table-cell office:value-type="float" office:value="0.284816">
                <text:p>0.28481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5">
                <text:p>3.5</text:p>
              </table:table-cell>
              <table:table-cell office:value-type="float" office:value="0.268244">
                <text:p>0.2682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533334">
                <text:p>3.533334</text:p>
              </table:table-cell>
              <table:table-cell office:value-type="float" office:value="0.277008">
                <text:p>0.27700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.566667">
                <text:p>3.566667</text:p>
              </table:table-cell>
              <table:table-cell office:value-type="float" office:value="0.301783">
                <text:p>0.30178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.6">
                <text:p>3.6</text:p>
              </table:table-cell>
              <table:table-cell office:value-type="float" office:value="0.26888">
                <text:p>0.2688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633334">
                <text:p>3.633334</text:p>
              </table:table-cell>
              <table:table-cell office:value-type="float" office:value="0.294684">
                <text:p>0.29468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666667">
                <text:p>3.666667</text:p>
              </table:table-cell>
              <table:table-cell office:value-type="float" office:value="0.289338">
                <text:p>0.28933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7">
                <text:p>3.7</text:p>
              </table:table-cell>
              <table:table-cell office:value-type="float" office:value="0.272674">
                <text:p>0.27267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733334">
                <text:p>3.733334</text:p>
              </table:table-cell>
              <table:table-cell office:value-type="float" office:value="0.264424">
                <text:p>0.26442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766667">
                <text:p>3.766667</text:p>
              </table:table-cell>
              <table:table-cell office:value-type="float" office:value="0.273143">
                <text:p>0.27314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8">
                <text:p>3.8</text:p>
              </table:table-cell>
              <table:table-cell office:value-type="float" office:value="0.276066">
                <text:p>0.27606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833334">
                <text:p>3.833334</text:p>
              </table:table-cell>
              <table:table-cell office:value-type="float" office:value="0.284092">
                <text:p>0.28409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866667">
                <text:p>3.866667</text:p>
              </table:table-cell>
              <table:table-cell office:value-type="float" office:value="0.280179">
                <text:p>0.28017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9">
                <text:p>3.9</text:p>
              </table:table-cell>
              <table:table-cell office:value-type="float" office:value="0.274233">
                <text:p>0.2742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933334">
                <text:p>3.933334</text:p>
              </table:table-cell>
              <table:table-cell office:value-type="float" office:value="0.285631">
                <text:p>0.28563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966667">
                <text:p>3.966667</text:p>
              </table:table-cell>
              <table:table-cell office:value-type="float" office:value="0.281082">
                <text:p>0.28108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">
                <text:p>4</text:p>
              </table:table-cell>
              <table:table-cell office:value-type="float" office:value="0.272047">
                <text:p>0.27204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.033334">
                <text:p>4.033334</text:p>
              </table:table-cell>
              <table:table-cell office:value-type="float" office:value="0.273107">
                <text:p>0.27310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.066667">
                <text:p>4.066667</text:p>
              </table:table-cell>
              <table:table-cell office:value-type="float" office:value="0.288852">
                <text:p>0.28885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.1">
                <text:p>4.1</text:p>
              </table:table-cell>
              <table:table-cell office:value-type="float" office:value="0.279911">
                <text:p>0.27991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.133334">
                <text:p>4.133334</text:p>
              </table:table-cell>
              <table:table-cell office:value-type="float" office:value="0.277445">
                <text:p>0.27744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.166667">
                <text:p>4.166667</text:p>
              </table:table-cell>
              <table:table-cell office:value-type="float" office:value="0.268682">
                <text:p>0.26868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.2">
                <text:p>4.2</text:p>
              </table:table-cell>
              <table:table-cell office:value-type="float" office:value="0.285584">
                <text:p>0.28558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.233334">
                <text:p>4.233334</text:p>
              </table:table-cell>
              <table:table-cell office:value-type="float" office:value="0.262311">
                <text:p>0.26231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.266667">
                <text:p>4.266667</text:p>
              </table:table-cell>
              <table:table-cell office:value-type="float" office:value="0.269027">
                <text:p>0.26902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.3">
                <text:p>4.3</text:p>
              </table:table-cell>
              <table:table-cell office:value-type="float" office:value="0.272741">
                <text:p>0.27274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.333334">
                <text:p>4.333334</text:p>
              </table:table-cell>
              <table:table-cell office:value-type="float" office:value="0.267028">
                <text:p>0.26702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.366667">
                <text:p>4.366667</text:p>
              </table:table-cell>
              <table:table-cell office:value-type="float" office:value="0.262592">
                <text:p>0.26259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.4">
                <text:p>4.4</text:p>
              </table:table-cell>
              <table:table-cell office:value-type="float" office:value="0.275767">
                <text:p>0.2757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.433334">
                <text:p>4.433334</text:p>
              </table:table-cell>
              <table:table-cell office:value-type="float" office:value="0.279265">
                <text:p>0.27926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.466667">
                <text:p>4.466667</text:p>
              </table:table-cell>
              <table:table-cell office:value-type="float" office:value="0.281729">
                <text:p>0.28172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.5">
                <text:p>4.5</text:p>
              </table:table-cell>
              <table:table-cell office:value-type="float" office:value="0.288887">
                <text:p>0.28888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.533334">
                <text:p>4.533334</text:p>
              </table:table-cell>
              <table:table-cell office:value-type="float" office:value="0.275511">
                <text:p>0.27551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.566667">
                <text:p>4.566667</text:p>
              </table:table-cell>
              <table:table-cell office:value-type="float" office:value="0.277512">
                <text:p>0.2775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.6">
                <text:p>4.6</text:p>
              </table:table-cell>
              <table:table-cell office:value-type="float" office:value="0.261817">
                <text:p>0.26181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.633334">
                <text:p>4.633334</text:p>
              </table:table-cell>
              <table:table-cell office:value-type="float" office:value="0.29035">
                <text:p>0.2903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.666667">
                <text:p>4.666667</text:p>
              </table:table-cell>
              <table:table-cell office:value-type="float" office:value="0.277032">
                <text:p>0.27703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.7">
                <text:p>4.7</text:p>
              </table:table-cell>
              <table:table-cell office:value-type="float" office:value="0.279578">
                <text:p>0.27957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.733334">
                <text:p>4.733334</text:p>
              </table:table-cell>
              <table:table-cell office:value-type="float" office:value="0.277907">
                <text:p>0.27790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.766667">
                <text:p>4.766667</text:p>
              </table:table-cell>
              <table:table-cell office:value-type="float" office:value="0.267002">
                <text:p>0.2670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.8">
                <text:p>4.8</text:p>
              </table:table-cell>
              <table:table-cell office:value-type="float" office:value="0.280465">
                <text:p>0.28046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.833334">
                <text:p>4.833334</text:p>
              </table:table-cell>
              <table:table-cell office:value-type="float" office:value="0.27223">
                <text:p>0.2722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.866667">
                <text:p>4.866667</text:p>
              </table:table-cell>
              <table:table-cell office:value-type="float" office:value="0.257745">
                <text:p>0.25774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9">
                <text:p>4.9</text:p>
              </table:table-cell>
              <table:table-cell office:value-type="float" office:value="0.270167">
                <text:p>0.27016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.933334">
                <text:p>4.933334</text:p>
              </table:table-cell>
              <table:table-cell office:value-type="float" office:value="0.27344">
                <text:p>0.2734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.966667">
                <text:p>4.966667</text:p>
              </table:table-cell>
              <table:table-cell office:value-type="float" office:value="0.263786">
                <text:p>0.26378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">
                <text:p>5</text:p>
              </table:table-cell>
              <table:table-cell office:value-type="float" office:value="0.265309">
                <text:p>0.26530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.033334">
                <text:p>5.033334</text:p>
              </table:table-cell>
              <table:table-cell office:value-type="float" office:value="0.272593">
                <text:p>0.27259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.066667">
                <text:p>5.066667</text:p>
              </table:table-cell>
              <table:table-cell office:value-type="float" office:value="0.279511">
                <text:p>0.27951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.1">
                <text:p>5.1</text:p>
              </table:table-cell>
              <table:table-cell office:value-type="float" office:value="0.260032">
                <text:p>0.26003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.133334">
                <text:p>5.133334</text:p>
              </table:table-cell>
              <table:table-cell office:value-type="float" office:value="0.283637">
                <text:p>0.28363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.166667">
                <text:p>5.166667</text:p>
              </table:table-cell>
              <table:table-cell office:value-type="float" office:value="0.271433">
                <text:p>0.2714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.2">
                <text:p>5.2</text:p>
              </table:table-cell>
              <table:table-cell office:value-type="float" office:value="0.277759">
                <text:p>0.27775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.233334">
                <text:p>5.233334</text:p>
              </table:table-cell>
              <table:table-cell office:value-type="float" office:value="0.264029">
                <text:p>0.26402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.266667">
                <text:p>5.266667</text:p>
              </table:table-cell>
              <table:table-cell office:value-type="float" office:value="0.280251">
                <text:p>0.28025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.3">
                <text:p>5.3</text:p>
              </table:table-cell>
              <table:table-cell office:value-type="float" office:value="0.290296">
                <text:p>0.29029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.333334">
                <text:p>5.333334</text:p>
              </table:table-cell>
              <table:table-cell office:value-type="float" office:value="0.290213">
                <text:p>0.29021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.366667">
                <text:p>5.366667</text:p>
              </table:table-cell>
              <table:table-cell office:value-type="float" office:value="0.276144">
                <text:p>0.27614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.4">
                <text:p>5.4</text:p>
              </table:table-cell>
              <table:table-cell office:value-type="float" office:value="0.267326">
                <text:p>0.26732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.433334">
                <text:p>5.433334</text:p>
              </table:table-cell>
              <table:table-cell office:value-type="float" office:value="0.273245">
                <text:p>0.27324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.466667">
                <text:p>5.466667</text:p>
              </table:table-cell>
              <table:table-cell office:value-type="float" office:value="0.272937">
                <text:p>0.27293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.5">
                <text:p>5.5</text:p>
              </table:table-cell>
              <table:table-cell office:value-type="float" office:value="0.265432">
                <text:p>0.26543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.533334">
                <text:p>5.533334</text:p>
              </table:table-cell>
              <table:table-cell office:value-type="float" office:value="0.269363">
                <text:p>0.26936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.566667">
                <text:p>5.566667</text:p>
              </table:table-cell>
              <table:table-cell office:value-type="float" office:value="0.284791">
                <text:p>0.28479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.6">
                <text:p>5.6</text:p>
              </table:table-cell>
              <table:table-cell office:value-type="float" office:value="0.277222">
                <text:p>0.27722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.633334">
                <text:p>5.633334</text:p>
              </table:table-cell>
              <table:table-cell office:value-type="float" office:value="0.274246">
                <text:p>0.27424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.666667">
                <text:p>5.666667</text:p>
              </table:table-cell>
              <table:table-cell office:value-type="float" office:value="0.286398">
                <text:p>0.28639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.7">
                <text:p>5.7</text:p>
              </table:table-cell>
              <table:table-cell office:value-type="float" office:value="0.271095">
                <text:p>0.27109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.733334">
                <text:p>5.733334</text:p>
              </table:table-cell>
              <table:table-cell office:value-type="float" office:value="0.268303">
                <text:p>0.26830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.766667">
                <text:p>5.766667</text:p>
              </table:table-cell>
              <table:table-cell office:value-type="float" office:value="0.273334">
                <text:p>0.27333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.8">
                <text:p>5.8</text:p>
              </table:table-cell>
              <table:table-cell office:value-type="float" office:value="0.266203">
                <text:p>0.26620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.833334">
                <text:p>5.833334</text:p>
              </table:table-cell>
              <table:table-cell office:value-type="float" office:value="0.266379">
                <text:p>0.26637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.866667">
                <text:p>5.866667</text:p>
              </table:table-cell>
              <table:table-cell office:value-type="float" office:value="0.270246">
                <text:p>0.27024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.9">
                <text:p>5.9</text:p>
              </table:table-cell>
              <table:table-cell office:value-type="float" office:value="0.284809">
                <text:p>0.28480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.933334">
                <text:p>5.933334</text:p>
              </table:table-cell>
              <table:table-cell office:value-type="float" office:value="0.291461">
                <text:p>0.29146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.966667">
                <text:p>5.966667</text:p>
              </table:table-cell>
              <table:table-cell office:value-type="float" office:value="0.277107">
                <text:p>0.27710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">
                <text:p>6</text:p>
              </table:table-cell>
              <table:table-cell office:value-type="float" office:value="0.276307">
                <text:p>0.27630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.033334">
                <text:p>6.033334</text:p>
              </table:table-cell>
              <table:table-cell office:value-type="float" office:value="0.27059">
                <text:p>0.2705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.066667">
                <text:p>6.066667</text:p>
              </table:table-cell>
              <table:table-cell office:value-type="float" office:value="0.264885">
                <text:p>0.26488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.1">
                <text:p>6.1</text:p>
              </table:table-cell>
              <table:table-cell office:value-type="float" office:value="0.285167">
                <text:p>0.2851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.133334">
                <text:p>6.133334</text:p>
              </table:table-cell>
              <table:table-cell office:value-type="float" office:value="0.271949">
                <text:p>0.27194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.166667">
                <text:p>6.166667</text:p>
              </table:table-cell>
              <table:table-cell office:value-type="float" office:value="0.2684">
                <text:p>0.268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.2">
                <text:p>6.2</text:p>
              </table:table-cell>
              <table:table-cell office:value-type="float" office:value="0.290683">
                <text:p>0.29068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.233334">
                <text:p>6.233334</text:p>
              </table:table-cell>
              <table:table-cell office:value-type="float" office:value="0.272353">
                <text:p>0.27235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.266667">
                <text:p>6.266667</text:p>
              </table:table-cell>
              <table:table-cell office:value-type="float" office:value="0.262098">
                <text:p>0.26209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.3">
                <text:p>6.3</text:p>
              </table:table-cell>
              <table:table-cell office:value-type="float" office:value="0.278397">
                <text:p>0.27839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.333334">
                <text:p>6.333334</text:p>
              </table:table-cell>
              <table:table-cell office:value-type="float" office:value="0.285779">
                <text:p>0.28577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.366667">
                <text:p>6.366667</text:p>
              </table:table-cell>
              <table:table-cell office:value-type="float" office:value="0.286313">
                <text:p>0.28631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.4">
                <text:p>6.4</text:p>
              </table:table-cell>
              <table:table-cell office:value-type="float" office:value="0.260455">
                <text:p>0.26045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.433334">
                <text:p>6.433334</text:p>
              </table:table-cell>
              <table:table-cell office:value-type="float" office:value="0.277972">
                <text:p>0.27797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.466667">
                <text:p>6.466667</text:p>
              </table:table-cell>
              <table:table-cell office:value-type="float" office:value="0.277983">
                <text:p>0.27798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.5">
                <text:p>6.5</text:p>
              </table:table-cell>
              <table:table-cell office:value-type="float" office:value="0.27598">
                <text:p>0.2759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.533334">
                <text:p>6.533334</text:p>
              </table:table-cell>
              <table:table-cell office:value-type="float" office:value="0.291326">
                <text:p>0.29132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.566667">
                <text:p>6.566667</text:p>
              </table:table-cell>
              <table:table-cell office:value-type="float" office:value="0.26865">
                <text:p>0.2686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.6">
                <text:p>6.6</text:p>
              </table:table-cell>
              <table:table-cell office:value-type="float" office:value="0.282554">
                <text:p>0.28255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.633334">
                <text:p>6.633334</text:p>
              </table:table-cell>
              <table:table-cell office:value-type="float" office:value="0.262677">
                <text:p>0.26267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.666667">
                <text:p>6.666667</text:p>
              </table:table-cell>
              <table:table-cell office:value-type="float" office:value="0.263129">
                <text:p>0.26312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.7">
                <text:p>6.7</text:p>
              </table:table-cell>
              <table:table-cell office:value-type="float" office:value="0.264031">
                <text:p>0.26403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.733334">
                <text:p>6.733334</text:p>
              </table:table-cell>
              <table:table-cell office:value-type="float" office:value="0.289376">
                <text:p>0.28937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.766667">
                <text:p>6.766667</text:p>
              </table:table-cell>
              <table:table-cell office:value-type="float" office:value="0.283994">
                <text:p>0.28399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.8">
                <text:p>6.8</text:p>
              </table:table-cell>
              <table:table-cell office:value-type="float" office:value="0.271183">
                <text:p>0.27118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.833334">
                <text:p>6.833334</text:p>
              </table:table-cell>
              <table:table-cell office:value-type="float" office:value="0.28756">
                <text:p>0.2875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.866667">
                <text:p>6.866667</text:p>
              </table:table-cell>
              <table:table-cell office:value-type="float" office:value="0.276158">
                <text:p>0.27615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.9">
                <text:p>6.9</text:p>
              </table:table-cell>
              <table:table-cell office:value-type="float" office:value="0.26375">
                <text:p>0.2637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.933334">
                <text:p>6.933334</text:p>
              </table:table-cell>
              <table:table-cell office:value-type="float" office:value="0.277717">
                <text:p>0.27771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.966667">
                <text:p>6.966667</text:p>
              </table:table-cell>
              <table:table-cell office:value-type="float" office:value="0.285175">
                <text:p>0.28517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">
                <text:p>7</text:p>
              </table:table-cell>
              <table:table-cell office:value-type="float" office:value="0.276936">
                <text:p>0.27693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.033334">
                <text:p>7.033334</text:p>
              </table:table-cell>
              <table:table-cell office:value-type="float" office:value="0.277412">
                <text:p>0.27741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.066667">
                <text:p>7.066667</text:p>
              </table:table-cell>
              <table:table-cell office:value-type="float" office:value="0.272617">
                <text:p>0.27261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.1">
                <text:p>7.1</text:p>
              </table:table-cell>
              <table:table-cell office:value-type="float" office:value="0.264742">
                <text:p>0.26474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.133334">
                <text:p>7.133334</text:p>
              </table:table-cell>
              <table:table-cell office:value-type="float" office:value="0.28332">
                <text:p>0.2833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.166667">
                <text:p>7.166667</text:p>
              </table:table-cell>
              <table:table-cell office:value-type="float" office:value="0.281826">
                <text:p>0.28182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.2">
                <text:p>7.2</text:p>
              </table:table-cell>
              <table:table-cell office:value-type="float" office:value="0.277906">
                <text:p>0.27790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.233334">
                <text:p>7.233334</text:p>
              </table:table-cell>
              <table:table-cell office:value-type="float" office:value="0.271541">
                <text:p>0.27154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.266667">
                <text:p>7.266667</text:p>
              </table:table-cell>
              <table:table-cell office:value-type="float" office:value="0.276544">
                <text:p>0.27654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.3">
                <text:p>7.3</text:p>
              </table:table-cell>
              <table:table-cell office:value-type="float" office:value="0.269555">
                <text:p>0.26955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.333334">
                <text:p>7.333334</text:p>
              </table:table-cell>
              <table:table-cell office:value-type="float" office:value="0.284742">
                <text:p>0.28474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.366667">
                <text:p>7.366667</text:p>
              </table:table-cell>
              <table:table-cell office:value-type="float" office:value="0.274604">
                <text:p>0.27460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.4">
                <text:p>7.4</text:p>
              </table:table-cell>
              <table:table-cell office:value-type="float" office:value="0.262249">
                <text:p>0.26224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.433334">
                <text:p>7.433334</text:p>
              </table:table-cell>
              <table:table-cell office:value-type="float" office:value="0.271858">
                <text:p>0.27185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.466667">
                <text:p>7.466667</text:p>
              </table:table-cell>
              <table:table-cell office:value-type="float" office:value="0.277118">
                <text:p>0.27711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.5">
                <text:p>7.5</text:p>
              </table:table-cell>
              <table:table-cell office:value-type="float" office:value="0.257073">
                <text:p>0.25707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.533334">
                <text:p>7.533334</text:p>
              </table:table-cell>
              <table:table-cell office:value-type="float" office:value="0.264313">
                <text:p>0.26431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.566667">
                <text:p>7.566667</text:p>
              </table:table-cell>
              <table:table-cell office:value-type="float" office:value="0.276634">
                <text:p>0.27663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.6">
                <text:p>7.6</text:p>
              </table:table-cell>
              <table:table-cell office:value-type="float" office:value="0.26569">
                <text:p>0.2656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.633334">
                <text:p>7.633334</text:p>
              </table:table-cell>
              <table:table-cell office:value-type="float" office:value="0.281676">
                <text:p>0.28167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.666667">
                <text:p>7.666667</text:p>
              </table:table-cell>
              <table:table-cell office:value-type="float" office:value="0.280755">
                <text:p>0.28075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.7">
                <text:p>7.7</text:p>
              </table:table-cell>
              <table:table-cell office:value-type="float" office:value="0.280058">
                <text:p>0.28005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.733334">
                <text:p>7.733334</text:p>
              </table:table-cell>
              <table:table-cell office:value-type="float" office:value="0.264576">
                <text:p>0.26457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.766667">
                <text:p>7.766667</text:p>
              </table:table-cell>
              <table:table-cell office:value-type="float" office:value="0.267958">
                <text:p>0.26795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.8">
                <text:p>7.8</text:p>
              </table:table-cell>
              <table:table-cell office:value-type="float" office:value="0.267891">
                <text:p>0.26789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.833334">
                <text:p>7.833334</text:p>
              </table:table-cell>
              <table:table-cell office:value-type="float" office:value="0.280527">
                <text:p>0.28052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.866667">
                <text:p>7.866667</text:p>
              </table:table-cell>
              <table:table-cell office:value-type="float" office:value="0.263406">
                <text:p>0.26340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.9">
                <text:p>7.9</text:p>
              </table:table-cell>
              <table:table-cell office:value-type="float" office:value="0.274428">
                <text:p>0.27442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.933334">
                <text:p>7.933334</text:p>
              </table:table-cell>
              <table:table-cell office:value-type="float" office:value="0.277939">
                <text:p>0.27793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.966667">
                <text:p>7.966667</text:p>
              </table:table-cell>
              <table:table-cell office:value-type="float" office:value="0.27502">
                <text:p>0.2750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">
                <text:p>8</text:p>
              </table:table-cell>
              <table:table-cell office:value-type="float" office:value="0.282298">
                <text:p>0.28229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.033334">
                <text:p>8.033334</text:p>
              </table:table-cell>
              <table:table-cell office:value-type="float" office:value="0.274391">
                <text:p>0.27439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.066667">
                <text:p>8.066667</text:p>
              </table:table-cell>
              <table:table-cell office:value-type="float" office:value="0.28714">
                <text:p>0.2871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.1">
                <text:p>8.1</text:p>
              </table:table-cell>
              <table:table-cell office:value-type="float" office:value="0.269646">
                <text:p>0.26964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.133334">
                <text:p>8.133334</text:p>
              </table:table-cell>
              <table:table-cell office:value-type="float" office:value="0.271792">
                <text:p>0.27179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.166667">
                <text:p>8.166667</text:p>
              </table:table-cell>
              <table:table-cell office:value-type="float" office:value="0.274338">
                <text:p>0.27433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.2">
                <text:p>8.2</text:p>
              </table:table-cell>
              <table:table-cell office:value-type="float" office:value="0.276168">
                <text:p>0.27616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.233334">
                <text:p>8.233334</text:p>
              </table:table-cell>
              <table:table-cell office:value-type="float" office:value="0.273345">
                <text:p>0.27334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.266667">
                <text:p>8.266667</text:p>
              </table:table-cell>
              <table:table-cell office:value-type="float" office:value="0.282743">
                <text:p>0.28274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.3">
                <text:p>8.3</text:p>
              </table:table-cell>
              <table:table-cell office:value-type="float" office:value="0.278682">
                <text:p>0.27868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.333334">
                <text:p>8.333334</text:p>
              </table:table-cell>
              <table:table-cell office:value-type="float" office:value="0.285622">
                <text:p>0.28562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.366667">
                <text:p>8.366667</text:p>
              </table:table-cell>
              <table:table-cell office:value-type="float" office:value="0.276236">
                <text:p>0.27623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.4">
                <text:p>8.4</text:p>
              </table:table-cell>
              <table:table-cell office:value-type="float" office:value="0.278604">
                <text:p>0.27860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.433334">
                <text:p>8.433334</text:p>
              </table:table-cell>
              <table:table-cell office:value-type="float" office:value="0.270792">
                <text:p>0.27079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.466667">
                <text:p>8.466667</text:p>
              </table:table-cell>
              <table:table-cell office:value-type="float" office:value="0.266063">
                <text:p>0.26606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.5">
                <text:p>8.5</text:p>
              </table:table-cell>
              <table:table-cell office:value-type="float" office:value="0.273256">
                <text:p>0.27325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.533334">
                <text:p>8.533334</text:p>
              </table:table-cell>
              <table:table-cell office:value-type="float" office:value="0.261691">
                <text:p>0.26169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.566667">
                <text:p>8.566667</text:p>
              </table:table-cell>
              <table:table-cell office:value-type="float" office:value="0.27197">
                <text:p>0.2719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.6">
                <text:p>8.6</text:p>
              </table:table-cell>
              <table:table-cell office:value-type="float" office:value="0.275792">
                <text:p>0.27579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.633334">
                <text:p>8.633334</text:p>
              </table:table-cell>
              <table:table-cell office:value-type="float" office:value="0.278265">
                <text:p>0.27826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.666667">
                <text:p>8.666667</text:p>
              </table:table-cell>
              <table:table-cell office:value-type="float" office:value="0.28936">
                <text:p>0.2893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.7">
                <text:p>8.7</text:p>
              </table:table-cell>
              <table:table-cell office:value-type="float" office:value="0.270163">
                <text:p>0.27016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.733334">
                <text:p>8.733334</text:p>
              </table:table-cell>
              <table:table-cell office:value-type="float" office:value="0.276757">
                <text:p>0.27675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.766667">
                <text:p>8.766667</text:p>
              </table:table-cell>
              <table:table-cell office:value-type="float" office:value="0.27598">
                <text:p>0.2759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.8">
                <text:p>8.8</text:p>
              </table:table-cell>
              <table:table-cell office:value-type="float" office:value="0.267892">
                <text:p>0.26789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.833334">
                <text:p>8.833334</text:p>
              </table:table-cell>
              <table:table-cell office:value-type="float" office:value="0.282129">
                <text:p>0.28212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.866667">
                <text:p>8.866667</text:p>
              </table:table-cell>
              <table:table-cell office:value-type="float" office:value="0.274707">
                <text:p>0.27470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.9">
                <text:p>8.9</text:p>
              </table:table-cell>
              <table:table-cell office:value-type="float" office:value="0.27327">
                <text:p>0.2732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.933334">
                <text:p>8.933334</text:p>
              </table:table-cell>
              <table:table-cell office:value-type="float" office:value="0.268405">
                <text:p>0.26840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.966667">
                <text:p>8.966667</text:p>
              </table:table-cell>
              <table:table-cell office:value-type="float" office:value="0.276319">
                <text:p>0.27631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">
                <text:p>9</text:p>
              </table:table-cell>
              <table:table-cell office:value-type="float" office:value="0.287835">
                <text:p>0.28783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.033334">
                <text:p>9.033334</text:p>
              </table:table-cell>
              <table:table-cell office:value-type="float" office:value="0.271073">
                <text:p>0.27107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9.066667">
                <text:p>9.066667</text:p>
              </table:table-cell>
              <table:table-cell office:value-type="float" office:value="0.284458">
                <text:p>0.28445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.1">
                <text:p>9.1</text:p>
              </table:table-cell>
              <table:table-cell office:value-type="float" office:value="0.281899">
                <text:p>0.28189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9.133334">
                <text:p>9.133334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9.166667">
                <text:p>9.166667</text:p>
              </table:table-cell>
              <table:table-cell office:value-type="float" office:value="0.272987">
                <text:p>0.27298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.2">
                <text:p>9.2</text:p>
              </table:table-cell>
              <table:table-cell office:value-type="float" office:value="0.266963">
                <text:p>0.26696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.233334">
                <text:p>9.233334</text:p>
              </table:table-cell>
              <table:table-cell office:value-type="float" office:value="0.274598">
                <text:p>0.27459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9.266667">
                <text:p>9.266667</text:p>
              </table:table-cell>
              <table:table-cell office:value-type="float" office:value="0.275629">
                <text:p>0.27562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9.3">
                <text:p>9.3</text:p>
              </table:table-cell>
              <table:table-cell office:value-type="float" office:value="0.267708">
                <text:p>0.26770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9.333334">
                <text:p>9.333334</text:p>
              </table:table-cell>
              <table:table-cell office:value-type="float" office:value="0.28213">
                <text:p>0.2821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9.366667">
                <text:p>9.366667</text:p>
              </table:table-cell>
              <table:table-cell office:value-type="float" office:value="0.291975">
                <text:p>0.29197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.4">
                <text:p>9.4</text:p>
              </table:table-cell>
              <table:table-cell office:value-type="float" office:value="0.280013">
                <text:p>0.28001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.433334">
                <text:p>9.433334</text:p>
              </table:table-cell>
              <table:table-cell office:value-type="float" office:value="0.264813">
                <text:p>0.26481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.466667">
                <text:p>9.466667</text:p>
              </table:table-cell>
              <table:table-cell office:value-type="float" office:value="0.28096">
                <text:p>0.2809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.5">
                <text:p>9.5</text:p>
              </table:table-cell>
              <table:table-cell office:value-type="float" office:value="0.281502">
                <text:p>0.28150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9.533334">
                <text:p>9.533334</text:p>
              </table:table-cell>
              <table:table-cell office:value-type="float" office:value="0.263629">
                <text:p>0.26362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9.566667">
                <text:p>9.566667</text:p>
              </table:table-cell>
              <table:table-cell office:value-type="float" office:value="0.280795">
                <text:p>0.28079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9.600001">
                <text:p>9.600001</text:p>
              </table:table-cell>
              <table:table-cell office:value-type="float" office:value="0.268509">
                <text:p>0.26850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9.633334">
                <text:p>9.633334</text:p>
              </table:table-cell>
              <table:table-cell office:value-type="float" office:value="0.284364">
                <text:p>0.28436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9.666667">
                <text:p>9.666667</text:p>
              </table:table-cell>
              <table:table-cell office:value-type="float" office:value="0.285279">
                <text:p>0.28527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.700001">
                <text:p>9.700001</text:p>
              </table:table-cell>
              <table:table-cell office:value-type="float" office:value="0.268651">
                <text:p>0.26865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9.733334">
                <text:p>9.733334</text:p>
              </table:table-cell>
              <table:table-cell office:value-type="float" office:value="0.286173">
                <text:p>0.28617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9.766667">
                <text:p>9.766667</text:p>
              </table:table-cell>
              <table:table-cell office:value-type="float" office:value="0.288288">
                <text:p>0.28828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9.800001">
                <text:p>9.800001</text:p>
              </table:table-cell>
              <table:table-cell office:value-type="float" office:value="0.292193">
                <text:p>0.29219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.833334">
                <text:p>9.833334</text:p>
              </table:table-cell>
              <table:table-cell office:value-type="float" office:value="0.273672">
                <text:p>0.27367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9.866667">
                <text:p>9.866667</text:p>
              </table:table-cell>
              <table:table-cell office:value-type="float" office:value="0.266491">
                <text:p>0.26649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.900001">
                <text:p>9.900001</text:p>
              </table:table-cell>
              <table:table-cell office:value-type="float" office:value="0.278355">
                <text:p>0.27835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.933334">
                <text:p>9.933334</text:p>
              </table:table-cell>
              <table:table-cell office:value-type="float" office:value="0.289671">
                <text:p>0.28967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9.966667">
                <text:p>9.966667</text:p>
              </table:table-cell>
              <table:table-cell office:value-type="float" office:value="0.276957">
                <text:p>0.27695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0.000001">
                <text:p>10.000001</text:p>
              </table:table-cell>
              <table:table-cell office:value-type="float" office:value="0.27938">
                <text:p>0.2793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0.033334">
                <text:p>10.033334</text:p>
              </table:table-cell>
              <table:table-cell office:value-type="float" office:value="0.270011">
                <text:p>0.27001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0.066667">
                <text:p>10.066667</text:p>
              </table:table-cell>
              <table:table-cell office:value-type="float" office:value="0.247555">
                <text:p>0.24755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0.100001">
                <text:p>10.100001</text:p>
              </table:table-cell>
              <table:table-cell office:value-type="float" office:value="0.223757">
                <text:p>0.22375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0.133334">
                <text:p>10.133334</text:p>
              </table:table-cell>
              <table:table-cell office:value-type="float" office:value="0.252347">
                <text:p>0.25234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0.166667">
                <text:p>10.166667</text:p>
              </table:table-cell>
              <table:table-cell office:value-type="float" office:value="0.245893">
                <text:p>0.24589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0.200001">
                <text:p>10.200001</text:p>
              </table:table-cell>
              <table:table-cell office:value-type="float" office:value="0.254341">
                <text:p>0.25434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.233334">
                <text:p>10.233334</text:p>
              </table:table-cell>
              <table:table-cell office:value-type="float" office:value="0.234997">
                <text:p>0.23499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0.266667">
                <text:p>10.266667</text:p>
              </table:table-cell>
              <table:table-cell office:value-type="float" office:value="0.250608">
                <text:p>0.25060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0.300001">
                <text:p>10.300001</text:p>
              </table:table-cell>
              <table:table-cell office:value-type="float" office:value="0.224001">
                <text:p>0.22400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0.333334">
                <text:p>10.333334</text:p>
              </table:table-cell>
              <table:table-cell office:value-type="float" office:value="0.259867">
                <text:p>0.25986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0.366667">
                <text:p>10.366667</text:p>
              </table:table-cell>
              <table:table-cell office:value-type="float" office:value="0.23414">
                <text:p>0.2341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0.400001">
                <text:p>10.400001</text:p>
              </table:table-cell>
              <table:table-cell office:value-type="float" office:value="0.211627">
                <text:p>0.21162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0.433334">
                <text:p>10.433334</text:p>
              </table:table-cell>
              <table:table-cell office:value-type="float" office:value="0.239194">
                <text:p>0.23919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0.466667">
                <text:p>10.466667</text:p>
              </table:table-cell>
              <table:table-cell office:value-type="float" office:value="0.221619">
                <text:p>0.22161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0.500001">
                <text:p>10.500001</text:p>
              </table:table-cell>
              <table:table-cell office:value-type="float" office:value="0.215098">
                <text:p>0.21509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0.533334">
                <text:p>10.533334</text:p>
              </table:table-cell>
              <table:table-cell office:value-type="float" office:value="0.229845">
                <text:p>0.22984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0.566667">
                <text:p>10.566667</text:p>
              </table:table-cell>
              <table:table-cell office:value-type="float" office:value="0.217983">
                <text:p>0.21798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0.600001">
                <text:p>10.600001</text:p>
              </table:table-cell>
              <table:table-cell office:value-type="float" office:value="0.217871">
                <text:p>0.21787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0.633334">
                <text:p>10.633334</text:p>
              </table:table-cell>
              <table:table-cell office:value-type="float" office:value="0.202851">
                <text:p>0.20285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.666667">
                <text:p>10.666667</text:p>
              </table:table-cell>
              <table:table-cell office:value-type="float" office:value="0.222428">
                <text:p>0.22242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0.700001">
                <text:p>10.700001</text:p>
              </table:table-cell>
              <table:table-cell office:value-type="float" office:value="0.215205">
                <text:p>0.21520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0.733334">
                <text:p>10.733334</text:p>
              </table:table-cell>
              <table:table-cell office:value-type="float" office:value="0.222276">
                <text:p>0.22227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0.766667">
                <text:p>10.766667</text:p>
              </table:table-cell>
              <table:table-cell office:value-type="float" office:value="0.221027">
                <text:p>0.22102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0.800001">
                <text:p>10.800001</text:p>
              </table:table-cell>
              <table:table-cell office:value-type="float" office:value="0.23094">
                <text:p>0.2309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0.833334">
                <text:p>10.833334</text:p>
              </table:table-cell>
              <table:table-cell office:value-type="float" office:value="0.229756">
                <text:p>0.22975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0.866667">
                <text:p>10.866667</text:p>
              </table:table-cell>
              <table:table-cell office:value-type="float" office:value="0.228349">
                <text:p>0.22834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0.900001">
                <text:p>10.900001</text:p>
              </table:table-cell>
              <table:table-cell office:value-type="float" office:value="0.239273">
                <text:p>0.23927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0.933334">
                <text:p>10.933334</text:p>
              </table:table-cell>
              <table:table-cell office:value-type="float" office:value="0.225497">
                <text:p>0.22549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0.966667">
                <text:p>10.966667</text:p>
              </table:table-cell>
              <table:table-cell office:value-type="float" office:value="0.216096">
                <text:p>0.21609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1.000001">
                <text:p>11.000001</text:p>
              </table:table-cell>
              <table:table-cell office:value-type="float" office:value="0.225284">
                <text:p>0.22528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1.033334">
                <text:p>11.033334</text:p>
              </table:table-cell>
              <table:table-cell office:value-type="float" office:value="0.213493">
                <text:p>0.21349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1.066667">
                <text:p>11.066667</text:p>
              </table:table-cell>
              <table:table-cell office:value-type="float" office:value="0.20597">
                <text:p>0.2059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1.100001">
                <text:p>11.100001</text:p>
              </table:table-cell>
              <table:table-cell office:value-type="float" office:value="0.217477">
                <text:p>0.21747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1.133334">
                <text:p>11.133334</text:p>
              </table:table-cell>
              <table:table-cell office:value-type="float" office:value="0.20233">
                <text:p>0.2023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1.166667">
                <text:p>11.166667</text:p>
              </table:table-cell>
              <table:table-cell office:value-type="float" office:value="0.20442">
                <text:p>0.2044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1.200001">
                <text:p>11.200001</text:p>
              </table:table-cell>
              <table:table-cell office:value-type="float" office:value="0.204258">
                <text:p>0.20425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1.233334">
                <text:p>11.233334</text:p>
              </table:table-cell>
              <table:table-cell office:value-type="float" office:value="0.24077">
                <text:p>0.2407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1.266667">
                <text:p>11.266667</text:p>
              </table:table-cell>
              <table:table-cell office:value-type="float" office:value="0.211007">
                <text:p>0.21100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1.300001">
                <text:p>11.300001</text:p>
              </table:table-cell>
              <table:table-cell office:value-type="float" office:value="0.233264">
                <text:p>0.23326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1.333334">
                <text:p>11.333334</text:p>
              </table:table-cell>
              <table:table-cell office:value-type="float" office:value="0.216465">
                <text:p>0.21646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1.366667">
                <text:p>11.366667</text:p>
              </table:table-cell>
              <table:table-cell office:value-type="float" office:value="0.233939">
                <text:p>0.23393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1.400001">
                <text:p>11.400001</text:p>
              </table:table-cell>
              <table:table-cell office:value-type="float" office:value="0.217745">
                <text:p>0.21774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1.433334">
                <text:p>11.433334</text:p>
              </table:table-cell>
              <table:table-cell office:value-type="float" office:value="0.226919">
                <text:p>0.22691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1.466667">
                <text:p>11.466667</text:p>
              </table:table-cell>
              <table:table-cell office:value-type="float" office:value="0.20675">
                <text:p>0.2067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1.500001">
                <text:p>11.500001</text:p>
              </table:table-cell>
              <table:table-cell office:value-type="float" office:value="0.215583">
                <text:p>0.21558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1.533334">
                <text:p>11.533334</text:p>
              </table:table-cell>
              <table:table-cell office:value-type="float" office:value="0.216999">
                <text:p>0.21699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1.566667">
                <text:p>11.566667</text:p>
              </table:table-cell>
              <table:table-cell office:value-type="float" office:value="0.22745">
                <text:p>0.2274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1.600001">
                <text:p>11.600001</text:p>
              </table:table-cell>
              <table:table-cell office:value-type="float" office:value="0.227416">
                <text:p>0.22741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1.633334">
                <text:p>11.633334</text:p>
              </table:table-cell>
              <table:table-cell office:value-type="float" office:value="0.226764">
                <text:p>0.22676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1.666667">
                <text:p>11.666667</text:p>
              </table:table-cell>
              <table:table-cell office:value-type="float" office:value="0.260787">
                <text:p>0.26078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1.700001">
                <text:p>11.700001</text:p>
              </table:table-cell>
              <table:table-cell office:value-type="float" office:value="0.237435">
                <text:p>0.23743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1.733334">
                <text:p>11.733334</text:p>
              </table:table-cell>
              <table:table-cell office:value-type="float" office:value="0.247193">
                <text:p>0.24719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1.766667">
                <text:p>11.766667</text:p>
              </table:table-cell>
              <table:table-cell office:value-type="float" office:value="0.252116">
                <text:p>0.25211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1.800001">
                <text:p>11.800001</text:p>
              </table:table-cell>
              <table:table-cell office:value-type="float" office:value="0.256131">
                <text:p>0.25613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1.833334">
                <text:p>11.833334</text:p>
              </table:table-cell>
              <table:table-cell office:value-type="float" office:value="0.292137">
                <text:p>0.29213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1.866667">
                <text:p>11.866667</text:p>
              </table:table-cell>
              <table:table-cell office:value-type="float" office:value="0.284033">
                <text:p>0.28403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1.900001">
                <text:p>11.900001</text:p>
              </table:table-cell>
              <table:table-cell office:value-type="float" office:value="0.292828">
                <text:p>0.29282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1.933334">
                <text:p>11.933334</text:p>
              </table:table-cell>
              <table:table-cell office:value-type="float" office:value="0.274256">
                <text:p>0.27425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1.966667">
                <text:p>11.966667</text:p>
              </table:table-cell>
              <table:table-cell office:value-type="float" office:value="0.271629">
                <text:p>0.27162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2.000001">
                <text:p>12.000001</text:p>
              </table:table-cell>
              <table:table-cell office:value-type="float" office:value="0.268257">
                <text:p>0.26825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2.033334">
                <text:p>12.033334</text:p>
              </table:table-cell>
              <table:table-cell office:value-type="float" office:value="0.274823">
                <text:p>0.27482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2.066667">
                <text:p>12.066667</text:p>
              </table:table-cell>
              <table:table-cell office:value-type="float" office:value="0.28782">
                <text:p>0.2878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2.100001">
                <text:p>12.100001</text:p>
              </table:table-cell>
              <table:table-cell office:value-type="float" office:value="0.286711">
                <text:p>0.28671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2.133334">
                <text:p>12.133334</text:p>
              </table:table-cell>
              <table:table-cell office:value-type="float" office:value="0.272599">
                <text:p>0.27259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2.166667">
                <text:p>12.166667</text:p>
              </table:table-cell>
              <table:table-cell office:value-type="float" office:value="0.275703">
                <text:p>0.27570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2.200001">
                <text:p>12.200001</text:p>
              </table:table-cell>
              <table:table-cell office:value-type="float" office:value="0.278427">
                <text:p>0.27842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2.233334">
                <text:p>12.233334</text:p>
              </table:table-cell>
              <table:table-cell office:value-type="float" office:value="0.278417">
                <text:p>0.27841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2.266667">
                <text:p>12.266667</text:p>
              </table:table-cell>
              <table:table-cell office:value-type="float" office:value="0.274854">
                <text:p>0.27485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2.300001">
                <text:p>12.300001</text:p>
              </table:table-cell>
              <table:table-cell office:value-type="float" office:value="0.280286">
                <text:p>0.28028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2.333334">
                <text:p>12.333334</text:p>
              </table:table-cell>
              <table:table-cell office:value-type="float" office:value="0.277379">
                <text:p>0.27737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2.366667">
                <text:p>12.366667</text:p>
              </table:table-cell>
              <table:table-cell office:value-type="float" office:value="0.278399">
                <text:p>0.27839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2.400001">
                <text:p>12.400001</text:p>
              </table:table-cell>
              <table:table-cell office:value-type="float" office:value="0.27492">
                <text:p>0.2749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2.433334">
                <text:p>12.433334</text:p>
              </table:table-cell>
              <table:table-cell office:value-type="float" office:value="0.254807">
                <text:p>0.25480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2.466667">
                <text:p>12.466667</text:p>
              </table:table-cell>
              <table:table-cell office:value-type="float" office:value="0.269338">
                <text:p>0.26933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2.500001">
                <text:p>12.500001</text:p>
              </table:table-cell>
              <table:table-cell office:value-type="float" office:value="0.270248">
                <text:p>0.27024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2.533334">
                <text:p>12.533334</text:p>
              </table:table-cell>
              <table:table-cell office:value-type="float" office:value="0.281591">
                <text:p>0.28159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2.566667">
                <text:p>12.566667</text:p>
              </table:table-cell>
              <table:table-cell office:value-type="float" office:value="0.272619">
                <text:p>0.27261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2.600001">
                <text:p>12.600001</text:p>
              </table:table-cell>
              <table:table-cell office:value-type="float" office:value="0.266586">
                <text:p>0.26658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2.633334">
                <text:p>12.633334</text:p>
              </table:table-cell>
              <table:table-cell office:value-type="float" office:value="0.282131">
                <text:p>0.28213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2.666667">
                <text:p>12.666667</text:p>
              </table:table-cell>
              <table:table-cell office:value-type="float" office:value="0.264863">
                <text:p>0.26486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2.700001">
                <text:p>12.700001</text:p>
              </table:table-cell>
              <table:table-cell office:value-type="float" office:value="0.261608">
                <text:p>0.26160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2.733334">
                <text:p>12.733334</text:p>
              </table:table-cell>
              <table:table-cell office:value-type="float" office:value="0.262773">
                <text:p>0.26277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2.766667">
                <text:p>12.766667</text:p>
              </table:table-cell>
              <table:table-cell office:value-type="float" office:value="0.271795">
                <text:p>0.27179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2.800001">
                <text:p>12.800001</text:p>
              </table:table-cell>
              <table:table-cell office:value-type="float" office:value="0.285481">
                <text:p>0.28548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2.833334">
                <text:p>12.833334</text:p>
              </table:table-cell>
              <table:table-cell office:value-type="float" office:value="0.287536">
                <text:p>0.28753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2.866667">
                <text:p>12.866667</text:p>
              </table:table-cell>
              <table:table-cell office:value-type="float" office:value="0.270853">
                <text:p>0.27085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2.900001">
                <text:p>12.900001</text:p>
              </table:table-cell>
              <table:table-cell office:value-type="float" office:value="0.277253">
                <text:p>0.27725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2.933334">
                <text:p>12.933334</text:p>
              </table:table-cell>
              <table:table-cell office:value-type="float" office:value="0.265577">
                <text:p>0.26557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2.966667">
                <text:p>12.966667</text:p>
              </table:table-cell>
              <table:table-cell office:value-type="float" office:value="0.278699">
                <text:p>0.27869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3.000001">
                <text:p>13.000001</text:p>
              </table:table-cell>
              <table:table-cell office:value-type="float" office:value="0.280009">
                <text:p>0.28000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3.033334">
                <text:p>13.033334</text:p>
              </table:table-cell>
              <table:table-cell office:value-type="float" office:value="0.278868">
                <text:p>0.27886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3.066667">
                <text:p>13.066667</text:p>
              </table:table-cell>
              <table:table-cell office:value-type="float" office:value="0.282809">
                <text:p>0.28280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3.100001">
                <text:p>13.100001</text:p>
              </table:table-cell>
              <table:table-cell office:value-type="float" office:value="0.272828">
                <text:p>0.27282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3.133334">
                <text:p>13.133334</text:p>
              </table:table-cell>
              <table:table-cell office:value-type="float" office:value="0.289495">
                <text:p>0.28949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3.166667">
                <text:p>13.166667</text:p>
              </table:table-cell>
              <table:table-cell office:value-type="float" office:value="0.26923">
                <text:p>0.2692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3.200001">
                <text:p>13.200001</text:p>
              </table:table-cell>
              <table:table-cell office:value-type="float" office:value="0.272371">
                <text:p>0.27237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3.233334">
                <text:p>13.233334</text:p>
              </table:table-cell>
              <table:table-cell office:value-type="float" office:value="0.272302">
                <text:p>0.27230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3.266667">
                <text:p>13.266667</text:p>
              </table:table-cell>
              <table:table-cell office:value-type="float" office:value="0.269672">
                <text:p>0.26967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3.300001">
                <text:p>13.300001</text:p>
              </table:table-cell>
              <table:table-cell office:value-type="float" office:value="0.271179">
                <text:p>0.27117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3.333334">
                <text:p>13.333334</text:p>
              </table:table-cell>
              <table:table-cell office:value-type="float" office:value="0.292697">
                <text:p>0.29269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3.366667">
                <text:p>13.366667</text:p>
              </table:table-cell>
              <table:table-cell office:value-type="float" office:value="0.281179">
                <text:p>0.28117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3.400001">
                <text:p>13.400001</text:p>
              </table:table-cell>
              <table:table-cell office:value-type="float" office:value="0.280299">
                <text:p>0.28029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3.433334">
                <text:p>13.433334</text:p>
              </table:table-cell>
              <table:table-cell office:value-type="float" office:value="0.298613">
                <text:p>0.29861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3.466667">
                <text:p>13.466667</text:p>
              </table:table-cell>
              <table:table-cell office:value-type="float" office:value="0.279791">
                <text:p>0.27979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3.500001">
                <text:p>13.500001</text:p>
              </table:table-cell>
              <table:table-cell office:value-type="float" office:value="0.271628">
                <text:p>0.27162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3.533334">
                <text:p>13.533334</text:p>
              </table:table-cell>
              <table:table-cell office:value-type="float" office:value="0.275098">
                <text:p>0.27509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3.566667">
                <text:p>13.566667</text:p>
              </table:table-cell>
              <table:table-cell office:value-type="float" office:value="0.295513">
                <text:p>0.29551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3.600001">
                <text:p>13.600001</text:p>
              </table:table-cell>
              <table:table-cell office:value-type="float" office:value="0.291272">
                <text:p>0.29127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3.633334">
                <text:p>13.633334</text:p>
              </table:table-cell>
              <table:table-cell office:value-type="float" office:value="0.277375">
                <text:p>0.27737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3.666667">
                <text:p>13.666667</text:p>
              </table:table-cell>
              <table:table-cell office:value-type="float" office:value="0.274845">
                <text:p>0.27484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3.700001">
                <text:p>13.700001</text:p>
              </table:table-cell>
              <table:table-cell office:value-type="float" office:value="0.280393">
                <text:p>0.28039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3.733334">
                <text:p>13.733334</text:p>
              </table:table-cell>
              <table:table-cell office:value-type="float" office:value="0.275076">
                <text:p>0.27507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3.766667">
                <text:p>13.766667</text:p>
              </table:table-cell>
              <table:table-cell office:value-type="float" office:value="0.277517">
                <text:p>0.27751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3.800001">
                <text:p>13.800001</text:p>
              </table:table-cell>
              <table:table-cell office:value-type="float" office:value="0.271225">
                <text:p>0.27122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3.833334">
                <text:p>13.833334</text:p>
              </table:table-cell>
              <table:table-cell office:value-type="float" office:value="0.283879">
                <text:p>0.28387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3.866667">
                <text:p>13.866667</text:p>
              </table:table-cell>
              <table:table-cell office:value-type="float" office:value="0.263971">
                <text:p>0.26397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3.900001">
                <text:p>13.900001</text:p>
              </table:table-cell>
              <table:table-cell office:value-type="float" office:value="0.273726">
                <text:p>0.27372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3.933334">
                <text:p>13.933334</text:p>
              </table:table-cell>
              <table:table-cell office:value-type="float" office:value="0.273526">
                <text:p>0.27352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3.966667">
                <text:p>13.966667</text:p>
              </table:table-cell>
              <table:table-cell office:value-type="float" office:value="0.278811">
                <text:p>0.27881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4.000001">
                <text:p>14.000001</text:p>
              </table:table-cell>
              <table:table-cell office:value-type="float" office:value="0.272273">
                <text:p>0.27227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4.033334">
                <text:p>14.033334</text:p>
              </table:table-cell>
              <table:table-cell office:value-type="float" office:value="0.276915">
                <text:p>0.27691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4.066667">
                <text:p>14.066667</text:p>
              </table:table-cell>
              <table:table-cell office:value-type="float" office:value="0.263138">
                <text:p>0.26313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4.100001">
                <text:p>14.100001</text:p>
              </table:table-cell>
              <table:table-cell office:value-type="float" office:value="0.287826">
                <text:p>0.28782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4.133334">
                <text:p>14.133334</text:p>
              </table:table-cell>
              <table:table-cell office:value-type="float" office:value="0.273318">
                <text:p>0.27331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4.166667">
                <text:p>14.166667</text:p>
              </table:table-cell>
              <table:table-cell office:value-type="float" office:value="0.267278">
                <text:p>0.26727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4.200001">
                <text:p>14.200001</text:p>
              </table:table-cell>
              <table:table-cell office:value-type="float" office:value="0.271597">
                <text:p>0.27159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4.233334">
                <text:p>14.233334</text:p>
              </table:table-cell>
              <table:table-cell office:value-type="float" office:value="0.27941">
                <text:p>0.2794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4.266667">
                <text:p>14.266667</text:p>
              </table:table-cell>
              <table:table-cell office:value-type="float" office:value="0.282004">
                <text:p>0.28200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4.300001">
                <text:p>14.300001</text:p>
              </table:table-cell>
              <table:table-cell office:value-type="float" office:value="0.276669">
                <text:p>0.27666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4.333334">
                <text:p>14.333334</text:p>
              </table:table-cell>
              <table:table-cell office:value-type="float" office:value="0.277801">
                <text:p>0.27780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4.366667">
                <text:p>14.366667</text:p>
              </table:table-cell>
              <table:table-cell office:value-type="float" office:value="0.275327">
                <text:p>0.27532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4.400001">
                <text:p>14.400001</text:p>
              </table:table-cell>
              <table:table-cell office:value-type="float" office:value="0.26784">
                <text:p>0.2678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4.433334">
                <text:p>14.433334</text:p>
              </table:table-cell>
              <table:table-cell office:value-type="float" office:value="0.258588">
                <text:p>0.25858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4.466667">
                <text:p>14.466667</text:p>
              </table:table-cell>
              <table:table-cell office:value-type="float" office:value="0.273496">
                <text:p>0.27349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4.500001">
                <text:p>14.500001</text:p>
              </table:table-cell>
              <table:table-cell office:value-type="float" office:value="0.250434">
                <text:p>0.25043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4.533334">
                <text:p>14.533334</text:p>
              </table:table-cell>
              <table:table-cell office:value-type="float" office:value="0.276893">
                <text:p>0.27689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4.566667">
                <text:p>14.566667</text:p>
              </table:table-cell>
              <table:table-cell office:value-type="float" office:value="0.28047">
                <text:p>0.2804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4.600001">
                <text:p>14.600001</text:p>
              </table:table-cell>
              <table:table-cell office:value-type="float" office:value="0.275089">
                <text:p>0.27508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4.633334">
                <text:p>14.633334</text:p>
              </table:table-cell>
              <table:table-cell office:value-type="float" office:value="0.278366">
                <text:p>0.27836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4.666667">
                <text:p>14.666667</text:p>
              </table:table-cell>
              <table:table-cell office:value-type="float" office:value="0.283186">
                <text:p>0.28318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4.700001">
                <text:p>14.700001</text:p>
              </table:table-cell>
              <table:table-cell office:value-type="float" office:value="0.273583">
                <text:p>0.27358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4.733334">
                <text:p>14.733334</text:p>
              </table:table-cell>
              <table:table-cell office:value-type="float" office:value="0.283443">
                <text:p>0.28344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4.766667">
                <text:p>14.766667</text:p>
              </table:table-cell>
              <table:table-cell office:value-type="float" office:value="0.280597">
                <text:p>0.28059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4.800001">
                <text:p>14.800001</text:p>
              </table:table-cell>
              <table:table-cell office:value-type="float" office:value="0.277849">
                <text:p>0.27784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4.833334">
                <text:p>14.833334</text:p>
              </table:table-cell>
              <table:table-cell office:value-type="float" office:value="0.273462">
                <text:p>0.27346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4.866667">
                <text:p>14.866667</text:p>
              </table:table-cell>
              <table:table-cell office:value-type="float" office:value="0.265469">
                <text:p>0.26546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4.900001">
                <text:p>14.900001</text:p>
              </table:table-cell>
              <table:table-cell office:value-type="float" office:value="0.276659">
                <text:p>0.27665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4.933334">
                <text:p>14.933334</text:p>
              </table:table-cell>
              <table:table-cell office:value-type="float" office:value="0.282515">
                <text:p>0.28251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4.966667">
                <text:p>14.966667</text:p>
              </table:table-cell>
              <table:table-cell office:value-type="float" office:value="0.265831">
                <text:p>0.26583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5.000001">
                <text:p>15.000001</text:p>
              </table:table-cell>
              <table:table-cell office:value-type="float" office:value="0.282173">
                <text:p>0.28217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5.033334">
                <text:p>15.033334</text:p>
              </table:table-cell>
              <table:table-cell office:value-type="float" office:value="0.280462">
                <text:p>0.28046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5.066667">
                <text:p>15.066667</text:p>
              </table:table-cell>
              <table:table-cell office:value-type="float" office:value="0.271492">
                <text:p>0.27149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5.100001">
                <text:p>15.100001</text:p>
              </table:table-cell>
              <table:table-cell office:value-type="float" office:value="0.281296">
                <text:p>0.28129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5.133334">
                <text:p>15.133334</text:p>
              </table:table-cell>
              <table:table-cell office:value-type="float" office:value="0.269861">
                <text:p>0.26986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5.166667">
                <text:p>15.166667</text:p>
              </table:table-cell>
              <table:table-cell office:value-type="float" office:value="0.269517">
                <text:p>0.26951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5.200001">
                <text:p>15.200001</text:p>
              </table:table-cell>
              <table:table-cell office:value-type="float" office:value="0.263954">
                <text:p>0.26395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5.233334">
                <text:p>15.233334</text:p>
              </table:table-cell>
              <table:table-cell office:value-type="float" office:value="0.282314">
                <text:p>0.28231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5.266667">
                <text:p>15.266667</text:p>
              </table:table-cell>
              <table:table-cell office:value-type="float" office:value="0.295437">
                <text:p>0.29543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5.300001">
                <text:p>15.300001</text:p>
              </table:table-cell>
              <table:table-cell office:value-type="float" office:value="0.285205">
                <text:p>0.28520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5.333334">
                <text:p>15.333334</text:p>
              </table:table-cell>
              <table:table-cell office:value-type="float" office:value="0.277503">
                <text:p>0.27750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5.366667">
                <text:p>15.366667</text:p>
              </table:table-cell>
              <table:table-cell office:value-type="float" office:value="0.278899">
                <text:p>0.27889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5.400001">
                <text:p>15.400001</text:p>
              </table:table-cell>
              <table:table-cell office:value-type="float" office:value="0.283028">
                <text:p>0.28302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5.433334">
                <text:p>15.433334</text:p>
              </table:table-cell>
              <table:table-cell office:value-type="float" office:value="0.286237">
                <text:p>0.28623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5.466667">
                <text:p>15.466667</text:p>
              </table:table-cell>
              <table:table-cell office:value-type="float" office:value="0.269799">
                <text:p>0.26979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5.500001">
                <text:p>15.500001</text:p>
              </table:table-cell>
              <table:table-cell office:value-type="float" office:value="0.266692">
                <text:p>0.26669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5.533334">
                <text:p>15.533334</text:p>
              </table:table-cell>
              <table:table-cell office:value-type="float" office:value="0.285621">
                <text:p>0.28562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5.566667">
                <text:p>15.566667</text:p>
              </table:table-cell>
              <table:table-cell office:value-type="float" office:value="0.278364">
                <text:p>0.27836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5.600001">
                <text:p>15.600001</text:p>
              </table:table-cell>
              <table:table-cell office:value-type="float" office:value="0.270652">
                <text:p>0.27065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5.633334">
                <text:p>15.633334</text:p>
              </table:table-cell>
              <table:table-cell office:value-type="float" office:value="0.261218">
                <text:p>0.26121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5.666667">
                <text:p>15.666667</text:p>
              </table:table-cell>
              <table:table-cell office:value-type="float" office:value="0.282849">
                <text:p>0.28284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5.700001">
                <text:p>15.700001</text:p>
              </table:table-cell>
              <table:table-cell office:value-type="float" office:value="0.28711">
                <text:p>0.2871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5.733334">
                <text:p>15.733334</text:p>
              </table:table-cell>
              <table:table-cell office:value-type="float" office:value="0.272834">
                <text:p>0.27283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5.766667">
                <text:p>15.766667</text:p>
              </table:table-cell>
              <table:table-cell office:value-type="float" office:value="0.279029">
                <text:p>0.27902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5.800001">
                <text:p>15.800001</text:p>
              </table:table-cell>
              <table:table-cell office:value-type="float" office:value="0.273759">
                <text:p>0.27375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5.833334">
                <text:p>15.833334</text:p>
              </table:table-cell>
              <table:table-cell office:value-type="float" office:value="0.281669">
                <text:p>0.28166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5.866667">
                <text:p>15.866667</text:p>
              </table:table-cell>
              <table:table-cell office:value-type="float" office:value="0.283905">
                <text:p>0.28390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5.900001">
                <text:p>15.900001</text:p>
              </table:table-cell>
              <table:table-cell office:value-type="float" office:value="0.285084">
                <text:p>0.28508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5.933334">
                <text:p>15.933334</text:p>
              </table:table-cell>
              <table:table-cell office:value-type="float" office:value="0.28312">
                <text:p>0.2831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5.966667">
                <text:p>15.966667</text:p>
              </table:table-cell>
              <table:table-cell office:value-type="float" office:value="0.258363">
                <text:p>0.25836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6.000001">
                <text:p>16.000001</text:p>
              </table:table-cell>
              <table:table-cell office:value-type="float" office:value="0.262136">
                <text:p>0.26213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6.033334">
                <text:p>16.033334</text:p>
              </table:table-cell>
              <table:table-cell office:value-type="float" office:value="0.270903">
                <text:p>0.27090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6.066668">
                <text:p>16.066668</text:p>
              </table:table-cell>
              <table:table-cell office:value-type="float" office:value="0.262862">
                <text:p>0.26286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6.100001">
                <text:p>16.100001</text:p>
              </table:table-cell>
              <table:table-cell office:value-type="float" office:value="0.272821">
                <text:p>0.27282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6.133334">
                <text:p>16.133334</text:p>
              </table:table-cell>
              <table:table-cell office:value-type="float" office:value="0.272198">
                <text:p>0.27219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6.166668">
                <text:p>16.166668</text:p>
              </table:table-cell>
              <table:table-cell office:value-type="float" office:value="0.291739">
                <text:p>0.29173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6.200001">
                <text:p>16.200001</text:p>
              </table:table-cell>
              <table:table-cell office:value-type="float" office:value="0.272465">
                <text:p>0.27246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6.233334">
                <text:p>16.233334</text:p>
              </table:table-cell>
              <table:table-cell office:value-type="float" office:value="0.269187">
                <text:p>0.26918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6.266668">
                <text:p>16.266668</text:p>
              </table:table-cell>
              <table:table-cell office:value-type="float" office:value="0.271295">
                <text:p>0.27129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6.300001">
                <text:p>16.300001</text:p>
              </table:table-cell>
              <table:table-cell office:value-type="float" office:value="0.259685">
                <text:p>0.25968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6.333334">
                <text:p>16.333334</text:p>
              </table:table-cell>
              <table:table-cell office:value-type="float" office:value="0.262871">
                <text:p>0.26287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6.366668">
                <text:p>16.366668</text:p>
              </table:table-cell>
              <table:table-cell office:value-type="float" office:value="0.268154">
                <text:p>0.26815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6.400001">
                <text:p>16.400001</text:p>
              </table:table-cell>
              <table:table-cell office:value-type="float" office:value="0.283901">
                <text:p>0.28390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6.433334">
                <text:p>16.433334</text:p>
              </table:table-cell>
              <table:table-cell office:value-type="float" office:value="0.273915">
                <text:p>0.27391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6.466668">
                <text:p>16.466668</text:p>
              </table:table-cell>
              <table:table-cell office:value-type="float" office:value="0.270936">
                <text:p>0.27093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6.500001">
                <text:p>16.500001</text:p>
              </table:table-cell>
              <table:table-cell office:value-type="float" office:value="0.275563">
                <text:p>0.27556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6.533334">
                <text:p>16.533334</text:p>
              </table:table-cell>
              <table:table-cell office:value-type="float" office:value="0.269265">
                <text:p>0.26926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6.566668">
                <text:p>16.566668</text:p>
              </table:table-cell>
              <table:table-cell office:value-type="float" office:value="0.271592">
                <text:p>0.27159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6.600001">
                <text:p>16.600001</text:p>
              </table:table-cell>
              <table:table-cell office:value-type="float" office:value="0.266339">
                <text:p>0.26633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6.633334">
                <text:p>16.633334</text:p>
              </table:table-cell>
              <table:table-cell office:value-type="float" office:value="0.274983">
                <text:p>0.27498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6.666668">
                <text:p>16.666668</text:p>
              </table:table-cell>
              <table:table-cell office:value-type="float" office:value="0.276811">
                <text:p>0.27681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6.700001">
                <text:p>16.700001</text:p>
              </table:table-cell>
              <table:table-cell office:value-type="float" office:value="0.267169">
                <text:p>0.26716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6.733334">
                <text:p>16.733334</text:p>
              </table:table-cell>
              <table:table-cell office:value-type="float" office:value="0.26852">
                <text:p>0.2685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6.766668">
                <text:p>16.766668</text:p>
              </table:table-cell>
              <table:table-cell office:value-type="float" office:value="0.273044">
                <text:p>0.27304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6.800001">
                <text:p>16.800001</text:p>
              </table:table-cell>
              <table:table-cell office:value-type="float" office:value="0.278222">
                <text:p>0.27822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6.833334">
                <text:p>16.833334</text:p>
              </table:table-cell>
              <table:table-cell office:value-type="float" office:value="0.27396">
                <text:p>0.2739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6.866668">
                <text:p>16.866668</text:p>
              </table:table-cell>
              <table:table-cell office:value-type="float" office:value="0.270809">
                <text:p>0.27080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6.900001">
                <text:p>16.900001</text:p>
              </table:table-cell>
              <table:table-cell office:value-type="float" office:value="0.272103">
                <text:p>0.27210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6.933334">
                <text:p>16.933334</text:p>
              </table:table-cell>
              <table:table-cell office:value-type="float" office:value="0.28699">
                <text:p>0.2869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6.966668">
                <text:p>16.966668</text:p>
              </table:table-cell>
              <table:table-cell office:value-type="float" office:value="0.276181">
                <text:p>0.27618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7.000001">
                <text:p>17.000001</text:p>
              </table:table-cell>
              <table:table-cell office:value-type="float" office:value="0.264855">
                <text:p>0.26485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7.033334">
                <text:p>17.033334</text:p>
              </table:table-cell>
              <table:table-cell office:value-type="float" office:value="0.270734">
                <text:p>0.27073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7.066668">
                <text:p>17.066668</text:p>
              </table:table-cell>
              <table:table-cell office:value-type="float" office:value="0.275217">
                <text:p>0.27521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7.100001">
                <text:p>17.100001</text:p>
              </table:table-cell>
              <table:table-cell office:value-type="float" office:value="0.272492">
                <text:p>0.27249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7.133334">
                <text:p>17.133334</text:p>
              </table:table-cell>
              <table:table-cell office:value-type="float" office:value="0.277087">
                <text:p>0.27708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7.166668">
                <text:p>17.166668</text:p>
              </table:table-cell>
              <table:table-cell office:value-type="float" office:value="0.261199">
                <text:p>0.26119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7.200001">
                <text:p>17.200001</text:p>
              </table:table-cell>
              <table:table-cell office:value-type="float" office:value="0.259442">
                <text:p>0.25944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7.233334">
                <text:p>17.233334</text:p>
              </table:table-cell>
              <table:table-cell office:value-type="float" office:value="0.276004">
                <text:p>0.27600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7.266668">
                <text:p>17.266668</text:p>
              </table:table-cell>
              <table:table-cell office:value-type="float" office:value="0.268885">
                <text:p>0.26888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7.300001">
                <text:p>17.300001</text:p>
              </table:table-cell>
              <table:table-cell office:value-type="float" office:value="0.284083">
                <text:p>0.28408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7.333334">
                <text:p>17.333334</text:p>
              </table:table-cell>
              <table:table-cell office:value-type="float" office:value="0.259236">
                <text:p>0.25923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7.366668">
                <text:p>17.366668</text:p>
              </table:table-cell>
              <table:table-cell office:value-type="float" office:value="0.274635">
                <text:p>0.27463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7.400001">
                <text:p>17.400001</text:p>
              </table:table-cell>
              <table:table-cell office:value-type="float" office:value="0.263221">
                <text:p>0.26322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7.433334">
                <text:p>17.433334</text:p>
              </table:table-cell>
              <table:table-cell office:value-type="float" office:value="0.254195">
                <text:p>0.25419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7.466668">
                <text:p>17.466668</text:p>
              </table:table-cell>
              <table:table-cell office:value-type="float" office:value="0.268042">
                <text:p>0.26804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7.500001">
                <text:p>17.500001</text:p>
              </table:table-cell>
              <table:table-cell office:value-type="float" office:value="0.269518">
                <text:p>0.26951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7.533334">
                <text:p>17.533334</text:p>
              </table:table-cell>
              <table:table-cell office:value-type="float" office:value="0.256493">
                <text:p>0.25649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7.566668">
                <text:p>17.566668</text:p>
              </table:table-cell>
              <table:table-cell office:value-type="float" office:value="0.264822">
                <text:p>0.26482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7.600001">
                <text:p>17.600001</text:p>
              </table:table-cell>
              <table:table-cell office:value-type="float" office:value="0.277679">
                <text:p>0.27767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7.633334">
                <text:p>17.633334</text:p>
              </table:table-cell>
              <table:table-cell office:value-type="float" office:value="0.274076">
                <text:p>0.27407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7.666668">
                <text:p>17.666668</text:p>
              </table:table-cell>
              <table:table-cell office:value-type="float" office:value="0.272673">
                <text:p>0.27267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7.700001">
                <text:p>17.700001</text:p>
              </table:table-cell>
              <table:table-cell office:value-type="float" office:value="0.277076">
                <text:p>0.27707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7.733334">
                <text:p>17.733334</text:p>
              </table:table-cell>
              <table:table-cell office:value-type="float" office:value="0.278391">
                <text:p>0.27839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7.766668">
                <text:p>17.766668</text:p>
              </table:table-cell>
              <table:table-cell office:value-type="float" office:value="0.290347">
                <text:p>0.29034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7.800001">
                <text:p>17.800001</text:p>
              </table:table-cell>
              <table:table-cell office:value-type="float" office:value="0.264139">
                <text:p>0.26413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7.833334">
                <text:p>17.833334</text:p>
              </table:table-cell>
              <table:table-cell office:value-type="float" office:value="0.273718">
                <text:p>0.27371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7.866668">
                <text:p>17.866668</text:p>
              </table:table-cell>
              <table:table-cell office:value-type="float" office:value="0.270911">
                <text:p>0.27091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7.900001">
                <text:p>17.900001</text:p>
              </table:table-cell>
              <table:table-cell office:value-type="float" office:value="0.288747">
                <text:p>0.28874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7.933334">
                <text:p>17.933334</text:p>
              </table:table-cell>
              <table:table-cell office:value-type="float" office:value="0.278669">
                <text:p>0.27866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7.966668">
                <text:p>17.966668</text:p>
              </table:table-cell>
              <table:table-cell office:value-type="float" office:value="0.279043">
                <text:p>0.27904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8.000001">
                <text:p>18.000001</text:p>
              </table:table-cell>
              <table:table-cell office:value-type="float" office:value="0.280457">
                <text:p>0.28045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8.033334">
                <text:p>18.033334</text:p>
              </table:table-cell>
              <table:table-cell office:value-type="float" office:value="0.290089">
                <text:p>0.29008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8.066668">
                <text:p>18.066668</text:p>
              </table:table-cell>
              <table:table-cell office:value-type="float" office:value="0.266111">
                <text:p>0.26611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8.100001">
                <text:p>18.100001</text:p>
              </table:table-cell>
              <table:table-cell office:value-type="float" office:value="0.272052">
                <text:p>0.27205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8.133334">
                <text:p>18.133334</text:p>
              </table:table-cell>
              <table:table-cell office:value-type="float" office:value="0.291185">
                <text:p>0.29118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8.166668">
                <text:p>18.166668</text:p>
              </table:table-cell>
              <table:table-cell office:value-type="float" office:value="0.270447">
                <text:p>0.27044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8.200001">
                <text:p>18.200001</text:p>
              </table:table-cell>
              <table:table-cell office:value-type="float" office:value="0.28302">
                <text:p>0.2830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8.233334">
                <text:p>18.233334</text:p>
              </table:table-cell>
              <table:table-cell office:value-type="float" office:value="0.27015">
                <text:p>0.2701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8.266668">
                <text:p>18.266668</text:p>
              </table:table-cell>
              <table:table-cell office:value-type="float" office:value="0.268527">
                <text:p>0.26852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8.300001">
                <text:p>18.300001</text:p>
              </table:table-cell>
              <table:table-cell office:value-type="float" office:value="0.272249">
                <text:p>0.27224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8.333334">
                <text:p>18.333334</text:p>
              </table:table-cell>
              <table:table-cell office:value-type="float" office:value="0.273464">
                <text:p>0.27346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8.366668">
                <text:p>18.366668</text:p>
              </table:table-cell>
              <table:table-cell office:value-type="float" office:value="0.274721">
                <text:p>0.27472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8.400001">
                <text:p>18.400001</text:p>
              </table:table-cell>
              <table:table-cell office:value-type="float" office:value="0.287935">
                <text:p>0.28793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8.433334">
                <text:p>18.433334</text:p>
              </table:table-cell>
              <table:table-cell office:value-type="float" office:value="0.280669">
                <text:p>0.28066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8.466668">
                <text:p>18.466668</text:p>
              </table:table-cell>
              <table:table-cell office:value-type="float" office:value="0.278018">
                <text:p>0.27801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8.500001">
                <text:p>18.500001</text:p>
              </table:table-cell>
              <table:table-cell office:value-type="float" office:value="0.271384">
                <text:p>0.27138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8.533334">
                <text:p>18.533334</text:p>
              </table:table-cell>
              <table:table-cell office:value-type="float" office:value="0.276837">
                <text:p>0.27683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8.566668">
                <text:p>18.566668</text:p>
              </table:table-cell>
              <table:table-cell office:value-type="float" office:value="0.261441">
                <text:p>0.26144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8.600001">
                <text:p>18.600001</text:p>
              </table:table-cell>
              <table:table-cell office:value-type="float" office:value="0.27628">
                <text:p>0.2762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8.633334">
                <text:p>18.633334</text:p>
              </table:table-cell>
              <table:table-cell office:value-type="float" office:value="0.278623">
                <text:p>0.27862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8.666668">
                <text:p>18.666668</text:p>
              </table:table-cell>
              <table:table-cell office:value-type="float" office:value="0.287387">
                <text:p>0.28738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8.700001">
                <text:p>18.700001</text:p>
              </table:table-cell>
              <table:table-cell office:value-type="float" office:value="0.277983">
                <text:p>0.27798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8.733334">
                <text:p>18.733334</text:p>
              </table:table-cell>
              <table:table-cell office:value-type="float" office:value="0.284538">
                <text:p>0.28453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8.766668">
                <text:p>18.766668</text:p>
              </table:table-cell>
              <table:table-cell office:value-type="float" office:value="0.278941">
                <text:p>0.27894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8.800001">
                <text:p>18.800001</text:p>
              </table:table-cell>
              <table:table-cell office:value-type="float" office:value="0.277647">
                <text:p>0.27764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8.833334">
                <text:p>18.833334</text:p>
              </table:table-cell>
              <table:table-cell office:value-type="float" office:value="0.280535">
                <text:p>0.28053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8.866668">
                <text:p>18.866668</text:p>
              </table:table-cell>
              <table:table-cell office:value-type="float" office:value="0.279453">
                <text:p>0.27945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8.900001">
                <text:p>18.900001</text:p>
              </table:table-cell>
              <table:table-cell office:value-type="float" office:value="0.283608">
                <text:p>0.28360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8.933334">
                <text:p>18.933334</text:p>
              </table:table-cell>
              <table:table-cell office:value-type="float" office:value="0.273964">
                <text:p>0.27396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8.966668">
                <text:p>18.966668</text:p>
              </table:table-cell>
              <table:table-cell office:value-type="float" office:value="0.272931">
                <text:p>0.27293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9.000001">
                <text:p>19.000001</text:p>
              </table:table-cell>
              <table:table-cell office:value-type="float" office:value="0.276784">
                <text:p>0.27678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9.033334">
                <text:p>19.033334</text:p>
              </table:table-cell>
              <table:table-cell office:value-type="float" office:value="0.273303">
                <text:p>0.27330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9.066668">
                <text:p>19.066668</text:p>
              </table:table-cell>
              <table:table-cell office:value-type="float" office:value="0.273035">
                <text:p>0.27303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9.100001">
                <text:p>19.100001</text:p>
              </table:table-cell>
              <table:table-cell office:value-type="float" office:value="0.259433">
                <text:p>0.25943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9.133334">
                <text:p>19.133334</text:p>
              </table:table-cell>
              <table:table-cell office:value-type="float" office:value="0.276529">
                <text:p>0.27652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9.166668">
                <text:p>19.166668</text:p>
              </table:table-cell>
              <table:table-cell office:value-type="float" office:value="0.274125">
                <text:p>0.27412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9.200001">
                <text:p>19.200001</text:p>
              </table:table-cell>
              <table:table-cell office:value-type="float" office:value="0.273808">
                <text:p>0.27380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9.233334">
                <text:p>19.233334</text:p>
              </table:table-cell>
              <table:table-cell office:value-type="float" office:value="0.275008">
                <text:p>0.27500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9.266668">
                <text:p>19.266668</text:p>
              </table:table-cell>
              <table:table-cell office:value-type="float" office:value="0.280618">
                <text:p>0.28061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9.300001">
                <text:p>19.300001</text:p>
              </table:table-cell>
              <table:table-cell office:value-type="float" office:value="0.265787">
                <text:p>0.26578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9.333334">
                <text:p>19.333334</text:p>
              </table:table-cell>
              <table:table-cell office:value-type="float" office:value="0.277691">
                <text:p>0.27769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9.366668">
                <text:p>19.366668</text:p>
              </table:table-cell>
              <table:table-cell office:value-type="float" office:value="0.27292">
                <text:p>0.2729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9.400001">
                <text:p>19.400001</text:p>
              </table:table-cell>
              <table:table-cell office:value-type="float" office:value="0.269334">
                <text:p>0.26933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9.433334">
                <text:p>19.433334</text:p>
              </table:table-cell>
              <table:table-cell office:value-type="float" office:value="0.267519">
                <text:p>0.26751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9.466668">
                <text:p>19.466668</text:p>
              </table:table-cell>
              <table:table-cell office:value-type="float" office:value="0.270638">
                <text:p>0.27063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9.500001">
                <text:p>19.500001</text:p>
              </table:table-cell>
              <table:table-cell office:value-type="float" office:value="0.270089">
                <text:p>0.27008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9.533334">
                <text:p>19.533334</text:p>
              </table:table-cell>
              <table:table-cell office:value-type="float" office:value="0.285653">
                <text:p>0.28565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9.566668">
                <text:p>19.566668</text:p>
              </table:table-cell>
              <table:table-cell office:value-type="float" office:value="0.279037">
                <text:p>0.27903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9.600001">
                <text:p>19.600001</text:p>
              </table:table-cell>
              <table:table-cell office:value-type="float" office:value="0.268417">
                <text:p>0.26841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9.633334">
                <text:p>19.633334</text:p>
              </table:table-cell>
              <table:table-cell office:value-type="float" office:value="0.275492">
                <text:p>0.27549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9.666668">
                <text:p>19.666668</text:p>
              </table:table-cell>
              <table:table-cell office:value-type="float" office:value="0.276703">
                <text:p>0.27670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9.700001">
                <text:p>19.700001</text:p>
              </table:table-cell>
              <table:table-cell office:value-type="float" office:value="0.265323">
                <text:p>0.26532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9.733334">
                <text:p>19.733334</text:p>
              </table:table-cell>
              <table:table-cell office:value-type="float" office:value="0.270404">
                <text:p>0.27040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9.766668">
                <text:p>19.766668</text:p>
              </table:table-cell>
              <table:table-cell office:value-type="float" office:value="0.276776">
                <text:p>0.27677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9.800001">
                <text:p>19.800001</text:p>
              </table:table-cell>
              <table:table-cell office:value-type="float" office:value="0.266333">
                <text:p>0.26633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9.833334">
                <text:p>19.833334</text:p>
              </table:table-cell>
              <table:table-cell office:value-type="float" office:value="0.27861">
                <text:p>0.2786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9.866668">
                <text:p>19.866668</text:p>
              </table:table-cell>
              <table:table-cell office:value-type="float" office:value="0.284405">
                <text:p>0.28440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9.900001">
                <text:p>19.900001</text:p>
              </table:table-cell>
              <table:table-cell office:value-type="float" office:value="0.287104">
                <text:p>0.28710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9.933334">
                <text:p>19.933334</text:p>
              </table:table-cell>
              <table:table-cell office:value-type="float" office:value="0.265666">
                <text:p>0.26566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9.966668">
                <text:p>19.966668</text:p>
              </table:table-cell>
              <table:table-cell office:value-type="float" office:value="0.266947">
                <text:p>0.26694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0.000001">
                <text:p>20.000001</text:p>
              </table:table-cell>
              <table:table-cell office:value-type="float" office:value="0.271281">
                <text:p>0.27128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0.033334">
                <text:p>20.033334</text:p>
              </table:table-cell>
              <table:table-cell office:value-type="float" office:value="0.270912">
                <text:p>0.27091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0.066668">
                <text:p>20.066668</text:p>
              </table:table-cell>
              <table:table-cell office:value-type="float" office:value="0.271199">
                <text:p>0.27119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0.100001">
                <text:p>20.100001</text:p>
              </table:table-cell>
              <table:table-cell office:value-type="float" office:value="0.281083">
                <text:p>0.28108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0.133334">
                <text:p>20.133334</text:p>
              </table:table-cell>
              <table:table-cell office:value-type="float" office:value="0.272204">
                <text:p>0.27220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0.166668">
                <text:p>20.166668</text:p>
              </table:table-cell>
              <table:table-cell office:value-type="float" office:value="0.273318">
                <text:p>0.27331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0.200001">
                <text:p>20.200001</text:p>
              </table:table-cell>
              <table:table-cell office:value-type="float" office:value="0.263694">
                <text:p>0.26369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0.233334">
                <text:p>20.233334</text:p>
              </table:table-cell>
              <table:table-cell office:value-type="float" office:value="0.28113">
                <text:p>0.2811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0.266668">
                <text:p>20.266668</text:p>
              </table:table-cell>
              <table:table-cell office:value-type="float" office:value="0.28316">
                <text:p>0.2831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0.300001">
                <text:p>20.300001</text:p>
              </table:table-cell>
              <table:table-cell office:value-type="float" office:value="0.275548">
                <text:p>0.27554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0.333334">
                <text:p>20.333334</text:p>
              </table:table-cell>
              <table:table-cell office:value-type="float" office:value="0.280547">
                <text:p>0.28054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0.366668">
                <text:p>20.366668</text:p>
              </table:table-cell>
              <table:table-cell office:value-type="float" office:value="0.276092">
                <text:p>0.27609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0.400001">
                <text:p>20.400001</text:p>
              </table:table-cell>
              <table:table-cell office:value-type="float" office:value="0.278896">
                <text:p>0.27889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0.433334">
                <text:p>20.433334</text:p>
              </table:table-cell>
              <table:table-cell office:value-type="float" office:value="0.283372">
                <text:p>0.28337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0.466668">
                <text:p>20.466668</text:p>
              </table:table-cell>
              <table:table-cell office:value-type="float" office:value="0.260544">
                <text:p>0.26054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0.500001">
                <text:p>20.500001</text:p>
              </table:table-cell>
              <table:table-cell office:value-type="float" office:value="0.288283">
                <text:p>0.28828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0.533334">
                <text:p>20.533334</text:p>
              </table:table-cell>
              <table:table-cell office:value-type="float" office:value="0.272376">
                <text:p>0.27237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0.566668">
                <text:p>20.566668</text:p>
              </table:table-cell>
              <table:table-cell office:value-type="float" office:value="0.280083">
                <text:p>0.28008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0.600001">
                <text:p>20.600001</text:p>
              </table:table-cell>
              <table:table-cell office:value-type="float" office:value="0.270273">
                <text:p>0.27027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0.633334">
                <text:p>20.633334</text:p>
              </table:table-cell>
              <table:table-cell office:value-type="float" office:value="0.279203">
                <text:p>0.27920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0.666668">
                <text:p>20.666668</text:p>
              </table:table-cell>
              <table:table-cell office:value-type="float" office:value="0.276842">
                <text:p>0.27684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0.700001">
                <text:p>20.700001</text:p>
              </table:table-cell>
              <table:table-cell office:value-type="float" office:value="0.269874">
                <text:p>0.26987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0.733334">
                <text:p>20.733334</text:p>
              </table:table-cell>
              <table:table-cell office:value-type="float" office:value="0.284817">
                <text:p>0.28481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0.766668">
                <text:p>20.766668</text:p>
              </table:table-cell>
              <table:table-cell office:value-type="float" office:value="0.290311">
                <text:p>0.29031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0.800001">
                <text:p>20.800001</text:p>
              </table:table-cell>
              <table:table-cell office:value-type="float" office:value="0.263511">
                <text:p>0.26351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0.833334">
                <text:p>20.833334</text:p>
              </table:table-cell>
              <table:table-cell office:value-type="float" office:value="0.260476">
                <text:p>0.26047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0.866668">
                <text:p>20.866668</text:p>
              </table:table-cell>
              <table:table-cell office:value-type="float" office:value="0.271019">
                <text:p>0.27101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0.900001">
                <text:p>20.900001</text:p>
              </table:table-cell>
              <table:table-cell office:value-type="float" office:value="0.268593">
                <text:p>0.26859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0.933334">
                <text:p>20.933334</text:p>
              </table:table-cell>
              <table:table-cell office:value-type="float" office:value="0.110903">
                <text:p>0.11090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0.966668">
                <text:p>20.966668</text:p>
              </table:table-cell>
              <table:table-cell office:value-type="float" office:value="0.109801">
                <text:p>0.10980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1.000001">
                <text:p>21.000001</text:p>
              </table:table-cell>
              <table:table-cell office:value-type="float" office:value="0.112025">
                <text:p>0.11202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1.033334">
                <text:p>21.033334</text:p>
              </table:table-cell>
              <table:table-cell office:value-type="float" office:value="0.12682">
                <text:p>0.1268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1.066668">
                <text:p>21.066668</text:p>
              </table:table-cell>
              <table:table-cell office:value-type="float" office:value="0.113742">
                <text:p>0.11374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1.100001">
                <text:p>21.100001</text:p>
              </table:table-cell>
              <table:table-cell office:value-type="float" office:value="0.089646">
                <text:p>0.08964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1.133334">
                <text:p>21.133334</text:p>
              </table:table-cell>
              <table:table-cell office:value-type="float" office:value="0.089774">
                <text:p>0.08977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1.166668">
                <text:p>21.166668</text:p>
              </table:table-cell>
              <table:table-cell office:value-type="float" office:value="0.086857">
                <text:p>0.08685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1.200001">
                <text:p>21.200001</text:p>
              </table:table-cell>
              <table:table-cell office:value-type="float" office:value="0.064566">
                <text:p>0.06456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1.233334">
                <text:p>21.233334</text:p>
              </table:table-cell>
              <table:table-cell office:value-type="float" office:value="0.055184">
                <text:p>0.05518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1.266668">
                <text:p>21.266668</text:p>
              </table:table-cell>
              <table:table-cell office:value-type="float" office:value="0.053928">
                <text:p>0.05392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1.300001">
                <text:p>21.300001</text:p>
              </table:table-cell>
              <table:table-cell office:value-type="float" office:value="0.049076">
                <text:p>0.04907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1.333334">
                <text:p>21.333334</text:p>
              </table:table-cell>
              <table:table-cell office:value-type="float" office:value="0.055629">
                <text:p>0.05562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1.366668">
                <text:p>21.366668</text:p>
              </table:table-cell>
              <table:table-cell office:value-type="float" office:value="0.07629">
                <text:p>0.0762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1.400001">
                <text:p>21.400001</text:p>
              </table:table-cell>
              <table:table-cell office:value-type="float" office:value="0.08029">
                <text:p>0.0802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1.433334">
                <text:p>21.433334</text:p>
              </table:table-cell>
              <table:table-cell office:value-type="float" office:value="0.087246">
                <text:p>0.08724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1.466668">
                <text:p>21.466668</text:p>
              </table:table-cell>
              <table:table-cell office:value-type="float" office:value="0.09969">
                <text:p>0.0996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1.500001">
                <text:p>21.500001</text:p>
              </table:table-cell>
              <table:table-cell office:value-type="float" office:value="0.110748">
                <text:p>0.11074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1.533334">
                <text:p>21.533334</text:p>
              </table:table-cell>
              <table:table-cell office:value-type="float" office:value="0.137717">
                <text:p>0.13771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1.566668">
                <text:p>21.566668</text:p>
              </table:table-cell>
              <table:table-cell office:value-type="float" office:value="0.143913">
                <text:p>0.14391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1.600001">
                <text:p>21.600001</text:p>
              </table:table-cell>
              <table:table-cell office:value-type="float" office:value="0.135842">
                <text:p>0.13584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1.633334">
                <text:p>21.633334</text:p>
              </table:table-cell>
              <table:table-cell office:value-type="float" office:value="0.155578">
                <text:p>0.15557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1.666668">
                <text:p>21.666668</text:p>
              </table:table-cell>
              <table:table-cell office:value-type="float" office:value="0.1705">
                <text:p>0.170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1.700001">
                <text:p>21.700001</text:p>
              </table:table-cell>
              <table:table-cell office:value-type="float" office:value="0.181439">
                <text:p>0.18143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1.733334">
                <text:p>21.733334</text:p>
              </table:table-cell>
              <table:table-cell office:value-type="float" office:value="0.159643">
                <text:p>0.15964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1.766668">
                <text:p>21.766668</text:p>
              </table:table-cell>
              <table:table-cell office:value-type="float" office:value="0.16774">
                <text:p>0.1677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1.800001">
                <text:p>21.800001</text:p>
              </table:table-cell>
              <table:table-cell office:value-type="float" office:value="0.168265">
                <text:p>0.16826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1.833334">
                <text:p>21.833334</text:p>
              </table:table-cell>
              <table:table-cell office:value-type="float" office:value="0.161126">
                <text:p>0.16112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1.866668">
                <text:p>21.866668</text:p>
              </table:table-cell>
              <table:table-cell office:value-type="float" office:value="0.166718">
                <text:p>0.16671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1.900001">
                <text:p>21.900001</text:p>
              </table:table-cell>
              <table:table-cell office:value-type="float" office:value="0.151414">
                <text:p>0.15141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1.933334">
                <text:p>21.933334</text:p>
              </table:table-cell>
              <table:table-cell office:value-type="float" office:value="0.120418">
                <text:p>0.12041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1.966668">
                <text:p>21.966668</text:p>
              </table:table-cell>
              <table:table-cell office:value-type="float" office:value="0.120552">
                <text:p>0.12055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2.000001">
                <text:p>22.000001</text:p>
              </table:table-cell>
              <table:table-cell office:value-type="float" office:value="0.08899">
                <text:p>0.0889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2.033334">
                <text:p>22.033334</text:p>
              </table:table-cell>
              <table:table-cell office:value-type="float" office:value="0.079095">
                <text:p>0.07909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2.066668">
                <text:p>22.066668</text:p>
              </table:table-cell>
              <table:table-cell office:value-type="float" office:value="0.057164">
                <text:p>0.05716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2.100001">
                <text:p>22.100001</text:p>
              </table:table-cell>
              <table:table-cell office:value-type="float" office:value="0.056054">
                <text:p>0.05605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2.133334">
                <text:p>22.133334</text:p>
              </table:table-cell>
              <table:table-cell office:value-type="float" office:value="0.070147">
                <text:p>0.07014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2.166668">
                <text:p>22.166668</text:p>
              </table:table-cell>
              <table:table-cell office:value-type="float" office:value="0.048325">
                <text:p>0.04832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2.200001">
                <text:p>22.200001</text:p>
              </table:table-cell>
              <table:table-cell office:value-type="float" office:value="0.052515">
                <text:p>0.05251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2.233334">
                <text:p>22.233334</text:p>
              </table:table-cell>
              <table:table-cell office:value-type="float" office:value="0.068275">
                <text:p>0.06827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2.266668">
                <text:p>22.266668</text:p>
              </table:table-cell>
              <table:table-cell office:value-type="float" office:value="0.070801">
                <text:p>0.07080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2.300001">
                <text:p>22.300001</text:p>
              </table:table-cell>
              <table:table-cell office:value-type="float" office:value="0.091971">
                <text:p>0.09197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2.333334">
                <text:p>22.333334</text:p>
              </table:table-cell>
              <table:table-cell office:value-type="float" office:value="0.10015">
                <text:p>0.1001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2.366668">
                <text:p>22.366668</text:p>
              </table:table-cell>
              <table:table-cell office:value-type="float" office:value="0.103687">
                <text:p>0.10368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2.400001">
                <text:p>22.400001</text:p>
              </table:table-cell>
              <table:table-cell office:value-type="float" office:value="0.117581">
                <text:p>0.11758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2.433335">
                <text:p>22.433335</text:p>
              </table:table-cell>
              <table:table-cell office:value-type="float" office:value="0.09987">
                <text:p>0.0998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2.466668">
                <text:p>22.466668</text:p>
              </table:table-cell>
              <table:table-cell office:value-type="float" office:value="0.130757">
                <text:p>0.13075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2.500001">
                <text:p>22.500001</text:p>
              </table:table-cell>
              <table:table-cell office:value-type="float" office:value="0.133099">
                <text:p>0.13309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2.533335">
                <text:p>22.533335</text:p>
              </table:table-cell>
              <table:table-cell office:value-type="float" office:value="0.113414">
                <text:p>0.11341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2.566668">
                <text:p>22.566668</text:p>
              </table:table-cell>
              <table:table-cell office:value-type="float" office:value="0.11387">
                <text:p>0.1138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2.600001">
                <text:p>22.600001</text:p>
              </table:table-cell>
              <table:table-cell office:value-type="float" office:value="0.108398">
                <text:p>0.10839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2.633335">
                <text:p>22.633335</text:p>
              </table:table-cell>
              <table:table-cell office:value-type="float" office:value="0.119336">
                <text:p>0.11933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2.666668">
                <text:p>22.666668</text:p>
              </table:table-cell>
              <table:table-cell office:value-type="float" office:value="0.06212">
                <text:p>0.0621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2.700001">
                <text:p>22.700001</text:p>
              </table:table-cell>
              <table:table-cell office:value-type="float" office:value="0.061791">
                <text:p>0.06179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2.733335">
                <text:p>22.733335</text:p>
              </table:table-cell>
              <table:table-cell office:value-type="float" office:value="0.067835">
                <text:p>0.06783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2.766668">
                <text:p>22.766668</text:p>
              </table:table-cell>
              <table:table-cell office:value-type="float" office:value="0.072878">
                <text:p>0.07287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2.800001">
                <text:p>22.800001</text:p>
              </table:table-cell>
              <table:table-cell office:value-type="float" office:value="0.060643">
                <text:p>0.06064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2.833335">
                <text:p>22.833335</text:p>
              </table:table-cell>
              <table:table-cell office:value-type="float" office:value="0.062143">
                <text:p>0.06214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2.866668">
                <text:p>22.866668</text:p>
              </table:table-cell>
              <table:table-cell office:value-type="float" office:value="0.082263">
                <text:p>0.08226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2.900001">
                <text:p>22.900001</text:p>
              </table:table-cell>
              <table:table-cell office:value-type="float" office:value="0.070473">
                <text:p>0.07047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2.933335">
                <text:p>22.933335</text:p>
              </table:table-cell>
              <table:table-cell office:value-type="float" office:value="0.073638">
                <text:p>0.07363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2.966668">
                <text:p>22.966668</text:p>
              </table:table-cell>
              <table:table-cell office:value-type="float" office:value="0.106161">
                <text:p>0.10616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3.000001">
                <text:p>23.000001</text:p>
              </table:table-cell>
              <table:table-cell office:value-type="float" office:value="0.092967">
                <text:p>0.09296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3.033335">
                <text:p>23.033335</text:p>
              </table:table-cell>
              <table:table-cell office:value-type="float" office:value="0.134524">
                <text:p>0.13452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3.066668">
                <text:p>23.066668</text:p>
              </table:table-cell>
              <table:table-cell office:value-type="float" office:value="0.127449">
                <text:p>0.12744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3.100001">
                <text:p>23.100001</text:p>
              </table:table-cell>
              <table:table-cell office:value-type="float" office:value="0.136489">
                <text:p>0.13648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3.133335">
                <text:p>23.133335</text:p>
              </table:table-cell>
              <table:table-cell office:value-type="float" office:value="0.12223">
                <text:p>0.1222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3.166668">
                <text:p>23.166668</text:p>
              </table:table-cell>
              <table:table-cell office:value-type="float" office:value="0.136422">
                <text:p>0.13642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3.200001">
                <text:p>23.200001</text:p>
              </table:table-cell>
              <table:table-cell office:value-type="float" office:value="0.165929">
                <text:p>0.16592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3.233335">
                <text:p>23.233335</text:p>
              </table:table-cell>
              <table:table-cell office:value-type="float" office:value="0.146765">
                <text:p>0.14676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3.266668">
                <text:p>23.266668</text:p>
              </table:table-cell>
              <table:table-cell office:value-type="float" office:value="0.181765">
                <text:p>0.18176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3.300001">
                <text:p>23.300001</text:p>
              </table:table-cell>
              <table:table-cell office:value-type="float" office:value="0.188643">
                <text:p>0.18864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3.333335">
                <text:p>23.333335</text:p>
              </table:table-cell>
              <table:table-cell office:value-type="float" office:value="0.191698">
                <text:p>0.19169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3.366668">
                <text:p>23.366668</text:p>
              </table:table-cell>
              <table:table-cell office:value-type="float" office:value="0.199682">
                <text:p>0.19968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3.400001">
                <text:p>23.400001</text:p>
              </table:table-cell>
              <table:table-cell office:value-type="float" office:value="0.210786">
                <text:p>0.21078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3.433335">
                <text:p>23.433335</text:p>
              </table:table-cell>
              <table:table-cell office:value-type="float" office:value="0.192644">
                <text:p>0.19264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3.466668">
                <text:p>23.466668</text:p>
              </table:table-cell>
              <table:table-cell office:value-type="float" office:value="0.208549">
                <text:p>0.20854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3.500001">
                <text:p>23.500001</text:p>
              </table:table-cell>
              <table:table-cell office:value-type="float" office:value="0.209036">
                <text:p>0.20903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3.533335">
                <text:p>23.533335</text:p>
              </table:table-cell>
              <table:table-cell office:value-type="float" office:value="0.204279">
                <text:p>0.20427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3.566668">
                <text:p>23.566668</text:p>
              </table:table-cell>
              <table:table-cell office:value-type="float" office:value="0.187934">
                <text:p>0.18793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3.600001">
                <text:p>23.600001</text:p>
              </table:table-cell>
              <table:table-cell office:value-type="float" office:value="0.187933">
                <text:p>0.18793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3.633335">
                <text:p>23.633335</text:p>
              </table:table-cell>
              <table:table-cell office:value-type="float" office:value="0.182802">
                <text:p>0.18280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3.666668">
                <text:p>23.666668</text:p>
              </table:table-cell>
              <table:table-cell office:value-type="float" office:value="0.174479">
                <text:p>0.17447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3.700001">
                <text:p>23.700001</text:p>
              </table:table-cell>
              <table:table-cell office:value-type="float" office:value="0.163882">
                <text:p>0.16388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3.733335">
                <text:p>23.733335</text:p>
              </table:table-cell>
              <table:table-cell office:value-type="float" office:value="0.155967">
                <text:p>0.15596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3.766668">
                <text:p>23.766668</text:p>
              </table:table-cell>
              <table:table-cell office:value-type="float" office:value="0.14287">
                <text:p>0.1428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3.800001">
                <text:p>23.800001</text:p>
              </table:table-cell>
              <table:table-cell office:value-type="float" office:value="0.144464">
                <text:p>0.14446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3.833335">
                <text:p>23.833335</text:p>
              </table:table-cell>
              <table:table-cell office:value-type="float" office:value="0.137991">
                <text:p>0.13799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3.866668">
                <text:p>23.866668</text:p>
              </table:table-cell>
              <table:table-cell office:value-type="float" office:value="0.105037">
                <text:p>0.10503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3.900001">
                <text:p>23.900001</text:p>
              </table:table-cell>
              <table:table-cell office:value-type="float" office:value="0.097362">
                <text:p>0.09736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3.933335">
                <text:p>23.933335</text:p>
              </table:table-cell>
              <table:table-cell office:value-type="float" office:value="0.097021">
                <text:p>0.09702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3.966668">
                <text:p>23.966668</text:p>
              </table:table-cell>
              <table:table-cell office:value-type="float" office:value="0.08774">
                <text:p>0.0877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4.000001">
                <text:p>24.000001</text:p>
              </table:table-cell>
              <table:table-cell office:value-type="float" office:value="0.073003">
                <text:p>0.07300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4.033335">
                <text:p>24.033335</text:p>
              </table:table-cell>
              <table:table-cell office:value-type="float" office:value="0.086208">
                <text:p>0.08620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4.066668">
                <text:p>24.066668</text:p>
              </table:table-cell>
              <table:table-cell office:value-type="float" office:value="0.068169">
                <text:p>0.06816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4.100001">
                <text:p>24.100001</text:p>
              </table:table-cell>
              <table:table-cell office:value-type="float" office:value="0.054884">
                <text:p>0.05488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4.133335">
                <text:p>24.133335</text:p>
              </table:table-cell>
              <table:table-cell office:value-type="float" office:value="0.054219">
                <text:p>0.05421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4.166668">
                <text:p>24.166668</text:p>
              </table:table-cell>
              <table:table-cell office:value-type="float" office:value="0.057421">
                <text:p>0.05742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4.200001">
                <text:p>24.200001</text:p>
              </table:table-cell>
              <table:table-cell office:value-type="float" office:value="0.055472">
                <text:p>0.05547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4.233335">
                <text:p>24.233335</text:p>
              </table:table-cell>
              <table:table-cell office:value-type="float" office:value="0.061607">
                <text:p>0.06160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4.266668">
                <text:p>24.266668</text:p>
              </table:table-cell>
              <table:table-cell office:value-type="float" office:value="0.055424">
                <text:p>0.05542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4.300001">
                <text:p>24.300001</text:p>
              </table:table-cell>
              <table:table-cell office:value-type="float" office:value="0.051499">
                <text:p>0.05149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4.333335">
                <text:p>24.333335</text:p>
              </table:table-cell>
              <table:table-cell office:value-type="float" office:value="0.041142">
                <text:p>0.04114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4.366668">
                <text:p>24.366668</text:p>
              </table:table-cell>
              <table:table-cell office:value-type="float" office:value="0.061249">
                <text:p>0.06124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4.400001">
                <text:p>24.400001</text:p>
              </table:table-cell>
              <table:table-cell office:value-type="float" office:value="0.244519">
                <text:p>0.24451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4.433335">
                <text:p>24.433335</text:p>
              </table:table-cell>
              <table:table-cell office:value-type="float" office:value="0.229607">
                <text:p>0.22960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4.466668">
                <text:p>24.466668</text:p>
              </table:table-cell>
              <table:table-cell office:value-type="float" office:value="0.216514">
                <text:p>0.21651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4.500001">
                <text:p>24.500001</text:p>
              </table:table-cell>
              <table:table-cell office:value-type="float" office:value="0.213106">
                <text:p>0.21310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4.533335">
                <text:p>24.533335</text:p>
              </table:table-cell>
              <table:table-cell office:value-type="float" office:value="0.225177">
                <text:p>0.22517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4.566668">
                <text:p>24.566668</text:p>
              </table:table-cell>
              <table:table-cell office:value-type="float" office:value="0.229165">
                <text:p>0.22916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4.600001">
                <text:p>24.600001</text:p>
              </table:table-cell>
              <table:table-cell office:value-type="float" office:value="0.216493">
                <text:p>0.21649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4.633335">
                <text:p>24.633335</text:p>
              </table:table-cell>
              <table:table-cell office:value-type="float" office:value="0.225374">
                <text:p>0.22537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4.666668">
                <text:p>24.666668</text:p>
              </table:table-cell>
              <table:table-cell office:value-type="float" office:value="0.218306">
                <text:p>0.21830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4.700001">
                <text:p>24.700001</text:p>
              </table:table-cell>
              <table:table-cell office:value-type="float" office:value="0.203797">
                <text:p>0.20379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4.733335">
                <text:p>24.733335</text:p>
              </table:table-cell>
              <table:table-cell office:value-type="float" office:value="0.212238">
                <text:p>0.21223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4.766668">
                <text:p>24.766668</text:p>
              </table:table-cell>
              <table:table-cell office:value-type="float" office:value="0.22817">
                <text:p>0.2281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4.800001">
                <text:p>24.800001</text:p>
              </table:table-cell>
              <table:table-cell office:value-type="float" office:value="0.221116">
                <text:p>0.22111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4.833335">
                <text:p>24.833335</text:p>
              </table:table-cell>
              <table:table-cell office:value-type="float" office:value="0.227373">
                <text:p>0.22737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4.866668">
                <text:p>24.866668</text:p>
              </table:table-cell>
              <table:table-cell office:value-type="float" office:value="0.242527">
                <text:p>0.24252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4.900001">
                <text:p>24.900001</text:p>
              </table:table-cell>
              <table:table-cell office:value-type="float" office:value="0.216131">
                <text:p>0.21613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4.933335">
                <text:p>24.933335</text:p>
              </table:table-cell>
              <table:table-cell office:value-type="float" office:value="0.222727">
                <text:p>0.22272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4.966668">
                <text:p>24.966668</text:p>
              </table:table-cell>
              <table:table-cell office:value-type="float" office:value="0.240857">
                <text:p>0.24085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5.000001">
                <text:p>25.000001</text:p>
              </table:table-cell>
              <table:table-cell office:value-type="float" office:value="0.240952">
                <text:p>0.24095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5.033335">
                <text:p>25.033335</text:p>
              </table:table-cell>
              <table:table-cell office:value-type="float" office:value="0.233486">
                <text:p>0.23348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5.066668">
                <text:p>25.066668</text:p>
              </table:table-cell>
              <table:table-cell office:value-type="float" office:value="0.230974">
                <text:p>0.23097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5.100001">
                <text:p>25.100001</text:p>
              </table:table-cell>
              <table:table-cell office:value-type="float" office:value="0.216796">
                <text:p>0.21679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5.133335">
                <text:p>25.133335</text:p>
              </table:table-cell>
              <table:table-cell office:value-type="float" office:value="0.233936">
                <text:p>0.23393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5.166668">
                <text:p>25.166668</text:p>
              </table:table-cell>
              <table:table-cell office:value-type="float" office:value="0.234418">
                <text:p>0.23441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5.200001">
                <text:p>25.200001</text:p>
              </table:table-cell>
              <table:table-cell office:value-type="float" office:value="0.243854">
                <text:p>0.24385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5.233335">
                <text:p>25.233335</text:p>
              </table:table-cell>
              <table:table-cell office:value-type="float" office:value="0.232825">
                <text:p>0.23282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5.266668">
                <text:p>25.266668</text:p>
              </table:table-cell>
              <table:table-cell office:value-type="float" office:value="0.230646">
                <text:p>0.23064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5.300001">
                <text:p>25.300001</text:p>
              </table:table-cell>
              <table:table-cell office:value-type="float" office:value="0.238013">
                <text:p>0.23801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5.333335">
                <text:p>25.333335</text:p>
              </table:table-cell>
              <table:table-cell office:value-type="float" office:value="0.245079">
                <text:p>0.24507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5.366668">
                <text:p>25.366668</text:p>
              </table:table-cell>
              <table:table-cell office:value-type="float" office:value="0.244635">
                <text:p>0.24463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5.400001">
                <text:p>25.400001</text:p>
              </table:table-cell>
              <table:table-cell office:value-type="float" office:value="0.221706">
                <text:p>0.22170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5.433335">
                <text:p>25.433335</text:p>
              </table:table-cell>
              <table:table-cell office:value-type="float" office:value="0.214118">
                <text:p>0.21411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5.466668">
                <text:p>25.466668</text:p>
              </table:table-cell>
              <table:table-cell office:value-type="float" office:value="0.224456">
                <text:p>0.22445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5.500001">
                <text:p>25.500001</text:p>
              </table:table-cell>
              <table:table-cell office:value-type="float" office:value="0.221556">
                <text:p>0.22155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5.533335">
                <text:p>25.533335</text:p>
              </table:table-cell>
              <table:table-cell office:value-type="float" office:value="0.222341">
                <text:p>0.22234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5.566668">
                <text:p>25.566668</text:p>
              </table:table-cell>
              <table:table-cell office:value-type="float" office:value="0.206546">
                <text:p>0.20654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5.600001">
                <text:p>25.600001</text:p>
              </table:table-cell>
              <table:table-cell office:value-type="float" office:value="0.198219">
                <text:p>0.19821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5.633335">
                <text:p>25.633335</text:p>
              </table:table-cell>
              <table:table-cell office:value-type="float" office:value="0.204774">
                <text:p>0.20477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5.666668">
                <text:p>25.666668</text:p>
              </table:table-cell>
              <table:table-cell office:value-type="float" office:value="0.235673">
                <text:p>0.23567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5.700001">
                <text:p>25.700001</text:p>
              </table:table-cell>
              <table:table-cell office:value-type="float" office:value="0.186803">
                <text:p>0.18680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5.733335">
                <text:p>25.733335</text:p>
              </table:table-cell>
              <table:table-cell office:value-type="float" office:value="0.205321">
                <text:p>0.20532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5.766668">
                <text:p>25.766668</text:p>
              </table:table-cell>
              <table:table-cell office:value-type="float" office:value="0.219134">
                <text:p>0.21913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5.800001">
                <text:p>25.800001</text:p>
              </table:table-cell>
              <table:table-cell office:value-type="float" office:value="0.212681">
                <text:p>0.21268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5.833335">
                <text:p>25.833335</text:p>
              </table:table-cell>
              <table:table-cell office:value-type="float" office:value="0.210168">
                <text:p>0.21016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5.866668">
                <text:p>25.866668</text:p>
              </table:table-cell>
              <table:table-cell office:value-type="float" office:value="0.199877">
                <text:p>0.19987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5.900001">
                <text:p>25.900001</text:p>
              </table:table-cell>
              <table:table-cell office:value-type="float" office:value="0.199344">
                <text:p>0.19934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5.933335">
                <text:p>25.933335</text:p>
              </table:table-cell>
              <table:table-cell office:value-type="float" office:value="0.216438">
                <text:p>0.21643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5.966668">
                <text:p>25.966668</text:p>
              </table:table-cell>
              <table:table-cell office:value-type="float" office:value="0.206065">
                <text:p>0.20606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6.000001">
                <text:p>26.000001</text:p>
              </table:table-cell>
              <table:table-cell office:value-type="float" office:value="0.227007">
                <text:p>0.22700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6.033335">
                <text:p>26.033335</text:p>
              </table:table-cell>
              <table:table-cell office:value-type="float" office:value="0.23196">
                <text:p>0.2319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6.066668">
                <text:p>26.066668</text:p>
              </table:table-cell>
              <table:table-cell office:value-type="float" office:value="0.224718">
                <text:p>0.22471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6.100001">
                <text:p>26.100001</text:p>
              </table:table-cell>
              <table:table-cell office:value-type="float" office:value="0.212731">
                <text:p>0.21273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6.133335">
                <text:p>26.133335</text:p>
              </table:table-cell>
              <table:table-cell office:value-type="float" office:value="0.059313">
                <text:p>0.05931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6.166668">
                <text:p>26.166668</text:p>
              </table:table-cell>
              <table:table-cell office:value-type="float" office:value="0.054898">
                <text:p>0.05489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6.200001">
                <text:p>26.200001</text:p>
              </table:table-cell>
              <table:table-cell office:value-type="float" office:value="0.036958">
                <text:p>0.03695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6.233335">
                <text:p>26.233335</text:p>
              </table:table-cell>
              <table:table-cell office:value-type="float" office:value="0.037758">
                <text:p>0.03775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6.266668">
                <text:p>26.266668</text:p>
              </table:table-cell>
              <table:table-cell office:value-type="float" office:value="0.028135">
                <text:p>0.02813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6.300001">
                <text:p>26.300001</text:p>
              </table:table-cell>
              <table:table-cell office:value-type="float" office:value="0.019913">
                <text:p>0.01991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6.333335">
                <text:p>26.333335</text:p>
              </table:table-cell>
              <table:table-cell office:value-type="float" office:value="0.028197">
                <text:p>0.02819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6.366668">
                <text:p>26.366668</text:p>
              </table:table-cell>
              <table:table-cell office:value-type="float" office:value="0.039364">
                <text:p>0.03936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6.400001">
                <text:p>26.400001</text:p>
              </table:table-cell>
              <table:table-cell office:value-type="float" office:value="0.046833">
                <text:p>0.04683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6.433335">
                <text:p>26.433335</text:p>
              </table:table-cell>
              <table:table-cell office:value-type="float" office:value="0.046001">
                <text:p>0.04600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6.466668">
                <text:p>26.466668</text:p>
              </table:table-cell>
              <table:table-cell office:value-type="float" office:value="0.096387">
                <text:p>0.09638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6.500001">
                <text:p>26.500001</text:p>
              </table:table-cell>
              <table:table-cell office:value-type="float" office:value="0.094884">
                <text:p>0.09488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6.533335">
                <text:p>26.533335</text:p>
              </table:table-cell>
              <table:table-cell office:value-type="float" office:value="0.092778">
                <text:p>0.09277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6.566668">
                <text:p>26.566668</text:p>
              </table:table-cell>
              <table:table-cell office:value-type="float" office:value="0.125805">
                <text:p>0.12580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6.600001">
                <text:p>26.600001</text:p>
              </table:table-cell>
              <table:table-cell office:value-type="float" office:value="0.122589">
                <text:p>0.12258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6.633335">
                <text:p>26.633335</text:p>
              </table:table-cell>
              <table:table-cell office:value-type="float" office:value="0.158201">
                <text:p>0.15820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6.666668">
                <text:p>26.666668</text:p>
              </table:table-cell>
              <table:table-cell office:value-type="float" office:value="0.166686">
                <text:p>0.16668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6.700001">
                <text:p>26.700001</text:p>
              </table:table-cell>
              <table:table-cell office:value-type="float" office:value="0.189791">
                <text:p>0.18979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6.733335">
                <text:p>26.733335</text:p>
              </table:table-cell>
              <table:table-cell office:value-type="float" office:value="0.191327">
                <text:p>0.19132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6.766668">
                <text:p>26.766668</text:p>
              </table:table-cell>
              <table:table-cell office:value-type="float" office:value="0.220143">
                <text:p>0.22014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6.800001">
                <text:p>26.800001</text:p>
              </table:table-cell>
              <table:table-cell office:value-type="float" office:value="0.232881">
                <text:p>0.23288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6.833335">
                <text:p>26.833335</text:p>
              </table:table-cell>
              <table:table-cell office:value-type="float" office:value="0.250087">
                <text:p>0.25008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6.866668">
                <text:p>26.866668</text:p>
              </table:table-cell>
              <table:table-cell office:value-type="float" office:value="0.241955">
                <text:p>0.24195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6.900001">
                <text:p>26.900001</text:p>
              </table:table-cell>
              <table:table-cell office:value-type="float" office:value="0.265516">
                <text:p>0.26551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6.933335">
                <text:p>26.933335</text:p>
              </table:table-cell>
              <table:table-cell office:value-type="float" office:value="0.243999">
                <text:p>0.24399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6.966668">
                <text:p>26.966668</text:p>
              </table:table-cell>
              <table:table-cell office:value-type="float" office:value="0.268515">
                <text:p>0.26851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7.000001">
                <text:p>27.000001</text:p>
              </table:table-cell>
              <table:table-cell office:value-type="float" office:value="0.251168">
                <text:p>0.25116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7.033335">
                <text:p>27.033335</text:p>
              </table:table-cell>
              <table:table-cell office:value-type="float" office:value="0.246789">
                <text:p>0.24678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7.066668">
                <text:p>27.066668</text:p>
              </table:table-cell>
              <table:table-cell office:value-type="float" office:value="0.25398">
                <text:p>0.2539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7.100001">
                <text:p>27.100001</text:p>
              </table:table-cell>
              <table:table-cell office:value-type="float" office:value="0.25236">
                <text:p>0.2523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7.133335">
                <text:p>27.133335</text:p>
              </table:table-cell>
              <table:table-cell office:value-type="float" office:value="0.230843">
                <text:p>0.23084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7.166668">
                <text:p>27.166668</text:p>
              </table:table-cell>
              <table:table-cell office:value-type="float" office:value="0.211043">
                <text:p>0.21104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7.200001">
                <text:p>27.200001</text:p>
              </table:table-cell>
              <table:table-cell office:value-type="float" office:value="0.216523">
                <text:p>0.21652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7.233335">
                <text:p>27.233335</text:p>
              </table:table-cell>
              <table:table-cell office:value-type="float" office:value="0.182196">
                <text:p>0.18219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7.266668">
                <text:p>27.266668</text:p>
              </table:table-cell>
              <table:table-cell office:value-type="float" office:value="0.186243">
                <text:p>0.18624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7.300001">
                <text:p>27.300001</text:p>
              </table:table-cell>
              <table:table-cell office:value-type="float" office:value="0.160224">
                <text:p>0.16022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7.333335">
                <text:p>27.333335</text:p>
              </table:table-cell>
              <table:table-cell office:value-type="float" office:value="0.129886">
                <text:p>0.12988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7.366668">
                <text:p>27.366668</text:p>
              </table:table-cell>
              <table:table-cell office:value-type="float" office:value="0.124783">
                <text:p>0.12478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7.400001">
                <text:p>27.400001</text:p>
              </table:table-cell>
              <table:table-cell office:value-type="float" office:value="0.10818">
                <text:p>0.1081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7.433335">
                <text:p>27.433335</text:p>
              </table:table-cell>
              <table:table-cell office:value-type="float" office:value="0.114267">
                <text:p>0.11426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7.466668">
                <text:p>27.466668</text:p>
              </table:table-cell>
              <table:table-cell office:value-type="float" office:value="0.066945">
                <text:p>0.06694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7.500001">
                <text:p>27.500001</text:p>
              </table:table-cell>
              <table:table-cell office:value-type="float" office:value="0.058356">
                <text:p>0.05835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7.533335">
                <text:p>27.533335</text:p>
              </table:table-cell>
              <table:table-cell office:value-type="float" office:value="0.048226">
                <text:p>0.04822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7.566668">
                <text:p>27.566668</text:p>
              </table:table-cell>
              <table:table-cell office:value-type="float" office:value="0.032184">
                <text:p>0.03218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7.600001">
                <text:p>27.600001</text:p>
              </table:table-cell>
              <table:table-cell office:value-type="float" office:value="0.047731">
                <text:p>0.04773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7.633335">
                <text:p>27.633335</text:p>
              </table:table-cell>
              <table:table-cell office:value-type="float" office:value="0.036614">
                <text:p>0.03661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7.666668">
                <text:p>27.666668</text:p>
              </table:table-cell>
              <table:table-cell office:value-type="float" office:value="0.03149">
                <text:p>0.0314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7.700001">
                <text:p>27.700001</text:p>
              </table:table-cell>
              <table:table-cell office:value-type="float" office:value="0.042353">
                <text:p>0.04235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7.733335">
                <text:p>27.733335</text:p>
              </table:table-cell>
              <table:table-cell office:value-type="float" office:value="0.04152">
                <text:p>0.0415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7.766668">
                <text:p>27.766668</text:p>
              </table:table-cell>
              <table:table-cell office:value-type="float" office:value="0.045509">
                <text:p>0.04550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7.800001">
                <text:p>27.800001</text:p>
              </table:table-cell>
              <table:table-cell office:value-type="float" office:value="0.045431">
                <text:p>0.04543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7.833335">
                <text:p>27.833335</text:p>
              </table:table-cell>
              <table:table-cell office:value-type="float" office:value="0.046974">
                <text:p>0.04697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7.866668">
                <text:p>27.866668</text:p>
              </table:table-cell>
              <table:table-cell office:value-type="float" office:value="0.186708">
                <text:p>0.18670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7.900001">
                <text:p>27.900001</text:p>
              </table:table-cell>
              <table:table-cell office:value-type="float" office:value="0.168204">
                <text:p>0.16820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7.933335">
                <text:p>27.933335</text:p>
              </table:table-cell>
              <table:table-cell office:value-type="float" office:value="0.149912">
                <text:p>0.14991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7.966668">
                <text:p>27.966668</text:p>
              </table:table-cell>
              <table:table-cell office:value-type="float" office:value="0.143479">
                <text:p>0.14347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8.000001">
                <text:p>28.000001</text:p>
              </table:table-cell>
              <table:table-cell office:value-type="float" office:value="0.128649">
                <text:p>0.12864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8.033335">
                <text:p>28.033335</text:p>
              </table:table-cell>
              <table:table-cell office:value-type="float" office:value="0.120214">
                <text:p>0.12021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8.066668">
                <text:p>28.066668</text:p>
              </table:table-cell>
              <table:table-cell office:value-type="float" office:value="0.101736">
                <text:p>0.10173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8.100001">
                <text:p>28.100001</text:p>
              </table:table-cell>
              <table:table-cell office:value-type="float" office:value="0.124861">
                <text:p>0.12486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8.133335">
                <text:p>28.133335</text:p>
              </table:table-cell>
              <table:table-cell office:value-type="float" office:value="0.133071">
                <text:p>0.13307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8.166668">
                <text:p>28.166668</text:p>
              </table:table-cell>
              <table:table-cell office:value-type="float" office:value="0.161421">
                <text:p>0.16142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8.200001">
                <text:p>28.200001</text:p>
              </table:table-cell>
              <table:table-cell office:value-type="float" office:value="0.148519">
                <text:p>0.14851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8.233335">
                <text:p>28.233335</text:p>
              </table:table-cell>
              <table:table-cell office:value-type="float" office:value="0.138312">
                <text:p>0.13831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8.266668">
                <text:p>28.266668</text:p>
              </table:table-cell>
              <table:table-cell office:value-type="float" office:value="0.133313">
                <text:p>0.133313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8.300001">
                <text:p>28.300001</text:p>
              </table:table-cell>
              <table:table-cell office:value-type="float" office:value="0.123194">
                <text:p>0.12319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8.333335">
                <text:p>28.333335</text:p>
              </table:table-cell>
              <table:table-cell office:value-type="float" office:value="0.093324">
                <text:p>0.09332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8.366668">
                <text:p>28.366668</text:p>
              </table:table-cell>
              <table:table-cell office:value-type="float" office:value="0.123079">
                <text:p>0.12307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8.400001">
                <text:p>28.400001</text:p>
              </table:table-cell>
              <table:table-cell office:value-type="float" office:value="0.146644">
                <text:p>0.14664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8.433335">
                <text:p>28.433335</text:p>
              </table:table-cell>
              <table:table-cell office:value-type="float" office:value="0.177571">
                <text:p>0.17757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8.466668">
                <text:p>28.466668</text:p>
              </table:table-cell>
              <table:table-cell office:value-type="float" office:value="0.185744">
                <text:p>0.18574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8.500001">
                <text:p>28.500001</text:p>
              </table:table-cell>
              <table:table-cell office:value-type="float" office:value="0.214273">
                <text:p>0.21427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8.533335">
                <text:p>28.533335</text:p>
              </table:table-cell>
              <table:table-cell office:value-type="float" office:value="0.253491">
                <text:p>0.25349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8.566668">
                <text:p>28.566668</text:p>
              </table:table-cell>
              <table:table-cell office:value-type="float" office:value="0.265687">
                <text:p>0.26568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8.600001">
                <text:p>28.600001</text:p>
              </table:table-cell>
              <table:table-cell office:value-type="float" office:value="0.281495">
                <text:p>0.28149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8.633335">
                <text:p>28.633335</text:p>
              </table:table-cell>
              <table:table-cell office:value-type="float" office:value="0.251721">
                <text:p>0.25172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8.666668">
                <text:p>28.666668</text:p>
              </table:table-cell>
              <table:table-cell office:value-type="float" office:value="0.27782">
                <text:p>0.2778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8.700001">
                <text:p>28.700001</text:p>
              </table:table-cell>
              <table:table-cell office:value-type="float" office:value="0.274309">
                <text:p>0.27430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8.733335">
                <text:p>28.733335</text:p>
              </table:table-cell>
              <table:table-cell office:value-type="float" office:value="0.28437">
                <text:p>0.2843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8.766668">
                <text:p>28.766668</text:p>
              </table:table-cell>
              <table:table-cell office:value-type="float" office:value="0.267112">
                <text:p>0.26711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8.800002">
                <text:p>28.800002</text:p>
              </table:table-cell>
              <table:table-cell office:value-type="float" office:value="0.2808">
                <text:p>0.280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8.833335">
                <text:p>28.833335</text:p>
              </table:table-cell>
              <table:table-cell office:value-type="float" office:value="0.266573">
                <text:p>0.266573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8.866668">
                <text:p>28.866668</text:p>
              </table:table-cell>
              <table:table-cell office:value-type="float" office:value="0.277166">
                <text:p>0.27716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8.900002">
                <text:p>28.900002</text:p>
              </table:table-cell>
              <table:table-cell office:value-type="float" office:value="0.27901">
                <text:p>0.2790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8.933335">
                <text:p>28.933335</text:p>
              </table:table-cell>
              <table:table-cell office:value-type="float" office:value="0.274311">
                <text:p>0.27431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8.966668">
                <text:p>28.966668</text:p>
              </table:table-cell>
              <table:table-cell office:value-type="float" office:value="0.246949">
                <text:p>0.24694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9.000002">
                <text:p>29.000002</text:p>
              </table:table-cell>
              <table:table-cell office:value-type="float" office:value="0.255309">
                <text:p>0.25530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9.033335">
                <text:p>29.033335</text:p>
              </table:table-cell>
              <table:table-cell office:value-type="float" office:value="0.246674">
                <text:p>0.24667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9.066668">
                <text:p>29.066668</text:p>
              </table:table-cell>
              <table:table-cell office:value-type="float" office:value="0.237053">
                <text:p>0.23705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9.100002">
                <text:p>29.100002</text:p>
              </table:table-cell>
              <table:table-cell office:value-type="float" office:value="0.203052">
                <text:p>0.20305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9.133335">
                <text:p>29.133335</text:p>
              </table:table-cell>
              <table:table-cell office:value-type="float" office:value="0.186924">
                <text:p>0.18692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9.166668">
                <text:p>29.166668</text:p>
              </table:table-cell>
              <table:table-cell office:value-type="float" office:value="0.158953">
                <text:p>0.15895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9.200002">
                <text:p>29.200002</text:p>
              </table:table-cell>
              <table:table-cell office:value-type="float" office:value="0.128502">
                <text:p>0.12850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9.233335">
                <text:p>29.233335</text:p>
              </table:table-cell>
              <table:table-cell office:value-type="float" office:value="0.098662">
                <text:p>0.09866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9.266668">
                <text:p>29.266668</text:p>
              </table:table-cell>
              <table:table-cell office:value-type="float" office:value="0.097213">
                <text:p>0.09721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9.300002">
                <text:p>29.300002</text:p>
              </table:table-cell>
              <table:table-cell office:value-type="float" office:value="0.123632">
                <text:p>0.12363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9.333335">
                <text:p>29.333335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9.366668">
                <text:p>29.366668</text:p>
              </table:table-cell>
              <table:table-cell office:value-type="float" office:value="0.159011">
                <text:p>0.15901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9.400002">
                <text:p>29.400002</text:p>
              </table:table-cell>
              <table:table-cell office:value-type="float" office:value="0.142428">
                <text:p>0.14242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9.433335">
                <text:p>29.433335</text:p>
              </table:table-cell>
              <table:table-cell office:value-type="float" office:value="0.136154">
                <text:p>0.13615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9.466668">
                <text:p>29.466668</text:p>
              </table:table-cell>
              <table:table-cell office:value-type="float" office:value="0.132662">
                <text:p>0.13266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9.500002">
                <text:p>29.500002</text:p>
              </table:table-cell>
              <table:table-cell office:value-type="float" office:value="0.116202">
                <text:p>0.11620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9.533335">
                <text:p>29.533335</text:p>
              </table:table-cell>
              <table:table-cell office:value-type="float" office:value="0.112936">
                <text:p>0.112936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9.566668">
                <text:p>29.566668</text:p>
              </table:table-cell>
              <table:table-cell office:value-type="float" office:value="0.115256">
                <text:p>0.11525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9.600002">
                <text:p>29.600002</text:p>
              </table:table-cell>
              <table:table-cell office:value-type="float" office:value="0.134569">
                <text:p>0.13456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9.633335">
                <text:p>29.633335</text:p>
              </table:table-cell>
              <table:table-cell office:value-type="float" office:value="0.136596">
                <text:p>0.13659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9.666668">
                <text:p>29.666668</text:p>
              </table:table-cell>
              <table:table-cell office:value-type="float" office:value="0.176217">
                <text:p>0.17621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9.700002">
                <text:p>29.700002</text:p>
              </table:table-cell>
              <table:table-cell office:value-type="float" office:value="0.18586">
                <text:p>0.1858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9.733335">
                <text:p>29.733335</text:p>
              </table:table-cell>
              <table:table-cell office:value-type="float" office:value="0.186765">
                <text:p>0.18676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9.766668">
                <text:p>29.766668</text:p>
              </table:table-cell>
              <table:table-cell office:value-type="float" office:value="0.206412">
                <text:p>0.20641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9.800002">
                <text:p>29.800002</text:p>
              </table:table-cell>
              <table:table-cell office:value-type="float" office:value="0.258051">
                <text:p>0.25805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9.833335">
                <text:p>29.833335</text:p>
              </table:table-cell>
              <table:table-cell office:value-type="float" office:value="0.258594">
                <text:p>0.25859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9.866668">
                <text:p>29.866668</text:p>
              </table:table-cell>
              <table:table-cell office:value-type="float" office:value="0.268047">
                <text:p>0.268047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9.900002">
                <text:p>29.900002</text:p>
              </table:table-cell>
              <table:table-cell office:value-type="float" office:value="0.264079">
                <text:p>0.26407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9.933335">
                <text:p>29.933335</text:p>
              </table:table-cell>
              <table:table-cell office:value-type="float" office:value="0.251449">
                <text:p>0.25144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9.966668">
                <text:p>29.966668</text:p>
              </table:table-cell>
              <table:table-cell office:value-type="float" office:value="0.276237">
                <text:p>0.27623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30.000002">
                <text:p>30.000002</text:p>
              </table:table-cell>
              <table:table-cell office:value-type="float" office:value="0.264091">
                <text:p>0.26409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30.033335">
                <text:p>30.033335</text:p>
              </table:table-cell>
              <table:table-cell office:value-type="float" office:value="0.266547">
                <text:p>0.26654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30.066668">
                <text:p>30.066668</text:p>
              </table:table-cell>
              <table:table-cell office:value-type="float" office:value="0.271006">
                <text:p>0.27100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30.100002">
                <text:p>30.100002</text:p>
              </table:table-cell>
              <table:table-cell office:value-type="float" office:value="0.266507">
                <text:p>0.26650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30.133335">
                <text:p>30.133335</text:p>
              </table:table-cell>
              <table:table-cell office:value-type="float" office:value="0.256927">
                <text:p>0.256927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30.166668">
                <text:p>30.166668</text:p>
              </table:table-cell>
              <table:table-cell office:value-type="float" office:value="0.246121">
                <text:p>0.24612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30.200002">
                <text:p>30.200002</text:p>
              </table:table-cell>
              <table:table-cell office:value-type="float" office:value="0.261138">
                <text:p>0.26113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30.233335">
                <text:p>30.233335</text:p>
              </table:table-cell>
              <table:table-cell office:value-type="float" office:value="0.268167">
                <text:p>0.26816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30.266668">
                <text:p>30.266668</text:p>
              </table:table-cell>
              <table:table-cell office:value-type="float" office:value="0.262901">
                <text:p>0.26290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30.300002">
                <text:p>30.300002</text:p>
              </table:table-cell>
              <table:table-cell office:value-type="float" office:value="0.253552">
                <text:p>0.25355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30.333335">
                <text:p>30.333335</text:p>
              </table:table-cell>
              <table:table-cell office:value-type="float" office:value="0.27938">
                <text:p>0.2793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30.366668">
                <text:p>30.366668</text:p>
              </table:table-cell>
              <table:table-cell office:value-type="float" office:value="0.282328">
                <text:p>0.28232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30.400002">
                <text:p>30.400002</text:p>
              </table:table-cell>
              <table:table-cell office:value-type="float" office:value="0.279743">
                <text:p>0.27974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30.433335">
                <text:p>30.433335</text:p>
              </table:table-cell>
              <table:table-cell office:value-type="float" office:value="0.283007">
                <text:p>0.28300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30.466668">
                <text:p>30.466668</text:p>
              </table:table-cell>
              <table:table-cell office:value-type="float" office:value="0.271441">
                <text:p>0.27144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30.500002">
                <text:p>30.500002</text:p>
              </table:table-cell>
              <table:table-cell office:value-type="float" office:value="0.275696">
                <text:p>0.27569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30.533335">
                <text:p>30.533335</text:p>
              </table:table-cell>
              <table:table-cell office:value-type="float" office:value="0.287756">
                <text:p>0.28775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30.566668">
                <text:p>30.566668</text:p>
              </table:table-cell>
              <table:table-cell office:value-type="float" office:value="0.27856">
                <text:p>0.2785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30.600002">
                <text:p>30.600002</text:p>
              </table:table-cell>
              <table:table-cell office:value-type="float" office:value="0.267007">
                <text:p>0.26700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30.633335">
                <text:p>30.633335</text:p>
              </table:table-cell>
              <table:table-cell office:value-type="float" office:value="0.282956">
                <text:p>0.28295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30.666668">
                <text:p>30.666668</text:p>
              </table:table-cell>
              <table:table-cell office:value-type="float" office:value="0.274534">
                <text:p>0.27453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30.700002">
                <text:p>30.700002</text:p>
              </table:table-cell>
              <table:table-cell office:value-type="float" office:value="0.254251">
                <text:p>0.25425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30.733335">
                <text:p>30.733335</text:p>
              </table:table-cell>
              <table:table-cell office:value-type="float" office:value="0.275432">
                <text:p>0.27543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30.766668">
                <text:p>30.766668</text:p>
              </table:table-cell>
              <table:table-cell office:value-type="float" office:value="0.273614">
                <text:p>0.27361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30.800002">
                <text:p>30.800002</text:p>
              </table:table-cell>
              <table:table-cell office:value-type="float" office:value="0.277794">
                <text:p>0.27779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30.833335">
                <text:p>30.833335</text:p>
              </table:table-cell>
              <table:table-cell office:value-type="float" office:value="0.277124">
                <text:p>0.27712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30.866668">
                <text:p>30.866668</text:p>
              </table:table-cell>
              <table:table-cell office:value-type="float" office:value="0.274845">
                <text:p>0.27484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30.900002">
                <text:p>30.900002</text:p>
              </table:table-cell>
              <table:table-cell office:value-type="float" office:value="0.28603">
                <text:p>0.2860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30.933335">
                <text:p>30.933335</text:p>
              </table:table-cell>
              <table:table-cell office:value-type="float" office:value="0.28736">
                <text:p>0.2873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30.966668">
                <text:p>30.966668</text:p>
              </table:table-cell>
              <table:table-cell office:value-type="float" office:value="0.275722">
                <text:p>0.27572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31.000002">
                <text:p>31.000002</text:p>
              </table:table-cell>
              <table:table-cell office:value-type="float" office:value="0.284954">
                <text:p>0.28495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31.033335">
                <text:p>31.033335</text:p>
              </table:table-cell>
              <table:table-cell office:value-type="float" office:value="0.287829">
                <text:p>0.28782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31.066668">
                <text:p>31.066668</text:p>
              </table:table-cell>
              <table:table-cell office:value-type="float" office:value="0.278422">
                <text:p>0.27842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31.100002">
                <text:p>31.100002</text:p>
              </table:table-cell>
              <table:table-cell office:value-type="float" office:value="0.291861">
                <text:p>0.29186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31.133335">
                <text:p>31.133335</text:p>
              </table:table-cell>
              <table:table-cell office:value-type="float" office:value="0.284324">
                <text:p>0.28432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31.166668">
                <text:p>31.166668</text:p>
              </table:table-cell>
              <table:table-cell office:value-type="float" office:value="0.287546">
                <text:p>0.28754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31.200002">
                <text:p>31.200002</text:p>
              </table:table-cell>
              <table:table-cell office:value-type="float" office:value="0.294598">
                <text:p>0.29459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31.233335">
                <text:p>31.233335</text:p>
              </table:table-cell>
              <table:table-cell office:value-type="float" office:value="0.292923">
                <text:p>0.29292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31.266668">
                <text:p>31.266668</text:p>
              </table:table-cell>
              <table:table-cell office:value-type="float" office:value="0.275361">
                <text:p>0.27536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31.300002">
                <text:p>31.300002</text:p>
              </table:table-cell>
              <table:table-cell office:value-type="float" office:value="0.278801">
                <text:p>0.27880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31.333335">
                <text:p>31.333335</text:p>
              </table:table-cell>
              <table:table-cell office:value-type="float" office:value="0.279911">
                <text:p>0.27991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31.366668">
                <text:p>31.366668</text:p>
              </table:table-cell>
              <table:table-cell office:value-type="float" office:value="0.27463">
                <text:p>0.2746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31.400002">
                <text:p>31.400002</text:p>
              </table:table-cell>
              <table:table-cell office:value-type="float" office:value="0.293162">
                <text:p>0.29316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31.433335">
                <text:p>31.433335</text:p>
              </table:table-cell>
              <table:table-cell office:value-type="float" office:value="0.282443">
                <text:p>0.28244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31.466668">
                <text:p>31.466668</text:p>
              </table:table-cell>
              <table:table-cell office:value-type="float" office:value="0.283037">
                <text:p>0.28303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31.500002">
                <text:p>31.500002</text:p>
              </table:table-cell>
              <table:table-cell office:value-type="float" office:value="0.281582">
                <text:p>0.28158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31.533335">
                <text:p>31.533335</text:p>
              </table:table-cell>
              <table:table-cell office:value-type="float" office:value="0.291439">
                <text:p>0.29143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31.566668">
                <text:p>31.566668</text:p>
              </table:table-cell>
              <table:table-cell office:value-type="float" office:value="0.276591">
                <text:p>0.27659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31.600002">
                <text:p>31.600002</text:p>
              </table:table-cell>
              <table:table-cell office:value-type="float" office:value="0.286203">
                <text:p>0.28620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31.633335">
                <text:p>31.633335</text:p>
              </table:table-cell>
              <table:table-cell office:value-type="float" office:value="0.283822">
                <text:p>0.28382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31.666668">
                <text:p>31.666668</text:p>
              </table:table-cell>
              <table:table-cell office:value-type="float" office:value="0.288715">
                <text:p>0.28871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31.700002">
                <text:p>31.700002</text:p>
              </table:table-cell>
              <table:table-cell office:value-type="float" office:value="0.265766">
                <text:p>0.26576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31.733335">
                <text:p>31.733335</text:p>
              </table:table-cell>
              <table:table-cell office:value-type="float" office:value="0.268982">
                <text:p>0.26898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31.766668">
                <text:p>31.766668</text:p>
              </table:table-cell>
              <table:table-cell office:value-type="float" office:value="0.275911">
                <text:p>0.27591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31.800002">
                <text:p>31.800002</text:p>
              </table:table-cell>
              <table:table-cell office:value-type="float" office:value="0.276951">
                <text:p>0.27695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31.833335">
                <text:p>31.833335</text:p>
              </table:table-cell>
              <table:table-cell office:value-type="float" office:value="0.271204">
                <text:p>0.27120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31.866668">
                <text:p>31.866668</text:p>
              </table:table-cell>
              <table:table-cell office:value-type="float" office:value="0.283678">
                <text:p>0.28367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31.900002">
                <text:p>31.900002</text:p>
              </table:table-cell>
              <table:table-cell office:value-type="float" office:value="0.261515">
                <text:p>0.26151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31.933335">
                <text:p>31.933335</text:p>
              </table:table-cell>
              <table:table-cell office:value-type="float" office:value="0.280084">
                <text:p>0.28008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31.966668">
                <text:p>31.966668</text:p>
              </table:table-cell>
              <table:table-cell office:value-type="float" office:value="0.281366">
                <text:p>0.28136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32.000002">
                <text:p>32.000002</text:p>
              </table:table-cell>
              <table:table-cell office:value-type="float" office:value="0.271894">
                <text:p>0.27189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32.033335">
                <text:p>32.033335</text:p>
              </table:table-cell>
              <table:table-cell office:value-type="float" office:value="0.275209">
                <text:p>0.27520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32.066668">
                <text:p>32.066668</text:p>
              </table:table-cell>
              <table:table-cell office:value-type="float" office:value="0.265257">
                <text:p>0.26525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32.100002">
                <text:p>32.100002</text:p>
              </table:table-cell>
              <table:table-cell office:value-type="float" office:value="0.276417">
                <text:p>0.276417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32.133335">
                <text:p>32.133335</text:p>
              </table:table-cell>
              <table:table-cell office:value-type="float" office:value="0.267274">
                <text:p>0.26727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32.166668">
                <text:p>32.166668</text:p>
              </table:table-cell>
              <table:table-cell office:value-type="float" office:value="0.271574">
                <text:p>0.27157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32.200002">
                <text:p>32.200002</text:p>
              </table:table-cell>
              <table:table-cell office:value-type="float" office:value="0.256476">
                <text:p>0.25647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32.233335">
                <text:p>32.233335</text:p>
              </table:table-cell>
              <table:table-cell office:value-type="float" office:value="0.28003">
                <text:p>0.2800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32.266668">
                <text:p>32.266668</text:p>
              </table:table-cell>
              <table:table-cell office:value-type="float" office:value="0.265967">
                <text:p>0.26596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32.300002">
                <text:p>32.300002</text:p>
              </table:table-cell>
              <table:table-cell office:value-type="float" office:value="0.277288">
                <text:p>0.27728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32.333335">
                <text:p>32.333335</text:p>
              </table:table-cell>
              <table:table-cell office:value-type="float" office:value="0.263907">
                <text:p>0.26390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32.366668">
                <text:p>32.366668</text:p>
              </table:table-cell>
              <table:table-cell office:value-type="float" office:value="0.278925">
                <text:p>0.27892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32.400002">
                <text:p>32.400002</text:p>
              </table:table-cell>
              <table:table-cell office:value-type="float" office:value="0.259482">
                <text:p>0.25948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32.433335">
                <text:p>32.433335</text:p>
              </table:table-cell>
              <table:table-cell office:value-type="float" office:value="0.272236">
                <text:p>0.27223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32.466668">
                <text:p>32.466668</text:p>
              </table:table-cell>
              <table:table-cell office:value-type="float" office:value="0.266565">
                <text:p>0.26656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32.500002">
                <text:p>32.500002</text:p>
              </table:table-cell>
              <table:table-cell office:value-type="float" office:value="0.272208">
                <text:p>0.27220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32.533335">
                <text:p>32.533335</text:p>
              </table:table-cell>
              <table:table-cell office:value-type="float" office:value="0.272095">
                <text:p>0.27209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32.566668">
                <text:p>32.566668</text:p>
              </table:table-cell>
              <table:table-cell office:value-type="float" office:value="0.25684">
                <text:p>0.2568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32.600002">
                <text:p>32.600002</text:p>
              </table:table-cell>
              <table:table-cell office:value-type="float" office:value="0.273835">
                <text:p>0.27383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32.633335">
                <text:p>32.633335</text:p>
              </table:table-cell>
              <table:table-cell office:value-type="float" office:value="0.264263">
                <text:p>0.26426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32.666668">
                <text:p>32.666668</text:p>
              </table:table-cell>
              <table:table-cell office:value-type="float" office:value="0.291263">
                <text:p>0.29126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32.700002">
                <text:p>32.700002</text:p>
              </table:table-cell>
              <table:table-cell office:value-type="float" office:value="0.261943">
                <text:p>0.261943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32.733335">
                <text:p>32.733335</text:p>
              </table:table-cell>
              <table:table-cell office:value-type="float" office:value="0.268976">
                <text:p>0.26897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32.766668">
                <text:p>32.766668</text:p>
              </table:table-cell>
              <table:table-cell office:value-type="float" office:value="0.263859">
                <text:p>0.26385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32.800002">
                <text:p>32.800002</text:p>
              </table:table-cell>
              <table:table-cell office:value-type="float" office:value="0.281634">
                <text:p>0.28163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32.833335">
                <text:p>32.833335</text:p>
              </table:table-cell>
              <table:table-cell office:value-type="float" office:value="0.274775">
                <text:p>0.27477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32.866668">
                <text:p>32.866668</text:p>
              </table:table-cell>
              <table:table-cell office:value-type="float" office:value="0.261711">
                <text:p>0.26171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32.900002">
                <text:p>32.900002</text:p>
              </table:table-cell>
              <table:table-cell office:value-type="float" office:value="0.277674">
                <text:p>0.27767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32.933335">
                <text:p>32.933335</text:p>
              </table:table-cell>
              <table:table-cell office:value-type="float" office:value="0.284621">
                <text:p>0.28462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32.966668">
                <text:p>32.966668</text:p>
              </table:table-cell>
              <table:table-cell office:value-type="float" office:value="0.287942">
                <text:p>0.287942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33.000002">
                <text:p>33.000002</text:p>
              </table:table-cell>
              <table:table-cell office:value-type="float" office:value="0.269763">
                <text:p>0.269763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33.033335">
                <text:p>33.033335</text:p>
              </table:table-cell>
              <table:table-cell office:value-type="float" office:value="0.280314">
                <text:p>0.28031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33.066668">
                <text:p>33.066668</text:p>
              </table:table-cell>
              <table:table-cell office:value-type="float" office:value="0.272955">
                <text:p>0.27295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33.100002">
                <text:p>33.100002</text:p>
              </table:table-cell>
              <table:table-cell office:value-type="float" office:value="0.281136">
                <text:p>0.28113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33.133335">
                <text:p>33.133335</text:p>
              </table:table-cell>
              <table:table-cell office:value-type="float" office:value="0.278506">
                <text:p>0.27850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33.166668">
                <text:p>33.166668</text:p>
              </table:table-cell>
              <table:table-cell office:value-type="float" office:value="0.281359">
                <text:p>0.28135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33.200002">
                <text:p>33.200002</text:p>
              </table:table-cell>
              <table:table-cell office:value-type="float" office:value="0.278459">
                <text:p>0.278459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33.233335">
                <text:p>33.233335</text:p>
              </table:table-cell>
              <table:table-cell office:value-type="float" office:value="0.274328">
                <text:p>0.274328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33.266668">
                <text:p>33.266668</text:p>
              </table:table-cell>
              <table:table-cell office:value-type="float" office:value="0.28188">
                <text:p>0.28188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33.300002">
                <text:p>33.300002</text:p>
              </table:table-cell>
              <table:table-cell office:value-type="float" office:value="0.274312">
                <text:p>0.27431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33.333335">
                <text:p>33.333335</text:p>
              </table:table-cell>
              <table:table-cell office:value-type="float" office:value="0.283072">
                <text:p>0.283072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33.366668">
                <text:p>33.366668</text:p>
              </table:table-cell>
              <table:table-cell office:value-type="float" office:value="0.275202">
                <text:p>0.275202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33.400002">
                <text:p>33.400002</text:p>
              </table:table-cell>
              <table:table-cell office:value-type="float" office:value="0.27404">
                <text:p>0.27404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33.433335">
                <text:p>33.433335</text:p>
              </table:table-cell>
              <table:table-cell office:value-type="float" office:value="0.274513">
                <text:p>0.274513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33.466668">
                <text:p>33.466668</text:p>
              </table:table-cell>
              <table:table-cell office:value-type="float" office:value="0.281862">
                <text:p>0.281862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33.500002">
                <text:p>33.500002</text:p>
              </table:table-cell>
              <table:table-cell office:value-type="float" office:value="0.27029">
                <text:p>0.27029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33.533335">
                <text:p>33.533335</text:p>
              </table:table-cell>
              <table:table-cell office:value-type="float" office:value="0.281205">
                <text:p>0.281205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33.566668">
                <text:p>33.566668</text:p>
              </table:table-cell>
              <table:table-cell office:value-type="float" office:value="0.27346">
                <text:p>0.27346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33.600002">
                <text:p>33.600002</text:p>
              </table:table-cell>
              <table:table-cell office:value-type="float" office:value="0.27827">
                <text:p>0.27827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33.633335">
                <text:p>33.633335</text:p>
              </table:table-cell>
              <table:table-cell office:value-type="float" office:value="0.27474">
                <text:p>0.27474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33.666668">
                <text:p>33.666668</text:p>
              </table:table-cell>
              <table:table-cell office:value-type="float" office:value="0.296616">
                <text:p>0.296616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33.700002">
                <text:p>33.700002</text:p>
              </table:table-cell>
              <table:table-cell office:value-type="float" office:value="0.272678">
                <text:p>0.272678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33.733335">
                <text:p>33.733335</text:p>
              </table:table-cell>
              <table:table-cell office:value-type="float" office:value="0.284507">
                <text:p>0.284507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33.766668">
                <text:p>33.766668</text:p>
              </table:table-cell>
              <table:table-cell office:value-type="float" office:value="0.270724">
                <text:p>0.270724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33.800002">
                <text:p>33.800002</text:p>
              </table:table-cell>
              <table:table-cell office:value-type="float" office:value="0.282121">
                <text:p>0.282121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33.833335">
                <text:p>33.833335</text:p>
              </table:table-cell>
              <table:table-cell office:value-type="float" office:value="0.281701">
                <text:p>0.281701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33.866668">
                <text:p>33.866668</text:p>
              </table:table-cell>
              <table:table-cell office:value-type="float" office:value="0.285149">
                <text:p>0.285149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33.900002">
                <text:p>33.900002</text:p>
              </table:table-cell>
              <table:table-cell office:value-type="float" office:value="0.295637">
                <text:p>0.295637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33.933335">
                <text:p>33.933335</text:p>
              </table:table-cell>
              <table:table-cell office:value-type="float" office:value="0.283372">
                <text:p>0.283372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33.966668">
                <text:p>33.966668</text:p>
              </table:table-cell>
              <table:table-cell office:value-type="float" office:value="0.291812">
                <text:p>0.291812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34.000002">
                <text:p>34.000002</text:p>
              </table:table-cell>
              <table:table-cell office:value-type="float" office:value="0.297608">
                <text:p>0.297608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34.033335">
                <text:p>34.033335</text:p>
              </table:table-cell>
              <table:table-cell office:value-type="float" office:value="0.284603">
                <text:p>0.284603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34.066668">
                <text:p>34.066668</text:p>
              </table:table-cell>
              <table:table-cell office:value-type="float" office:value="0.282064">
                <text:p>0.282064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34.100002">
                <text:p>34.100002</text:p>
              </table:table-cell>
              <table:table-cell office:value-type="float" office:value="0.281162">
                <text:p>0.281162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34.133335">
                <text:p>34.133335</text:p>
              </table:table-cell>
              <table:table-cell office:value-type="float" office:value="0.281589">
                <text:p>0.281589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34.166668">
                <text:p>34.166668</text:p>
              </table:table-cell>
              <table:table-cell office:value-type="float" office:value="0.275555">
                <text:p>0.275555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34.200002">
                <text:p>34.200002</text:p>
              </table:table-cell>
              <table:table-cell office:value-type="float" office:value="0.281528">
                <text:p>0.281528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34.233335">
                <text:p>34.233335</text:p>
              </table:table-cell>
              <table:table-cell office:value-type="float" office:value="0.285902">
                <text:p>0.285902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34.266668">
                <text:p>34.266668</text:p>
              </table:table-cell>
              <table:table-cell office:value-type="float" office:value="0.283059">
                <text:p>0.283059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34.300002">
                <text:p>34.300002</text:p>
              </table:table-cell>
              <table:table-cell office:value-type="float" office:value="0.274286">
                <text:p>0.274286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34.333335">
                <text:p>34.333335</text:p>
              </table:table-cell>
              <table:table-cell office:value-type="float" office:value="0.263513">
                <text:p>0.263513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34.366668">
                <text:p>34.366668</text:p>
              </table:table-cell>
              <table:table-cell office:value-type="float" office:value="0.272395">
                <text:p>0.272395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34.400002">
                <text:p>34.400002</text:p>
              </table:table-cell>
              <table:table-cell office:value-type="float" office:value="0.272545">
                <text:p>0.272545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34.433335">
                <text:p>34.433335</text:p>
              </table:table-cell>
              <table:table-cell office:value-type="float" office:value="0.281371">
                <text:p>0.281371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34.466668">
                <text:p>34.466668</text:p>
              </table:table-cell>
              <table:table-cell office:value-type="float" office:value="0.274926">
                <text:p>0.274926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34.500002">
                <text:p>34.500002</text:p>
              </table:table-cell>
              <table:table-cell office:value-type="float" office:value="0.291079">
                <text:p>0.291079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34.533335">
                <text:p>34.533335</text:p>
              </table:table-cell>
              <table:table-cell office:value-type="float" office:value="0.275773">
                <text:p>0.275773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34.566668">
                <text:p>34.566668</text:p>
              </table:table-cell>
              <table:table-cell office:value-type="float" office:value="0.26825">
                <text:p>0.26825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34.600002">
                <text:p>34.600002</text:p>
              </table:table-cell>
              <table:table-cell office:value-type="float" office:value="0.269835">
                <text:p>0.269835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34.633335">
                <text:p>34.633335</text:p>
              </table:table-cell>
              <table:table-cell office:value-type="float" office:value="0.264276">
                <text:p>0.264276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34.666668">
                <text:p>34.666668</text:p>
              </table:table-cell>
              <table:table-cell office:value-type="float" office:value="0.284562">
                <text:p>0.284562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34.700002">
                <text:p>34.700002</text:p>
              </table:table-cell>
              <table:table-cell office:value-type="float" office:value="0.288908">
                <text:p>0.288908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34.733335">
                <text:p>34.733335</text:p>
              </table:table-cell>
              <table:table-cell office:value-type="float" office:value="0.293503">
                <text:p>0.293503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34.766668">
                <text:p>34.766668</text:p>
              </table:table-cell>
              <table:table-cell office:value-type="float" office:value="0.302213">
                <text:p>0.302213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34.800002">
                <text:p>34.800002</text:p>
              </table:table-cell>
              <table:table-cell office:value-type="float" office:value="0.280379">
                <text:p>0.280379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34.833335">
                <text:p>34.833335</text:p>
              </table:table-cell>
              <table:table-cell office:value-type="float" office:value="0.276904">
                <text:p>0.276904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34.866668">
                <text:p>34.866668</text:p>
              </table:table-cell>
              <table:table-cell office:value-type="float" office:value="0.279153">
                <text:p>0.279153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34.900002">
                <text:p>34.900002</text:p>
              </table:table-cell>
              <table:table-cell office:value-type="float" office:value="0.268285">
                <text:p>0.268285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34.933335">
                <text:p>34.933335</text:p>
              </table:table-cell>
              <table:table-cell office:value-type="float" office:value="0.274488">
                <text:p>0.274488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34.966668">
                <text:p>34.966668</text:p>
              </table:table-cell>
              <table:table-cell office:value-type="float" office:value="0.284316">
                <text:p>0.284316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35.000002">
                <text:p>35.000002</text:p>
              </table:table-cell>
              <table:table-cell office:value-type="float" office:value="0.289325">
                <text:p>0.289325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35.033335">
                <text:p>35.033335</text:p>
              </table:table-cell>
              <table:table-cell office:value-type="float" office:value="0.288415">
                <text:p>0.288415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35.066668">
                <text:p>35.066668</text:p>
              </table:table-cell>
              <table:table-cell office:value-type="float" office:value="0.280551">
                <text:p>0.280551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35.100002">
                <text:p>35.100002</text:p>
              </table:table-cell>
              <table:table-cell office:value-type="float" office:value="0.282175">
                <text:p>0.282175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35.133335">
                <text:p>35.133335</text:p>
              </table:table-cell>
              <table:table-cell office:value-type="float" office:value="0.293833">
                <text:p>0.293833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35.166669">
                <text:p>35.166669</text:p>
              </table:table-cell>
              <table:table-cell office:value-type="float" office:value="0.268929">
                <text:p>0.268929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35.200002">
                <text:p>35.200002</text:p>
              </table:table-cell>
              <table:table-cell office:value-type="float" office:value="0.284212">
                <text:p>0.284212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35.233335">
                <text:p>35.233335</text:p>
              </table:table-cell>
              <table:table-cell office:value-type="float" office:value="0.268188">
                <text:p>0.268188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35.266669">
                <text:p>35.266669</text:p>
              </table:table-cell>
              <table:table-cell office:value-type="float" office:value="0.27817">
                <text:p>0.27817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35.300002">
                <text:p>35.300002</text:p>
              </table:table-cell>
              <table:table-cell office:value-type="float" office:value="0.276411">
                <text:p>0.276411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35.333335">
                <text:p>35.333335</text:p>
              </table:table-cell>
              <table:table-cell office:value-type="float" office:value="0.288719">
                <text:p>0.288719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35.366669">
                <text:p>35.366669</text:p>
              </table:table-cell>
              <table:table-cell office:value-type="float" office:value="0.259359">
                <text:p>0.259359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35.400002">
                <text:p>35.400002</text:p>
              </table:table-cell>
              <table:table-cell office:value-type="float" office:value="0.265663">
                <text:p>0.265663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35.433335">
                <text:p>35.433335</text:p>
              </table:table-cell>
              <table:table-cell office:value-type="float" office:value="0.284728">
                <text:p>0.284728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35.466669">
                <text:p>35.466669</text:p>
              </table:table-cell>
              <table:table-cell office:value-type="float" office:value="0.283485">
                <text:p>0.283485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35.500002">
                <text:p>35.500002</text:p>
              </table:table-cell>
              <table:table-cell office:value-type="float" office:value="0.287127">
                <text:p>0.287127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35.533335">
                <text:p>35.533335</text:p>
              </table:table-cell>
              <table:table-cell office:value-type="float" office:value="0.284342">
                <text:p>0.284342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35.566669">
                <text:p>35.566669</text:p>
              </table:table-cell>
              <table:table-cell office:value-type="float" office:value="0.289396">
                <text:p>0.289396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35.600002">
                <text:p>35.600002</text:p>
              </table:table-cell>
              <table:table-cell office:value-type="float" office:value="0.290514">
                <text:p>0.290514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35.633335">
                <text:p>35.633335</text:p>
              </table:table-cell>
              <table:table-cell office:value-type="float" office:value="0.287591">
                <text:p>0.287591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35.666669">
                <text:p>35.666669</text:p>
              </table:table-cell>
              <table:table-cell office:value-type="float" office:value="0.288865">
                <text:p>0.288865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35.700002">
                <text:p>35.700002</text:p>
              </table:table-cell>
              <table:table-cell office:value-type="float" office:value="0.291499">
                <text:p>0.291499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35.733335">
                <text:p>35.733335</text:p>
              </table:table-cell>
              <table:table-cell office:value-type="float" office:value="0.27276">
                <text:p>0.27276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35.766669">
                <text:p>35.766669</text:p>
              </table:table-cell>
              <table:table-cell office:value-type="float" office:value="0.282116">
                <text:p>0.282116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35.800002">
                <text:p>35.800002</text:p>
              </table:table-cell>
              <table:table-cell office:value-type="float" office:value="0.2849">
                <text:p>0.2849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35.833335">
                <text:p>35.833335</text:p>
              </table:table-cell>
              <table:table-cell office:value-type="float" office:value="0.292061">
                <text:p>0.292061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35.866669">
                <text:p>35.866669</text:p>
              </table:table-cell>
              <table:table-cell office:value-type="float" office:value="0.283536">
                <text:p>0.283536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35.900002">
                <text:p>35.900002</text:p>
              </table:table-cell>
              <table:table-cell office:value-type="float" office:value="0.275478">
                <text:p>0.275478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35.933335">
                <text:p>35.933335</text:p>
              </table:table-cell>
              <table:table-cell office:value-type="float" office:value="0.278922">
                <text:p>0.278922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35.966669">
                <text:p>35.966669</text:p>
              </table:table-cell>
              <table:table-cell office:value-type="float" office:value="0.280047">
                <text:p>0.280047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36.000002">
                <text:p>36.000002</text:p>
              </table:table-cell>
              <table:table-cell office:value-type="float" office:value="0.270417">
                <text:p>0.270417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36.033335">
                <text:p>36.033335</text:p>
              </table:table-cell>
              <table:table-cell office:value-type="float" office:value="0.289612">
                <text:p>0.289612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36.066669">
                <text:p>36.066669</text:p>
              </table:table-cell>
              <table:table-cell office:value-type="float" office:value="0.268046">
                <text:p>0.268046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36.100002">
                <text:p>36.100002</text:p>
              </table:table-cell>
              <table:table-cell office:value-type="float" office:value="0.285226">
                <text:p>0.285226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36.133335">
                <text:p>36.133335</text:p>
              </table:table-cell>
              <table:table-cell office:value-type="float" office:value="0.276598">
                <text:p>0.276598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36.166669">
                <text:p>36.166669</text:p>
              </table:table-cell>
              <table:table-cell office:value-type="float" office:value="0.288474">
                <text:p>0.288474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36.200002">
                <text:p>36.200002</text:p>
              </table:table-cell>
              <table:table-cell office:value-type="float" office:value="0.278">
                <text:p>0.278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36.233335">
                <text:p>36.233335</text:p>
              </table:table-cell>
              <table:table-cell office:value-type="float" office:value="0.285653">
                <text:p>0.285653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36.266669">
                <text:p>36.266669</text:p>
              </table:table-cell>
              <table:table-cell office:value-type="float" office:value="0.282221">
                <text:p>0.282221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36.300002">
                <text:p>36.300002</text:p>
              </table:table-cell>
              <table:table-cell office:value-type="float" office:value="0.264675">
                <text:p>0.264675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36.333335">
                <text:p>36.333335</text:p>
              </table:table-cell>
              <table:table-cell office:value-type="float" office:value="0.274733">
                <text:p>0.274733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36.366669">
                <text:p>36.366669</text:p>
              </table:table-cell>
              <table:table-cell office:value-type="float" office:value="0.283222">
                <text:p>0.283222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36.400002">
                <text:p>36.400002</text:p>
              </table:table-cell>
              <table:table-cell office:value-type="float" office:value="0.26943">
                <text:p>0.26943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36.433335">
                <text:p>36.433335</text:p>
              </table:table-cell>
              <table:table-cell office:value-type="float" office:value="0.281168">
                <text:p>0.281168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36.466669">
                <text:p>36.466669</text:p>
              </table:table-cell>
              <table:table-cell office:value-type="float" office:value="0.289451">
                <text:p>0.289451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36.500002">
                <text:p>36.500002</text:p>
              </table:table-cell>
              <table:table-cell office:value-type="float" office:value="0.270668">
                <text:p>0.270668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36.533335">
                <text:p>36.533335</text:p>
              </table:table-cell>
              <table:table-cell office:value-type="float" office:value="0.281349">
                <text:p>0.281349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36.566669">
                <text:p>36.566669</text:p>
              </table:table-cell>
              <table:table-cell office:value-type="float" office:value="0.274141">
                <text:p>0.274141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36.600002">
                <text:p>36.600002</text:p>
              </table:table-cell>
              <table:table-cell office:value-type="float" office:value="0.279128">
                <text:p>0.279128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36.633335">
                <text:p>36.633335</text:p>
              </table:table-cell>
              <table:table-cell office:value-type="float" office:value="0.295147">
                <text:p>0.295147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36.666669">
                <text:p>36.666669</text:p>
              </table:table-cell>
              <table:table-cell office:value-type="float" office:value="0.283189">
                <text:p>0.283189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36.700002">
                <text:p>36.700002</text:p>
              </table:table-cell>
              <table:table-cell office:value-type="float" office:value="0.290266">
                <text:p>0.290266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36.733335">
                <text:p>36.733335</text:p>
              </table:table-cell>
              <table:table-cell office:value-type="float" office:value="0.282393">
                <text:p>0.282393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36.766669">
                <text:p>36.766669</text:p>
              </table:table-cell>
              <table:table-cell office:value-type="float" office:value="0.276304">
                <text:p>0.276304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36.800002">
                <text:p>36.800002</text:p>
              </table:table-cell>
              <table:table-cell office:value-type="float" office:value="0.290243">
                <text:p>0.290243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36.833335">
                <text:p>36.833335</text:p>
              </table:table-cell>
              <table:table-cell office:value-type="float" office:value="0.276923">
                <text:p>0.276923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36.866669">
                <text:p>36.866669</text:p>
              </table:table-cell>
              <table:table-cell office:value-type="float" office:value="0.291629">
                <text:p>0.291629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36.900002">
                <text:p>36.900002</text:p>
              </table:table-cell>
              <table:table-cell office:value-type="float" office:value="0.291777">
                <text:p>0.291777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36.933335">
                <text:p>36.933335</text:p>
              </table:table-cell>
              <table:table-cell office:value-type="float" office:value="0.273202">
                <text:p>0.273202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36.966669">
                <text:p>36.966669</text:p>
              </table:table-cell>
              <table:table-cell office:value-type="float" office:value="0.286365">
                <text:p>0.286365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37.000002">
                <text:p>37.000002</text:p>
              </table:table-cell>
              <table:table-cell office:value-type="float" office:value="0.289806">
                <text:p>0.289806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37.033335">
                <text:p>37.033335</text:p>
              </table:table-cell>
              <table:table-cell office:value-type="float" office:value="0.26526">
                <text:p>0.26526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37.066669">
                <text:p>37.066669</text:p>
              </table:table-cell>
              <table:table-cell office:value-type="float" office:value="0.291688">
                <text:p>0.291688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37.100002">
                <text:p>37.100002</text:p>
              </table:table-cell>
              <table:table-cell office:value-type="float" office:value="0.279551">
                <text:p>0.279551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37.133335">
                <text:p>37.133335</text:p>
              </table:table-cell>
              <table:table-cell office:value-type="float" office:value="0.283659">
                <text:p>0.283659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37.166669">
                <text:p>37.166669</text:p>
              </table:table-cell>
              <table:table-cell office:value-type="float" office:value="0.275405">
                <text:p>0.275405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37.200002">
                <text:p>37.200002</text:p>
              </table:table-cell>
              <table:table-cell office:value-type="float" office:value="0.285498">
                <text:p>0.285498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37.233335">
                <text:p>37.233335</text:p>
              </table:table-cell>
              <table:table-cell office:value-type="float" office:value="0.271797">
                <text:p>0.271797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37.266669">
                <text:p>37.266669</text:p>
              </table:table-cell>
              <table:table-cell office:value-type="float" office:value="0.287957">
                <text:p>0.287957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37.300002">
                <text:p>37.300002</text:p>
              </table:table-cell>
              <table:table-cell office:value-type="float" office:value="0.274131">
                <text:p>0.274131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37.333335">
                <text:p>37.333335</text:p>
              </table:table-cell>
              <table:table-cell office:value-type="float" office:value="0.295582">
                <text:p>0.295582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37.366669">
                <text:p>37.366669</text:p>
              </table:table-cell>
              <table:table-cell office:value-type="float" office:value="0.28532">
                <text:p>0.28532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37.400002">
                <text:p>37.400002</text:p>
              </table:table-cell>
              <table:table-cell office:value-type="float" office:value="0.277574">
                <text:p>0.277574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37.433335">
                <text:p>37.433335</text:p>
              </table:table-cell>
              <table:table-cell office:value-type="float" office:value="0.263147">
                <text:p>0.263147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37.466669">
                <text:p>37.466669</text:p>
              </table:table-cell>
              <table:table-cell office:value-type="float" office:value="0.274446">
                <text:p>0.274446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37.500002">
                <text:p>37.500002</text:p>
              </table:table-cell>
              <table:table-cell office:value-type="float" office:value="0.284082">
                <text:p>0.284082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37.533335">
                <text:p>37.533335</text:p>
              </table:table-cell>
              <table:table-cell office:value-type="float" office:value="0.286517">
                <text:p>0.286517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37.566669">
                <text:p>37.566669</text:p>
              </table:table-cell>
              <table:table-cell office:value-type="float" office:value="0.291263">
                <text:p>0.291263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37.600002">
                <text:p>37.600002</text:p>
              </table:table-cell>
              <table:table-cell office:value-type="float" office:value="0.287314">
                <text:p>0.287314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37.633335">
                <text:p>37.633335</text:p>
              </table:table-cell>
              <table:table-cell office:value-type="float" office:value="0.271529">
                <text:p>0.271529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37.666669">
                <text:p>37.666669</text:p>
              </table:table-cell>
              <table:table-cell office:value-type="float" office:value="0.27895">
                <text:p>0.27895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37.700002">
                <text:p>37.700002</text:p>
              </table:table-cell>
              <table:table-cell office:value-type="float" office:value="0.293649">
                <text:p>0.293649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37.733335">
                <text:p>37.733335</text:p>
              </table:table-cell>
              <table:table-cell office:value-type="float" office:value="0.272286">
                <text:p>0.272286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37.766669">
                <text:p>37.766669</text:p>
              </table:table-cell>
              <table:table-cell office:value-type="float" office:value="0.273037">
                <text:p>0.273037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37.800002">
                <text:p>37.800002</text:p>
              </table:table-cell>
              <table:table-cell office:value-type="float" office:value="0.289095">
                <text:p>0.289095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37.833335">
                <text:p>37.833335</text:p>
              </table:table-cell>
              <table:table-cell office:value-type="float" office:value="0.291238">
                <text:p>0.291238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37.866669">
                <text:p>37.866669</text:p>
              </table:table-cell>
              <table:table-cell office:value-type="float" office:value="0.283273">
                <text:p>0.283273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37.900002">
                <text:p>37.900002</text:p>
              </table:table-cell>
              <table:table-cell office:value-type="float" office:value="0.265642">
                <text:p>0.265642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37.933335">
                <text:p>37.933335</text:p>
              </table:table-cell>
              <table:table-cell office:value-type="float" office:value="0.286067">
                <text:p>0.286067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37.966669">
                <text:p>37.966669</text:p>
              </table:table-cell>
              <table:table-cell office:value-type="float" office:value="0.284615">
                <text:p>0.284615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38.000002">
                <text:p>38.000002</text:p>
              </table:table-cell>
              <table:table-cell office:value-type="float" office:value="0.279995">
                <text:p>0.279995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38.033335">
                <text:p>38.033335</text:p>
              </table:table-cell>
              <table:table-cell office:value-type="float" office:value="0.281108">
                <text:p>0.281108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38.066669">
                <text:p>38.066669</text:p>
              </table:table-cell>
              <table:table-cell office:value-type="float" office:value="0.288962">
                <text:p>0.288962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38.100002">
                <text:p>38.100002</text:p>
              </table:table-cell>
              <table:table-cell office:value-type="float" office:value="0.285886">
                <text:p>0.285886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38.133335">
                <text:p>38.133335</text:p>
              </table:table-cell>
              <table:table-cell office:value-type="float" office:value="0.277372">
                <text:p>0.277372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38.166669">
                <text:p>38.166669</text:p>
              </table:table-cell>
              <table:table-cell office:value-type="float" office:value="0.276848">
                <text:p>0.276848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38.200002">
                <text:p>38.200002</text:p>
              </table:table-cell>
              <table:table-cell office:value-type="float" office:value="0.288235">
                <text:p>0.288235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38.233335">
                <text:p>38.233335</text:p>
              </table:table-cell>
              <table:table-cell office:value-type="float" office:value="0.296326">
                <text:p>0.296326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38.266669">
                <text:p>38.266669</text:p>
              </table:table-cell>
              <table:table-cell office:value-type="float" office:value="0.277484">
                <text:p>0.277484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38.300002">
                <text:p>38.300002</text:p>
              </table:table-cell>
              <table:table-cell office:value-type="float" office:value="0.292575">
                <text:p>0.292575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38.333335">
                <text:p>38.333335</text:p>
              </table:table-cell>
              <table:table-cell office:value-type="float" office:value="0.268226">
                <text:p>0.268226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38.366669">
                <text:p>38.366669</text:p>
              </table:table-cell>
              <table:table-cell office:value-type="float" office:value="0.266231">
                <text:p>0.266231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38.400002">
                <text:p>38.400002</text:p>
              </table:table-cell>
              <table:table-cell office:value-type="float" office:value="0.28571">
                <text:p>0.28571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38.433335">
                <text:p>38.433335</text:p>
              </table:table-cell>
              <table:table-cell office:value-type="float" office:value="0.282971">
                <text:p>0.282971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38.466669">
                <text:p>38.466669</text:p>
              </table:table-cell>
              <table:table-cell office:value-type="float" office:value="0.284765">
                <text:p>0.284765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38.500002">
                <text:p>38.500002</text:p>
              </table:table-cell>
              <table:table-cell office:value-type="float" office:value="0.289111">
                <text:p>0.289111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38.533335">
                <text:p>38.533335</text:p>
              </table:table-cell>
              <table:table-cell office:value-type="float" office:value="0.275582">
                <text:p>0.275582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38.566669">
                <text:p>38.566669</text:p>
              </table:table-cell>
              <table:table-cell office:value-type="float" office:value="0.270052">
                <text:p>0.270052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38.600002">
                <text:p>38.600002</text:p>
              </table:table-cell>
              <table:table-cell office:value-type="float" office:value="0.276015">
                <text:p>0.276015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38.633335">
                <text:p>38.633335</text:p>
              </table:table-cell>
              <table:table-cell office:value-type="float" office:value="0.270679">
                <text:p>0.270679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38.666669">
                <text:p>38.666669</text:p>
              </table:table-cell>
              <table:table-cell office:value-type="float" office:value="0.268258">
                <text:p>0.268258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38.700002">
                <text:p>38.700002</text:p>
              </table:table-cell>
              <table:table-cell office:value-type="float" office:value="0.286087">
                <text:p>0.286087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38.733335">
                <text:p>38.733335</text:p>
              </table:table-cell>
              <table:table-cell office:value-type="float" office:value="0.287723">
                <text:p>0.287723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38.766669">
                <text:p>38.766669</text:p>
              </table:table-cell>
              <table:table-cell office:value-type="float" office:value="0.27951">
                <text:p>0.27951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38.800002">
                <text:p>38.800002</text:p>
              </table:table-cell>
              <table:table-cell office:value-type="float" office:value="0.287384">
                <text:p>0.287384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38.833335">
                <text:p>38.833335</text:p>
              </table:table-cell>
              <table:table-cell office:value-type="float" office:value="0.282815">
                <text:p>0.282815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38.866669">
                <text:p>38.866669</text:p>
              </table:table-cell>
              <table:table-cell office:value-type="float" office:value="0.264986">
                <text:p>0.264986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38.900002">
                <text:p>38.900002</text:p>
              </table:table-cell>
              <table:table-cell office:value-type="float" office:value="0.280309">
                <text:p>0.280309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38.933335">
                <text:p>38.933335</text:p>
              </table:table-cell>
              <table:table-cell office:value-type="float" office:value="0.269326">
                <text:p>0.269326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38.966669">
                <text:p>38.966669</text:p>
              </table:table-cell>
              <table:table-cell office:value-type="float" office:value="0.275933">
                <text:p>0.275933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39.000002">
                <text:p>39.000002</text:p>
              </table:table-cell>
              <table:table-cell office:value-type="float" office:value="0.28059">
                <text:p>0.28059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39.033335">
                <text:p>39.033335</text:p>
              </table:table-cell>
              <table:table-cell office:value-type="float" office:value="0.279308">
                <text:p>0.279308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39.066669">
                <text:p>39.066669</text:p>
              </table:table-cell>
              <table:table-cell office:value-type="float" office:value="0.273874">
                <text:p>0.273874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39.100002">
                <text:p>39.100002</text:p>
              </table:table-cell>
              <table:table-cell office:value-type="float" office:value="0.259282">
                <text:p>0.259282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39.133335">
                <text:p>39.133335</text:p>
              </table:table-cell>
              <table:table-cell office:value-type="float" office:value="0.281743">
                <text:p>0.281743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39.166669">
                <text:p>39.166669</text:p>
              </table:table-cell>
              <table:table-cell office:value-type="float" office:value="0.282209">
                <text:p>0.282209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39.200002">
                <text:p>39.200002</text:p>
              </table:table-cell>
              <table:table-cell office:value-type="float" office:value="0.284432">
                <text:p>0.284432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39.233335">
                <text:p>39.233335</text:p>
              </table:table-cell>
              <table:table-cell office:value-type="float" office:value="0.271991">
                <text:p>0.271991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39.266669">
                <text:p>39.266669</text:p>
              </table:table-cell>
              <table:table-cell office:value-type="float" office:value="0.264804">
                <text:p>0.264804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39.300002">
                <text:p>39.300002</text:p>
              </table:table-cell>
              <table:table-cell office:value-type="float" office:value="0.274515">
                <text:p>0.274515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39.333335">
                <text:p>39.333335</text:p>
              </table:table-cell>
              <table:table-cell office:value-type="float" office:value="0.28417">
                <text:p>0.28417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39.366669">
                <text:p>39.366669</text:p>
              </table:table-cell>
              <table:table-cell office:value-type="float" office:value="0.298113">
                <text:p>0.298113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39.400002">
                <text:p>39.400002</text:p>
              </table:table-cell>
              <table:table-cell office:value-type="float" office:value="0.278811">
                <text:p>0.278811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39.433335">
                <text:p>39.433335</text:p>
              </table:table-cell>
              <table:table-cell office:value-type="float" office:value="0.26841">
                <text:p>0.26841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39.466669">
                <text:p>39.466669</text:p>
              </table:table-cell>
              <table:table-cell office:value-type="float" office:value="0.280517">
                <text:p>0.280517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39.500002">
                <text:p>39.500002</text:p>
              </table:table-cell>
              <table:table-cell office:value-type="float" office:value="0.269781">
                <text:p>0.269781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39.533335">
                <text:p>39.533335</text:p>
              </table:table-cell>
              <table:table-cell office:value-type="float" office:value="0.280122">
                <text:p>0.280122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39.566669">
                <text:p>39.566669</text:p>
              </table:table-cell>
              <table:table-cell office:value-type="float" office:value="0.281928">
                <text:p>0.281928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39.600002">
                <text:p>39.600002</text:p>
              </table:table-cell>
              <table:table-cell office:value-type="float" office:value="0.273704">
                <text:p>0.273704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39.633335">
                <text:p>39.633335</text:p>
              </table:table-cell>
              <table:table-cell office:value-type="float" office:value="0.290754">
                <text:p>0.290754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39.666669">
                <text:p>39.666669</text:p>
              </table:table-cell>
              <table:table-cell office:value-type="float" office:value="0.275206">
                <text:p>0.275206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39.700002">
                <text:p>39.700002</text:p>
              </table:table-cell>
              <table:table-cell office:value-type="float" office:value="0.271821">
                <text:p>0.271821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39.733335">
                <text:p>39.733335</text:p>
              </table:table-cell>
              <table:table-cell office:value-type="float" office:value="0.292548">
                <text:p>0.292548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39.766669">
                <text:p>39.766669</text:p>
              </table:table-cell>
              <table:table-cell office:value-type="float" office:value="0.263625">
                <text:p>0.263625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39.800002">
                <text:p>39.800002</text:p>
              </table:table-cell>
              <table:table-cell office:value-type="float" office:value="0.274834">
                <text:p>0.274834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39.833335">
                <text:p>39.833335</text:p>
              </table:table-cell>
              <table:table-cell office:value-type="float" office:value="0.282319">
                <text:p>0.282319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39.866669">
                <text:p>39.866669</text:p>
              </table:table-cell>
              <table:table-cell office:value-type="float" office:value="0.265329">
                <text:p>0.265329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39.900002">
                <text:p>39.900002</text:p>
              </table:table-cell>
              <table:table-cell office:value-type="float" office:value="0.278612">
                <text:p>0.278612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39.933335">
                <text:p>39.933335</text:p>
              </table:table-cell>
              <table:table-cell office:value-type="float" office:value="0.284614">
                <text:p>0.284614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39.966669">
                <text:p>39.966669</text:p>
              </table:table-cell>
              <table:table-cell office:value-type="float" office:value="0.274962">
                <text:p>0.274962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40.000002">
                <text:p>40.000002</text:p>
              </table:table-cell>
              <table:table-cell office:value-type="float" office:value="0.282958">
                <text:p>0.282958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40.033335">
                <text:p>40.033335</text:p>
              </table:table-cell>
              <table:table-cell office:value-type="float" office:value="0.281488">
                <text:p>0.281488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40.066669">
                <text:p>40.066669</text:p>
              </table:table-cell>
              <table:table-cell office:value-type="float" office:value="0.274341">
                <text:p>0.274341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40.100002">
                <text:p>40.100002</text:p>
              </table:table-cell>
              <table:table-cell office:value-type="float" office:value="0.27729">
                <text:p>0.27729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40.133335">
                <text:p>40.133335</text:p>
              </table:table-cell>
              <table:table-cell office:value-type="float" office:value="0.266114">
                <text:p>0.266114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40.166669">
                <text:p>40.166669</text:p>
              </table:table-cell>
              <table:table-cell office:value-type="float" office:value="0.252591">
                <text:p>0.252591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40.200002">
                <text:p>40.200002</text:p>
              </table:table-cell>
              <table:table-cell office:value-type="float" office:value="0.275892">
                <text:p>0.275892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40.233335">
                <text:p>40.233335</text:p>
              </table:table-cell>
              <table:table-cell office:value-type="float" office:value="0.273598">
                <text:p>0.273598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40.266669">
                <text:p>40.266669</text:p>
              </table:table-cell>
              <table:table-cell office:value-type="float" office:value="0.273654">
                <text:p>0.273654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40.300002">
                <text:p>40.300002</text:p>
              </table:table-cell>
              <table:table-cell office:value-type="float" office:value="0.284508">
                <text:p>0.284508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40.333335">
                <text:p>40.333335</text:p>
              </table:table-cell>
              <table:table-cell office:value-type="float" office:value="0.281287">
                <text:p>0.281287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40.366669">
                <text:p>40.366669</text:p>
              </table:table-cell>
              <table:table-cell office:value-type="float" office:value="0.275674">
                <text:p>0.275674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40.400002">
                <text:p>40.400002</text:p>
              </table:table-cell>
              <table:table-cell office:value-type="float" office:value="0.274218">
                <text:p>0.274218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40.433335">
                <text:p>40.433335</text:p>
              </table:table-cell>
              <table:table-cell office:value-type="float" office:value="0.27812">
                <text:p>0.27812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40.466669">
                <text:p>40.466669</text:p>
              </table:table-cell>
              <table:table-cell office:value-type="float" office:value="0.290382">
                <text:p>0.290382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40.500002">
                <text:p>40.500002</text:p>
              </table:table-cell>
              <table:table-cell office:value-type="float" office:value="0.266805">
                <text:p>0.266805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40.533335">
                <text:p>40.533335</text:p>
              </table:table-cell>
              <table:table-cell office:value-type="float" office:value="0.277976">
                <text:p>0.277976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40.566669">
                <text:p>40.566669</text:p>
              </table:table-cell>
              <table:table-cell office:value-type="float" office:value="0.282588">
                <text:p>0.282588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40.600002">
                <text:p>40.600002</text:p>
              </table:table-cell>
              <table:table-cell office:value-type="float" office:value="0.26347">
                <text:p>0.26347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40.633335">
                <text:p>40.633335</text:p>
              </table:table-cell>
              <table:table-cell office:value-type="float" office:value="0.290357">
                <text:p>0.290357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40.666669">
                <text:p>40.666669</text:p>
              </table:table-cell>
              <table:table-cell office:value-type="float" office:value="0.267477">
                <text:p>0.267477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40.700002">
                <text:p>40.700002</text:p>
              </table:table-cell>
              <table:table-cell office:value-type="float" office:value="0.274817">
                <text:p>0.274817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40.733335">
                <text:p>40.733335</text:p>
              </table:table-cell>
              <table:table-cell office:value-type="float" office:value="0.283273">
                <text:p>0.283273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40.766669">
                <text:p>40.766669</text:p>
              </table:table-cell>
              <table:table-cell office:value-type="float" office:value="0.279103">
                <text:p>0.279103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40.800002">
                <text:p>40.800002</text:p>
              </table:table-cell>
              <table:table-cell office:value-type="float" office:value="0.267669">
                <text:p>0.267669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40.833335">
                <text:p>40.833335</text:p>
              </table:table-cell>
              <table:table-cell office:value-type="float" office:value="0.273035">
                <text:p>0.273035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40.866669">
                <text:p>40.866669</text:p>
              </table:table-cell>
              <table:table-cell office:value-type="float" office:value="0.280309">
                <text:p>0.280309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40.900002">
                <text:p>40.900002</text:p>
              </table:table-cell>
              <table:table-cell office:value-type="float" office:value="0.275193">
                <text:p>0.275193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40.933335">
                <text:p>40.933335</text:p>
              </table:table-cell>
              <table:table-cell office:value-type="float" office:value="0.270514">
                <text:p>0.270514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40.966669">
                <text:p>40.966669</text:p>
              </table:table-cell>
              <table:table-cell office:value-type="float" office:value="0.27716">
                <text:p>0.27716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41.000002">
                <text:p>41.000002</text:p>
              </table:table-cell>
              <table:table-cell office:value-type="float" office:value="0.268213">
                <text:p>0.268213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41.033335">
                <text:p>41.033335</text:p>
              </table:table-cell>
              <table:table-cell office:value-type="float" office:value="0.270524">
                <text:p>0.270524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41.066669">
                <text:p>41.066669</text:p>
              </table:table-cell>
              <table:table-cell office:value-type="float" office:value="0.271874">
                <text:p>0.271874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41.100002">
                <text:p>41.100002</text:p>
              </table:table-cell>
              <table:table-cell office:value-type="float" office:value="0.263565">
                <text:p>0.263565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41.133335">
                <text:p>41.133335</text:p>
              </table:table-cell>
              <table:table-cell office:value-type="float" office:value="0.268314">
                <text:p>0.268314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41.166669">
                <text:p>41.166669</text:p>
              </table:table-cell>
              <table:table-cell office:value-type="float" office:value="0.265226">
                <text:p>0.265226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41.200002">
                <text:p>41.200002</text:p>
              </table:table-cell>
              <table:table-cell office:value-type="float" office:value="0.279253">
                <text:p>0.279253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41.233335">
                <text:p>41.233335</text:p>
              </table:table-cell>
              <table:table-cell office:value-type="float" office:value="0.289264">
                <text:p>0.289264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41.266669">
                <text:p>41.266669</text:p>
              </table:table-cell>
              <table:table-cell office:value-type="float" office:value="0.279933">
                <text:p>0.279933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41.300002">
                <text:p>41.300002</text:p>
              </table:table-cell>
              <table:table-cell office:value-type="float" office:value="0.270394">
                <text:p>0.270394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41.333335">
                <text:p>41.333335</text:p>
              </table:table-cell>
              <table:table-cell office:value-type="float" office:value="0.279127">
                <text:p>0.279127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41.366669">
                <text:p>41.366669</text:p>
              </table:table-cell>
              <table:table-cell office:value-type="float" office:value="0.2786">
                <text:p>0.2786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41.400002">
                <text:p>41.400002</text:p>
              </table:table-cell>
              <table:table-cell office:value-type="float" office:value="0.278732">
                <text:p>0.278732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41.433335">
                <text:p>41.433335</text:p>
              </table:table-cell>
              <table:table-cell office:value-type="float" office:value="0.278001">
                <text:p>0.278001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41.466669">
                <text:p>41.466669</text:p>
              </table:table-cell>
              <table:table-cell office:value-type="float" office:value="0.279266">
                <text:p>0.279266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41.500002">
                <text:p>41.500002</text:p>
              </table:table-cell>
              <table:table-cell office:value-type="float" office:value="0.27606">
                <text:p>0.27606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41.533335">
                <text:p>41.533335</text:p>
              </table:table-cell>
              <table:table-cell office:value-type="float" office:value="0.272219">
                <text:p>0.272219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41.566669">
                <text:p>41.566669</text:p>
              </table:table-cell>
              <table:table-cell office:value-type="float" office:value="0.272">
                <text:p>0.272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41.600002">
                <text:p>41.600002</text:p>
              </table:table-cell>
              <table:table-cell office:value-type="float" office:value="0.265292">
                <text:p>0.265292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41.633336">
                <text:p>41.633336</text:p>
              </table:table-cell>
              <table:table-cell office:value-type="float" office:value="0.26487">
                <text:p>0.26487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41.666669">
                <text:p>41.666669</text:p>
              </table:table-cell>
              <table:table-cell office:value-type="float" office:value="0.269818">
                <text:p>0.269818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41.700002">
                <text:p>41.700002</text:p>
              </table:table-cell>
              <table:table-cell office:value-type="float" office:value="0.270437">
                <text:p>0.270437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41.733336">
                <text:p>41.733336</text:p>
              </table:table-cell>
              <table:table-cell office:value-type="float" office:value="0.288261">
                <text:p>0.288261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41.766669">
                <text:p>41.766669</text:p>
              </table:table-cell>
              <table:table-cell office:value-type="float" office:value="0.269184">
                <text:p>0.269184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41.800002">
                <text:p>41.800002</text:p>
              </table:table-cell>
              <table:table-cell office:value-type="float" office:value="0.266696">
                <text:p>0.266696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41.833336">
                <text:p>41.833336</text:p>
              </table:table-cell>
              <table:table-cell office:value-type="float" office:value="0.257572">
                <text:p>0.257572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41.866669">
                <text:p>41.866669</text:p>
              </table:table-cell>
              <table:table-cell office:value-type="float" office:value="0.276108">
                <text:p>0.276108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41.900002">
                <text:p>41.900002</text:p>
              </table:table-cell>
              <table:table-cell office:value-type="float" office:value="0.25986">
                <text:p>0.25986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41.933336">
                <text:p>41.933336</text:p>
              </table:table-cell>
              <table:table-cell office:value-type="float" office:value="0.278022">
                <text:p>0.278022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41.966669">
                <text:p>41.966669</text:p>
              </table:table-cell>
              <table:table-cell office:value-type="float" office:value="0.274996">
                <text:p>0.274996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42.000002">
                <text:p>42.000002</text:p>
              </table:table-cell>
              <table:table-cell office:value-type="float" office:value="0.267527">
                <text:p>0.267527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42.033336">
                <text:p>42.033336</text:p>
              </table:table-cell>
              <table:table-cell office:value-type="float" office:value="0.284812">
                <text:p>0.284812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42.066669">
                <text:p>42.066669</text:p>
              </table:table-cell>
              <table:table-cell office:value-type="float" office:value="0.277166">
                <text:p>0.277166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42.100002">
                <text:p>42.100002</text:p>
              </table:table-cell>
              <table:table-cell office:value-type="float" office:value="0.275112">
                <text:p>0.275112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42.133336">
                <text:p>42.133336</text:p>
              </table:table-cell>
              <table:table-cell office:value-type="float" office:value="0.281364">
                <text:p>0.281364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42.166669">
                <text:p>42.166669</text:p>
              </table:table-cell>
              <table:table-cell office:value-type="float" office:value="0.253348">
                <text:p>0.253348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42.200002">
                <text:p>42.200002</text:p>
              </table:table-cell>
              <table:table-cell office:value-type="float" office:value="0.270111">
                <text:p>0.270111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42.233336">
                <text:p>42.233336</text:p>
              </table:table-cell>
              <table:table-cell office:value-type="float" office:value="0.263984">
                <text:p>0.263984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42.266669">
                <text:p>42.266669</text:p>
              </table:table-cell>
              <table:table-cell office:value-type="float" office:value="0.26779">
                <text:p>0.26779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42.300002">
                <text:p>42.300002</text:p>
              </table:table-cell>
              <table:table-cell office:value-type="float" office:value="0.270209">
                <text:p>0.270209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42.333336">
                <text:p>42.333336</text:p>
              </table:table-cell>
              <table:table-cell office:value-type="float" office:value="0.253996">
                <text:p>0.253996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42.366669">
                <text:p>42.366669</text:p>
              </table:table-cell>
              <table:table-cell office:value-type="float" office:value="0.275599">
                <text:p>0.275599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42.400002">
                <text:p>42.400002</text:p>
              </table:table-cell>
              <table:table-cell office:value-type="float" office:value="0.25543">
                <text:p>0.25543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42.433336">
                <text:p>42.433336</text:p>
              </table:table-cell>
              <table:table-cell office:value-type="float" office:value="0.262849">
                <text:p>0.262849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42.466669">
                <text:p>42.466669</text:p>
              </table:table-cell>
              <table:table-cell office:value-type="float" office:value="0.252166">
                <text:p>0.252166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42.500002">
                <text:p>42.500002</text:p>
              </table:table-cell>
              <table:table-cell office:value-type="float" office:value="0.257926">
                <text:p>0.257926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42.533336">
                <text:p>42.533336</text:p>
              </table:table-cell>
              <table:table-cell office:value-type="float" office:value="0.258091">
                <text:p>0.258091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42.566669">
                <text:p>42.566669</text:p>
              </table:table-cell>
              <table:table-cell office:value-type="float" office:value="0.279134">
                <text:p>0.279134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42.600002">
                <text:p>42.600002</text:p>
              </table:table-cell>
              <table:table-cell office:value-type="float" office:value="0.268622">
                <text:p>0.268622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42.633336">
                <text:p>42.633336</text:p>
              </table:table-cell>
              <table:table-cell office:value-type="float" office:value="0.26692">
                <text:p>0.26692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42.666669">
                <text:p>42.666669</text:p>
              </table:table-cell>
              <table:table-cell office:value-type="float" office:value="0.242641">
                <text:p>0.242641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42.700002">
                <text:p>42.700002</text:p>
              </table:table-cell>
              <table:table-cell office:value-type="float" office:value="0.273027">
                <text:p>0.273027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42.733336">
                <text:p>42.733336</text:p>
              </table:table-cell>
              <table:table-cell office:value-type="float" office:value="0.274427">
                <text:p>0.274427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42.766669">
                <text:p>42.766669</text:p>
              </table:table-cell>
              <table:table-cell office:value-type="float" office:value="0.270154">
                <text:p>0.270154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42.800002">
                <text:p>42.800002</text:p>
              </table:table-cell>
              <table:table-cell office:value-type="float" office:value="0.276773">
                <text:p>0.276773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42.833336">
                <text:p>42.833336</text:p>
              </table:table-cell>
              <table:table-cell office:value-type="float" office:value="0.284972">
                <text:p>0.284972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42.866669">
                <text:p>42.866669</text:p>
              </table:table-cell>
              <table:table-cell office:value-type="float" office:value="0.293002">
                <text:p>0.293002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42.900002">
                <text:p>42.900002</text:p>
              </table:table-cell>
              <table:table-cell office:value-type="float" office:value="0.271482">
                <text:p>0.271482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42.933336">
                <text:p>42.933336</text:p>
              </table:table-cell>
              <table:table-cell office:value-type="float" office:value="0.266444">
                <text:p>0.266444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42.966669">
                <text:p>42.966669</text:p>
              </table:table-cell>
              <table:table-cell office:value-type="float" office:value="0.26987">
                <text:p>0.26987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43.000002">
                <text:p>43.000002</text:p>
              </table:table-cell>
              <table:table-cell office:value-type="float" office:value="0.28539">
                <text:p>0.28539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43.033336">
                <text:p>43.033336</text:p>
              </table:table-cell>
              <table:table-cell office:value-type="float" office:value="0.279514">
                <text:p>0.279514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43.066669">
                <text:p>43.066669</text:p>
              </table:table-cell>
              <table:table-cell office:value-type="float" office:value="0.260947">
                <text:p>0.260947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43.100002">
                <text:p>43.100002</text:p>
              </table:table-cell>
              <table:table-cell office:value-type="float" office:value="0.2625">
                <text:p>0.2625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43.133336">
                <text:p>43.133336</text:p>
              </table:table-cell>
              <table:table-cell office:value-type="float" office:value="0.272352">
                <text:p>0.272352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43.166669">
                <text:p>43.166669</text:p>
              </table:table-cell>
              <table:table-cell office:value-type="float" office:value="0.287171">
                <text:p>0.287171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43.200002">
                <text:p>43.200002</text:p>
              </table:table-cell>
              <table:table-cell office:value-type="float" office:value="0.262972">
                <text:p>0.262972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43.233336">
                <text:p>43.233336</text:p>
              </table:table-cell>
              <table:table-cell office:value-type="float" office:value="0.270477">
                <text:p>0.270477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43.266669">
                <text:p>43.266669</text:p>
              </table:table-cell>
              <table:table-cell office:value-type="float" office:value="0.258618">
                <text:p>0.258618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43.300002">
                <text:p>43.300002</text:p>
              </table:table-cell>
              <table:table-cell office:value-type="float" office:value="0.261715">
                <text:p>0.261715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43.333336">
                <text:p>43.333336</text:p>
              </table:table-cell>
              <table:table-cell office:value-type="float" office:value="0.273636">
                <text:p>0.273636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43.366669">
                <text:p>43.366669</text:p>
              </table:table-cell>
              <table:table-cell office:value-type="float" office:value="0.277554">
                <text:p>0.277554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43.400002">
                <text:p>43.400002</text:p>
              </table:table-cell>
              <table:table-cell office:value-type="float" office:value="0.274061">
                <text:p>0.274061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43.433336">
                <text:p>43.433336</text:p>
              </table:table-cell>
              <table:table-cell office:value-type="float" office:value="0.277551">
                <text:p>0.277551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43.466669">
                <text:p>43.466669</text:p>
              </table:table-cell>
              <table:table-cell office:value-type="float" office:value="0.280994">
                <text:p>0.280994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43.500002">
                <text:p>43.500002</text:p>
              </table:table-cell>
              <table:table-cell office:value-type="float" office:value="0.272996">
                <text:p>0.272996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43.533336">
                <text:p>43.533336</text:p>
              </table:table-cell>
              <table:table-cell office:value-type="float" office:value="0.264756">
                <text:p>0.264756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43.566669">
                <text:p>43.566669</text:p>
              </table:table-cell>
              <table:table-cell office:value-type="float" office:value="0.289025">
                <text:p>0.289025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43.600002">
                <text:p>43.600002</text:p>
              </table:table-cell>
              <table:table-cell office:value-type="float" office:value="0.286885">
                <text:p>0.286885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43.633336">
                <text:p>43.633336</text:p>
              </table:table-cell>
              <table:table-cell office:value-type="float" office:value="0.289427">
                <text:p>0.289427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43.666669">
                <text:p>43.666669</text:p>
              </table:table-cell>
              <table:table-cell office:value-type="float" office:value="0.2792">
                <text:p>0.2792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43.700002">
                <text:p>43.700002</text:p>
              </table:table-cell>
              <table:table-cell office:value-type="float" office:value="0.27843">
                <text:p>0.27843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43.733336">
                <text:p>43.733336</text:p>
              </table:table-cell>
              <table:table-cell office:value-type="float" office:value="0.291142">
                <text:p>0.291142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43.766669">
                <text:p>43.766669</text:p>
              </table:table-cell>
              <table:table-cell office:value-type="float" office:value="0.277442">
                <text:p>0.277442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43.800002">
                <text:p>43.800002</text:p>
              </table:table-cell>
              <table:table-cell office:value-type="float" office:value="0.270711">
                <text:p>0.270711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43.833336">
                <text:p>43.833336</text:p>
              </table:table-cell>
              <table:table-cell office:value-type="float" office:value="0.281828">
                <text:p>0.281828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43.866669">
                <text:p>43.866669</text:p>
              </table:table-cell>
              <table:table-cell office:value-type="float" office:value="0.28548">
                <text:p>0.28548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43.900002">
                <text:p>43.900002</text:p>
              </table:table-cell>
              <table:table-cell office:value-type="float" office:value="0.27637">
                <text:p>0.27637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43.933336">
                <text:p>43.933336</text:p>
              </table:table-cell>
              <table:table-cell office:value-type="float" office:value="0.290539">
                <text:p>0.290539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43.966669">
                <text:p>43.966669</text:p>
              </table:table-cell>
              <table:table-cell office:value-type="float" office:value="0.287845">
                <text:p>0.287845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44.000002">
                <text:p>44.000002</text:p>
              </table:table-cell>
              <table:table-cell office:value-type="float" office:value="0.286127">
                <text:p>0.286127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44.033336">
                <text:p>44.033336</text:p>
              </table:table-cell>
              <table:table-cell office:value-type="float" office:value="0.289225">
                <text:p>0.289225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44.066669">
                <text:p>44.066669</text:p>
              </table:table-cell>
              <table:table-cell office:value-type="float" office:value="0.28046">
                <text:p>0.28046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44.100002">
                <text:p>44.100002</text:p>
              </table:table-cell>
              <table:table-cell office:value-type="float" office:value="0.286872">
                <text:p>0.286872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44.133336">
                <text:p>44.133336</text:p>
              </table:table-cell>
              <table:table-cell office:value-type="float" office:value="0.279324">
                <text:p>0.279324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44.166669">
                <text:p>44.166669</text:p>
              </table:table-cell>
              <table:table-cell office:value-type="float" office:value="0.283533">
                <text:p>0.283533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44.200002">
                <text:p>44.200002</text:p>
              </table:table-cell>
              <table:table-cell office:value-type="float" office:value="0.296312">
                <text:p>0.296312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44.233336">
                <text:p>44.233336</text:p>
              </table:table-cell>
              <table:table-cell office:value-type="float" office:value="0.29672">
                <text:p>0.29672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44.266669">
                <text:p>44.266669</text:p>
              </table:table-cell>
              <table:table-cell office:value-type="float" office:value="0.301849">
                <text:p>0.301849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44.300002">
                <text:p>44.300002</text:p>
              </table:table-cell>
              <table:table-cell office:value-type="float" office:value="0.287985">
                <text:p>0.287985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44.333336">
                <text:p>44.333336</text:p>
              </table:table-cell>
              <table:table-cell office:value-type="float" office:value="0.297976">
                <text:p>0.297976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44.366669">
                <text:p>44.366669</text:p>
              </table:table-cell>
              <table:table-cell office:value-type="float" office:value="0.291544">
                <text:p>0.291544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44.400002">
                <text:p>44.400002</text:p>
              </table:table-cell>
              <table:table-cell office:value-type="float" office:value="0.297271">
                <text:p>0.297271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44.433336">
                <text:p>44.433336</text:p>
              </table:table-cell>
              <table:table-cell office:value-type="float" office:value="0.298422">
                <text:p>0.298422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44.466669">
                <text:p>44.466669</text:p>
              </table:table-cell>
              <table:table-cell office:value-type="float" office:value="0.284993">
                <text:p>0.284993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44.500002">
                <text:p>44.500002</text:p>
              </table:table-cell>
              <table:table-cell office:value-type="float" office:value="0.291258">
                <text:p>0.291258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44.533336">
                <text:p>44.533336</text:p>
              </table:table-cell>
              <table:table-cell office:value-type="float" office:value="0.292508">
                <text:p>0.292508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44.566669">
                <text:p>44.566669</text:p>
              </table:table-cell>
              <table:table-cell office:value-type="float" office:value="0.300442">
                <text:p>0.300442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44.600002">
                <text:p>44.600002</text:p>
              </table:table-cell>
              <table:table-cell office:value-type="float" office:value="0.289372">
                <text:p>0.289372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44.633336">
                <text:p>44.633336</text:p>
              </table:table-cell>
              <table:table-cell office:value-type="float" office:value="0.283681">
                <text:p>0.283681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44.666669">
                <text:p>44.666669</text:p>
              </table:table-cell>
              <table:table-cell office:value-type="float" office:value="0.297347">
                <text:p>0.297347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44.700002">
                <text:p>44.700002</text:p>
              </table:table-cell>
              <table:table-cell office:value-type="float" office:value="0.288209">
                <text:p>0.288209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44.733336">
                <text:p>44.733336</text:p>
              </table:table-cell>
              <table:table-cell office:value-type="float" office:value="0.292893">
                <text:p>0.292893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44.766669">
                <text:p>44.766669</text:p>
              </table:table-cell>
              <table:table-cell office:value-type="float" office:value="0.28862">
                <text:p>0.28862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44.800002">
                <text:p>44.800002</text:p>
              </table:table-cell>
              <table:table-cell office:value-type="float" office:value="0.290258">
                <text:p>0.290258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44.833336">
                <text:p>44.833336</text:p>
              </table:table-cell>
              <table:table-cell office:value-type="float" office:value="0.277002">
                <text:p>0.277002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44.866669">
                <text:p>44.866669</text:p>
              </table:table-cell>
              <table:table-cell office:value-type="float" office:value="0.307978">
                <text:p>0.307978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44.900002">
                <text:p>44.900002</text:p>
              </table:table-cell>
              <table:table-cell office:value-type="float" office:value="0.286133">
                <text:p>0.286133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44.933336">
                <text:p>44.933336</text:p>
              </table:table-cell>
              <table:table-cell office:value-type="float" office:value="0.28735">
                <text:p>0.28735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44.966669">
                <text:p>44.966669</text:p>
              </table:table-cell>
              <table:table-cell office:value-type="float" office:value="0.279288">
                <text:p>0.279288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45.000002">
                <text:p>45.000002</text:p>
              </table:table-cell>
              <table:table-cell office:value-type="float" office:value="0.272429">
                <text:p>0.272429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45.033336">
                <text:p>45.033336</text:p>
              </table:table-cell>
              <table:table-cell office:value-type="float" office:value="0.290548">
                <text:p>0.290548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45.066669">
                <text:p>45.066669</text:p>
              </table:table-cell>
              <table:table-cell office:value-type="float" office:value="0.290721">
                <text:p>0.290721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45.100002">
                <text:p>45.100002</text:p>
              </table:table-cell>
              <table:table-cell office:value-type="float" office:value="0.279622">
                <text:p>0.279622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45.133336">
                <text:p>45.133336</text:p>
              </table:table-cell>
              <table:table-cell office:value-type="float" office:value="0.274897">
                <text:p>0.274897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45.166669">
                <text:p>45.166669</text:p>
              </table:table-cell>
              <table:table-cell office:value-type="float" office:value="0.268839">
                <text:p>0.268839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45.200002">
                <text:p>45.200002</text:p>
              </table:table-cell>
              <table:table-cell office:value-type="float" office:value="0.270324">
                <text:p>0.270324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45.233336">
                <text:p>45.233336</text:p>
              </table:table-cell>
              <table:table-cell office:value-type="float" office:value="0.290537">
                <text:p>0.290537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45.266669">
                <text:p>45.266669</text:p>
              </table:table-cell>
              <table:table-cell office:value-type="float" office:value="0.299725">
                <text:p>0.299725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45.300002">
                <text:p>45.300002</text:p>
              </table:table-cell>
              <table:table-cell office:value-type="float" office:value="0.277014">
                <text:p>0.277014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45.333336">
                <text:p>45.333336</text:p>
              </table:table-cell>
              <table:table-cell office:value-type="float" office:value="0.271751">
                <text:p>0.271751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45.366669">
                <text:p>45.366669</text:p>
              </table:table-cell>
              <table:table-cell office:value-type="float" office:value="0.268803">
                <text:p>0.268803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45.400002">
                <text:p>45.400002</text:p>
              </table:table-cell>
              <table:table-cell office:value-type="float" office:value="0.271986">
                <text:p>0.271986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45.433336">
                <text:p>45.433336</text:p>
              </table:table-cell>
              <table:table-cell office:value-type="float" office:value="0.281576">
                <text:p>0.281576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45.466669">
                <text:p>45.466669</text:p>
              </table:table-cell>
              <table:table-cell office:value-type="float" office:value="0.277215">
                <text:p>0.277215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45.500002">
                <text:p>45.500002</text:p>
              </table:table-cell>
              <table:table-cell office:value-type="float" office:value="0.266462">
                <text:p>0.266462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45.533336">
                <text:p>45.533336</text:p>
              </table:table-cell>
              <table:table-cell office:value-type="float" office:value="0.278946">
                <text:p>0.278946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45.566669">
                <text:p>45.566669</text:p>
              </table:table-cell>
              <table:table-cell office:value-type="float" office:value="0.278509">
                <text:p>0.278509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45.600002">
                <text:p>45.600002</text:p>
              </table:table-cell>
              <table:table-cell office:value-type="float" office:value="0.269897">
                <text:p>0.269897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45.633336">
                <text:p>45.633336</text:p>
              </table:table-cell>
              <table:table-cell office:value-type="float" office:value="0.279662">
                <text:p>0.279662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45.666669">
                <text:p>45.666669</text:p>
              </table:table-cell>
              <table:table-cell office:value-type="float" office:value="0.295524">
                <text:p>0.295524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45.700002">
                <text:p>45.700002</text:p>
              </table:table-cell>
              <table:table-cell office:value-type="float" office:value="0.282272">
                <text:p>0.282272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45.733336">
                <text:p>45.733336</text:p>
              </table:table-cell>
              <table:table-cell office:value-type="float" office:value="0.271003">
                <text:p>0.271003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45.766669">
                <text:p>45.766669</text:p>
              </table:table-cell>
              <table:table-cell office:value-type="float" office:value="0.285042">
                <text:p>0.285042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45.800002">
                <text:p>45.800002</text:p>
              </table:table-cell>
              <table:table-cell office:value-type="float" office:value="0.271886">
                <text:p>0.271886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45.833336">
                <text:p>45.833336</text:p>
              </table:table-cell>
              <table:table-cell office:value-type="float" office:value="0.273788">
                <text:p>0.273788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45.866669">
                <text:p>45.866669</text:p>
              </table:table-cell>
              <table:table-cell office:value-type="float" office:value="0.278796">
                <text:p>0.278796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45.900002">
                <text:p>45.900002</text:p>
              </table:table-cell>
              <table:table-cell office:value-type="float" office:value="0.288625">
                <text:p>0.288625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45.933336">
                <text:p>45.933336</text:p>
              </table:table-cell>
              <table:table-cell office:value-type="float" office:value="0.283609">
                <text:p>0.283609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45.966669">
                <text:p>45.966669</text:p>
              </table:table-cell>
              <table:table-cell office:value-type="float" office:value="0.28925">
                <text:p>0.28925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46.000002">
                <text:p>46.000002</text:p>
              </table:table-cell>
              <table:table-cell office:value-type="float" office:value="0.278879">
                <text:p>0.278879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46.033336">
                <text:p>46.033336</text:p>
              </table:table-cell>
              <table:table-cell office:value-type="float" office:value="0.280288">
                <text:p>0.280288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46.066669">
                <text:p>46.066669</text:p>
              </table:table-cell>
              <table:table-cell office:value-type="float" office:value="0.261191">
                <text:p>0.261191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46.100002">
                <text:p>46.100002</text:p>
              </table:table-cell>
              <table:table-cell office:value-type="float" office:value="0.284961">
                <text:p>0.284961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46.133336">
                <text:p>46.133336</text:p>
              </table:table-cell>
              <table:table-cell office:value-type="float" office:value="0.28516">
                <text:p>0.28516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46.166669">
                <text:p>46.166669</text:p>
              </table:table-cell>
              <table:table-cell office:value-type="float" office:value="0.275781">
                <text:p>0.275781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46.200002">
                <text:p>46.200002</text:p>
              </table:table-cell>
              <table:table-cell office:value-type="float" office:value="0.281927">
                <text:p>0.281927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46.233336">
                <text:p>46.233336</text:p>
              </table:table-cell>
              <table:table-cell office:value-type="float" office:value="0.281035">
                <text:p>0.281035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46.266669">
                <text:p>46.266669</text:p>
              </table:table-cell>
              <table:table-cell office:value-type="float" office:value="0.275194">
                <text:p>0.275194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46.300002">
                <text:p>46.300002</text:p>
              </table:table-cell>
              <table:table-cell office:value-type="float" office:value="0.283835">
                <text:p>0.283835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46.333336">
                <text:p>46.333336</text:p>
              </table:table-cell>
              <table:table-cell office:value-type="float" office:value="0.300785">
                <text:p>0.300785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46.366669">
                <text:p>46.366669</text:p>
              </table:table-cell>
              <table:table-cell office:value-type="float" office:value="0.277961">
                <text:p>0.277961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46.400002">
                <text:p>46.400002</text:p>
              </table:table-cell>
              <table:table-cell office:value-type="float" office:value="0.281891">
                <text:p>0.281891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46.433336">
                <text:p>46.433336</text:p>
              </table:table-cell>
              <table:table-cell office:value-type="float" office:value="0.282246">
                <text:p>0.282246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46.466669">
                <text:p>46.466669</text:p>
              </table:table-cell>
              <table:table-cell office:value-type="float" office:value="0.285181">
                <text:p>0.285181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46.500002">
                <text:p>46.500002</text:p>
              </table:table-cell>
              <table:table-cell office:value-type="float" office:value="0.28759">
                <text:p>0.28759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46.533336">
                <text:p>46.533336</text:p>
              </table:table-cell>
              <table:table-cell office:value-type="float" office:value="0.283032">
                <text:p>0.283032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46.566669">
                <text:p>46.566669</text:p>
              </table:table-cell>
              <table:table-cell office:value-type="float" office:value="0.297485">
                <text:p>0.297485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46.600002">
                <text:p>46.600002</text:p>
              </table:table-cell>
              <table:table-cell office:value-type="float" office:value="0.285616">
                <text:p>0.285616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46.633336">
                <text:p>46.633336</text:p>
              </table:table-cell>
              <table:table-cell office:value-type="float" office:value="0.288407">
                <text:p>0.288407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46.666669">
                <text:p>46.666669</text:p>
              </table:table-cell>
              <table:table-cell office:value-type="float" office:value="0.284837">
                <text:p>0.284837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46.700002">
                <text:p>46.700002</text:p>
              </table:table-cell>
              <table:table-cell office:value-type="float" office:value="0.290139">
                <text:p>0.290139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46.733336">
                <text:p>46.733336</text:p>
              </table:table-cell>
              <table:table-cell office:value-type="float" office:value="0.275227">
                <text:p>0.275227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46.766669">
                <text:p>46.766669</text:p>
              </table:table-cell>
              <table:table-cell office:value-type="float" office:value="0.272144">
                <text:p>0.272144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46.800002">
                <text:p>46.800002</text:p>
              </table:table-cell>
              <table:table-cell office:value-type="float" office:value="0.292422">
                <text:p>0.292422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46.833336">
                <text:p>46.833336</text:p>
              </table:table-cell>
              <table:table-cell office:value-type="float" office:value="0.295067">
                <text:p>0.295067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46.866669">
                <text:p>46.866669</text:p>
              </table:table-cell>
              <table:table-cell office:value-type="float" office:value="0.284335">
                <text:p>0.284335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46.900002">
                <text:p>46.900002</text:p>
              </table:table-cell>
              <table:table-cell office:value-type="float" office:value="0.280227">
                <text:p>0.280227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46.933336">
                <text:p>46.933336</text:p>
              </table:table-cell>
              <table:table-cell office:value-type="float" office:value="0.282475">
                <text:p>0.282475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46.966669">
                <text:p>46.966669</text:p>
              </table:table-cell>
              <table:table-cell office:value-type="float" office:value="0.287522">
                <text:p>0.287522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47.000002">
                <text:p>47.000002</text:p>
              </table:table-cell>
              <table:table-cell office:value-type="float" office:value="0.28725">
                <text:p>0.28725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47.033336">
                <text:p>47.033336</text:p>
              </table:table-cell>
              <table:table-cell office:value-type="float" office:value="0.291475">
                <text:p>0.291475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47.066669">
                <text:p>47.066669</text:p>
              </table:table-cell>
              <table:table-cell office:value-type="float" office:value="0.28861">
                <text:p>0.28861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47.100002">
                <text:p>47.100002</text:p>
              </table:table-cell>
              <table:table-cell office:value-type="float" office:value="0.293259">
                <text:p>0.293259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47.133336">
                <text:p>47.133336</text:p>
              </table:table-cell>
              <table:table-cell office:value-type="float" office:value="0.280985">
                <text:p>0.280985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47.166669">
                <text:p>47.166669</text:p>
              </table:table-cell>
              <table:table-cell office:value-type="float" office:value="0.301695">
                <text:p>0.301695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47.200002">
                <text:p>47.200002</text:p>
              </table:table-cell>
              <table:table-cell office:value-type="float" office:value="0.291004">
                <text:p>0.291004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47.233336">
                <text:p>47.233336</text:p>
              </table:table-cell>
              <table:table-cell office:value-type="float" office:value="0.295327">
                <text:p>0.295327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47.266669">
                <text:p>47.266669</text:p>
              </table:table-cell>
              <table:table-cell office:value-type="float" office:value="0.294781">
                <text:p>0.294781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47.300002">
                <text:p>47.300002</text:p>
              </table:table-cell>
              <table:table-cell office:value-type="float" office:value="0.296075">
                <text:p>0.296075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47.333336">
                <text:p>47.333336</text:p>
              </table:table-cell>
              <table:table-cell office:value-type="float" office:value="0.285933">
                <text:p>0.285933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47.366669">
                <text:p>47.366669</text:p>
              </table:table-cell>
              <table:table-cell office:value-type="float" office:value="0.277677">
                <text:p>0.277677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47.400002">
                <text:p>47.400002</text:p>
              </table:table-cell>
              <table:table-cell office:value-type="float" office:value="0.293903">
                <text:p>0.293903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47.433336">
                <text:p>47.433336</text:p>
              </table:table-cell>
              <table:table-cell office:value-type="float" office:value="0.292049">
                <text:p>0.292049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47.466669">
                <text:p>47.466669</text:p>
              </table:table-cell>
              <table:table-cell office:value-type="float" office:value="0.287469">
                <text:p>0.287469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47.500002">
                <text:p>47.500002</text:p>
              </table:table-cell>
              <table:table-cell office:value-type="float" office:value="0.289841">
                <text:p>0.289841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47.533336">
                <text:p>47.533336</text:p>
              </table:table-cell>
              <table:table-cell office:value-type="float" office:value="0.294088">
                <text:p>0.294088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47.566669">
                <text:p>47.566669</text:p>
              </table:table-cell>
              <table:table-cell office:value-type="float" office:value="0.290368">
                <text:p>0.290368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47.600002">
                <text:p>47.600002</text:p>
              </table:table-cell>
              <table:table-cell office:value-type="float" office:value="0.288191">
                <text:p>0.288191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47.633336">
                <text:p>47.633336</text:p>
              </table:table-cell>
              <table:table-cell office:value-type="float" office:value="0.289021">
                <text:p>0.289021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47.666669">
                <text:p>47.666669</text:p>
              </table:table-cell>
              <table:table-cell office:value-type="float" office:value="0.297609">
                <text:p>0.297609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47.700002">
                <text:p>47.700002</text:p>
              </table:table-cell>
              <table:table-cell office:value-type="float" office:value="0.278449">
                <text:p>0.278449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47.733336">
                <text:p>47.733336</text:p>
              </table:table-cell>
              <table:table-cell office:value-type="float" office:value="0.293992">
                <text:p>0.293992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47.766669">
                <text:p>47.766669</text:p>
              </table:table-cell>
              <table:table-cell office:value-type="float" office:value="0.298669">
                <text:p>0.298669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47.800002">
                <text:p>47.800002</text:p>
              </table:table-cell>
              <table:table-cell office:value-type="float" office:value="0.290134">
                <text:p>0.290134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47.833336">
                <text:p>47.833336</text:p>
              </table:table-cell>
              <table:table-cell office:value-type="float" office:value="0.268115">
                <text:p>0.268115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47.866669">
                <text:p>47.866669</text:p>
              </table:table-cell>
              <table:table-cell office:value-type="float" office:value="0.297488">
                <text:p>0.297488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47.900002">
                <text:p>47.900002</text:p>
              </table:table-cell>
              <table:table-cell office:value-type="float" office:value="0.283423">
                <text:p>0.283423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47.933336">
                <text:p>47.933336</text:p>
              </table:table-cell>
              <table:table-cell office:value-type="float" office:value="0.302521">
                <text:p>0.302521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47.966669">
                <text:p>47.966669</text:p>
              </table:table-cell>
              <table:table-cell office:value-type="float" office:value="0.299177">
                <text:p>0.299177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48.000003">
                <text:p>48.000003</text:p>
              </table:table-cell>
              <table:table-cell office:value-type="float" office:value="0.298521">
                <text:p>0.298521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48.033336">
                <text:p>48.033336</text:p>
              </table:table-cell>
              <table:table-cell office:value-type="float" office:value="0.284886">
                <text:p>0.284886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48.066669">
                <text:p>48.066669</text:p>
              </table:table-cell>
              <table:table-cell office:value-type="float" office:value="0.302839">
                <text:p>0.302839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48.100003">
                <text:p>48.100003</text:p>
              </table:table-cell>
              <table:table-cell office:value-type="float" office:value="0.293285">
                <text:p>0.293285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48.133336">
                <text:p>48.133336</text:p>
              </table:table-cell>
              <table:table-cell office:value-type="float" office:value="0.305046">
                <text:p>0.305046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48.166669">
                <text:p>48.166669</text:p>
              </table:table-cell>
              <table:table-cell office:value-type="float" office:value="0.282226">
                <text:p>0.282226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48.200003">
                <text:p>48.200003</text:p>
              </table:table-cell>
              <table:table-cell office:value-type="float" office:value="0.30828">
                <text:p>0.30828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48.233336">
                <text:p>48.233336</text:p>
              </table:table-cell>
              <table:table-cell office:value-type="float" office:value="0.293266">
                <text:p>0.293266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48.266669">
                <text:p>48.266669</text:p>
              </table:table-cell>
              <table:table-cell office:value-type="float" office:value="0.286633">
                <text:p>0.286633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48.300003">
                <text:p>48.300003</text:p>
              </table:table-cell>
              <table:table-cell office:value-type="float" office:value="0.278822">
                <text:p>0.278822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48.333336">
                <text:p>48.333336</text:p>
              </table:table-cell>
              <table:table-cell office:value-type="float" office:value="0.293666">
                <text:p>0.293666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48.366669">
                <text:p>48.366669</text:p>
              </table:table-cell>
              <table:table-cell office:value-type="float" office:value="0.281301">
                <text:p>0.281301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48.400003">
                <text:p>48.400003</text:p>
              </table:table-cell>
              <table:table-cell office:value-type="float" office:value="0.300527">
                <text:p>0.300527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48.433336">
                <text:p>48.433336</text:p>
              </table:table-cell>
              <table:table-cell office:value-type="float" office:value="0.295497">
                <text:p>0.295497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48.466669">
                <text:p>48.466669</text:p>
              </table:table-cell>
              <table:table-cell office:value-type="float" office:value="0.287609">
                <text:p>0.287609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48.500003">
                <text:p>48.500003</text:p>
              </table:table-cell>
              <table:table-cell office:value-type="float" office:value="0.303716">
                <text:p>0.303716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48.533336">
                <text:p>48.533336</text:p>
              </table:table-cell>
              <table:table-cell office:value-type="float" office:value="0.305712">
                <text:p>0.305712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48.566669">
                <text:p>48.566669</text:p>
              </table:table-cell>
              <table:table-cell office:value-type="float" office:value="0.291686">
                <text:p>0.291686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48.600003">
                <text:p>48.600003</text:p>
              </table:table-cell>
              <table:table-cell office:value-type="float" office:value="0.297004">
                <text:p>0.297004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48.633336">
                <text:p>48.633336</text:p>
              </table:table-cell>
              <table:table-cell office:value-type="float" office:value="0.284051">
                <text:p>0.284051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48.666669">
                <text:p>48.666669</text:p>
              </table:table-cell>
              <table:table-cell office:value-type="float" office:value="0.282268">
                <text:p>0.282268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48.700003">
                <text:p>48.700003</text:p>
              </table:table-cell>
              <table:table-cell office:value-type="float" office:value="0.29399">
                <text:p>0.29399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48.733336">
                <text:p>48.733336</text:p>
              </table:table-cell>
              <table:table-cell office:value-type="float" office:value="0.289525">
                <text:p>0.289525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48.766669">
                <text:p>48.766669</text:p>
              </table:table-cell>
              <table:table-cell office:value-type="float" office:value="0.285688">
                <text:p>0.285688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48.800003">
                <text:p>48.800003</text:p>
              </table:table-cell>
              <table:table-cell office:value-type="float" office:value="0.298619">
                <text:p>0.298619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48.833336">
                <text:p>48.833336</text:p>
              </table:table-cell>
              <table:table-cell office:value-type="float" office:value="0.283534">
                <text:p>0.283534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48.866669">
                <text:p>48.866669</text:p>
              </table:table-cell>
              <table:table-cell office:value-type="float" office:value="0.276272">
                <text:p>0.276272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48.900003">
                <text:p>48.900003</text:p>
              </table:table-cell>
              <table:table-cell office:value-type="float" office:value="0.297473">
                <text:p>0.297473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48.933336">
                <text:p>48.933336</text:p>
              </table:table-cell>
              <table:table-cell office:value-type="float" office:value="0.293692">
                <text:p>0.293692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48.966669">
                <text:p>48.966669</text:p>
              </table:table-cell>
              <table:table-cell office:value-type="float" office:value="0.303693">
                <text:p>0.303693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49.000003">
                <text:p>49.000003</text:p>
              </table:table-cell>
              <table:table-cell office:value-type="float" office:value="0.301268">
                <text:p>0.301268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49.033336">
                <text:p>49.033336</text:p>
              </table:table-cell>
              <table:table-cell office:value-type="float" office:value="0.289124">
                <text:p>0.289124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49.066669">
                <text:p>49.066669</text:p>
              </table:table-cell>
              <table:table-cell office:value-type="float" office:value="0.296185">
                <text:p>0.296185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49.100003">
                <text:p>49.100003</text:p>
              </table:table-cell>
              <table:table-cell office:value-type="float" office:value="0.294223">
                <text:p>0.294223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49.133336">
                <text:p>49.133336</text:p>
              </table:table-cell>
              <table:table-cell office:value-type="float" office:value="0.292722">
                <text:p>0.292722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49.166669">
                <text:p>49.166669</text:p>
              </table:table-cell>
              <table:table-cell office:value-type="float" office:value="0.29115">
                <text:p>0.29115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49.200003">
                <text:p>49.200003</text:p>
              </table:table-cell>
              <table:table-cell office:value-type="float" office:value="0.291273">
                <text:p>0.291273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49.233336">
                <text:p>49.233336</text:p>
              </table:table-cell>
              <table:table-cell office:value-type="float" office:value="0.299733">
                <text:p>0.299733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49.266669">
                <text:p>49.266669</text:p>
              </table:table-cell>
              <table:table-cell office:value-type="float" office:value="0.296386">
                <text:p>0.296386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49.300003">
                <text:p>49.300003</text:p>
              </table:table-cell>
              <table:table-cell office:value-type="float" office:value="0.293172">
                <text:p>0.293172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49.333336">
                <text:p>49.333336</text:p>
              </table:table-cell>
              <table:table-cell office:value-type="float" office:value="0.300809">
                <text:p>0.300809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49.366669">
                <text:p>49.366669</text:p>
              </table:table-cell>
              <table:table-cell office:value-type="float" office:value="0.309177">
                <text:p>0.309177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49.400003">
                <text:p>49.400003</text:p>
              </table:table-cell>
              <table:table-cell office:value-type="float" office:value="0.295906">
                <text:p>0.295906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49.433336">
                <text:p>49.433336</text:p>
              </table:table-cell>
              <table:table-cell office:value-type="float" office:value="0.298326">
                <text:p>0.298326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49.466669">
                <text:p>49.466669</text:p>
              </table:table-cell>
              <table:table-cell office:value-type="float" office:value="0.281227">
                <text:p>0.281227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49.500003">
                <text:p>49.500003</text:p>
              </table:table-cell>
              <table:table-cell office:value-type="float" office:value="0.288916">
                <text:p>0.288916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49.533336">
                <text:p>49.533336</text:p>
              </table:table-cell>
              <table:table-cell office:value-type="float" office:value="0.299093">
                <text:p>0.299093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49.566669">
                <text:p>49.566669</text:p>
              </table:table-cell>
              <table:table-cell office:value-type="float" office:value="0.292875">
                <text:p>0.292875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49.600003">
                <text:p>49.600003</text:p>
              </table:table-cell>
              <table:table-cell office:value-type="float" office:value="0.284812">
                <text:p>0.284812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49.633336">
                <text:p>49.633336</text:p>
              </table:table-cell>
              <table:table-cell office:value-type="float" office:value="0.291561">
                <text:p>0.291561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49.666669">
                <text:p>49.666669</text:p>
              </table:table-cell>
              <table:table-cell office:value-type="float" office:value="0.298481">
                <text:p>0.298481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49.700003">
                <text:p>49.700003</text:p>
              </table:table-cell>
              <table:table-cell office:value-type="float" office:value="0.28897">
                <text:p>0.28897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49.733336">
                <text:p>49.733336</text:p>
              </table:table-cell>
              <table:table-cell office:value-type="float" office:value="0.289604">
                <text:p>0.289604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49.766669">
                <text:p>49.766669</text:p>
              </table:table-cell>
              <table:table-cell office:value-type="float" office:value="0.299422">
                <text:p>0.299422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49.800003">
                <text:p>49.800003</text:p>
              </table:table-cell>
              <table:table-cell office:value-type="float" office:value="0.298175">
                <text:p>0.298175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49.833336">
                <text:p>49.833336</text:p>
              </table:table-cell>
              <table:table-cell office:value-type="float" office:value="0.300301">
                <text:p>0.300301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49.866669">
                <text:p>49.866669</text:p>
              </table:table-cell>
              <table:table-cell office:value-type="float" office:value="0.29494">
                <text:p>0.29494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49.900003">
                <text:p>49.900003</text:p>
              </table:table-cell>
              <table:table-cell office:value-type="float" office:value="0.29449">
                <text:p>0.29449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49.933336">
                <text:p>49.933336</text:p>
              </table:table-cell>
              <table:table-cell office:value-type="float" office:value="0.293293">
                <text:p>0.293293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49.966669">
                <text:p>49.966669</text:p>
              </table:table-cell>
              <table:table-cell office:value-type="float" office:value="0.298343">
                <text:p>0.298343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50.000003">
                <text:p>50.000003</text:p>
              </table:table-cell>
              <table:table-cell office:value-type="float" office:value="0.290952">
                <text:p>0.290952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50.033336">
                <text:p>50.033336</text:p>
              </table:table-cell>
              <table:table-cell office:value-type="float" office:value="0.300885">
                <text:p>0.300885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50.066669">
                <text:p>50.066669</text:p>
              </table:table-cell>
              <table:table-cell office:value-type="float" office:value="0.30288">
                <text:p>0.30288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50.100003">
                <text:p>50.100003</text:p>
              </table:table-cell>
              <table:table-cell office:value-type="float" office:value="0.293958">
                <text:p>0.293958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50.133336">
                <text:p>50.133336</text:p>
              </table:table-cell>
              <table:table-cell office:value-type="float" office:value="0.293484">
                <text:p>0.293484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50.166669">
                <text:p>50.166669</text:p>
              </table:table-cell>
              <table:table-cell office:value-type="float" office:value="0.303217">
                <text:p>0.303217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50.200003">
                <text:p>50.200003</text:p>
              </table:table-cell>
              <table:table-cell office:value-type="float" office:value="0.314506">
                <text:p>0.314506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50.233336">
                <text:p>50.233336</text:p>
              </table:table-cell>
              <table:table-cell office:value-type="float" office:value="0.30921">
                <text:p>0.30921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50.266669">
                <text:p>50.266669</text:p>
              </table:table-cell>
              <table:table-cell office:value-type="float" office:value="0.300441">
                <text:p>0.300441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50.300003">
                <text:p>50.300003</text:p>
              </table:table-cell>
              <table:table-cell office:value-type="float" office:value="0.300666">
                <text:p>0.300666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50.333336">
                <text:p>50.333336</text:p>
              </table:table-cell>
              <table:table-cell office:value-type="float" office:value="0.297967">
                <text:p>0.297967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50.366669">
                <text:p>50.366669</text:p>
              </table:table-cell>
              <table:table-cell office:value-type="float" office:value="0.307182">
                <text:p>0.307182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50.400003">
                <text:p>50.400003</text:p>
              </table:table-cell>
              <table:table-cell office:value-type="float" office:value="0.288382">
                <text:p>0.288382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50.433336">
                <text:p>50.433336</text:p>
              </table:table-cell>
              <table:table-cell office:value-type="float" office:value="0.291503">
                <text:p>0.291503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50.466669">
                <text:p>50.466669</text:p>
              </table:table-cell>
              <table:table-cell office:value-type="float" office:value="0.291442">
                <text:p>0.291442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50.500003">
                <text:p>50.500003</text:p>
              </table:table-cell>
              <table:table-cell office:value-type="float" office:value="0.300625">
                <text:p>0.300625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50.533336">
                <text:p>50.533336</text:p>
              </table:table-cell>
              <table:table-cell office:value-type="float" office:value="0.309971">
                <text:p>0.309971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50.566669">
                <text:p>50.566669</text:p>
              </table:table-cell>
              <table:table-cell office:value-type="float" office:value="0.301065">
                <text:p>0.301065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50.600003">
                <text:p>50.600003</text:p>
              </table:table-cell>
              <table:table-cell office:value-type="float" office:value="0.31305">
                <text:p>0.31305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50.633336">
                <text:p>50.633336</text:p>
              </table:table-cell>
              <table:table-cell office:value-type="float" office:value="0.308133">
                <text:p>0.308133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50.666669">
                <text:p>50.666669</text:p>
              </table:table-cell>
              <table:table-cell office:value-type="float" office:value="0.315256">
                <text:p>0.315256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50.700003">
                <text:p>50.700003</text:p>
              </table:table-cell>
              <table:table-cell office:value-type="float" office:value="0.300326">
                <text:p>0.300326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50.733336">
                <text:p>50.733336</text:p>
              </table:table-cell>
              <table:table-cell office:value-type="float" office:value="0.313851">
                <text:p>0.313851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50.766669">
                <text:p>50.766669</text:p>
              </table:table-cell>
              <table:table-cell office:value-type="float" office:value="0.291356">
                <text:p>0.291356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50.800003">
                <text:p>50.800003</text:p>
              </table:table-cell>
              <table:table-cell office:value-type="float" office:value="0.302447">
                <text:p>0.302447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50.833336">
                <text:p>50.833336</text:p>
              </table:table-cell>
              <table:table-cell office:value-type="float" office:value="0.292755">
                <text:p>0.292755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50.866669">
                <text:p>50.866669</text:p>
              </table:table-cell>
              <table:table-cell office:value-type="float" office:value="0.293497">
                <text:p>0.293497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50.900003">
                <text:p>50.900003</text:p>
              </table:table-cell>
              <table:table-cell office:value-type="float" office:value="0.301958">
                <text:p>0.301958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50.933336">
                <text:p>50.933336</text:p>
              </table:table-cell>
              <table:table-cell office:value-type="float" office:value="0.30733">
                <text:p>0.30733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50.966669">
                <text:p>50.966669</text:p>
              </table:table-cell>
              <table:table-cell office:value-type="float" office:value="0.297652">
                <text:p>0.297652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51.000003">
                <text:p>51.000003</text:p>
              </table:table-cell>
              <table:table-cell office:value-type="float" office:value="0.299756">
                <text:p>0.299756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51.033336">
                <text:p>51.033336</text:p>
              </table:table-cell>
              <table:table-cell office:value-type="float" office:value="0.305407">
                <text:p>0.305407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51.066669">
                <text:p>51.066669</text:p>
              </table:table-cell>
              <table:table-cell office:value-type="float" office:value="0.297118">
                <text:p>0.297118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51.100003">
                <text:p>51.100003</text:p>
              </table:table-cell>
              <table:table-cell office:value-type="float" office:value="0.299267">
                <text:p>0.299267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51.133336">
                <text:p>51.133336</text:p>
              </table:table-cell>
              <table:table-cell office:value-type="float" office:value="0.291331">
                <text:p>0.291331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51.166669">
                <text:p>51.166669</text:p>
              </table:table-cell>
              <table:table-cell office:value-type="float" office:value="0.30399">
                <text:p>0.30399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51.200003">
                <text:p>51.200003</text:p>
              </table:table-cell>
              <table:table-cell office:value-type="float" office:value="0.295894">
                <text:p>0.295894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51.233336">
                <text:p>51.233336</text:p>
              </table:table-cell>
              <table:table-cell office:value-type="float" office:value="0.29489">
                <text:p>0.29489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51.266669">
                <text:p>51.266669</text:p>
              </table:table-cell>
              <table:table-cell office:value-type="float" office:value="0.304747">
                <text:p>0.304747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51.300003">
                <text:p>51.300003</text:p>
              </table:table-cell>
              <table:table-cell office:value-type="float" office:value="0.292485">
                <text:p>0.292485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51.333336">
                <text:p>51.333336</text:p>
              </table:table-cell>
              <table:table-cell office:value-type="float" office:value="0.304683">
                <text:p>0.304683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51.366669">
                <text:p>51.366669</text:p>
              </table:table-cell>
              <table:table-cell office:value-type="float" office:value="0.304363">
                <text:p>0.304363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51.400003">
                <text:p>51.400003</text:p>
              </table:table-cell>
              <table:table-cell office:value-type="float" office:value="0.30114">
                <text:p>0.30114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51.433336">
                <text:p>51.433336</text:p>
              </table:table-cell>
              <table:table-cell office:value-type="float" office:value="0.300795">
                <text:p>0.300795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51.466669">
                <text:p>51.466669</text:p>
              </table:table-cell>
              <table:table-cell office:value-type="float" office:value="0.280546">
                <text:p>0.280546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51.500003">
                <text:p>51.500003</text:p>
              </table:table-cell>
              <table:table-cell office:value-type="float" office:value="0.301168">
                <text:p>0.301168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51.533336">
                <text:p>51.533336</text:p>
              </table:table-cell>
              <table:table-cell office:value-type="float" office:value="0.30502">
                <text:p>0.30502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51.566669">
                <text:p>51.566669</text:p>
              </table:table-cell>
              <table:table-cell office:value-type="float" office:value="0.287084">
                <text:p>0.287084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51.600003">
                <text:p>51.600003</text:p>
              </table:table-cell>
              <table:table-cell office:value-type="float" office:value="0.284392">
                <text:p>0.284392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51.633336">
                <text:p>51.633336</text:p>
              </table:table-cell>
              <table:table-cell office:value-type="float" office:value="0.294926">
                <text:p>0.294926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51.666669">
                <text:p>51.666669</text:p>
              </table:table-cell>
              <table:table-cell office:value-type="float" office:value="0.289822">
                <text:p>0.289822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51.700003">
                <text:p>51.700003</text:p>
              </table:table-cell>
              <table:table-cell office:value-type="float" office:value="0.290548">
                <text:p>0.290548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51.733336">
                <text:p>51.733336</text:p>
              </table:table-cell>
              <table:table-cell office:value-type="float" office:value="0.288762">
                <text:p>0.288762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51.766669">
                <text:p>51.766669</text:p>
              </table:table-cell>
              <table:table-cell office:value-type="float" office:value="0.284513">
                <text:p>0.284513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51.800003">
                <text:p>51.800003</text:p>
              </table:table-cell>
              <table:table-cell office:value-type="float" office:value="0.291646">
                <text:p>0.291646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51.833336">
                <text:p>51.833336</text:p>
              </table:table-cell>
              <table:table-cell office:value-type="float" office:value="0.301921">
                <text:p>0.301921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51.866669">
                <text:p>51.866669</text:p>
              </table:table-cell>
              <table:table-cell office:value-type="float" office:value="0.300924">
                <text:p>0.300924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51.900003">
                <text:p>51.900003</text:p>
              </table:table-cell>
              <table:table-cell office:value-type="float" office:value="0.305666">
                <text:p>0.305666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51.933336">
                <text:p>51.933336</text:p>
              </table:table-cell>
              <table:table-cell office:value-type="float" office:value="0.297438">
                <text:p>0.297438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51.966669">
                <text:p>51.966669</text:p>
              </table:table-cell>
              <table:table-cell office:value-type="float" office:value="0.295996">
                <text:p>0.295996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52.000003">
                <text:p>52.000003</text:p>
              </table:table-cell>
              <table:table-cell office:value-type="float" office:value="0.302145">
                <text:p>0.302145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52.033336">
                <text:p>52.033336</text:p>
              </table:table-cell>
              <table:table-cell office:value-type="float" office:value="0.290132">
                <text:p>0.290132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52.066669">
                <text:p>52.066669</text:p>
              </table:table-cell>
              <table:table-cell office:value-type="float" office:value="0.300032">
                <text:p>0.300032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52.100003">
                <text:p>52.100003</text:p>
              </table:table-cell>
              <table:table-cell office:value-type="float" office:value="0.30724">
                <text:p>0.30724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52.133336">
                <text:p>52.133336</text:p>
              </table:table-cell>
              <table:table-cell office:value-type="float" office:value="0.298411">
                <text:p>0.298411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52.166669">
                <text:p>52.166669</text:p>
              </table:table-cell>
              <table:table-cell office:value-type="float" office:value="0.299409">
                <text:p>0.299409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52.200003">
                <text:p>52.200003</text:p>
              </table:table-cell>
              <table:table-cell office:value-type="float" office:value="0.295292">
                <text:p>0.295292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52.233336">
                <text:p>52.233336</text:p>
              </table:table-cell>
              <table:table-cell office:value-type="float" office:value="0.303051">
                <text:p>0.303051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52.266669">
                <text:p>52.266669</text:p>
              </table:table-cell>
              <table:table-cell office:value-type="float" office:value="0.300766">
                <text:p>0.300766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52.300003">
                <text:p>52.300003</text:p>
              </table:table-cell>
              <table:table-cell office:value-type="float" office:value="0.292742">
                <text:p>0.292742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52.333336">
                <text:p>52.333336</text:p>
              </table:table-cell>
              <table:table-cell office:value-type="float" office:value="0.301156">
                <text:p>0.301156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52.366669">
                <text:p>52.366669</text:p>
              </table:table-cell>
              <table:table-cell office:value-type="float" office:value="0.291235">
                <text:p>0.291235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52.400003">
                <text:p>52.400003</text:p>
              </table:table-cell>
              <table:table-cell office:value-type="float" office:value="0.289494">
                <text:p>0.289494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52.433336">
                <text:p>52.433336</text:p>
              </table:table-cell>
              <table:table-cell office:value-type="float" office:value="0.294339">
                <text:p>0.294339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52.466669">
                <text:p>52.466669</text:p>
              </table:table-cell>
              <table:table-cell office:value-type="float" office:value="0.298348">
                <text:p>0.298348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52.500003">
                <text:p>52.500003</text:p>
              </table:table-cell>
              <table:table-cell office:value-type="float" office:value="0.304103">
                <text:p>0.304103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52.533336">
                <text:p>52.533336</text:p>
              </table:table-cell>
              <table:table-cell office:value-type="float" office:value="0.299548">
                <text:p>0.299548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52.566669">
                <text:p>52.566669</text:p>
              </table:table-cell>
              <table:table-cell office:value-type="float" office:value="0.297776">
                <text:p>0.297776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52.600003">
                <text:p>52.600003</text:p>
              </table:table-cell>
              <table:table-cell office:value-type="float" office:value="0.291203">
                <text:p>0.291203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52.633336">
                <text:p>52.633336</text:p>
              </table:table-cell>
              <table:table-cell office:value-type="float" office:value="0.287306">
                <text:p>0.287306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52.666669">
                <text:p>52.666669</text:p>
              </table:table-cell>
              <table:table-cell office:value-type="float" office:value="0.296004">
                <text:p>0.296004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52.700003">
                <text:p>52.700003</text:p>
              </table:table-cell>
              <table:table-cell office:value-type="float" office:value="0.308309">
                <text:p>0.308309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52.733336">
                <text:p>52.733336</text:p>
              </table:table-cell>
              <table:table-cell office:value-type="float" office:value="0.297369">
                <text:p>0.297369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52.766669">
                <text:p>52.766669</text:p>
              </table:table-cell>
              <table:table-cell office:value-type="float" office:value="0.28828">
                <text:p>0.28828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52.800003">
                <text:p>52.800003</text:p>
              </table:table-cell>
              <table:table-cell office:value-type="float" office:value="0.291803">
                <text:p>0.291803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52.833336">
                <text:p>52.833336</text:p>
              </table:table-cell>
              <table:table-cell office:value-type="float" office:value="0.297156">
                <text:p>0.297156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52.866669">
                <text:p>52.866669</text:p>
              </table:table-cell>
              <table:table-cell office:value-type="float" office:value="0.290623">
                <text:p>0.290623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52.900003">
                <text:p>52.900003</text:p>
              </table:table-cell>
              <table:table-cell office:value-type="float" office:value="0.310633">
                <text:p>0.310633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52.933336">
                <text:p>52.933336</text:p>
              </table:table-cell>
              <table:table-cell office:value-type="float" office:value="0.297681">
                <text:p>0.297681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52.966669">
                <text:p>52.966669</text:p>
              </table:table-cell>
              <table:table-cell office:value-type="float" office:value="0.291523">
                <text:p>0.291523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53.000003">
                <text:p>53.000003</text:p>
              </table:table-cell>
              <table:table-cell office:value-type="float" office:value="0.303599">
                <text:p>0.303599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53.033336">
                <text:p>53.033336</text:p>
              </table:table-cell>
              <table:table-cell office:value-type="float" office:value="0.298695">
                <text:p>0.298695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53.066669">
                <text:p>53.066669</text:p>
              </table:table-cell>
              <table:table-cell office:value-type="float" office:value="0.29313">
                <text:p>0.29313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53.100003">
                <text:p>53.100003</text:p>
              </table:table-cell>
              <table:table-cell office:value-type="float" office:value="0.299241">
                <text:p>0.299241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53.133336">
                <text:p>53.133336</text:p>
              </table:table-cell>
              <table:table-cell office:value-type="float" office:value="0.310911">
                <text:p>0.310911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53.166669">
                <text:p>53.166669</text:p>
              </table:table-cell>
              <table:table-cell office:value-type="float" office:value="0.293298">
                <text:p>0.293298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53.200003">
                <text:p>53.200003</text:p>
              </table:table-cell>
              <table:table-cell office:value-type="float" office:value="0.29915">
                <text:p>0.29915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53.233336">
                <text:p>53.233336</text:p>
              </table:table-cell>
              <table:table-cell office:value-type="float" office:value="0.29991">
                <text:p>0.29991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53.266669">
                <text:p>53.266669</text:p>
              </table:table-cell>
              <table:table-cell office:value-type="float" office:value="0.288843">
                <text:p>0.288843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53.300003">
                <text:p>53.300003</text:p>
              </table:table-cell>
              <table:table-cell office:value-type="float" office:value="0.295545">
                <text:p>0.295545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53.333336">
                <text:p>53.333336</text:p>
              </table:table-cell>
              <table:table-cell office:value-type="float" office:value="0.28929">
                <text:p>0.28929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53.366669">
                <text:p>53.366669</text:p>
              </table:table-cell>
              <table:table-cell office:value-type="float" office:value="0.305931">
                <text:p>0.305931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53.400003">
                <text:p>53.400003</text:p>
              </table:table-cell>
              <table:table-cell office:value-type="float" office:value="0.298085">
                <text:p>0.298085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53.433336">
                <text:p>53.433336</text:p>
              </table:table-cell>
              <table:table-cell office:value-type="float" office:value="0.30385">
                <text:p>0.30385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53.466669">
                <text:p>53.466669</text:p>
              </table:table-cell>
              <table:table-cell office:value-type="float" office:value="0.305042">
                <text:p>0.305042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53.500003">
                <text:p>53.500003</text:p>
              </table:table-cell>
              <table:table-cell office:value-type="float" office:value="0.297249">
                <text:p>0.297249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53.533336">
                <text:p>53.533336</text:p>
              </table:table-cell>
              <table:table-cell office:value-type="float" office:value="0.300399">
                <text:p>0.300399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53.566669">
                <text:p>53.566669</text:p>
              </table:table-cell>
              <table:table-cell office:value-type="float" office:value="0.305073">
                <text:p>0.305073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53.600003">
                <text:p>53.600003</text:p>
              </table:table-cell>
              <table:table-cell office:value-type="float" office:value="0.290333">
                <text:p>0.290333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53.633336">
                <text:p>53.633336</text:p>
              </table:table-cell>
              <table:table-cell office:value-type="float" office:value="0.30888">
                <text:p>0.30888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53.666669">
                <text:p>53.666669</text:p>
              </table:table-cell>
              <table:table-cell office:value-type="float" office:value="0.310674">
                <text:p>0.310674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53.700003">
                <text:p>53.700003</text:p>
              </table:table-cell>
              <table:table-cell office:value-type="float" office:value="0.300701">
                <text:p>0.300701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53.733336">
                <text:p>53.733336</text:p>
              </table:table-cell>
              <table:table-cell office:value-type="float" office:value="0.291205">
                <text:p>0.291205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53.766669">
                <text:p>53.766669</text:p>
              </table:table-cell>
              <table:table-cell office:value-type="float" office:value="0.302368">
                <text:p>0.302368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53.800003">
                <text:p>53.800003</text:p>
              </table:table-cell>
              <table:table-cell office:value-type="float" office:value="0.295937">
                <text:p>0.295937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53.833336">
                <text:p>53.833336</text:p>
              </table:table-cell>
              <table:table-cell office:value-type="float" office:value="0.294721">
                <text:p>0.294721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53.866669">
                <text:p>53.866669</text:p>
              </table:table-cell>
              <table:table-cell office:value-type="float" office:value="0.306104">
                <text:p>0.306104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53.900003">
                <text:p>53.900003</text:p>
              </table:table-cell>
              <table:table-cell office:value-type="float" office:value="0.300955">
                <text:p>0.300955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53.933336">
                <text:p>53.933336</text:p>
              </table:table-cell>
              <table:table-cell office:value-type="float" office:value="0.290321">
                <text:p>0.290321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53.966669">
                <text:p>53.966669</text:p>
              </table:table-cell>
              <table:table-cell office:value-type="float" office:value="0.291052">
                <text:p>0.291052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54.000003">
                <text:p>54.000003</text:p>
              </table:table-cell>
              <table:table-cell office:value-type="float" office:value="0.29966">
                <text:p>0.29966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54.033336">
                <text:p>54.033336</text:p>
              </table:table-cell>
              <table:table-cell office:value-type="float" office:value="0.303215">
                <text:p>0.303215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54.066669">
                <text:p>54.066669</text:p>
              </table:table-cell>
              <table:table-cell office:value-type="float" office:value="0.299931">
                <text:p>0.299931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54.100003">
                <text:p>54.100003</text:p>
              </table:table-cell>
              <table:table-cell office:value-type="float" office:value="0.312986">
                <text:p>0.312986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54.133336">
                <text:p>54.133336</text:p>
              </table:table-cell>
              <table:table-cell office:value-type="float" office:value="0.306647">
                <text:p>0.306647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54.166669">
                <text:p>54.166669</text:p>
              </table:table-cell>
              <table:table-cell office:value-type="float" office:value="0.300385">
                <text:p>0.300385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54.200003">
                <text:p>54.200003</text:p>
              </table:table-cell>
              <table:table-cell office:value-type="float" office:value="0.309819">
                <text:p>0.309819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54.233336">
                <text:p>54.233336</text:p>
              </table:table-cell>
              <table:table-cell office:value-type="float" office:value="0.307527">
                <text:p>0.307527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54.266669">
                <text:p>54.266669</text:p>
              </table:table-cell>
              <table:table-cell office:value-type="float" office:value="0.294587">
                <text:p>0.294587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54.300003">
                <text:p>54.300003</text:p>
              </table:table-cell>
              <table:table-cell office:value-type="float" office:value="0.290078">
                <text:p>0.290078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54.333336">
                <text:p>54.333336</text:p>
              </table:table-cell>
              <table:table-cell office:value-type="float" office:value="0.311612">
                <text:p>0.311612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54.36667">
                <text:p>54.36667</text:p>
              </table:table-cell>
              <table:table-cell office:value-type="float" office:value="0.309844">
                <text:p>0.309844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54.400003">
                <text:p>54.400003</text:p>
              </table:table-cell>
              <table:table-cell office:value-type="float" office:value="0.287151">
                <text:p>0.287151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54.433336">
                <text:p>54.433336</text:p>
              </table:table-cell>
              <table:table-cell office:value-type="float" office:value="0.297668">
                <text:p>0.297668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54.46667">
                <text:p>54.46667</text:p>
              </table:table-cell>
              <table:table-cell office:value-type="float" office:value="0.29842">
                <text:p>0.29842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54.500003">
                <text:p>54.500003</text:p>
              </table:table-cell>
              <table:table-cell office:value-type="float" office:value="0.2989">
                <text:p>0.2989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54.533336">
                <text:p>54.533336</text:p>
              </table:table-cell>
              <table:table-cell office:value-type="float" office:value="0.294597">
                <text:p>0.294597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54.56667">
                <text:p>54.56667</text:p>
              </table:table-cell>
              <table:table-cell office:value-type="float" office:value="0.296999">
                <text:p>0.296999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54.600003">
                <text:p>54.600003</text:p>
              </table:table-cell>
              <table:table-cell office:value-type="float" office:value="0.301074">
                <text:p>0.301074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54.633336">
                <text:p>54.633336</text:p>
              </table:table-cell>
              <table:table-cell office:value-type="float" office:value="0.300919">
                <text:p>0.300919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54.66667">
                <text:p>54.66667</text:p>
              </table:table-cell>
              <table:table-cell office:value-type="float" office:value="0.307548">
                <text:p>0.307548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54.700003">
                <text:p>54.700003</text:p>
              </table:table-cell>
              <table:table-cell office:value-type="float" office:value="0.30496">
                <text:p>0.30496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54.733336">
                <text:p>54.733336</text:p>
              </table:table-cell>
              <table:table-cell office:value-type="float" office:value="0.297749">
                <text:p>0.297749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54.76667">
                <text:p>54.76667</text:p>
              </table:table-cell>
              <table:table-cell office:value-type="float" office:value="0.307893">
                <text:p>0.307893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54.800003">
                <text:p>54.800003</text:p>
              </table:table-cell>
              <table:table-cell office:value-type="float" office:value="0.306595">
                <text:p>0.306595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54.833336">
                <text:p>54.833336</text:p>
              </table:table-cell>
              <table:table-cell office:value-type="float" office:value="0.305907">
                <text:p>0.305907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54.86667">
                <text:p>54.86667</text:p>
              </table:table-cell>
              <table:table-cell office:value-type="float" office:value="0.307609">
                <text:p>0.307609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54.900003">
                <text:p>54.900003</text:p>
              </table:table-cell>
              <table:table-cell office:value-type="float" office:value="0.285932">
                <text:p>0.285932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54.933336">
                <text:p>54.933336</text:p>
              </table:table-cell>
              <table:table-cell office:value-type="float" office:value="0.295666">
                <text:p>0.295666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54.96667">
                <text:p>54.96667</text:p>
              </table:table-cell>
              <table:table-cell office:value-type="float" office:value="0.289283">
                <text:p>0.289283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55.000003">
                <text:p>55.000003</text:p>
              </table:table-cell>
              <table:table-cell office:value-type="float" office:value="0.31587">
                <text:p>0.31587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55.033336">
                <text:p>55.033336</text:p>
              </table:table-cell>
              <table:table-cell office:value-type="float" office:value="0.303635">
                <text:p>0.303635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55.06667">
                <text:p>55.06667</text:p>
              </table:table-cell>
              <table:table-cell office:value-type="float" office:value="0.303708">
                <text:p>0.303708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55.100003">
                <text:p>55.100003</text:p>
              </table:table-cell>
              <table:table-cell office:value-type="float" office:value="0.286763">
                <text:p>0.286763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55.133336">
                <text:p>55.133336</text:p>
              </table:table-cell>
              <table:table-cell office:value-type="float" office:value="0.303656">
                <text:p>0.303656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55.16667">
                <text:p>55.16667</text:p>
              </table:table-cell>
              <table:table-cell office:value-type="float" office:value="0.306564">
                <text:p>0.306564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55.200003">
                <text:p>55.200003</text:p>
              </table:table-cell>
              <table:table-cell office:value-type="float" office:value="0.304786">
                <text:p>0.304786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55.233336">
                <text:p>55.233336</text:p>
              </table:table-cell>
              <table:table-cell office:value-type="float" office:value="0.309281">
                <text:p>0.309281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55.26667">
                <text:p>55.26667</text:p>
              </table:table-cell>
              <table:table-cell office:value-type="float" office:value="0.303373">
                <text:p>0.303373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55.300003">
                <text:p>55.300003</text:p>
              </table:table-cell>
              <table:table-cell office:value-type="float" office:value="0.294626">
                <text:p>0.294626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55.333336">
                <text:p>55.333336</text:p>
              </table:table-cell>
              <table:table-cell office:value-type="float" office:value="0.292149">
                <text:p>0.292149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55.36667">
                <text:p>55.36667</text:p>
              </table:table-cell>
              <table:table-cell office:value-type="float" office:value="0.300257">
                <text:p>0.300257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55.400003">
                <text:p>55.400003</text:p>
              </table:table-cell>
              <table:table-cell office:value-type="float" office:value="0.281014">
                <text:p>0.281014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55.433336">
                <text:p>55.433336</text:p>
              </table:table-cell>
              <table:table-cell office:value-type="float" office:value="0.286981">
                <text:p>0.286981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55.46667">
                <text:p>55.46667</text:p>
              </table:table-cell>
              <table:table-cell office:value-type="float" office:value="0.287751">
                <text:p>0.287751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55.500003">
                <text:p>55.500003</text:p>
              </table:table-cell>
              <table:table-cell office:value-type="float" office:value="0.286588">
                <text:p>0.286588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55.533336">
                <text:p>55.533336</text:p>
              </table:table-cell>
              <table:table-cell office:value-type="float" office:value="0.302745">
                <text:p>0.302745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55.56667">
                <text:p>55.56667</text:p>
              </table:table-cell>
              <table:table-cell office:value-type="float" office:value="0.298675">
                <text:p>0.298675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55.600003">
                <text:p>55.600003</text:p>
              </table:table-cell>
              <table:table-cell office:value-type="float" office:value="0.299761">
                <text:p>0.299761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55.633336">
                <text:p>55.633336</text:p>
              </table:table-cell>
              <table:table-cell office:value-type="float" office:value="0.299931">
                <text:p>0.299931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55.66667">
                <text:p>55.66667</text:p>
              </table:table-cell>
              <table:table-cell office:value-type="float" office:value="0.276155">
                <text:p>0.276155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55.700003">
                <text:p>55.700003</text:p>
              </table:table-cell>
              <table:table-cell office:value-type="float" office:value="0.273221">
                <text:p>0.273221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55.733336">
                <text:p>55.733336</text:p>
              </table:table-cell>
              <table:table-cell office:value-type="float" office:value="0.280377">
                <text:p>0.280377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55.76667">
                <text:p>55.76667</text:p>
              </table:table-cell>
              <table:table-cell office:value-type="float" office:value="0.291105">
                <text:p>0.291105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55.800003">
                <text:p>55.800003</text:p>
              </table:table-cell>
              <table:table-cell office:value-type="float" office:value="0.281531">
                <text:p>0.281531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55.833336">
                <text:p>55.833336</text:p>
              </table:table-cell>
              <table:table-cell office:value-type="float" office:value="0.284487">
                <text:p>0.284487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55.86667">
                <text:p>55.86667</text:p>
              </table:table-cell>
              <table:table-cell office:value-type="float" office:value="0.283157">
                <text:p>0.283157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55.900003">
                <text:p>55.900003</text:p>
              </table:table-cell>
              <table:table-cell office:value-type="float" office:value="0.290202">
                <text:p>0.290202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55.933336">
                <text:p>55.933336</text:p>
              </table:table-cell>
              <table:table-cell office:value-type="float" office:value="0.304666">
                <text:p>0.304666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55.96667">
                <text:p>55.96667</text:p>
              </table:table-cell>
              <table:table-cell office:value-type="float" office:value="0.300361">
                <text:p>0.300361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56.000003">
                <text:p>56.000003</text:p>
              </table:table-cell>
              <table:table-cell office:value-type="float" office:value="0.314836">
                <text:p>0.314836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56.033336">
                <text:p>56.033336</text:p>
              </table:table-cell>
              <table:table-cell office:value-type="float" office:value="0.296272">
                <text:p>0.296272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56.06667">
                <text:p>56.06667</text:p>
              </table:table-cell>
              <table:table-cell office:value-type="float" office:value="0.300141">
                <text:p>0.300141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56.100003">
                <text:p>56.100003</text:p>
              </table:table-cell>
              <table:table-cell office:value-type="float" office:value="0.310476">
                <text:p>0.310476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56.133336">
                <text:p>56.133336</text:p>
              </table:table-cell>
              <table:table-cell office:value-type="float" office:value="0.314274">
                <text:p>0.314274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56.16667">
                <text:p>56.16667</text:p>
              </table:table-cell>
              <table:table-cell office:value-type="float" office:value="0.286668">
                <text:p>0.286668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56.200003">
                <text:p>56.200003</text:p>
              </table:table-cell>
              <table:table-cell office:value-type="float" office:value="0.300022">
                <text:p>0.300022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56.233336">
                <text:p>56.233336</text:p>
              </table:table-cell>
              <table:table-cell office:value-type="float" office:value="0.307471">
                <text:p>0.307471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56.26667">
                <text:p>56.26667</text:p>
              </table:table-cell>
              <table:table-cell office:value-type="float" office:value="0.317552">
                <text:p>0.317552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56.300003">
                <text:p>56.300003</text:p>
              </table:table-cell>
              <table:table-cell office:value-type="float" office:value="0.331301">
                <text:p>0.331301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56.333336">
                <text:p>56.333336</text:p>
              </table:table-cell>
              <table:table-cell office:value-type="float" office:value="0.307287">
                <text:p>0.307287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56.36667">
                <text:p>56.36667</text:p>
              </table:table-cell>
              <table:table-cell office:value-type="float" office:value="0.311338">
                <text:p>0.311338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56.400003">
                <text:p>56.400003</text:p>
              </table:table-cell>
              <table:table-cell office:value-type="float" office:value="0.321314">
                <text:p>0.321314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56.433336">
                <text:p>56.433336</text:p>
              </table:table-cell>
              <table:table-cell office:value-type="float" office:value="0.325962">
                <text:p>0.325962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56.46667">
                <text:p>56.46667</text:p>
              </table:table-cell>
              <table:table-cell office:value-type="float" office:value="0.316525">
                <text:p>0.316525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56.500003">
                <text:p>56.500003</text:p>
              </table:table-cell>
              <table:table-cell office:value-type="float" office:value="0.298552">
                <text:p>0.298552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56.533336">
                <text:p>56.533336</text:p>
              </table:table-cell>
              <table:table-cell office:value-type="float" office:value="0.3345">
                <text:p>0.3345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56.56667">
                <text:p>56.56667</text:p>
              </table:table-cell>
              <table:table-cell office:value-type="float" office:value="0.31163">
                <text:p>0.31163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56.600003">
                <text:p>56.600003</text:p>
              </table:table-cell>
              <table:table-cell office:value-type="float" office:value="0.315385">
                <text:p>0.315385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56.633336">
                <text:p>56.633336</text:p>
              </table:table-cell>
              <table:table-cell office:value-type="float" office:value="0.311508">
                <text:p>0.311508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56.66667">
                <text:p>56.66667</text:p>
              </table:table-cell>
              <table:table-cell office:value-type="float" office:value="0.312961">
                <text:p>0.312961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56.700003">
                <text:p>56.700003</text:p>
              </table:table-cell>
              <table:table-cell office:value-type="float" office:value="0.3088">
                <text:p>0.3088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56.733336">
                <text:p>56.733336</text:p>
              </table:table-cell>
              <table:table-cell office:value-type="float" office:value="0.287513">
                <text:p>0.287513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56.76667">
                <text:p>56.76667</text:p>
              </table:table-cell>
              <table:table-cell office:value-type="float" office:value="0.28414">
                <text:p>0.28414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56.800003">
                <text:p>56.800003</text:p>
              </table:table-cell>
              <table:table-cell office:value-type="float" office:value="0.270496">
                <text:p>0.270496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56.833336">
                <text:p>56.833336</text:p>
              </table:table-cell>
              <table:table-cell office:value-type="float" office:value="0.252668">
                <text:p>0.252668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56.86667">
                <text:p>56.86667</text:p>
              </table:table-cell>
              <table:table-cell office:value-type="float" office:value="0.262681">
                <text:p>0.262681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56.900003">
                <text:p>56.900003</text:p>
              </table:table-cell>
              <table:table-cell office:value-type="float" office:value="0.271101">
                <text:p>0.271101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56.933336">
                <text:p>56.933336</text:p>
              </table:table-cell>
              <table:table-cell office:value-type="float" office:value="0.256967">
                <text:p>0.256967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56.96667">
                <text:p>56.96667</text:p>
              </table:table-cell>
              <table:table-cell office:value-type="float" office:value="0.249169">
                <text:p>0.249169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57.000003">
                <text:p>57.000003</text:p>
              </table:table-cell>
              <table:table-cell office:value-type="float" office:value="0.26407">
                <text:p>0.26407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57.033336">
                <text:p>57.033336</text:p>
              </table:table-cell>
              <table:table-cell office:value-type="float" office:value="0.266258">
                <text:p>0.266258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57.06667">
                <text:p>57.06667</text:p>
              </table:table-cell>
              <table:table-cell office:value-type="float" office:value="0.265038">
                <text:p>0.265038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57.100003">
                <text:p>57.100003</text:p>
              </table:table-cell>
              <table:table-cell office:value-type="float" office:value="0.273112">
                <text:p>0.273112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57.133336">
                <text:p>57.133336</text:p>
              </table:table-cell>
              <table:table-cell office:value-type="float" office:value="0.287509">
                <text:p>0.287509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57.16667">
                <text:p>57.16667</text:p>
              </table:table-cell>
              <table:table-cell office:value-type="float" office:value="0.304037">
                <text:p>0.304037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57.200003">
                <text:p>57.200003</text:p>
              </table:table-cell>
              <table:table-cell office:value-type="float" office:value="0.302248">
                <text:p>0.302248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57.233336">
                <text:p>57.233336</text:p>
              </table:table-cell>
              <table:table-cell office:value-type="float" office:value="0.298943">
                <text:p>0.298943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57.26667">
                <text:p>57.26667</text:p>
              </table:table-cell>
              <table:table-cell office:value-type="float" office:value="0.312951">
                <text:p>0.312951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57.300003">
                <text:p>57.300003</text:p>
              </table:table-cell>
              <table:table-cell office:value-type="float" office:value="0.310428">
                <text:p>0.310428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57.333336">
                <text:p>57.333336</text:p>
              </table:table-cell>
              <table:table-cell office:value-type="float" office:value="0.303117">
                <text:p>0.303117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57.36667">
                <text:p>57.36667</text:p>
              </table:table-cell>
              <table:table-cell office:value-type="float" office:value="0.304141">
                <text:p>0.304141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57.400003">
                <text:p>57.400003</text:p>
              </table:table-cell>
              <table:table-cell office:value-type="float" office:value="0.276397">
                <text:p>0.276397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57.433336">
                <text:p>57.433336</text:p>
              </table:table-cell>
              <table:table-cell office:value-type="float" office:value="0.308883">
                <text:p>0.308883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57.46667">
                <text:p>57.46667</text:p>
              </table:table-cell>
              <table:table-cell office:value-type="float" office:value="0.29498">
                <text:p>0.29498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57.500003">
                <text:p>57.500003</text:p>
              </table:table-cell>
              <table:table-cell office:value-type="float" office:value="0.29531">
                <text:p>0.29531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57.533336">
                <text:p>57.533336</text:p>
              </table:table-cell>
              <table:table-cell office:value-type="float" office:value="0.281811">
                <text:p>0.281811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57.56667">
                <text:p>57.56667</text:p>
              </table:table-cell>
              <table:table-cell office:value-type="float" office:value="0.275361">
                <text:p>0.275361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57.600003">
                <text:p>57.600003</text:p>
              </table:table-cell>
              <table:table-cell office:value-type="float" office:value="0.263164">
                <text:p>0.263164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57.633336">
                <text:p>57.633336</text:p>
              </table:table-cell>
              <table:table-cell office:value-type="float" office:value="0.278739">
                <text:p>0.278739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57.66667">
                <text:p>57.66667</text:p>
              </table:table-cell>
              <table:table-cell office:value-type="float" office:value="0.269245">
                <text:p>0.269245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57.700003">
                <text:p>57.700003</text:p>
              </table:table-cell>
              <table:table-cell office:value-type="float" office:value="0.276317">
                <text:p>0.276317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57.733336">
                <text:p>57.733336</text:p>
              </table:table-cell>
              <table:table-cell office:value-type="float" office:value="0.282569">
                <text:p>0.282569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57.76667">
                <text:p>57.76667</text:p>
              </table:table-cell>
              <table:table-cell office:value-type="float" office:value="0.28597">
                <text:p>0.28597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57.800003">
                <text:p>57.800003</text:p>
              </table:table-cell>
              <table:table-cell office:value-type="float" office:value="0.273106">
                <text:p>0.273106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57.833336">
                <text:p>57.833336</text:p>
              </table:table-cell>
              <table:table-cell office:value-type="float" office:value="0.283263">
                <text:p>0.283263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57.86667">
                <text:p>57.86667</text:p>
              </table:table-cell>
              <table:table-cell office:value-type="float" office:value="0.26736">
                <text:p>0.26736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57.900003">
                <text:p>57.900003</text:p>
              </table:table-cell>
              <table:table-cell office:value-type="float" office:value="0.281589">
                <text:p>0.281589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57.933336">
                <text:p>57.933336</text:p>
              </table:table-cell>
              <table:table-cell office:value-type="float" office:value="0.279437">
                <text:p>0.279437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57.96667">
                <text:p>57.96667</text:p>
              </table:table-cell>
              <table:table-cell office:value-type="float" office:value="0.289501">
                <text:p>0.289501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58.000003">
                <text:p>58.000003</text:p>
              </table:table-cell>
              <table:table-cell office:value-type="float" office:value="0.289506">
                <text:p>0.289506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58.033336">
                <text:p>58.033336</text:p>
              </table:table-cell>
              <table:table-cell office:value-type="float" office:value="0.301064">
                <text:p>0.301064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58.06667">
                <text:p>58.06667</text:p>
              </table:table-cell>
              <table:table-cell office:value-type="float" office:value="0.297121">
                <text:p>0.297121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58.100003">
                <text:p>58.100003</text:p>
              </table:table-cell>
              <table:table-cell office:value-type="float" office:value="0.300352">
                <text:p>0.300352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58.133336">
                <text:p>58.133336</text:p>
              </table:table-cell>
              <table:table-cell office:value-type="float" office:value="0.292219">
                <text:p>0.292219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58.16667">
                <text:p>58.16667</text:p>
              </table:table-cell>
              <table:table-cell office:value-type="float" office:value="0.314936">
                <text:p>0.314936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58.200003">
                <text:p>58.200003</text:p>
              </table:table-cell>
              <table:table-cell office:value-type="float" office:value="0.292036">
                <text:p>0.292036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58.233336">
                <text:p>58.233336</text:p>
              </table:table-cell>
              <table:table-cell office:value-type="float" office:value="0.296046">
                <text:p>0.296046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58.26667">
                <text:p>58.26667</text:p>
              </table:table-cell>
              <table:table-cell office:value-type="float" office:value="0.274101">
                <text:p>0.274101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58.300003">
                <text:p>58.300003</text:p>
              </table:table-cell>
              <table:table-cell office:value-type="float" office:value="0.293378">
                <text:p>0.293378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58.333336">
                <text:p>58.333336</text:p>
              </table:table-cell>
              <table:table-cell office:value-type="float" office:value="0.293286">
                <text:p>0.293286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58.36667">
                <text:p>58.36667</text:p>
              </table:table-cell>
              <table:table-cell office:value-type="float" office:value="0.273219">
                <text:p>0.273219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58.400003">
                <text:p>58.400003</text:p>
              </table:table-cell>
              <table:table-cell office:value-type="float" office:value="0.27288">
                <text:p>0.27288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58.433336">
                <text:p>58.433336</text:p>
              </table:table-cell>
              <table:table-cell office:value-type="float" office:value="0.289421">
                <text:p>0.289421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58.46667">
                <text:p>58.46667</text:p>
              </table:table-cell>
              <table:table-cell office:value-type="float" office:value="0.277236">
                <text:p>0.277236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58.500003">
                <text:p>58.500003</text:p>
              </table:table-cell>
              <table:table-cell office:value-type="float" office:value="0.27871">
                <text:p>0.27871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58.533336">
                <text:p>58.533336</text:p>
              </table:table-cell>
              <table:table-cell office:value-type="float" office:value="0.272203">
                <text:p>0.272203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58.56667">
                <text:p>58.56667</text:p>
              </table:table-cell>
              <table:table-cell office:value-type="float" office:value="0.276932">
                <text:p>0.276932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58.600003">
                <text:p>58.600003</text:p>
              </table:table-cell>
              <table:table-cell office:value-type="float" office:value="0.26614">
                <text:p>0.26614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58.633336">
                <text:p>58.633336</text:p>
              </table:table-cell>
              <table:table-cell office:value-type="float" office:value="0.273087">
                <text:p>0.273087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58.66667">
                <text:p>58.66667</text:p>
              </table:table-cell>
              <table:table-cell office:value-type="float" office:value="0.271117">
                <text:p>0.271117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58.700003">
                <text:p>58.700003</text:p>
              </table:table-cell>
              <table:table-cell office:value-type="float" office:value="0.26871">
                <text:p>0.26871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58.733336">
                <text:p>58.733336</text:p>
              </table:table-cell>
              <table:table-cell office:value-type="float" office:value="0.274177">
                <text:p>0.274177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58.76667">
                <text:p>58.76667</text:p>
              </table:table-cell>
              <table:table-cell office:value-type="float" office:value="0.271191">
                <text:p>0.271191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58.800003">
                <text:p>58.800003</text:p>
              </table:table-cell>
              <table:table-cell office:value-type="float" office:value="0.265692">
                <text:p>0.265692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58.833336">
                <text:p>58.833336</text:p>
              </table:table-cell>
              <table:table-cell office:value-type="float" office:value="0.272031">
                <text:p>0.272031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58.86667">
                <text:p>58.86667</text:p>
              </table:table-cell>
              <table:table-cell office:value-type="float" office:value="0.259666">
                <text:p>0.259666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58.900003">
                <text:p>58.900003</text:p>
              </table:table-cell>
              <table:table-cell office:value-type="float" office:value="0.252514">
                <text:p>0.252514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58.933336">
                <text:p>58.933336</text:p>
              </table:table-cell>
              <table:table-cell office:value-type="float" office:value="0.258115">
                <text:p>0.258115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58.96667">
                <text:p>58.96667</text:p>
              </table:table-cell>
              <table:table-cell office:value-type="float" office:value="0.257003">
                <text:p>0.257003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59.000003">
                <text:p>59.000003</text:p>
              </table:table-cell>
              <table:table-cell office:value-type="float" office:value="0.244462">
                <text:p>0.244462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59.033336">
                <text:p>59.033336</text:p>
              </table:table-cell>
              <table:table-cell office:value-type="float" office:value="0.256002">
                <text:p>0.256002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59.06667">
                <text:p>59.06667</text:p>
              </table:table-cell>
              <table:table-cell office:value-type="float" office:value="0.254826">
                <text:p>0.254826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59.100003">
                <text:p>59.100003</text:p>
              </table:table-cell>
              <table:table-cell office:value-type="float" office:value="0.259595">
                <text:p>0.259595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59.133336">
                <text:p>59.133336</text:p>
              </table:table-cell>
              <table:table-cell office:value-type="float" office:value="0.257435">
                <text:p>0.257435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59.16667">
                <text:p>59.16667</text:p>
              </table:table-cell>
              <table:table-cell office:value-type="float" office:value="0.259975">
                <text:p>0.259975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59.200003">
                <text:p>59.200003</text:p>
              </table:table-cell>
              <table:table-cell office:value-type="float" office:value="0.253427">
                <text:p>0.253427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59.233336">
                <text:p>59.233336</text:p>
              </table:table-cell>
              <table:table-cell office:value-type="float" office:value="0.249993">
                <text:p>0.249993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59.26667">
                <text:p>59.26667</text:p>
              </table:table-cell>
              <table:table-cell office:value-type="float" office:value="0.238747">
                <text:p>0.238747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59.300003">
                <text:p>59.300003</text:p>
              </table:table-cell>
              <table:table-cell office:value-type="float" office:value="0.245647">
                <text:p>0.245647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59.333336">
                <text:p>59.333336</text:p>
              </table:table-cell>
              <table:table-cell office:value-type="float" office:value="0.24187">
                <text:p>0.24187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59.36667">
                <text:p>59.36667</text:p>
              </table:table-cell>
              <table:table-cell office:value-type="float" office:value="0.242278">
                <text:p>0.242278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59.400003">
                <text:p>59.400003</text:p>
              </table:table-cell>
              <table:table-cell office:value-type="float" office:value="0.248772">
                <text:p>0.248772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59.433336">
                <text:p>59.433336</text:p>
              </table:table-cell>
              <table:table-cell office:value-type="float" office:value="0.248334">
                <text:p>0.248334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59.46667">
                <text:p>59.46667</text:p>
              </table:table-cell>
              <table:table-cell office:value-type="float" office:value="0.24451">
                <text:p>0.24451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59.500003">
                <text:p>59.500003</text:p>
              </table:table-cell>
              <table:table-cell office:value-type="float" office:value="0.228139">
                <text:p>0.228139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59.533336">
                <text:p>59.533336</text:p>
              </table:table-cell>
              <table:table-cell office:value-type="float" office:value="0.229135">
                <text:p>0.229135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59.56667">
                <text:p>59.56667</text:p>
              </table:table-cell>
              <table:table-cell office:value-type="float" office:value="0.253899">
                <text:p>0.253899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59.600003">
                <text:p>59.600003</text:p>
              </table:table-cell>
              <table:table-cell office:value-type="float" office:value="0.221737">
                <text:p>0.221737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59.633336">
                <text:p>59.633336</text:p>
              </table:table-cell>
              <table:table-cell office:value-type="float" office:value="0.245877">
                <text:p>0.245877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59.66667">
                <text:p>59.66667</text:p>
              </table:table-cell>
              <table:table-cell office:value-type="float" office:value="0.234298">
                <text:p>0.234298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59.700003">
                <text:p>59.700003</text:p>
              </table:table-cell>
              <table:table-cell office:value-type="float" office:value="0.230137">
                <text:p>0.230137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59.733336">
                <text:p>59.733336</text:p>
              </table:table-cell>
              <table:table-cell office:value-type="float" office:value="0.222511">
                <text:p>0.222511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59.76667">
                <text:p>59.76667</text:p>
              </table:table-cell>
              <table:table-cell office:value-type="float" office:value="0.243921">
                <text:p>0.243921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59.800003">
                <text:p>59.800003</text:p>
              </table:table-cell>
              <table:table-cell office:value-type="float" office:value="0.298853">
                <text:p>0.298853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59.833336">
                <text:p>59.833336</text:p>
              </table:table-cell>
              <table:table-cell office:value-type="float" office:value="0.316669">
                <text:p>0.316669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59.86667">
                <text:p>59.86667</text:p>
              </table:table-cell>
              <table:table-cell office:value-type="float" office:value="0.30813">
                <text:p>0.30813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59.900003">
                <text:p>59.900003</text:p>
              </table:table-cell>
              <table:table-cell office:value-type="float" office:value="0.323849">
                <text:p>0.323849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59.933336">
                <text:p>59.933336</text:p>
              </table:table-cell>
              <table:table-cell office:value-type="float" office:value="0.317678">
                <text:p>0.317678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59.96667">
                <text:p>59.96667</text:p>
              </table:table-cell>
              <table:table-cell office:value-type="float" office:value="0.320942">
                <text:p>0.320942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60.000003">
                <text:p>60.000003</text:p>
              </table:table-cell>
              <table:table-cell office:value-type="float" office:value="0.32454">
                <text:p>0.32454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60.033336">
                <text:p>60.033336</text:p>
              </table:table-cell>
              <table:table-cell office:value-type="float" office:value="0.317395">
                <text:p>0.317395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60.06667">
                <text:p>60.06667</text:p>
              </table:table-cell>
              <table:table-cell office:value-type="float" office:value="0.316534">
                <text:p>0.316534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60.100003">
                <text:p>60.100003</text:p>
              </table:table-cell>
              <table:table-cell office:value-type="float" office:value="0.290088">
                <text:p>0.290088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60.133336">
                <text:p>60.133336</text:p>
              </table:table-cell>
              <table:table-cell office:value-type="float" office:value="0.29651">
                <text:p>0.29651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60.16667">
                <text:p>60.16667</text:p>
              </table:table-cell>
              <table:table-cell office:value-type="float" office:value="0.306894">
                <text:p>0.306894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60.200003">
                <text:p>60.200003</text:p>
              </table:table-cell>
              <table:table-cell office:value-type="float" office:value="0.288168">
                <text:p>0.288168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60.233336">
                <text:p>60.233336</text:p>
              </table:table-cell>
              <table:table-cell office:value-type="float" office:value="0.309292">
                <text:p>0.309292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60.26667">
                <text:p>60.26667</text:p>
              </table:table-cell>
              <table:table-cell office:value-type="float" office:value="0.292474">
                <text:p>0.292474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60.300003">
                <text:p>60.300003</text:p>
              </table:table-cell>
              <table:table-cell office:value-type="float" office:value="0.30877">
                <text:p>0.30877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60.333336">
                <text:p>60.333336</text:p>
              </table:table-cell>
              <table:table-cell office:value-type="float" office:value="0.309941">
                <text:p>0.309941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60.36667">
                <text:p>60.36667</text:p>
              </table:table-cell>
              <table:table-cell office:value-type="float" office:value="0.294175">
                <text:p>0.294175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60.400003">
                <text:p>60.400003</text:p>
              </table:table-cell>
              <table:table-cell office:value-type="float" office:value="0.305702">
                <text:p>0.305702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60.433336">
                <text:p>60.433336</text:p>
              </table:table-cell>
              <table:table-cell office:value-type="float" office:value="0.29487">
                <text:p>0.29487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60.46667">
                <text:p>60.46667</text:p>
              </table:table-cell>
              <table:table-cell office:value-type="float" office:value="0.316674">
                <text:p>0.316674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60.500003">
                <text:p>60.500003</text:p>
              </table:table-cell>
              <table:table-cell office:value-type="float" office:value="0.303416">
                <text:p>0.303416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60.533336">
                <text:p>60.533336</text:p>
              </table:table-cell>
              <table:table-cell office:value-type="float" office:value="0.301948">
                <text:p>0.301948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60.56667">
                <text:p>60.56667</text:p>
              </table:table-cell>
              <table:table-cell office:value-type="float" office:value="0.289995">
                <text:p>0.289995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60.600003">
                <text:p>60.600003</text:p>
              </table:table-cell>
              <table:table-cell office:value-type="float" office:value="0.305854">
                <text:p>0.305854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60.633336">
                <text:p>60.633336</text:p>
              </table:table-cell>
              <table:table-cell office:value-type="float" office:value="0.292644">
                <text:p>0.292644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60.66667">
                <text:p>60.66667</text:p>
              </table:table-cell>
              <table:table-cell office:value-type="float" office:value="0.300885">
                <text:p>0.300885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60.700003">
                <text:p>60.700003</text:p>
              </table:table-cell>
              <table:table-cell office:value-type="float" office:value="0.284347">
                <text:p>0.284347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60.733337">
                <text:p>60.733337</text:p>
              </table:table-cell>
              <table:table-cell office:value-type="float" office:value="0.295981">
                <text:p>0.295981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60.76667">
                <text:p>60.76667</text:p>
              </table:table-cell>
              <table:table-cell office:value-type="float" office:value="0.291384">
                <text:p>0.291384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60.800003">
                <text:p>60.800003</text:p>
              </table:table-cell>
              <table:table-cell office:value-type="float" office:value="0.308201">
                <text:p>0.308201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60.833337">
                <text:p>60.833337</text:p>
              </table:table-cell>
              <table:table-cell office:value-type="float" office:value="0.302371">
                <text:p>0.302371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60.86667">
                <text:p>60.86667</text:p>
              </table:table-cell>
              <table:table-cell office:value-type="float" office:value="0.315487">
                <text:p>0.315487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60.900003">
                <text:p>60.900003</text:p>
              </table:table-cell>
              <table:table-cell office:value-type="float" office:value="0.302324">
                <text:p>0.302324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60.933337">
                <text:p>60.933337</text:p>
              </table:table-cell>
              <table:table-cell office:value-type="float" office:value="0.304897">
                <text:p>0.304897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60.96667">
                <text:p>60.96667</text:p>
              </table:table-cell>
              <table:table-cell office:value-type="float" office:value="0.298731">
                <text:p>0.298731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61.000003">
                <text:p>61.000003</text:p>
              </table:table-cell>
              <table:table-cell office:value-type="float" office:value="0.302973">
                <text:p>0.302973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61.033337">
                <text:p>61.033337</text:p>
              </table:table-cell>
              <table:table-cell office:value-type="float" office:value="0.309546">
                <text:p>0.309546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61.06667">
                <text:p>61.06667</text:p>
              </table:table-cell>
              <table:table-cell office:value-type="float" office:value="0.291265">
                <text:p>0.291265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61.100003">
                <text:p>61.100003</text:p>
              </table:table-cell>
              <table:table-cell office:value-type="float" office:value="0.303524">
                <text:p>0.303524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61.133337">
                <text:p>61.133337</text:p>
              </table:table-cell>
              <table:table-cell office:value-type="float" office:value="0.307156">
                <text:p>0.307156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61.16667">
                <text:p>61.16667</text:p>
              </table:table-cell>
              <table:table-cell office:value-type="float" office:value="0.306105">
                <text:p>0.306105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61.200003">
                <text:p>61.200003</text:p>
              </table:table-cell>
              <table:table-cell office:value-type="float" office:value="0.297885">
                <text:p>0.297885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61.233337">
                <text:p>61.233337</text:p>
              </table:table-cell>
              <table:table-cell office:value-type="float" office:value="0.299876">
                <text:p>0.299876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61.26667">
                <text:p>61.26667</text:p>
              </table:table-cell>
              <table:table-cell office:value-type="float" office:value="0.304475">
                <text:p>0.304475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61.300003">
                <text:p>61.300003</text:p>
              </table:table-cell>
              <table:table-cell office:value-type="float" office:value="0.302741">
                <text:p>0.302741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61.333337">
                <text:p>61.333337</text:p>
              </table:table-cell>
              <table:table-cell office:value-type="float" office:value="0.288867">
                <text:p>0.288867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61.36667">
                <text:p>61.36667</text:p>
              </table:table-cell>
              <table:table-cell office:value-type="float" office:value="0.322046">
                <text:p>0.322046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61.400003">
                <text:p>61.400003</text:p>
              </table:table-cell>
              <table:table-cell office:value-type="float" office:value="0.293042">
                <text:p>0.293042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61.433337">
                <text:p>61.433337</text:p>
              </table:table-cell>
              <table:table-cell office:value-type="float" office:value="0.304841">
                <text:p>0.304841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61.46667">
                <text:p>61.46667</text:p>
              </table:table-cell>
              <table:table-cell office:value-type="float" office:value="0.302458">
                <text:p>0.302458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61.500003">
                <text:p>61.500003</text:p>
              </table:table-cell>
              <table:table-cell office:value-type="float" office:value="0.30024">
                <text:p>0.30024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61.533337">
                <text:p>61.533337</text:p>
              </table:table-cell>
              <table:table-cell office:value-type="float" office:value="0.297824">
                <text:p>0.297824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61.56667">
                <text:p>61.56667</text:p>
              </table:table-cell>
              <table:table-cell office:value-type="float" office:value="0.31099">
                <text:p>0.31099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61.600003">
                <text:p>61.600003</text:p>
              </table:table-cell>
              <table:table-cell office:value-type="float" office:value="0.305119">
                <text:p>0.305119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61.633337">
                <text:p>61.633337</text:p>
              </table:table-cell>
              <table:table-cell office:value-type="float" office:value="0.304459">
                <text:p>0.304459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61.66667">
                <text:p>61.66667</text:p>
              </table:table-cell>
              <table:table-cell office:value-type="float" office:value="0.301698">
                <text:p>0.301698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61.700003">
                <text:p>61.700003</text:p>
              </table:table-cell>
              <table:table-cell office:value-type="float" office:value="0.301328">
                <text:p>0.301328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61.733337">
                <text:p>61.733337</text:p>
              </table:table-cell>
              <table:table-cell office:value-type="float" office:value="0.294177">
                <text:p>0.294177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61.76667">
                <text:p>61.76667</text:p>
              </table:table-cell>
              <table:table-cell office:value-type="float" office:value="0.290016">
                <text:p>0.290016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61.800003">
                <text:p>61.800003</text:p>
              </table:table-cell>
              <table:table-cell office:value-type="float" office:value="0.304329">
                <text:p>0.304329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61.833337">
                <text:p>61.833337</text:p>
              </table:table-cell>
              <table:table-cell office:value-type="float" office:value="0.307031">
                <text:p>0.307031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61.86667">
                <text:p>61.86667</text:p>
              </table:table-cell>
              <table:table-cell office:value-type="float" office:value="0.307953">
                <text:p>0.307953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61.900003">
                <text:p>61.900003</text:p>
              </table:table-cell>
              <table:table-cell office:value-type="float" office:value="0.280785">
                <text:p>0.280785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61.933337">
                <text:p>61.933337</text:p>
              </table:table-cell>
              <table:table-cell office:value-type="float" office:value="0.291353">
                <text:p>0.291353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61.96667">
                <text:p>61.96667</text:p>
              </table:table-cell>
              <table:table-cell office:value-type="float" office:value="0.296318">
                <text:p>0.296318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62.000003">
                <text:p>62.000003</text:p>
              </table:table-cell>
              <table:table-cell office:value-type="float" office:value="0.300027">
                <text:p>0.300027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62.033337">
                <text:p>62.033337</text:p>
              </table:table-cell>
              <table:table-cell office:value-type="float" office:value="0.297456">
                <text:p>0.297456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62.06667">
                <text:p>62.06667</text:p>
              </table:table-cell>
              <table:table-cell office:value-type="float" office:value="0.309892">
                <text:p>0.309892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62.100003">
                <text:p>62.100003</text:p>
              </table:table-cell>
              <table:table-cell office:value-type="float" office:value="0.301124">
                <text:p>0.301124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62.133337">
                <text:p>62.133337</text:p>
              </table:table-cell>
              <table:table-cell office:value-type="float" office:value="0.294791">
                <text:p>0.294791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62.16667">
                <text:p>62.16667</text:p>
              </table:table-cell>
              <table:table-cell office:value-type="float" office:value="0.307216">
                <text:p>0.307216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62.200003">
                <text:p>62.200003</text:p>
              </table:table-cell>
              <table:table-cell office:value-type="float" office:value="0.296676">
                <text:p>0.296676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62.233337">
                <text:p>62.233337</text:p>
              </table:table-cell>
              <table:table-cell office:value-type="float" office:value="0.311636">
                <text:p>0.311636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62.26667">
                <text:p>62.26667</text:p>
              </table:table-cell>
              <table:table-cell office:value-type="float" office:value="0.302142">
                <text:p>0.302142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62.300003">
                <text:p>62.300003</text:p>
              </table:table-cell>
              <table:table-cell office:value-type="float" office:value="0.300921">
                <text:p>0.300921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62.333337">
                <text:p>62.333337</text:p>
              </table:table-cell>
              <table:table-cell office:value-type="float" office:value="0.297211">
                <text:p>0.297211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62.36667">
                <text:p>62.36667</text:p>
              </table:table-cell>
              <table:table-cell office:value-type="float" office:value="0.302319">
                <text:p>0.302319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62.400003">
                <text:p>62.400003</text:p>
              </table:table-cell>
              <table:table-cell office:value-type="float" office:value="0.302199">
                <text:p>0.302199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62.433337">
                <text:p>62.433337</text:p>
              </table:table-cell>
              <table:table-cell office:value-type="float" office:value="0.303204">
                <text:p>0.303204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62.46667">
                <text:p>62.46667</text:p>
              </table:table-cell>
              <table:table-cell office:value-type="float" office:value="0.295804">
                <text:p>0.295804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62.500003">
                <text:p>62.500003</text:p>
              </table:table-cell>
              <table:table-cell office:value-type="float" office:value="0.299908">
                <text:p>0.299908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62.533337">
                <text:p>62.533337</text:p>
              </table:table-cell>
              <table:table-cell office:value-type="float" office:value="0.30697">
                <text:p>0.30697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62.56667">
                <text:p>62.56667</text:p>
              </table:table-cell>
              <table:table-cell office:value-type="float" office:value="0.30499">
                <text:p>0.30499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62.600003">
                <text:p>62.600003</text:p>
              </table:table-cell>
              <table:table-cell office:value-type="float" office:value="0.294769">
                <text:p>0.294769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62.633337">
                <text:p>62.633337</text:p>
              </table:table-cell>
              <table:table-cell office:value-type="float" office:value="0.288841">
                <text:p>0.288841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62.66667">
                <text:p>62.66667</text:p>
              </table:table-cell>
              <table:table-cell office:value-type="float" office:value="0.308978">
                <text:p>0.308978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62.700003">
                <text:p>62.700003</text:p>
              </table:table-cell>
              <table:table-cell office:value-type="float" office:value="0.29699">
                <text:p>0.29699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62.733337">
                <text:p>62.733337</text:p>
              </table:table-cell>
              <table:table-cell office:value-type="float" office:value="0.307651">
                <text:p>0.307651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62.76667">
                <text:p>62.76667</text:p>
              </table:table-cell>
              <table:table-cell office:value-type="float" office:value="0.295631">
                <text:p>0.295631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62.800003">
                <text:p>62.800003</text:p>
              </table:table-cell>
              <table:table-cell office:value-type="float" office:value="0.296952">
                <text:p>0.296952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62.833337">
                <text:p>62.833337</text:p>
              </table:table-cell>
              <table:table-cell office:value-type="float" office:value="0.304225">
                <text:p>0.304225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62.86667">
                <text:p>62.86667</text:p>
              </table:table-cell>
              <table:table-cell office:value-type="float" office:value="0.292343">
                <text:p>0.292343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62.900003">
                <text:p>62.900003</text:p>
              </table:table-cell>
              <table:table-cell office:value-type="float" office:value="0.304317">
                <text:p>0.304317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62.933337">
                <text:p>62.933337</text:p>
              </table:table-cell>
              <table:table-cell office:value-type="float" office:value="0.293057">
                <text:p>0.293057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62.96667">
                <text:p>62.96667</text:p>
              </table:table-cell>
              <table:table-cell office:value-type="float" office:value="0.301634">
                <text:p>0.301634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63.000003">
                <text:p>63.000003</text:p>
              </table:table-cell>
              <table:table-cell office:value-type="float" office:value="0.312056">
                <text:p>0.312056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63.033337">
                <text:p>63.033337</text:p>
              </table:table-cell>
              <table:table-cell office:value-type="float" office:value="0.289634">
                <text:p>0.289634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63.06667">
                <text:p>63.06667</text:p>
              </table:table-cell>
              <table:table-cell office:value-type="float" office:value="0.307362">
                <text:p>0.307362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63.100003">
                <text:p>63.100003</text:p>
              </table:table-cell>
              <table:table-cell office:value-type="float" office:value="0.292864">
                <text:p>0.292864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63.133337">
                <text:p>63.133337</text:p>
              </table:table-cell>
              <table:table-cell office:value-type="float" office:value="0.302229">
                <text:p>0.302229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63.16667">
                <text:p>63.16667</text:p>
              </table:table-cell>
              <table:table-cell office:value-type="float" office:value="0.306718">
                <text:p>0.306718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63.200003">
                <text:p>63.200003</text:p>
              </table:table-cell>
              <table:table-cell office:value-type="float" office:value="0.304407">
                <text:p>0.304407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63.233337">
                <text:p>63.233337</text:p>
              </table:table-cell>
              <table:table-cell office:value-type="float" office:value="0.302267">
                <text:p>0.302267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63.26667">
                <text:p>63.26667</text:p>
              </table:table-cell>
              <table:table-cell office:value-type="float" office:value="0.294833">
                <text:p>0.294833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63.300003">
                <text:p>63.300003</text:p>
              </table:table-cell>
              <table:table-cell office:value-type="float" office:value="0.295641">
                <text:p>0.295641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63.333337">
                <text:p>63.333337</text:p>
              </table:table-cell>
              <table:table-cell office:value-type="float" office:value="0.319296">
                <text:p>0.319296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63.36667">
                <text:p>63.36667</text:p>
              </table:table-cell>
              <table:table-cell office:value-type="float" office:value="0.314849">
                <text:p>0.314849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63.400003">
                <text:p>63.400003</text:p>
              </table:table-cell>
              <table:table-cell office:value-type="float" office:value="0.316425">
                <text:p>0.316425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63.433337">
                <text:p>63.433337</text:p>
              </table:table-cell>
              <table:table-cell office:value-type="float" office:value="0.29673">
                <text:p>0.29673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63.46667">
                <text:p>63.46667</text:p>
              </table:table-cell>
              <table:table-cell office:value-type="float" office:value="0.30227">
                <text:p>0.30227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63.500003">
                <text:p>63.500003</text:p>
              </table:table-cell>
              <table:table-cell office:value-type="float" office:value="0.299242">
                <text:p>0.299242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63.533337">
                <text:p>63.533337</text:p>
              </table:table-cell>
              <table:table-cell office:value-type="float" office:value="0.303355">
                <text:p>0.303355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63.56667">
                <text:p>63.56667</text:p>
              </table:table-cell>
              <table:table-cell office:value-type="float" office:value="0.288053">
                <text:p>0.288053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63.600003">
                <text:p>63.600003</text:p>
              </table:table-cell>
              <table:table-cell office:value-type="float" office:value="0.291012">
                <text:p>0.291012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63.633337">
                <text:p>63.633337</text:p>
              </table:table-cell>
              <table:table-cell office:value-type="float" office:value="0.313713">
                <text:p>0.313713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63.66667">
                <text:p>63.66667</text:p>
              </table:table-cell>
              <table:table-cell office:value-type="float" office:value="0.304387">
                <text:p>0.304387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63.700003">
                <text:p>63.700003</text:p>
              </table:table-cell>
              <table:table-cell office:value-type="float" office:value="0.307603">
                <text:p>0.307603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63.733337">
                <text:p>63.733337</text:p>
              </table:table-cell>
              <table:table-cell office:value-type="float" office:value="0.303117">
                <text:p>0.303117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63.76667">
                <text:p>63.76667</text:p>
              </table:table-cell>
              <table:table-cell office:value-type="float" office:value="0.301692">
                <text:p>0.301692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63.800003">
                <text:p>63.800003</text:p>
              </table:table-cell>
              <table:table-cell office:value-type="float" office:value="0.29746">
                <text:p>0.29746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63.833337">
                <text:p>63.833337</text:p>
              </table:table-cell>
              <table:table-cell office:value-type="float" office:value="0.304209">
                <text:p>0.304209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63.86667">
                <text:p>63.86667</text:p>
              </table:table-cell>
              <table:table-cell office:value-type="float" office:value="0.302832">
                <text:p>0.302832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63.900003">
                <text:p>63.900003</text:p>
              </table:table-cell>
              <table:table-cell office:value-type="float" office:value="0.302645">
                <text:p>0.302645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63.933337">
                <text:p>63.933337</text:p>
              </table:table-cell>
              <table:table-cell office:value-type="float" office:value="0.307744">
                <text:p>0.307744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63.96667">
                <text:p>63.96667</text:p>
              </table:table-cell>
              <table:table-cell office:value-type="float" office:value="0.30078">
                <text:p>0.30078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64.000003">
                <text:p>64.000003</text:p>
              </table:table-cell>
              <table:table-cell office:value-type="float" office:value="0.300024">
                <text:p>0.300024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64.033337">
                <text:p>64.033337</text:p>
              </table:table-cell>
              <table:table-cell office:value-type="float" office:value="0.292476">
                <text:p>0.292476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64.06667">
                <text:p>64.06667</text:p>
              </table:table-cell>
              <table:table-cell office:value-type="float" office:value="0.291148">
                <text:p>0.291148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64.100003">
                <text:p>64.100003</text:p>
              </table:table-cell>
              <table:table-cell office:value-type="float" office:value="0.313124">
                <text:p>0.313124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64.133337">
                <text:p>64.133337</text:p>
              </table:table-cell>
              <table:table-cell office:value-type="float" office:value="0.303632">
                <text:p>0.303632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64.16667">
                <text:p>64.16667</text:p>
              </table:table-cell>
              <table:table-cell office:value-type="float" office:value="0.303296">
                <text:p>0.303296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64.200003">
                <text:p>64.200003</text:p>
              </table:table-cell>
              <table:table-cell office:value-type="float" office:value="0.307846">
                <text:p>0.307846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64.233337">
                <text:p>64.233337</text:p>
              </table:table-cell>
              <table:table-cell office:value-type="float" office:value="0.299868">
                <text:p>0.299868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64.26667">
                <text:p>64.26667</text:p>
              </table:table-cell>
              <table:table-cell office:value-type="float" office:value="0.292554">
                <text:p>0.292554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64.300003">
                <text:p>64.300003</text:p>
              </table:table-cell>
              <table:table-cell office:value-type="float" office:value="0.302108">
                <text:p>0.302108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64.333337">
                <text:p>64.333337</text:p>
              </table:table-cell>
              <table:table-cell office:value-type="float" office:value="0.31716">
                <text:p>0.31716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64.36667">
                <text:p>64.36667</text:p>
              </table:table-cell>
              <table:table-cell office:value-type="float" office:value="0.286252">
                <text:p>0.286252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64.400003">
                <text:p>64.400003</text:p>
              </table:table-cell>
              <table:table-cell office:value-type="float" office:value="0.316788">
                <text:p>0.316788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64.433337">
                <text:p>64.433337</text:p>
              </table:table-cell>
              <table:table-cell office:value-type="float" office:value="0.294305">
                <text:p>0.294305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64.46667">
                <text:p>64.46667</text:p>
              </table:table-cell>
              <table:table-cell office:value-type="float" office:value="0.310896">
                <text:p>0.310896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64.500003">
                <text:p>64.500003</text:p>
              </table:table-cell>
              <table:table-cell office:value-type="float" office:value="0.291472">
                <text:p>0.291472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64.533337">
                <text:p>64.533337</text:p>
              </table:table-cell>
              <table:table-cell office:value-type="float" office:value="0.306176">
                <text:p>0.306176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64.56667">
                <text:p>64.56667</text:p>
              </table:table-cell>
              <table:table-cell office:value-type="float" office:value="0.290507">
                <text:p>0.290507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64.600003">
                <text:p>64.600003</text:p>
              </table:table-cell>
              <table:table-cell office:value-type="float" office:value="0.294903">
                <text:p>0.294903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64.633337">
                <text:p>64.633337</text:p>
              </table:table-cell>
              <table:table-cell office:value-type="float" office:value="0.310779">
                <text:p>0.310779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64.66667">
                <text:p>64.66667</text:p>
              </table:table-cell>
              <table:table-cell office:value-type="float" office:value="0.30892">
                <text:p>0.30892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64.700003">
                <text:p>64.700003</text:p>
              </table:table-cell>
              <table:table-cell office:value-type="float" office:value="0.303541">
                <text:p>0.303541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64.733337">
                <text:p>64.733337</text:p>
              </table:table-cell>
              <table:table-cell office:value-type="float" office:value="0.30583">
                <text:p>0.30583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64.76667">
                <text:p>64.76667</text:p>
              </table:table-cell>
              <table:table-cell office:value-type="float" office:value="0.200611">
                <text:p>0.200611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64.800003">
                <text:p>64.800003</text:p>
              </table:table-cell>
              <table:table-cell office:value-type="float" office:value="0.19419">
                <text:p>0.19419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64.833337">
                <text:p>64.833337</text:p>
              </table:table-cell>
              <table:table-cell office:value-type="float" office:value="0.176057">
                <text:p>0.176057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64.86667">
                <text:p>64.86667</text:p>
              </table:table-cell>
              <table:table-cell office:value-type="float" office:value="0.167892">
                <text:p>0.167892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64.900003">
                <text:p>64.900003</text:p>
              </table:table-cell>
              <table:table-cell office:value-type="float" office:value="0.166863">
                <text:p>0.166863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64.933337">
                <text:p>64.933337</text:p>
              </table:table-cell>
              <table:table-cell office:value-type="float" office:value="0.157786">
                <text:p>0.157786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64.96667">
                <text:p>64.96667</text:p>
              </table:table-cell>
              <table:table-cell office:value-type="float" office:value="0.155028">
                <text:p>0.155028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65.000003">
                <text:p>65.000003</text:p>
              </table:table-cell>
              <table:table-cell office:value-type="float" office:value="0.144273">
                <text:p>0.144273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65.033337">
                <text:p>65.033337</text:p>
              </table:table-cell>
              <table:table-cell office:value-type="float" office:value="0.133956">
                <text:p>0.133956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65.06667">
                <text:p>65.06667</text:p>
              </table:table-cell>
              <table:table-cell office:value-type="float" office:value="0.141453">
                <text:p>0.141453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65.100003">
                <text:p>65.100003</text:p>
              </table:table-cell>
              <table:table-cell office:value-type="float" office:value="0.131739">
                <text:p>0.131739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65.133337">
                <text:p>65.133337</text:p>
              </table:table-cell>
              <table:table-cell office:value-type="float" office:value="0.146655">
                <text:p>0.146655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65.16667">
                <text:p>65.16667</text:p>
              </table:table-cell>
              <table:table-cell office:value-type="float" office:value="0.145856">
                <text:p>0.145856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65.200003">
                <text:p>65.200003</text:p>
              </table:table-cell>
              <table:table-cell office:value-type="float" office:value="0.126414">
                <text:p>0.126414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65.233337">
                <text:p>65.233337</text:p>
              </table:table-cell>
              <table:table-cell office:value-type="float" office:value="0.120562">
                <text:p>0.120562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65.26667">
                <text:p>65.26667</text:p>
              </table:table-cell>
              <table:table-cell office:value-type="float" office:value="0.09545">
                <text:p>0.09545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65.300003">
                <text:p>65.300003</text:p>
              </table:table-cell>
              <table:table-cell office:value-type="float" office:value="0.100393">
                <text:p>0.100393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65.333337">
                <text:p>65.333337</text:p>
              </table:table-cell>
              <table:table-cell office:value-type="float" office:value="0.104209">
                <text:p>0.104209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65.36667">
                <text:p>65.36667</text:p>
              </table:table-cell>
              <table:table-cell office:value-type="float" office:value="0.147962">
                <text:p>0.147962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65.400003">
                <text:p>65.400003</text:p>
              </table:table-cell>
              <table:table-cell office:value-type="float" office:value="0.153536">
                <text:p>0.153536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65.433337">
                <text:p>65.433337</text:p>
              </table:table-cell>
              <table:table-cell office:value-type="float" office:value="0.189848">
                <text:p>0.189848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65.46667">
                <text:p>65.46667</text:p>
              </table:table-cell>
              <table:table-cell office:value-type="float" office:value="0.199919">
                <text:p>0.199919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65.500003">
                <text:p>65.500003</text:p>
              </table:table-cell>
              <table:table-cell office:value-type="float" office:value="0.215913">
                <text:p>0.215913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65.533337">
                <text:p>65.533337</text:p>
              </table:table-cell>
              <table:table-cell office:value-type="float" office:value="0.252135">
                <text:p>0.252135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65.56667">
                <text:p>65.56667</text:p>
              </table:table-cell>
              <table:table-cell office:value-type="float" office:value="0.270067">
                <text:p>0.270067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65.600003">
                <text:p>65.600003</text:p>
              </table:table-cell>
              <table:table-cell office:value-type="float" office:value="0.279202">
                <text:p>0.279202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65.633337">
                <text:p>65.633337</text:p>
              </table:table-cell>
              <table:table-cell office:value-type="float" office:value="0.273097">
                <text:p>0.273097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65.66667">
                <text:p>65.66667</text:p>
              </table:table-cell>
              <table:table-cell office:value-type="float" office:value="0.260031">
                <text:p>0.260031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65.700003">
                <text:p>65.700003</text:p>
              </table:table-cell>
              <table:table-cell office:value-type="float" office:value="0.256529">
                <text:p>0.256529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65.733337">
                <text:p>65.733337</text:p>
              </table:table-cell>
              <table:table-cell office:value-type="float" office:value="0.22905">
                <text:p>0.22905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65.76667">
                <text:p>65.76667</text:p>
              </table:table-cell>
              <table:table-cell office:value-type="float" office:value="0.225487">
                <text:p>0.225487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65.800003">
                <text:p>65.800003</text:p>
              </table:table-cell>
              <table:table-cell office:value-type="float" office:value="0.185296">
                <text:p>0.185296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65.833337">
                <text:p>65.833337</text:p>
              </table:table-cell>
              <table:table-cell office:value-type="float" office:value="0.161274">
                <text:p>0.161274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65.86667">
                <text:p>65.86667</text:p>
              </table:table-cell>
              <table:table-cell office:value-type="float" office:value="0.144917">
                <text:p>0.144917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65.900003">
                <text:p>65.900003</text:p>
              </table:table-cell>
              <table:table-cell office:value-type="float" office:value="0.13558">
                <text:p>0.13558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65.933337">
                <text:p>65.933337</text:p>
              </table:table-cell>
              <table:table-cell office:value-type="float" office:value="0.103031">
                <text:p>0.103031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65.96667">
                <text:p>65.96667</text:p>
              </table:table-cell>
              <table:table-cell office:value-type="float" office:value="0.076918">
                <text:p>0.076918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66.000003">
                <text:p>66.000003</text:p>
              </table:table-cell>
              <table:table-cell office:value-type="float" office:value="0.091203">
                <text:p>0.091203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66.033337">
                <text:p>66.033337</text:p>
              </table:table-cell>
              <table:table-cell office:value-type="float" office:value="0.10592">
                <text:p>0.10592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66.06667">
                <text:p>66.06667</text:p>
              </table:table-cell>
              <table:table-cell office:value-type="float" office:value="0.129249">
                <text:p>0.129249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66.100003">
                <text:p>66.100003</text:p>
              </table:table-cell>
              <table:table-cell office:value-type="float" office:value="0.120567">
                <text:p>0.120567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66.133337">
                <text:p>66.133337</text:p>
              </table:table-cell>
              <table:table-cell office:value-type="float" office:value="0.123363">
                <text:p>0.123363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66.16667">
                <text:p>66.16667</text:p>
              </table:table-cell>
              <table:table-cell office:value-type="float" office:value="0.134844">
                <text:p>0.134844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66.200003">
                <text:p>66.200003</text:p>
              </table:table-cell>
              <table:table-cell office:value-type="float" office:value="0.146389">
                <text:p>0.146389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66.233337">
                <text:p>66.233337</text:p>
              </table:table-cell>
              <table:table-cell office:value-type="float" office:value="0.151964">
                <text:p>0.151964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66.26667">
                <text:p>66.26667</text:p>
              </table:table-cell>
              <table:table-cell office:value-type="float" office:value="0.143398">
                <text:p>0.143398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66.300003">
                <text:p>66.300003</text:p>
              </table:table-cell>
              <table:table-cell office:value-type="float" office:value="0.155536">
                <text:p>0.155536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66.333337">
                <text:p>66.333337</text:p>
              </table:table-cell>
              <table:table-cell office:value-type="float" office:value="0.170524">
                <text:p>0.170524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66.36667">
                <text:p>66.36667</text:p>
              </table:table-cell>
              <table:table-cell office:value-type="float" office:value="0.16381">
                <text:p>0.16381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66.400003">
                <text:p>66.400003</text:p>
              </table:table-cell>
              <table:table-cell office:value-type="float" office:value="0.188394">
                <text:p>0.188394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66.433337">
                <text:p>66.433337</text:p>
              </table:table-cell>
              <table:table-cell office:value-type="float" office:value="0.188782">
                <text:p>0.188782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66.46667">
                <text:p>66.46667</text:p>
              </table:table-cell>
              <table:table-cell office:value-type="float" office:value="0.202915">
                <text:p>0.202915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66.500003">
                <text:p>66.500003</text:p>
              </table:table-cell>
              <table:table-cell office:value-type="float" office:value="0.222957">
                <text:p>0.222957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66.533337">
                <text:p>66.533337</text:p>
              </table:table-cell>
              <table:table-cell office:value-type="float" office:value="0.131474">
                <text:p>0.131474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66.56667">
                <text:p>66.56667</text:p>
              </table:table-cell>
              <table:table-cell office:value-type="float" office:value="0.133172">
                <text:p>0.133172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66.600003">
                <text:p>66.600003</text:p>
              </table:table-cell>
              <table:table-cell office:value-type="float" office:value="0.141102">
                <text:p>0.141102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66.633337">
                <text:p>66.633337</text:p>
              </table:table-cell>
              <table:table-cell office:value-type="float" office:value="0.128543">
                <text:p>0.128543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66.66667">
                <text:p>66.66667</text:p>
              </table:table-cell>
              <table:table-cell office:value-type="float" office:value="0.126442">
                <text:p>0.126442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66.700003">
                <text:p>66.700003</text:p>
              </table:table-cell>
              <table:table-cell office:value-type="float" office:value="0.11052">
                <text:p>0.11052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66.733337">
                <text:p>66.733337</text:p>
              </table:table-cell>
              <table:table-cell office:value-type="float" office:value="0.128002">
                <text:p>0.128002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66.76667">
                <text:p>66.76667</text:p>
              </table:table-cell>
              <table:table-cell office:value-type="float" office:value="0.139594">
                <text:p>0.139594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66.800003">
                <text:p>66.800003</text:p>
              </table:table-cell>
              <table:table-cell office:value-type="float" office:value="0.147858">
                <text:p>0.147858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66.833337">
                <text:p>66.833337</text:p>
              </table:table-cell>
              <table:table-cell office:value-type="float" office:value="0.138791">
                <text:p>0.138791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66.86667">
                <text:p>66.86667</text:p>
              </table:table-cell>
              <table:table-cell office:value-type="float" office:value="0.153461">
                <text:p>0.153461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66.900003">
                <text:p>66.900003</text:p>
              </table:table-cell>
              <table:table-cell office:value-type="float" office:value="0.16253">
                <text:p>0.16253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66.933337">
                <text:p>66.933337</text:p>
              </table:table-cell>
              <table:table-cell office:value-type="float" office:value="0.147379">
                <text:p>0.147379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66.96667">
                <text:p>66.96667</text:p>
              </table:table-cell>
              <table:table-cell office:value-type="float" office:value="0.172921">
                <text:p>0.172921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67.000003">
                <text:p>67.000003</text:p>
              </table:table-cell>
              <table:table-cell office:value-type="float" office:value="0.183229">
                <text:p>0.183229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67.033337">
                <text:p>67.033337</text:p>
              </table:table-cell>
              <table:table-cell office:value-type="float" office:value="0.193522">
                <text:p>0.193522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67.06667">
                <text:p>67.06667</text:p>
              </table:table-cell>
              <table:table-cell office:value-type="float" office:value="0.214033">
                <text:p>0.214033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67.100003">
                <text:p>67.100003</text:p>
              </table:table-cell>
              <table:table-cell office:value-type="float" office:value="0.214129">
                <text:p>0.214129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67.133337">
                <text:p>67.133337</text:p>
              </table:table-cell>
              <table:table-cell office:value-type="float" office:value="0.230149">
                <text:p>0.230149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67.16667">
                <text:p>67.16667</text:p>
              </table:table-cell>
              <table:table-cell office:value-type="float" office:value="0.232046">
                <text:p>0.232046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67.200004">
                <text:p>67.200004</text:p>
              </table:table-cell>
              <table:table-cell office:value-type="float" office:value="0.248555">
                <text:p>0.248555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67.233337">
                <text:p>67.233337</text:p>
              </table:table-cell>
              <table:table-cell office:value-type="float" office:value="0.242902">
                <text:p>0.242902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67.26667">
                <text:p>67.26667</text:p>
              </table:table-cell>
              <table:table-cell office:value-type="float" office:value="0.258766">
                <text:p>0.258766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67.300004">
                <text:p>67.300004</text:p>
              </table:table-cell>
              <table:table-cell office:value-type="float" office:value="0.257272">
                <text:p>0.257272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67.333337">
                <text:p>67.333337</text:p>
              </table:table-cell>
              <table:table-cell office:value-type="float" office:value="0.259919">
                <text:p>0.259919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67.36667">
                <text:p>67.36667</text:p>
              </table:table-cell>
              <table:table-cell office:value-type="float" office:value="0.256422">
                <text:p>0.256422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67.400004">
                <text:p>67.400004</text:p>
              </table:table-cell>
              <table:table-cell office:value-type="float" office:value="0.263733">
                <text:p>0.263733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67.433337">
                <text:p>67.433337</text:p>
              </table:table-cell>
              <table:table-cell office:value-type="float" office:value="0.259438">
                <text:p>0.259438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67.46667">
                <text:p>67.46667</text:p>
              </table:table-cell>
              <table:table-cell office:value-type="float" office:value="0.263514">
                <text:p>0.263514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67.500004">
                <text:p>67.500004</text:p>
              </table:table-cell>
              <table:table-cell office:value-type="float" office:value="0.250338">
                <text:p>0.250338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67.533337">
                <text:p>67.533337</text:p>
              </table:table-cell>
              <table:table-cell office:value-type="float" office:value="0.248954">
                <text:p>0.248954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67.56667">
                <text:p>67.56667</text:p>
              </table:table-cell>
              <table:table-cell office:value-type="float" office:value="0.249731">
                <text:p>0.249731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67.600004">
                <text:p>67.600004</text:p>
              </table:table-cell>
              <table:table-cell office:value-type="float" office:value="0.235913">
                <text:p>0.235913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67.633337">
                <text:p>67.633337</text:p>
              </table:table-cell>
              <table:table-cell office:value-type="float" office:value="0.233323">
                <text:p>0.233323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67.66667">
                <text:p>67.66667</text:p>
              </table:table-cell>
              <table:table-cell office:value-type="float" office:value="0.22143">
                <text:p>0.22143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67.700004">
                <text:p>67.700004</text:p>
              </table:table-cell>
              <table:table-cell office:value-type="float" office:value="0.207668">
                <text:p>0.207668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67.733337">
                <text:p>67.733337</text:p>
              </table:table-cell>
              <table:table-cell office:value-type="float" office:value="0.201264">
                <text:p>0.201264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67.76667">
                <text:p>67.76667</text:p>
              </table:table-cell>
              <table:table-cell office:value-type="float" office:value="0.168738">
                <text:p>0.168738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67.800004">
                <text:p>67.800004</text:p>
              </table:table-cell>
              <table:table-cell office:value-type="float" office:value="0.180506">
                <text:p>0.180506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67.833337">
                <text:p>67.833337</text:p>
              </table:table-cell>
              <table:table-cell office:value-type="float" office:value="0.19426">
                <text:p>0.19426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67.86667">
                <text:p>67.86667</text:p>
              </table:table-cell>
              <table:table-cell office:value-type="float" office:value="0.179518">
                <text:p>0.179518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67.900004">
                <text:p>67.900004</text:p>
              </table:table-cell>
              <table:table-cell office:value-type="float" office:value="0.155865">
                <text:p>0.155865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67.933337">
                <text:p>67.933337</text:p>
              </table:table-cell>
              <table:table-cell office:value-type="float" office:value="0.150169">
                <text:p>0.150169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67.96667">
                <text:p>67.96667</text:p>
              </table:table-cell>
              <table:table-cell office:value-type="float" office:value="0.138657">
                <text:p>0.138657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68.000004">
                <text:p>68.000004</text:p>
              </table:table-cell>
              <table:table-cell office:value-type="float" office:value="0.166008">
                <text:p>0.166008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68.033337">
                <text:p>68.033337</text:p>
              </table:table-cell>
              <table:table-cell office:value-type="float" office:value="0.156118">
                <text:p>0.156118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68.06667">
                <text:p>68.06667</text:p>
              </table:table-cell>
              <table:table-cell office:value-type="float" office:value="0.161703">
                <text:p>0.161703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68.100004">
                <text:p>68.100004</text:p>
              </table:table-cell>
              <table:table-cell office:value-type="float" office:value="0.150671">
                <text:p>0.150671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68.133337">
                <text:p>68.133337</text:p>
              </table:table-cell>
              <table:table-cell office:value-type="float" office:value="0.176795">
                <text:p>0.176795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68.16667">
                <text:p>68.16667</text:p>
              </table:table-cell>
              <table:table-cell office:value-type="float" office:value="0.144185">
                <text:p>0.144185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68.200004">
                <text:p>68.200004</text:p>
              </table:table-cell>
              <table:table-cell office:value-type="float" office:value="0.148668">
                <text:p>0.148668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68.233337">
                <text:p>68.233337</text:p>
              </table:table-cell>
              <table:table-cell office:value-type="float" office:value="0.189942">
                <text:p>0.189942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68.26667">
                <text:p>68.26667</text:p>
              </table:table-cell>
              <table:table-cell office:value-type="float" office:value="0.266648">
                <text:p>0.266648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68.300004">
                <text:p>68.300004</text:p>
              </table:table-cell>
              <table:table-cell office:value-type="float" office:value="0.287867">
                <text:p>0.287867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68.333337">
                <text:p>68.333337</text:p>
              </table:table-cell>
              <table:table-cell office:value-type="float" office:value="0.284257">
                <text:p>0.284257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68.36667">
                <text:p>68.36667</text:p>
              </table:table-cell>
              <table:table-cell office:value-type="float" office:value="0.276099">
                <text:p>0.276099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68.400004">
                <text:p>68.400004</text:p>
              </table:table-cell>
              <table:table-cell office:value-type="float" office:value="0.273655">
                <text:p>0.273655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68.433337">
                <text:p>68.433337</text:p>
              </table:table-cell>
              <table:table-cell office:value-type="float" office:value="0.279405">
                <text:p>0.279405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68.46667">
                <text:p>68.46667</text:p>
              </table:table-cell>
              <table:table-cell office:value-type="float" office:value="0.276223">
                <text:p>0.276223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68.500004">
                <text:p>68.500004</text:p>
              </table:table-cell>
              <table:table-cell office:value-type="float" office:value="0.29128">
                <text:p>0.29128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68.533337">
                <text:p>68.533337</text:p>
              </table:table-cell>
              <table:table-cell office:value-type="float" office:value="0.294109">
                <text:p>0.294109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68.56667">
                <text:p>68.56667</text:p>
              </table:table-cell>
              <table:table-cell office:value-type="float" office:value="0.283093">
                <text:p>0.283093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68.600004">
                <text:p>68.600004</text:p>
              </table:table-cell>
              <table:table-cell office:value-type="float" office:value="0.285394">
                <text:p>0.285394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68.633337">
                <text:p>68.633337</text:p>
              </table:table-cell>
              <table:table-cell office:value-type="float" office:value="0.279829">
                <text:p>0.279829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68.66667">
                <text:p>68.66667</text:p>
              </table:table-cell>
              <table:table-cell office:value-type="float" office:value="0.307836">
                <text:p>0.307836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68.700004">
                <text:p>68.700004</text:p>
              </table:table-cell>
              <table:table-cell office:value-type="float" office:value="0.291245">
                <text:p>0.291245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68.733337">
                <text:p>68.733337</text:p>
              </table:table-cell>
              <table:table-cell office:value-type="float" office:value="0.294889">
                <text:p>0.294889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68.76667">
                <text:p>68.76667</text:p>
              </table:table-cell>
              <table:table-cell office:value-type="float" office:value="0.286962">
                <text:p>0.286962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68.800004">
                <text:p>68.800004</text:p>
              </table:table-cell>
              <table:table-cell office:value-type="float" office:value="0.286978">
                <text:p>0.286978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68.833337">
                <text:p>68.833337</text:p>
              </table:table-cell>
              <table:table-cell office:value-type="float" office:value="0.287646">
                <text:p>0.287646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68.86667">
                <text:p>68.86667</text:p>
              </table:table-cell>
              <table:table-cell office:value-type="float" office:value="0.293552">
                <text:p>0.293552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68.900004">
                <text:p>68.900004</text:p>
              </table:table-cell>
              <table:table-cell office:value-type="float" office:value="0.304153">
                <text:p>0.304153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68.933337">
                <text:p>68.933337</text:p>
              </table:table-cell>
              <table:table-cell office:value-type="float" office:value="0.290673">
                <text:p>0.290673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68.96667">
                <text:p>68.96667</text:p>
              </table:table-cell>
              <table:table-cell office:value-type="float" office:value="0.292076">
                <text:p>0.292076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69.000004">
                <text:p>69.000004</text:p>
              </table:table-cell>
              <table:table-cell office:value-type="float" office:value="0.292812">
                <text:p>0.292812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69.033337">
                <text:p>69.033337</text:p>
              </table:table-cell>
              <table:table-cell office:value-type="float" office:value="0.297224">
                <text:p>0.297224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69.06667">
                <text:p>69.06667</text:p>
              </table:table-cell>
              <table:table-cell office:value-type="float" office:value="0.290389">
                <text:p>0.290389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69.100004">
                <text:p>69.100004</text:p>
              </table:table-cell>
              <table:table-cell office:value-type="float" office:value="0.302691">
                <text:p>0.302691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69.133337">
                <text:p>69.133337</text:p>
              </table:table-cell>
              <table:table-cell office:value-type="float" office:value="0.293795">
                <text:p>0.293795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69.16667">
                <text:p>69.16667</text:p>
              </table:table-cell>
              <table:table-cell office:value-type="float" office:value="0.300823">
                <text:p>0.300823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69.200004">
                <text:p>69.200004</text:p>
              </table:table-cell>
              <table:table-cell office:value-type="float" office:value="0.299632">
                <text:p>0.299632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69.233337">
                <text:p>69.233337</text:p>
              </table:table-cell>
              <table:table-cell office:value-type="float" office:value="0.275568">
                <text:p>0.275568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69.26667">
                <text:p>69.26667</text:p>
              </table:table-cell>
              <table:table-cell office:value-type="float" office:value="0.303542">
                <text:p>0.303542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69.300004">
                <text:p>69.300004</text:p>
              </table:table-cell>
              <table:table-cell office:value-type="float" office:value="0.295379">
                <text:p>0.295379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69.333337">
                <text:p>69.333337</text:p>
              </table:table-cell>
              <table:table-cell office:value-type="float" office:value="0.29463">
                <text:p>0.29463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69.36667">
                <text:p>69.36667</text:p>
              </table:table-cell>
              <table:table-cell office:value-type="float" office:value="0.301678">
                <text:p>0.301678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69.400004">
                <text:p>69.400004</text:p>
              </table:table-cell>
              <table:table-cell office:value-type="float" office:value="0.310246">
                <text:p>0.310246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69.433337">
                <text:p>69.433337</text:p>
              </table:table-cell>
              <table:table-cell office:value-type="float" office:value="0.299683">
                <text:p>0.299683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69.46667">
                <text:p>69.46667</text:p>
              </table:table-cell>
              <table:table-cell office:value-type="float" office:value="0.303059">
                <text:p>0.303059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69.500004">
                <text:p>69.500004</text:p>
              </table:table-cell>
              <table:table-cell office:value-type="float" office:value="0.298875">
                <text:p>0.298875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69.533337">
                <text:p>69.533337</text:p>
              </table:table-cell>
              <table:table-cell office:value-type="float" office:value="0.296577">
                <text:p>0.296577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69.56667">
                <text:p>69.56667</text:p>
              </table:table-cell>
              <table:table-cell office:value-type="float" office:value="0.301457">
                <text:p>0.301457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69.600004">
                <text:p>69.600004</text:p>
              </table:table-cell>
              <table:table-cell office:value-type="float" office:value="0.304637">
                <text:p>0.304637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69.633337">
                <text:p>69.633337</text:p>
              </table:table-cell>
              <table:table-cell office:value-type="float" office:value="0.294254">
                <text:p>0.294254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69.66667">
                <text:p>69.66667</text:p>
              </table:table-cell>
              <table:table-cell office:value-type="float" office:value="0.304504">
                <text:p>0.304504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69.700004">
                <text:p>69.700004</text:p>
              </table:table-cell>
              <table:table-cell office:value-type="float" office:value="0.294156">
                <text:p>0.294156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69.733337">
                <text:p>69.733337</text:p>
              </table:table-cell>
              <table:table-cell office:value-type="float" office:value="0.278136">
                <text:p>0.278136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69.76667">
                <text:p>69.76667</text:p>
              </table:table-cell>
              <table:table-cell office:value-type="float" office:value="0.29279">
                <text:p>0.29279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69.800004">
                <text:p>69.800004</text:p>
              </table:table-cell>
              <table:table-cell office:value-type="float" office:value="0.292986">
                <text:p>0.292986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69.833337">
                <text:p>69.833337</text:p>
              </table:table-cell>
              <table:table-cell office:value-type="float" office:value="0.318118">
                <text:p>0.318118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69.86667">
                <text:p>69.86667</text:p>
              </table:table-cell>
              <table:table-cell office:value-type="float" office:value="0.286397">
                <text:p>0.286397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69.900004">
                <text:p>69.900004</text:p>
              </table:table-cell>
              <table:table-cell office:value-type="float" office:value="0.286427">
                <text:p>0.286427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69.933337">
                <text:p>69.933337</text:p>
              </table:table-cell>
              <table:table-cell office:value-type="float" office:value="0.282249">
                <text:p>0.282249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69.96667">
                <text:p>69.96667</text:p>
              </table:table-cell>
              <table:table-cell office:value-type="float" office:value="0.288383">
                <text:p>0.288383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70.000004">
                <text:p>70.000004</text:p>
              </table:table-cell>
              <table:table-cell office:value-type="float" office:value="0.298114">
                <text:p>0.298114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70.033337">
                <text:p>70.033337</text:p>
              </table:table-cell>
              <table:table-cell office:value-type="float" office:value="0.301703">
                <text:p>0.301703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70.06667">
                <text:p>70.06667</text:p>
              </table:table-cell>
              <table:table-cell office:value-type="float" office:value="0.302691">
                <text:p>0.302691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70.100004">
                <text:p>70.100004</text:p>
              </table:table-cell>
              <table:table-cell office:value-type="float" office:value="0.295722">
                <text:p>0.295722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70.133337">
                <text:p>70.133337</text:p>
              </table:table-cell>
              <table:table-cell office:value-type="float" office:value="0.299326">
                <text:p>0.299326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70.16667">
                <text:p>70.16667</text:p>
              </table:table-cell>
              <table:table-cell office:value-type="float" office:value="0.313573">
                <text:p>0.313573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70.200004">
                <text:p>70.200004</text:p>
              </table:table-cell>
              <table:table-cell office:value-type="float" office:value="0.294144">
                <text:p>0.294144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70.233337">
                <text:p>70.233337</text:p>
              </table:table-cell>
              <table:table-cell office:value-type="float" office:value="0.305345">
                <text:p>0.305345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70.26667">
                <text:p>70.26667</text:p>
              </table:table-cell>
              <table:table-cell office:value-type="float" office:value="0.297245">
                <text:p>0.297245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70.300004">
                <text:p>70.300004</text:p>
              </table:table-cell>
              <table:table-cell office:value-type="float" office:value="0.298418">
                <text:p>0.298418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70.333337">
                <text:p>70.333337</text:p>
              </table:table-cell>
              <table:table-cell office:value-type="float" office:value="0.299786">
                <text:p>0.299786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70.36667">
                <text:p>70.36667</text:p>
              </table:table-cell>
              <table:table-cell office:value-type="float" office:value="0.290978">
                <text:p>0.290978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70.400004">
                <text:p>70.400004</text:p>
              </table:table-cell>
              <table:table-cell office:value-type="float" office:value="0.304022">
                <text:p>0.304022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70.433337">
                <text:p>70.433337</text:p>
              </table:table-cell>
              <table:table-cell office:value-type="float" office:value="0.305524">
                <text:p>0.305524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70.46667">
                <text:p>70.46667</text:p>
              </table:table-cell>
              <table:table-cell office:value-type="float" office:value="0.303001">
                <text:p>0.303001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70.500004">
                <text:p>70.500004</text:p>
              </table:table-cell>
              <table:table-cell office:value-type="float" office:value="0.29263">
                <text:p>0.29263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70.533337">
                <text:p>70.533337</text:p>
              </table:table-cell>
              <table:table-cell office:value-type="float" office:value="0.309758">
                <text:p>0.309758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70.56667">
                <text:p>70.56667</text:p>
              </table:table-cell>
              <table:table-cell office:value-type="float" office:value="0.30291">
                <text:p>0.30291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70.600004">
                <text:p>70.600004</text:p>
              </table:table-cell>
              <table:table-cell office:value-type="float" office:value="0.313353">
                <text:p>0.313353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70.633337">
                <text:p>70.633337</text:p>
              </table:table-cell>
              <table:table-cell office:value-type="float" office:value="0.289611">
                <text:p>0.289611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70.66667">
                <text:p>70.66667</text:p>
              </table:table-cell>
              <table:table-cell office:value-type="float" office:value="0.294497">
                <text:p>0.294497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70.700004">
                <text:p>70.700004</text:p>
              </table:table-cell>
              <table:table-cell office:value-type="float" office:value="0.276903">
                <text:p>0.276903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70.733337">
                <text:p>70.733337</text:p>
              </table:table-cell>
              <table:table-cell office:value-type="float" office:value="0.299187">
                <text:p>0.299187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70.76667">
                <text:p>70.76667</text:p>
              </table:table-cell>
              <table:table-cell office:value-type="float" office:value="0.299688">
                <text:p>0.299688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70.800004">
                <text:p>70.800004</text:p>
              </table:table-cell>
              <table:table-cell office:value-type="float" office:value="0.292678">
                <text:p>0.292678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70.833337">
                <text:p>70.833337</text:p>
              </table:table-cell>
              <table:table-cell office:value-type="float" office:value="0.299762">
                <text:p>0.299762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70.86667">
                <text:p>70.86667</text:p>
              </table:table-cell>
              <table:table-cell office:value-type="float" office:value="0.295511">
                <text:p>0.295511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70.900004">
                <text:p>70.900004</text:p>
              </table:table-cell>
              <table:table-cell office:value-type="float" office:value="0.317141">
                <text:p>0.317141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70.933337">
                <text:p>70.933337</text:p>
              </table:table-cell>
              <table:table-cell office:value-type="float" office:value="0.309097">
                <text:p>0.309097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70.96667">
                <text:p>70.96667</text:p>
              </table:table-cell>
              <table:table-cell office:value-type="float" office:value="0.302648">
                <text:p>0.302648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71.000004">
                <text:p>71.000004</text:p>
              </table:table-cell>
              <table:table-cell office:value-type="float" office:value="0.302968">
                <text:p>0.302968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71.033337">
                <text:p>71.033337</text:p>
              </table:table-cell>
              <table:table-cell office:value-type="float" office:value="0.296934">
                <text:p>0.296934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71.06667">
                <text:p>71.06667</text:p>
              </table:table-cell>
              <table:table-cell office:value-type="float" office:value="0.297998">
                <text:p>0.297998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71.100004">
                <text:p>71.100004</text:p>
              </table:table-cell>
              <table:table-cell office:value-type="float" office:value="0.299656">
                <text:p>0.299656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71.133337">
                <text:p>71.133337</text:p>
              </table:table-cell>
              <table:table-cell office:value-type="float" office:value="0.31376">
                <text:p>0.31376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71.16667">
                <text:p>71.16667</text:p>
              </table:table-cell>
              <table:table-cell office:value-type="float" office:value="0.308635">
                <text:p>0.308635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71.200004">
                <text:p>71.200004</text:p>
              </table:table-cell>
              <table:table-cell office:value-type="float" office:value="0.302008">
                <text:p>0.302008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71.233337">
                <text:p>71.233337</text:p>
              </table:table-cell>
              <table:table-cell office:value-type="float" office:value="0.305332">
                <text:p>0.305332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71.26667">
                <text:p>71.26667</text:p>
              </table:table-cell>
              <table:table-cell office:value-type="float" office:value="0.301956">
                <text:p>0.301956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71.300004">
                <text:p>71.300004</text:p>
              </table:table-cell>
              <table:table-cell office:value-type="float" office:value="0.306432">
                <text:p>0.306432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71.333337">
                <text:p>71.333337</text:p>
              </table:table-cell>
              <table:table-cell office:value-type="float" office:value="0.303433">
                <text:p>0.303433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71.36667">
                <text:p>71.36667</text:p>
              </table:table-cell>
              <table:table-cell office:value-type="float" office:value="0.301558">
                <text:p>0.301558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71.400004">
                <text:p>71.400004</text:p>
              </table:table-cell>
              <table:table-cell office:value-type="float" office:value="0.299419">
                <text:p>0.299419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71.433337">
                <text:p>71.433337</text:p>
              </table:table-cell>
              <table:table-cell office:value-type="float" office:value="0.302801">
                <text:p>0.302801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71.46667">
                <text:p>71.46667</text:p>
              </table:table-cell>
              <table:table-cell office:value-type="float" office:value="0.30842">
                <text:p>0.30842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71.500004">
                <text:p>71.500004</text:p>
              </table:table-cell>
              <table:table-cell office:value-type="float" office:value="0.301551">
                <text:p>0.301551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71.533337">
                <text:p>71.533337</text:p>
              </table:table-cell>
              <table:table-cell office:value-type="float" office:value="0.292568">
                <text:p>0.292568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71.56667">
                <text:p>71.56667</text:p>
              </table:table-cell>
              <table:table-cell office:value-type="float" office:value="0.290808">
                <text:p>0.290808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71.600004">
                <text:p>71.600004</text:p>
              </table:table-cell>
              <table:table-cell office:value-type="float" office:value="0.303716">
                <text:p>0.303716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71.633337">
                <text:p>71.633337</text:p>
              </table:table-cell>
              <table:table-cell office:value-type="float" office:value="0.304645">
                <text:p>0.304645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71.66667">
                <text:p>71.66667</text:p>
              </table:table-cell>
              <table:table-cell office:value-type="float" office:value="0.300672">
                <text:p>0.300672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71.700004">
                <text:p>71.700004</text:p>
              </table:table-cell>
              <table:table-cell office:value-type="float" office:value="0.313127">
                <text:p>0.313127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71.733337">
                <text:p>71.733337</text:p>
              </table:table-cell>
              <table:table-cell office:value-type="float" office:value="0.291326">
                <text:p>0.291326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71.76667">
                <text:p>71.76667</text:p>
              </table:table-cell>
              <table:table-cell office:value-type="float" office:value="0.294661">
                <text:p>0.294661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71.800004">
                <text:p>71.800004</text:p>
              </table:table-cell>
              <table:table-cell office:value-type="float" office:value="0.299008">
                <text:p>0.299008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71.833337">
                <text:p>71.833337</text:p>
              </table:table-cell>
              <table:table-cell office:value-type="float" office:value="0.300334">
                <text:p>0.300334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71.86667">
                <text:p>71.86667</text:p>
              </table:table-cell>
              <table:table-cell office:value-type="float" office:value="0.305648">
                <text:p>0.305648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71.900004">
                <text:p>71.900004</text:p>
              </table:table-cell>
              <table:table-cell office:value-type="float" office:value="0.310314">
                <text:p>0.310314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71.933337">
                <text:p>71.933337</text:p>
              </table:table-cell>
              <table:table-cell office:value-type="float" office:value="0.309386">
                <text:p>0.309386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71.96667">
                <text:p>71.96667</text:p>
              </table:table-cell>
              <table:table-cell office:value-type="float" office:value="0.30301">
                <text:p>0.30301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72.000004">
                <text:p>72.000004</text:p>
              </table:table-cell>
              <table:table-cell office:value-type="float" office:value="0.294805">
                <text:p>0.294805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72.033337">
                <text:p>72.033337</text:p>
              </table:table-cell>
              <table:table-cell office:value-type="float" office:value="0.298712">
                <text:p>0.298712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72.06667">
                <text:p>72.06667</text:p>
              </table:table-cell>
              <table:table-cell office:value-type="float" office:value="0.302141">
                <text:p>0.302141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72.100004">
                <text:p>72.100004</text:p>
              </table:table-cell>
              <table:table-cell office:value-type="float" office:value="0.310277">
                <text:p>0.310277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72.133337">
                <text:p>72.133337</text:p>
              </table:table-cell>
              <table:table-cell office:value-type="float" office:value="0.293413">
                <text:p>0.293413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72.16667">
                <text:p>72.16667</text:p>
              </table:table-cell>
              <table:table-cell office:value-type="float" office:value="0.313496">
                <text:p>0.313496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72.200004">
                <text:p>72.200004</text:p>
              </table:table-cell>
              <table:table-cell office:value-type="float" office:value="0.307053">
                <text:p>0.307053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72.233337">
                <text:p>72.233337</text:p>
              </table:table-cell>
              <table:table-cell office:value-type="float" office:value="0.296245">
                <text:p>0.296245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72.26667">
                <text:p>72.26667</text:p>
              </table:table-cell>
              <table:table-cell office:value-type="float" office:value="0.303831">
                <text:p>0.303831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72.300004">
                <text:p>72.300004</text:p>
              </table:table-cell>
              <table:table-cell office:value-type="float" office:value="0.304155">
                <text:p>0.304155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72.333337">
                <text:p>72.333337</text:p>
              </table:table-cell>
              <table:table-cell office:value-type="float" office:value="0.288806">
                <text:p>0.288806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72.36667">
                <text:p>72.36667</text:p>
              </table:table-cell>
              <table:table-cell office:value-type="float" office:value="0.305135">
                <text:p>0.305135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72.400004">
                <text:p>72.400004</text:p>
              </table:table-cell>
              <table:table-cell office:value-type="float" office:value="0.311469">
                <text:p>0.311469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72.433337">
                <text:p>72.433337</text:p>
              </table:table-cell>
              <table:table-cell office:value-type="float" office:value="0.289473">
                <text:p>0.289473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72.46667">
                <text:p>72.46667</text:p>
              </table:table-cell>
              <table:table-cell office:value-type="float" office:value="0.300179">
                <text:p>0.300179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72.500004">
                <text:p>72.500004</text:p>
              </table:table-cell>
              <table:table-cell office:value-type="float" office:value="0.294413">
                <text:p>0.294413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72.533337">
                <text:p>72.533337</text:p>
              </table:table-cell>
              <table:table-cell office:value-type="float" office:value="0.304037">
                <text:p>0.304037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72.56667">
                <text:p>72.56667</text:p>
              </table:table-cell>
              <table:table-cell office:value-type="float" office:value="0.297276">
                <text:p>0.297276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72.600004">
                <text:p>72.600004</text:p>
              </table:table-cell>
              <table:table-cell office:value-type="float" office:value="0.303174">
                <text:p>0.303174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72.633337">
                <text:p>72.633337</text:p>
              </table:table-cell>
              <table:table-cell office:value-type="float" office:value="0.2956">
                <text:p>0.2956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72.66667">
                <text:p>72.66667</text:p>
              </table:table-cell>
              <table:table-cell office:value-type="float" office:value="0.302896">
                <text:p>0.302896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72.700004">
                <text:p>72.700004</text:p>
              </table:table-cell>
              <table:table-cell office:value-type="float" office:value="0.286303">
                <text:p>0.286303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72.733337">
                <text:p>72.733337</text:p>
              </table:table-cell>
              <table:table-cell office:value-type="float" office:value="0.291223">
                <text:p>0.291223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72.76667">
                <text:p>72.76667</text:p>
              </table:table-cell>
              <table:table-cell office:value-type="float" office:value="0.309412">
                <text:p>0.309412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72.800004">
                <text:p>72.800004</text:p>
              </table:table-cell>
              <table:table-cell office:value-type="float" office:value="0.29492">
                <text:p>0.29492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72.833337">
                <text:p>72.833337</text:p>
              </table:table-cell>
              <table:table-cell office:value-type="float" office:value="0.3013">
                <text:p>0.3013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72.86667">
                <text:p>72.86667</text:p>
              </table:table-cell>
              <table:table-cell office:value-type="float" office:value="0.296158">
                <text:p>0.296158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72.900004">
                <text:p>72.900004</text:p>
              </table:table-cell>
              <table:table-cell office:value-type="float" office:value="0.311195">
                <text:p>0.311195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72.933337">
                <text:p>72.933337</text:p>
              </table:table-cell>
              <table:table-cell office:value-type="float" office:value="0.309574">
                <text:p>0.309574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72.96667">
                <text:p>72.96667</text:p>
              </table:table-cell>
              <table:table-cell office:value-type="float" office:value="0.306586">
                <text:p>0.306586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73.000004">
                <text:p>73.000004</text:p>
              </table:table-cell>
              <table:table-cell office:value-type="float" office:value="0.290956">
                <text:p>0.290956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73.033337">
                <text:p>73.033337</text:p>
              </table:table-cell>
              <table:table-cell office:value-type="float" office:value="0.302747">
                <text:p>0.302747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73.06667">
                <text:p>73.06667</text:p>
              </table:table-cell>
              <table:table-cell office:value-type="float" office:value="0.307619">
                <text:p>0.307619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73.100004">
                <text:p>73.100004</text:p>
              </table:table-cell>
              <table:table-cell office:value-type="float" office:value="0.300904">
                <text:p>0.300904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73.133337">
                <text:p>73.133337</text:p>
              </table:table-cell>
              <table:table-cell office:value-type="float" office:value="0.307727">
                <text:p>0.307727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73.16667">
                <text:p>73.16667</text:p>
              </table:table-cell>
              <table:table-cell office:value-type="float" office:value="0.293141">
                <text:p>0.293141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73.200004">
                <text:p>73.200004</text:p>
              </table:table-cell>
              <table:table-cell office:value-type="float" office:value="0.298335">
                <text:p>0.298335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73.233337">
                <text:p>73.233337</text:p>
              </table:table-cell>
              <table:table-cell office:value-type="float" office:value="0.30986">
                <text:p>0.30986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73.26667">
                <text:p>73.26667</text:p>
              </table:table-cell>
              <table:table-cell office:value-type="float" office:value="0.305714">
                <text:p>0.305714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73.300004">
                <text:p>73.300004</text:p>
              </table:table-cell>
              <table:table-cell office:value-type="float" office:value="0.304193">
                <text:p>0.304193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73.333337">
                <text:p>73.333337</text:p>
              </table:table-cell>
              <table:table-cell office:value-type="float" office:value="0.307486">
                <text:p>0.307486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73.36667">
                <text:p>73.36667</text:p>
              </table:table-cell>
              <table:table-cell office:value-type="float" office:value="0.307624">
                <text:p>0.307624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73.400004">
                <text:p>73.400004</text:p>
              </table:table-cell>
              <table:table-cell office:value-type="float" office:value="0.304441">
                <text:p>0.304441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73.433337">
                <text:p>73.433337</text:p>
              </table:table-cell>
              <table:table-cell office:value-type="float" office:value="0.291184">
                <text:p>0.291184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73.46667">
                <text:p>73.46667</text:p>
              </table:table-cell>
              <table:table-cell office:value-type="float" office:value="0.301084">
                <text:p>0.301084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73.500004">
                <text:p>73.500004</text:p>
              </table:table-cell>
              <table:table-cell office:value-type="float" office:value="0.296039">
                <text:p>0.296039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73.533337">
                <text:p>73.533337</text:p>
              </table:table-cell>
              <table:table-cell office:value-type="float" office:value="0.300844">
                <text:p>0.300844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73.566671">
                <text:p>73.566671</text:p>
              </table:table-cell>
              <table:table-cell office:value-type="float" office:value="0.2926">
                <text:p>0.2926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73.600004">
                <text:p>73.600004</text:p>
              </table:table-cell>
              <table:table-cell office:value-type="float" office:value="0.301996">
                <text:p>0.301996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73.633337">
                <text:p>73.633337</text:p>
              </table:table-cell>
              <table:table-cell office:value-type="float" office:value="0.309248">
                <text:p>0.309248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73.666671">
                <text:p>73.666671</text:p>
              </table:table-cell>
              <table:table-cell office:value-type="float" office:value="0.291999">
                <text:p>0.291999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73.700004">
                <text:p>73.700004</text:p>
              </table:table-cell>
              <table:table-cell office:value-type="float" office:value="0.301046">
                <text:p>0.301046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73.733337">
                <text:p>73.733337</text:p>
              </table:table-cell>
              <table:table-cell office:value-type="float" office:value="0.292546">
                <text:p>0.292546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73.766671">
                <text:p>73.766671</text:p>
              </table:table-cell>
              <table:table-cell office:value-type="float" office:value="0.30323">
                <text:p>0.30323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73.800004">
                <text:p>73.800004</text:p>
              </table:table-cell>
              <table:table-cell office:value-type="float" office:value="0.283093">
                <text:p>0.283093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73.833337">
                <text:p>73.833337</text:p>
              </table:table-cell>
              <table:table-cell office:value-type="float" office:value="0.301393">
                <text:p>0.301393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73.866671">
                <text:p>73.866671</text:p>
              </table:table-cell>
              <table:table-cell office:value-type="float" office:value="0.309494">
                <text:p>0.309494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73.900004">
                <text:p>73.900004</text:p>
              </table:table-cell>
              <table:table-cell office:value-type="float" office:value="0.28176">
                <text:p>0.28176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73.933337">
                <text:p>73.933337</text:p>
              </table:table-cell>
              <table:table-cell office:value-type="float" office:value="0.310576">
                <text:p>0.310576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73.966671">
                <text:p>73.966671</text:p>
              </table:table-cell>
              <table:table-cell office:value-type="float" office:value="0.305139">
                <text:p>0.305139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74.000004">
                <text:p>74.000004</text:p>
              </table:table-cell>
              <table:table-cell office:value-type="float" office:value="0.300261">
                <text:p>0.300261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74.033337">
                <text:p>74.033337</text:p>
              </table:table-cell>
              <table:table-cell office:value-type="float" office:value="0.291696">
                <text:p>0.291696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74.066671">
                <text:p>74.066671</text:p>
              </table:table-cell>
              <table:table-cell office:value-type="float" office:value="0.298306">
                <text:p>0.298306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74.100004">
                <text:p>74.100004</text:p>
              </table:table-cell>
              <table:table-cell office:value-type="float" office:value="0.305401">
                <text:p>0.305401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74.133337">
                <text:p>74.133337</text:p>
              </table:table-cell>
              <table:table-cell office:value-type="float" office:value="0.303122">
                <text:p>0.303122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74.166671">
                <text:p>74.166671</text:p>
              </table:table-cell>
              <table:table-cell office:value-type="float" office:value="0.300583">
                <text:p>0.300583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74.200004">
                <text:p>74.200004</text:p>
              </table:table-cell>
              <table:table-cell office:value-type="float" office:value="0.303946">
                <text:p>0.303946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74.233337">
                <text:p>74.233337</text:p>
              </table:table-cell>
              <table:table-cell office:value-type="float" office:value="0.300135">
                <text:p>0.300135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74.266671">
                <text:p>74.266671</text:p>
              </table:table-cell>
              <table:table-cell office:value-type="float" office:value="0.314421">
                <text:p>0.314421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74.300004">
                <text:p>74.300004</text:p>
              </table:table-cell>
              <table:table-cell office:value-type="float" office:value="0.302866">
                <text:p>0.302866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74.333337">
                <text:p>74.333337</text:p>
              </table:table-cell>
              <table:table-cell office:value-type="float" office:value="0.302555">
                <text:p>0.302555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74.366671">
                <text:p>74.366671</text:p>
              </table:table-cell>
              <table:table-cell office:value-type="float" office:value="0.311183">
                <text:p>0.311183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74.400004">
                <text:p>74.400004</text:p>
              </table:table-cell>
              <table:table-cell office:value-type="float" office:value="0.298356">
                <text:p>0.298356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74.433337">
                <text:p>74.433337</text:p>
              </table:table-cell>
              <table:table-cell office:value-type="float" office:value="0.300068">
                <text:p>0.300068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74.466671">
                <text:p>74.466671</text:p>
              </table:table-cell>
              <table:table-cell office:value-type="float" office:value="0.307186">
                <text:p>0.307186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74.500004">
                <text:p>74.500004</text:p>
              </table:table-cell>
              <table:table-cell office:value-type="float" office:value="0.290101">
                <text:p>0.290101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74.533337">
                <text:p>74.533337</text:p>
              </table:table-cell>
              <table:table-cell office:value-type="float" office:value="0.298134">
                <text:p>0.298134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74.566671">
                <text:p>74.566671</text:p>
              </table:table-cell>
              <table:table-cell office:value-type="float" office:value="0.307873">
                <text:p>0.307873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74.600004">
                <text:p>74.600004</text:p>
              </table:table-cell>
              <table:table-cell office:value-type="float" office:value="0.308478">
                <text:p>0.308478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74.633337">
                <text:p>74.633337</text:p>
              </table:table-cell>
              <table:table-cell office:value-type="float" office:value="0.302711">
                <text:p>0.302711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74.666671">
                <text:p>74.666671</text:p>
              </table:table-cell>
              <table:table-cell office:value-type="float" office:value="0.309651">
                <text:p>0.309651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74.700004">
                <text:p>74.700004</text:p>
              </table:table-cell>
              <table:table-cell office:value-type="float" office:value="0.310546">
                <text:p>0.310546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74.733337">
                <text:p>74.733337</text:p>
              </table:table-cell>
              <table:table-cell office:value-type="float" office:value="0.289322">
                <text:p>0.289322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74.766671">
                <text:p>74.766671</text:p>
              </table:table-cell>
              <table:table-cell office:value-type="float" office:value="0.29824">
                <text:p>0.29824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74.800004">
                <text:p>74.800004</text:p>
              </table:table-cell>
              <table:table-cell office:value-type="float" office:value="0.291819">
                <text:p>0.291819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74.833337">
                <text:p>74.833337</text:p>
              </table:table-cell>
              <table:table-cell office:value-type="float" office:value="0.306416">
                <text:p>0.306416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74.866671">
                <text:p>74.866671</text:p>
              </table:table-cell>
              <table:table-cell office:value-type="float" office:value="0.312385">
                <text:p>0.312385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74.900004">
                <text:p>74.900004</text:p>
              </table:table-cell>
              <table:table-cell office:value-type="float" office:value="0.3038">
                <text:p>0.3038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74.933337">
                <text:p>74.933337</text:p>
              </table:table-cell>
              <table:table-cell office:value-type="float" office:value="0.299764">
                <text:p>0.299764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74.966671">
                <text:p>74.966671</text:p>
              </table:table-cell>
              <table:table-cell office:value-type="float" office:value="0.308618">
                <text:p>0.308618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75.000004">
                <text:p>75.000004</text:p>
              </table:table-cell>
              <table:table-cell office:value-type="float" office:value="0.313644">
                <text:p>0.313644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75.033337">
                <text:p>75.033337</text:p>
              </table:table-cell>
              <table:table-cell office:value-type="float" office:value="0.305253">
                <text:p>0.305253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75.066671">
                <text:p>75.066671</text:p>
              </table:table-cell>
              <table:table-cell office:value-type="float" office:value="0.300615">
                <text:p>0.300615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75.100004">
                <text:p>75.100004</text:p>
              </table:table-cell>
              <table:table-cell office:value-type="float" office:value="0.300652">
                <text:p>0.300652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75.133337">
                <text:p>75.133337</text:p>
              </table:table-cell>
              <table:table-cell office:value-type="float" office:value="0.298106">
                <text:p>0.298106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75.166671">
                <text:p>75.166671</text:p>
              </table:table-cell>
              <table:table-cell office:value-type="float" office:value="0.291525">
                <text:p>0.291525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75.200004">
                <text:p>75.200004</text:p>
              </table:table-cell>
              <table:table-cell office:value-type="float" office:value="0.317266">
                <text:p>0.317266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75.233337">
                <text:p>75.233337</text:p>
              </table:table-cell>
              <table:table-cell office:value-type="float" office:value="0.308466">
                <text:p>0.308466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75.266671">
                <text:p>75.266671</text:p>
              </table:table-cell>
              <table:table-cell office:value-type="float" office:value="0.308285">
                <text:p>0.308285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75.300004">
                <text:p>75.300004</text:p>
              </table:table-cell>
              <table:table-cell office:value-type="float" office:value="0.293385">
                <text:p>0.293385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75.333337">
                <text:p>75.333337</text:p>
              </table:table-cell>
              <table:table-cell office:value-type="float" office:value="0.305138">
                <text:p>0.305138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75.366671">
                <text:p>75.366671</text:p>
              </table:table-cell>
              <table:table-cell office:value-type="float" office:value="0.314711">
                <text:p>0.314711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75.400004">
                <text:p>75.400004</text:p>
              </table:table-cell>
              <table:table-cell office:value-type="float" office:value="0.295605">
                <text:p>0.295605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75.433337">
                <text:p>75.433337</text:p>
              </table:table-cell>
              <table:table-cell office:value-type="float" office:value="0.298313">
                <text:p>0.298313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75.466671">
                <text:p>75.466671</text:p>
              </table:table-cell>
              <table:table-cell office:value-type="float" office:value="0.296012">
                <text:p>0.296012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75.500004">
                <text:p>75.500004</text:p>
              </table:table-cell>
              <table:table-cell office:value-type="float" office:value="0.308516">
                <text:p>0.308516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75.533337">
                <text:p>75.533337</text:p>
              </table:table-cell>
              <table:table-cell office:value-type="float" office:value="0.30401">
                <text:p>0.30401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75.566671">
                <text:p>75.566671</text:p>
              </table:table-cell>
              <table:table-cell office:value-type="float" office:value="0.305242">
                <text:p>0.305242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75.600004">
                <text:p>75.600004</text:p>
              </table:table-cell>
              <table:table-cell office:value-type="float" office:value="0.301422">
                <text:p>0.301422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75.633337">
                <text:p>75.633337</text:p>
              </table:table-cell>
              <table:table-cell office:value-type="float" office:value="0.302299">
                <text:p>0.302299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75.666671">
                <text:p>75.666671</text:p>
              </table:table-cell>
              <table:table-cell office:value-type="float" office:value="0.296269">
                <text:p>0.296269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75.700004">
                <text:p>75.700004</text:p>
              </table:table-cell>
              <table:table-cell office:value-type="float" office:value="0.28657">
                <text:p>0.28657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75.733337">
                <text:p>75.733337</text:p>
              </table:table-cell>
              <table:table-cell office:value-type="float" office:value="0.30689">
                <text:p>0.30689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75.766671">
                <text:p>75.766671</text:p>
              </table:table-cell>
              <table:table-cell office:value-type="float" office:value="0.299677">
                <text:p>0.299677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75.800004">
                <text:p>75.800004</text:p>
              </table:table-cell>
              <table:table-cell office:value-type="float" office:value="0.303126">
                <text:p>0.303126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75.833337">
                <text:p>75.833337</text:p>
              </table:table-cell>
              <table:table-cell office:value-type="float" office:value="0.299315">
                <text:p>0.299315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75.866671">
                <text:p>75.866671</text:p>
              </table:table-cell>
              <table:table-cell office:value-type="float" office:value="0.305247">
                <text:p>0.305247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75.900004">
                <text:p>75.900004</text:p>
              </table:table-cell>
              <table:table-cell office:value-type="float" office:value="0.307996">
                <text:p>0.307996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75.933337">
                <text:p>75.933337</text:p>
              </table:table-cell>
              <table:table-cell office:value-type="float" office:value="0.301125">
                <text:p>0.301125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75.966671">
                <text:p>75.966671</text:p>
              </table:table-cell>
              <table:table-cell office:value-type="float" office:value="0.308716">
                <text:p>0.308716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76.000004">
                <text:p>76.000004</text:p>
              </table:table-cell>
              <table:table-cell office:value-type="float" office:value="0.301717">
                <text:p>0.301717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76.033337">
                <text:p>76.033337</text:p>
              </table:table-cell>
              <table:table-cell office:value-type="float" office:value="0.3106">
                <text:p>0.3106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76.066671">
                <text:p>76.066671</text:p>
              </table:table-cell>
              <table:table-cell office:value-type="float" office:value="0.307049">
                <text:p>0.307049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76.100004">
                <text:p>76.100004</text:p>
              </table:table-cell>
              <table:table-cell office:value-type="float" office:value="0.306056">
                <text:p>0.306056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76.133337">
                <text:p>76.133337</text:p>
              </table:table-cell>
              <table:table-cell office:value-type="float" office:value="0.299374">
                <text:p>0.299374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76.166671">
                <text:p>76.166671</text:p>
              </table:table-cell>
              <table:table-cell office:value-type="float" office:value="0.305697">
                <text:p>0.305697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76.200004">
                <text:p>76.200004</text:p>
              </table:table-cell>
              <table:table-cell office:value-type="float" office:value="0.300566">
                <text:p>0.300566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76.233337">
                <text:p>76.233337</text:p>
              </table:table-cell>
              <table:table-cell office:value-type="float" office:value="0.297975">
                <text:p>0.297975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76.266671">
                <text:p>76.266671</text:p>
              </table:table-cell>
              <table:table-cell office:value-type="float" office:value="0.292597">
                <text:p>0.292597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76.300004">
                <text:p>76.300004</text:p>
              </table:table-cell>
              <table:table-cell office:value-type="float" office:value="0.308566">
                <text:p>0.308566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76.333337">
                <text:p>76.333337</text:p>
              </table:table-cell>
              <table:table-cell office:value-type="float" office:value="0.30741">
                <text:p>0.30741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76.366671">
                <text:p>76.366671</text:p>
              </table:table-cell>
              <table:table-cell office:value-type="float" office:value="0.311149">
                <text:p>0.311149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76.400004">
                <text:p>76.400004</text:p>
              </table:table-cell>
              <table:table-cell office:value-type="float" office:value="0.296046">
                <text:p>0.296046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76.433337">
                <text:p>76.433337</text:p>
              </table:table-cell>
              <table:table-cell office:value-type="float" office:value="0.299503">
                <text:p>0.299503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76.466671">
                <text:p>76.466671</text:p>
              </table:table-cell>
              <table:table-cell office:value-type="float" office:value="0.308486">
                <text:p>0.308486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76.500004">
                <text:p>76.500004</text:p>
              </table:table-cell>
              <table:table-cell office:value-type="float" office:value="0.282163">
                <text:p>0.282163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76.533337">
                <text:p>76.533337</text:p>
              </table:table-cell>
              <table:table-cell office:value-type="float" office:value="0.300747">
                <text:p>0.300747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76.566671">
                <text:p>76.566671</text:p>
              </table:table-cell>
              <table:table-cell office:value-type="float" office:value="0.298823">
                <text:p>0.298823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76.600004">
                <text:p>76.600004</text:p>
              </table:table-cell>
              <table:table-cell office:value-type="float" office:value="0.291272">
                <text:p>0.291272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76.633337">
                <text:p>76.633337</text:p>
              </table:table-cell>
              <table:table-cell office:value-type="float" office:value="0.292932">
                <text:p>0.292932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76.666671">
                <text:p>76.666671</text:p>
              </table:table-cell>
              <table:table-cell office:value-type="float" office:value="0.309772">
                <text:p>0.309772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76.700004">
                <text:p>76.700004</text:p>
              </table:table-cell>
              <table:table-cell office:value-type="float" office:value="0.303459">
                <text:p>0.303459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76.733337">
                <text:p>76.733337</text:p>
              </table:table-cell>
              <table:table-cell office:value-type="float" office:value="0.302977">
                <text:p>0.302977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76.766671">
                <text:p>76.766671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76.800004">
                <text:p>76.800004</text:p>
              </table:table-cell>
              <table:table-cell office:value-type="float" office:value="0.304654">
                <text:p>0.304654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76.833337">
                <text:p>76.833337</text:p>
              </table:table-cell>
              <table:table-cell office:value-type="float" office:value="0.305635">
                <text:p>0.305635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76.866671">
                <text:p>76.866671</text:p>
              </table:table-cell>
              <table:table-cell office:value-type="float" office:value="0.299866">
                <text:p>0.299866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76.900004">
                <text:p>76.900004</text:p>
              </table:table-cell>
              <table:table-cell office:value-type="float" office:value="0.301112">
                <text:p>0.301112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76.933337">
                <text:p>76.933337</text:p>
              </table:table-cell>
              <table:table-cell office:value-type="float" office:value="0.300294">
                <text:p>0.300294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76.966671">
                <text:p>76.966671</text:p>
              </table:table-cell>
              <table:table-cell office:value-type="float" office:value="0.310615">
                <text:p>0.310615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77.000004">
                <text:p>77.000004</text:p>
              </table:table-cell>
              <table:table-cell office:value-type="float" office:value="0.301242">
                <text:p>0.301242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77.033337">
                <text:p>77.033337</text:p>
              </table:table-cell>
              <table:table-cell office:value-type="float" office:value="0.304192">
                <text:p>0.304192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77.066671">
                <text:p>77.066671</text:p>
              </table:table-cell>
              <table:table-cell office:value-type="float" office:value="0.298991">
                <text:p>0.298991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77.100004">
                <text:p>77.100004</text:p>
              </table:table-cell>
              <table:table-cell office:value-type="float" office:value="0.298756">
                <text:p>0.298756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77.133337">
                <text:p>77.133337</text:p>
              </table:table-cell>
              <table:table-cell office:value-type="float" office:value="0.299611">
                <text:p>0.299611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77.166671">
                <text:p>77.166671</text:p>
              </table:table-cell>
              <table:table-cell office:value-type="float" office:value="0.279655">
                <text:p>0.279655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77.200004">
                <text:p>77.200004</text:p>
              </table:table-cell>
              <table:table-cell office:value-type="float" office:value="0.291996">
                <text:p>0.291996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77.233337">
                <text:p>77.233337</text:p>
              </table:table-cell>
              <table:table-cell office:value-type="float" office:value="0.31223">
                <text:p>0.31223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77.266671">
                <text:p>77.266671</text:p>
              </table:table-cell>
              <table:table-cell office:value-type="float" office:value="0.314334">
                <text:p>0.314334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77.300004">
                <text:p>77.300004</text:p>
              </table:table-cell>
              <table:table-cell office:value-type="float" office:value="0.30669">
                <text:p>0.30669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77.333337">
                <text:p>77.333337</text:p>
              </table:table-cell>
              <table:table-cell office:value-type="float" office:value="0.293817">
                <text:p>0.293817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77.366671">
                <text:p>77.366671</text:p>
              </table:table-cell>
              <table:table-cell office:value-type="float" office:value="0.304395">
                <text:p>0.304395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77.400004">
                <text:p>77.400004</text:p>
              </table:table-cell>
              <table:table-cell office:value-type="float" office:value="0.304573">
                <text:p>0.304573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77.433337">
                <text:p>77.433337</text:p>
              </table:table-cell>
              <table:table-cell office:value-type="float" office:value="0.303024">
                <text:p>0.303024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77.466671">
                <text:p>77.466671</text:p>
              </table:table-cell>
              <table:table-cell office:value-type="float" office:value="0.297151">
                <text:p>0.297151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77.500004">
                <text:p>77.500004</text:p>
              </table:table-cell>
              <table:table-cell office:value-type="float" office:value="0.317075">
                <text:p>0.317075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77.533337">
                <text:p>77.533337</text:p>
              </table:table-cell>
              <table:table-cell office:value-type="float" office:value="0.302104">
                <text:p>0.302104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77.566671">
                <text:p>77.566671</text:p>
              </table:table-cell>
              <table:table-cell office:value-type="float" office:value="0.308313">
                <text:p>0.308313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77.600004">
                <text:p>77.600004</text:p>
              </table:table-cell>
              <table:table-cell office:value-type="float" office:value="0.295218">
                <text:p>0.295218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77.633337">
                <text:p>77.633337</text:p>
              </table:table-cell>
              <table:table-cell office:value-type="float" office:value="0.304501">
                <text:p>0.304501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77.666671">
                <text:p>77.666671</text:p>
              </table:table-cell>
              <table:table-cell office:value-type="float" office:value="0.297085">
                <text:p>0.297085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77.700004">
                <text:p>77.700004</text:p>
              </table:table-cell>
              <table:table-cell office:value-type="float" office:value="0.302218">
                <text:p>0.302218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77.733337">
                <text:p>77.733337</text:p>
              </table:table-cell>
              <table:table-cell office:value-type="float" office:value="0.3004">
                <text:p>0.3004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77.766671">
                <text:p>77.766671</text:p>
              </table:table-cell>
              <table:table-cell office:value-type="float" office:value="0.293359">
                <text:p>0.293359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77.800004">
                <text:p>77.800004</text:p>
              </table:table-cell>
              <table:table-cell office:value-type="float" office:value="0.297305">
                <text:p>0.297305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77.833337">
                <text:p>77.833337</text:p>
              </table:table-cell>
              <table:table-cell office:value-type="float" office:value="0.302827">
                <text:p>0.302827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77.866671">
                <text:p>77.866671</text:p>
              </table:table-cell>
              <table:table-cell office:value-type="float" office:value="0.309658">
                <text:p>0.309658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77.900004">
                <text:p>77.900004</text:p>
              </table:table-cell>
              <table:table-cell office:value-type="float" office:value="0.311963">
                <text:p>0.311963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77.933337">
                <text:p>77.933337</text:p>
              </table:table-cell>
              <table:table-cell office:value-type="float" office:value="0.301497">
                <text:p>0.301497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77.966671">
                <text:p>77.966671</text:p>
              </table:table-cell>
              <table:table-cell office:value-type="float" office:value="0.294265">
                <text:p>0.294265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78.000004">
                <text:p>78.000004</text:p>
              </table:table-cell>
              <table:table-cell office:value-type="float" office:value="0.319759">
                <text:p>0.319759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78.033337">
                <text:p>78.033337</text:p>
              </table:table-cell>
              <table:table-cell office:value-type="float" office:value="0.298593">
                <text:p>0.298593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78.066671">
                <text:p>78.066671</text:p>
              </table:table-cell>
              <table:table-cell office:value-type="float" office:value="0.319017">
                <text:p>0.319017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78.100004">
                <text:p>78.100004</text:p>
              </table:table-cell>
              <table:table-cell office:value-type="float" office:value="0.293358">
                <text:p>0.293358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78.133337">
                <text:p>78.133337</text:p>
              </table:table-cell>
              <table:table-cell office:value-type="float" office:value="0.303391">
                <text:p>0.303391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78.166671">
                <text:p>78.166671</text:p>
              </table:table-cell>
              <table:table-cell office:value-type="float" office:value="0.292967">
                <text:p>0.292967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78.200004">
                <text:p>78.200004</text:p>
              </table:table-cell>
              <table:table-cell office:value-type="float" office:value="0.301059">
                <text:p>0.301059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78.233337">
                <text:p>78.233337</text:p>
              </table:table-cell>
              <table:table-cell office:value-type="float" office:value="0.298215">
                <text:p>0.298215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78.266671">
                <text:p>78.266671</text:p>
              </table:table-cell>
              <table:table-cell office:value-type="float" office:value="0.315666">
                <text:p>0.315666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78.300004">
                <text:p>78.300004</text:p>
              </table:table-cell>
              <table:table-cell office:value-type="float" office:value="0.303849">
                <text:p>0.303849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78.333337">
                <text:p>78.333337</text:p>
              </table:table-cell>
              <table:table-cell office:value-type="float" office:value="0.308989">
                <text:p>0.308989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78.366671">
                <text:p>78.366671</text:p>
              </table:table-cell>
              <table:table-cell office:value-type="float" office:value="0.309185">
                <text:p>0.309185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78.400004">
                <text:p>78.400004</text:p>
              </table:table-cell>
              <table:table-cell office:value-type="float" office:value="0.300931">
                <text:p>0.300931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78.433337">
                <text:p>78.433337</text:p>
              </table:table-cell>
              <table:table-cell office:value-type="float" office:value="0.30374">
                <text:p>0.30374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78.466671">
                <text:p>78.466671</text:p>
              </table:table-cell>
              <table:table-cell office:value-type="float" office:value="0.305227">
                <text:p>0.305227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78.500004">
                <text:p>78.500004</text:p>
              </table:table-cell>
              <table:table-cell office:value-type="float" office:value="0.298291">
                <text:p>0.298291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78.533337">
                <text:p>78.533337</text:p>
              </table:table-cell>
              <table:table-cell office:value-type="float" office:value="0.29635">
                <text:p>0.29635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78.566671">
                <text:p>78.566671</text:p>
              </table:table-cell>
              <table:table-cell office:value-type="float" office:value="0.31823">
                <text:p>0.31823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78.600004">
                <text:p>78.600004</text:p>
              </table:table-cell>
              <table:table-cell office:value-type="float" office:value="0.296524">
                <text:p>0.296524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78.633337">
                <text:p>78.633337</text:p>
              </table:table-cell>
              <table:table-cell office:value-type="float" office:value="0.300994">
                <text:p>0.300994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78.666671">
                <text:p>78.666671</text:p>
              </table:table-cell>
              <table:table-cell office:value-type="float" office:value="0.314474">
                <text:p>0.314474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78.700004">
                <text:p>78.700004</text:p>
              </table:table-cell>
              <table:table-cell office:value-type="float" office:value="0.287957">
                <text:p>0.287957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78.733337">
                <text:p>78.733337</text:p>
              </table:table-cell>
              <table:table-cell office:value-type="float" office:value="0.290755">
                <text:p>0.290755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78.766671">
                <text:p>78.766671</text:p>
              </table:table-cell>
              <table:table-cell office:value-type="float" office:value="0.299368">
                <text:p>0.299368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78.800004">
                <text:p>78.800004</text:p>
              </table:table-cell>
              <table:table-cell office:value-type="float" office:value="0.302642">
                <text:p>0.302642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78.833337">
                <text:p>78.833337</text:p>
              </table:table-cell>
              <table:table-cell office:value-type="float" office:value="0.292627">
                <text:p>0.292627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78.866671">
                <text:p>78.866671</text:p>
              </table:table-cell>
              <table:table-cell office:value-type="float" office:value="0.299764">
                <text:p>0.299764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78.900004">
                <text:p>78.900004</text:p>
              </table:table-cell>
              <table:table-cell office:value-type="float" office:value="0.311578">
                <text:p>0.311578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78.933337">
                <text:p>78.933337</text:p>
              </table:table-cell>
              <table:table-cell office:value-type="float" office:value="0.303459">
                <text:p>0.303459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78.966671">
                <text:p>78.966671</text:p>
              </table:table-cell>
              <table:table-cell office:value-type="float" office:value="0.292959">
                <text:p>0.292959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79.000004">
                <text:p>79.000004</text:p>
              </table:table-cell>
              <table:table-cell office:value-type="float" office:value="0.311358">
                <text:p>0.311358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79.033337">
                <text:p>79.033337</text:p>
              </table:table-cell>
              <table:table-cell office:value-type="float" office:value="0.303494">
                <text:p>0.303494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79.066671">
                <text:p>79.066671</text:p>
              </table:table-cell>
              <table:table-cell office:value-type="float" office:value="0.300915">
                <text:p>0.300915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79.100004">
                <text:p>79.100004</text:p>
              </table:table-cell>
              <table:table-cell office:value-type="float" office:value="0.298698">
                <text:p>0.298698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79.133337">
                <text:p>79.133337</text:p>
              </table:table-cell>
              <table:table-cell office:value-type="float" office:value="0.293078">
                <text:p>0.293078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79.166671">
                <text:p>79.166671</text:p>
              </table:table-cell>
              <table:table-cell office:value-type="float" office:value="0.294203">
                <text:p>0.294203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79.200004">
                <text:p>79.200004</text:p>
              </table:table-cell>
              <table:table-cell office:value-type="float" office:value="0.301842">
                <text:p>0.301842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79.233337">
                <text:p>79.233337</text:p>
              </table:table-cell>
              <table:table-cell office:value-type="float" office:value="0.292745">
                <text:p>0.292745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79.266671">
                <text:p>79.266671</text:p>
              </table:table-cell>
              <table:table-cell office:value-type="float" office:value="0.290048">
                <text:p>0.290048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79.300004">
                <text:p>79.300004</text:p>
              </table:table-cell>
              <table:table-cell office:value-type="float" office:value="0.308424">
                <text:p>0.308424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79.333337">
                <text:p>79.333337</text:p>
              </table:table-cell>
              <table:table-cell office:value-type="float" office:value="0.300476">
                <text:p>0.300476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79.366671">
                <text:p>79.366671</text:p>
              </table:table-cell>
              <table:table-cell office:value-type="float" office:value="0.304752">
                <text:p>0.304752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79.400004">
                <text:p>79.400004</text:p>
              </table:table-cell>
              <table:table-cell office:value-type="float" office:value="0.292391">
                <text:p>0.292391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79.433337">
                <text:p>79.433337</text:p>
              </table:table-cell>
              <table:table-cell office:value-type="float" office:value="0.297917">
                <text:p>0.297917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79.466671">
                <text:p>79.466671</text:p>
              </table:table-cell>
              <table:table-cell office:value-type="float" office:value="0.288029">
                <text:p>0.288029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79.500004">
                <text:p>79.500004</text:p>
              </table:table-cell>
              <table:table-cell office:value-type="float" office:value="0.300725">
                <text:p>0.300725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79.533337">
                <text:p>79.533337</text:p>
              </table:table-cell>
              <table:table-cell office:value-type="float" office:value="0.299534">
                <text:p>0.299534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79.566671">
                <text:p>79.566671</text:p>
              </table:table-cell>
              <table:table-cell office:value-type="float" office:value="0.303415">
                <text:p>0.303415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79.600004">
                <text:p>79.600004</text:p>
              </table:table-cell>
              <table:table-cell office:value-type="float" office:value="0.316207">
                <text:p>0.316207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79.633337">
                <text:p>79.633337</text:p>
              </table:table-cell>
              <table:table-cell office:value-type="float" office:value="0.308154">
                <text:p>0.308154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79.666671">
                <text:p>79.666671</text:p>
              </table:table-cell>
              <table:table-cell office:value-type="float" office:value="0.295348">
                <text:p>0.295348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79.700004">
                <text:p>79.700004</text:p>
              </table:table-cell>
              <table:table-cell office:value-type="float" office:value="0.297262">
                <text:p>0.297262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79.733337">
                <text:p>79.733337</text:p>
              </table:table-cell>
              <table:table-cell office:value-type="float" office:value="0.308309">
                <text:p>0.308309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79.766671">
                <text:p>79.766671</text:p>
              </table:table-cell>
              <table:table-cell office:value-type="float" office:value="0.302012">
                <text:p>0.302012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79.800004">
                <text:p>79.800004</text:p>
              </table:table-cell>
              <table:table-cell office:value-type="float" office:value="0.311665">
                <text:p>0.311665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79.833337">
                <text:p>79.833337</text:p>
              </table:table-cell>
              <table:table-cell office:value-type="float" office:value="0.30364">
                <text:p>0.30364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79.866671">
                <text:p>79.866671</text:p>
              </table:table-cell>
              <table:table-cell office:value-type="float" office:value="0.308593">
                <text:p>0.308593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79.900004">
                <text:p>79.900004</text:p>
              </table:table-cell>
              <table:table-cell office:value-type="float" office:value="0.308619">
                <text:p>0.308619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79.933338">
                <text:p>79.933338</text:p>
              </table:table-cell>
              <table:table-cell office:value-type="float" office:value="0.299641">
                <text:p>0.299641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79.966671">
                <text:p>79.966671</text:p>
              </table:table-cell>
              <table:table-cell office:value-type="float" office:value="0.316139">
                <text:p>0.316139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80.000004">
                <text:p>80.000004</text:p>
              </table:table-cell>
              <table:table-cell office:value-type="float" office:value="0.294944">
                <text:p>0.2949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